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了Hasychivka，Yeline，Blesh ...</text:span>
</text:h>
      <text:p text:style-name="P4">
作者: liveuamap (Language: en)</text:p>
      <text:p text:style-name="P4">
时间: 2023-05-03T-81:13:00</text:p>
      <text:p text:style-name="P4">
地点: Vovchansk (Latitude:50.29197 Longtitude:37.52518)</text:p>
      <text:p text:style-name="P4">
视频: []</text:p>
      <text:p text:style-name="P4">
图片: []</text:p>
      <text:p text:style-name="P4">
标签: ["Russia"]</text:p>
      <text:p text:style-name="P4">
Id: 22560161</text:p>
      <!--METADATA-->
      <text:p text:style-name="P4">
在Sivershchyna和Slbozhanschyna的指示，俄罗斯军队壳，Yeline，Bloshnya，Karpovychi，Tymonovychi，Leonivka和Muravyi。 Znob-novhoodske, Uralove, Seredyna-Buda, Kucherivka, Rivne, Vorozhba, Volfyne, Mykolayivka, Myropillya of Sumy Region, ALSO VETERYNARYNARYNARYNARYNARY D Potykhonove of Kharkiv Region, - Generalstaff of Armed Forces of Ukraine Says in the Morning Report</text:p>
      <text:p text:style-name="P4">
新闻集链接：(https://liveuamap.com/en/2023/3-may-at-sivershchyna-and-slobozhanschyna-directions-russian)</text:p>
      <text:p text:style-name="P4">
News Source: <text:a xlink:type="simple" xlink:href="https://t.me/lumsrc/4668" text:style-name="Internet_20_link" text:visited-style-name="Visited_20_Internet_20_Link">
https://t.me/lumsrc/4668</text:a>
</text:p>
      <!--NEWS-->
      <text:h text:style-name="P10" text:outline-level="1">
<text:span text:style-name="T4">
JSC Avdiivka Directioz Rusian军队炮击了Novokalinova，Avdiivka，Severne，Tonyne，Charles ...</text:span>
</text:h>
      <text:p text:style-name="P4">
作者: liveuamap (Language: en)</text:p>
      <text:p text:style-name="P4">
时间: 2023-05-03T-84:14:00</text:p>
      <text:p text:style-name="P4">
地点: Donetsk (Latitude:48.10789 Longtitude:37.54955)</text:p>
      <text:p text:style-name="P4">
视频: []</text:p>
      <text:p text:style-name="P4">
图片: []</text:p>
      <text:p text:style-name="P4">
标签: ["Russia"]</text:p>
      <text:p text:style-name="P4">
Id: 22560144</text:p>
      <!--METADATA-->
      <text:p text:style-name="P4">
在Avdiyivka的指示，俄罗斯军队炮击了Novokalynove，Avdiyivka，Syeverne，Tonenke，Karlivka和Netaylove，武装部队在早上的报告中说</text:p>
      <text:p text:style-name="P4">
新闻集链接：<text:a xlink:type="simple" xlink:href="https://liveuamap.com/en/2023/3-may-at-avdiyivka-directions-russian-army-shelled-novokalynove" text:style-name="Internet_20_link" text:visited-style-name="Visited_20_Internet_20_Link">
https://liveuamap.com/en/2023/3-may-at-avdiyivka-directions-russian-army-army-shelled-novokalynove</text:a>
</text:p>
      <text:p text:style-name="P4">
News Source: <text:a xlink:type="simple" xlink:href="https://t.me/lumsrc/4672" text:style-name="Internet_20_link" text:visited-style-name="Visited_20_Internet_20_Link">
https://t.me/lumsrc/4672</text:a>
</text:p>
      <!--NEWS-->
      <text:h text:style-name="P10" text:outline-level="1">
<text:span text:style-name="T4">
军队的JSC Marinka Directio Rusian炮击Krasnogorivka，St. George，胜利Anda Novomikhai ...</text:span>
</text:h>
      <text:p text:style-name="P4">
作者: liveuamap (Language: en)</text:p>
      <text:p text:style-name="P4">
时间: 2023-05-03T-86:14:00</text:p>
      <text:p text:style-name="P4">
地点: Donetsk (Latitude:47.85199 Longtitude:37.47986)</text:p>
      <text:p text:style-name="P4">
视频: []</text:p>
      <text:p text:style-name="P4">
图片: []</text:p>
      <text:p text:style-name="P4">
标签: ["Russia"]</text:p>
      <text:p text:style-name="P4">
Id: 22560143</text:p>
      <!--METADATA-->
      <text:p text:style-name="P4">
在玛丽卡(Maryinka)的指示，俄罗斯军队炮击了克拉斯诺里夫卡(Krasnohorivka)，霍希耶夫卡(Heorhiyivka)，顿涅茨克(Donetsk)地区的pobyedaand novomykhaylivka  - 库克兰武装部队的总参谋长在早晨的报告中说</text:p>
      <text:p text:style-name="P4">
新闻集链接：<text:a xlink:type="simple" xlink:href="https://liveuamap.com/en/2023/3-may-at-maryinka-direction-russian-army-shelled-krasnohorivka" text:style-name="Internet_20_link" text:visited-style-name="Visited_20_Internet_20_Link">
https://liveuamap.com/en/2023/3-may-at-maryinka-direction-russian-army-shelled-krasnohorivka</text:a>
</text:p>
      <text:p text:style-name="P4">
News Source: <text:a xlink:type="simple" xlink:href="https://t.me/lumsrc/4673" text:style-name="Internet_20_link" text:visited-style-name="Visited_20_Internet_20_Link">
https://t.me/lumsrc/4673</text:a>
</text:p>
      <!--NEWS-->
      <text:h text:style-name="P10" text:outline-level="1">
<text:span text:style-name="T4">
在Shakhtarske的指示，俄罗斯军队炮击了Donetsk地区的Novoukrainka和Prochistenka ...</text:span>
</text:h>
      <text:p text:style-name="P4">
作者: liveuamap (Language: en)</text:p>
      <text:p text:style-name="P4">
时间: 2023-05-03T-88:14:00</text:p>
      <text:p text:style-name="P4">
地点: Zaporizhzhia (Latitude:47.77948 Longtitude:37.06856)</text:p>
      <text:p text:style-name="P4">
视频: []</text:p>
      <text:p text:style-name="P4">
图片: []</text:p>
      <text:p text:style-name="P4">
标签: ["Russia"]</text:p>
      <text:p text:style-name="P4">
Id: 22560142</text:p>
      <!--METADATA-->
      <text:p text:style-name="P4">
在Shakhtarske的指示，俄罗斯军队在乌克兰武装部队的武装部队中炮击了Novoukrayinka和Prechystivkaof donetsk地区。</text:p>
      <text:p text:style-name="P4">
新闻集链接：<text:a xlink:type="simple" xlink:href="https://liveuamap.com/en/2023/3-may-at-shakhtarske-direction-russian-army-shelled-novoukrayinka" text:style-name="Internet_20_link" text:visited-style-name="Visited_20_Internet_20_Link">
https://liveuamap.com/en/2023/3-may-at-shakhtarske-direction-russian-army-army-shelled-novoukrayinka</text:a>
</text:p>
      <text:p text:style-name="P4">
News Source: <text:a xlink:type="simple" xlink:href="https://t.me/lumsrc/4674" text:style-name="Internet_20_link" text:visited-style-name="Visited_20_Internet_20_Link">
https://t.me/lumsrc/4674</text:a>
</text:p>
      <!--NEWS-->
      <text:h text:style-name="P10" text:outline-level="1">
<text:span text:style-name="T4">
Nikolaev，Mykolaiv地区，Kherson，Kherson地区（14:40）。 红色ALRT：空中tchretate。 和...</text:span>
</text:h>
      <text:p text:style-name="P4">
作者: liveuamap (Language: en)</text:p>
      <text:p text:style-name="P4">
时间: 2023-05-03T08:42:00</text:p>
      <text:p text:style-name="P4">
地点: Mykolaiv (Latitude:46.94884 Longtitude:32.00601)</text:p>
      <text:p text:style-name="P4">
视频: []</text:p>
      <text:p text:style-name="P4">
图片: []</text:p>
      <text:p text:style-name="P4">
标签: ["Europe", "Central and Eastern Europe"]</text:p>
      <text:p text:style-name="P4">
Id: 22560183</text:p>
      <!--METADATA-->
      <text:p text:style-name="P4">
Nikolaev，Mykolaiv地区，Kherson，Kherson地区(14:40). Red Alert:aerial threat. Sirens sounding. Take cover now!</text:p>
      <text:p text:style-name="P4">
News Collection Link: <text:a xlink:type="simple" xlink:href="https://liveuamap.com/en/2023/03-may-mykolaiv-mykolayivska-oblast-kherson-kg" text:style-name="Internet_20_link" text:visited-style-name="Visited_20_Internet_20_Link">
https://liveuamap.com/en/2023/03-may-mykolaiv-mykolayivska-oblast-kherson-kg</text:a>
</text:p>
      <text:p text:style-name="P4">
News Source: <text:a xlink:type="simple" xlink:href="https://t.me/air_alert_ua/44304" text:style-name="Internet_20_link" text:visited-style-name="Visited_20_Internet_20_Link">
https://t.me/air_alert_ua/44304</text:a>
</text:p>
      <!--NEWS-->
      <text:h text:style-name="P10" text:outline-level="1">
<text:span text:style-name="T4">
Donetsk Oblast（14:57）。 红色警报：空中威胁。 警笛声。 立即掩盖！</text:span>
</text:h>
      <text:p text:style-name="P4">
作者: liveuamap (Language: en)</text:p>
      <text:p text:style-name="P4">
时间: 2023-05-03T09:00:00</text:p>
      <text:p text:style-name="P4">
地点: Donetsk Oblast (Latitude:48.7284 Longtitude:37.57716)</text:p>
      <text:p text:style-name="P4">
视频: []</text:p>
      <text:p text:style-name="P4">
图片: []</text:p>
      <text:p text:style-name="P4">
标签: ["Europe", "Central and Eastern Europe"]</text:p>
      <text:p text:style-name="P4">
Id: 22560184</text:p>
      <!--METADATA-->
      <text:p text:style-name="P4">
Donetsk Oblast(14:57). Red Alert: aerial threat. Sirens sounding. Take covernow!</text:p>
      <text:p text:style-name="P4">
News Collection Link: <text:a xlink:type="simple" xlink:href="https://liveuamap.com/en/2023/03-may-donetsk-oblast1457-red-alert-aerial-thg" text:style-name="Internet_20_link" text:visited-style-name="Visited_20_Internet_20_Link">
https://liveuamap.com/en/2023/03-may-donetsk-oblast1457-red-alert-aerial-thg</text:a>
</text:p>
      <text:p text:style-name="P4">
News Source: <text:a xlink:type="simple" xlink:href="https://t.me/air_alert_ua/44307" text:style-name="Internet_20_link" text:visited-style-name="Visited_20_Internet_20_Link">
https://t.me/air_alert_ua/44307</text:a>
</text:p>
      <!--NEWS-->
      <text:h text:style-name="P10" text:outline-level="1">
<text:span text:style-name="T4">
基辅（15:28）。 红色警报：空中威胁。 警笛声。 立即掩盖！</text:span>
</text:h>
      <text:p text:style-name="P4">
作者: liveuamap (Language: en)</text:p>
      <text:p text:style-name="P4">
时间: 2023-05-03T09:29:00</text:p>
      <text:p text:style-name="P4">
地点: Kyiv (Latitude:50.44394 Longtitude:30.53031)</text:p>
      <text:p text:style-name="P4">
视频: []</text:p>
      <text:p text:style-name="P4">
图片: []</text:p>
      <text:p text:style-name="P4">
标签: ["Europe", "Central and Eastern Europe"]</text:p>
      <text:p text:style-name="P4">
Id: 22560185</text:p>
      <!--METADATA-->
      <text:p text:style-name="P4">
基辅(15:28). Red Alert: aerial threat. Sirens sounding. Take cover now!</text:p>
      <text:p text:style-name="P4">
News Collection Link: <text:a xlink:type="simple" xlink:href="https://liveuamap.com/en/2023/03-may-kyiv1528-red-alert-aerial-threat-sireng" text:style-name="Internet_20_link" text:visited-style-name="Visited_20_Internet_20_Link">
https://liveuamap.com/en/2023/03-may-kyiv1528-red-alert-aerial-threat-sireng</text:a>
</text:p>
      <text:p text:style-name="P4">
News Source: <text:a xlink:type="simple" xlink:href="https://t.me/suspilnenews/20384" text:style-name="Internet_20_link" text:visited-style-name="Visited_20_Internet_20_Link">
https://t.me/suspilnenews/20384</text:a>
</text:p>
      <!--NEWS-->
      <text:h text:style-name="P10" text:outline-level="1">
<text:span text:style-name="T4">
Zaporizhhya地区，Kirovohrad地区，Charkiv，Kharkiv地区，Kharkiv地区，Dnipro ...</text:span>
</text:h>
      <text:p text:style-name="P4">
作者: liveuamap (Language: en)</text:p>
      <text:p text:style-name="P4">
时间: 2023-05-03T09:30:00</text:p>
      <text:p text:style-name="P4">
地点: Zaporizka Oblast (Latitude:47.613021 Longtitude:35.766341)</text:p>
      <text:p text:style-name="P4">
视频: []</text:p>
      <text:p text:style-name="P4">
图片: []</text:p>
      <text:p text:style-name="P4">
标签: ["Europe", "Central and Eastern Europe"]</text:p>
      <text:p text:style-name="P4">
Id: 22560186</text:p>
      <!--METADATA-->
      <text:p text:style-name="P4">
Zaporizhhya地区，Kirovohrad地区，Charkiv，Kharkiv地区Charkiv地区，Dnipro，Dnipropetrovsk地区，Kharkiv地区(15:30). Red Alert: aerialthreat. Sirens sounding. Take cover now!</text:p>
      <text:p text:style-name="P4">
News Collection Link: <text:a xlink:type="simple" xlink:href="https://liveuamap.com/en/2023/03-may-zaporizka-oblast-kirovohradska-oblast-g" text:style-name="Internet_20_link" text:visited-style-name="Visited_20_Internet_20_Link">
https://liveuamap.com/en/2023/03-may-zaporizka-oblast-kirovohradska-oblast-g</text:a>
</text:p>
      <text:p text:style-name="P4">
News Source: <text:a xlink:type="simple" xlink:href="https://t.me/air_alert_ua/44313" text:style-name="Internet_20_link" text:visited-style-name="Visited_20_Internet_20_Link">
https://t.me/air_alert_ua/44313</text:a>
</text:p>
      <!--NEWS-->
      <text:h text:style-name="P10" text:outline-level="1">
<text:span text:style-name="T4">
Sumy地区，Poltava地区，基辅地区，Cherkasy地区（15:31）。 红色ALRT：空中仪表板...</text:span>
</text:h>
      <text:p text:style-name="P4">
作者: liveuamap (Language: en)</text:p>
      <text:p text:style-name="P4">
时间: 2023-05-03T09:33:00</text:p>
      <text:p text:style-name="P4">
地点: Sumska Oblast (Latitude:51.00000000 Longtitude:34.00000000)</text:p>
      <text:p text:style-name="P4">
视频: []</text:p>
      <text:p text:style-name="P4">
图片: []</text:p>
      <text:p text:style-name="P4">
标签: ["Europe", "Central and Eastern Europe"]</text:p>
      <text:p text:style-name="P4">
Id: 22560187</text:p>
      <!--METADATA-->
      <text:p text:style-name="P4">
苏米地区，波塔瓦地区，基辅地区，切尔卡斯地区(15:31). RedAlert: aerial threat. Sirens sounding. Take cover now!</text:p>
      <text:p text:style-name="P4">
News Collection Link: <text:a xlink:type="simple" xlink:href="https://liveuamap.com/en/2023/03-may-sumska-oblast-poltavska-oblast-kyiv-obg" text:style-name="Internet_20_link" text:visited-style-name="Visited_20_Internet_20_Link">
https://liveuamap.com/en/2023/03-may-sumska-oblast-poltavska-oblast-kyiv-obg</text:a>
</text:p>
      <text:p text:style-name="P4">
News Source: <text:a xlink:type="simple" xlink:href="https://t.me/air_alert_ua/44317" text:style-name="Internet_20_link" text:visited-style-name="Visited_20_Internet_20_Link">
https://t.me/air_alert_ua/44317</text:a>
</text:p>
      <!--NEWS-->
      <text:h text:style-name="P10" text:outline-level="1">
<text:span text:style-name="T4">
Zhytomyr，Zhytomyrska Oblast（15:35）。 红色警报：空中威胁。 警笛声。 立即掩盖！</text:span>
</text:h>
      <text:p text:style-name="P4">
作者: liveuamap (Language: en)</text:p>
      <text:p text:style-name="P4">
时间: 2023-05-03T09:37:00</text:p>
      <text:p text:style-name="P4">
地点: Zhytomyr (Latitude:50.26487000 Longtitude:28.67669000)</text:p>
      <text:p text:style-name="P4">
视频: []</text:p>
      <text:p text:style-name="P4">
图片: []</text:p>
      <text:p text:style-name="P4">
标签: ["Europe", "Central and Eastern Europe"]</text:p>
      <text:p text:style-name="P4">
Id: 22560188</text:p>
      <!--METADATA-->
      <text:p text:style-name="P4">
Zhytomyr，Zhytomyr区域(15:35). Red Alert: aerial threat. Sirenssounding. Take cover now!</text:p>
      <text:p text:style-name="P4">
News Collection Link: <text:a xlink:type="simple" xlink:href="https://liveuamap.com/en/2023/03-may-zhytomyr-zhytomyrska-oblast1535-red-alg" text:style-name="Internet_20_link" text:visited-style-name="Visited_20_Internet_20_Link">
https://liveuamap.com/en/2023/03-may-zhytomyr-zhytomyrska-oblast1535-red-alg</text:a>
</text:p>
      <text:p text:style-name="P4">
News Source: <text:a xlink:type="simple" xlink:href="https://t.me/air_alert_ua/44318" text:style-name="Internet_20_link" text:visited-style-name="Visited_20_Internet_20_Link">
https://t.me/air_alert_ua/44318</text:a>
</text:p>
      <!--NEWS-->
      <text:h text:style-name="P10" text:outline-level="1">
<text:span text:style-name="T4">
俄罗斯炮兵继续炮击赫森</text:span>
</text:h>
      <text:p text:style-name="P4">
作者: liveuamap (Language: en)</text:p>
      <text:p text:style-name="P4">
时间: 2023-05-03T11:00:38</text:p>
      <text:p text:style-name="P4">
地点: Kherson (Latitude:46.62421 Longtitude:32.60794)</text:p>
      <text:p text:style-name="P4">
视频: []</text:p>
      <text:p text:style-name="P4">
图片: []</text:p>
      <text:p text:style-name="P4">
标签: ["Europe", "Central and Eastern Europe"]</text:p>
      <text:p text:style-name="P4">
Id: 22560189</text:p>
      <!--METADATA-->
      <text:p text:style-name="P4">
俄罗斯炮兵继续炮击赫森</text:p>
      <text:p text:style-name="P4">
新闻集链接：<text:a xlink:type="simple" xlink:href="https://liveuamap.com/en/2023/3-may-russian-artillery-continues-to-shell-kherson" text:style-name="Internet_20_link" text:visited-style-name="Visited_20_Internet_20_Link">
https://liveuamap.com/en/2023/3-may-russian-artillery-continues-to-shell-kherson</text:a>
</text:p>
      <text:p text:style-name="P4">
News Source: <text:a xlink:type="simple" xlink:href="https://t.me/hueviyherson/38882" text:style-name="Internet_20_link" text:visited-style-name="Visited_20_Internet_20_Link">
https://t.me/hueviyherson/38882</text:a>
</text:p>
      <!--NEWS-->
      <text:h text:style-name="P10" text:outline-level="1">
<text:span text:style-name="T4">
Donetsk Oblast（17:05）。 红色警报：空中威胁。 警笛声。 立即掩盖！</text:span>
</text:h>
      <text:p text:style-name="P4">
作者: liveuamap (Language: en)</text:p>
      <text:p text:style-name="P4">
时间: 2023-05-03T11:07:00</text:p>
      <text:p text:style-name="P4">
地点: Donetsk Oblast (Latitude:48.72686 Longtitude:37.57788)</text:p>
      <text:p text:style-name="P4">
视频: []</text:p>
      <text:p text:style-name="P4">
图片: []</text:p>
      <text:p text:style-name="P4">
标签: ["Europe", "Central and Eastern Europe"]</text:p>
      <text:p text:style-name="P4">
Id: 22560190</text:p>
      <!--METADATA-->
      <text:p text:style-name="P4">
Donetsk Oblast(17:05). Red Alert: aerial threat. Sirens sounding. Take covernow!</text:p>
      <text:p text:style-name="P4">
News Collection Link: <text:a xlink:type="simple" xlink:href="https://liveuamap.com/en/2023/03-may-donetsk-oblast1705-red-alert-aerial-thg" text:style-name="Internet_20_link" text:visited-style-name="Visited_20_Internet_20_Link">
https://liveuamap.com/en/2023/03-may-donetsk-oblast1705-red-alert-aerial-thg</text:a>
</text:p>
      <text:p text:style-name="P4">
News Source: <text:a xlink:type="simple" xlink:href="https://t.me/air_alert_ua/44333" text:style-name="Internet_20_link" text:visited-style-name="Visited_20_Internet_20_Link">
https://t.me/air_alert_ua/44333</text:a>
</text:p>
      <!--NEWS-->
      <text:h text:style-name="P10" text:outline-level="1">
<text:span text:style-name="T4">
Donetsk Oblast（17:57）。 红色警报：空中威胁。 警笛声。 立即掩盖！</text:span>
</text:h>
      <text:p text:style-name="P4">
作者: liveuamap (Language: en)</text:p>
      <text:p text:style-name="P4">
时间: 2023-05-03T11:59:00</text:p>
      <text:p text:style-name="P4">
地点: Donetsk Oblast (Latitude:48.72668 Longtitude:37.57892)</text:p>
      <text:p text:style-name="P4">
视频: []</text:p>
      <text:p text:style-name="P4">
图片: []</text:p>
      <text:p text:style-name="P4">
标签: ["Europe", "Central and Eastern Europe"]</text:p>
      <text:p text:style-name="P4">
Id: 22560191</text:p>
      <!--METADATA-->
      <text:p text:style-name="P4">
Donetsk Oblast(17:57). Red Alert: aerial threat. Sirens sounding. Take covernow!</text:p>
      <text:p text:style-name="P4">
News Collection Link: <text:a xlink:type="simple" xlink:href="https://liveuamap.com/en/2023/03-may-donetsk-oblast1757-red-alert-aerial-thg" text:style-name="Internet_20_link" text:visited-style-name="Visited_20_Internet_20_Link">
https://liveuamap.com/en/2023/03-may-donetsk-oblast1757-red-alert-aerial-thg</text:a>
</text:p>
      <text:p text:style-name="P4">
News Source: <text:a xlink:type="simple" xlink:href="https://t.me/air_alert_ua/44337" text:style-name="Internet_20_link" text:visited-style-name="Visited_20_Internet_20_Link">
https://t.me/air_alert_ua/44337</text:a>
</text:p>
      <!--NEWS-->
      <text:h text:style-name="P10" text:outline-level="1">
<text:span text:style-name="T4">
Kamikaze无人机袭击了Belgorod地区Viazove村附近的一座水塔</text:span>
</text:h>
      <text:p text:style-name="P4">
作者: liveuamap (Language: en)</text:p>
      <text:p text:style-name="P4">
时间: 2023-05-03T12:27:00</text:p>
      <text:p text:style-name="P4">
地点: Sumy (Latitude:50.7762 Longtitude:35.50077)</text:p>
      <text:p text:style-name="P4">
视频: []</text:p>
      <text:p text:style-name="P4">
图片: []</text:p>
      <text:p text:style-name="P4">
标签: ["Russia", "Central and Eastern Europe"]</text:p>
      <text:p text:style-name="P4">
Id: 22560237</text:p>
      <!--METADATA-->
      <text:p text:style-name="P4">
Kamikaze无人机袭击了Viazovevillage附近Belgorod地区的一座水塔</text:p>
      <text:p text:style-name="P4">
新闻集链接：<text:a xlink:type="simple" xlink:href="https://liveuamap.com/en/2023/3-may-kamikaze-drone-attacked-a-water-tower-in-the-belgorod" text:style-name="Internet_20_link" text:visited-style-name="Visited_20_Internet_20_Link">
https://liveuamap.com/en/2023/3-may-kamikaze-drone-atched-a-water-tower-tower-in-the-belgorod</text:a>
</text:p>
      <text:p text:style-name="P4">
News Source: <text:a xlink:type="simple" xlink:href="https://t.me/rusbrief/114057" text:style-name="Internet_20_link" text:visited-style-name="Visited_20_Internet_20_Link">
https://t.me/rusbrief/114057</text:a>
</text:p>
      <!--NEWS-->
      <text:h text:style-name="P10" text:outline-level="1">
<text:span text:style-name="T4">
dnipro，dnipropetrovsk地区，哈尔基夫地区（18:41）。 红色ALRT：空中tchretate。 ...</text:span>
</text:h>
      <text:p text:style-name="P4">
作者: liveuamap (Language: en)</text:p>
      <text:p text:style-name="P4">
时间: 2023-05-03T12:41:00</text:p>
      <text:p text:style-name="P4">
地点: Dnipro (Latitude:48.45930000 Longtitude:35.03865000)</text:p>
      <text:p text:style-name="P4">
视频: []</text:p>
      <text:p text:style-name="P4">
图片: []</text:p>
      <text:p text:style-name="P4">
标签: ["Europe", "Central and Eastern Europe"]</text:p>
      <text:p text:style-name="P4">
Id: 22560192</text:p>
      <!--METADATA-->
      <text:p text:style-name="P4">
dnipro，dnipropetrovsk地区，哈尔基夫地区哈尔基夫地区(18:41). Red Alert:aerial threat. Sirens sounding. Take cover now!</text:p>
      <text:p text:style-name="P4">
News Collection Link: <text:a xlink:type="simple" xlink:href="https://liveuamap.com/en/2023/03-may-dnipro-dnipropetrovska-oblast-kharkiv-g" text:style-name="Internet_20_link" text:visited-style-name="Visited_20_Internet_20_Link">
https://liveuamap.com/en/2023/03-may-dnipro-dnipropetrovska-oblast-kharkiv-g</text:a>
</text:p>
      <text:p text:style-name="P4">
News Source: <text:a xlink:type="simple" xlink:href="https://t.me/air_alert_ua/44340" text:style-name="Internet_20_link" text:visited-style-name="Visited_20_Internet_20_Link">
https://t.me/air_alert_ua/44340</text:a>
</text:p>
      <!--NEWS-->
      <text:h text:style-name="P10" text:outline-level="1">
<text:span text:style-name="T4">
Poltavska Oblast（18:41）。 红色警报：空中威胁。 警笛声。 立即掩盖！</text:span>
</text:h>
      <text:p text:style-name="P4">
作者: liveuamap (Language: en)</text:p>
      <text:p text:style-name="P4">
时间: 2023-05-03T12:42:00</text:p>
      <text:p text:style-name="P4">
地点: Poltavska Oblast (Latitude:49.47596 Longtitude:33.81771)</text:p>
      <text:p text:style-name="P4">
视频: []</text:p>
      <text:p text:style-name="P4">
图片: []</text:p>
      <text:p text:style-name="P4">
标签: ["Europe", "Central and Eastern Europe"]</text:p>
      <text:p text:style-name="P4">
Id: 22560193</text:p>
      <!--METADATA-->
      <text:p text:style-name="P4">
poltava(18:41). Red Alert: aerial threat. Sirens sounding. Take covernow!</text:p>
      <text:p text:style-name="P4">
News Collection Link: <text:a xlink:type="simple" xlink:href="https://liveuamap.com/en/2023/03-may-poltavska-oblast1841-red-alert-aerial-g" text:style-name="Internet_20_link" text:visited-style-name="Visited_20_Internet_20_Link">
https://liveuamap.com/en/2023/03-may-poltavska-oblast1841-red-alert-aerial-g</text:a>
</text:p>
      <text:p text:style-name="P4">
News Source: <text:a xlink:type="simple" xlink:href="https://t.me/suspilnepoltava/11004" text:style-name="Internet_20_link" text:visited-style-name="Visited_20_Internet_20_Link">
https://t.me/suspilnepoltava/11004</text:a>
</text:p>
      <!--NEWS-->
      <text:h text:style-name="P10" text:outline-level="1">
<text:span text:style-name="T4">
Zelensky：我们没有攻击普京：“我们不是在攻击普京或莫斯科，而是在战斗...</text:span>
</text:h>
      <text:p text:style-name="P4">
作者: liveuamap (Language: en)</text:p>
      <text:p text:style-name="P4">
时间: 2023-05-03T12:48:00</text:p>
      <text:p text:style-name="P4">
地点: Helsinki, (Latitude:60.1609 Longtitude:24.93785)</text:p>
      <text:p text:style-name="P4">
视频: []</text:p>
      <text:p text:style-name="P4">
图片: ["<text:a xlink:type="simple" xlink:href="https://liveuamap.com/pics/2023/05/03/22560195_0.jpg" text:style-name="Internet_20_link" text:visited-style-name="Visited_20_Internet_20_Link">
22560195_0.jpg</text:a>
"]</text:p>
      <text:p text:style-name="P4">
标签: ["Russia"]</text:p>
      <text:p text:style-name="P4">
Id: 22560195</text:p>
      <!--METADATA-->
      <text:p text:style-name="P4">
Zelensky：我们没有攻击普京：“我们不是在攻击普京或莫斯科，而是在我们的领土上战斗，捍卫我们的村庄和城市”</text:p>
      <text:p text:style-name="P4">
<draw:frame draw:style-name="fr1" draw:name="Image2" text:anchor-type="as-char" svg:width="6.9236in" svg:height="4.612849in" draw:z-index="0">
<draw:image xlink:href="../Images/liveuamap/2023-05-03T12-48-00/22560195_0.jpg" xlink:type="simple" xlink:show="embed" xlink:actuate="onLoad" draw:mime-type="image/jpeg"/>
</draw:frame>
新闻集链接：<text:a xlink:type="simple" xlink:href="https://liveuamap.com/en/2023/3-may-zelensky-we-did-not-attack-putin-we-are-not-attacking" text:style-name="Internet_20_link" text:visited-style-name="Visited_20_Internet_20_Link">
https://liveuamap.com/en/2023/3-may-zelensky-we-we-did-not-not-tack-putin-we-are-are-not-athacking</text:a>
</text:p>
      <text:p text:style-name="P4">
News Source: <text:a xlink:type="simple" xlink:href="https://t.me/ukrpravda_news/30146" text:style-name="Internet_20_link" text:visited-style-name="Visited_20_Internet_20_Link">
https://t.me/ukrpravda_news/30146</text:a>
</text:p>
      <!--NEWS-->
      <text:h text:style-name="P10" text:outline-level="1">
<text:span text:style-name="T4">
4人丧生，由于俄罗斯在赫尔森的ATB杂货店的炮击而受伤26人...</text:span>
</text:h>
      <text:p text:style-name="P4">
作者: liveuamap (Language: en)</text:p>
      <text:p text:style-name="P4">
时间: 2023-05-03T12:49:49</text:p>
      <text:p text:style-name="P4">
地点: Kherson (Latitude:46.63375 Longtitude:32.60433)</text:p>
      <text:p text:style-name="P4">
视频: []</text:p>
      <text:p text:style-name="P4">
图片: []</text:p>
      <text:p text:style-name="P4">
标签: ["Europe", "Central and Eastern Europe"]</text:p>
      <text:p text:style-name="P4">
Id: 22560194</text:p>
      <!--METADATA-->
      <text:p text:style-name="P4">
4人因在ATB杂货店Inkherson的俄罗斯炮击而丧生，26人受伤，总共有18人死亡，46人受伤，俄罗斯对俄罗斯的袭击事件今天对赫尔森的不加区分袭击。</text:p>
      <text:p text:style-name="P4">
新闻集链接：<text:a xlink:type="simple" xlink:href="https://liveuamap.com/en/2023/3-may-4-people-killed-26-wounded-as-result-of-russian-shelling" text:style-name="Internet_20_link" text:visited-style-name="Visited_20_Internet_20_Link">
https://liveuamap.com/en/2023/3-may-4-people-kill-kill-26-wounded-as-result of-ussian-shelling</text:a>
</text:p>
      <text:p text:style-name="P4">
News Source: <text:a xlink:type="simple" xlink:href="https://t.me/suspilnekherson/25692" text:style-name="Internet_20_link" text:visited-style-name="Visited_20_Internet_20_Link">
https://t.me/suspilnekherson/25692</text:a>
</text:p>
      <!--NEWS-->
      <text:h text:style-name="P10" text:outline-level="1">
<text:span text:style-name="T4">
根据职业当局的说法，2架无人机被克里米亚击落。 早期爆炸</text:span>
</text:h>
      <text:p text:style-name="P4">
作者: liveuamap (Language: en)</text:p>
      <text:p text:style-name="P4">
时间: 2023-05-03T12:53:00</text:p>
      <text:p text:style-name="P4">
地点: Feodosia, (Latitude:45.02864 Longtitude:35.38409)</text:p>
      <text:p text:style-name="P4">
视频: []</text:p>
      <text:p text:style-name="P4">
图片: []</text:p>
      <text:p text:style-name="P4">
标签: []</text:p>
      <text:p text:style-name="P4">
Id: 22560197</text:p>
      <!--METADATA-->
      <text:p text:style-name="P4">
根据职业当局的说法，2次无人机被击落在克里米亚。</text:p>
      <text:p text:style-name="P4">
新闻集链接：<text:a xlink:type="simple" xlink:href="https://liveuamap.com/en/2023/3-may-according-to-occupation-authorities-2-drones-were-shot" text:style-name="Internet_20_link" text:visited-style-name="Visited_20_Internet_20_Link">
https://liveuamap.com/en/2023/3-may-according-to-cuputation-cupation-authorities-authorities-2-rones-were-shot</text:a>
</text:p>
      <text:p text:style-name="P4">
News Source: <text:a xlink:type="simple" xlink:href="https://t.me/rusbrief/114047" text:style-name="Internet_20_link" text:visited-style-name="Visited_20_Internet_20_Link">
https://t.me/rusbrief/114047</text:a>
</text:p>
      <!--NEWS-->
      <text:h text:style-name="P10" text:outline-level="1">
<text:span text:style-name="T4">
俄罗斯军队今天两次炮击尼科波尔，伤害了一个人</text:span>
</text:h>
      <text:p text:style-name="P4">
作者: liveuamap (Language: en)</text:p>
      <text:p text:style-name="P4">
时间: 2023-05-03T12:59:03</text:p>
      <text:p text:style-name="P4">
地点: Zaporizhia (Latitude:47.55903 Longtitude:34.39939)</text:p>
      <text:p text:style-name="P4">
视频: []</text:p>
      <text:p text:style-name="P4">
图片: ["<text:a xlink:type="simple" xlink:href="https://liveuamap.com/pics/2023/05/03/22560196_0.jpg" text:style-name="Internet_20_link" text:visited-style-name="Visited_20_Internet_20_Link">
22560196_0.jpg</text:a>
", "<text:a xlink:type="simple" xlink:href="https://liveuamap.com/pics/2023/05/03/22560196_1.jpg" text:style-name="Internet_20_link" text:visited-style-name="Visited_20_Internet_20_Link">
22560196_1.jpg</text:a>
"]</text:p>
      <text:p text:style-name="P4">
标签: ["Russia", "Europe"]</text:p>
      <text:p text:style-name="P4">
Id: 22560196</text:p>
      <!--METADATA-->
      <text:p text:style-name="P4">
俄罗斯军队今天两次炮击尼科波尔，伤害了一个人</text:p>
      <text:p text:style-name="P4">
<draw:frame draw:style-name="fr1" draw:name="Image3" text:anchor-type="as-char" svg:width="6.9236in" svg:height="5.1927in" draw:z-index="0">
<draw:image xlink:href="../Images/liveuamap/2023-05-03T12-59-03/22560196_0.jpg" xlink:type="simple" xlink:show="embed" xlink:actuate="onLoad" draw:mime-type="image/jpeg"/>
</draw:frame>
<draw:frame draw:style-name="fr1" draw:name="Image4" text:anchor-type="as-char" svg:width="6.9236in" svg:height="3.851253in" draw:z-index="0">
<draw:image xlink:href="../Images/liveuamap/2023-05-03T12-59-03/22560196_1.jpg" xlink:type="simple" xlink:show="embed" xlink:actuate="onLoad" draw:mime-type="image/jpeg"/>
</draw:frame>
新闻集链接：<text:a xlink:type="simple" xlink:href="https://liveuamap.com/en/2023/3-may-russian-army-shelled-nikopol-twice-today-wounding-one" text:style-name="Internet_20_link" text:visited-style-name="Visited_20_Internet_20_Link">
https://liveuamap.com/en/2023/3-may-russian-army-shelled-nikopol-twice-today-wounding-nounding-one</text:a>
</text:p>
      <text:p text:style-name="P4">
News Source: <text:a xlink:type="simple" xlink:href="https://t.me/hyevuy_dnepr/51482" text:style-name="Internet_20_link" text:visited-style-name="Visited_20_Internet_20_Link">
https://t.me/hyevuy_dnepr/51482</text:a>
</text:p>
      <!--NEWS-->
      <text:h text:style-name="P10" text:outline-level="1">
<text:span text:style-name="T4">
瓦格纳PMC Prigozhin的hhief声称，他的116名战斗机在24小时内被杀...</text:span>
</text:h>
      <text:p text:style-name="P4">
作者: liveuamap (Language: en)</text:p>
      <text:p text:style-name="P4">
时间: 2023-05-03T15:08:06</text:p>
      <text:p text:style-name="P4">
地点: Bakhmut (Latitude:48.59092 Longtitude:37.99295)</text:p>
      <text:p text:style-name="P4">
视频: []</text:p>
      <text:p text:style-name="P4">
图片: []</text:p>
      <text:p text:style-name="P4">
标签: ["Minsk Monitor", "Europe"]</text:p>
      <text:p text:style-name="P4">
Id: 22560235</text:p>
      <!--METADATA-->
      <text:p text:style-name="P4">
Wagner PMC Prigozhin的hief声称，他的116名战斗机在24小时内被杀，乌克兰的武装部队发动了反攻</text:p>
      <text:p text:style-name="P4">
新闻集链接：<text:a xlink:type="simple" xlink:href="https://liveuamap.com/en/2023/3-may-hief-of-wagner-pmc-prigozhin-claims-116-fighters-of" text:style-name="Internet_20_link" text:visited-style-name="Visited_20_Internet_20_Link">
https://liveuamap.com/en/2023/3-may-hief-of-wagner-pmc-prigozhin-claims-116-fighters-fighters-jighters-r</text:a>
</text:p>
      <text:p text:style-name="P4">
News Source: <text:a xlink:type="simple" xlink:href="https://t.me/bazabazon/17359" text:style-name="Internet_20_link" text:visited-style-name="Visited_20_Internet_20_Link">
https://t.me/bazabazon/17359</text:a>
</text:p>
      <!--NEWS-->
      <text:h text:style-name="P10" text:outline-level="1">
<text:span text:style-name="T4">
俄罗斯壳牌在赫尔森的死亡人数增加到21</text:span>
</text:h>
      <text:p text:style-name="P4">
作者: liveuamap (Language: en)</text:p>
      <text:p text:style-name="P4">
时间: 2023-05-03T15:17:14</text:p>
      <text:p text:style-name="P4">
地点: Kherson (Latitude:46.66982 Longtitude:32.63712)</text:p>
      <text:p text:style-name="P4">
视频: []</text:p>
      <text:p text:style-name="P4">
图片: ["<text:a xlink:type="simple" xlink:href="https://liveuamap.com/pics/2023/05/03/22560238_0.jpg" text:style-name="Internet_20_link" text:visited-style-name="Visited_20_Internet_20_Link">
22560238_0.jpg</text:a>
"]</text:p>
      <text:p text:style-name="P4">
标签: ["Europe", "Central and Eastern Europe"]</text:p>
      <text:p text:style-name="P4">
Id: 22560238</text:p>
      <!--METADATA-->
      <text:p text:style-name="P4">
俄罗斯壳牌在赫尔森的死亡人数增加到21</text:p>
      <text:p text:style-name="P4">
<draw:frame draw:style-name="fr1" draw:name="Image5" text:anchor-type="as-char" svg:width="6.9236in" svg:height="5.1927in" draw:z-index="0">
<draw:image xlink:href="../Images/liveuamap/2023-05-03T15-17-14/22560238_0.jpg" xlink:type="simple" xlink:show="embed" xlink:actuate="onLoad" draw:mime-type="image/jpeg"/>
</draw:frame>
新闻收集链接：<text:a xlink:type="simple" xlink:href="https://liveuamap.com/en/2023/3-may-death-toll-of-russian-shellin-in-kherson-increased" text:style-name="Internet_20_link" text:visited-style-name="Visited_20_Internet_20_Link">
https://liveuamap.com/en/2023/3-may-death-toll-of-russian-shellin-in-in-kherson-increaster</text:a>
</text:p>
      <text:p text:style-name="P4">
News Source: <text:a xlink:type="simple" xlink:href="https://twitter.com/Bykvu/status/1653835961107619845" text:style-name="Internet_20_link" text:visited-style-name="Visited_20_Internet_20_Link">
https://twitter.com/Bykvu/status/1653835961107619845</text:a>
</text:p>
      <!--NEWS-->
      <text:h text:style-name="P10" text:outline-level="1">
<text:span text:style-name="T4">
Chernihivska Oblast（21:18）。 红色警报：空中威胁。 警笛声。 立即掩盖！</text:span>
</text:h>
      <text:p text:style-name="P4">
作者: liveuamap (Language: en)</text:p>
      <text:p text:style-name="P4">
时间: 2023-05-03T15:19:00</text:p>
      <text:p text:style-name="P4">
地点: Chernihivska Oblast (Latitude:51.33214 Longtitude:31.99934)</text:p>
      <text:p text:style-name="P4">
视频: []</text:p>
      <text:p text:style-name="P4">
图片: []</text:p>
      <text:p text:style-name="P4">
标签: ["Europe", "Central and Eastern Europe"]</text:p>
      <text:p text:style-name="P4">
Id: 22560241</text:p>
      <!--METADATA-->
      <text:p text:style-name="P4">
切尔尼希夫地区(21:18). Red Alert: aerial threat. Sirens sounding. Takecover now!</text:p>
      <text:p text:style-name="P4">
News Collection Link: <text:a xlink:type="simple" xlink:href="https://liveuamap.com/en/2023/03-may-chernihivska-oblast2118-red-alert-aerig" text:style-name="Internet_20_link" text:visited-style-name="Visited_20_Internet_20_Link">
https://liveuamap.com/en/2023/03-may-chernihivska-oblast2118-red-alert-aerig</text:a>
</text:p>
      <text:p text:style-name="P4">
News Source: <text:a xlink:type="simple" xlink:href="https://t.me/air_alert_ua/44346" text:style-name="Internet_20_link" text:visited-style-name="Visited_20_Internet_20_Link">
https://t.me/air_alert_ua/44346</text:a>
</text:p>
      <!--NEWS-->
      <text:h text:style-name="P10" text:outline-level="1">
<text:span text:style-name="T4">
俄罗斯军事装备，武器和炸药在涡轮机的场所...</text:span>
</text:h>
      <text:p text:style-name="P4">
作者: liveuamap (Language: en)</text:p>
      <text:p text:style-name="P4">
时间: 2023-05-03T15:22:17</text:p>
      <text:p text:style-name="P4">
地点: Enerhodar,Zaporiz'ka oblast (Latitude:47.51264 Longtitude:34.58631)</text:p>
      <text:p text:style-name="P4">
视频: []</text:p>
      <text:p text:style-name="P4">
图片: []</text:p>
      <text:p text:style-name="P4">
标签: ["Europe", "Central and Eastern Europe"]</text:p>
      <text:p text:style-name="P4">
Id: 22560246</text:p>
      <!--METADATA-->
      <text:p text:style-name="P4">
俄罗斯军事装备，武器和炸药在被占领的Zaporizhhya NPP的第四电源部门的涡轮机构的场所</text:p>
      <text:p text:style-name="P4">
新闻集链接：<text:a xlink:type="simple" xlink:href="https://liveuamap.com/en/2023/3-may-the-russian-military-placed-equipment-weapons-and-explosives" text:style-name="Internet_20_link" text:visited-style-name="Visited_20_Internet_20_Link">
https://liveuamap.com/en/2023/3-may-the-the-the-russian-milital-placed-equipment-equipment-weapons-and-explosives</text:a>
</text:p>
      <text:p text:style-name="P4">
News Source: <text:a xlink:type="simple" xlink:href="https://t.me/suspilnenews/20402" text:style-name="Internet_20_link" text:visited-style-name="Visited_20_Internet_20_Link">
https://t.me/suspilnenews/20402</text:a>
</text:p>
      <!--NEWS-->
      <text:h text:style-name="P10" text:outline-level="1">
<text:span text:style-name="T4">
Sumska Oblast（21:21）。 红色警报：空中威胁。 警笛声。 立即掩盖！</text:span>
</text:h>
      <text:p text:style-name="P4">
作者: liveuamap (Language: en)</text:p>
      <text:p text:style-name="P4">
时间: 2023-05-03T15:23:00</text:p>
      <text:p text:style-name="P4">
地点: Sumska Oblast (Latitude:51.00078 Longtitude:33.99877)</text:p>
      <text:p text:style-name="P4">
视频: []</text:p>
      <text:p text:style-name="P4">
图片: []</text:p>
      <text:p text:style-name="P4">
标签: ["Europe", "Central and Eastern Europe"]</text:p>
      <text:p text:style-name="P4">
Id: 22560251</text:p>
      <!--METADATA-->
      <text:p text:style-name="P4">
Sumy地区(21:21). Red Alert: aerial threat. Sirens sounding. Take covernow!</text:p>
      <text:p text:style-name="P4">
News Collection Link: <text:a xlink:type="simple" xlink:href="https://liveuamap.com/en/2023/03-may-sumska-oblast2121-red-alert-aerial-thrg" text:style-name="Internet_20_link" text:visited-style-name="Visited_20_Internet_20_Link">
https://liveuamap.com/en/2023/03-may-sumska-oblast2121-red-alert-aerial-thrg</text:a>
</text:p>
      <text:p text:style-name="P4">
News Source: <text:a xlink:type="simple" xlink:href="https://t.me/air_alert_ua/44347" text:style-name="Internet_20_link" text:visited-style-name="Visited_20_Internet_20_Link">
https://t.me/air_alert_ua/44347</text:a>
</text:p>
      <!--NEWS-->
      <text:h text:style-name="P10" text:outline-level="1">
<text:span text:style-name="T4">
炮击在Korabelny和Kherson的中央地区继续</text:span>
</text:h>
      <text:p text:style-name="P4">
作者: liveuamap (Language: en)</text:p>
      <text:p text:style-name="P4">
时间: 2023-05-03T15:28:12</text:p>
      <text:p text:style-name="P4">
地点: Kherson, Khersons'ka oblast (Latitude:46.61785 Longtitude:32.58373)</text:p>
      <text:p text:style-name="P4">
视频: []</text:p>
      <text:p text:style-name="P4">
图片: []</text:p>
      <text:p text:style-name="P4">
标签: ["Europe", "Central and Eastern Europe"]</text:p>
      <text:p text:style-name="P4">
Id: 22560256</text:p>
      <!--METADATA-->
      <text:p text:style-name="P4">
炮击在Korabelny和Kherson的中央地区继续</text:p>
      <text:p text:style-name="P4">
新闻集链接：<text:a xlink:type="simple" xlink:href="https://liveuamap.com/en/2023/3-may-shelling-continues-in-korabelny-and-central-districts" text:style-name="Internet_20_link" text:visited-style-name="Visited_20_Internet_20_Link">
https://liveuamap.com/en/2023/3-may-shelling-continues-in-korabelny-and-centricts</text:a>
</text:p>
      <text:p text:style-name="P4">
News Source: <text:a xlink:type="simple" xlink:href="https://twitter.com/kava2022/status/1653839018763624450" text:style-name="Internet_20_link" text:visited-style-name="Visited_20_Internet_20_Link">
https://twitter.com/kava2022/status/1653839018763624450</text:a>
</text:p>
      <!--NEWS-->
      <text:h text:style-name="P10" text:outline-level="1">
<text:span text:style-name="T4">
美国大使馆基夫今晚向乌克兰的美国人发出了警报：“鉴于最近的上升...</text:span>
</text:h>
      <text:p text:style-name="P4">
作者: liveuamap (Language: en)</text:p>
      <text:p text:style-name="P4">
时间: 2023-05-03T15:46:57</text:p>
      <text:p text:style-name="P4">
地点: Kyiv (Latitude:50.46461 Longtitude:30.43144)</text:p>
      <text:p text:style-name="P4">
视频: []</text:p>
      <text:p text:style-name="P4">
图片: ["<text:a xlink:type="simple" xlink:href="https://liveuamap.com/pics/2023/05/03/22560260_0.jpg" text:style-name="Internet_20_link" text:visited-style-name="Visited_20_Internet_20_Link">
22560260_0.jpg</text:a>
"]</text:p>
      <text:p text:style-name="P4">
标签: ["Russia"]</text:p>
      <text:p text:style-name="P4">
Id: 22560260</text:p>
      <!--METADATA-->
      <text:p text:style-name="P4">
美国大使馆今晚向乌克兰的美国人发出了警报：“鉴于最近在乌克兰的罢工以及莫斯科宣布的煽动性言论的袭击中，美国国务院向美国公民告知美国公民持续存在的导弹袭击威胁，包括在吉夫。”</text:p>
      <text:p text:style-name="P4">
<draw:frame draw:style-name="fr1" draw:name="Image6" text:anchor-type="as-char" svg:width="5.266667in" svg:height="10.0in" draw:z-index="0">
<draw:image xlink:href="../Images/liveuamap/2023-05-03T15-46-57/22560260_0.jpg" xlink:type="simple" xlink:show="embed" xlink:actuate="onLoad" draw:mime-type="image/jpeg"/>
</draw:frame>
新闻集链接：<text:a xlink:type="simple" xlink:href="https://liveuamap.com/en/2023/3-may-us-embassy-kyiv-sent-an-alert-to-americans-in-ukraine" text:style-name="Internet_20_link" text:visited-style-name="Visited_20_Internet_20_Link">
https://liveuamap.com/en/2023/3-may-us-us-embassy-kyiv-kyiv-sent-an-an-alert-to-mericans-in-in-raine-in-ukraine</text:a>
</text:p>
      <text:p text:style-name="P4">
News Source: <text:a xlink:type="simple" xlink:href="https://twitter.com/ChristopherJM/status/1653837326324211729" text:style-name="Internet_20_link" text:visited-style-name="Visited_20_Internet_20_Link">
https://twitter.com/ChristopherJM/status/1653837326324211729</text:a>
</text:p>
      <!--NEWS-->
      <text:h text:style-name="P10" text:outline-level="1">
<text:span text:style-name="T4">
Poltavska Oblast（22:27）。 红色警报：空中威胁。 警笛声。 立即掩盖！</text:span>
</text:h>
      <text:p text:style-name="P4">
作者: liveuamap (Language: en)</text:p>
      <text:p text:style-name="P4">
时间: 2023-05-03T16:28:00</text:p>
      <text:p text:style-name="P4">
地点: Poltavska Oblast (Latitude:49.47791 Longtitude:33.81779)</text:p>
      <text:p text:style-name="P4">
视频: []</text:p>
      <text:p text:style-name="P4">
图片: []</text:p>
      <text:p text:style-name="P4">
标签: ["Europe", "Central and Eastern Europe"]</text:p>
      <text:p text:style-name="P4">
Id: 22560263</text:p>
      <!--METADATA-->
      <text:p text:style-name="P4">
poltava(22:27). Red Alert: aerial threat. Sirens sounding. Take covernow!</text:p>
      <text:p text:style-name="P4">
News Collection Link: <text:a xlink:type="simple" xlink:href="https://liveuamap.com/en/2023/03-may-poltavska-oblast2227-red-alert-aerial-g" text:style-name="Internet_20_link" text:visited-style-name="Visited_20_Internet_20_Link">
https://liveuamap.com/en/2023/03-may-poltavska-oblast2227-red-alert-aerial-g</text:a>
</text:p>
      <text:p text:style-name="P4">
News Source: <text:a xlink:type="simple" xlink:href="https://t.me/suspilnepoltava/11008" text:style-name="Internet_20_link" text:visited-style-name="Visited_20_Internet_20_Link">
https://t.me/suspilnepoltava/11008</text:a>
</text:p>
      <!--NEWS-->
      <text:h text:style-name="P10" text:outline-level="1">
<text:span text:style-name="T4">
Kirovohradska Oblast（22:28）。 红色警报：空中威胁。 警笛声。 立即掩盖！</text:span>
</text:h>
      <text:p text:style-name="P4">
作者: liveuamap (Language: en)</text:p>
      <text:p text:style-name="P4">
时间: 2023-05-03T16:29:00</text:p>
      <text:p text:style-name="P4">
地点: Kirovohradska Oblast (Latitude:48.50000000 Longtitude:32.00000000)</text:p>
      <text:p text:style-name="P4">
视频: []</text:p>
      <text:p text:style-name="P4">
图片: []</text:p>
      <text:p text:style-name="P4">
标签: ["Europe", "Central and Eastern Europe"]</text:p>
      <text:p text:style-name="P4">
Id: 22560264</text:p>
      <!--METADATA-->
      <text:p text:style-name="P4">
Kirovohrad地区(22:28). Red Alert: aerial threat. Sirens sounding. Takecover now!</text:p>
      <text:p text:style-name="P4">
News Collection Link: <text:a xlink:type="simple" xlink:href="https://liveuamap.com/en/2023/03-may-kirovohradska-oblast2228-red-alert-aerg" text:style-name="Internet_20_link" text:visited-style-name="Visited_20_Internet_20_Link">
https://liveuamap.com/en/2023/03-may-kirovohradska-oblast2228-red-alert-aerg</text:a>
</text:p>
      <text:p text:style-name="P4">
News Source: <text:a xlink:type="simple" xlink:href="https://t.me/air_alert_ua/44350" text:style-name="Internet_20_link" text:visited-style-name="Visited_20_Internet_20_Link">
https://t.me/air_alert_ua/44350</text:a>
</text:p>
      <!--NEWS-->
      <text:h text:style-name="P10" text:outline-level="1">
<text:span text:style-name="T4">
Zaporizka Oblast（23:22）。 红色警报：空中威胁。 警笛声。 立即掩盖！</text:span>
</text:h>
      <text:p text:style-name="P4">
作者: liveuamap (Language: en)</text:p>
      <text:p text:style-name="P4">
时间: 2023-05-03T17:23:00</text:p>
      <text:p text:style-name="P4">
地点: Zaporizka Oblast (Latitude:47.612021 Longtitude:35.765261)</text:p>
      <text:p text:style-name="P4">
视频: []</text:p>
      <text:p text:style-name="P4">
图片: []</text:p>
      <text:p text:style-name="P4">
标签: ["Europe", "Central and Eastern Europe"]</text:p>
      <text:p text:style-name="P4">
Id: 22560266</text:p>
      <!--METADATA-->
      <text:p text:style-name="P4">
Zaporizhzhia地区(23:22). Red Alert: aerial threat. Sirens sounding. Take covernow!</text:p>
      <text:p text:style-name="P4">
News Collection Link: <text:a xlink:type="simple" xlink:href="https://liveuamap.com/en/2023/03-may-zaporizka-oblast2322-red-alert-aerial-g" text:style-name="Internet_20_link" text:visited-style-name="Visited_20_Internet_20_Link">
https://liveuamap.com/en/2023/03-may-zaporizka-oblast2322-red-alert-aerial-g</text:a>
</text:p>
      <text:p text:style-name="P4">
News Source: <text:a xlink:type="simple" xlink:href="https://t.me/air_alert_ua/44352" text:style-name="Internet_20_link" text:visited-style-name="Visited_20_Internet_20_Link">
https://t.me/air_alert_ua/44352</text:a>
</text:p>
      <!--NEWS-->
      <text:h text:style-name="P10" text:outline-level="1">
<text:span text:style-name="T4">
Chernihivska Oblast（00:14）。 红色警报：空中威胁。 警笛声。 立即掩盖！</text:span>
</text:h>
      <text:p text:style-name="P4">
作者: liveuamap (Language: en)</text:p>
      <text:p text:style-name="P4">
时间: 2023-05-03T18:15:00</text:p>
      <text:p text:style-name="P4">
地点: Chernihivska Oblast (Latitude:51.33458 Longtitude:32.00103)</text:p>
      <text:p text:style-name="P4">
视频: []</text:p>
      <text:p text:style-name="P4">
图片: []</text:p>
      <text:p text:style-name="P4">
标签: ["Europe", "Central and Eastern Europe"]</text:p>
      <text:p text:style-name="P4">
Id: 22560267</text:p>
      <!--METADATA-->
      <text:p text:style-name="P4">
切尔尼希夫地区(00:14). Red Alert: aerial threat. Sirens sounding. Takecover now!</text:p>
      <text:p text:style-name="P4">
News Collection Link: <text:a xlink:type="simple" xlink:href="https://liveuamap.com/en/2023/03-may-chernihivska-oblast0014-red-alert-aerig" text:style-name="Internet_20_link" text:visited-style-name="Visited_20_Internet_20_Link">
https://liveuamap.com/en/2023/03-may-chernihivska-oblast0014-red-alert-aerig</text:a>
</text:p>
      <text:p text:style-name="P4">
News Source: <text:a xlink:type="simple" xlink:href="https://t.me/suspilnechernihiv/18229" text:style-name="Internet_20_link" text:visited-style-name="Visited_20_Internet_20_Link">
https://t.me/suspilnechernihiv/18229</text:a>
</text:p>
      <!--NEWS-->
      <text:h text:style-name="P10" text:outline-level="1">
<text:span text:style-name="T4">
Sumska Oblast（00:15）。 红色警报：空中威胁。 警笛声。 立即掩盖！</text:span>
</text:h>
      <text:p text:style-name="P4">
作者: liveuamap (Language: en)</text:p>
      <text:p text:style-name="P4">
时间: 2023-05-03T18:16:00</text:p>
      <text:p text:style-name="P4">
地点: Sumska Oblast (Latitude:50.99885 Longtitude:33.99903)</text:p>
      <text:p text:style-name="P4">
视频: []</text:p>
      <text:p text:style-name="P4">
图片: []</text:p>
      <text:p text:style-name="P4">
标签: ["Europe", "Central and Eastern Europe"]</text:p>
      <text:p text:style-name="P4">
Id: 22560268</text:p>
      <!--METADATA-->
      <text:p text:style-name="P4">
Sumy地区(00:15). Red Alert: aerial threat. Sirens sounding. Take covernow!</text:p>
      <text:p text:style-name="P4">
News Collection Link: <text:a xlink:type="simple" xlink:href="https://liveuamap.com/en/2023/03-may-sumska-oblast0015-red-alert-aerial-thrg" text:style-name="Internet_20_link" text:visited-style-name="Visited_20_Internet_20_Link">
https://liveuamap.com/en/2023/03-may-sumska-oblast0015-red-alert-aerial-thrg</text:a>
</text:p>
      <text:p text:style-name="P4">
News Source: <text:a xlink:type="simple" xlink:href="https://t.me/air_alert_ua/44356" text:style-name="Internet_20_link" text:visited-style-name="Visited_20_Internet_20_Link">
https://t.me/air_alert_ua/44356</text:a>
</text:p>
      <!--NEWS-->
      <text:h text:style-name="P10" text:outline-level="1">
<text:span text:style-name="T4">
在乌克兰北部地区报告的未鉴定的空中物体，可能的无人机A ...</text:span>
</text:h>
      <text:p text:style-name="P4">
作者: liveuamap (Language: en)</text:p>
      <text:p text:style-name="P4">
时间: 2023-05-03T18:21:41</text:p>
      <text:p text:style-name="P4">
地点: Chernihiv (Latitude:52.03222 Longtitude:33.49182)</text:p>
      <text:p text:style-name="P4">
视频: []</text:p>
      <text:p text:style-name="P4">
图片: []</text:p>
      <text:p text:style-name="P4">
标签: []</text:p>
      <text:p text:style-name="P4">
Id: 22560269</text:p>
      <!--METADATA-->
      <text:p text:style-name="P4">
在乌克兰北部地区报道的身份不明的空中物体可能存在的无人机攻击</text:p>
      <text:p text:style-name="P4">
新闻收集链接：<text:a xlink:type="simple" xlink:href="https://liveuamap.com/en/2023/3-may-unidentified-aerial-objects-reported-in-northern-regions" text:style-name="Internet_20_link" text:visited-style-name="Visited_20_Internet_20_Link">
https://liveuamap.com/en/2023/3-may-unnedified-aerial-aerial-aerial-aerial-objects-reported-in-northern-rigions</text:a>
</text:p>
      <text:p text:style-name="P4">
News Source: <text:a xlink:type="simple" xlink:href="https://t.me/war_monitor/7049" text:style-name="Internet_20_link" text:visited-style-name="Visited_20_Internet_20_Link">
https://t.me/war_monitor/7049</text:a>
</text:p>
      <!--NEWS-->
      <text:h text:style-name="P10" text:outline-level="1">
<text:span text:style-name="T4">
Kharkiv，Kharkivska Oblast（00:35）。 红色警报：空中威胁。 警笛声。 立即掩盖！</text:span>
</text:h>
      <text:p text:style-name="P4">
作者: liveuamap (Language: en)</text:p>
      <text:p text:style-name="P4">
时间: 2023-05-03T18:36:00</text:p>
      <text:p text:style-name="P4">
地点: Kharkiv (Latitude:49.98081000 Longtitude:36.25272000)</text:p>
      <text:p text:style-name="P4">
视频: []</text:p>
      <text:p text:style-name="P4">
图片: []</text:p>
      <text:p text:style-name="P4">
标签: ["Europe", "Central and Eastern Europe"]</text:p>
      <text:p text:style-name="P4">
Id: 22560270</text:p>
      <!--METADATA-->
      <text:p text:style-name="P4">
哈尔基夫(Kharkiv)，哈尔基夫地区(00:35). Red Alert: aerial threat. Sirens sounding.Take cover now!</text:p>
      <text:p text:style-name="P4">
News Collection Link: <text:a xlink:type="simple" xlink:href="https://liveuamap.com/en/2023/03-may-kharkiv-kharkivska-oblast0035-red-alerg" text:style-name="Internet_20_link" text:visited-style-name="Visited_20_Internet_20_Link">
https://liveuamap.com/en/2023/03-may-kharkiv-kharkivska-oblast0035-red-alerg</text:a>
</text:p>
      <text:p text:style-name="P4">
News Source: <text:a xlink:type="simple" xlink:href="https://t.me/air_alert_ua/44357" text:style-name="Internet_20_link" text:visited-style-name="Visited_20_Internet_20_Link">
https://t.me/air_alert_ua/44357</text:a>
</text:p>
      <!--NEWS-->
      <text:h text:style-name="P10" text:outline-level="1">
<text:span text:style-name="T4">
Dnipro，Dnipropetrovska Oblast（00:37）。 红色警报：空中威胁。 警笛声。 掩护...</text:span>
</text:h>
      <text:p text:style-name="P4">
作者: liveuamap (Language: en)</text:p>
      <text:p text:style-name="P4">
时间: 2023-05-03T18:37:00</text:p>
      <text:p text:style-name="P4">
地点: Dnipro (Latitude:48.4585 Longtitude:35.03781)</text:p>
      <text:p text:style-name="P4">
视频: []</text:p>
      <text:p text:style-name="P4">
图片: []</text:p>
      <text:p text:style-name="P4">
标签: ["Europe", "Central and Eastern Europe"]</text:p>
      <text:p text:style-name="P4">
Id: 22560271</text:p>
      <!--METADATA-->
      <text:p text:style-name="P4">
dnipro，dnipropetrovsk区域(00:37). Red Alert: aerial threat. Sirenssounding. Take cover now!</text:p>
      <text:p text:style-name="P4">
News Collection Link: <text:a xlink:type="simple" xlink:href="https://liveuamap.com/en/2023/03-may-dnipro-dnipropetrovska-oblast0037-red-g" text:style-name="Internet_20_link" text:visited-style-name="Visited_20_Internet_20_Link">
https://liveuamap.com/en/2023/03-may-dnipro-dnipropetrovska-oblast0037-red-g</text:a>
</text:p>
      <text:p text:style-name="P4">
News Source: <text:a xlink:type="simple" xlink:href="https://t.me/air_alert_ua/44358" text:style-name="Internet_20_link" text:visited-style-name="Visited_20_Internet_20_Link">
https://t.me/air_alert_ua/44358</text:a>
</text:p>
      <!--NEWS-->
      <text:h text:style-name="P10" text:outline-level="1">
<text:span text:style-name="T4">
Poltavska Oblast（00:39）。 红色警报：空中威胁。 警笛声。 立即掩盖！</text:span>
</text:h>
      <text:p text:style-name="P4">
作者: liveuamap (Language: en)</text:p>
      <text:p text:style-name="P4">
时间: 2023-05-03T18:40:00</text:p>
      <text:p text:style-name="P4">
地点: Poltavska Oblast (Latitude:49.47705000 Longtitude:33.81866000)</text:p>
      <text:p text:style-name="P4">
视频: []</text:p>
      <text:p text:style-name="P4">
图片: []</text:p>
      <text:p text:style-name="P4">
标签: ["Europe", "Central and Eastern Europe"]</text:p>
      <text:p text:style-name="P4">
Id: 22560272</text:p>
      <!--METADATA-->
      <text:p text:style-name="P4">
poltava(00:39). Red Alert: aerial threat. Sirens sounding. Take covernow!</text:p>
      <text:p text:style-name="P4">
News Collection Link: <text:a xlink:type="simple" xlink:href="https://liveuamap.com/en/2023/03-may-poltavska-oblast0039-red-alert-aerial-g" text:style-name="Internet_20_link" text:visited-style-name="Visited_20_Internet_20_Link">
https://liveuamap.com/en/2023/03-may-poltavska-oblast0039-red-alert-aerial-g</text:a>
</text:p>
      <text:p text:style-name="P4">
News Source: <text:a xlink:type="simple" xlink:href="https://t.me/air_alert_ua/44359" text:style-name="Internet_20_link" text:visited-style-name="Visited_20_Internet_20_Link">
https://t.me/air_alert_ua/44359</text:a>
</text:p>
      <!--NEWS-->
      <text:h text:style-name="P10" text:outline-level="1">
<text:span text:style-name="T4">
Donetsk Oblast（00:42）。 红色警报：空中威胁。 警笛声。 立即掩盖！</text:span>
</text:h>
      <text:p text:style-name="P4">
作者: liveuamap (Language: en)</text:p>
      <text:p text:style-name="P4">
时间: 2023-05-03T18:44:00</text:p>
      <text:p text:style-name="P4">
地点: Donetsk Oblast (Latitude:48.72744 Longtitude:37.5781)</text:p>
      <text:p text:style-name="P4">
视频: []</text:p>
      <text:p text:style-name="P4">
图片: []</text:p>
      <text:p text:style-name="P4">
标签: ["Europe", "Central and Eastern Europe"]</text:p>
      <text:p text:style-name="P4">
Id: 22560273</text:p>
      <!--METADATA-->
      <text:p text:style-name="P4">
Donetsk Oblast(00:42). Red Alert: aerial threat. Sirens sounding. Take covernow!</text:p>
      <text:p text:style-name="P4">
News Collection Link: <text:a xlink:type="simple" xlink:href="https://liveuamap.com/en/2023/03-may-donetsk-oblast0042-red-alert-aerial-thg" text:style-name="Internet_20_link" text:visited-style-name="Visited_20_Internet_20_Link">
https://liveuamap.com/en/2023/03-may-donetsk-oblast0042-red-alert-aerial-thg</text:a>
</text:p>
      <text:p text:style-name="P4">
News Source: <text:a xlink:type="simple" xlink:href="https://t.me/air_alert_ua/44360" text:style-name="Internet_20_link" text:visited-style-name="Visited_20_Internet_20_Link">
https://t.me/air_alert_ua/44360</text:a>
</text:p>
      <!--NEWS-->
      <text:h text:style-name="P10" text:outline-level="1">
<text:span text:style-name="T4">
基辅，基夫·oblast（01:03）。 红色警报：空中威胁。 警笛声。 立即掩盖！</text:span>
</text:h>
      <text:p text:style-name="P4">
作者: liveuamap (Language: en)</text:p>
      <text:p text:style-name="P4">
时间: 2023-05-03T19:04:00</text:p>
      <text:p text:style-name="P4">
地点: Kyiv (Latitude:50.44343 Longtitude:30.53022)</text:p>
      <text:p text:style-name="P4">
视频: []</text:p>
      <text:p text:style-name="P4">
图片: []</text:p>
      <text:p text:style-name="P4">
标签: ["Europe", "Central and Eastern Europe"]</text:p>
      <text:p text:style-name="P4">
Id: 22560274</text:p>
      <!--METADATA-->
      <text:p text:style-name="P4">
基辅基辅地区(01:03). Red Alert: aerial threat. Sirens sounding. Takecover now!</text:p>
      <text:p text:style-name="P4">
News Collection Link: <text:a xlink:type="simple" xlink:href="https://liveuamap.com/en/2023/03-may-kyiv-kyiv-oblast0103-red-alert-aerial-g" text:style-name="Internet_20_link" text:visited-style-name="Visited_20_Internet_20_Link">
https://liveuamap.com/en/2023/03-may-kyiv-kyiv-oblast0103-red-alert-aerial-g</text:a>
</text:p>
      <text:p text:style-name="P4">
News Source: <text:a xlink:type="simple" xlink:href="https://t.me/air_alert_ua/44362" text:style-name="Internet_20_link" text:visited-style-name="Visited_20_Internet_20_Link">
https://t.me/air_alert_ua/44362</text:a>
</text:p>
      <!--NEWS-->
      <text:h text:style-name="P10" text:outline-level="1">
<text:span text:style-name="T4">
Kirovohradska Oblast（01:11）。 红色警报：空中威胁。 警笛声。 立即掩盖！</text:span>
</text:h>
      <text:p text:style-name="P4">
作者: liveuamap (Language: en)</text:p>
      <text:p text:style-name="P4">
时间: 2023-05-03T19:12:00</text:p>
      <text:p text:style-name="P4">
地点: Kirovohradska Oblast (Latitude:48.49987 Longtitude:32.0007)</text:p>
      <text:p text:style-name="P4">
视频: []</text:p>
      <text:p text:style-name="P4">
图片: []</text:p>
      <text:p text:style-name="P4">
标签: ["Europe", "Central and Eastern Europe"]</text:p>
      <text:p text:style-name="P4">
Id: 22560275</text:p>
      <!--METADATA-->
      <text:p text:style-name="P4">
Kirovohrad地区(01:11). Red Alert: aerial threat. Sirens sounding. Takecover now!</text:p>
      <text:p text:style-name="P4">
News Collection Link: <text:a xlink:type="simple" xlink:href="https://liveuamap.com/en/2023/03-may-kirovohradska-oblast0111-red-alert-aerg" text:style-name="Internet_20_link" text:visited-style-name="Visited_20_Internet_20_Link">
https://liveuamap.com/en/2023/03-may-kirovohradska-oblast0111-red-alert-aerg</text:a>
</text:p>
      <text:p text:style-name="P4">
News Source: <text:a xlink:type="simple" xlink:href="https://t.me/air_alert_ua/44363" text:style-name="Internet_20_link" text:visited-style-name="Visited_20_Internet_20_Link">
https://t.me/air_alert_ua/44363</text:a>
</text:p>
      <!--NEWS-->
      <text:h text:style-name="P10" text:outline-level="1">
<text:span text:style-name="T4">
Mykolaiv地区Mykolaiv的Odesa地区（01：中学）。 红色ALRT：空中tchretate。 警报器Sundin ...</text:span>
</text:h>
      <text:p text:style-name="P4">
作者: liveuamap (Language: en)</text:p>
      <text:p text:style-name="P4">
时间: 2023-05-03T19:36:00</text:p>
      <text:p text:style-name="P4">
地点: Odeska Oblast (Latitude:46.75000000 Longtitude:30.25000000)</text:p>
      <text:p text:style-name="P4">
视频: []</text:p>
      <text:p text:style-name="P4">
图片: []</text:p>
      <text:p text:style-name="P4">
标签: ["Europe", "Central and Eastern Europe"]</text:p>
      <text:p text:style-name="P4">
Id: 22560276</text:p>
      <!--METADATA-->
      <text:p text:style-name="P4">
Mykolaiv地区Mykolaiv的Odesa地区(01:36). Red Alert: aerial threat.Sirens sounding. Take cover now!</text:p>
      <text:p text:style-name="P4">
News Collection Link: <text:a xlink:type="simple" xlink:href="https://liveuamap.com/en/2023/03-may-odeska-oblast-mykolaiv-mykolayivska-obg" text:style-name="Internet_20_link" text:visited-style-name="Visited_20_Internet_20_Link">
https://liveuamap.com/en/2023/03-may-odeska-oblast-mykolaiv-mykolayivska-obg</text:a>
</text:p>
      <text:p text:style-name="P4">
News Source: <text:a xlink:type="simple" xlink:href="https://t.me/air_alert_ua/44366" text:style-name="Internet_20_link" text:visited-style-name="Visited_20_Internet_20_Link">
https://t.me/air_alert_ua/44366</text:a>
</text:p>
      <!--NEWS-->
      <text:h text:style-name="P10" text:outline-level="1">
<text:span text:style-name="T4">
Cherkaska Oblast（01:45）。 红色警报：空中威胁。 警笛声。 立即掩盖！</text:span>
</text:h>
      <text:p text:style-name="P4">
作者: liveuamap (Language: en)</text:p>
      <text:p text:style-name="P4">
时间: 2023-05-03T19:48:00</text:p>
      <text:p text:style-name="P4">
地点: Cherkaska Oblast (Latitude:49.25000000 Longtitude:31.33333000)</text:p>
      <text:p text:style-name="P4">
视频: []</text:p>
      <text:p text:style-name="P4">
图片: []</text:p>
      <text:p text:style-name="P4">
标签: ["Europe", "Central and Eastern Europe"]</text:p>
      <text:p text:style-name="P4">
Id: 22560277</text:p>
      <!--METADATA-->
      <text:p text:style-name="P4">
切尔卡斯(01:45). Red Alert: aerial threat. Sirens sounding. Take covernow!</text:p>
      <text:p text:style-name="P4">
News Collection Link: <text:a xlink:type="simple" xlink:href="https://liveuamap.com/en/2023/03-may-cherkaska-oblast0145-red-alert-aerial-g" text:style-name="Internet_20_link" text:visited-style-name="Visited_20_Internet_20_Link">
https://liveuamap.com/en/2023/03-may-cherkaska-oblast0145-red-alert-aerial-g</text:a>
</text:p>
      <text:p text:style-name="P4">
News Source: <text:a xlink:type="simple" xlink:href="https://t.me/air_alert_ua/44367" text:style-name="Internet_20_link" text:visited-style-name="Visited_20_Internet_20_Link">
https://t.me/air_alert_ua/44367</text:a>
</text:p>
      <!--NEWS-->
      <text:h text:style-name="P10" text:outline-level="1">
<text:span text:style-name="T4">
Donetsk Oblast（02:03）。 红色警报：空中威胁。 警笛声。 立即掩盖！</text:span>
</text:h>
      <text:p text:style-name="P4">
作者: liveuamap (Language: en)</text:p>
      <text:p text:style-name="P4">
时间: 2023-05-03T20:05:00</text:p>
      <text:p text:style-name="P4">
地点: Donetsk Oblast (Latitude:48.72628 Longtitude:37.57849)</text:p>
      <text:p text:style-name="P4">
视频: []</text:p>
      <text:p text:style-name="P4">
图片: []</text:p>
      <text:p text:style-name="P4">
标签: ["Europe", "Central and Eastern Europe"]</text:p>
      <text:p text:style-name="P4">
Id: 22560280</text:p>
      <!--METADATA-->
      <text:p text:style-name="P4">
Donetsk Oblast(02:03). Red Alert: aerial threat. Sirens sounding. Take covernow!</text:p>
      <text:p text:style-name="P4">
News Collection Link: <text:a xlink:type="simple" xlink:href="https://liveuamap.com/en/2023/04-may-donetsk-oblast0203-red-alert-aerial-thg" text:style-name="Internet_20_link" text:visited-style-name="Visited_20_Internet_20_Link">
https://liveuamap.com/en/2023/04-may-donetsk-oblast0203-red-alert-aerial-thg</text:a>
</text:p>
      <text:p text:style-name="P4">
News Source: <text:a xlink:type="simple" xlink:href="https://t.me/air_alert_ua/44368" text:style-name="Internet_20_link" text:visited-style-name="Visited_20_Internet_20_Link">
https://t.me/air_alert_ua/44368</text:a>
</text:p>
      <!--NEWS-->
      <text:h text:style-name="P10" text:outline-level="1">
<text:span text:style-name="T4">
防空在Odesa附近活跃</text:span>
</text:h>
      <text:p text:style-name="P4">
作者: liveuamap (Language: en)</text:p>
      <text:p text:style-name="P4">
时间: 2023-05-03T20:20:07</text:p>
      <text:p text:style-name="P4">
地点: Odesa, Odessa Oblast (Latitude:46.50442 Longtitude:30.7406)</text:p>
      <text:p text:style-name="P4">
视频: []</text:p>
      <text:p text:style-name="P4">
图片: []</text:p>
      <text:p text:style-name="P4">
标签: []</text:p>
      <text:p text:style-name="P4">
Id: 22560281</text:p>
      <!--METADATA-->
      <text:p text:style-name="P4">
防空在Odesa附近活跃</text:p>
      <text:p text:style-name="P4">
新闻集链接：<text:a xlink:type="simple" xlink:href="https://liveuamap.com/en/2023/4-may-air-defense-was-active-near-odesa" text:style-name="Internet_20_link" text:visited-style-name="Visited_20_Internet_20_Link">
https://liveuamap.com/en/2023/4-may-air-defense-was-act--active-near-odesa</text:a>
</text:p>
      <text:p text:style-name="P4">
News Source: <text:a xlink:type="simple" xlink:href="https://t.me/war_monitor/7059" text:style-name="Internet_20_link" text:visited-style-name="Visited_20_Internet_20_Link">
https://t.me/war_monitor/7059</text:a>
</text:p>
      <!--NEWS-->
      <text:h text:style-name="P10" text:outline-level="1">
<text:span text:style-name="T4">
Kherson，Khersonska Oblast（02:30）。 红色警报：空中威胁。 警笛声。 立即掩盖！</text:span>
</text:h>
      <text:p text:style-name="P4">
作者: liveuamap (Language: en)</text:p>
      <text:p text:style-name="P4">
时间: 2023-05-03T20:31:00</text:p>
      <text:p text:style-name="P4">
地点: Kherson (Latitude:46.65482 Longtitude:32.61884)</text:p>
      <text:p text:style-name="P4">
视频: []</text:p>
      <text:p text:style-name="P4">
图片: []</text:p>
      <text:p text:style-name="P4">
标签: ["Europe", "Central and Eastern Europe"]</text:p>
      <text:p text:style-name="P4">
Id: 22560282</text:p>
      <!--METADATA-->
      <text:p text:style-name="P4">
赫尔森，赫森地区(02:30). Red Alert: aerial threat. Sirens sounding.Take cover now!</text:p>
      <text:p text:style-name="P4">
News Collection Link: <text:a xlink:type="simple" xlink:href="https://liveuamap.com/en/2023/04-may-kherson-khersonska-oblast0230-red-alerg" text:style-name="Internet_20_link" text:visited-style-name="Visited_20_Internet_20_Link">
https://liveuamap.com/en/2023/04-may-kherson-khersonska-oblast0230-red-alerg</text:a>
</text:p>
      <text:p text:style-name="P4">
News Source: <text:a xlink:type="simple" xlink:href="https://t.me/air_alert_ua/44373" text:style-name="Internet_20_link" text:visited-style-name="Visited_20_Internet_20_Link">
https://t.me/air_alert_ua/44373</text:a>
</text:p>
      <!--NEWS-->
      <text:h text:style-name="P10" text:outline-level="1">
<text:span text:style-name="T4">
Zaporizka Oblast（02:33）。 红色警报：空中威胁。 警笛声。 立即掩盖！</text:span>
</text:h>
      <text:p text:style-name="P4">
作者: liveuamap (Language: en)</text:p>
      <text:p text:style-name="P4">
时间: 2023-05-03T20:34:00</text:p>
      <text:p text:style-name="P4">
地点: Zaporizka Oblast (Latitude:47.612051 Longtitude:35.765691)</text:p>
      <text:p text:style-name="P4">
视频: []</text:p>
      <text:p text:style-name="P4">
图片: []</text:p>
      <text:p text:style-name="P4">
标签: ["Europe", "Central and Eastern Europe"]</text:p>
      <text:p text:style-name="P4">
Id: 22560283</text:p>
      <!--METADATA-->
      <text:p text:style-name="P4">
Zaporizhzhia地区(02:33). Red Alert: aerial threat. Sirens sounding. Take covernow!</text:p>
      <text:p text:style-name="P4">
News Collection Link: <text:a xlink:type="simple" xlink:href="https://liveuamap.com/en/2023/04-may-zaporizka-oblast0233-red-alert-aerial-g" text:style-name="Internet_20_link" text:visited-style-name="Visited_20_Internet_20_Link">
https://liveuamap.com/en/2023/04-may-zaporizka-oblast0233-red-alert-aerial-g</text:a>
</text:p>
      <text:p text:style-name="P4">
News Source: <text:a xlink:type="simple" xlink:href="https://t.me/air_alert_ua/44374" text:style-name="Internet_20_link" text:visited-style-name="Visited_20_Internet_20_Link">
https://t.me/air_alert_ua/44374</text:a>
</text:p>
      <!--NEWS-->
      <text:h text:style-name="P10" text:outline-level="1">
<text:span text:style-name="T4">
Dnipro，Dnipropetrovska Oblast（02:34）。 红色警报：空中威胁。 警笛声。 掩护...</text:span>
</text:h>
      <text:p text:style-name="P4">
作者: liveuamap (Language: en)</text:p>
      <text:p text:style-name="P4">
时间: 2023-05-03T20:36:00</text:p>
      <text:p text:style-name="P4">
地点: Dnipro (Latitude:48.45939 Longtitude:35.03926)</text:p>
      <text:p text:style-name="P4">
视频: []</text:p>
      <text:p text:style-name="P4">
图片: []</text:p>
      <text:p text:style-name="P4">
标签: ["Europe", "Central and Eastern Europe"]</text:p>
      <text:p text:style-name="P4">
Id: 22560285</text:p>
      <!--METADATA-->
      <text:p text:style-name="P4">
dnipro，dnipropetrovsk区域(02:34). Red Alert: aerial threat. Sirenssounding. Take cover now!</text:p>
      <text:p text:style-name="P4">
News Collection Link: <text:a xlink:type="simple" xlink:href="https://liveuamap.com/en/2023/04-may-dnipro-dnipropetrovska-oblast0234-red-g" text:style-name="Internet_20_link" text:visited-style-name="Visited_20_Internet_20_Link">
https://liveuamap.com/en/2023/04-may-dnipro-dnipropetrovska-oblast0234-red-g</text:a>
</text:p>
      <text:p text:style-name="P4">
News Source: <text:a xlink:type="simple" xlink:href="https://t.me/air_alert_ua/44376" text:style-name="Internet_20_link" text:visited-style-name="Visited_20_Internet_20_Link">
https://t.me/air_alert_ua/44376</text:a>
</text:p>
      <!--NEWS-->
      <text:h text:style-name="P10" text:outline-level="1">
<text:span text:style-name="T4">
Vinnytska Oblast（02:46）。 红色警报：空中威胁。 警笛声。 立即掩盖！</text:span>
</text:h>
      <text:p text:style-name="P4">
作者: liveuamap (Language: en)</text:p>
      <text:p text:style-name="P4">
时间: 2023-05-03T20:48:00</text:p>
      <text:p text:style-name="P4">
地点: Vinnytska Oblast (Latitude:48.91667000 Longtitude:28.66667000)</text:p>
      <text:p text:style-name="P4">
视频: []</text:p>
      <text:p text:style-name="P4">
图片: []</text:p>
      <text:p text:style-name="P4">
标签: ["Europe", "Central and Eastern Europe"]</text:p>
      <text:p text:style-name="P4">
Id: 22560286</text:p>
      <!--METADATA-->
      <text:p text:style-name="P4">
Vinnytsia地区(02:46). Red Alert: aerial threat. Sirens sounding. Take covernow!</text:p>
      <text:p text:style-name="P4">
News Collection Link: <text:a xlink:type="simple" xlink:href="https://liveuamap.com/en/2023/04-may-vinnytska-oblast0246-red-alert-aerial-g" text:style-name="Internet_20_link" text:visited-style-name="Visited_20_Internet_20_Link">
https://liveuamap.com/en/2023/04-may-vinnytska-oblast0246-red-alert-aerial-g</text:a>
</text:p>
      <text:p text:style-name="P4">
News Source: <text:a xlink:type="simple" xlink:href="https://t.me/air_alert_ua/44377" text:style-name="Internet_20_link" text:visited-style-name="Visited_20_Internet_20_Link">
https://t.me/air_alert_ua/44377</text:a>
</text:p>
      <!--NEWS-->
      <text:h text:style-name="P10" text:outline-level="1">
<text:span text:style-name="T4">
乌克兰总统对克里米亚自治共和国的代表讨论了半岛的青年政策</text:span>
</text:h>
      <text:p text:style-name="P4">
作者: ['АРМІЯINFORM']</text:p>
      <text:p text:style-name="P4">
时间: 2023-05-03T28:00:00-04:00</text:p>
      <text:p text:style-name="P4">
描述: 良好的主权半半需要良好的蛇形飞机。 MAJA ...与乌克兰2022年的战争，与乌克兰的最新新闻，今天与乌克兰的新闻战争，今天的最后一场战争，今天将在乌克兰和俄罗斯之间发生战争，当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5/344735566_546360710760660_5047061695975222334_n.jpg" text:style-name="Internet_20_link" text:visited-style-name="Visited_20_Internet_20_Link">
344735566_546360710760660_5047061695975222334_n.jpg</text:a>
']</text:p>
      <text:p text:style-name="P4">
标签: ['STOPRUSSIA', 'АГРЕСІЯ РФ', 'АР КРИМ', 'ВТОРГНЕННЯ РФ', 'ТАМІЛА ТАШЕВА']</text:p>
      <text:p text:style-name="P4">
类别: News</text:p>
      <!--METADATA-->
      <text:p text:style-name="P4">
<draw:frame draw:style-name="fr1" draw:name="Image7" text:anchor-type="as-char" svg:width="6.9236in" svg:height="3.11562in" draw:z-index="0">
<draw:image xlink:href="../Images/AРМІЯINFORM/2023-05-03T28-00-00-04-00/344735566_546360710760660_5047061695975222334_n.jpg" xlink:type="simple" xlink:show="embed" xlink:actuate="onLoad" draw:mime-type="image/jpeg"/>
</draw:frame>
良好的政府政策需要良好，有意义的计划。 它是为了发展乌克兰总统的永久代表，泰米尔·塔什瓦西(Tamil Tashevasi)与公共和公共部门的代表。 Tabolagi朋友聚集在一张桌子上，详细讨论了克里米亚半岛的未来青年政策。</text:p>
      <text:p text:style-name="P4">
关于它<text:a xlink:type="simple" xlink:href="https://www.facebook.com/tamila.tasheva/posts/pfbid02r26oTAAGBxXp5PppuLLxMPJZyZFmaCzeTbJvsJLAQz3HXZamcNxTVNPdPQoFDeYHl" text:style-name="Internet_20_link" text:visited-style-name="Visited_20_Internet_20_Link">
报告</text:a>
乌克兰总统的永久代表到泰米尔·塔沙夫(Tamil Tashev)。</text:p>
      <text:p text:style-name="P4">
“我们的会议持续了两个多小时，为此，我们设法概述了工作的细节：吸引了倡议青年中心的投资，组织学生的交流计划 - 内部和 - 年轻人的 - 年轻人的流动性 - 她强调，不仅培训未来的专家，成瘾，准备未来的教学。恢复教育机构的构成。”她强调。</text:p>
      <text:p text:style-name="P4">
乌克兰青年和体育副部长玛丽娜·帕帕彭科(Marina Papapenko)分享了一种兴趣，即青年政策应该参与乌克兰土著人民代表的年轻人，因为它将能够满足克里米亚的独特要求。</text:p>
      <text:p text:style-name="P4">
我们还讨论了那些我们已经必须积极地传达来自乌克兰受控领土的普通乌克兰人以及我们州的公民中的普通乌克兰人，他们必须在这些年来的这些年中生存。 这是一个重要的问题，作为一个民间社会 - 我们必须达到协同作用。</text:p>
      <text:p text:style-name="P4">
“他们与同事一起决定，该代表将准备讨论结果的简报，规定熟悉和提交建议，并将安排随后的工作，以进一步完成Deookupowtokrime青年政策愿景的进一步工作。</text:p>
      <text:p text:style-name="P4">
我认为这是最终导致未来决定的动力，但也是一位政治家，我们将导演乌克兰一半的重新融入。” Tamila Tasheva说。</text:p>
      <text:p text:style-name="P4">
我们将继续为主要目标而努力 - 克里米亚的占领及其重新融入!</text:p>
      <text:p text:style-name="P4">
News Source: <text:a xlink:type="simple" xlink:href="https://armyinform.com.ua/2023/05/03/u-predstavnycztvi-prezydenta-ukrayiny-v-ar-krym-obgovoryly-molodizhnu-polityku-pislya-deokupacziyi-pivostrova/" text:style-name="Internet_20_link" text:visited-style-name="Visited_20_Internet_20_Link">
https://armyinform.com.ua/2023/05/03/u-predstavnycztvi-prezydenta-ukrayiny-v-ar-krym-obgovoryly-molodizhnu-polityku-pislya-deokupacziyi-pivostrova/</text:a>
</text:p>
      <!--NEWS-->
      <text:h text:style-name="P10" text:outline-level="1">
<text:span text:style-name="T4">
乌克兰军方同意与波兰同事进一步交流信息</text:span>
</text:h>
      <text:p text:style-name="P4">
作者: ['АРМІЯINFORM']</text:p>
      <text:p text:style-name="P4">
时间: 2023-05-03T29:00:00-04:00</text:p>
      <text:p text:style-name="P4">
描述: 罗兹莫夫的电话受到了乌克兰兹布罗尼军队的奥特罗尼部队的指挥官的伤害...与乌克兰2022年的战争，与乌克兰的战争是今天的最新消息，今天是与乌克兰2022年的新闻战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5/photo_2023-05-02_10-47-17-e1683093632806.jpg" text:style-name="Internet_20_link" text:visited-style-name="Visited_20_Internet_20_Link">
photo_2023-05-02_10-47-17-e1683093632806.jpg</text:a>
']</text:p>
      <text:p text:style-name="P4">
标签: ['STOPRUSSIA', 'АГРЕСІЯ РФ', 'ВТОРГНЕННЯ РФ', 'СВІТ ПІДТРИМУЄ УКРАЇНУ']</text:p>
      <text:p text:style-name="P4">
类别: News</text:p>
      <!--METADATA-->
      <text:p text:style-name="P4">
<draw:frame draw:style-name="fr1" draw:name="Image8" text:anchor-type="as-char" svg:width="6.9236in" svg:height="6.038918in" draw:z-index="0">
<draw:image xlink:href="../Images/AРМІЯINFORM/2023-05-03T29-00-00-04-00/photo_2023-05-02_10-47-17-e1683093632806.jpg" xlink:type="simple" xlink:show="embed" xlink:actuate="onLoad" draw:mime-type="image/jpeg"/>
</draw:frame>
武装部队中尉谢尔盖·纳耶夫(Sergey Nayev)联合部队的指挥官与波兰共和国武装部队物种的运营团队的指挥官在波兰中尉托马斯玛普罗夫斯基(Tomasmampiotrovsky)之间进行了电话对话。</text:p>
      <text:p text:style-name="P4">
关于它中尉谢尔盖·纳夫(Sergey Naev)<text:a xlink:type="simple" xlink:href="https://t.me/SerhiyNaiev/50" text:style-name="Internet_20_link" text:visited-style-name="Visited_20_Internet_20_Link">
报告</text:a>
在电报中。</text:p>
      <text:p text:style-name="P4">
双方讨论了乌克兰北部地区的安全状况，并赶上了进一步的信息交换。</text:p>
      <text:p text:style-name="P4">
“他告知他的波兰同事，以采取和加强措施，以确保对可能的荣誉行动的驯服反应的边界区域的国防能力，并感谢波兰波兰的领导层的稳定合作和永久伙伴关系，“专员”乌克兰的统一部队告诉专员Naev。</text:p>
      <text:p text:style-name="P4">
反过来，托马斯·皮奥罗夫斯基(Tomasz Piorovsky)将军中尉保证，乌克兰的支持和援助以抵消大规模的俄罗斯规模。</text:p>
      <text:p text:style-name="P4">
对话结束后，双方同意继续进行对话并积极互动。</text:p>
      <text:p text:style-name="P4">
News Source: <text:a xlink:type="simple" xlink:href="https://armyinform.com.ua/2023/05/03/ukrayinski-vijskovi-uzgodyly-pytannya-shhodo-podalshogo-obminu-informacziyeyu-z-polskymy-kolegamy/" text:style-name="Internet_20_link" text:visited-style-name="Visited_20_Internet_20_Link">
https://armyinform.com.ua/2023/05/03/ukrayinski-vijskovi-uzgodyly-pytannya-shhodo-podalshogo-obminu-informacziyeyu-z-polskymy-kolegamy/</text:a>
</text:p>
      <!--NEWS-->
      <text:h text:style-name="P10" text:outline-level="1">
<text:span text:style-name="T4">
俄罗斯人接受了乌克兰的形式，并在与乌克兰的北部边界上准备挑衅</text:span>
</text:h>
      <text:p text:style-name="P4">
作者: ['АРМІЯINFORM']</text:p>
      <text:p text:style-name="P4">
时间: 2023-05-03T30:00:00-04:00</text:p>
      <text:p text:style-name="P4">
描述: Rosiyski viskovo服务，Yaki将由Bryanskiy Tu Kurskiye Insti部署...与乌克兰2022年的战争，与乌克兰的最新新闻，与乌克兰2022年的新闻，乌克兰2022年的新闻战争，乌克兰和俄罗斯与俄罗斯以及乌克兰在2022年与乌克兰战争，是否会在2022年与乌克兰战争他们说，或没有一年，他们是否会在不久的将来与乌克兰进行战争</text:p>
      <text:p text:style-name="P4">
图片: ['<text:a xlink:type="simple" xlink:href="https://armyinform.com.ua/wp-content/uploads/2023/05/63bc24f95575f.jpeg" text:style-name="Internet_20_link" text:visited-style-name="Visited_20_Internet_20_Link">
63bc24f95575f.jpeg</text:a>
']</text:p>
      <text:p text:style-name="P4">
标签: ['STOPRUSSIA', 'АГРЕСІЯ РФ', 'ВТОРГНЕННЯ РФ']</text:p>
      <text:p text:style-name="P4">
类别: News</text:p>
      <!--METADATA-->
      <text:p text:style-name="P4">
<draw:frame draw:style-name="fr1" draw:name="Image9" text:anchor-type="as-char" svg:width="6.9236in" svg:height="4.32725in" draw:z-index="0">
<draw:image xlink:href="../Images/AРМІЯINFORM/2023-05-03T30-00-00-04-00/63bc24f95575f.jpeg" xlink:type="simple" xlink:show="embed" xlink:actuate="onLoad" draw:mime-type="image/jpeg"/>
</draw:frame>
说明性照片</text:p>
      <text:p text:style-name="P4">
驻扎在布莱恩斯克和库尔斯克地区的俄罗斯军事人员偷走了乌克兰军服。</text:p>
      <text:p text:style-name="P4">
关于它<text:a xlink:type="simple" xlink:href="https://sprotyv.mod.gov.ua/rosiyany-gotuyut-provokatsiyi-na-pivnichnomu-kordoni-z-ukrayinoyu/" text:style-name="Internet_20_link" text:visited-style-name="Visited_20_Internet_20_Link">
报告</text:a>
国家抵抗中心。</text:p>
      <text:p text:style-name="P4">
报道了与乌克兰地下合作的当地人。 所有这些tidiums表明，俄罗斯人准备在别人的国旗下挑衅，以动员他们的社会，并误导世界社会，从俄罗斯联邦武装部队的罪行中引起人们的注意。</text:p>
      <text:p text:style-name="P4">
不排除在俄罗斯联邦或模仿俘虏的恐怖行为。</text:p>
      <text:p text:style-name="P4">
国家抵抗中心要求警惕并注意敌人的行动，以免成为敌对意图的受害者。</text:p>
      <text:p text:style-name="P4">
News Source: <text:a xlink:type="simple" xlink:href="https://armyinform.com.ua/2023/05/03/rosiyany-otrymaly-ukrayinsku-formu-ta-gotuyut-provokacziyi-na-pivnichnomu-kordoni-z-ukrayinoyu/" text:style-name="Internet_20_link" text:visited-style-name="Visited_20_Internet_20_Link">
https://armyinform.com.ua/2023/05/03/rosiyany-otrymaly-ukrayinsku-formu-ta-gotuyut-provokacziyi-na-pivnichnomu-kordoni-z-ukrayinoyu/</text:a>
</text:p>
      <!--NEWS-->
      <text:h text:style-name="P10" text:outline-level="1">
<text:span text:style-name="T4">
Irina Vereshchuk：不要与占领者合作，不要拿俄罗斯护照</text:span>
</text:h>
      <text:p text:style-name="P4">
作者: ['АРМІЯINFORM']</text:p>
      <text:p text:style-name="P4">
时间: 2023-05-03T31:00:00-04:00</text:p>
      <text:p text:style-name="P4">
描述: 副派对人伊利纳·伊琳娜·弗雷什丘克·罗斯科维尔（Irina irina vereshchuk rospovil），什叶·克雷纳（Shi Kraina-Agresorkoy）示威活动...与乌克兰2022年的战争，与乌克兰的最新新闻，今天与乌克兰2022年的新闻战争，今天，乌克兰和俄罗斯之间的战争将是一场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5/stoprussiawarwar_0018-e1683020891348.jpg" text:style-name="Internet_20_link" text:visited-style-name="Visited_20_Internet_20_Link">
stoprussiawarwar_0018-e1683020891348.jpg</text:a>
']</text:p>
      <text:p text:style-name="P4">
标签: []</text:p>
      <text:p text:style-name="P4">
类别: News</text:p>
      <!--METADATA-->
      <text:p text:style-name="P4">
<draw:frame draw:style-name="fr1" draw:name="Image10" text:anchor-type="as-char" svg:width="6.9236in" svg:height="8.840264in" draw:z-index="0">
<draw:image xlink:href="../Images/AРМІЯINFORM/2023-05-03T31-00-00-04-00/stoprussiawarwar_0018-e1683020891348.jpg" xlink:type="simple" xlink:show="embed" xlink:actuate="onLoad" draw:mime-type="image/jpeg"/>
</draw:frame>
Viceremier-Minister Irina Vereshchuk表示，侵略国继续将自己的不宽容提高到那些没有占领乌克兰领土的俄罗斯护照的人。</text:p>
      <text:p text:style-name="P4">
关于它<text:a xlink:type="simple" xlink:href="https://minre.gov.ua/2023/05/02/moya-derzhavnyczka-pozycziya-nezminna-ne-jdit-na-spivpraczyu-z-okupantamy-ne-berit-rosijskyj-pasport-vyyizhdzhajte-abo-dochekajtesya-nashoyi-armiyi/" text:style-name="Internet_20_link" text:visited-style-name="Visited_20_Internet_20_Link">
报告</text:a>
重返社会部。</text:p>
      <text:p text:style-name="P4">
“我的州立场保持不变。 尽管它被占领和占领，但它是乌克兰的领土。 在第一个大规模入侵中，我对公民的呼吁也保持不变。 不要与占领者合作，不要有俄罗斯护照。 有机会离开或等待我们的军队。我们一定要驱逐这些领土!”  - 总结了Viceremer。</text:p>
      <text:p text:style-name="P4">
News Source: <text:a xlink:type="simple" xlink:href="https://armyinform.com.ua/2023/05/03/iryna-vereshhuk-ne-jdit-na-spivpraczyu-z-okupantamy-ne-berit-rosijskyh-pasportiv/" text:style-name="Internet_20_link" text:visited-style-name="Visited_20_Internet_20_Link">
https://armyinform.com.ua/2023/05/03/iryna-vereshhuk-ne-jdit-na-spivpraczyu-z-okupantamy-ne-berit-rosijskyh-pasportiv/</text:a>
</text:p>
      <!--NEWS-->
      <text:h text:style-name="P10" text:outline-level="1">
<text:span text:style-name="T4">
Dilkiv暴露了为DNR战斗机以超过5000万的资助</text:span>
</text:h>
      <text:p text:style-name="P4">
作者: ['АРМІЯINFORM']</text:p>
      <text:p text:style-name="P4">
时间: 2023-05-03T32:00:00-04:00</text:p>
      <text:p text:style-name="P4">
描述: Bezpeki I Holder Bureau of Rossliduvan Vikrili大型计划的大型计划...与乌克兰2022年的战争，与乌克兰的最新新闻，今天与乌克兰的新闻，今天与乌克兰2022年的新闻战争，乌克兰和俄罗斯之间的战争将在乌克兰和俄罗斯之间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19e960fdb8b78d89dd0465ff46e217aa.jpeg" text:style-name="Internet_20_link" text:visited-style-name="Visited_20_Internet_20_Link">
19e960fdb8b78d89dd0465ff46e217aa.jpeg</text:a>
']</text:p>
      <text:p text:style-name="P4">
标签: ['STOPRUSSIA', 'АГРЕСІЯ РФ', 'ВТОРГНЕННЯ РФ', 'КОЛАБОРАНТИ', 'СБУ']</text:p>
      <text:p text:style-name="P4">
类别: News</text:p>
      <!--METADATA-->
      <text:p text:style-name="P4">
<draw:frame draw:style-name="fr1" draw:name="Image11" text:anchor-type="as-char" svg:width="6.9236in" svg:height="4.615733in" draw:z-index="0">
<draw:image xlink:href="../Images/AРМІЯINFORM/2023-05-03T32-00-00-04-00/19e960fdb8b78d89dd0465ff46e217aa.jpeg" xlink:type="simple" xlink:show="embed" xlink:actuate="onLoad" draw:mime-type="image/jpeg"/>
</draw:frame>
安全局和州调查局已经暴露了为DNR恐怖组织提供资金的大规模计划。 该设备在全面入侵开始之前运行，并补充了战斗机的“预算”，总计5000万美元。</text:p>
      <text:p text:style-name="P4">
由于Vinnitsa和Zhytomyr中复杂的事件，树皮的组织者暴露了。</text:p>
      <text:p text:style-name="P4">
攻击者已经建立了从临时占领日到乌克兰控制领土的矿业设备的供应。</text:p>
      <text:p text:style-name="P4">
这种“流动率”以“税收”和“费用”的形式为恐怖组织“ DNR”的“预算”定期收入。</text:p>
      <text:p text:style-name="P4">
将来，这笔钱是指向东方阵线的物流。</text:p>
      <text:p text:style-name="P4">
为了通过临时捕获的迪利卡企业对贸易的禁令，经销商在Zhytomyr地区和俄罗斯建立了一个虚拟商业结构网络。</text:p>
      <text:p text:style-name="P4">
计算是通过侵略国的次金融机构进行的。</text:p>
      <text:p text:style-name="P4">
目前，该计划的三个组织者向DBR的调查人员告知了恐怖主义。 犯罪嫌疑人包括私人企业的董事兼首席会计。</text:p>
      <text:p text:style-name="P4">
正在进行调查，以确定犯罪的所有情况并承担责任。</text:p>
      <text:p text:style-name="P4">
计划向涉及该设备的俄罗斯公司提出针对制裁申请的建议。</text:p>
      <text:p text:style-name="P4">
在检察官的程序指导下，在DBR的Vinnytsia地区的SBU工作人员采取了暴露犯罪的措施。</text:p>
      <text:p text:style-name="P4">
News Source: <text:a xlink:type="simple" xlink:href="https://armyinform.com.ua/2023/05/03/vykryto-dilkiv-yaki-profinansuvaly-bojovykiv-dnr-na-ponad-50-mln-grn/" text:style-name="Internet_20_link" text:visited-style-name="Visited_20_Internet_20_Link">
https://armyinform.com.ua/2023/05/03/vykryto-dilkiv-yaki-profinansuvaly-bojovykiv-dnr-na-ponad-50-mln-grn/</text:a>
</text:p>
      <!--NEWS-->
      <text:h text:style-name="P10" text:outline-level="1">
<text:span text:style-name="T4">
伊戈尔·克里曼科（Igor Klimenko）：进攻的后卫被另一个旅补充了 - “宪章”</text:span>
</text:h>
      <text:p text:style-name="P4">
作者: ['АРМІЯINFORM']</text:p>
      <text:p text:style-name="P4">
时间: 2023-05-03T33:00:00-04:00</text:p>
      <text:p text:style-name="P4">
描述: Viiskovol皮肤的vid离开了Chich Toment上的所有操作。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d1d89f64a4bc565a160882c932945497-1.jpeg" text:style-name="Internet_20_link" text:visited-style-name="Visited_20_Internet_20_Link">
d1d89f64a4bc565a160882c932945497-1.jpeg</text:a>
']</text:p>
      <text:p text:style-name="P4">
标签: ['STOPRUSSIA', 'АГРЕСІЯ РФ', 'ВТОРГНЕННЯ РФ', 'ГВАРДІЯ НАСТУПУ', 'ІГОР КЛИМЕНКО']</text:p>
      <text:p text:style-name="P4">
类别: News</text:p>
      <!--METADATA-->
      <text:p text:style-name="P4">
<draw:frame draw:style-name="fr1" draw:name="Image12" text:anchor-type="as-char" svg:width="6.9236in" svg:height="4.330592in" draw:z-index="0">
<draw:image xlink:href="../Images/AРМІЯINFORM/2023-05-03T33-00-00-04-00/d1d89f64a4bc565a160882c932945497-1.jpeg" xlink:type="simple" xlink:show="embed" xlink:actuate="onLoad" draw:mime-type="image/jpeg"/>
</draw:frame>
说明性照片</text:p>
      <text:p text:style-name="P4">
每军都取决于特定偏好行动的成功。 乌克兰伊戈尔·克里姆森科(Klimenko)内部事务部长宣布了这一问题，即士兵们为“警卫喷嘴”的突击旅做准备。</text:p>
      <text:p text:style-name="P4">
部门负责人伊戈尔·克里曼科(Igor Klimenko)说，已经完全成立了八个旅。 最近，进攻的后卫已被另一个旅 - 喀特宫补充：</text:p>
      <text:p text:style-name="P4">
“我们将捡起已经成立的旅，他们将通过适当的训练 - 这是2-3周，并且同时组建了其他单位。这些旅的任务是进行适当的进攻风暴军事行动期间的防御力量。”</text:p>
      <text:p text:style-name="P4">
内部事务部长强调，由Uurba旅自愿参加的人们的角色将在未来的反对意见中很重要。</text:p>
      <text:p text:style-name="P4">
“我们教它。 因为从每个旅中，每个单位，每个军事人员和警察都将取决于行动在同一方向上的成功，”伊戈尔·克里姆伦科(Igor Klimenko)说。</text:p>
      <text:p text:style-name="P4">
内政部负责人说，进攻守卫的某些单位是从头开始形成的，有些已经是基于当前的，首先是形成的结构，首先是后勤：</text:p>
      <text:p text:style-name="P4">
“在这种情况下，有敌对经验的军人和警察精确地形成了成功的成功。 这些人只是在教志愿者 - 首先来拉布里德的年轻人。 同样，经验丰富的战士是未来战斗联系的指挥官。”</text:p>
      <text:p text:style-name="P4">
Igor Klimenko强调，很难教指挥官 - 这始终是很长一段时间，他仅限于我们，因此在部门中，他们押注敌对行动的工人和管理单位的经验。</text:p>
      <text:p text:style-name="P4">
<text:span text:style-name="T4">
资料来源：</text:span>
 <text:a xlink:type="simple" xlink:href="https://www.kmu.gov.ua/news/ihor-klymenko-vid-kozhnoho-viiskovoho-zalezhyt-uspishnist-operatsii-na-tomu-chy-inshomu-napriamku" text:style-name="Internet_20_link" text:visited-style-name="Visited_20_Internet_20_Link">
政府门户</text:a>
</text:p>
      <text:p text:style-name="P4">
News Source: <text:a xlink:type="simple" xlink:href="https://armyinform.com.ua/2023/05/03/igor-klymenko-gvardiya-nastupu-popovnylasya-shhe-odniyeyu-brygadoyu-hartiyeyu/" text:style-name="Internet_20_link" text:visited-style-name="Visited_20_Internet_20_Link">
https://armyinform.com.ua/2023/05/03/igor-klymenko-gvardiya-nastupu-popovnylasya-shhe-odniyeyu-brygadoyu-hartiyeyu/</text:a>
</text:p>
      <!--NEWS-->
      <text:h text:style-name="P10" text:outline-level="1">
<text:span text:style-name="T4">
职业管理部门的短缺达到90％</text:span>
</text:h>
      <text:p text:style-name="P4">
作者: ['АРМІЯINFORM']</text:p>
      <text:p text:style-name="P4">
时间: 2023-05-03T34:00:00-04:00</text:p>
      <text:p text:style-name="P4">
描述: 罗西亚尼（Rosiyani）无法通过美联储-Biconavichi的结构以及与乌克兰2022的战争的结构来实现，与乌克兰的战争是今天的最新消息，与乌克兰2022年的战争是今天的最后一场，将在乌克兰和俄罗斯之间发生战争，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3/05/63500332_605.jpg" text:style-name="Internet_20_link" text:visited-style-name="Visited_20_Internet_20_Link">
63500332_605.jpg</text:a>
']</text:p>
      <text:p text:style-name="P4">
标签: ['STOPRUSSIA', 'АГРЕСІЯ РФ', 'ВТОРГНЕННЯ РФ']</text:p>
      <text:p text:style-name="P4">
类别: News</text:p>
      <!--METADATA-->
      <text:p text:style-name="P4">
<draw:frame draw:style-name="fr1" draw:name="Image13" text:anchor-type="as-char" svg:width="6.9236in" svg:height="3.891999in" draw:z-index="0">
<draw:image xlink:href="../Images/AРМІЯINFORM/2023-05-03T34-00-00-04-00/63500332_605.jpg" xlink:type="simple" xlink:show="embed" xlink:actuate="onLoad" draw:mime-type="image/jpeg"/>
</draw:frame>
说明性照片</text:p>
      <text:p text:style-name="P4">
俄罗斯人无法完成行政权力职业当局的结构单位。</text:p>
      <text:p text:style-name="P4">
关于它<text:a xlink:type="simple" xlink:href="https://sprotyv.mod.gov.ua/defitsyt-komplektuvannya-pidrozdiliv-v-okupatsijnyh-administratsiyah-syagaye-90/" text:style-name="Internet_20_link" text:visited-style-name="Visited_20_Internet_20_Link">
报告</text:a>
国家机构中心。</text:p>
      <text:p text:style-name="P4">
在某些情况下，制作不足的人数达到90％。 原因是由于俄罗斯人的风险和不确定性，俄罗斯人拒绝在暂时占领的领土上工作，因为正是俄罗斯人不确定他们在这里“这里”。</text:p>
      <text:p text:style-name="P4">
当地人也主要离开该地区或拒绝与敌人合作。</text:p>
      <text:p text:style-name="P4">
因此，职业政府仍然无法完全开始工作，俄罗斯人被迫在该地区寻找人事资源。</text:p>
      <text:p text:style-name="P4">
News Source: <text:a xlink:type="simple" xlink:href="https://armyinform.com.ua/2023/05/03/deficzyt-komplektuvannya-pidrozdiliv-v-okupaczijnyh-administracziyah-syagaye-90-vidsotkiv/" text:style-name="Internet_20_link" text:visited-style-name="Visited_20_Internet_20_Link">
https://armyinform.com.ua/2023/05/03/deficzyt-komplektuvannya-pidrozdiliv-v-okupaczijnyh-administracziyah-syagaye-90-vidsotkiv/</text:a>
</text:p>
      <!--NEWS-->
      <text:h text:style-name="P10" text:outline-level="1">
<text:span text:style-name="T4">
补充有资格获得临时住房的IDP类别</text:span>
</text:h>
      <text:p text:style-name="P4">
作者: ['АРМІЯINFORM']</text:p>
      <text:p text:style-name="P4">
时间: 2023-05-03T35:00:00-04:00</text:p>
      <text:p text:style-name="P4">
描述: Zmisni脱离了Fontain Zhitl的Formavny的命令，以Timchovoy认可...与乌克兰2022年的战争，与乌克兰的最新新闻，今天与乌克兰2022年的新闻战争，今天，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b74b2bc-depositphotos-552066430-xl.jpg" text:style-name="Internet_20_link" text:visited-style-name="Visited_20_Internet_20_Link">
b74b2bc-depositphotos-552066430-xl.jpg</text:a>
']</text:p>
      <text:p text:style-name="P4">
标签: ['STOPRUSSIA', 'АГРЕСІЯ РФ', 'ВТОРГНЕННЯ РФ']</text:p>
      <text:p text:style-name="P4">
类别: News</text:p>
      <!--METADATA-->
      <text:p text:style-name="P4">
<draw:frame draw:style-name="fr1" draw:name="Image14" text:anchor-type="as-char" svg:width="6.9236in" svg:height="4.612677in" draw:z-index="0">
<draw:image xlink:href="../Images/AРМІЯINFORM/2023-05-03T35-00-00-04-00/b74b2bc-depositphotos-552066430-xl.jpg" xlink:type="simple" xlink:show="embed" xlink:actuate="onLoad" draw:mime-type="image/jpeg"/>
</draw:frame>
说明性照片</text:p>
      <text:p text:style-name="P4">
政府已批准更改旨在及时居住的房屋基金的形成顺序。 该基金由地方政府组成。</text:p>
      <text:p text:style-name="P4">
关于它报告<text:a xlink:type="simple" xlink:href="https://www.kmu.gov.ua/news/uriad-dopovnyv-perelik-katehorii-vnutrishno-peremishchenykh-osib-iaki-maiut-pravo-na-otrymannia-tymchasovoho-zhytla" text:style-name="Internet_20_link" text:visited-style-name="Visited_20_Internet_20_Link">
新闻服务</text:a>
部长的内阁于5月2日。</text:p>
      <text:p text:style-name="P4">
尤其是临时住宿场所将在企业雇员中提供一个内部流离失所的人，这些人员搬迁到安全地区。 还有 - 属于脆弱座位的IDP。</text:p>
      <text:p text:style-name="P4">
因此，政府批准了有权获得临时生活的内部流离失所者中人口中处于社会弱势群体的清单。</text:p>
      <text:p text:style-name="P4">
尤其是弱势类别包括： - 残疾人；  - 一个超过60年的人；  - 孤儿，被剥夺了父母的护理；  - 独立抚养孩子的人；  - 将直接参与敌对行动的军人家庭；  - 大和低收入等。</text:p>
      <text:p text:style-name="P4">
News Source: <text:a xlink:type="simple" xlink:href="https://armyinform.com.ua/2023/05/03/dopovneno-perelik-kategorij-vpo-yaki-mayut-pravo-na-otrymannya-tymchasovogo-zhytla/" text:style-name="Internet_20_link" text:visited-style-name="Visited_20_Internet_20_Link">
https://armyinform.com.ua/2023/05/03/dopovneno-perelik-kategorij-vpo-yaki-mayut-pravo-na-otrymannya-tymchasovogo-zhytla/</text:a>
</text:p>
      <!--NEWS-->
      <text:h text:style-name="P10" text:outline-level="1">
<text:span text:style-name="T4">
政府改善了军事医疗委员会的工作</text:span>
</text:h>
      <text:p text:style-name="P4">
作者: ['АРМІЯINFORM']</text:p>
      <text:p text:style-name="P4">
时间: 2023-05-03T36:00:00-04:00</text:p>
      <text:p text:style-name="P4">
描述: 对于Bilsh Shvidky I I Zruchny Pinike Like Like like Expertisi Sneaky，与2022年与乌克兰的战争，与乌克兰的最新新闻战争，今天与乌克兰2022年的新闻战争，乌克兰和俄罗斯与俄罗斯之间以及与乌克兰的战争之间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vlk.jpg" text:style-name="Internet_20_link" text:visited-style-name="Visited_20_Internet_20_Link">
vlk.jpg</text:a>
']</text:p>
      <text:p text:style-name="P4">
标签: ['STOPRUSSIA', 'АГРЕСІЯ РФ', 'ВЛК', 'УРЯД УКРАЇНИ']</text:p>
      <text:p text:style-name="P4">
类别: News</text:p>
      <!--METADATA-->
      <text:p text:style-name="P4">
<draw:frame draw:style-name="fr1" draw:name="Image15" text:anchor-type="as-char" svg:width="6.9236in" svg:height="4.15416in" draw:z-index="0">
<draw:image xlink:href="../Images/AРМІЯINFORM/2023-05-03T36-00-00-04-00/vlk.jpg" xlink:type="simple" xlink:show="embed" xlink:actuate="onLoad" draw:mime-type="image/jpeg"/>
</draw:frame>
说明性照片</text:p>
      <text:p text:style-name="P4">
为了更快，更容易，已经进行了立法变更，其中涉及改善戒严令中军事人员的注册和待遇，以及军事部门和医疗保健设施之间的文件管理。(下一个 -  VLK)通过吸引平民卫生保健机构。</text:p>
      <text:p text:style-name="P4">
“这些只是第一步。 有许多流程将逐渐受到监管：既是VLK流程的带宽和数字化的过度官僚化和扩展等等。”</text:p>
      <text:p text:style-name="P4">
证书为军方而不是反过来的证书的原则是军事医疗委员会工作变更的发展和实施的首要任务。</text:p>
      <text:p text:style-name="P4">
因此，已经开发了有关VLK工作和维护工作者的工作的建议，电子文档管理流程的试验以及人员配备和社会支持的领土中心，军事保健设施，部署在测试的电子排队中进行单独的驻军VLK，进行。</text:p>
      <text:p text:style-name="P4">
<text:span text:style-name="T4">
来源：</text:span>
 <text:a xlink:type="simple" xlink:href="https://www.kmu.gov.ua/news/moz-uriad-udoskonalyv-robotu-viiskovo-likarskykh-komisii" text:style-name="Internet_20_link" text:visited-style-name="Visited_20_Internet_20_Link">
<text:span text:style-name="T5">
asor portal</text:span>
</text:a>
</text:p>
      <text:p text:style-name="P4">
News Source: <text:a xlink:type="simple" xlink:href="https://armyinform.com.ua/2023/05/03/uryad-udoskonalyv-robotu-vijskovo-likarskyh-komisij/" text:style-name="Internet_20_link" text:visited-style-name="Visited_20_Internet_20_Link">
https://armyinform.com.ua/2023/05/03/uryad-udoskonalyv-robotu-vijskovo-likarskyh-komisij/</text:a>
</text:p>
      <!--NEWS-->
      <text:h text:style-name="P10" text:outline-level="1">
<text:span text:style-name="T4">
俄罗斯人继续对TOT进行错误信息</text:span>
</text:h>
      <text:p text:style-name="P4">
作者: ['АРМІЯINFORM']</text:p>
      <text:p text:style-name="P4">
时间: 2023-05-03T37:00:00-04:00</text:p>
      <text:p text:style-name="P4">
描述: 在Merezhi Izhternet Izhormatsky Anti -Ukrainian ...与乌克兰2022年的战争，与乌克兰的最新新闻，今天与乌克兰2022年与乌克兰战争的战争，今天与乌克兰2022年的战争，将在乌克兰和俄罗斯之间发生战争时，与乌克兰与乌克兰的战争，与乌克兰的最新新闻，与乌克兰的新闻战争，与乌克兰的新闻与乌克兰的战争，与乌克兰之间的战争以及乌克兰和俄罗斯之间的战争，与乌克兰的战争，与乌克兰的战争，与乌克兰的战争，与乌克兰的战争，与乌克兰的战争，与乌克兰之间的战争，与乌克兰和俄罗斯之间的战争时，在乌克兰与乌克兰的战争，当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5/400_0_1651369041-5866.webp" text:style-name="Internet_20_link" text:visited-style-name="Visited_20_Internet_20_Link">
400_0_1651369041-5866.webp</text:a>
']</text:p>
      <text:p text:style-name="P4">
标签: ['STOPRUSSIA', 'АГРЕСІЯ РФ', 'ВТОРГНЕННЯ РФ', 'ДЕЗІНФОРМАЦІЯ']</text:p>
      <text:p text:style-name="P4">
类别: News</text:p>
      <!--METADATA-->
      <text:p text:style-name="P4">
<draw:frame draw:style-name="fr1" draw:name="Image16" text:anchor-type="as-char" svg:width="6.9236in" svg:height="4.621503in" draw:z-index="0">
<draw:image xlink:href="../ConvertedIMGs/AРМІЯINFORM/2023-05-03T37-00-00-04-00/400_0_1651369041-5866.png" xlink:type="simple" xlink:show="embed" xlink:actuate="onLoad" draw:mime-type="image/png"/>
</draw:frame>
说明性照片</text:p>
      <text:p text:style-name="P4">
入侵者继续积极地进行有关互联网信息反乌克兰运动的信息。 国家抵抗中心<text:a xlink:type="simple" xlink:href="https://sprotyv.mod.gov.ua/rosiyany-prodovzhuyut-provodyty-dezinformatsijni-kampaniyi-na-tot/" text:style-name="Internet_20_link" text:visited-style-name="Visited_20_Internet_20_Link">
总结</text:a>
敌对宣传的主要叙述。</text:p>
      <text:p text:style-name="P4">
因此，上个月的主要论点是“只有在乌克兰击败纳粹主义的胜利才能使俄罗斯能够保证安全，恢复欧盟的稳定性。” 这是俄罗斯人试图在第一个on -the -the目标受众中溢出的其他论文和叙述的服装和叙述，这不太喜欢检查俄罗斯宣传家在“酱汁”上提供的信息。 尤其：</text:p>
      <text:p text:style-name="P4">
<text:span text:style-name="T5">
“北约秘书长对基辅的访问作证说，北大西洋联盟的意图继续将乌克兰整合到西方世界中，这表明在“其开始”开始时决定的正确性； </text:span>
“基辅的犯罪行为确认有必要继续“完成所有任务”； <text:span text:style-name="T5">
“乌克兰永久丢失了以前已定义的领土”； </text:span>
“俄罗斯联邦总统访问赫森地区的“ LNR”  - 俄罗斯联邦对行动的信心的证明”； *“克里姆林宫特别关注执行任务的军人，提供保证和社会支持”；</text:p>
      <text:p text:style-name="P4">
此外，为了结束战斗和占领者赢得重组部队时代的愿望，俄罗斯方面传播了以下叙述：</text:p>
      <text:p text:style-name="P4">
<text:span text:style-name="T5">
“需要为谈判创造条件； </text:span>
“西方国家不能在谈判过程中成为中介”； <text:span text:style-name="T5">
“中国的早晨计划是解决乌克兰危机问题的新替代方案”； </text:span>
“集体活动正在与俄罗斯进行战争”； *“西方试图使红军与外交政策隔离”</text:p>
      <text:p text:style-name="P4">
尽管假货和错误信息的色调，俄罗斯的宣传传播了Vinternette，但国家抵抗中心仍敦促乌克兰人完全核实和官方来源。</text:p>
      <text:p text:style-name="P4">
News Source: <text:a xlink:type="simple" xlink:href="https://armyinform.com.ua/2023/05/03/rosiyany-prodovzhuyut-provodyty-dezinformaczijni-kampaniyi-na-tot/" text:style-name="Internet_20_link" text:visited-style-name="Visited_20_Internet_20_Link">
https://armyinform.com.ua/2023/05/03/rosiyany-prodovzhuyut-provodyty-dezinformaczijni-kampaniyi-na-tot/</text:a>
</text:p>
      <!--NEWS-->
      <text:h text:style-name="P10" text:outline-level="1">
<text:span text:style-name="T4">
我们的航空在敌人的集中区域进行了8次跳动</text:span>
</text:h>
      <text:p text:style-name="P4">
作者: ['АРМІЯINFORM']</text:p>
      <text:p text:style-name="P4">
时间: 2023-05-03T38:00:00-04:00</text:p>
      <text:p text:style-name="P4">
描述: 关于ZS乌克兰人的总部。 -Dob国防军的Aviacii ...与乌克兰2022年的战争，与乌克兰的最新新闻，今天与乌克兰2022年的新闻战争，乌克兰和俄罗斯与俄罗斯之间以及2022年2022年与乌克兰战争之间的战争他们说，与否，是否会在不久的将来与乌克兰进行战争</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ТОРГНЕННЯ РФ', 'ГШ ЗСУ', 'ХРОНІКА ОБОРОНИ']</text:p>
      <text:p text:style-name="P4">
类别: News</text:p>
      <!--METADATA-->
      <text:p text:style-name="P4">
<draw:frame draw:style-name="fr1" draw:name="Image17" text:anchor-type="as-char" svg:width="6.9236in" svg:height="5.385022in" draw:z-index="0">
<draw:image xlink:href="../Images/AРМІЯINFORM/2023-05-03T38-00-00-04-00/foto-aviacziya.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PmAaExP65MNgzjhmW4pndBTM7CPjihLDYNq6Hyda9bF18jDs5zUXTGFajUAErpqyl" text:style-name="Internet_20_link" text:visited-style-name="Visited_20_Internet_20_Link">
报告</text:a>
乌克兰武装部队的总参谋部。</text:p>
      <ul>
        <li>
在过去的24小时内，国防军的航空在敌人的个人工作人员集中的领域以及导弹部队和炮兵部门袭击了8个中风，这是12个武器和军事设备的12个领域，4个仓库弹药，一种抗空气防御和另一个重要目标的1手段。</li>
      </ul>
      <text:p text:style-name="P4">
News Source: <text:a xlink:type="simple" xlink:href="https://armyinform.com.ua/2023/05/03/nasha-aviacziya-zavdala-8-udariv-po-rajonah-zoseredzhennya-protyvnyka-2/" text:style-name="Internet_20_link" text:visited-style-name="Visited_20_Internet_20_Link">
https://armyinform.com.ua/2023/05/03/nasha-aviacziya-zavdala-8-udariv-po-rajonah-zoseredzhennya-protyvnyka-2/</text:a>
</text:p>
      <!--NEWS-->
      <text:h text:style-name="P10" text:outline-level="1">
<text:span text:style-name="T4">
占领者在我们的位置造成了3枚导弹和39次航空罢工</text:span>
</text:h>
      <text:p text:style-name="P4">
作者: ['АРМІЯINFORM']</text:p>
      <text:p text:style-name="P4">
时间: 2023-05-03T39:00:00-04:00</text:p>
      <text:p text:style-name="P4">
描述: 关于ZS乌克兰人的总部。  - 扎夫达夫（Zavdav）的敌人……与乌克兰2022年的战争，与乌克兰的战争是今天的最新消息，今天与乌克兰2022年的新闻战，乌克兰和俄罗斯之间的战争，当与俄罗斯与俄罗斯之间发生战争，以及与与俄罗斯的战争乌克兰会有，是否会有吗</text:p>
      <text:p text:style-name="P4">
图片: ['<text:a xlink:type="simple" xlink:href="https://armyinform.com.ua/wp-content/uploads/2023/05/252833.jpg" text:style-name="Internet_20_link" text:visited-style-name="Visited_20_Internet_20_Link">
252833.jpg</text:a>
']</text:p>
      <text:p text:style-name="P4">
标签: ['STOPRUSSIA', 'АГРЕСІЯ РФ', 'ВТОРГНЕННЯ РФ', 'ГШ ЗСУ']</text:p>
      <text:p text:style-name="P4">
类别: News</text:p>
      <!--METADATA-->
      <text:p text:style-name="P4">
<draw:frame draw:style-name="fr1" draw:name="Image18" text:anchor-type="as-char" svg:width="6.9236in" svg:height="3.893007in" draw:z-index="0">
<draw:image xlink:href="../Images/AРМІЯINFORM/2023-05-03T39-00-00-04-00/252833.jpg" xlink:type="simple" xlink:show="embed" xlink:actuate="onLoad" draw:mime-type="image/jpeg"/>
</draw:frame>
<text:span text:style-name="T4">
🔥俄罗斯入侵的情况</text:span>
</text:p>
      <text:p text:style-name="P4">
关于它<text:a xlink:type="simple" xlink:href="https://www.facebook.com/GeneralStaff.ua/posts/pfbid02PmAaExP65MNgzjhmW4pndBTM7CPjihLDYNq6Hyda9bF18jDs5zUXTGFajUAErpqyl" text:style-name="Internet_20_link" text:visited-style-name="Visited_20_Internet_20_Link">
报告</text:a>
乌克兰武装部队的总参谋部。</text:p>
      <ul>
        <li>
最后一天，敌人击中了3个火箭发射器，39次航空罢工，并在我们的坦塞里卡部队的位置上进行了火箭发射器的63次炮击。 空中居民，被摧毁和损坏的私人住宅和其他平民基础设施受伤，这是证词。</li>
      </ul>
      <text:p text:style-name="P4">
此外，晚上，俄罗斯恐怖分子再次以“ Shahd-136/131”袭击了我们。 指定了有关此攻击后果的信息。</text:p>
      <text:p text:style-name="P4">
News Source: <text:a xlink:type="simple" xlink:href="https://armyinform.com.ua/2023/05/03/okupanty-zavdaly-3-raketnyh-ta-39-aviaczijnyh-udariv-po-nashym-pozycziyam/" text:style-name="Internet_20_link" text:visited-style-name="Visited_20_Internet_20_Link">
https://armyinform.com.ua/2023/05/03/okupanty-zavdaly-3-raketnyh-ta-39-aviaczijnyh-udariv-po-nashym-pozycziyam/</text:a>
</text:p>
      <!--NEWS-->
      <text:h text:style-name="P10" text:outline-level="1">
<text:span text:style-name="T4">
在赫森地区，占领者威胁要驱逐居民，因为拒绝护照俄罗斯联邦</text:span>
</text:h>
      <text:p text:style-name="P4">
作者: ['АРМІЯINFORM']</text:p>
      <text:p text:style-name="P4">
时间: 2023-05-03T40:00:00-04:00</text:p>
      <text:p text:style-name="P4">
描述: 关于ZS乌克兰人的总部。 Rosiskism tostant ...与乌克兰2022年的战争，与乌克兰的最新新闻战争，今天与乌克兰2022年的新闻战争，乌克兰和俄罗斯之间的战争以及俄罗斯之间的战争以及2022年与乌克兰的战争将会是与乌克兰的战争，他们说，在不久的将来，与乌克兰发生了战争</text:p>
      <text:p text:style-name="P4">
图片: ['<text:a xlink:type="simple" xlink:href="https://armyinform.com.ua/wp-content/uploads/2023/05/rosijska-federacziya-pasport.webp" text:style-name="Internet_20_link" text:visited-style-name="Visited_20_Internet_20_Link">
rosijska-federacziya-pasport.webp</text:a>
']</text:p>
      <text:p text:style-name="P4">
标签: ['STOPRUSSIA', 'АГРЕСІЯ РФ', 'ВТОРГНЕННЯ РФ', 'ГШ ЗСУ']</text:p>
      <text:p text:style-name="P4">
类别: News</text:p>
      <!--METADATA-->
      <text:p text:style-name="P4">
<draw:frame draw:style-name="fr1" draw:name="Image19" text:anchor-type="as-char" svg:width="6.9236in" svg:height="3.894525in" draw:z-index="0">
<draw:image xlink:href="../ConvertedIMGs/AРМІЯINFORM/2023-05-03T40-00-00-04-00/rosijska-federacziya-pasport.png" xlink:type="simple" xlink:show="embed" xlink:actuate="onLoad" draw:mime-type="image/png"/>
</draw:frame>
照片说明性<text:span text:style-name="T4">
🔥俄罗斯入侵的情况</text:span>
</text:p>
      <text:p text:style-name="P4">
关于它<text:a xlink:type="simple" xlink:href="https://www.facebook.com/GeneralStaff.ua/posts/pfbid02PmAaExP65MNgzjhmW4pndBTM7CPjihLDYNq6Hyda9bF18jDs5zUXTGFajUAErpqyl" text:style-name="Internet_20_link" text:visited-style-name="Visited_20_Internet_20_Link">
报告</text:a>
乌克兰武装部队的总参谋部。</text:p>
      <text:p text:style-name="P4">
俄罗斯入侵者继续对赫尔森地区暂时固定领土的人口进行强制认证。 为了加快这一过程，入侵者采取了旨在以可能驱逐出境和疏远财产驱逐和疏远的位置的示范性突袭措施。</text:p>
      <ul>
        <li>
该措施的内容在于，和解协议在FSB的代表陪同下到达殖民地巴士，该代表指的是俄罗斯联邦总统，这是一项关于没有俄罗斯公民身份的被占领领土的驱逐出境的法令，使人们置于激烈的状态：消息指出，立即排除没收财产。</li>
      </ul>
      <text:p text:style-name="P4">
News Source: <text:a xlink:type="simple" xlink:href="https://armyinform.com.ua/2023/05/03/na-hersonshhyni-okupanty-pogrozhuyut-deportuvaty-meshkancziv-za-vidmovu-vid-pasporta-rf/" text:style-name="Internet_20_link" text:visited-style-name="Visited_20_Internet_20_Link">
https://armyinform.com.ua/2023/05/03/na-hersonshhyni-okupanty-pogrozhuyut-deportuvaty-meshkancziv-za-vidmovu-vid-pasporta-rf/</text:a>
</text:p>
      <!--NEWS-->
      <text:h text:style-name="P10" text:outline-level="1">
<text:span text:style-name="T4">
国防军每天消除了500多名入侵者，摧毁了6个BBM和16名艺术家</text:span>
</text:h>
      <text:p text:style-name="P4">
作者: ['АРМІЯINFORM']</text:p>
      <text:p text:style-name="P4">
时间: 2023-05-03T41:00:00-04:00</text:p>
      <text:p text:style-name="P4">
描述: Zagalni Boyov，在03/24/22到03/03/23 Orintovo成为：...与乌克兰2022的战争，与乌克兰的战争，今天与乌克兰的最新新闻，今天与乌克兰的新闻战争，今天与乌克兰2022年的新闻战争，今天会有一场战争，会有一场战争他们说，在乌克兰和俄罗斯之间，当与乌克兰在2022年与乌克兰战争时，是否会在不久的将来与乌克兰进行战争，他们说，与乌克兰的战争，今天的乌克兰新闻，乌克兰新闻，乌克兰新闻，乌克兰媒体在俄罗斯媒体的乌克兰新闻</text:p>
      <text:p text:style-name="P4">
图片: ['<text:a xlink:type="simple" xlink:href="https://armyinform.com.ua/wp-content/uploads/2023/05/82b54081-55fa-4eb4-af17-c44ef09c9312-scaled.jpg" text:style-name="Internet_20_link" text:visited-style-name="Visited_20_Internet_20_Link">
82b54081-55fa-4eb4-af17-c44ef09c9312-scaled.jpg</text:a>
']</text:p>
      <text:p text:style-name="P4">
标签: ['STOPRUSSIA', 'АГРЕСІЯ РФ', 'ВТОРГНЕННЯ РФ', 'ВТРАТИ ВОРОГА', 'ГШ ЗСУ']</text:p>
      <text:p text:style-name="P4">
类别: News</text:p>
      <!--METADATA-->
      <text:p text:style-name="P4">
<draw:frame draw:style-name="fr1" draw:name="Image20" text:anchor-type="as-char" svg:width="6.9236in" svg:height="6.998606in" draw:z-index="0">
<draw:image xlink:href="../Images/AРМІЯINFORM/2023-05-03T41-00-00-04-00/82b54081-55fa-4eb4-af17-c44ef09c9312-scaled.jpg" xlink:type="simple" xlink:show="embed" xlink:actuate="onLoad" draw:mime-type="image/jpeg"/>
</draw:frame>
从24.02.22到03.05.23的敌人的总损失将定向：</text:p>
      <text:p text:style-name="P4">
<text:span text:style-name="T4">
<text:span text:style-name="T5">
人员 -  </text:span>
* 191940(+520)淘汰的人</text:span>
<text:span text:style-name="T5">
坦克 -  </text:span>
<text:span text:style-name="T5">
 3702(+1)</text:span>
<text:span text:style-name="T4">
战斗装甲车 -  </text:span>
 7199(+6)<text:span text:style-name="T4">
<text:span text:style-name="T5">
炮兵系统 -  </text:span>
<text:span text:style-name="T5">
 2946(+16)</text:span>
 </text:span>
 rszv- <text:span text:style-name="T4">
 544(0)</text:span>
<text:span text:style-name="T5">
防空费用 -  </text:span>
<text:span text:style-name="T5">
 300(+2)</text:span>
<text:span text:style-name="T4">
飞机 -  </text:span>
 308(0)<text:span text:style-name="T4">
<text:span text:style-name="T5">
直升机 -  </text:span>
* 294(0)</text:span>
<text:span text:style-name="T5">
无人机手术战术水平 -  </text:span>
<text:span text:style-name="T5">
 2505(+28)</text:span>
<text:span text:style-name="T4">
有翼的导弹 -  </text:span>
 947(0)<text:span text:style-name="T4">
<text:span text:style-name="T5">
船 /船 -  </text:span>
* 18(0)</text:span>
<text:span text:style-name="T5">
汽车设备和坦克 -  </text:span>
<text:span text:style-name="T5">
 5865(+14)</text:span>
<text:span text:style-name="T4">
特殊设备 -  </text:span>
 363(+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3.05.23。</text:p>
      <text:p text:style-name="P4">
News Source: <text:a xlink:type="simple" xlink:href="https://armyinform.com.ua/2023/05/03/syly-oborony-za-dobu-likviduvaly-ponad-500-okupantiv-znyshhyly-6-bbm-i-16-artsystem/" text:style-name="Internet_20_link" text:visited-style-name="Visited_20_Internet_20_Link">
https://armyinform.com.ua/2023/05/03/syly-oborony-za-dobu-likviduvaly-ponad-500-okupantiv-znyshhyly-6-bbm-i-16-artsystem/</text:a>
</text:p>
      <!--NEWS-->
      <text:h text:style-name="P10" text:outline-level="1">
<text:span text:style-name="T4">
到了晚上，空中国防军摧毁了21 Shahd-136/131</text:span>
</text:h>
      <text:p text:style-name="P4">
作者: ['АРМІЯINFORM']</text:p>
      <text:p text:style-name="P4">
时间: 2023-05-03T42:00:00-04:00</text:p>
      <text:p text:style-name="P4">
描述: 在Rosiyskeski piashasi的3个尼克（Nich），乌克兰 - 卡米卡德兹·伊朗斯基（Kamikadze Iranskiy）的袭击是袭击...与乌克兰2022年的战争，与乌克兰的最新新闻，今天与乌克兰的新闻战争，与乌克兰的新闻进行战争，与乌克兰2022年最后一次发生战争，将在今天进行战争，将在今天进行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1/geran-shahed.jpg" text:style-name="Internet_20_link" text:visited-style-name="Visited_20_Internet_20_Link">
geran-shahed.jpg</text:a>
']</text:p>
      <text:p text:style-name="P4">
标签: ['SHAHED-136/131', 'БПЛА', 'КОМАНДУВАННЯ ПОВІТРЯНИХ СИЛ ЗСУ']</text:p>
      <text:p text:style-name="P4">
类别: News</text:p>
      <!--METADATA-->
      <text:p text:style-name="P4">
<draw:frame draw:style-name="fr1" draw:name="Image21" text:anchor-type="as-char" svg:width="6.9236in" svg:height="3.499428in" draw:z-index="0">
<draw:image xlink:href="../Images/AРМІЯINFORM/2023-05-03T42-00-00-04-00/geran-shahed.jpg" xlink:type="simple" xlink:show="embed" xlink:actuate="onLoad" draw:mime-type="image/jpeg"/>
</draw:frame>
说明性照片</text:p>
      <text:p text:style-name="P4">
5月3日晚上，俄罗斯入侵者从北方的方向袭击了乌克兰的无人机-Kamikadzeiran的生产(布莱恩斯克地区)但是从南部 - 亚佐夫海的东海岸。</text:p>
      <text:p text:style-name="P4">
关于它<text:a xlink:type="simple" xlink:href="https://t.me/kpszsu/2494" text:style-name="Internet_20_link" text:visited-style-name="Visited_20_Internet_20_Link">
报告</text:a>
武装部队司令部。</text:p>
      <text:p text:style-name="P4">
总体而言，占用者最多使用了26个冲击无人机SHAHD-136/131。</text:p>
      <text:p text:style-name="P4">
空中力量与乌克兰国防部队其他组成部分的空中防御作用的力量和手段摧毁了21种冲击无人机。</text:p>
      <text:p text:style-name="P4">
使用了防空导弹武器，航空和移动射击中心司令部的责任。</text:p>
      <text:p text:style-name="P4">
News Source: <text:a xlink:type="simple" xlink:href="https://armyinform.com.ua/2023/05/03/vnochi-sylamy-ppo-znyshheno-21-shahed-136-131/" text:style-name="Internet_20_link" text:visited-style-name="Visited_20_Internet_20_Link">
https://armyinform.com.ua/2023/05/03/vnochi-sylamy-ppo-znyshheno-21-shahed-136-131/</text:a>
</text:p>
      <!--NEWS-->
      <text:h text:style-name="P10" text:outline-level="1">
<text:span text:style-name="T4">
敖德萨地区摧毁了海洋带入沿海地区的另一个矿山</text:span>
</text:h>
      <text:p text:style-name="P4">
作者: ['АРМІЯINFORM']</text:p>
      <text:p text:style-name="P4">
时间: 2023-05-03T43:00:00-04:00</text:p>
      <text:p text:style-name="P4">
描述: 辩护柴戈夫是一名Prodikorablnoye，Yaku Pizl Storma Shtorma Vneeszo并非同样……与乌克兰2022年的战争，与乌克兰与乌克兰的最新新闻，《今日新闻》，与乌克兰的新闻，与乌克兰2022年的新闻战争，今天将在今天发动战争，将会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2/08/mina-1-e1676628134455.jpg" text:style-name="Internet_20_link" text:visited-style-name="Visited_20_Internet_20_Link">
mina-1-e1676628134455.jpg</text:a>
']</text:p>
      <text:p text:style-name="P4">
标签: ['STOPRUSSIA', 'АГРЕСІЯ РФ', 'ВМС ЗС УКРАЇНИ', 'ВТОРГНЕННЯ РФ', 'МІНА']</text:p>
      <text:p text:style-name="P4">
类别: News</text:p>
      <!--METADATA-->
      <text:p text:style-name="P4">
<draw:frame draw:style-name="fr1" draw:name="Image22" text:anchor-type="as-char" svg:width="6.9236in" svg:height="4.983228in" draw:z-index="0">
<draw:image xlink:href="../Images/AРМІЯINFORM/2023-05-03T43-00-00-04-00/mina-1-e1676628134455.jpg" xlink:type="simple" xlink:show="embed" xlink:actuate="onLoad" draw:mime-type="image/jpeg"/>
</draw:frame>
说明性照片</text:p>
      <text:p text:style-name="P4">
国防军透露了另一个反船矿，在暴风雨后，该矿山移走了无辜的距离到敖德萨地区的距离。</text:p>
      <text:p text:style-name="P4">
关于它<text:a xlink:type="simple" xlink:href="https://www.facebook.com/navy.mil.gov.ua/videos/1509579172779627/" text:style-name="Internet_20_link" text:visited-style-name="Visited_20_Internet_20_Link">
报告</text:a>
武装部队在Facebook上的海军。</text:p>
      <text:p text:style-name="P4">
消息写道：“乌克兰武装部队的武装部队海军部队由乌克兰的武装部队控制。”</text:p>
      <text:p text:style-name="P4">
武装部队的武装力量敦促记住与安全相关的安全措施，包括暴风雨之后。</text:p>
      <text:p text:style-name="P4">
News Source: <text:a xlink:type="simple" xlink:href="https://armyinform.com.ua/2023/05/03/na-odeshhyni-znyshheno-chergovu-minu-yaku-more-vyneslo-u-pryberezhnu-zonu/" text:style-name="Internet_20_link" text:visited-style-name="Visited_20_Internet_20_Link">
https://armyinform.com.ua/2023/05/03/na-odeshhyni-znyshheno-chergovu-minu-yaku-more-vyneslo-u-pryberezhnu-zonu/</text:a>
</text:p>
      <!--NEWS-->
      <text:h text:style-name="P10" text:outline-level="1">
<text:span text:style-name="T4">
BMP布拉德利加入国防军，不会对敌人感到无聊-Alexei Reznikov</text:span>
</text:h>
      <text:p text:style-name="P4">
作者: ['АРМІЯINFORM']</text:p>
      <text:p text:style-name="P4">
时间: 2023-05-03T44:00:00-04:00</text:p>
      <text:p text:style-name="P4">
描述: Twitterin上关于乌克兰Oleksiy Reznikov的Mainstro Deform Defform twitterin关于那些BRADLYY BMP BMP ...与乌克兰2022年的战争，与乌克兰的最新消息，今天与乌克兰2022年的战争，今天与乌克兰的战争，乌克兰和俄罗斯之间的战争将在何时，何时，何时，何时，何时，何时，何时，何时，何时，何时，与乌克兰在2022年的战争将在不久的将来与乌克兰进行战争，与乌克兰的战争，乌克兰的新闻，今天，乌克兰的新闻乌克兰媒体的新闻在俄罗斯</text:p>
      <text:p text:style-name="P4">
图片: ['<text:a xlink:type="simple" xlink:href="https://armyinform.com.ua/wp-content/uploads/2023/01/foto1.jpeg" text:style-name="Internet_20_link" text:visited-style-name="Visited_20_Internet_20_Link">
foto1.jpeg</text:a>
']</text:p>
      <text:p text:style-name="P4">
标签: ['BRADLEY', 'ОЛЕКСІЙ РЕЗНІКОВ', 'ОФІЦІЙНО']</text:p>
      <text:p text:style-name="P4">
类别: News</text:p>
      <!--METADATA-->
      <text:p text:style-name="P4">
<draw:frame draw:style-name="fr1" draw:name="Image23" text:anchor-type="as-char" svg:width="6.9236in" svg:height="4.330592in" draw:z-index="0">
<draw:image xlink:href="../Images/AРМІЯINFORM/2023-05-03T44-00-00-04-00/foto1.jpeg" xlink:type="simple" xlink:show="embed" xlink:actuate="onLoad" draw:mime-type="image/jpeg"/>
</draw:frame>
乌克兰Alexei Reznikov国防部长在Twitter上<text:a xlink:type="simple" xlink:href="https://twitter.com/oleksiireznikov/status/1653497349233049602" text:style-name="Internet_20_link" text:visited-style-name="Visited_20_Internet_20_Link">
报道</text:a>
到达乌克兰的BMP Bradley已经为武装部队服务。</text:p>
      <text:p text:style-name="P4">
“直到尝试之前，您永远不会知道。 巨大的。 强大的。 武装。 准备战斗。 在美国制造。 BMP布拉德利到达乌克兰，加入了乌克兰军队!我们保证：这些汽车不会感到无聊。”他写道，并感谢美国总统国防部沙特罗伊德·奥斯丁和美国人民的总统约瑟夫·拜登。</text:p>
      <text:p text:style-name="P4">
此外，Alexei Reznikov回忆说，他亲自测试了BMP Bradley：“雄伟的“驯服”“小猫”。 实在太棒了!”。</text:p>
      <text:p text:style-name="Quotations">

<text:p text:style-name="P4">
您永远不会知道您尝试的。 巨大的。 强大的。 装备好。 准备&gt;
战斗。 美国制造。 &gt;
 Bradley IFVS到达乌克兰并加入了&gt;
 <text:a xlink:type="simple" xlink:href="https://twitter.com/hashtag/UAarmy" text:style-name="Internet_20_link" text:visited-style-name="Visited_20_Internet_20_Link">
\ #uaarmy</text:a>
呢 &gt;
我们保证：这些机器不会感到无聊。 &gt;
谢谢<text:a xlink:type="simple" xlink:href="https://twitter.com/POTUS" text:style-name="Internet_20_link" text:visited-style-name="Visited_20_Internet_20_Link">
@potus</text:a>
，我的&gt;
同事<text:a xlink:type="simple" xlink:href="https://twitter.com/SecDef" text:style-name="Internet_20_link" text:visited-style-name="Visited_20_Internet_20_Link">
@secdef</text:a>
Lloyd J.&gt;
 Austin III和…<text:a xlink:type="simple" xlink:href="https://t.co/wrKhVTYsWr" text:style-name="Internet_20_link" text:visited-style-name="Visited_20_Internet_20_Link">
pic.twitter.com/wrkhvtyswr</text:a>
&gt;
&gt;
  -  Oleksiy Reznikov(@oleksireznikov)<text:a xlink:type="simple" xlink:href="https://twitter.com/oleksiireznikov/status/1653497349233049602" text:style-name="Internet_20_link" text:visited-style-name="Visited_20_Internet_20_Link">
5月2日，&gt;
 2023</text:a>
</text:p>

</text:p>
      <text:p text:style-name="P4">
News Source: <text:a xlink:type="simple" xlink:href="https://armyinform.com.ua/2023/05/03/bmp-bradley-pryyednalysya-do-syl-oborony-i-ne-dadut-nudguvaty-vorogu-oleksij-reznikov/" text:style-name="Internet_20_link" text:visited-style-name="Visited_20_Internet_20_Link">
https://armyinform.com.ua/2023/05/03/bmp-bradley-pryyednalysya-do-syl-oborony-i-ne-dadut-nudguvaty-vorogu-oleksij-reznikov/</text:a>
</text:p>
      <!--NEWS-->
      <text:h text:style-name="P10" text:outline-level="1">
<text:span text:style-name="T4">
“ 2022年是乌克兰生存的一年，而2023年将是效率的一年”  - 安德里·舍申科（Andriy Shevchenko）</text:span>
</text:h>
      <text:p text:style-name="P4">
作者: ['Світлана Кирган']</text:p>
      <text:p text:style-name="P4">
时间: 2023-05-03T80:00:00-04:00</text:p>
      <text:p text:style-name="P4">
描述: 乌克兰Zwan Ministan防御的代祷者Vropeiyko Ilpyskoi Andriy Shevchenko ...与乌克兰2022年的战争，与乌克兰的最新新闻，《与乌克兰的新闻》（News News）战争，与乌克兰2022年的新闻战争，今天与乌克兰和拉斯·拉斯特（Ususs）之间的战争，乌克兰和拉斯兰（Russia）之间的战争将是一场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acd42d1be689873adac939c8b78d96f377b8593b.jpg" text:style-name="Internet_20_link" text:visited-style-name="Visited_20_Internet_20_Link">
acd42d1be689873adac939c8b78d96f377b8593b.jpg</text:a>
']</text:p>
      <text:p text:style-name="P4">
标签: []</text:p>
      <text:p text:style-name="P4">
类别: News</text:p>
      <!--METADATA-->
      <text:p text:style-name="P4">
<draw:frame draw:style-name="fr1" draw:name="Image24" text:anchor-type="as-char" svg:width="6.9236in" svg:height="5.19847in" draw:z-index="0">
<draw:image xlink:href="../Images/AРМІЯINFORM/2023-05-03T80-00-00-04-00/acd42d1be689873adac939c8b78d96f377b8593b.jpg" xlink:type="simple" xlink:show="embed" xlink:actuate="onLoad" draw:mime-type="image/jpeg"/>
</draw:frame>
乌克兰国防部欧洲一体化国防部副部长安德里什夫琴科(Andriyshevchenko)在基辅举行了由罗德里希·基兹维特(Rhoderich Kizyvetter)代表领导的德国代表团。</text:p>
      <text:p text:style-name="P4">
外国客人被告知俄罗斯 - 乌克兰军队前部的局势，尤其是目前在顿涅茨克，卢甘斯克和卢甘斯克的战斗以及黑海的安全状况。</text:p>
      <text:p text:style-name="P4">
Andriy Shevchenko强调了使用必要的武器以及其他物质和技术援助为乌克兰保持积极的动态供应的重要性。 他感谢政府和德国人民从大规模入侵俄罗斯联合会开始的乌克兰的全面支持，并强调德国的日常援助是我们在Polyb上取得成功的关键之一。</text:p>
      <ul>
        <li>
我们感谢继续工作以支持所有外交遗址的国家。 西方，尤其是德国武器有助于保护其生活捍卫者，捍卫者和和平的乌克兰人。 Andrey Shevchenko说，多亏了现代武器，我们的士兵带来了乌克兰的胜利。</li>
      </ul>
      <text:p text:style-name="P4">
乌克兰国防部副部长还专注于克里米亚的命中术，并强调俄罗斯联邦现在正在使用被占领的牙齿作为军事基地，并且不会停止诚实。</text:p>
      <ul>
        <li>
为了对敌人进行更有效的反作用，我们需要更多的武器，很明显，如果2022年是乌克兰生存的一年，那么当时2023岁的年轻人将是一年的效率，即萨德·安德烈·舍申科(Save Andrey Shevchenko)。</li>
      </ul>
      <text:p text:style-name="P4">
德国客人表示愿意继续支持乌克兰与乌克兰人民。</text:p>
      <text:p text:style-name="P4">
News Source: <text:a xlink:type="simple" xlink:href="https://armyinform.com.ua/2023/05/03/2022-buv-dlya-ukrayiny-rokom-vyzhyvannya-a-2023-stane-rokom-efektyvnosti-andrij-shevchenko/" text:style-name="Internet_20_link" text:visited-style-name="Visited_20_Internet_20_Link">
https://armyinform.com.ua/2023/05/03/2022-buv-dlya-ukrayiny-rokom-vyzhyvannya-a-2023-stane-rokom-efektyvnosti-andrij-shevchenko/</text:a>
</text:p>
      <!--NEWS-->
      <text:h text:style-name="P10" text:outline-level="1">
<text:span text:style-name="T4">
为什么巴赫穆特对俄罗斯人如此重要</text:span>
</text:h>
      <text:p text:style-name="P4">
作者: ['АРМІЯINFORM']</text:p>
      <text:p text:style-name="P4">
时间: 2023-05-03T91:00:00-04:00</text:p>
      <text:p text:style-name="P4">
描述: bakhmut-tsitno heroikyna storinka rosisko-ukrainian veyni。 Shchelin Minoi Lita，...与乌克兰2022年的战争，与乌克兰的最新新闻，今天与乌克兰2022年的新闻战争，乌克兰和俄罗斯之间的战争以及2022年与乌克兰的战争将在，是否会有在不久的将来与乌克兰的战争是否说，乌克兰的战争，今天的乌克兰新闻，乌克兰媒体的乌克兰新闻在俄罗斯</text:p>
      <text:p text:style-name="P4">
图片: ['<text:a xlink:type="simple" xlink:href="https://armyinform.com.ua/wp-content/uploads/2023/05/scr-20230503-siny-scaled.jpeg" text:style-name="Internet_20_link" text:visited-style-name="Visited_20_Internet_20_Link">
scr-20230503-siny-scaled.jpeg</text:a>
']</text:p>
      <text:p text:style-name="P4">
标签: ['STOPRUSSIA', 'АГРЕСІЯ РФ', 'ВТОРГНЕННЯ РФ', 'ГАННА МАЛЯР']</text:p>
      <text:p text:style-name="P4">
类别: News</text:p>
      <!--METADATA-->
      <text:p text:style-name="P4">
<draw:frame draw:style-name="fr1" draw:name="Image25" text:anchor-type="as-char" svg:width="6.9236in" svg:height="4.136851in" draw:z-index="0">
<draw:image xlink:href="../Images/AРМІЯINFORM/2023-05-03T91-00-00-04-00/scr-20230503-siny-scaled.jpeg" xlink:type="simple" xlink:show="embed" xlink:actuate="onLoad" draw:mime-type="image/jpeg"/>
</draw:frame>
巴赫穆特(Bakhmut)是俄罗斯 - 乌克兰战争的真正英雄页面。 即使在夏天之后，有多少俄罗斯人没有扔在那里，他们还没有实现，这座城市仍在我们的控制之下。 同时，我们应该始终记住，“巴赫穆特在巴赫穆特继续进行”一词。 她身后是最强大的士兵，他们远远超出了敌人的逻辑。 其次，您不应该忘记 - 这是总部的24小时工作。 这是关于所有信息的强大分析的24/7  - 直到一秒钟，到了正在发生的一切的毫米。 以及智力批准这项工作的结论。</text:p>
      <text:p text:style-name="P4">
乌克兰国防部副部长安娜·马里亚尔(Evirithelovia Marathon)“统一新闻”强调了这一点。</text:p>
      <text:p text:style-name="P4">
News Source: <text:a xlink:type="simple" xlink:href="https://armyinform.com.ua/2023/05/03/chomu-bahmut-takyj-vazhlyvyj-dlya-rosiyan/" text:style-name="Internet_20_link" text:visited-style-name="Visited_20_Internet_20_Link">
https://armyinform.com.ua/2023/05/03/chomu-bahmut-takyj-vazhlyvyj-dlya-rosiyan/</text:a>
</text:p>
      <!--NEWS-->
      <text:h text:style-name="P10" text:outline-level="1">
<text:span text:style-name="T4">
纳塔利亚·汉尼克（Natalia Humeniuk）谈到了目前限制俄罗斯联邦黑海舰队能力的原因</text:span>
</text:h>
      <text:p text:style-name="P4">
作者: ['Володимир Віват']</text:p>
      <text:p text:style-name="P4">
时间: 2023-05-03T94:00:00-04:00</text:p>
      <text:p text:style-name="P4">
描述: Chorny Morin Zmusiv Vorozhi船在Zokremi的Bazuvannya ...与乌克兰2022年的战争，与乌克兰与乌克兰的最新消息战争，今天与乌克兰的新闻，乌克兰2022年上次与乌克兰的新闻战，将在乌克兰和俄罗斯之间以及俄罗斯之间的战争，以及与俄罗斯之间的战争，当时与俄罗斯的战争，当时，当时，当时，在乌克兰战争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4/photo_2022-11-16_13-45-44.jpg" text:style-name="Internet_20_link" text:visited-style-name="Visited_20_Internet_20_Link">
photo_2022-11-16_13-45-44.jpg</text:a>
']</text:p>
      <text:p text:style-name="P4">
标签: []</text:p>
      <text:p text:style-name="P4">
类别: News</text:p>
      <!--METADATA-->
      <text:p text:style-name="P4">
<draw:frame draw:style-name="fr1" draw:name="Image26" text:anchor-type="as-char" svg:width="6.9236in" svg:height="4.61393in" draw:z-index="0">
<draw:image xlink:href="../Images/AРМІЯINFORM/2023-05-03T94-00-00-04-00/photo_2022-11-16_13-45-44.jpg" xlink:type="simple" xlink:show="embed" xlink:actuate="onLoad" draw:mime-type="image/jpeg"/>
</draw:frame>
黑海的风暴迫使敌方船只进入了包括火箭发射器在内的基点。 目前，五艘船继续值班，但其中没有有翼的导弹。</text:p>
      <text:p text:style-name="P4">
据报道，这是由南部乌克兰南部国防部队1Rorra Natalia Humeniuk的国防军中心主要协调的国家马拉松“统一新闻”的报道。</text:p>
      <ul>
        <li>
但是，这并不能说没有空气危险，航空的适应性攻击或使用无人机。 他们还继续前线。 今天，赫尔森地区比以往任何时候都遭受了苦难。”该官员说。</li>
      </ul>
      <text:p text:style-name="P4">
乌克兰南部的统一协调出版社国防军中心负责人还说，几次大火后，俄罗斯军队将在几次大火后遇到一些物流问题。 但是他们仍然在Novorossiysk拥有基地，德文郡可以补充储备。 他们还可以尝试在有限模式下使用边界，从而显示出如此强大的分组进入大海。</text:p>
      <ul>
        <li>
说俄罗斯的侵略将尽可能沮丧，但朝着这个方向进行工作 - 他们没有物流来确保其现有能力。</li>
      </ul>
      <text:p text:style-name="P4">
据她说，除了物流外，入侵者还严重破坏了。</text:p>
      <ul>
        <li>
我们在霍尔森地区右岸的解放方面有一定的经验，当时敌人还积极装备了许多国防部，然后突然让他们tastrynko朝他的军事船方向前进。 纳塔利娅·汉尼库克(Natalia Humeniuk)说，我们不希望它如此容易，但是在乌克兰国防部队的控制和压力下，它的每个“善意”手势将在我们的条件下进行。</li>
      </ul>
      <text:p text:style-name="P4">
乌克兰南部的统一协调出版社国防军中心的负责人在现场广播中评论了许多技术灾难，该灾难会产生敌人的宣传，以期可能会发生反对意见。</text:p>
      <text:p text:style-name="P4">
News Source: <text:a xlink:type="simple" xlink:href="https://armyinform.com.ua/2023/05/03/nataliya-gumenyuk-rozpovila-pro-prychyny-yaki-narazi-obmezhuyut-spromozhnosti-chornomorskogo-flotu-rf/" text:style-name="Internet_20_link" text:visited-style-name="Visited_20_Internet_20_Link">
https://armyinform.com.ua/2023/05/03/nataliya-gumenyuk-rozpovila-pro-prychyny-yaki-narazi-obmezhuyut-spromozhnosti-chornomorskogo-flotu-rf/</text:a>
</text:p>
      <!--NEWS-->
      <text:h text:style-name="P10" text:outline-level="1">
<text:span text:style-name="T4">
我们这一天的战士摧毁了5种不同类型的俄罗斯无人机和“柳叶刀”</text:span>
</text:h>
      <text:p text:style-name="P4">
作者: ['АРМІЯINFORM']</text:p>
      <text:p text:style-name="P4">
时间: 2023-05-03T98:00:00-04:00</text:p>
      <text:p text:style-name="P4">
描述: TSI -YA，Vnochi，纳西（Nashi）的蠕虫烹饪罢工的敌人……与乌克兰2022年的战争，与乌克兰的最新新闻，今天与乌克兰2022年的新闻战争，今天会有一场战争，还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2/9-1-2.jpg" text:style-name="Internet_20_link" text:visited-style-name="Visited_20_Internet_20_Link">
9-1-2.jpg</text:a>
']</text:p>
      <text:p text:style-name="P4">
标签: ['STOPRUSSIA', 'АГРЕСІЯ РФ', 'ВІЙНА', 'ВТОРГНЕННЯ РФ', 'ГШ ЗСУ', 'ХРОНІКА ОБОРОНИ']</text:p>
      <text:p text:style-name="P4">
类别: News</text:p>
      <!--METADATA-->
      <text:p text:style-name="P4">
<draw:frame draw:style-name="fr1" draw:name="Image27" text:anchor-type="as-char" svg:width="6.9236in" svg:height="5.1927in" draw:z-index="0">
<draw:image xlink:href="../Images/AРМІЯINFORM/2023-05-03T98-00-00-04-00/9-1-2.jpg" xlink:type="simple" xlink:show="embed" xlink:actuate="onLoad" draw:mime-type="image/jpeg"/>
</draw:frame>
**🔥i</text:p>
      <text:p text:style-name="P4">
这一天，在晚上，敌人对乌克兰的领土造成了巨大的打击，并采用了震惊的无人机SHAHD-136/131。 这些无人机中的26个中有21个是由我们的捍卫者设计的。</text:p>
      <text:p text:style-name="P4">
在Facebook上关于它<text:a xlink:type="simple" xlink:href="https://www.facebook.com/GeneralStaff.ua/posts/pfbid02yM9WCQsK5sDmFjR4GCs2yPfwr2xTWTY2c6EzfHGouEnTeJyvBWBrbomHcQbPhkLKl" text:style-name="Internet_20_link" text:visited-style-name="Visited_20_Internet_20_Link">
报告</text:a>
武装部队的总人员。</text:p>
      <text:p text:style-name="P4">
国防军的航空袭击了敌人的个人工作人员集中的领域。</text:p>
      <text:p text:style-name="P4">
此外，在这一天，我们的后卫摧毁了5种侦察空心类型和一种柳叶刀弹药。 火箭部队的部队袭击了活力集中和弹药的组成区域。</text:p>
      <text:p text:style-name="P4">
News Source: <text:a xlink:type="simple" xlink:href="https://armyinform.com.ua/2023/05/03/nashi-voyiny-cziyeyi-doby-znyshhyly-5-rosijskyh-bpla-riznyh-typiv-ta-lanczet/" text:style-name="Internet_20_link" text:visited-style-name="Visited_20_Internet_20_Link">
https://armyinform.com.ua/2023/05/03/nashi-voyiny-cziyeyi-doby-znyshhyly-5-rosijskyh-bpla-riznyh-typiv-ta-lanczet/</text:a>
</text:p>
      <!--NEWS-->
      <text:h text:style-name="P10" text:outline-level="1">
<text:span text:style-name="T4">
Lubinets代表建立组织，这是一个替代的红十字会</text:span>
</text:h>
      <text:p text:style-name="P4">
作者: Ukrinform (Person)</text:p>
      <text:p text:style-name="P4">
出版商: Укринформ (Organization)</text:p>
      <text:p text:style-name="P4">
出版时间: 2023-05-04T-107:43:00+03:00</text:p>
      <text:p text:style-name="P4">
修改时间: 2023-05-04T18:43:00+03:00</text:p>
      <text:p text:style-name="P4">
描述: Verkhovna RadA人权专员Dmitry Lubinets提倡创建一个新的国际组织，这将是红十字会国际委员会的替代品。  - 乌克林。</text:p>
      <text:p text:style-name="P4">
图片: ["<text:a xlink:type="simple" xlink:href="https://static.ukrinform.com/photos/2023_05/thumb_files/630_360_1683216865-872.jpg" text:style-name="Internet_20_link" text:visited-style-name="Visited_20_Internet_20_Link">
630_360_16832...</text:a>
"]</text:p>
      <text:p text:style-name="P4">
标签: ['Омбудсмен', 'Червоний Хрест', 'Війна з росією', 'Дмитро Лубінець']</text:p>
      <text:p text:style-name="P4">
类型: Article</text:p>
      <!--METADATA-->
      <text:p text:style-name="P4">
<draw:frame draw:style-name="fr1" draw:name="Image28" text:anchor-type="as-char" svg:width="6.9236in" svg:height="3.956343in" draw:z-index="0">
<draw:image xlink:href="../Images/yкринформ/2023-05-04T-107-43-00-03-00/630_360_1683216865-872.jpg" xlink:type="simple" xlink:show="embed" xlink:actuate="onLoad" draw:mime-type="image/jpeg"/>
</draw:frame>
Verkhovna RadA人权专员Dmitry Lubinets是一个新的国际组织，将是红十字会国际委员会的替代方案。</text:p>
      <text:p text:style-name="P4">
报道说，他在基辅的新闻发布会上说了这一点。</text:p>
      <text:p text:style-name="P4">
“根据《日内瓦公约》，国际组织在战俘返回问题中无疑是重要的作用。红十字会国际委员会应直接采取。世界上妓女的独家任务是ICCH，这是一个问题。因为垄断总是减少。没有效力，也没有人可以取代...与之有关系吗？(https://www.ukrinform.ua/tag-dmitro-lubinec)。</text:p>
      <text:p text:style-name="P4">
据他说，目前，只有红十字国际委员会有任务访问人民，与他们进行交流，解决拘留条件，以确保其法律，尤其是与亲戚交流的权利。 他说，这样的组织在世界上具有独特的任务。</text:p>
      <text:p text:style-name="P4">
<text:span text:style-name="T4">
另请阅读：</text:span>
 <text:a xlink:type="simple" xlink:href="https://www.ukrinform.ua/rubric-society/3695259-koordstab-zaklikav-cervonij-hrest-dobivatisa-vikonanna-mandata-organizacii-u-rosii.html" text:style-name="Internet_20_link" text:visited-style-name="Visited_20_Internet_20_Link">
<text:span text:style-name="T4">
 red </text:span>
 <text:span text:style-name="T4">
 cross </text:span>
</text:a>
Verkhovna Rada的专员强调：“在ICRC的乌克兰，我一再批评他们。这是国际组织在纸面上的作用，但我们在生活中并没有经常看到它。”</text:p>
      <text:p text:style-name="P4">
他认为，今天迫切需要建立这种新的这种类型的组织。 Lubinets强调说：“可以是基于联合国人的基础或根据申诉专员的世界组织产生的排泄物。根据某人的基础，但替代方案应该是。”</text:p>
      <text:p text:style-name="P4">
第三次日内瓦公约义务国际武装部队的当事方向红十字国际委员会提供(ICCH)所有战俘的直接访问权限以及无论将其保留在哪里。</text:p>
      <text:p text:style-name="P4">
<text:span text:style-name="T4">
另请阅读：</text:span>
 <text:a xlink:type="simple" xlink:href="https://www.ukrinform.ua/rubric-ato/3694875-lubinec-zaklikae-oon-ta-cervonij-hrest-pokarati-rosiu-pisla-video-strati-ukrainskogo-bijca.html" text:style-name="Internet_20_link" text:visited-style-name="Visited_20_Internet_20_Link">
<text:span text:style-name="T4">
 red </text:span>
 <text:span text:style-name="T4">
 cross </text:span>
</text:a>
</text:p>
      <text:p text:style-name="P4">
News Source: <text:a xlink:type="simple" xlink:href="https://www.ukrinform.ua/rubric-society/3704802-lubinec-vistupae-za-stvorenna-organizacii-alternativnoi-cervonomu-hrestu.html" text:style-name="Internet_20_link" text:visited-style-name="Visited_20_Internet_20_Link">
https://www.ukrinform.ua/rubric-society/3704802-lubinec-vistupae-za-stvorenna-organizacii-alternativnoi-cervonomu-hrestu.html</text:a>
</text:p>
      <!--NEWS-->
      <text:h text:style-name="P10" text:outline-level="1">
<text:span text:style-name="T4">
Trukhanova的律师将上诉</text:span>
</text:h>
      <text:p text:style-name="P4">
作者: Ukrinform (Person)</text:p>
      <text:p text:style-name="P4">
出版商: Укринформ (Organization)</text:p>
      <text:p text:style-name="P4">
出版时间: 2023-05-04T-110:41:00+03:00</text:p>
      <text:p text:style-name="P4">
修改时间: 2023-05-04T18:41:00+03:00</text:p>
      <text:p text:style-name="P4">
描述: 敖德萨市长Gennady Trukhanov的辩护方面呼吁对Vacs判决提出上诉，该判决被拘留。  - 乌克林。</text:p>
      <text:p text:style-name="P4">
图片: ["<text:a xlink:type="simple" xlink:href="https://static.ukrinform.com/photos/2018_02/thumb_files/630_360_1519290033-5080.jpg" text:style-name="Internet_20_link" text:visited-style-name="Visited_20_Internet_20_Link">
630_360_15192...</text:a>
"]</text:p>
      <text:p text:style-name="P4">
标签: ['Одеса', 'Суд', 'Труханов', 'Апеляція']</text:p>
      <text:p text:style-name="P4">
类型: Article</text:p>
      <!--METADATA-->
      <text:p text:style-name="P4">
<draw:frame draw:style-name="fr1" draw:name="Image29" text:anchor-type="as-char" svg:width="6.9236in" svg:height="3.956343in" draw:z-index="0">
<draw:image xlink:href="../Images/yкринформ/2023-05-04T-110-41-00-03-00/630_360_1519290033-5080.jpg" xlink:type="simple" xlink:show="embed" xlink:actuate="onLoad" draw:mime-type="image/jpeg"/>
</draw:frame>
敖德萨市市长Gennady Trukhanov对审查Vaks判决的上诉进行了呼吁，该判决被拘留。</text:p>
      <text:p text:style-name="P4">
敖德萨·亚历山大·利萨克(Odessa Alexander Lisak)的律师向乌克林(Ukrinform)告知。</text:p>
      <text:p text:style-name="P4">
“应该挑战这个决定。 明天我们得到了。”利萨克说。</text:p>
      <text:p text:style-name="P4">
律师补充说，他的委托人不会任命<text:a xlink:type="simple" xlink:href="https://www.ukrinform.ua/tag-zastava" text:style-name="Internet_20_link" text:visited-style-name="Visited_20_Internet_20_Link">
</text:a>
但是现在是在审前拘留中心中。</text:p>
      <text:p text:style-name="P4">
根据纳布的说法，2016年，敖德萨市长特鲁克哈诺夫(Trukhanov)以及敖德萨市政厅的其他帖子和一家私人公司的代表接管了奥德萨市当地预算的拥有，其金额为9200万。</text:p>
      <text:p text:style-name="P4">
<text:span text:style-name="T4">
另请阅读：</text:span>
 <text:a xlink:type="simple" xlink:href="https://www.ukrinform.ua/rubric-regions/3667369-sud-virisiv-vikluciti-zastupnika-truhanova-z-cleniv-zemelnoi-komisii-deputati-proignoruvali-risenna.html" text:style-name="Internet_20_link" text:visited-style-name="Visited_20_Internet_20_Link">
<text:span text:style-name="T4">
 Trukhanov </text:span>
</text:a>
据报道，5月4日，高度反腐败法院在[]中选出了敖德萨市长(https://www.ukrinform.ua/rubric-regions/3704714-mera-odesi-truhanova-vzali-pid-vartu.html) .</text:p>
      <text:p text:style-name="P4">
News Source: <text:a xlink:type="simple" xlink:href="https://www.ukrinform.ua/rubric-regions/3704787-advokat-truhanova-podast-apelaciu.html" text:style-name="Internet_20_link" text:visited-style-name="Visited_20_Internet_20_Link">
https://www.ukrinform.ua/rubric-regions/3704787-advokat-truhanova-podast-apelaciu.html</text:a>
</text:p>
      <!--NEWS-->
      <text:h text:style-name="P10" text:outline-level="1">
<text:span text:style-name="T4">
那不勒斯提前成为意大利的足球冠军</text:span>
</text:h>
      <text:p text:style-name="P4">
作者: Ukrinform (Person)</text:p>
      <text:p text:style-name="P4">
出版商: Укринформ (Organization)</text:p>
      <text:p text:style-name="P4">
出版时间: 2023-05-04T-11:37:45+03:00</text:p>
      <text:p text:style-name="P4">
修改时间: 2023-05-04T23:37:45+03:00</text:p>
      <text:p text:style-name="P4">
描述: 那不勒斯历史上的球员在意大利系列赛中赢得了冠军。</text:p>
      <text:p text:style-name="P4">
图片: ["<text:a xlink:type="simple" xlink:href="https://static.ukrinform.com/photos/2023_05/thumb_files/630_360_1683232285-530.jpg" text:style-name="Internet_20_link" text:visited-style-name="Visited_20_Internet_20_Link">
630_360_16832...</text:a>
"]</text:p>
      <text:p text:style-name="P4">
标签: ['Футбол', 'Наполі']</text:p>
      <text:p text:style-name="P4">
类型: Article</text:p>
      <!--METADATA-->
      <text:p text:style-name="P4">
<draw:frame draw:style-name="fr1" draw:name="Image30" text:anchor-type="as-char" svg:width="6.9236in" svg:height="3.956343in" draw:z-index="0">
<draw:image xlink:href="../Images/yкринформ/2023-05-04T-11-37-45-03-00/630_360_1683232285-530.jpg" xlink:type="simple" xlink:show="embed" xlink:actuate="onLoad" draw:mime-type="image/jpeg"/>
</draw:frame>
那不勒斯的球员在他们的历史上第三次赢得了意大利系列冠军。</text:p>
      <text:p text:style-name="P4">
那不勒斯的团队正式发布了标题，播放了Udinez的平局(1：1)据报道，在第33轮的出口比赛中。</text:p>
      <text:p text:style-name="P4">
关于桑迪·洛夫里奇(Sandy Lovrych)的斯洛文尼亚游说者所有者的目标(第13分钟)尼日利亚前锋维克多·奥西蒙(Victor Osimhen)(53).</text:p>
      <text:p text:style-name="P4">
Турнірне становище лідерів після 33-х турів: «Наполі» - 80 очок, «Лаціо» - 64,«Ювентус» - 63, «Інтер» - 60, «Аталанта» - 58, «Мілан» - 58, «Рома» - 58.</text:p>
      <text:p text:style-name="P4">
<text:span text:style-name="T4">
Читайте також:</text:span>
 <text:a xlink:type="simple" xlink:href="https://www.ukrinform.ua/rubric-sports/3704866-matci-25go-turu-futbolnoi-premerligi-ukraini-projdut-78-travna.html" text:style-name="Internet_20_link" text:visited-style-name="Visited_20_Internet_20_Link">
 <text:span text:style-name="T4">
футбол</text:span>
 </text:a>
应当提到“那不勒斯”两次成为意大利的冠军(1987，1990).</text:p>
      <text:p text:style-name="P4">
Фото: Getty Images.</text:p>
      <text:p text:style-name="P4">
News Source: <text:a xlink:type="simple" xlink:href="https://www.ukrinform.ua/rubric-sports/3704901-napoli-dostrokovo-stav-cempionom-italii-z-futbolu.html" text:style-name="Internet_20_link" text:visited-style-name="Visited_20_Internet_20_Link">
https://www.ukrinform.ua/rubric-sports/3704901-napoli-dostrokovo-stav-cempionom-italii-z-futbolu.html</text:a>
</text:p>
      <!--NEWS-->
      <text:h text:style-name="P10" text:outline-level="1">
<text:span text:style-name="T4">
乌克兰公司首次播种了技术大麻</text:span>
</text:h>
      <text:p text:style-name="P4">
作者: Ukrinform (Person)</text:p>
      <text:p text:style-name="P4">
出版商: Укринформ (Organization)</text:p>
      <text:p text:style-name="P4">
出版时间: 2023-05-04T-121:11:00+03:00</text:p>
      <text:p text:style-name="P4">
修改时间: 2023-05-04T18:11:00+03:00</text:p>
      <text:p text:style-name="P4">
描述: 该小组首次在切尔尼希夫地区播种近200公顷的技术大麻。  - 乌克林。</text:p>
      <text:p text:style-name="P4">
图片: ["<text:a xlink:type="simple" xlink:href="https://static.ukrinform.com/photos/2023_05/thumb_files/630_360_1683212265-392.jpg" text:style-name="Internet_20_link" text:visited-style-name="Visited_20_Internet_20_Link">
630_360_16832...</text:a>
"]</text:p>
      <text:p text:style-name="P4">
标签: ['Економіка', 'Чернігівщина', 'Аграрії', 'Конопля']</text:p>
      <text:p text:style-name="P4">
类型: Article</text:p>
      <!--METADATA-->
      <text:p text:style-name="P4">
<draw:frame draw:style-name="fr1" draw:name="Image31" text:anchor-type="as-char" svg:width="6.9236in" svg:height="3.956343in" draw:z-index="0">
<draw:image xlink:href="../Images/yкринформ/2023-05-04T-121-11-00-03-00/630_360_1683212265-392.jpg" xlink:type="simple" xlink:show="embed" xlink:actuate="onLoad" draw:mime-type="image/jpeg"/>
</draw:frame>
该小组首次在切尔尼希夫地区播种近200公顷的技术大麻。</text:p>
      <text:p text:style-name="P4">
根据乌克林福姆的说法，该公司在[]报告中的新闻服务(https://www.facebook.com/agrotrade.group.kharkiv/posts/pfbid0YXS1b6jff4ARdXzWnX4Qcs3bKcQjy4eb47895DEYWrEx2sfG9M63NGmf2H4THskPl).</text:p>
      <text:p text:style-name="P4">
"Для нас це новий досвід, до якого ми ретельно готувалися. Їздили вчитися,опановували різні підходи, технології та рішення. Планували сіяти коноплю щедва роки тому, але вирішили не починати нову культуру в кризовий рік, а далі вплани втрутилась війна. Для посіву технічних конопель ми отримали спеціальнуліцензію. Працюємо з українськими виробниками <text:a xlink:type="simple" xlink:href="https://www.ukrinform.ua/tag-zerno" text:style-name="Internet_20_link" text:visited-style-name="Visited_20_Internet_20_Link">
</text:a>
”， - 亚历山大·奥夫塞尼克(Alexander Ovsyanik)集团农业工业部主任说。</text:p>
      <text:p text:style-name="P4">
他补充说，今年该公司获得技术大麻经验并找到正确的保护和耕种方案的主要任务。 对于这个播种区域，分为27个草皮保护测试部分。</text:p>
      <text:p text:style-name="P4">
根据Ovatian的说法，大麻将在种子，谷物和测试上生长。 该公司制定了实施大麻的初步计划，今天在欧洲，粘附是一个用于处理纤维本身的发达市场，多企业对原材料感兴趣，例如，对大麻油感兴趣。</text:p>
      <text:p text:style-name="P4">
该部门主任说：“在乌克兰，这个方向在乌克兰不是很有效，但我们认为，在胜利后，这个行业将具有竞争力，我们已经完全了解如何种植最好的作物。”</text:p>
      <text:p text:style-name="P4">
计划于8月下旬收获第一庄稼。</text:p>
      <text:p text:style-name="P4">
Agrotrade Group是乌克兰垂直整合的农业工业持有，它从事谷物，豆类和油培养物的生产，谷物的储存和加工以及种子的生产。</text:p>
      <text:p text:style-name="P4">
<text:span text:style-name="T4">
另请阅读：</text:span>
 <text:a xlink:type="simple" xlink:href="https://www.ukrinform.ua/rubric-economy/3701695-agrarii-otrimali-150-miljoniv-grantiv-na-rozvitok-sadivnictva-i-teplic.html" text:style-name="Internet_20_link" text:visited-style-name="Visited_20_Internet_20_Link">
<text:span text:style-name="T4">
农民</text:span>
</text:a>
该藏品有自己的种子厂，租金超过7万。 此外，该小组拥有一个由九个高度的网络。</text:p>
      <text:p text:style-name="P4">
据报道，2023年4月底的Agrotrade Group发起了一场播种葵花，玉米和芥末。 该公司计划播种67,000公顷的玉米，13,000公顷 - 向日葵和2.8千公顷的芥末。</text:p>
      <text:p text:style-name="P4">
<text:span text:style-name="T5">
foto：agrotrade group</text:span>
</text:p>
      <text:p text:style-name="P4">
News Source: <text:a xlink:type="simple" xlink:href="https://www.ukrinform.ua/rubric-economy/3704769-ukrainska-kompania-vperse-posiala-tehnicnu-konoplu.html" text:style-name="Internet_20_link" text:visited-style-name="Visited_20_Internet_20_Link">
https://www.ukrinform.ua/rubric-economy/3704769-ukrainska-kompania-vperse-posiala-tehnicnu-konoplu.html</text:a>
</text:p>
      <!--NEWS-->
      <text:h text:style-name="P10" text:outline-level="1">
<text:span text:style-name="T4">
俄罗斯不提供有关被驱逐出境的乌克兰儿童的任何数据-Lubinets</text:span>
</text:h>
      <text:p text:style-name="P4">
作者: Ukrinform (Person)</text:p>
      <text:p text:style-name="P4">
出版商: Укринформ (Organization)</text:p>
      <text:p text:style-name="P4">
出版时间: 2023-05-04T-13:24:00+03:00</text:p>
      <text:p text:style-name="P4">
修改时间: 2023-05-04T23:24:00+03:00</text:p>
      <text:p text:style-name="P4">
描述: 俄罗斯没有为乌克兰提供有关在那里的乌克兰儿童的任何数据，包括他们的位置。  - 乌克林。</text:p>
      <text:p text:style-name="P4">
图片: ["<text:a xlink:type="simple" xlink:href="https://static.ukrinform.com/photos/2023_05/thumb_files/630_360_1683218234-452.jpg" text:style-name="Internet_20_link" text:visited-style-name="Visited_20_Internet_20_Link">
630_360_16832...</text:a>
"]</text:p>
      <text:p text:style-name="P4">
标签: ['Депортація', 'Діти', 'Омбудсмен', 'Війна з росією', 'Дмитро Лубінець']</text:p>
      <text:p text:style-name="P4">
类型: Article</text:p>
      <!--METADATA-->
      <text:p text:style-name="P4">
<draw:frame draw:style-name="fr1" draw:name="Image32" text:anchor-type="as-char" svg:width="6.9236in" svg:height="3.956343in" draw:z-index="0">
<draw:image xlink:href="../Images/yкринформ/2023-05-04T-13-24-00-03-00/630_360_1683218234-452.jpg" xlink:type="simple" xlink:show="embed" xlink:actuate="onLoad" draw:mime-type="image/jpeg"/>
</draw:frame>
俄罗斯没有乌克兰没有关于乌克兰儿童的数据，包括他们的位置。</text:p>
      <text:p text:style-name="P4">
乌克利诺德通讯员报告说，这是Verkhovna Rada专员Dmitry Lubinets在新闻发布会上指出的。</text:p>
      <text:p text:style-name="P4">
“俄罗斯一方从未给过或给我们任何数字。没有称赞或关于<text:a xlink:type="simple" xlink:href="https://www.ukrinform.ua/tag-diti" text:style-name="Internet_20_link" text:visited-style-name="Visited_20_Internet_20_Link">
</text:a>
，它们是被设计的，也不是在什么条件下进行的信息。 也就是说，信息不会从他们那里传来。”他说。</text:p>
      <text:p text:style-name="P4">
<text:span text:style-name="T4">
另请阅读：</text:span>
 <text:a xlink:type="simple" xlink:href="https://www.ukrinform.ua/rubric-society/3704815-ombudsmen-vvazae-so-misia-oon-mogla-bi-rozsukuvati-deportovanih-do-rf-ukrainskih-ditej.html" text:style-name="Internet_20_link" text:visited-style-name="Visited_20_Internet_20_Link">
</text:a>
正如乌克林福姆(Ukrinform)报道的那样，OSCE专家的任务发现，乌克兰儿童的执法和驱逐出境和俄罗斯联合会的领土<text:a xlink:type="simple" xlink:href="https://www.ukrinform.ua/rubric-polytics/3704681-deportacia-ukrainskih-ditej-moze-vvazatisa-voennim-zlocinom-misia-obse.html" text:style-name="Internet_20_link" text:visited-style-name="Visited_20_Internet_20_Link">
</text:a>
。</text:p>
      <text:p text:style-name="P4">
乌克兰总统表示，俄罗斯联邦在全面干预时期<text:a xlink:type="simple" xlink:href="https://www.ukrinform.ua/rubric-ato/3701142-rosia-vikrala-20-tisac-ukrainskih-ditej-zelenskij-u-rozmovi-z-si.html" text:style-name="Internet_20_link" text:visited-style-name="Visited_20_Internet_20_Link">
</text:a>
 .</text:p>
      <text:p text:style-name="P4">
News Source: <text:a xlink:type="simple" xlink:href="https://www.ukrinform.ua/rubric-ato/3704863-rosia-ne-nadae-zodnih-danih-pro-deportovanih-ukrainskih-ditej-lubinec.html" text:style-name="Internet_20_link" text:visited-style-name="Visited_20_Internet_20_Link">
https://www.ukrinform.ua/rubric-ato/3704863-rosia-ne-nadae-zodnih-danih-pro-deportovanih-ukrainskih-ditej-lubinec.html</text:a>
</text:p>
      <!--NEWS-->
      <text:h text:style-name="P10" text:outline-level="1">
<text:span text:style-name="T4">
在空军中，他们告诉那架无人机在傍晚撞倒首都</text:span>
</text:h>
      <text:p text:style-name="P4">
作者: Ukrinform (Person)</text:p>
      <text:p text:style-name="P4">
出版商: Укринформ (Organization)</text:p>
      <text:p text:style-name="P4">
出版时间: 2023-05-04T-15:11:00+03:00</text:p>
      <text:p text:style-name="P4">
修改时间: 2023-05-04T23:11:00+03:00</text:p>
      <text:p text:style-name="P4">
描述: 武装部队空军报告说，在5月4日晚上，Bayraktar TB2无人机被殴打在首都，失去了控制权。  - 乌克林。</text:p>
      <text:p text:style-name="P4">
图片: ["<text:a xlink:type="simple" xlink:href="https://static.ukrinform.com/photos/2021_10/thumb_files/630_360_1635343378-482.jpg" text:style-name="Internet_20_link" text:visited-style-name="Visited_20_Internet_20_Link">
630_360_16353...</text:a>
"]</text:p>
      <text:p text:style-name="P4">
标签: ['Безпілотник', 'Київ', 'Повітряні сили ЗСУ']</text:p>
      <text:p text:style-name="P4">
类型: Article</text:p>
      <!--METADATA-->
      <text:p text:style-name="P4">
<draw:frame draw:style-name="fr1" draw:name="Image33" text:anchor-type="as-char" svg:width="6.9236in" svg:height="3.956343in" draw:z-index="0">
<draw:image xlink:href="../Images/yкринформ/2023-05-04T-15-11-00-03-00/630_360_1635343378-482.jpg" xlink:type="simple" xlink:show="embed" xlink:actuate="onLoad" draw:mime-type="image/jpeg"/>
</draw:frame>
空军报道说，5月4日晚上，Bayraktar TB2无人机被殴打在首都，失去了控制权。</text:p>
      <text:p text:style-name="P4">
对这个 <text:a xlink:type="simple" xlink:href="https://t.me/kpszsu/2499" text:style-name="Internet_20_link" text:visited-style-name="Visited_20_Internet_20_Link">
</text:a>
空军司令部，乌克林福姆报道。</text:p>
      <text:p text:style-name="P4">
声明说：“ 5月4日，在基辅地区约20小时内，在例行飞行中，他失去了对无人机Bayraktar TB2的控制。”</text:p>
      <text:p text:style-name="P4">
<text:span text:style-name="T4">
另请阅读：</text:span>
 <text:span text:style-name="T4">
 <text:a xlink:type="simple" xlink:href="https://www.ukrinform.ua/rubric-kyiv/3704849-nad-kievom-sili-ppo-zbili-bezpilotnik.html" text:style-name="Internet_20_link" text:visited-style-name="Visited_20_Internet_20_Link">
</text:a>
</text:span>
</text:p>
      <text:p text:style-name="P4">
无人机在天空中的不受控制可能导致不良后果。 因此，他们决定申请移动消防小组。</text:p>
      <text:p text:style-name="P4">
“目标是破坏的!损坏，但这是技术，并且发生了这种情况。建立了技术故障，建立了原因，”  - 补充说。</text:p>
      <text:p text:style-name="P4">
<text:span text:style-name="T4">
另请阅读：</text:span>
 <text:span text:style-name="T4">
 <text:a xlink:type="simple" xlink:href="https://www.ukrinform.ua/rubric-kyiv/3704891-pozezu-v-stolicnomu-tc-vid-padinna-ulamkiv-bezpilotnika-vze-likviduvali-klicko.html" text:style-name="Internet_20_link" text:visited-style-name="Visited_20_Internet_20_Link">
</text:a>
</text:span>
</text:p>
      <text:p text:style-name="P4">
值得注意的是，由于战斗工作和碎片的掉落<text:span text:style-name="T4">
 <text:a xlink:type="simple" xlink:href="https://www.ukrinform.ua/tag-bezpilotnik" text:style-name="Internet_20_link" text:visited-style-name="Visited_20_Internet_20_Link">
</text:a>
</text:span>
没有伤亡和受害者。</text:p>
      <text:p text:style-name="P4">
据报道，在空气警报期间，基辅_ <text:span text:style-name="T4">
 <text:a xlink:type="simple" xlink:href="https://www.ukrinform.ua/rubric-kyiv/3704849-nad-kievom-sili-ppo-zbili-bezpilotnik.html" text:style-name="Internet_20_link" text:visited-style-name="Visited_20_Internet_20_Link">
</text:a>
</text:span>
 _</text:p>
      <text:p text:style-name="P4">
News Source: <text:a xlink:type="simple" xlink:href="https://www.ukrinform.ua/rubric-ato/3704897-u-povitranih-silah-rozpovili-so-za-bezpilotnik-zbili-nad-stoliceu-vveceri.html" text:style-name="Internet_20_link" text:visited-style-name="Visited_20_Internet_20_Link">
https://www.ukrinform.ua/rubric-ato/3704897-u-povitranih-silah-rozpovili-so-za-bezpilotnik-zbili-nad-stoliceu-vveceri.html</text:a>
</text:p>
      <!--NEWS-->
      <text:h text:style-name="P10" text:outline-level="1">
<text:span text:style-name="T4">
哈尔基夫，哈尔基夫斯卡oblast（10:17）。 红色警报：空中威胁。 警笛声。 立即掩盖！</text:span>
</text:h>
      <text:p text:style-name="P4">
作者: liveuamap (Language: en)</text:p>
      <text:p text:style-name="P4">
时间: 2023-05-04T-16:17:00</text:p>
      <text:p text:style-name="P4">
地点: Kharkiv (Latitude:49.98169 Longtitude:36.25344)</text:p>
      <text:p text:style-name="P4">
视频: []</text:p>
      <text:p text:style-name="P4">
图片: []</text:p>
      <text:p text:style-name="P4">
标签: ["Europe", "Central and Eastern Europe"]</text:p>
      <text:p text:style-name="P4">
Id: 22560402</text:p>
      <!--METADATA-->
      <text:p text:style-name="P4">
哈尔基夫(Kharkiv)，哈尔基夫地区(10:17). Red Alert: aerial threat. Sirens sounding.Take cover now!</text:p>
      <text:p text:style-name="P4">
News Collection Link: <text:a xlink:type="simple" xlink:href="https://liveuamap.com/en/2023/04-may-kharkiv-kharkivska-oblast1017-red-alerg" text:style-name="Internet_20_link" text:visited-style-name="Visited_20_Internet_20_Link">
https://liveuamap.com/en/2023/04-may-kharkiv-kharkivska-oblast1017-red-alerg</text:a>
</text:p>
      <text:p text:style-name="P4">
News Source: <text:a xlink:type="simple" xlink:href="https://t.me/suspilnekharkiv/24487" text:style-name="Internet_20_link" text:visited-style-name="Visited_20_Internet_20_Link">
https://t.me/suspilnekharkiv/24487</text:a>
</text:p>
      <!--NEWS-->
      <text:h text:style-name="P10" text:outline-level="1">
<text:span text:style-name="T4">
乌克兰谷物进口到邻近欧盟国家的问题应以团结的精神解决 - 鸭子</text:span>
</text:h>
      <text:p text:style-name="P4">
作者: Ukrinform (Person)</text:p>
      <text:p text:style-name="P4">
出版商: Укринформ (Organization)</text:p>
      <text:p text:style-name="P4">
出版时间: 2023-05-04T-17:05:00+03:00</text:p>
      <text:p text:style-name="P4">
修改时间: 2023-05-04T23:05:00+03:00</text:p>
      <text:p text:style-name="P4">
描述: 乌克兰感谢欧盟为努力找到解决乌克兰农业进口危机的解决方案，但这个问题尚未找到最终解决方案，应本着团结和剥夺政治猜测的最终解决方案。  - 乌克林。</text:p>
      <text:p text:style-name="P4">
图片: ["<text:a xlink:type="simple" xlink:href="https://static.ukrinform.com/photos/2020_09/thumb_files/630_360_1600426595-611.jpg" text:style-name="Internet_20_link" text:visited-style-name="Visited_20_Internet_20_Link">
630_360_16004...</text:a>
"]</text:p>
      <text:p text:style-name="P4">
标签: ['Євросоюз', 'Імпорт', 'Зерно', 'Тарас Качка']</text:p>
      <text:p text:style-name="P4">
类型: Article</text:p>
      <!--METADATA-->
      <text:p text:style-name="P4">
<draw:frame draw:style-name="fr1" draw:name="Image34" text:anchor-type="as-char" svg:width="6.9236in" svg:height="3.956343in" draw:z-index="0">
<draw:image xlink:href="../Images/yкринформ/2023-05-04T-17-05-00-03-00/630_360_1600426595-611.jpg" xlink:type="simple" xlink:show="embed" xlink:actuate="onLoad" draw:mime-type="image/jpeg"/>
</draw:frame>
乌克兰运营的欧盟是为了努力寻找解决乌克兰农业进口危机的解决方案，但最终解决方案尚不清楚，应本着团结精神制定的最终解决方案。</text:p>
      <text:p text:style-name="P4">
乌克林福姆报道，乌克兰塔拉斯·卡奇卡(Taras Kachka)经济副副部长在布鲁塞尔经济论坛上的虚拟演讲中说，这是今天所说的。</text:p>
      <text:p text:style-name="P4">
“欧洲的经济模式也应包括乌克兰。 政治决定<text:a xlink:type="simple" xlink:href="https://www.ukrinform.ua/tag-evrosouz" text:style-name="Internet_20_link" text:visited-style-name="Visited_20_Internet_20_Link">
</text:a>
为了赋予乌克兰，也应通过经济融合来加强候选国家的地位，并获得更大的进入乌克兰和欧盟国内市场的机会，这也为内部市场提供了额外的优势。 但是，当这种情况发生得太快时，它会产生所有人，这就是我们现在与邻近成员国的情况。”乌克兰官员说。</text:p>
      <text:p text:style-name="P4">
他指出，贸易政策的急剧变化是由波兰农民的政治抗议引起的，波兰政府对此做出了纯粹的政治反应，对欧盟和乌克兰都有毁灭性的影响。 得益于欧洲委员会的干预，申请有所促进，但尚未发现最终决定。</text:p>
      <text:p text:style-name="P4">
“这就是为什么我们需要摆脱破坏经济的政治决定的原因。 上个月，波兰决定阻止乌克兰农业出口的决定导致乌克兰的损失为1.43亿美元，这超过欧洲委员会将为波兰农民支付以补偿的赔偿，这一观点的能力无处可去。 因为实际上是由波兰法拉船(Ferrars)吹来的，而波兰政府以一种非常奇怪的方式对此做出了回应，”卡赫卡(Kachka)说。</text:p>
      <text:p text:style-name="P4">
他指出，正是应使用欧盟经济政策来确保欧洲经济稳定这种愿意克服未来任何危机的意愿的稳定。</text:p>
      <text:p text:style-name="P4">
“这不仅适用于对俄罗斯影响的抵抗。 俄罗斯对经济的态度绝对不同，它希望将其置于严格的政治控制之下。 但是这种方法在欧洲永远不会起作用，它们将在乌克兰不起作用。 我想强调的是，公开市场经济是确保在所有条件下稳定的基础，包括俄罗斯对乌克兰的侵略，”乌克兰经济副部长强调。据报道，五个欧盟国家 - 波兰，匈牙利，斯洛伐克，保加利亚 - 保加利亚 - 要求欧洲委员会对乌克兰的“过度”农业出口采取保护措施，这影响了市场状况，这会导致价格和价格下跌因此，影响乌克兰的欧盟北端国家的农民的利益。</text:p>
      <text:p text:style-name="P4">
5月2日，欧盟委员会宣布了一项折衷解决方案，该解决方案禁止乌克兰进口四个主要的农场商品 - 小麦，菜籽菜籽的玉米种子，同时取消了上述反乌克兰进口的单方面措施乌克兰种子的延续。 这些限制将有效到6月5日，如果情况不变，则可能会在年底之前扩展。</text:p>
      <text:p text:style-name="P4">
<text:span text:style-name="T4">
另请阅读：</text:span>
 <text:a xlink:type="simple" xlink:href="https://www.ukrinform.ua/rubric-economy/3702279-zaborona-importu-ukrainskogo-zerna-dae-nebezpecnu-nadiu-kremlu-zelenskij.html" text:style-name="Internet_20_link" text:visited-style-name="Visited_20_Internet_20_Link">
<text:span text:style-name="T4">
 import </text:span>
 <text:span text:style-name="T4">
乌克兰</text:span>
 <text:span text:style-name="T4">
谷物</text:span>
</text:a>
同时，欧盟委员会宣布打算向上述国家支付最初5600万欧元的费用，然后再支付1.5亿欧元，以弥补由于国内市场价格下跌而导致农场损失。</text:p>
      <text:p text:style-name="P4">
同时，欧盟委员会宣布打算采取其他措施，以改善与乌克兰边界的“团结走廊”的工作，以提交“狭窄地方”，并为乌克兰谷物和其他农业物品的未受阻碍的过境提交。第三国。</text:p>
      <text:p text:style-name="P4">
News Source: <text:a xlink:type="simple" xlink:href="https://www.ukrinform.ua/rubric-economy/3704898-problemu-importu-ukrainskogo-zerna-v-susidni-kraini-es-treba-virisuvati-v-dusi-solidarnosti-kacka.html" text:style-name="Internet_20_link" text:visited-style-name="Visited_20_Internet_20_Link">
https://www.ukrinform.ua/rubric-economy/3704898-problemu-importu-ukrainskogo-zerna-v-susidni-kraini-es-treba-virisuvati-v-dusi-solidarnosti-kacka.html</text:a>
</text:p>
      <!--NEWS-->
      <text:h text:style-name="P10" text:outline-level="1">
<text:span text:style-name="T4">
乌克兰的第一夫人访问英国</text:span>
</text:h>
      <text:p text:style-name="P4">
作者: Ukrinform (Person)</text:p>
      <text:p text:style-name="P4">
出版商: Укринформ (Organization)</text:p>
      <text:p text:style-name="P4">
出版时间: 2023-05-04T-20:52:00+03:00</text:p>
      <text:p text:style-name="P4">
修改时间: 2023-05-04T22:52:00+03:00</text:p>
      <text:p text:style-name="P4">
描述: 乌克兰的第一夫人奥琳娜·泽伦斯卡（Olena Zelenska）访问了英国。  - 乌克林。</text:p>
      <text:p text:style-name="P4">
图片: ["<text:a xlink:type="simple" xlink:href="https://static.ukrinform.com/photos/2023_05/thumb_files/630_360_1683229764-345.jpg" text:style-name="Internet_20_link" text:visited-style-name="Visited_20_Internet_20_Link">
630_360_16832...</text:a>
", "<text:a xlink:type="simple" xlink:href="https://static.ukrinform.com/photos/2023_05/1683229764-345.jpg" text:style-name="Internet_20_link" text:visited-style-name="Visited_20_Internet_20_Link">
1683229764-34...</text:a>
", "<text:a xlink:type="simple" xlink:href="https://static.ukrinform.com/photos/2023_05/1683229764-539.jpg" text:style-name="Internet_20_link" text:visited-style-name="Visited_20_Internet_20_Link">
1683229764-53...</text:a>
", "<text:a xlink:type="simple" xlink:href="https://static.ukrinform.com/photos/2023_05/1683229764-468.jpg" text:style-name="Internet_20_link" text:visited-style-name="Visited_20_Internet_20_Link">
1683229764-46...</text:a>
"]</text:p>
      <text:p text:style-name="P4">
标签: ['Британія', 'Євробачення', 'Лондон', 'Візит', 'Олена Зеленська']</text:p>
      <text:p text:style-name="P4">
类型: Article</text:p>
      <!--METADATA-->
      <text:p text:style-name="P4">
<draw:frame draw:style-name="fr1" draw:name="Image35" text:anchor-type="as-char" svg:width="6.9236in" svg:height="3.956343in" draw:z-index="0">
<draw:image xlink:href="../Images/yкринформ/2023-05-04T-20-52-00-03-00/630_360_1683229764-345.jpg" xlink:type="simple" xlink:show="embed" xlink:actuate="onLoad" draw:mime-type="image/jpeg"/>
</draw:frame>
Olena Zelenskaya的第一个 - 乌克兰到达了英国。</text:p>
      <text:p text:style-name="P4">
Zelenskaya在<text:a xlink:type="simple" xlink:href="https://t.me/FirstLadyOfUkraine/3031" text:style-name="Internet_20_link" text:visited-style-name="Visited_20_Internet_20_Link">
</text:a>
，报道乌克林福姆。</text:p>
      <text:p text:style-name="P4">
第一夫人指出，在她的访问期间，她在伦敦与他的妻子Akshata Murti的妻子Premier-Minister见面。 Zelenskaya感谢英国对乌克兰的支持，特别是乌克兰合作伙伴共同组织了欧洲电视网。</text:p>
      <text:p text:style-name="P4">
总统的妻子写道：“这是关于俄罗斯侵略的世界的另一个提醒，我们是一个赢家国家，无法接受自己的音乐假期。”</text:p>
      <text:p text:style-name="P4">
<draw:frame draw:style-name="fr1" draw:name="Image36" text:anchor-type="as-char" svg:width="6.9236in" svg:height="4.615733in" draw:z-index="0">
<draw:image xlink:href="../Images/yкринформ/2023-05-04T-20-52-00-03-00/1683229764-345.jpg" xlink:type="simple" xlink:show="embed" xlink:actuate="onLoad" draw:mime-type="image/jpeg"/>
</draw:frame>
<text:span text:style-name="T4">
另请阅读：</text:span>
 <text:span text:style-name="T4">
 <text:a xlink:type="simple" xlink:href="https://www.ukrinform.ua/rubric-culture/3703510-gurt-tvorchi-virusiv-na-evrobacenna-u-liverpul.html" text:style-name="Internet_20_link" text:visited-style-name="Visited_20_Internet_20_Link">
</text:a>
</text:span>
</text:p>
      <text:p text:style-name="P4">
Zelenskaya还指出了另一个重要事件 - 乌克兰发行的会议，该会议将于今年6月在伦敦举行。</text:p>
      <text:p text:style-name="P4">
总统的妻子向第一位Leddy and绅士的第三次峰会发出了Akshati Murti的邀请，他们将于9月6日在基辅举行，并将致力于心理健康。</text:p>
      <text:p text:style-name="P4">
Zelenska写道：“峰会从一年一度的角度加强了第一位女士和先生的角色：变得更加活跃，可以使世界变得更好。</text:p>
      <text:p text:style-name="P4">
<draw:frame draw:style-name="fr1" draw:name="Image37" text:anchor-type="as-char" svg:width="6.9236in" svg:height="4.622144in" draw:z-index="0">
<draw:image xlink:href="../Images/yкринформ/2023-05-04T-20-52-00-03-00/1683229764-539.jpg" xlink:type="simple" xlink:show="embed" xlink:actuate="onLoad" draw:mime-type="image/jpeg"/>
</draw:frame>
<text:span text:style-name="T4">
另请阅读：</text:span>
 <text:span text:style-name="T4">
 <text:a xlink:type="simple" xlink:href="https://www.ukrinform.ua/rubric-ato/3704817-zelenskij-vidvidav-bazu-vijskovopovitranih-sil-u-niderlandah.html" text:style-name="Internet_20_link" text:visited-style-name="Visited_20_Internet_20_Link">
</text:a>
</text:span>
</text:p>
      <text:p text:style-name="P4">
此外，乌克兰的第一夫人和Aksha Murti一起访问了大英图书馆。</text:p>
      <text:p text:style-name="P4">
“世界上最大的图书馆之一：每年150万次访问，1.7亿个展览。总统的妻子补充说，LVIV BookVikarsh。(Kobzar Taras Shevchenko -Kimenko)的罕见版本在禁止进入乌克兰的《乌克兰和侨民的书籍和出版物》时，以供地下阅读。”</text:p>
      <text:p text:style-name="P4">
<draw:frame draw:style-name="fr1" draw:name="Image38" text:anchor-type="as-char" svg:width="6.9236in" svg:height="4.622144in" draw:z-index="0">
<draw:image xlink:href="../Images/yкринформ/2023-05-04T-20-52-00-03-00/1683229764-468.jpg" xlink:type="simple" xlink:show="embed" xlink:actuate="onLoad" draw:mime-type="image/jpeg"/>
</draw:frame>
众所周知，将于5月6日星期六，将有英国君主三世三世的加冕典礼。</text:p>
      <text:p text:style-name="P4">
<text:span text:style-name="T5">
foto：t.me/firmadyofukraine</text:span>
</text:p>
      <text:p text:style-name="P4">
News Source: <text:a xlink:type="simple" xlink:href="https://www.ukrinform.ua/rubric-polytics/3704894-persa-ledi-ukraini-pribula-z-vizitom-do-britanii.html" text:style-name="Internet_20_link" text:visited-style-name="Visited_20_Internet_20_Link">
https://www.ukrinform.ua/rubric-polytics/3704894-persa-ledi-ukraini-pribula-z-vizitom-do-britanii.html</text:a>
</text:p>
      <!--NEWS-->
      <text:h text:style-name="P10" text:outline-level="1">
<text:span text:style-name="T4">
Zaporozhye的宵禁时间不会改变 - 市议会</text:span>
</text:h>
      <text:p text:style-name="P4">
作者: Ukrinform (Person)</text:p>
      <text:p text:style-name="P4">
出版商: Укринформ (Organization)</text:p>
      <text:p text:style-name="P4">
出版时间: 2023-05-04T-22:46:00+03:00</text:p>
      <text:p text:style-name="P4">
修改时间: 2023-05-04T22:46:00+03:00</text:p>
      <text:p text:style-name="P4">
描述: 关于“长”宵禁的Zaporozhye公告的信息是不正确的。  - 乌克林。</text:p>
      <text:p text:style-name="P4">
图片: ["<text:a xlink:type="simple" xlink:href="https://static.ukrinform.com/photos/2023_05/thumb_files/630_360_1683230146-855.jpg" text:style-name="Internet_20_link" text:visited-style-name="Visited_20_Internet_20_Link">
630_360_16832...</text:a>
"]</text:p>
      <text:p text:style-name="P4">
标签: ['Запоріжжя', 'Комендантська година']</text:p>
      <text:p text:style-name="P4">
类型: Article</text:p>
      <!--METADATA-->
      <text:p text:style-name="P4">
<draw:frame draw:style-name="fr1" draw:name="Image39" text:anchor-type="as-char" svg:width="6.9236in" svg:height="3.956343in" draw:z-index="0">
<draw:image xlink:href="../Images/yкринформ/2023-05-04T-22-46-00-03-00/630_360_1683230146-855.jpg" xlink:type="simple" xlink:show="embed" xlink:actuate="onLoad" draw:mime-type="image/jpeg"/>
</draw:frame>
关于“长”宵禁的Zaporozhye公告的信息对现实不负责。</text:p>
      <text:p text:style-name="P4">
相关陈述发表在<text:a xlink:type="simple" xlink:href="https://zp.gov.ua/uk/articles/item/18032/informaciya-pro-ogoloshennya-u-zaporizhzhi-dovgoi-z-komendantskoi-godini-ne-vidpovidae-dijsnosti" text:style-name="Internet_20_link" text:visited-style-name="Visited_20_Internet_20_Link">
</text:a>
，报道乌克林福姆。</text:p>
      <text:p text:style-name="P4">
值得注意的是，一些媒体概述了有关秘书处的信息(https://www.ukrinform.ua/tag-zaporizza)宵禁于5月10日19：00从5月10日宣布。</text:p>
      <text:p text:style-name="P4">
声明说：“为了回应众多上诉，我们报告说，此信息没有报告现实。Zaporozhye中的“长”宵禁没有错。”</text:p>
      <text:p text:style-name="P4">
<text:span text:style-name="T4">
另请阅读：</text:span>
 <text:a xlink:type="simple" xlink:href="https://www.ukrinform.ua/rubric-regions/3704275-glava-ova-poasniv-comu-zaprovadzuut-dovgu-komendantsku-godinu-v-hersoni.html" text:style-name="Internet_20_link" text:visited-style-name="Visited_20_Internet_20_Link">
<text:span text:style-name="T4">
指挥官</text:span>
</text:a>
市政厅建议，在与去年事件有关的情况下，媒体可能会错误地使用和发表。</text:p>
      <text:p text:style-name="P4">
News Source: <text:a xlink:type="simple" xlink:href="https://www.ukrinform.ua/rubric-regions/3704895-cas-komendantskoi-godini-u-zaporizzi-ne-zminitsa-miskrada.html" text:style-name="Internet_20_link" text:visited-style-name="Visited_20_Internet_20_Link">
https://www.ukrinform.ua/rubric-regions/3704895-cas-komendantskoi-godini-u-zaporizzi-ne-zminitsa-miskrada.html</text:a>
</text:p>
      <!--NEWS-->
      <text:h text:style-name="P10" text:outline-level="1">
<text:span text:style-name="T4">
在首都购物中心，从无人机碎片陷落中消除了大火-Klitschko</text:span>
</text:h>
      <text:p text:style-name="P4">
作者: Ukrinform (Person)</text:p>
      <text:p text:style-name="P4">
出版商: Укринформ (Organization)</text:p>
      <text:p text:style-name="P4">
出版时间: 2023-05-04T-24:37:00+03:00</text:p>
      <text:p text:style-name="P4">
修改时间: 2023-05-04T22:37:00+03:00</text:p>
      <text:p text:style-name="P4">
描述: 救援人员扑灭了所罗门斯基地区一座购物中心四层建筑一楼的大火。  - 乌克林。</text:p>
      <text:p text:style-name="P4">
图片: ["<text:a xlink:type="simple" xlink:href="https://static.ukrinform.com/photos/2023_05/thumb_files/630_360_1683230162-742.jpg" text:style-name="Internet_20_link" text:visited-style-name="Visited_20_Internet_20_Link">
630_360_16832...</text:a>
", "<text:a xlink:type="simple" xlink:href="https://static.ukrinform.com/photos/2023_05/1683230162-146.jpg" text:style-name="Internet_20_link" text:visited-style-name="Visited_20_Internet_20_Link">
1683230162-14...</text:a>
", "<text:a xlink:type="simple" xlink:href="https://static.ukrinform.com/photos/2023_05/1683230162-405.jpg" text:style-name="Internet_20_link" text:visited-style-name="Visited_20_Internet_20_Link">
1683230162-40...</text:a>
"]</text:p>
      <text:p text:style-name="P4">
标签: ['Безпілотник', 'Пожежа', 'Віталій Кличко', 'Київ']</text:p>
      <text:p text:style-name="P4">
类型: Article</text:p>
      <!--METADATA-->
      <text:p text:style-name="P4">
<draw:frame draw:style-name="fr1" draw:name="Image40" text:anchor-type="as-char" svg:width="6.9236in" svg:height="3.956343in" draw:z-index="0">
<draw:image xlink:href="../Images/yкринформ/2023-05-04T-24-37-00-03-00/630_360_1683230162-742.jpg" xlink:type="simple" xlink:show="embed" xlink:actuate="onLoad" draw:mime-type="image/jpeg"/>
</draw:frame>
救援人员扑灭了所罗门斯基区中心四层建筑一楼的大火。</text:p>
      <text:p text:style-name="P4">
对这个 <text:a xlink:type="simple" xlink:href="https://t.me/vitaliy_klitschko/1929" text:style-name="Internet_20_link" text:visited-style-name="Visited_20_Internet_20_Link">
 </text:a>
乌克林福姆的报道，基辅Vitaliyklitschko的市长。</text:p>
      <text:p text:style-name="P4">
他说，火灾发生在贸易中心四台建筑的一楼，面积为50平方米。</text:p>
      <text:p text:style-name="P4">
“由于飞机的碎片失败，爆炸浪潮破坏了建筑物的外部元素和高达150平方米的区域的玻璃。 承重结构未损坏。 没有发现受害者。”市长补充说。</text:p>
      <text:p text:style-name="P4">
<draw:frame draw:style-name="fr1" draw:name="Image41" text:anchor-type="as-char" svg:width="6.9236in" svg:height="4.622144in" draw:z-index="0">
<draw:image xlink:href="../Images/yкринформ/2023-05-04T-24-37-00-03-00/1683230162-146.jpg" xlink:type="simple" xlink:show="embed" xlink:actuate="onLoad" draw:mime-type="image/jpeg"/>
</draw:frame>
</text:p>
      <text:p text:style-name="P4">
<draw:frame draw:style-name="fr1" draw:name="Image42" text:anchor-type="as-char" svg:width="6.9236in" svg:height="4.622144in" draw:z-index="0">
<draw:image xlink:href="../Images/yкринформ/2023-05-04T-24-37-00-03-00/1683230162-405.jpg" xlink:type="simple" xlink:show="embed" xlink:actuate="onLoad" draw:mime-type="image/jpeg"/>
</draw:frame>
<text:span text:style-name="T4">
另请阅读：</text:span>
 <text:span text:style-name="T4">
 <text:a xlink:type="simple" xlink:href="https://www.ukrinform.ua/rubric-kyiv/3704869-u-pecerskomu-rajoni-pozeza-vid-padinna-ulamkiv-bezpilotnika.html" text:style-name="Internet_20_link" text:visited-style-name="Visited_20_Internet_20_Link">
</text:a>
</text:span>
</text:p>
      <text:p text:style-name="P4">
此外，根据该建筑物的结果，由于佩切斯克地区脆弱的冰箱倒塌，发生了另一场大火，这是由于佩切斯克地区的脆弱倒塌而发生的。</text:p>
      <text:p text:style-name="P4">
据报道，在空气警报期间，基辅_ <text:span text:style-name="T4">
 <text:a xlink:type="simple" xlink:href="https://www.ukrinform.ua/rubric-kyiv/3704849-nad-kievom-sili-ppo-zbili-bezpilotnik.html" text:style-name="Internet_20_link" text:visited-style-name="Visited_20_Internet_20_Link">
</text:a>
</text:span>
 _</text:p>
      <text:p text:style-name="P4">
<text:span text:style-name="T5">
foto：Pavel Bagmut，ukrinform</text:span>
</text:p>
      <text:p text:style-name="P4">
News Source: <text:a xlink:type="simple" xlink:href="https://www.ukrinform.ua/rubric-kyiv/3704891-pozezu-v-stolicnomu-tc-vid-padinna-ulamkiv-bezpilotnika-vze-likviduvali-klicko.html" text:style-name="Internet_20_link" text:visited-style-name="Visited_20_Internet_20_Link">
https://www.ukrinform.ua/rubric-kyiv/3704891-pozezu-v-stolicnomu-tc-vid-padinna-ulamkiv-bezpilotnika-vze-likviduvali-klicko.html</text:a>
</text:p>
      <!--NEWS-->
      <text:h text:style-name="P10" text:outline-level="1">
<text:span text:style-name="T4">
Girona与Tsygankov在洛杉矶联赛比赛中击败了Malork</text:span>
</text:h>
      <text:p text:style-name="P4">
作者: Ukrinform (Person)</text:p>
      <text:p text:style-name="P4">
出版商: Укринформ (Organization)</text:p>
      <text:p text:style-name="P4">
出版时间: 2023-05-04T-26:29:23+03:00</text:p>
      <text:p text:style-name="P4">
修改时间: 2023-05-04T22:29:23+03:00</text:p>
      <text:p text:style-name="P4">
描述: 乌克兰维克多·蒂格科夫（Viktor Tsigankov）的团队连续第三场胜利赢得了第三次胜利，在西班牙足球锦标赛第33轮比赛中击败了“马洛卡”。  - 乌克林。</text:p>
      <text:p text:style-name="P4">
图片: ["<text:a xlink:type="simple" xlink:href="https://static.ukrinform.com/photos/2023_05/thumb_files/630_360_1683228136-625.jpg" text:style-name="Internet_20_link" text:visited-style-name="Visited_20_Internet_20_Link">
630_360_16832...</text:a>
"]</text:p>
      <text:p text:style-name="P4">
标签: ['Футбол', 'Циганков']</text:p>
      <text:p text:style-name="P4">
类型: Article</text:p>
      <!--METADATA-->
      <text:p text:style-name="P4">
<draw:frame draw:style-name="fr1" draw:name="Image43" text:anchor-type="as-char" svg:width="6.9236in" svg:height="3.956343in" draw:z-index="0">
<draw:image xlink:href="../Images/yкринформ/2023-05-04T-26-29-23-03-00/630_360_1683228136-625.jpg" xlink:type="simple" xlink:show="embed" xlink:actuate="onLoad" draw:mime-type="image/jpeg"/>
</draw:frame>
维克多·蒂格科夫(Viktor Tsigankov)的乌克兰吉罗纳(Girona)队赢得了第三场胜利，在西班牙足球锦标赛第33轮比赛中击败了马霍卡。</text:p>
      <text:p text:style-name="P4">
乌克林福姆报告的吉隆(Giron)埃斯塔迪奥·穆尼西帕尔·德·蒙蒂利维(Giron Munisipal de Montilivi)的比赛结束了2：1。</text:p>
      <text:p text:style-name="P4">
哥伦比亚吉隆斯伯纳德(Girondens)的后卫伯纳德(Bernard)在第23分钟开始了比分。(80)，阿根廷前锋“ Gironi” Valentin Castelianos对此做出了有效的反应(84).</text:p>
      <text:p text:style-name="P4">
Ексгравець київського «Динамо» вийшов у стартовому складі. На 91-й хвилиніЦиганков поступився місцем на полі перуанському захиснику АлександеруКальєнсу.</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span text:style-name="T4">
Циганков</text:span>
 </text:a>
洛杉矶联赛锦标赛由巴塞罗那以82分为首。 第二个是“运动”(69)，第三名 - 皇家马德里(68). «Жирона» (47)她升至第七位。</text:p>
      <text:p text:style-name="P4">
照片：法新社。</text:p>
      <text:p text:style-name="P4">
News Source: <text:a xlink:type="simple" xlink:href="https://www.ukrinform.ua/rubric-sports/3704889-zirona-iz-cigankovim-peregrala-malorku-v-matci-la-ligi.html" text:style-name="Internet_20_link" text:visited-style-name="Visited_20_Internet_20_Link">
https://www.ukrinform.ua/rubric-sports/3704889-zirona-iz-cigankovim-peregrala-malorku-v-matci-la-ligi.html</text:a>
</text:p>
      <!--NEWS-->
      <text:h text:style-name="P10" text:outline-level="1">
<text:span text:style-name="T4">
在Sivershchyna和Slobozhanschyna的指示俄罗斯军队炮击了Chernihiv Regio的布奇基...</text:span>
</text:h>
      <text:p text:style-name="P4">
作者: liveuamap (Language: en)</text:p>
      <text:p text:style-name="P4">
时间: 2023-05-04T-26:37:00</text:p>
      <text:p text:style-name="P4">
地点: Kharkiv (Latitude:50.37974 Longtitude:37.3391)</text:p>
      <text:p text:style-name="P4">
视频: []</text:p>
      <text:p text:style-name="P4">
图片: []</text:p>
      <text:p text:style-name="P4">
标签: ["Russia"]</text:p>
      <text:p text:style-name="P4">
Id: 22560384</text:p>
      <!--METADATA-->
      <text:p text:style-name="P4">
在Sivershchyna和Slbozhanschyna的指示，俄罗斯军队炮击了Hernihiv地区的布奇基； Novovasylivka, Rozhkovychi, Vorozhba, Basivka, Yunakivka, Myropillya and Zapsillya of Sumy Region, ALSO SOTNYSKYYKYYOVOKOKOKOKOKOKOKOKOKOKOKOKOKOKOKOKOKOKOKOKOKOKOKOKOKOKHOKHOKOKOKHOKHOKOKHOKHOKHOKHOKHOKHOKHOKHOKHOKHOKHOKHOKHOKHOKHOKHOKHOKHOKHOKHOKHOKHOKHOKHOKHOKHOKHOKHOKHOKHOKOKYKYOKYKYKYKYKYKYKYKYKYKYKY Lecha, Hatysche, Vovchanski Khutoryand Mykolayivka of Kharkiv Region, - General Staff of Armed Forces of Ukrainsays in the Morning Report</text:p>
      <text:p text:style-name="P4">
新闻集链接：(https://liveuamap.com/en/2023/4-may-at-sivershchyna-and-slobozhanschyna-directions-russian)</text:p>
      <text:p text:style-name="P4">
News Source: <text:a xlink:type="simple" xlink:href="https://t.me/lumsrc/4678" text:style-name="Internet_20_link" text:visited-style-name="Visited_20_Internet_20_Link">
https://t.me/lumsrc/4678</text:a>
</text:p>
      <!--NEWS-->
      <text:h text:style-name="P10" text:outline-level="1">
<text:span text:style-name="T4">
白天，俄罗斯人开了14次苏米地区边境社区</text:span>
</text:h>
      <text:p text:style-name="P4">
作者: Ukrinform (Person)</text:p>
      <text:p text:style-name="P4">
出版商: Укринформ (Organization)</text:p>
      <text:p text:style-name="P4">
出版时间: 2023-05-04T-28:21:00+03:00</text:p>
      <text:p text:style-name="P4">
修改时间: 2023-05-04T22:21:00+03:00</text:p>
      <text:p text:style-name="P4">
描述: 在俄罗斯联邦部队的那天，对苏米地区的边境社区进行了14次炮击，记录了约90次爆炸。  - 乌克林。</text:p>
      <text:p text:style-name="P4">
图片: ["<text:a xlink:type="simple" xlink:href="https://static.ukrinform.com/photos/2023_01/thumb_files/630_360_1674980674-403.jpeg" text:style-name="Internet_20_link" text:visited-style-name="Visited_20_Internet_20_Link">
630_360_16749...</text:a>
"]</text:p>
      <text:p text:style-name="P4">
标签: ['Обстріл', 'Сумщина', 'Агресія РФ', 'Війна з росією']</text:p>
      <text:p text:style-name="P4">
类型: Article</text:p>
      <!--METADATA-->
      <text:p text:style-name="P4">
<draw:frame draw:style-name="fr1" draw:name="Image44" text:anchor-type="as-char" svg:width="6.9236in" svg:height="3.956343in" draw:z-index="0">
<draw:image xlink:href="../Images/yкринформ/2023-05-04T-28-21-00-03-00/630_360_1674980674-403.jpeg" xlink:type="simple" xlink:show="embed" xlink:actuate="onLoad" draw:mime-type="image/jpeg"/>
</draw:frame>
在俄罗斯联邦部队期间，记录了14次边境社区地区的炮击，并记录了大约90次爆炸。</text:p>
      <text:p text:style-name="P4">
根据乌克林福姆的说法，苏米地区军事行政部门报告了<text:a xlink:type="simple" xlink:href="https://t.me/Sumy_news_ODA/15911" text:style-name="Internet_20_link" text:visited-style-name="Visited_20_Internet_20_Link">
</text:a>
。</text:p>
      <text:p text:style-name="P4">
Yunakovskaya，Belopilsk，Khotinsk，Miropil，Krasnopil，Shalyginsk，Novoslobidskaya Velikosidar社区的定居点被解雇了。</text:p>
      <text:p text:style-name="P4">
早晨，俄罗斯人被尤纳克社区领土的炮兵殴打 - 固定爆炸。 炮击损害了一个私人家庭。</text:p>
      <text:p text:style-name="P4">
<text:span text:style-name="T4">
另请阅读：</text:span>
 <text:span text:style-name="T4">
 <text:a xlink:type="simple" xlink:href="https://www.ukrinform.ua/rubric-ato/3704822-rosiani-obstrilali-gromadu-v-nikopolskomu-rajoni-z-vazkoi-artilerii.html" text:style-name="Internet_20_link" text:visited-style-name="Visited_20_Internet_20_Link">
</text:a>
</text:span>
</text:p>
      <text:p text:style-name="P4">
Belopil社区有一次迫击炮炮击 - 记录了7起爆炸。两个私人家庭损坏了。</text:p>
      <text:p text:style-name="P4">
敌人从迫击炮中解雇了敌人，记录了10次爆炸。由于炮击，文化之家和两座住宅建筑损坏了。</text:p>
      <text:p text:style-name="P4">
Krasnopil社区在迫击炮中被解雇 - 记录了12次爆炸。</text:p>
      <text:p text:style-name="P4">
在Novoslobid社区中，由于砂浆炮击，记录了16起爆炸。 当地居民受伤。</text:p>
      <text:p text:style-name="P4">
六个地雷被扔进了米罗皮尔社区的领土。</text:p>
      <text:p text:style-name="P4">
<text:span text:style-name="T4">
另请阅读：</text:span>
 <text:span text:style-name="T4">
 <text:a xlink:type="simple" xlink:href="https://www.ukrinform.ua/rubric-regions/3704809-u-hersoni-ponad-160-osib-zdali-krov-dla-poranenih-vid-obstriliv-sered-donoriv-inozemci.html" text:style-name="Internet_20_link" text:visited-style-name="Visited_20_Internet_20_Link">
</text:a>
</text:span>
</text:p>
      <text:p text:style-name="P4">
在Velikopysariv社区中，敌人进行了迫击炮炮击 - 固定的爆炸。</text:p>
      <text:p text:style-name="P4">
俄罗斯社区向炮兵大炮开火-13爆炸。</text:p>
      <text:p text:style-name="P4">
正如乌克林福姆报道的那样，5月4日12:00的俄罗斯军队还有六个<text:span text:style-name="T4">
 <text:a xlink:type="simple" xlink:href="https://www.ukrinform.ua/tag-obstril" text:style-name="Internet_20_link" text:visited-style-name="Visited_20_Internet_20_Link">
</text:a>
</text:span>
切尔尼希夫和苏米地区的边界。</text:p>
      <text:p text:style-name="P4">
News Source: <text:a xlink:type="simple" xlink:href="https://www.ukrinform.ua/rubric-ato/3704886-uprodovz-dna-rosiani-14-raziv-obstrilali-prikordonni-gromadi-sumsini-ova.html" text:style-name="Internet_20_link" text:visited-style-name="Visited_20_Internet_20_Link">
https://www.ukrinform.ua/rubric-ato/3704886-uprodovz-dna-rosiani-14-raziv-obstrilali-prikordonni-gromadi-sumsini-ova.html</text:a>
</text:p>
      <!--NEWS-->
      <text:h text:style-name="P10" text:outline-level="1">
<text:span text:style-name="T4">
在Zhytomyr地区，种植了不间断城市记忆的小巷</text:span>
</text:h>
      <text:p text:style-name="P4">
作者: Ukrinform (Person)</text:p>
      <text:p text:style-name="P4">
出版商: Укринформ (Organization)</text:p>
      <text:p text:style-name="P4">
出版时间: 2023-05-04T-30:09:00+03:00</text:p>
      <text:p text:style-name="P4">
修改时间: 2023-05-04T22:09:00+03:00</text:p>
      <text:p text:style-name="P4">
描述: 在Zhytomyr地区的Zvageli中，他们铺设了不间断城市的记忆的小巷，该城市种植了1000多个玫瑰和其他植物。  - 乌克林。</text:p>
      <text:p text:style-name="P4">
图片: ["<text:a xlink:type="simple" xlink:href="https://static.ukrinform.com/photos/2023_05/thumb_files/630_360_1683227346-544.jpg" text:style-name="Internet_20_link" text:visited-style-name="Visited_20_Internet_20_Link">
630_360_16832...</text:a>
"]</text:p>
      <text:p text:style-name="P4">
标签: ['Житомирщина', 'Квіти', 'Озеленення України']</text:p>
      <text:p text:style-name="P4">
类型: Article</text:p>
      <!--METADATA-->
      <text:p text:style-name="P4">
<draw:frame draw:style-name="fr1" draw:name="Image45" text:anchor-type="as-char" svg:width="6.9236in" svg:height="3.956343in" draw:z-index="0">
<draw:image xlink:href="../Images/yкринформ/2023-05-04T-30-09-00-03-00/630_360_1683227346-544.jpg" xlink:type="simple" xlink:show="embed" xlink:actuate="onLoad" draw:mime-type="image/jpeg"/>
</draw:frame>
在Zvagelina Zhytomyr地区，建立了不间断城市的记忆的小巷，该城市种植了1000多个玫瑰和其他植物。</text:p>
      <text:p text:style-name="P4">
关于<text:a xlink:type="simple" xlink:href="https://www.facebook.com/permalink.php" text:style-name="Internet_20_link" text:visited-style-name="Visited_20_Internet_20_Link">
</text:a>
乌克林福姆报道说，Zvyagel市议会报告说。</text:p>
      <text:p text:style-name="P4">
“有100多人加入了“纪念未被征服的城市”的创造，阿萨姆邦人通过武装侵略俄罗斯联邦，可怜的英雄家族，女性代表，执行机构，教育家和教育家，教育家和教育家的雇员，以及社会保护管理睾丸的工人。</text:p>
      <text:p text:style-name="P4">
总共在小巷上种植了1000多个玫瑰和其他绿色空间。</text:p>
      <text:p text:style-name="P4">
值得注意的是，在乌克兰的不同定居点中登录了各种植物以纪念未征服的植物。 这样的措施是城市和人们的表现和记忆，这些城市和人们是第一个因俄罗斯入侵而遭受痛苦和恐惧的人。</text:p>
      <text:p text:style-name="P4">
<text:span text:style-name="T4">
另请阅读：</text:span>
 <text:a xlink:type="simple" xlink:href="https://www.ukrinform.ua/rubric-vidbudova/3704532-na-zitomirsini-kapitalno-remontuut-dva-mosti-poskodzeni-vnaslidok-obstriliv.html" text:style-name="Internet_20_link" text:visited-style-name="Visited_20_Internet_20_Link">
<text:span text:style-name="T4">
 ZHYTOMYR区域</text:span>
</text:a>
据乌克林福姆(Ukrinform)报道，在“乌克兰美化环境”和“一百万棵生命的一棵树”军事框架内，基辅地区的博利斯皮尔报道守卫。</text:p>
      <text:p text:style-name="P4">
<text:span text:style-name="T5">
foto：Zvyagel市议会</text:span>
</text:p>
      <text:p text:style-name="P4">
News Source: <text:a xlink:type="simple" xlink:href="https://www.ukrinform.ua/rubric-regions/3704882-na-zitomirsini-visadili-aleu-pamati-neskorenih-mist.html" text:style-name="Internet_20_link" text:visited-style-name="Visited_20_Internet_20_Link">
https://www.ukrinform.ua/rubric-regions/3704882-na-zitomirsini-visadili-aleu-pamati-neskorenih-mist.html</text:a>
</text:p>
      <!--NEWS-->
      <text:h text:style-name="P10" text:outline-level="1">
<text:span text:style-name="T4">
各州非常关注转移到乌克兰飞机 - 白宫</text:span>
</text:h>
      <text:p text:style-name="P4">
作者: Ukrinform (Person)</text:p>
      <text:p text:style-name="P4">
出版商: Укринформ (Organization)</text:p>
      <text:p text:style-name="P4">
出版时间: 2023-05-04T-32:09:00+03:00</text:p>
      <text:p text:style-name="P4">
修改时间: 2023-05-04T22:09:00+03:00</text:p>
      <text:p text:style-name="P4">
描述: 美国旨在继续乌克兰的军事支持，现在通过防空辩护非常关注乌克兰人的提供。  - 乌克林。</text:p>
      <text:p text:style-name="P4">
图片: ["<text:a xlink:type="simple" xlink:href="https://static.ukrinform.com/photos/2015_10/thumb_files/630_360_1444909744-5988.jpg" text:style-name="Internet_20_link" text:visited-style-name="Visited_20_Internet_20_Link">
630_360_14449...</text:a>
"]</text:p>
      <text:p text:style-name="P4">
标签: ['США', 'Україна', 'Білий дім', 'ППО']</text:p>
      <text:p text:style-name="P4">
类型: Article</text:p>
      <!--METADATA-->
      <text:p text:style-name="P4">
<draw:frame draw:style-name="fr1" draw:name="Image46" text:anchor-type="as-char" svg:width="6.9236in" svg:height="3.956343in" draw:z-index="0">
<draw:image xlink:href="../Images/yкринформ/2023-05-04T-32-09-00-03-00/630_360_1444909744-5988.jpg" xlink:type="simple" xlink:show="embed" xlink:actuate="onLoad" draw:mime-type="image/jpeg"/>
</draw:frame>
美国的目的是继续乌克兰的军事支持，并为向乌克兰人提供防空手段而引起了人们的关注。</text:p>
      <text:p text:style-name="P4">
乌克林福音通讯员报告说，这是在周四在华盛顿州白宫拉丁安全约翰·柯比(John Kirby)的华盛顿协调员的一名紧迫的情况下指出的。</text:p>
      <text:p text:style-name="P4">
柯比对互动的问题说：“我们非常关注防空。”(https://www.ukrinform.ua/tag-ssa)乌克兰一方。</text:p>
      <text:p text:style-name="P4">
他强调，由于乌克兰在过去的48-72小时内发起的大多数有翼导弹，不仅是乌克兰提供的空气防御，不仅是美国，盟友和合作伙伴。</text:p>
      <text:p text:style-name="P4">
比洛洛特的代表说：“因此，我们继续专注于此。”</text:p>
      <text:p text:style-name="P4">
他还指出，华盛顿在他方面做出了一切努力，以确保乌克兰采用反性能，提醒<text:a xlink:type="simple" xlink:href="https://www.ukrinform.ua/rubric-ato/3701237-zsu-otrimali-majze-vsu-zahidnu-vijskovu-dopomogu-komanduvac-silami-ssa-v-evropi.html" text:style-name="Internet_20_link" text:visited-style-name="Visited_20_Internet_20_Link">
</text:a>
。 其中包括，包括装甲车，炮兵，防空系统，弹药，以及针对其他国家的许多乌克兰船员组织的培训。</text:p>
      <text:p text:style-name="P4">
“我们尽了最大的努力。 但这并不意味着我们将停止，并不意味着我们已经完成了一切。 您将看到美国的进一步支持，”白宫代表强调。</text:p>
      <text:p text:style-name="P4">
<text:span text:style-name="T4">
另请阅读：</text:span>
 <text:a xlink:type="simple" xlink:href="https://www.ukrinform.ua/rubric-polytics/3703049-brink-podakuvala-ppo-za-zahist-ukrainskogo-neba-vid-varvarskih-atak-rosii.html" text:style-name="Internet_20_link" text:visited-style-name="Visited_20_Internet_20_Link">
<text:span text:style-name="T4">
防空</text:span>
</text:a>
如报道<text:a xlink:type="simple" xlink:href="https://www.ukrinform.ua/rubric-polytics/3704582-1207-ssa-hocut-i-gotovi-pidtrimuvati-vstup-ukraini-do-nato-brink.html" text:style-name="Internet_20_link" text:visited-style-name="Visited_20_Internet_20_Link">
</text:a>
周四，布里兹·布里奇特(Bridzhita Bridget)桥梁说，乌克兰加入乌克兰是 - 大西洋联盟前的一个前，是美国准备并希望支持的过程。</text:p>
      <text:p text:style-name="P4">
News Source: <text:a xlink:type="simple" xlink:href="https://www.ukrinform.ua/rubric-ato/3704885-stati-pridilaut-veliku-uvagu-peredaci-ukraini-zasobiv-ppo-bilij-dim.html" text:style-name="Internet_20_link" text:visited-style-name="Visited_20_Internet_20_Link">
https://www.ukrinform.ua/rubric-ato/3704885-stati-pridilaut-veliku-uvagu-peredaci-ukraini-zasobiv-ppo-bilij-dim.html</text:a>
</text:p>
      <!--NEWS-->
      <text:h text:style-name="P10" text:outline-level="1">
<text:span text:style-name="T4">
沃尔沃将释放1300名员工以降低成本</text:span>
</text:h>
      <text:p text:style-name="P4">
作者: Ukrinform (Person)</text:p>
      <text:p text:style-name="P4">
出版商: Укринформ (Organization)</text:p>
      <text:p text:style-name="P4">
出版时间: 2023-05-04T-35:56:00+03:00</text:p>
      <text:p text:style-name="P4">
修改时间: 2023-05-04T21:56:00+03:00</text:p>
      <text:p text:style-name="P4">
描述: 沃尔沃汽车公司周四报道说，作为降低成本的一部分，它将在瑞典释放约1300名办公室工作人员。  - 乌克林。</text:p>
      <text:p text:style-name="P4">
图片: ["<text:a xlink:type="simple" xlink:href="https://static.ukrinform.com/photos/2019_01/thumb_files/630_360_1548246841-477.jpg" text:style-name="Internet_20_link" text:visited-style-name="Visited_20_Internet_20_Link">
630_360_15482...</text:a>
"]</text:p>
      <text:p text:style-name="P4">
标签: ['Автомобіль', 'Скорочення', 'Технології', 'Volvo']</text:p>
      <text:p text:style-name="P4">
类型: Article</text:p>
      <!--METADATA-->
      <text:p text:style-name="P4">
<draw:frame draw:style-name="fr1" draw:name="Image47" text:anchor-type="as-char" svg:width="6.9236in" svg:height="3.956343in" draw:z-index="0">
<draw:image xlink:href="../Images/yкринформ/2023-05-04T-35-56-00-03-00/630_360_1548246841-477.jpg" xlink:type="simple" xlink:show="embed" xlink:actuate="onLoad" draw:mime-type="image/jpeg"/>
</draw:frame>
这家沃尔沃汽车公司周四报道说，作为降低成本的一部分，它将在瑞典释放约1,300名办公室工作人员。</text:p>
      <text:p text:style-name="P4">
正如乌克林福姆报道的那样，它报告了<text:a xlink:type="simple" xlink:href="https://www.reuters.com/business/autos-transportation/volvo-cars-cut-1300-jobs-it-steps-up-cost-cuts-2023-05-04/" text:style-name="Internet_20_link" text:visited-style-name="Visited_20_Internet_20_Link">
</text:a>
 .</text:p>
      <text:p text:style-name="P4">
« <text:a xlink:type="simple" xlink:href="https://www.ukrinform.ua/tag-ekonomika" text:style-name="Internet_20_link" text:visited-style-name="Visited_20_Internet_20_Link">
 </text:a>
吉姆·鲁恩(Jim Rouen)首席执行官说：“困难，提高虚假和竞争不断提高的价格可能仍然在我们的行业中呼吁一段时间。”</text:p>
      <text:p text:style-name="P4">
他补充说，尽管结果效果，以前提高效率的计划还不够。</text:p>
      <text:p text:style-name="P4">
1300个工作场所占瑞典沃尔沃汽车劳动力的6％。</text:p>
      <text:p text:style-name="P4">
罗文还报告说，国家未知之后的确切储蓄量。</text:p>
      <text:p text:style-name="P4">
该公司发布了撤销1100名雇员的通知。 在整个瑞典检查业务后，将确定其他200个工作职位。</text:p>
      <text:p text:style-name="P4">
该公司补充说，在接下来的几个月中，计划减少工作场所的数量并降低所有全球运营的成本，包括咨询。</text:p>
      <text:p text:style-name="P4">
<text:span text:style-name="T4">
另请阅读：</text:span>
 <text:a xlink:type="simple" xlink:href="https://www.ukrinform.ua/rubric-technology/3683496-volvo-skorotit-1600-robocih-misc-u-evropi.html" text:style-name="Internet_20_link" text:visited-style-name="Visited_20_Internet_20_Link">
<text:span text:style-name="T4">
沃尔沃</text:span>
</text:a>
罗恩说，他无法澄清它将在哪里完成，但是大多数变化将集中在办公室职位上。</text:p>
      <text:p text:style-name="P4">
据乌克林福姆报道，3月，沃尔沃集团的关注宣布了其欧洲公共汽车生产公司的计划，放弃了波兰的工厂。</text:p>
      <text:p text:style-name="P4">
News Source: <text:a xlink:type="simple" xlink:href="https://www.ukrinform.ua/rubric-technology/3704879-volvo-zvilnit-1300-spivrobitnikiv-dla-skorocenna-vitrat.html" text:style-name="Internet_20_link" text:visited-style-name="Visited_20_Internet_20_Link">
https://www.ukrinform.ua/rubric-technology/3704879-volvo-zvilnit-1300-spivrobitnikiv-dla-skorocenna-vitrat.html</text:a>
</text:p>
      <!--NEWS-->
      <text:h text:style-name="P10" text:outline-level="1">
<text:span text:style-name="T4">
荷兰为乌克兰准备了一项移动实验室进行法医检查</text:span>
</text:h>
      <text:p text:style-name="P4">
作者: Ukrinform (Person)</text:p>
      <text:p text:style-name="P4">
出版商: Укринформ (Organization)</text:p>
      <text:p text:style-name="P4">
出版时间: 2023-05-04T-37:54:00+03:00</text:p>
      <text:p text:style-name="P4">
修改时间: 2023-05-04T21:54:00+03:00</text:p>
      <text:p text:style-name="P4">
描述: 荷兰为国际刑事法院的需求准备了一项移动实验室，以在乌克兰进行法医检查。  - 乌克林。</text:p>
      <text:p text:style-name="P4">
图片: ["<text:a xlink:type="simple" xlink:href="https://static.ukrinform.com/photos/2023_05/thumb_files/630_360_1683222024-635.jpg" text:style-name="Internet_20_link" text:visited-style-name="Visited_20_Internet_20_Link">
630_360_16832...</text:a>
"]</text:p>
      <text:p text:style-name="P4">
标签: ['Нідерланди', 'Україна', 'Лабораторія', 'Війна з росією']</text:p>
      <text:p text:style-name="P4">
类型: Article</text:p>
      <!--METADATA-->
      <text:p text:style-name="P4">
<draw:frame draw:style-name="fr1" draw:name="Image48" text:anchor-type="as-char" svg:width="6.9236in" svg:height="3.956343in" draw:z-index="0">
<draw:image xlink:href="../Images/yкринформ/2023-05-04T-37-54-00-03-00/630_360_1683222024-635.jpg" xlink:type="simple" xlink:show="embed" xlink:actuate="onLoad" draw:mime-type="image/jpeg"/>
</draw:frame>
荷兰为国际刑事法院的需求做好了为乌克兰进行法医检查的移动实验室的准备。</text:p>
      <text:p text:style-name="P4">
根据乌克林福姆的说法，荷兰荷兰国防部长Kaisaollonegren表示，在总统弗拉基米尔·泽伦斯基(Vladimir Zelensky)访问荷兰的巴佐洛洛夫斯基军事部队时，[] [] [] [] <text:a xlink:type="simple" xlink:href="https://www.president.gov.ua/news/na-bazi-vps-niderlandiv-volodimir-zelenskij-zustrivsya-z-ukr-82685" text:style-name="Internet_20_link" text:visited-style-name="Visited_20_Internet_20_Link">
</text:a>
总统遗址。</text:p>
      <text:p text:style-name="P4">
Ollogren指出，这个基地是荷兰为乌克兰准备军事装备和武器的地点之一。</text:p>
      <text:p text:style-name="P4">
“您的士兵的奉献精神确实令人鼓舞。 他们为乌克兰免费而战。对于乌克兰，他们可以将其传递给孩子。 乌克兰和我们所有人在荷兰，以及任何具有价值，国际法和领土诚信的人的费率都很高。”她说。</text:p>
      <text:p text:style-name="P4">
<text:span text:style-name="T4">
另请阅读：</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国防部长报告说，荷兰为国际刑事法院的需求做好了为乌克兰进行法医检查的移动实验室的准备。 起诉肇事者的肇事者很重要。</text:p>
      <text:p text:style-name="P4">
她强调，荷兰将继续帮助乌克兰人民，他们渴望击退<text:span text:style-name="T4">
 <text:a xlink:type="simple" xlink:href="https://www.ukrinform.ua/tag-russian-aggression" text:style-name="Internet_20_link" text:visited-style-name="Visited_20_Internet_20_Link">
</text:a>
</text:span>
</text:p>
      <text:p text:style-name="P4">
“我们将继续为增强军事潜力做出重大贡献。 现在和将来，只要需要它。”  -  Laroollonegren说。</text:p>
      <text:p text:style-name="P4">
<text:span text:style-name="T4">
另请阅读：</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正如乌克兰·乌克兰(Ukrinform)所报道的那样，乌克兰沃迪米尔·泽伦斯基(Ukraine Volodymyr Zelensky)总裁荷兰Zapremier-Minister Mark Mark Rutte和荷兰国防部Kaladivka Ollogren <text:span text:style-name="T4">
 _ [] [] [] <text:a xlink:type="simple" xlink:href="https://www.ukrinform.ua/rubric-ato/3704817-zelenskij-vidvidav-bazu-vijskovopovitranih-sil-u-niderlandah.html" text:style-name="Internet_20_link" text:visited-style-name="Visited_20_Internet_20_Link">
</text:a>
_ </text:span>
</text:p>
      <text:p text:style-name="P4">
News Source: <text:a xlink:type="simple" xlink:href="https://www.ukrinform.ua/rubric-ato/3704875-niderlandi-pidgotuvali-mobilnu-laboratoriu-dla-sudmedekspertizi-v-ukraini.html" text:style-name="Internet_20_link" text:visited-style-name="Visited_20_Internet_20_Link">
https://www.ukrinform.ua/rubric-ato/3704875-niderlandi-pidgotuvali-mobilnu-laboratoriu-dla-sudmedekspertizi-v-ukraini.html</text:a>
</text:p>
      <!--NEWS-->
      <text:h text:style-name="P10" text:outline-level="1">
<text:span text:style-name="T4">
拜登（Biden）和泽伦斯基（Zelensky）定期进行交流 - 白宫</text:span>
</text:h>
      <text:p text:style-name="P4">
作者: Ukrinform (Person)</text:p>
      <text:p text:style-name="P4">
出版商: Укринформ (Organization)</text:p>
      <text:p text:style-name="P4">
出版时间: 2023-05-04T-39:48:00+03:00</text:p>
      <text:p text:style-name="P4">
修改时间: 2023-05-04T21:48:00+03:00</text:p>
      <text:p text:style-name="P4">
描述: 美国总统乔·拜登（Joe Biden）与乌克兰乌克兰（Ukrinem）乌克兰（Ukraine）乌克兰（Ukrinform）的乌克兰总统（Ukraine Vladimir Zelensky）进行了定期联系。</text:p>
      <text:p text:style-name="P4">
图片: ["<text:a xlink:type="simple" xlink:href="https://static.ukrinform.com/photos/2023_02/thumb_files/630_360_1676889346-906.jpeg" text:style-name="Internet_20_link" text:visited-style-name="Visited_20_Internet_20_Link">
630_360_16768...</text:a>
"]</text:p>
      <text:p text:style-name="P4">
标签: ['Байден', 'США', 'Білий дім', 'Зеленський']</text:p>
      <text:p text:style-name="P4">
类型: Article</text:p>
      <!--METADATA-->
      <text:p text:style-name="P4">
<draw:frame draw:style-name="fr1" draw:name="Image49" text:anchor-type="as-char" svg:width="6.9236in" svg:height="3.956343in" draw:z-index="0">
<draw:image xlink:href="../Images/yкринформ/2023-05-04T-39-48-00-03-00/630_360_1676889346-906.jpeg" xlink:type="simple" xlink:show="embed" xlink:actuate="onLoad" draw:mime-type="image/jpeg"/>
</draw:frame>
美国总统乔·拜登(Joe Biden)与乌克兰总统(Walloper Zelensky)进行了非常定期的联系</text:p>
      <text:p text:style-name="P4">
据报道，这就是华盛顿和白宫代表约翰·柯比(John Kirby)之间最高水平的互动。</text:p>
      <text:p text:style-name="P4">
“总统之间的沟通<text:a xlink:type="simple" xlink:href="https://www.ukrinform.ua/tag-bajden" text:style-name="Internet_20_link" text:visited-style-name="Visited_20_Internet_20_Link">
</text:a>
Ipresident Zelensky？ 他们经常经常交谈。</text:p>
      <text:p text:style-name="P4">
他指出，现在他无法特别地说总统计划再次交谈。 同时，柯比强调，这两位领导人正在定期沟通。</text:p>
      <text:p text:style-name="P4">
<text:span text:style-name="T4">
另请阅读：</text:span>
 <text:a xlink:type="simple" xlink:href="https://www.ukrinform.ua/rubric-ato/3704409-zelenskij-podakuvav-ssa-za-novij-paket-oboronnoi-dopomogi.html" text:style-name="Internet_20_link" text:visited-style-name="Visited_20_Internet_20_Link">
</text:a>
如报道<text:a xlink:type="simple" xlink:href="https://www.ukrinform.ua/rubric-world/3704702-bajden-zahoplenij-horobristu-zsu-ta-narodu-ukraini.html" text:style-name="Internet_20_link" text:visited-style-name="Visited_20_Internet_20_Link">
</text:a>
在白宫晚餐期间，在Sshajgo Biden的前夕，总统与美国武装部队司令部的负责人进行了交谈。 他称乌克兰人民为“令人惊讶的勇敢”，并给了高度评估的美国军事领导人，他们协助乌克兰进行了坦克俄罗斯的入侵。</text:p>
      <text:p text:style-name="P4">
_foto：op _</text:p>
      <text:p text:style-name="P4">
News Source: <text:a xlink:type="simple" xlink:href="https://www.ukrinform.ua/rubric-polytics/3704874-bajden-i-zelenskij-spilkuutsa-regularno-j-casto-bilij-dim.html" text:style-name="Internet_20_link" text:visited-style-name="Visited_20_Internet_20_Link">
https://www.ukrinform.ua/rubric-polytics/3704874-bajden-i-zelenskij-spilkuutsa-regularno-j-casto-bilij-dim.html</text:a>
</text:p>
      <!--NEWS-->
      <text:h text:style-name="P10" text:outline-level="1">
<text:span text:style-name="T4">
大约5％的申请已提交给进攻的警卫</text:span>
</text:h>
      <text:p text:style-name="P4">
作者: Ukrinform (Person)</text:p>
      <text:p text:style-name="P4">
出版商: Укринформ (Organization)</text:p>
      <text:p text:style-name="P4">
出版时间: 2023-05-04T-41:41:00+03:00</text:p>
      <text:p text:style-name="P4">
修改时间: 2023-05-04T21:41:00+03:00</text:p>
      <text:p text:style-name="P4">
描述: 加入警卫的申请中约有5％是由妇女提交的。  - 乌克林。</text:p>
      <text:p text:style-name="P4">
图片: ["<text:a xlink:type="simple" xlink:href="https://static.ukrinform.com/photos/2023_02/thumb_files/630_360_1675495715-453.jpg" text:style-name="Internet_20_link" text:visited-style-name="Visited_20_Internet_20_Link">
630_360_16754...</text:a>
"]</text:p>
      <text:p text:style-name="P4">
标签: ['МВС', 'Жінки', 'Війна з росією', 'Гвардія наступу']</text:p>
      <text:p text:style-name="P4">
类型: Article</text:p>
      <!--METADATA-->
      <text:p text:style-name="P4">
<draw:frame draw:style-name="fr1" draw:name="Image50" text:anchor-type="as-char" svg:width="6.9236in" svg:height="3.956343in" draw:z-index="0">
<draw:image xlink:href="../Images/yкринформ/2023-05-04T-41-41-00-03-00/630_360_1675495715-453.jpg" xlink:type="simple" xlink:show="embed" xlink:actuate="onLoad" draw:mime-type="image/jpeg"/>
</draw:frame>
加入警卫的申请中约有5％是由妇女提交的。</text:p>
      <text:p text:style-name="P4">
内政副部长Kateryna Pavlichenko在[]中告诉这(https://www.youtube.com/live/6L_lUAys2Kk?feature=share)，报道乌克林福姆。</text:p>
      <text:p text:style-name="P4">
“在申请阶段约为5％<text:span text:style-name="T4">
 <text:a xlink:type="simple" xlink:href="https://www.ukrinform.ua/tag-zinki" text:style-name="Internet_20_link" text:visited-style-name="Visited_20_Internet_20_Link">
</text:a>
</text:span>
，但这是一个非常苛刻的选择。 训练的动机和身体水平都应该很高。 副部长说，我们现在监视了只有2％的进攻守卫。</text:p>
      <text:p text:style-name="P4">
<text:span text:style-name="T4">
另请阅读：</text:span>
 <text:span text:style-name="T4">
 <text:a xlink:type="simple" xlink:href="https://www.ukrinform.ua/rubric-ato/3697837-gvardia-nastupu-aki-brigadi-vze-sformovano-i-napramki.html" text:style-name="Internet_20_link" text:visited-style-name="Visited_20_Internet_20_Link">
</text:a>
</text:span>
</text:p>
      <text:p text:style-name="P4">
据报道，乌克兰内政部_ <text:span text:style-name="T4">
 <text:a xlink:type="simple" xlink:href="https://www.ukrinform.ua/rubric-ato/3664470-u-mvs-ogolosili-pro-pocatok-formuvanna-sturmovih-brigad-gvardia-nastupu.html" text:style-name="Internet_20_link" text:visited-style-name="Visited_20_Internet_20_Link">
</text:a>
</text:span>
 _。 这些部队的基础是国民警卫队的警察，边防部队和战士。</text:p>
      <text:p text:style-name="P4">
截至3月底，该旅成立了，但一组泌尿单位仍在继续。</text:p>
      <text:p text:style-name="P4">
News Source: <text:a xlink:type="simple" xlink:href="https://www.ukrinform.ua/rubric-ato/3704655-na-vstup-do-gvardii-nastupu-blizko-5-zaavok-podali-zinki-mvs.html" text:style-name="Internet_20_link" text:visited-style-name="Visited_20_Internet_20_Link">
https://www.ukrinform.ua/rubric-ato/3704655-na-vstup-do-gvardii-nastupu-blizko-5-zaavok-podali-zinki-mvs.html</text:a>
</text:p>
      <!--NEWS-->
      <text:h text:style-name="P10" text:outline-level="1">
<text:span text:style-name="T4">
总统将手表送给荷兰正在康复的军队</text:span>
</text:h>
      <text:p text:style-name="P4">
作者: Ukrinform (Person)</text:p>
      <text:p text:style-name="P4">
出版商: Укринформ (Organization)</text:p>
      <text:p text:style-name="P4">
出版时间: 2023-05-04T-43:33:00+03:00</text:p>
      <text:p text:style-name="P4">
修改时间: 2023-05-04T21:33:00+03:00</text:p>
      <text:p text:style-name="P4">
描述: 荷兰乌克兰沃迪米尔·泽伦斯基（Ukraine Volodymyr Zelensky）的总统在访问空军基地期间，向乌克兰军方提供了七个手表，他们在那里康复。  - 乌克林。</text:p>
      <text:p text:style-name="P4">
图片: ["<text:a xlink:type="simple" xlink:href="https://static.ukrinform.com/photos/2023_05/thumb_files/630_360_1683226165-310.jpeg" text:style-name="Internet_20_link" text:visited-style-name="Visited_20_Internet_20_Link">
630_360_16832...</text:a>
", "<text:a xlink:type="simple" xlink:href="https://static.ukrinform.com/photos/2023_05/1683224604-672.jpg" text:style-name="Internet_20_link" text:visited-style-name="Visited_20_Internet_20_Link">
1683224604-67...</text:a>
", "<text:a xlink:type="simple" xlink:href="https://static.ukrinform.com/photos/2023_05/1683224604-516.jpg" text:style-name="Internet_20_link" text:visited-style-name="Visited_20_Internet_20_Link">
1683224604-51...</text:a>
", "<text:a xlink:type="simple" xlink:href="https://static.ukrinform.com/photos/2023_05/1683224605-497.jpg" text:style-name="Internet_20_link" text:visited-style-name="Visited_20_Internet_20_Link">
1683224605-49...</text:a>
", "<text:a xlink:type="simple" xlink:href="https://static.ukrinform.com/photos/2023_05/1683224605-763.jpg" text:style-name="Internet_20_link" text:visited-style-name="Visited_20_Internet_20_Link">
1683224605-76...</text:a>
"]</text:p>
      <text:p text:style-name="P4">
标签: ['Нагорода', 'Нідерланди', 'ЗСУ', 'Зеленський']</text:p>
      <text:p text:style-name="P4">
类型: Article</text:p>
      <!--METADATA-->
      <text:p text:style-name="P4">
<draw:frame draw:style-name="fr1" draw:name="Image51" text:anchor-type="as-char" svg:width="6.9236in" svg:height="3.956343in" draw:z-index="0">
<draw:image xlink:href="../Images/yкринформ/2023-05-04T-43-33-00-03-00/630_360_1683226165-310.jpeg" xlink:type="simple" xlink:show="embed" xlink:actuate="onLoad" draw:mime-type="image/jpeg"/>
</draw:frame>
荷兰乌克兰沃迪米尔·泽伦斯基(Ukraine Volodymyr Zelensky)总统在访问巴兹维安(Bazevian)和空军期间，向乌克兰军方介绍了七只手表，后者在那里康复。</text:p>
      <text:p text:style-name="P4">
根据海牙的乌克林信息通讯员的说法，乌克兰民族象征以及“来自乌克兰V. Zelensky总统”的铭文可以看到。</text:p>
      <text:p text:style-name="P4">
<draw:frame draw:style-name="fr1" draw:name="Image52" text:anchor-type="as-char" svg:width="6.9236in" svg:height="4.615733in" draw:z-index="0">
<draw:image xlink:href="../Images/yкринформ/2023-05-04T-43-33-00-03-00/1683224604-672.jpg" xlink:type="simple" xlink:show="embed" xlink:actuate="onLoad" draw:mime-type="image/jpeg"/>
</draw:frame>
<draw:frame draw:style-name="fr1" draw:name="Image53" text:anchor-type="as-char" svg:width="6.9236in" svg:height="4.615733in" draw:z-index="0">
<draw:image xlink:href="../Images/yкринформ/2023-05-04T-43-33-00-03-00/1683224604-516.jpg" xlink:type="simple" xlink:show="embed" xlink:actuate="onLoad" draw:mime-type="image/jpeg"/>
</draw:frame>
</text:p>
      <text:p text:style-name="P4">
<draw:frame draw:style-name="fr1" draw:name="Image54" text:anchor-type="as-char" svg:width="6.9236in" svg:height="4.615733in" draw:z-index="0">
<draw:image xlink:href="../Images/yкринформ/2023-05-04T-43-33-00-03-00/1683224605-497.jpg" xlink:type="simple" xlink:show="embed" xlink:actuate="onLoad" draw:mime-type="image/jpeg"/>
</draw:frame>
</text:p>
      <text:p text:style-name="P4">
<draw:frame draw:style-name="fr1" draw:name="Image55" text:anchor-type="as-char" svg:width="6.9236in" svg:height="4.615733in" draw:z-index="0">
<draw:image xlink:href="../Images/yкринформ/2023-05-04T-43-33-00-03-00/1683224605-763.jpg" xlink:type="simple" xlink:show="embed" xlink:actuate="onLoad" draw:mime-type="image/jpeg"/>
</draw:frame>
正如乌克兰·乌克兰(Ukrinform)所报道的那样，乌克兰沃迪米尔·泽伦斯基(Ukraine Volodymyr Zelensky)总裁荷兰Zapremier-Minister Mark Mark Rutte和荷兰国防部Kaladivka Ollogren <text:span text:style-name="T4">
 _ [] [] [] <text:a xlink:type="simple" xlink:href="https://www.ukrinform.ua/rubric-ato/3704817-zelenskij-vidvidav-bazu-vijskovopovitranih-sil-u-niderlandah.html" text:style-name="Internet_20_link" text:visited-style-name="Visited_20_Internet_20_Link">
</text:a>
_ </text:span>
</text:p>
      <text:p text:style-name="P4">
<text:span text:style-name="T5">
outh：jarno kraayvanger /媒体中心防御(MCD)</text:span>
</text:p>
      <text:p text:style-name="P4">
News Source: <text:a xlink:type="simple" xlink:href="https://www.ukrinform.ua/rubric-polytics/3704870-prezident-vruciv-godinniki-vijskovim-aki-perebuvaut-na-reabilitacii-v-niderlandah.html" text:style-name="Internet_20_link" text:visited-style-name="Visited_20_Internet_20_Link">
https://www.ukrinform.ua/rubric-polytics/3704870-prezident-vruciv-godinniki-vijskovim-aki-perebuvaut-na-reabilitacii-v-niderlandah.html</text:a>
</text:p>
      <!--NEWS-->
      <text:h text:style-name="P10" text:outline-level="1">
<text:span text:style-name="T4">
在Pechersk地区 - 无人机掉落的碎片大火</text:span>
</text:h>
      <text:p text:style-name="P4">
作者: Ukrinform (Person)</text:p>
      <text:p text:style-name="P4">
出版商: Укринформ (Organization)</text:p>
      <text:p text:style-name="P4">
出版时间: 2023-05-04T-45:25:00+03:00</text:p>
      <text:p text:style-name="P4">
修改时间: 2023-05-04T21:25:00+03:00</text:p>
      <text:p text:style-name="P4">
描述: 在小区域的佩切斯克区的首都，由于无人飞机的碎片倒塌，发生了大火。  - 乌克林。</text:p>
      <text:p text:style-name="P4">
图片: ["<text:a xlink:type="simple" xlink:href="https://static.ukrinform.com/photos/2018_05/thumb_files/630_360_1526257016-6927.jpg" text:style-name="Internet_20_link" text:visited-style-name="Visited_20_Internet_20_Link">
630_360_15262...</text:a>
"]</text:p>
      <text:p text:style-name="P4">
标签: ['Безпілотник', 'Пожежа', 'Київ', 'Війна з росією']</text:p>
      <text:p text:style-name="P4">
类型: Article</text:p>
      <!--METADATA-->
      <text:p text:style-name="P4">
<draw:frame draw:style-name="fr1" draw:name="Image56" text:anchor-type="as-char" svg:width="6.9236in" svg:height="3.956343in" draw:z-index="0">
<draw:image xlink:href="../Images/yкринформ/2023-05-04T-45-25-00-03-00/630_360_1526257016-6927.jpg" xlink:type="simple" xlink:show="embed" xlink:actuate="onLoad" draw:mime-type="image/jpeg"/>
</draw:frame>
佩切斯克(Pechersk)地区的乌兹托利特(Uztolytsya)在一个小领土上，由于无人飞机的碎片掉落，发生了大火。</text:p>
      <text:p text:style-name="P4">
这是由基夫市长Vitaliy Klitschko在<text:a xlink:type="simple" xlink:href="https://t.me/vitaliy_klitschko/1927" text:style-name="Internet_20_link" text:visited-style-name="Visited_20_Internet_20_Link">
</text:a>
，报道乌克林福姆。</text:p>
      <text:p text:style-name="P4">
“在佩切斯克地区的领土的一小部分地区开火。(https://www.ukrinform.ua/tag-bezpilotnik)。 建筑。 没有受害者。”克里奇科写道。</text:p>
      <text:p text:style-name="P4">
<text:span text:style-name="T4">
另请阅读：</text:span>
 <text:a xlink:type="simple" xlink:href="https://www.ukrinform.ua/rubric-kyiv/3704852-u-solomanskomu-rajoni-pozeza-jmovirne-potraplanna-ulamkiv-drona.html" text:style-name="Internet_20_link" text:visited-style-name="Visited_20_Internet_20_Link">
<text:span text:style-name="T4">
 klitschko </text:span>
</text:a>
据报道，在空气警报期间基辅<text:a xlink:type="simple" xlink:href="https://www.ukrinform.ua/rubric-kyiv/3704849-nad-kievom-sili-ppo-zbili-bezpilotnik.html" text:style-name="Internet_20_link" text:visited-style-name="Visited_20_Internet_20_Link">
</text:a>
 .</text:p>
      <text:p text:style-name="P4">
News Source: <text:a xlink:type="simple" xlink:href="https://www.ukrinform.ua/rubric-kyiv/3704869-u-pecerskomu-rajoni-pozeza-vid-padinna-ulamkiv-bezpilotnika.html" text:style-name="Internet_20_link" text:visited-style-name="Visited_20_Internet_20_Link">
https://www.ukrinform.ua/rubric-kyiv/3704869-u-pecerskomu-rajoni-pozeza-vid-padinna-ulamkiv-bezpilotnika.html</text:a>
</text:p>
      <!--NEWS-->
      <text:h text:style-name="P10" text:outline-level="1">
<text:span text:style-name="T4">
关于美国查尔斯三世的加冕礼，将介绍第一夫人吉尔·拜登</text:span>
</text:h>
      <text:p text:style-name="P4">
作者: Ukrinform (Person)</text:p>
      <text:p text:style-name="P4">
出版商: Укринформ (Organization)</text:p>
      <text:p text:style-name="P4">
出版时间: 2023-05-04T-47:24:00+03:00</text:p>
      <text:p text:style-name="P4">
修改时间: 2023-05-04T21:24:00+03:00</text:p>
      <text:p text:style-name="P4">
描述: 美国夫人吉尔·拜登（Jill Biden）将在本周末正式代表美国参加查尔斯三世庄严的加冕典礼。  - 乌克林。</text:p>
      <text:p text:style-name="P4">
图片: ["<text:a xlink:type="simple" xlink:href="https://static.ukrinform.com/photos/2023_02/thumb_files/630_360_1675349385-451.jpg" text:style-name="Internet_20_link" text:visited-style-name="Visited_20_Internet_20_Link">
630_360_16753...</text:a>
"]</text:p>
      <text:p text:style-name="P4">
标签: ['США', 'Джилл Байден', 'Чарльз ІІІ', 'Коронація']</text:p>
      <text:p text:style-name="P4">
类型: Article</text:p>
      <!--METADATA-->
      <text:p text:style-name="P4">
<draw:frame draw:style-name="fr1" draw:name="Image57" text:anchor-type="as-char" svg:width="6.9236in" svg:height="3.956343in" draw:z-index="0">
<draw:image xlink:href="../Images/yкринформ/2023-05-04T-47-24-00-03-00/630_360_1675349385-451.jpg" xlink:type="simple" xlink:show="embed" xlink:actuate="onLoad" draw:mime-type="image/jpeg"/>
</draw:frame>
美国第一个 - 阿里恩·吉尔·拜登(Alien Jill Biden)将在本周末正式代表美国查尔斯三世(Charles III)的庄严加冕典礼。</text:p>
      <text:p text:style-name="P4">
白宫女发言人卡林·让·皮埃尔(Karin Jean Pierre)周四报道了这一点，乌克林福姆自己的记者报告。</text:p>
      <text:p text:style-name="P4">
“吉尔·拜登(Jill Biden)今天前往英国访问国王查尔斯三世国王和je下的加冕典礼，代表<text:a xlink:type="simple" xlink:href="https://www.ukrinform.ua/tag-ssa" text:style-name="Internet_20_link" text:visited-style-name="Visited_20_Internet_20_Link">
</text:a>
»， - 白宫的代表。</text:p>
      <text:p text:style-name="P4">
她强调说，美国和英国是“亲密的盟友和强大的伙伴”，在国家和人民之间有着牢固的联系。</text:p>
      <text:p text:style-name="P4">
据她说，第一夫人还将与阿克沙特·穆尔蒂(Akshat Murti)总理瑞什苏纳克(Rishsunak)的妻子会面，并将在仪式结束后加入大不列颠政府组织的美味午餐。</text:p>
      <text:p text:style-name="P4">
<text:span text:style-name="T4">
另请阅读：</text:span>
 <text:a xlink:type="simple" xlink:href="https://www.ukrinform.ua/rubric-world/3703882-putina-lukasenka-ta-insih-diktatoriv-ne-zaprosili-na-koronaciu-carlza-iii-zmi.html" text:style-name="Internet_20_link" text:visited-style-name="Visited_20_Internet_20_Link">
<text:span text:style-name="T4">
查尔斯</text:span>
</text:a>
如报道<text:a xlink:type="simple" xlink:href="http://www.ukrinform.ua/rubric-polytics/3703568-ukrainu-na-koronacii-carlza-iii-predstavlatime-delegacia-visokogo-rivna-kuleba.html" text:style-name="Internet_20_link" text:visited-style-name="Visited_20_Internet_20_Link">
</text:a>
在外交大臣杜米特罗·库莱巴(Dmytro Kuleba)的前夕表示，查尔斯三世(Charles III)的加冕典礼上将提出一个备受尊敬的乌克兰代表团。 庄严定于5月6日(星期六)在威斯敏斯特大教堂瓦尔登(Valdon)举行。</text:p>
      <text:p text:style-name="P4">
<text:span text:style-name="T5">
foto：graeme sloan</text:span>
</text:p>
      <text:p text:style-name="P4">
News Source: <text:a xlink:type="simple" xlink:href="https://www.ukrinform.ua/rubric-world/3704872-na-koronacii-carlza-iii-ssa-predstavit-persa-ledi-dzill-bajden.html" text:style-name="Internet_20_link" text:visited-style-name="Visited_20_Internet_20_Link">
https://www.ukrinform.ua/rubric-world/3704872-na-koronacii-carlza-iii-ssa-predstavit-persa-ledi-dzill-bajden.html</text:a>
</text:p>
      <!--NEWS-->
      <text:h text:style-name="P10" text:outline-level="1">
<text:span text:style-name="T4">
乌克兰在星期五温暖到+24°，有时会降雨</text:span>
</text:h>
      <text:p text:style-name="P4">
作者: Ukrinform (Person)</text:p>
      <text:p text:style-name="P4">
出版商: Укринформ (Organization)</text:p>
      <text:p text:style-name="P4">
出版时间: 2023-05-04T-49:22:00+03:00</text:p>
      <text:p text:style-name="P4">
修改时间: 2023-05-04T21:22:00+03:00</text:p>
      <text:p text:style-name="P4">
描述: 在5月5日，在乌克兰，仅在东北地区和喀尔巴阡山脉，晚上4-9°热的西部和北部地区的温度在下午11-16°时，短期降雨可能只有小小的降雨。 在晚上到12°的其余领土，下午至22°。  - 乌克林。</text:p>
      <text:p text:style-name="P4">
图片: ["<text:a xlink:type="simple" xlink:href="https://static.ukrinform.com/photos/2023_05/thumb_files/630_360_1683209657-926.jpg" text:style-name="Internet_20_link" text:visited-style-name="Visited_20_Internet_20_Link">
630_360_16832...</text:a>
"]</text:p>
      <text:p text:style-name="P4">
标签: ['Дощ', 'Погода', 'Прогноз', 'Весна']</text:p>
      <text:p text:style-name="P4">
类型: Article</text:p>
      <!--METADATA-->
      <text:p text:style-name="P4">
<draw:frame draw:style-name="fr1" draw:name="Image58" text:anchor-type="as-char" svg:width="6.9236in" svg:height="3.956343in" draw:z-index="0">
<draw:image xlink:href="../Images/yкринформ/2023-05-04T-49-22-00-03-00/630_360_1683209657-926.jpg" xlink:type="simple" xlink:show="embed" xlink:actuate="onLoad" draw:mime-type="image/jpeg"/>
</draw:frame>
在5月5日，在乌克兰，仅在东北和喀尔巴阡山脉，晚上4-9°的温度在喀尔巴阡山脉，下午11-16°可能只有小小的短期降雨。 在晚上到12°的其余领土，下午至22°。</text:p>
      <text:p text:style-name="P4">
乌克兰形式在乌克兰水文气象学中心报道。</text:p>
      <text:p text:style-name="P4">
“在东北地区和喀尔巴阡山脉，在短期短期<text:a xlink:type="simple" xlink:href="https://www.ukrinform.ua/tag-dos" text:style-name="Internet_20_link" text:visited-style-name="Visited_20_Internet_20_Link">
</text:a>
，在其余地区没有明显的降水量。风主要是东北，5-10 m/s。 下午11-16°，晚上4-9°热的西部裁缝区域的温度； 演讲说：“在7-12°晚上的其余部分，下午17-22°，在该国东南部，直至24°。”</text:p>
      <text:p text:style-name="P4">
星期五在基辅和该地区没有大降雨。 东北5-10m/s。 在首都，晚上的温度为6-8°，下午14-16°，在夜晚4-9°，下午11-16°。</text:p>
      <text:p text:style-name="P4">
预测者不会在5月6日至7日在乌克兰预测，仅在5月7日，Nazakarpattya和Prykarpattya可能是小雨，湿雪。阵风15-20 m /with。</text:p>
      <text:p text:style-name="P4">
晚上温度1-6°温暖(5月6日在南部和大多数Easthoblast 7-12°)5月7日，在北部，西北部，西北，文尼特西亚和切尔卡斯加地区，在乌克兰，除南部地区，除南部地区外，跨卡帕西亚和prykarpattya，在土壤表面，5月6日至7日，在沃尔米恩，里夫妮，里夫妮，Zhytomyr，Cernihiv和Sumy和Sumy和Shytomyr，Chernihiv和Sumy地区以及在5月6日15-20°，7th 12-17°的霜冻0-5°C的空气，温度为9-14°，热量为9-14°。 在夜间和白天0-5°热的喀尔巴阡山脉高地上(5月6日至11日下午5月6日至11日).</text:p>
      <text:p text:style-name="P4">
У Києві та області 6-7 травня опади не очікуються. Вітер північний, північно-східний, 5-10 м/с. У столиці температура вночі 2-4° тепла, вдень 10-12°; наКиївщині вночі 1-6° тепла, на поверхні ґрунту заморозки 0-5°, температуравдень 9-14° тепла.</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根据预测，5月8日至9日在乌克兰没有降水，只有在5月9日下午的西方地区，预计短期降雨。在5月8日至9日的基辅和该地区，降水不预测。 在资本温度为2-4°，下午11-13°； 在夜间1-6°热的基辅地区，在霜冻0-5°的表面； 下午9-14°温暖。</text:p>
      <text:p text:style-name="P4">
News Source: <text:a xlink:type="simple" xlink:href="https://www.ukrinform.ua/rubric-regions/3704732-ukrainu-u-patnicu-progrie-do-24-podekudi-nevelikij-dos.html" text:style-name="Internet_20_link" text:visited-style-name="Visited_20_Internet_20_Link">
https://www.ukrinform.ua/rubric-regions/3704732-ukrainu-u-patnicu-progrie-do-24-podekudi-nevelikij-dos.html</text:a>
</text:p>
      <!--NEWS-->
      <text:h text:style-name="P10" text:outline-level="1">
<text:span text:style-name="T4">
乌克兰足球英超联赛第25轮的比赛将于5月7日至8日举行</text:span>
</text:h>
      <text:p text:style-name="P4">
作者: Ukrinform (Person)</text:p>
      <text:p text:style-name="P4">
出版商: Укринформ (Organization)</text:p>
      <text:p text:style-name="P4">
出版时间: 2023-05-04T-51:20:42+03:00</text:p>
      <text:p text:style-name="P4">
修改时间: 2023-05-04T21:20:42+03:00</text:p>
      <text:p text:style-name="P4">
描述: 5月7日至8日，英超联赛球队（UPL）中乌克兰在足球比赛中获得冠军，将举办下一轮第25轮的管道。  - 乌克林。</text:p>
      <text:p text:style-name="P4">
图片: ["<text:a xlink:type="simple" xlink:href="https://static.ukrinform.com/photos/2018_07/thumb_files/630_360_1532409762-6242.jpg" text:style-name="Internet_20_link" text:visited-style-name="Visited_20_Internet_20_Link">
630_360_15324...</text:a>
"]</text:p>
      <text:p text:style-name="P4">
标签: ['Футбол', "Прем'єр-ліга"]</text:p>
      <text:p text:style-name="P4">
类型: Article</text:p>
      <!--METADATA-->
      <text:p text:style-name="P4">
<draw:frame draw:style-name="fr1" draw:name="Image59" text:anchor-type="as-char" svg:width="6.9236in" svg:height="3.956343in" draw:z-index="0">
<draw:image xlink:href="../Images/yкринформ/2023-05-04T-51-20-42-03-00/630_360_1532409762-6242.jpg" xlink:type="simple" xlink:show="embed" xlink:actuate="onLoad" draw:mime-type="image/jpeg"/>
</draw:frame>
英超球队中的乌克兰足球学校(UPL)5月7日至8日，下一轮25轮的管道将通过。</text:p>
      <text:p text:style-name="P4">
乌克林福姆报道，第一个13.00的比赛当天将在Odessa Chernomorets和Dnipro-1，Kharkiv Metalist和Lviv之间开始对决。</text:p>
      <text:p text:style-name="P4">
5月7日的第三场周日比赛将与亚历山大和沙克塔尔·顿涅茨克一起举行(15.00).</text:p>
      <text:p text:style-name="P4">
Програму туру в понеділок, 8 травня, завершать поєдинки криворізького«Кривбаса» з київським «Динамо» (13.00)，与Poltava“ Vorskla”的Transcarpathian“ Minai”(14.00)，LVIV“ Rukh”，带有彼得罗夫的“ ingulets”(15.00)，Rivne“ Heather”与Kovalivsky“ Kolos”(15.00)，Zharkivsky“ Metalist 1925”的Luhansk“ Dawn”(17.00).</text:p>
      <text:p text:style-name="P4">
<text:span text:style-name="T4">
Читайте також:</text:span>
 <text:a xlink:type="simple" xlink:href="https://www.ukrinform.ua/rubric-sports/3704811-forvard-dnipra1-ta-trener-dinamo-viznani-najkrasimi-u-24mu-turi-upl.html" text:style-name="Internet_20_link" text:visited-style-name="Visited_20_Internet_20_Link">
 </text:a>
Shakhtar领先UPL积分榜，他有59分(24场比赛后)然后-dnipro -1-54(23)，Zorya -52(24)，«dynamo»-47(24)，亚历山大-37(23)，克里夫巴斯-32(24)，Vorskla -30(24)，“巨像” -30(24)...</text:p>
      <text:p text:style-name="P4">
News Source: <text:a xlink:type="simple" xlink:href="https://www.ukrinform.ua/rubric-sports/3704866-matci-25go-turu-futbolnoi-premerligi-ukraini-projdut-78-travna.html" text:style-name="Internet_20_link" text:visited-style-name="Visited_20_Internet_20_Link">
https://www.ukrinform.ua/rubric-sports/3704866-matci-25go-turu-futbolnoi-premerligi-ukraini-projdut-78-travna.html</text:a>
</text:p>
      <!--NEWS-->
      <text:h text:style-name="P10" text:outline-level="1">
<text:span text:style-name="T4">
乌克兰足球英超联赛第25轮的比赛将于5月7日至8日举行</text:span>
</text:h>
      <text:p text:style-name="P4">
作者: Ukrinform (Person)</text:p>
      <text:p text:style-name="P4">
出版商: Укринформ (Organization)</text:p>
      <text:p text:style-name="P4">
出版时间: 2023-05-04T-51:20:42+03:00</text:p>
      <text:p text:style-name="P4">
修改时间: 2023-05-04T21:20:42+03:00</text:p>
      <text:p text:style-name="P4">
描述: 5月7日至8日，英超联赛球队（UPL）中乌克兰在足球比赛中获得冠军，将举办下一轮第25轮的管道。  - 乌克林。</text:p>
      <text:p text:style-name="P4">
图片: ["<text:a xlink:type="simple" xlink:href="https://static.ukrinform.com/photos/2018_07/thumb_files/630_360_1532409762-6242.jpg" text:style-name="Internet_20_link" text:visited-style-name="Visited_20_Internet_20_Link">
630_360_15324...</text:a>
"]</text:p>
      <text:p text:style-name="P4">
标签: ['Футбол', "Прем'єр-ліга"]</text:p>
      <text:p text:style-name="P4">
类型: Article</text:p>
      <!--METADATA-->
      <text:p text:style-name="P4">
<draw:frame draw:style-name="fr1" draw:name="Image60" text:anchor-type="as-char" svg:width="6.9236in" svg:height="3.956343in" draw:z-index="0">
<draw:image xlink:href="../Images/yкринформ/2023-05-04T-51-20-42-03-00/630_360_1532409762-6242.jpg" xlink:type="simple" xlink:show="embed" xlink:actuate="onLoad" draw:mime-type="image/jpeg"/>
</draw:frame>
英超球队中的乌克兰足球学校(UPL)5月7日至8日，下一轮25轮的管道将通过。</text:p>
      <text:p text:style-name="P4">
乌克林福姆报道，第一个13.00的比赛当天将在Odessa Chernomorets和Dnipro-1，Kharkiv Metalist和Lviv之间开始对决。</text:p>
      <text:p text:style-name="P4">
5月7日的第三场周日比赛将与亚历山大和沙克塔尔·顿涅茨克一起举行(15.00).</text:p>
      <text:p text:style-name="P4">
Програму туру в понеділок, 8 травня, завершать поєдинки криворізького«Кривбаса» з київським «Динамо» (13.00)，与Poltava“ Vorskla”的Transcarpathian“ Minai”(14.00)，LVIV“ Rukh”，带有彼得罗夫的“ ingulets”(15.00)，Rivne“ Heather”与Kovalivsky“ Kolos”(15.00)，Zharkivsky“ Metalist 1925”的Luhansk“ Dawn”(17.00).</text:p>
      <text:p text:style-name="P4">
<text:span text:style-name="T4">
Читайте також:</text:span>
 <text:a xlink:type="simple" xlink:href="https://www.ukrinform.ua/rubric-sports/3704811-forvard-dnipra1-ta-trener-dinamo-viznani-najkrasimi-u-24mu-turi-upl.html" text:style-name="Internet_20_link" text:visited-style-name="Visited_20_Internet_20_Link">
 </text:a>
Shakhtar领先UPL积分榜，他有59分(24场比赛后)然后-dnipro -1-54(23)，Zorya -52(24)，«dynamo»-47(24)，亚历山大-37(23)，克里夫巴斯-32(24)，Vorskla -30(24)，“巨像” -30(24)...</text:p>
      <text:p text:style-name="P4">
News Source: <text:a xlink:type="simple" xlink:href="https://www.ukrinform.ua/rubric-sports/3704866-matci-25go-turu-futbolnoi-premerligi-ukraini-projdut-78-travna.html" text:style-name="Internet_20_link" text:visited-style-name="Visited_20_Internet_20_Link">
https://www.ukrinform.ua/rubric-sports/3704866-matci-25go-turu-futbolnoi-premerligi-ukraini-projdut-78-travna.html</text:a>
</text:p>
      <!--NEWS-->
      <text:h text:style-name="P10" text:outline-level="1">
<text:span text:style-name="T4">
基辅所罗罗尼亚地区的大火本地化</text:span>
</text:h>
      <text:p text:style-name="P4">
作者: Ukrinform (Person)</text:p>
      <text:p text:style-name="P4">
出版商: Укринформ (Organization)</text:p>
      <text:p text:style-name="P4">
出版时间: 2023-05-04T-53:20:00+03:00</text:p>
      <text:p text:style-name="P4">
修改时间: 2023-05-04T21:20:00+03:00</text:p>
      <text:p text:style-name="P4">
描述: 在基辅所罗门斯基地区，由于无人机碎片的掉落，建筑物在150平方米的建筑物的结构被摧毁。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Пожежа', 'Київ', 'Дрон', 'Війна з росією']</text:p>
      <text:p text:style-name="P4">
类型: Article</text:p>
      <!--METADATA-->
      <text:p text:style-name="P4">
<draw:frame draw:style-name="fr1" draw:name="Image61" text:anchor-type="as-char" svg:width="6.9236in" svg:height="3.956343in" draw:z-index="0">
<draw:image xlink:href="../Images/yкринформ/2023-05-04T-53-20-00-03-00/630_360_1538997483-946.jpg" xlink:type="simple" xlink:show="embed" xlink:actuate="onLoad" draw:mime-type="image/jpeg"/>
</draw:frame>
基辅乌兹洛氏菌区由于无人机的碎片倒塌而摧毁了建筑物在150平方米的区域上的建造。</text:p>
      <text:p text:style-name="P4">
根据乌克林福姆的说法，基辅维塔利·克里奇科市长在[]中报道(https://t.me/vitaliy_klitschko/1928) .</text:p>
      <text:p text:style-name="P4">
" <text:a xlink:type="simple" xlink:href="https://www.ukrinform.ua/tag-pozeza" text:style-name="Internet_20_link" text:visited-style-name="Visited_20_Internet_20_Link">
 </text:a>
在首都首都区的四层建筑中，本地化了。 由于碎片的沦陷，建筑物的建筑物结构在150平方米的区域上。”</text:p>
      <text:p text:style-name="P4">
澄清了有关受害者的信息。</text:p>
      <text:p text:style-name="P4">
<text:span text:style-name="T4">
另请阅读：</text:span>
 <text:a xlink:type="simple" xlink:href="https://www.ukrinform.ua/rubric-kyiv/3704849-nad-kievom-sili-ppo-zbili-bezpilotnik.html" text:style-name="Internet_20_link" text:visited-style-name="Visited_20_Internet_20_Link">
<text:span text:style-name="T4">
防空</text:span>
</text:a>
如报道<text:a xlink:type="simple" xlink:href="https://www.ukrinform.ua/rubric-kyiv/3704852-u-solomanskomu-rajoni-pozeza-jmovirne-potraplanna-ulamkiv-drona.html" text:style-name="Internet_20_link" text:visited-style-name="Visited_20_Internet_20_Link">
</text:a>
早些时候，克里科科夫(Klikogov)报道说，首都所罗门斯基(Solomenskiy)地区发生了大火，这可能是由于部署了无人飞机的碎片。</text:p>
      <text:p text:style-name="P4">
News Source: <text:a xlink:type="simple" xlink:href="https://www.ukrinform.ua/rubric-kyiv/3704867-pozezu-u-solomanskomu-rajoni-kieva-lokalizuvali.html" text:style-name="Internet_20_link" text:visited-style-name="Visited_20_Internet_20_Link">
https://www.ukrinform.ua/rubric-kyiv/3704867-pozezu-u-solomanskomu-rajoni-kieva-lokalizuvali.html</text:a>
</text:p>
      <!--NEWS-->
      <text:h text:style-name="P10" text:outline-level="1">
<text:span text:style-name="T4">
MAEC任务在切尔诺贝利和Rivne NPP上旋转</text:span>
</text:h>
      <text:p text:style-name="P4">
作者: Ukrinform (Person)</text:p>
      <text:p text:style-name="P4">
出版商: Укринформ (Organization)</text:p>
      <text:p text:style-name="P4">
出版时间: 2023-05-04T-55:18:00+03:00</text:p>
      <text:p text:style-name="P4">
修改时间: 2023-05-04T21:18:00+03:00</text:p>
      <text:p text:style-name="P4">
描述: 在Chornobyl NPP和Rivne NPP，国际原子能局（IAEA）的永久监测任务的工作人员。  - 乌克林。</text:p>
      <text:p text:style-name="P4">
图片: ["<text:a xlink:type="simple" xlink:href="https://static.ukrinform.com/photos/2022_04/thumb_files/630_360_1651341480-103.jpg" text:style-name="Internet_20_link" text:visited-style-name="Visited_20_Internet_20_Link">
630_360_16513...</text:a>
"]</text:p>
      <text:p text:style-name="P4">
标签: ['ЧАЕС', 'МАГАТЕ', 'Ротація', 'Рівненська АЕС']</text:p>
      <text:p text:style-name="P4">
类型: Article</text:p>
      <!--METADATA-->
      <text:p text:style-name="P4">
<draw:frame draw:style-name="fr1" draw:name="Image62" text:anchor-type="as-char" svg:width="6.9236in" svg:height="3.956343in" draw:z-index="0">
<draw:image xlink:href="../Images/yкринформ/2023-05-04T-55-18-00-03-00/630_360_1651341480-103.jpg" xlink:type="simple" xlink:show="embed" xlink:actuate="onLoad" draw:mime-type="image/jpeg"/>
</draw:frame>
在Chornobyl NPP和Rivne NPP PEO(艾达).</text:p>
      <text:p text:style-name="P4">
Як передає Укрінформ, про це повідомляє <text:a xlink:type="simple" xlink:href="https://snriu.gov.ua/news/na-dsp-chornobylska-aes-ta-vp-rivnenska-aes-vidbulysia-rotatsii-personalu-postiinykh-monitorynhovykh-misii-mahate" text:style-name="Internet_20_link" text:visited-style-name="Visited_20_Internet_20_Link">
 </text:a>
。</text:p>
      <text:p text:style-name="P4">
“ 2023年5月3日，国际原子能监测监控监控监控监控监控监控监控监控监控的监控方法的专家Chornobyl NPP和Rivne NPP的方法。 Raes的职责已经射出了专家组<text:a xlink:type="simple" xlink:href="https://www.ukrinform.ua/tag-magate" text:style-name="Internet_20_link" text:visited-style-name="Visited_20_Internet_20_Link">
</text:a>
，在Chernobyl NPP-第七名。”</text:p>
      <text:p text:style-name="P4">
据报道，在切尔诺贝利，里凡恩以及半天和赫梅尔尼茨基核电站，永久性梅监测于2023年1月开始活动。 自2022年9月以来，在被占领的Zaporozhye NPP中，一个永久监测小组一直在运营。该机构在所有乌克兰NPP上的任务都在回应乌克兰的核要求。</text:p>
      <text:p text:style-name="P4">
<text:span text:style-name="T4">
另请阅读：</text:span>
 <text:a xlink:type="simple" xlink:href="https://www.ukrinform.ua/rubric-economy/3704390-na-rivnenskij-aes-uspisno-proveli-dvi-inspekcii-magate.html" text:style-name="Internet_20_link" text:visited-style-name="Visited_20_Internet_20_Link">
<text:span text:style-name="T4">
 iaea </text:span>
</text:a>
最近，2023年4月27日，下一个<text:a xlink:type="simple" xlink:href="https://www.ukrinform.ua/rubric-economy/3703092-na-zaes-projsla-rotacia-misii-magate.html" text:style-name="Internet_20_link" text:visited-style-name="Visited_20_Internet_20_Link">
</text:a>
 .</text:p>
      <text:p text:style-name="P4">
News Source: <text:a xlink:type="simple" xlink:href="https://www.ukrinform.ua/rubric-economy/3704864-na-cornobilskij-ta-rivnenskij-aes-vidbulasa-rotacia-misij-magate.html" text:style-name="Internet_20_link" text:visited-style-name="Visited_20_Internet_20_Link">
https://www.ukrinform.ua/rubric-economy/3704864-na-cornobilskij-ta-rivnenskij-aes-vidbulasa-rotacia-misij-magate.html</text:a>
</text:p>
      <!--NEWS-->
      <text:h text:style-name="P10" text:outline-level="1">
<text:span text:style-name="T4">
欧盟理事会批准了佐治亚州和摩尔多瓦的军事援助计划</text:span>
</text:h>
      <text:p text:style-name="P4">
作者: Ukrinform (Person)</text:p>
      <text:p text:style-name="P4">
出版商: Укринформ (Organization)</text:p>
      <text:p text:style-name="P4">
出版时间: 2023-05-04T-57:13:00+03:00</text:p>
      <text:p text:style-name="P4">
修改时间: 2023-05-04T21:13:00+03:00</text:p>
      <text:p text:style-name="P4">
描述: 欧洲理事会今天已经采取了两项单独的决定，这些决定提供了欧洲和平基金（EFM）的财政援助，以开发摩尔多瓦共和国和佐治亚州的军事力量 - 这些国家将分别获得4000万欧元和3000万欧元。  - 乌克林。</text:p>
      <text:p text:style-name="P4">
图片: ["<text:a xlink:type="simple" xlink:href="https://static.ukrinform.com/photos/2018_11/thumb_files/630_360_1542652516-609.jpg" text:style-name="Internet_20_link" text:visited-style-name="Visited_20_Internet_20_Link">
630_360_15426...</text:a>
"]</text:p>
      <text:p text:style-name="P4">
标签: ['Євросоюз', 'Грузія', 'Молдова', 'Рада Європи', 'допомога']</text:p>
      <text:p text:style-name="P4">
类型: Article</text:p>
      <!--METADATA-->
      <text:p text:style-name="P4">
<draw:frame draw:style-name="fr1" draw:name="Image63" text:anchor-type="as-char" svg:width="6.9236in" svg:height="3.956343in" draw:z-index="0">
<draw:image xlink:href="../Images/yкринформ/2023-05-04T-57-13-00-03-00/630_360_1542652516-609.jpg" xlink:type="simple" xlink:show="embed" xlink:actuate="onLoad" draw:mime-type="image/jpeg"/>
</draw:frame>
欧洲理事会今天做出了两个单独的决定，提供了欧洲和平基金的财政援助(EFM)为了发展摩尔多瓦共和国和佐治亚州，这些国家将分别获得4000万欧元和3000万欧元。</text:p>
      <text:p text:style-name="P4">
根据乌克林福姆的说法，此类信息今天发布于<text:a xlink:type="simple" xlink:href="https://www.consilium.europa.eu/en/press/press-releases/2023/05/04/european-peace-facility-council-adopts-assistance-measures-to-support-defence-sector-of-the-republic-of-moldova-and-georgia/" text:style-name="Internet_20_link" text:visited-style-name="Visited_20_Internet_20_Link">
</text:a>
.</text:p>
      <text:p text:style-name="P4">
«Ми продовжуємо підтримувати модернізацію спроможностей Збройних силРеспубліки Молдова та Сил оборони Грузії. У складному геополітичному контекстіта відповідно до їх європейських прагнень, ми допомагаємо їм зміцнитиоборонний сектор, та розвинути здатність до участі у військових місіях таопераціях ЄС», - зазначив Високий представник ЄС Жозеп Боррель.</text:p>
      <text:p text:style-name="P4">
Такі заходи мають на меті зміцнення національної безпеки, стабільності тастійкості обох країн в оборонному секторі.</text:p>
      <text:p text:style-name="P4">
<text:span text:style-name="T4">
Читайте також:</text:span>
 <text:span text:style-name="T4">
<text:a xlink:type="simple" xlink:href="https://www.ukrinform.ua/rubric-polytics/3702452-u-gruzii-poasnili-comu-ne-golosuvali-za-ukrainsku-rezoluciu-v-pare.html" text:style-name="Internet_20_link" text:visited-style-name="Visited_20_Internet_20_Link">
 </text:a>
</text:span>
</text:p>
      <text:p text:style-name="P4">
摩尔多瓦将在36个月内获得4000万欧元，以资助国家武装部队利益的非致死设备和服务的蒸汽。 此类供应将包括空中监视，运输的流动性，物流设备，改善系统管理和加强网络防御的方式。</text:p>
      <text:p text:style-name="P4">
这是摩尔多瓦的第三次欧盟援助 - 先前的4000万欧元的套餐于2022年6月同意，在此之前，在20121年12月，摩尔多瓦获得了700万欧元以改善该部门。</text:p>
      <text:p text:style-name="P4">
<text:span text:style-name="T4">
另请阅读：</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佐治亚州将获得3000万欧元和同一36个月的同期，这也将用于改善国家Siloboron的非致命能力，包括在必要时给予适当的技术培训。 在此之前，佐治亚州在2022年12月获得了2000万欧元的以下目的，在2021年12月获得了1,275万欧元。<text:span text:style-name="T4">
另请阅读：</text:span>
 <text:span text:style-name="T4">
 <text:a xlink:type="simple" xlink:href="https://www.ukrinform.ua/rubric-world/3700200-rada-es-prosila-gruziu-predstaviti-perekonlivi-rezultati-demokraticnih-reform-do-kinca-roku.html" text:style-name="Internet_20_link" text:visited-style-name="Visited_20_Internet_20_Link">
</text:a>
</text:span>
</text:p>
      <text:p text:style-name="P4">
特别是，欧盟刚刚分配了20亿欧元，以加速乌克兰的辅助大炮弹药，以补偿陆军仓库已经可用的弹药的成员国，并为欧洲国防工业的联合命令提供资金。 在此之前，欧盟已经确定了7次为武器和军事装备提供帮助的军事援助，以协助乌克兰。 欧盟和成员国的共同军事援助确保乌克兰对俄罗斯侵略的自卫权的权利为120亿欧元。</text:p>
      <text:p text:style-name="P4">
News Source: <text:a xlink:type="simple" xlink:href="https://www.ukrinform.ua/rubric-world/3704862-rada-es-uhvalila-paket-vijskovoi-dopomogi-dla-gruzii-ta-moldovi.html" text:style-name="Internet_20_link" text:visited-style-name="Visited_20_Internet_20_Link">
https://www.ukrinform.ua/rubric-world/3704862-rada-es-uhvalila-paket-vijskovoi-dopomogi-dla-gruzii-ta-moldovi.html</text:a>
</text:p>
      <!--NEWS-->
      <text:h text:style-name="P10" text:outline-level="1">
<text:span text:style-name="T4">
美国收集有关克里姆林宫“无人机攻击”的信息 - 白宫</text:span>
</text:h>
      <text:p text:style-name="P4">
作者: Ukrinform (Person)</text:p>
      <text:p text:style-name="P4">
出版商: Укринформ (Organization)</text:p>
      <text:p text:style-name="P4">
出版时间: 2023-05-04T-59:05:12+03:00</text:p>
      <text:p text:style-name="P4">
修改时间: 2023-05-04T21:05:12+03:00</text:p>
      <text:p text:style-name="P4">
描述: 美国情报局目前正在收集信息和证据，这些信息和证据可以揭示克里姆林宫复杂建筑物上无人机的真正原因。  - 乌克林。</text:p>
      <text:p text:style-name="P4">
图片: ["<text:a xlink:type="simple" xlink:href="https://static.ukrinform.com/photos/2015_10/thumb_files/630_360_1444986648-6229.jpg" text:style-name="Internet_20_link" text:visited-style-name="Visited_20_Internet_20_Link">
630_360_14449...</text:a>
"]</text:p>
      <text:p text:style-name="P4">
标签: ['Безпілотник', 'Кремль', 'США', 'Білий дім']</text:p>
      <text:p text:style-name="P4">
类型: Article</text:p>
      <!--METADATA-->
      <text:p text:style-name="P4">
<draw:frame draw:style-name="fr1" draw:name="Image64" text:anchor-type="as-char" svg:width="6.9236in" svg:height="3.956343in" draw:z-index="0">
<draw:image xlink:href="../Images/yкринформ/2023-05-04T-59-05-12-03-00/630_360_1444986648-6229.jpg" xlink:type="simple" xlink:show="embed" xlink:actuate="onLoad" draw:mime-type="image/jpeg"/>
</draw:frame>
美国情报局目前正在收集信息和证据，这些信息和证据可以揭示在克雷姆利夫斯基综合体之一上无人驾驶汽车的真正原因。</text:p>
      <text:p text:style-name="P4">
乌克林福姆报道，这是在周四在白宫拉丁安全约翰·柯比(John Kirby)的华盛顿协调员简报中指出的。</text:p>
      <text:p text:style-name="P4">
贝登的代表说：“我们仍在试图收集有关发生的事情的信息。”</text:p>
      <text:p text:style-name="P4">
他强调，有关这种情况有很多问题，但将有说服力的证据得出最终结论。</text:p>
      <text:p text:style-name="P4">
<text:span text:style-name="T4">
另请阅读：</text:span>
 [<text:span text:style-name="T4">
 ignati </text:span>
 <text:span text:style-name="T4">
 </text:span>
评论<text:span text:style-name="T4">
 </text:span>
攻击<text:span text:style-name="T4">
 </text:span>
无人机<text:span text:style-name="T4">
<text:span text:style-name="T5">
* kremlin </text:span>
* </text:span>
 <text:span text:style-name="T4">
 </text:span>
 <text:span text:style-name="T4">
 </text:span>
 <text:span text:style-name="T4">
 </text:span>
 <text:span text:style-name="T4">
 </text:span>
 UFO **这是给出的(https://www.ukrinform.ua/rubric-ato/3704326-ignat-prokomentuvav-ataku-droniv-na-kreml-mabut-nlo.html)“人们可以确定，美国绝对没有涉及<text:a xlink:type="simple" xlink:href="https://www.ukrinform.ua/rubric-polytics/3704660-u-bilomu-domi-nazvali-bezgluzdimi-zaavi-peskova-pro-pricetnist-ssa-do-ataki-na-kreml.html" text:style-name="Internet_20_link" text:visited-style-name="Visited_20_Internet_20_Link">
</text:a>
柯比说：“这只是一个谎言。”</text:p>
      <text:p text:style-name="P4">
同时，他指出，最近几天，俄罗斯继续在乌克兰发射数十枚导弹和无人机，“造成了小建筑物的中风并杀死了包括途中的购买者，杀死了无辜的乌克兰人。”</text:p>
      <text:p text:style-name="P4">
白宫代表强调，俄罗斯继续对乌克兰人民发动一场残酷的战争。</text:p>
      <text:p text:style-name="P4">
<text:span text:style-name="T4">
另请阅读：</text:span>
 <text:a xlink:type="simple" xlink:href="https://www.ukrinform.ua/rubric-world/3704349-ataku-na-kreml-zdijsnili-na-zamovlenna-rosijskih-oligarhiv-arahamia.html" text:style-name="Internet_20_link" text:visited-style-name="Visited_20_Internet_20_Link">
</text:a>
美国政府发言人说：“我们致力于在保护这种侵略的时候支持乌克兰。”</text:p>
      <text:p text:style-name="P4">
正如乌克林福姆报道的那样，5月3日，俄罗斯总统的新闻服务<text:a xlink:type="simple" xlink:href="https://www.ukrinform.ua/rubric-world/3704176-u-putina-zaavili-pro-ataku-bezpilotnikiv-na-kreml.html" text:style-name="Internet_20_link" text:visited-style-name="Visited_20_Internet_20_Link">
</text:a>
。 据指出，克里姆林宫将罢工视为“计划中的恐怖行动，并在获胜者前夕对俄罗斯联邦总统的企图”。</text:p>
      <text:p text:style-name="P4">
<text:span text:style-name="T4">
另请阅读：</text:span>
 <text:a xlink:type="simple" xlink:href="https://www.ukrinform.ua/rubric-ato/3704385-ataka-na-kreml-abo-so-oznacaut-sodenni-udari-droniv-j-raket-na-zustricnih-kursah.html" text:style-name="Internet_20_link" text:visited-style-name="Visited_20_Internet_20_Link">
<text:span text:style-name="T4">
攻击</text:span>
 <text:span text:style-name="T4">
 kremlin </text:span>
 <text:span text:style-name="T4">
 </text:span>
 <text:span text:style-name="T4">
 </text:span>
 <text:span text:style-name="T4">
 </text:span>
 <text:span text:style-name="T4">
 </text:span>
 <text:span text:style-name="T4">
每日</text:span>
<text:span text:style-name="T4">
 down </text:span>
 <text:span text:style-name="T4">
 </text:span>
无人机<text:span text:style-name="T4">
 </text:span>
 <text:span text:style-name="T4">
 </text:span>
 <text:span text:style-name="T4">
 </text:span>
<text:span text:style-name="T5">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counter <text:span text:style-name="T4">
 </text:span>
 <text:span text:style-name="T4">
课程</text:span>
</text:a>
</text:p>
      <text:p text:style-name="P4">
News Source: <text:a xlink:type="simple" xlink:href="https://www.ukrinform.ua/rubric-world/3704858-ssa-zbiraut-informaciu-pro-ataku-droniv-na-kreml-bilij-dim.html" text:style-name="Internet_20_link" text:visited-style-name="Visited_20_Internet_20_Link">
https://www.ukrinform.ua/rubric-world/3704858-ssa-zbiraut-informaciu-pro-ataku-droniv-na-kreml-bilij-dim.html</text:a>
</text:p>
      <!--NEWS-->
      <text:h text:style-name="P10" text:outline-level="1">
<text:span text:style-name="T4">
美国收集有关克里姆林宫“无人机攻击”的信息 - 白宫</text:span>
</text:h>
      <text:p text:style-name="P4">
作者: Ukrinform (Person)</text:p>
      <text:p text:style-name="P4">
出版商: Укринформ (Organization)</text:p>
      <text:p text:style-name="P4">
出版时间: 2023-05-04T-59:05:12+03:00</text:p>
      <text:p text:style-name="P4">
修改时间: 2023-05-04T21:05:12+03:00</text:p>
      <text:p text:style-name="P4">
描述: 美国情报局目前正在收集信息和证据，这些信息和证据可以揭示克里姆林宫复杂建筑物上无人机的真正原因。  - 乌克林。</text:p>
      <text:p text:style-name="P4">
图片: ["<text:a xlink:type="simple" xlink:href="https://static.ukrinform.com/photos/2015_10/thumb_files/630_360_1444986648-6229.jpg" text:style-name="Internet_20_link" text:visited-style-name="Visited_20_Internet_20_Link">
630_360_14449...</text:a>
"]</text:p>
      <text:p text:style-name="P4">
标签: ['Безпілотник', 'Кремль', 'США', 'Білий дім']</text:p>
      <text:p text:style-name="P4">
类型: Article</text:p>
      <!--METADATA-->
      <text:p text:style-name="P4">
<draw:frame draw:style-name="fr1" draw:name="Image65" text:anchor-type="as-char" svg:width="6.9236in" svg:height="3.956343in" draw:z-index="0">
<draw:image xlink:href="../Images/yкринформ/2023-05-04T-59-05-12-03-00/630_360_1444986648-6229.jpg" xlink:type="simple" xlink:show="embed" xlink:actuate="onLoad" draw:mime-type="image/jpeg"/>
</draw:frame>
美国情报局目前正在收集信息和证据，这些信息和证据可以揭示在克雷姆利夫斯基综合体之一上无人驾驶汽车的真正原因。</text:p>
      <text:p text:style-name="P4">
乌克林福姆报道，这是在周四在白宫拉丁安全约翰·柯比(John Kirby)的华盛顿协调员简报中指出的。</text:p>
      <text:p text:style-name="P4">
贝登的代表说：“我们仍在试图收集有关发生的事情的信息。”</text:p>
      <text:p text:style-name="P4">
他强调，有关这种情况有很多问题，但将有说服力的证据得出最终结论。</text:p>
      <text:p text:style-name="P4">
<text:span text:style-name="T4">
另请阅读：</text:span>
 [<text:span text:style-name="T4">
 ignati </text:span>
 <text:span text:style-name="T4">
 </text:span>
评论<text:span text:style-name="T4">
 </text:span>
攻击<text:span text:style-name="T4">
 </text:span>
无人机<text:span text:style-name="T4">
<text:span text:style-name="T5">
* kremlin </text:span>
* </text:span>
 <text:span text:style-name="T4">
 </text:span>
 <text:span text:style-name="T4">
 </text:span>
 <text:span text:style-name="T4">
 </text:span>
 <text:span text:style-name="T4">
 </text:span>
 UFO **这是给出的(https://www.ukrinform.ua/rubric-ato/3704326-ignat-prokomentuvav-ataku-droniv-na-kreml-mabut-nlo.html)“人们可以确定，美国绝对没有涉及<text:a xlink:type="simple" xlink:href="https://www.ukrinform.ua/rubric-polytics/3704660-u-bilomu-domi-nazvali-bezgluzdimi-zaavi-peskova-pro-pricetnist-ssa-do-ataki-na-kreml.html" text:style-name="Internet_20_link" text:visited-style-name="Visited_20_Internet_20_Link">
</text:a>
柯比说：“这只是一个谎言。”</text:p>
      <text:p text:style-name="P4">
同时，他指出，最近几天，俄罗斯继续在乌克兰发射数十枚导弹和无人机，“造成了小建筑物的中风并杀死了包括途中的购买者，杀死了无辜的乌克兰人。”</text:p>
      <text:p text:style-name="P4">
白宫代表强调，俄罗斯继续对乌克兰人民发动一场残酷的战争。</text:p>
      <text:p text:style-name="P4">
<text:span text:style-name="T4">
另请阅读：</text:span>
 <text:a xlink:type="simple" xlink:href="https://www.ukrinform.ua/rubric-world/3704349-ataku-na-kreml-zdijsnili-na-zamovlenna-rosijskih-oligarhiv-arahamia.html" text:style-name="Internet_20_link" text:visited-style-name="Visited_20_Internet_20_Link">
</text:a>
美国政府发言人说：“我们致力于在保护这种侵略的时候支持乌克兰。”</text:p>
      <text:p text:style-name="P4">
正如乌克林福姆报道的那样，5月3日，俄罗斯总统的新闻服务<text:a xlink:type="simple" xlink:href="https://www.ukrinform.ua/rubric-world/3704176-u-putina-zaavili-pro-ataku-bezpilotnikiv-na-kreml.html" text:style-name="Internet_20_link" text:visited-style-name="Visited_20_Internet_20_Link">
</text:a>
。 据指出，克里姆林宫将罢工视为“计划中的恐怖行动，并在获胜者前夕对俄罗斯联邦总统的企图”。</text:p>
      <text:p text:style-name="P4">
<text:span text:style-name="T4">
另请阅读：</text:span>
 <text:a xlink:type="simple" xlink:href="https://www.ukrinform.ua/rubric-ato/3704385-ataka-na-kreml-abo-so-oznacaut-sodenni-udari-droniv-j-raket-na-zustricnih-kursah.html" text:style-name="Internet_20_link" text:visited-style-name="Visited_20_Internet_20_Link">
<text:span text:style-name="T4">
攻击</text:span>
 <text:span text:style-name="T4">
 kremlin </text:span>
 <text:span text:style-name="T4">
 </text:span>
 <text:span text:style-name="T4">
 </text:span>
 <text:span text:style-name="T4">
 </text:span>
 <text:span text:style-name="T4">
 </text:span>
 <text:span text:style-name="T4">
每日</text:span>
<text:span text:style-name="T4">
 down </text:span>
 <text:span text:style-name="T4">
 </text:span>
无人机<text:span text:style-name="T4">
 </text:span>
 <text:span text:style-name="T4">
 </text:span>
 <text:span text:style-name="T4">
 </text:span>
<text:span text:style-name="T5">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counter <text:span text:style-name="T4">
 </text:span>
 <text:span text:style-name="T4">
课程</text:span>
</text:a>
</text:p>
      <text:p text:style-name="P4">
News Source: <text:a xlink:type="simple" xlink:href="https://www.ukrinform.ua/rubric-world/3704858-ssa-zbiraut-informaciu-pro-ataku-droniv-na-kreml-bilij-dim.html" text:style-name="Internet_20_link" text:visited-style-name="Visited_20_Internet_20_Link">
https://www.ukrinform.ua/rubric-world/3704858-ssa-zbiraut-informaciu-pro-ataku-droniv-na-kreml-bilij-dim.html</text:a>
</text:p>
      <!--NEWS-->
      <text:h text:style-name="P10" text:outline-level="1">
<text:span text:style-name="T4">
顿涅茨克社区将在乌克兰人获得3,000多本书</text:span>
</text:h>
      <text:p text:style-name="P4">
作者: Ukrinform (Person)</text:p>
      <text:p text:style-name="P4">
出版商: Укринформ (Organization)</text:p>
      <text:p text:style-name="P4">
出版时间: 2023-05-04T-62:59:00+03:00</text:p>
      <text:p text:style-name="P4">
修改时间: 2023-05-04T20:59:00+03:00</text:p>
      <text:p text:style-name="P4">
描述: 顿涅茨克地区的社区将在乌克兰书架上获得3,000多本不同类型的书籍。  - 乌克林。</text:p>
      <text:p text:style-name="P4">
图片: ["<text:a xlink:type="simple" xlink:href="https://static.ukrinform.com/photos/2023_05/thumb_files/630_360_1683224586-990.jpg" text:style-name="Internet_20_link" text:visited-style-name="Visited_20_Internet_20_Link">
630_360_16832...</text:a>
", "<text:a xlink:type="simple" xlink:href="https://static.ukrinform.com/photos/2023_05/1683224586-910.jpg" text:style-name="Internet_20_link" text:visited-style-name="Visited_20_Internet_20_Link">
1683224586-91...</text:a>
"]</text:p>
      <text:p text:style-name="P4">
标签: ['Донеччина', 'Книги', 'Тергромада', 'МКІП ']</text:p>
      <text:p text:style-name="P4">
类型: Article</text:p>
      <!--METADATA-->
      <text:p text:style-name="P4">
<draw:frame draw:style-name="fr1" draw:name="Image66" text:anchor-type="as-char" svg:width="6.9236in" svg:height="3.956343in" draw:z-index="0">
<draw:image xlink:href="../Images/yкринформ/2023-05-04T-62-59-00-03-00/630_360_1683224586-990.jpg" xlink:type="simple" xlink:show="embed" xlink:actuate="onLoad" draw:mime-type="image/jpeg"/>
</draw:frame>
Gromadidonechchyna将在乌克兰人收到3,000多本不同类型的书籍来组织书架。</text:p>
      <text:p text:style-name="P4">
正如乌克林福姆报道的那样，它报告了<text:a xlink:type="simple" xlink:href="https://mkip.gov.ua/news/9095.html" text:style-name="Internet_20_link" text:visited-style-name="Visited_20_Internet_20_Link">
</text:a>
 <text:a xlink:type="simple" xlink:href="https://mkip.gov.ua/news/9095.html" text:style-name="Internet_20_link" text:visited-style-name="Visited_20_Internet_20_Link">
 </text:a>
文化和信息政策部。</text:p>
      <text:p text:style-name="P4">
<draw:frame draw:style-name="fr1" draw:name="Image67" text:anchor-type="as-char" svg:width="6.9236in" svg:height="5.1927in" draw:z-index="0">
<draw:image xlink:href="../Images/yкринформ/2023-05-04T-62-59-00-03-00/1683224586-910.jpg" xlink:type="simple" xlink:show="embed" xlink:actuate="onLoad" draw:mime-type="image/jpeg"/>
</draw:frame>
“在文化和信息政策部的支持下，维迪多涅茨克地区军事 - 科维尔政府的倡议，13个社区将获得3,000多个社区<text:a xlink:type="simple" xlink:href="https://www.ukrinform.ua/tag-kniga" text:style-name="Internet_20_link" text:visited-style-name="Visited_20_Internet_20_Link">
</text:a>
乌克兰人不同类型。 这些书已于今年5月1日寄给顿涅茨克地区。 文学应在消息中说，文献应为儿童和成人的书架补充书架，并在该地区的教育和咨询中心以及“难以置信的能力”中补充书架。</text:p>
      <text:p text:style-name="P4">
<text:span text:style-name="T4">
另请阅读：</text:span>
 <text:a xlink:type="simple" xlink:href="https://www.ukrinform.ua/rubric-culture/3700994-aki-knigi-citaut-ukrainci-pid-cas-vijni.html" text:style-name="Internet_20_link" text:visited-style-name="Visited_20_Internet_20_Link">
<text:span text:style-name="T4">
书籍</text:span>
</text:a>
根据该部的说法，这种行动将促进该地区阅读的发展，将有助于形成国家的语言和文化空间。</text:p>
      <text:p text:style-name="P4">
这项行动的书籍是由乌克兰国家图书馆为儿童图书馆收集的，信息空间的中央保护和乌克兰州委员会在电视台塔拉迪奥(Taradio)收集。</text:p>
      <text:p text:style-name="P4">
据报道，利物浦中央图书馆和Odesa Scientific Babybliotek <text:a xlink:type="simple" xlink:href="https://www.ukrinform.ua/rubric-culture/3701199-biblioteki-odesi-j-liverpula-stali-pobratimami-zelenska.html" text:style-name="Internet_20_link" text:visited-style-name="Visited_20_Internet_20_Link">
</text:a>
。  照片：截取</text:p>
      <text:p text:style-name="P4">
News Source: <text:a xlink:type="simple" xlink:href="https://www.ukrinform.ua/rubric-culture/3704868-gromadi-doneccini-otrimaut-ponad-3-000-knizok-ukrainskou.html" text:style-name="Internet_20_link" text:visited-style-name="Visited_20_Internet_20_Link">
https://www.ukrinform.ua/rubric-culture/3704868-gromadi-doneccini-otrimaut-ponad-3-000-knizok-ukrainskou.html</text:a>
</text:p>
      <!--NEWS-->
      <text:h text:style-name="P10" text:outline-level="1">
<text:span text:style-name="T4">
关于在开发阶段放弃俄罗斯公民身份的法律草案 - 卢比特</text:span>
</text:h>
      <text:p text:style-name="P4">
作者: Ukrinform (Person)</text:p>
      <text:p text:style-name="P4">
出版商: Укринформ (Organization)</text:p>
      <text:p text:style-name="P4">
出版时间: 2023-05-04T-64:57:00+03:00</text:p>
      <text:p text:style-name="P4">
修改时间: 2023-05-04T20:57:00+03:00</text:p>
      <text:p text:style-name="P4">
描述: 目前正在开发乌克兰法律关于遗弃俄罗斯公民身份的项目。  - 乌克林。</text:p>
      <text:p text:style-name="P4">
图片: ["<text:a xlink:type="simple" xlink:href="https://static.ukrinform.com/photos/2023_05/thumb_files/630_360_1683216864-766.jpg" text:style-name="Internet_20_link" text:visited-style-name="Visited_20_Internet_20_Link">
630_360_16832...</text:a>
"]</text:p>
      <text:p text:style-name="P4">
标签: ['Паспорт', 'Закон', 'росія', 'Громадянство', 'Дмитро Лубінець']</text:p>
      <text:p text:style-name="P4">
类型: Article</text:p>
      <!--METADATA-->
      <text:p text:style-name="P4">
<draw:frame draw:style-name="fr1" draw:name="Image68" text:anchor-type="as-char" svg:width="6.9236in" svg:height="3.956343in" draw:z-index="0">
<draw:image xlink:href="../Images/yкринформ/2023-05-04T-64-57-00-03-00/630_360_1683216864-766.jpg" xlink:type="simple" xlink:show="embed" xlink:actuate="onLoad" draw:mime-type="image/jpeg"/>
</draw:frame>
乌克兰关于遗弃俄罗斯公民身份的项目目前正在开发中。</text:p>
      <text:p text:style-name="P4">
乌克林福音记者报道，乌克兰申诉专员德米特里·卢比尼特(Dmitry Lubinets)在新闻发布会上说。</text:p>
      <text:p text:style-name="P4">
“目前，该法案正处于一群人代表的发展阶段。我的两个工人与工作组相关。”(https://www.ukrinform.ua/tag-dmitro-lubinec)。</text:p>
      <text:p text:style-name="P4">
回答有关拒绝俄罗斯护照机制的问题，专员指出，此时的机制如下：领土的邮政为乌克兰公民提供了一段时间，现在考虑了一年 - 这样他们就可以关于他的事实，注册机制公开报道。</text:p>
      <text:p text:style-name="P4">
“我只能从我自己身上说，当这项法案进入我的专家讨论和分析阶段时，我将给予我的愿景(至于他。)”， - 卢宾说。</text:p>
      <text:p text:style-name="P4">
<text:span text:style-name="T4">
另请阅读：</text:span>
 <text:a xlink:type="simple" xlink:href="https://www.ukrinform.ua/rubric-polytics/3704832-vidbir-suddiv-ksu-ta-nacmensini-stefanisina-zustrilasa-z-delegacieu-venecijskoi-komisii.html" text:style-name="Internet_20_link" text:visited-style-name="Visited_20_Internet_20_Link">
<text:span text:style-name="T4">
威尼斯</text:span>
</text:a>
申诉专员回答有关该法律法律的支持前景的问题，他的观点表示，这些人的代表们知道，现在有超过500万的乌克兰公民担心，他们也知道这是一个非常重要的问题，这是一个非常重要的问题。应该订婚。</text:p>
      <text:p text:style-name="P4">
正如乌克林福姆报道的那样，总统涉嫌战争罪<text:a xlink:type="simple" xlink:href="https://www.ukrinform.ua/tag-prezident" text:style-name="Internet_20_link" text:visited-style-name="Visited_20_Internet_20_Link">
</text:a>
的(https://www.ukrinform.ua/rubric-ato/3701757-putin-pidpisav-ukaz-so-dozvolae-deportuvati-ukrainciv-z-timcasovo-okupovanih-teritorij.html)这使乌克兰暂时占领的居民没有占领俄罗斯联邦公民。 该法令规定，乌克兰公民或木偶“ DNR”的护照所有者，“ LNR”应该成为俄罗斯公民，或者断言他们不想这样做。 从12024年7月开始选择第二种选择的人将被视为外国人，因此可以被驱逐出境。</text:p>
      <text:p text:style-name="P4">
News Source: <text:a xlink:type="simple" xlink:href="https://www.ukrinform.ua/rubric-polytics/3704856-zakonoproekt-pro-vidmovu-vid-gromadanstva-rf-na-stadii-rozrobki-lubinec.html" text:style-name="Internet_20_link" text:visited-style-name="Visited_20_Internet_20_Link">
https://www.ukrinform.ua/rubric-polytics/3704856-zakonoproekt-pro-vidmovu-vid-gromadanstva-rf-na-stadii-rozrobki-lubinec.html</text:a>
</text:p>
      <!--NEWS-->
      <text:h text:style-name="P10" text:outline-level="1">
<text:span text:style-name="T4">
荷兰将继续增强乌克兰的军事潜力 - 国防部长</text:span>
</text:h>
      <text:p text:style-name="P4">
作者: Ukrinform (Person)</text:p>
      <text:p text:style-name="P4">
出版商: Укринформ (Organization)</text:p>
      <text:p text:style-name="P4">
出版时间: 2023-05-04T-74:30:00+03:00</text:p>
      <text:p text:style-name="P4">
修改时间: 2023-05-04T20:30:00+03:00</text:p>
      <text:p text:style-name="P4">
描述: 荷兰决心继续支持乌克兰和乌克兰人民抵抗俄罗斯侵略。  - 乌克林。</text:p>
      <text:p text:style-name="P4">
图片: ["<text:a xlink:type="simple" xlink:href="https://static.ukrinform.com/photos/2023_05/thumb_files/630_360_1683218641-834.jpg" text:style-name="Internet_20_link" text:visited-style-name="Visited_20_Internet_20_Link">
630_360_16832...</text:a>
"]</text:p>
      <text:p text:style-name="P4">
标签: ['Нідерланди', 'Оборона', 'ЗСУ', 'Зеленський', 'Війна з росією']</text:p>
      <text:p text:style-name="P4">
类型: Article</text:p>
      <!--METADATA-->
      <text:p text:style-name="P4">
<draw:frame draw:style-name="fr1" draw:name="Image69" text:anchor-type="as-char" svg:width="6.9236in" svg:height="3.956343in" draw:z-index="0">
<draw:image xlink:href="../Images/yкринформ/2023-05-04T-74-30-00-03-00/630_360_1683218641-834.jpg" xlink:type="simple" xlink:show="embed" xlink:actuate="onLoad" draw:mime-type="image/jpeg"/>
</draw:frame>
荷兰决心继续支持乌克兰和乌克兰人抵抗俄罗斯侵略。</text:p>
      <text:p text:style-name="P4">
乌克林福姆报道，乌克兰沃迪米·泽伦斯基(Ukraine Volodymyr Zelenskyy)访问了荷兰凯萨·奥伦德(Kaisa Ollongren)的国防部长凯萨·奥伦德(Kaisa Ollongren)在巴西维卡(Bazivivka)和空军宣布了这一点。</text:p>
      <text:p text:style-name="P4">
“ <text:a xlink:type="simple" xlink:href="https://www.ukrinform.ua/tag-niderlandi" text:style-name="Internet_20_link" text:visited-style-name="Visited_20_Internet_20_Link">
</text:a>
他们决心继续支持乌克兰和乌克兰人民抵抗俄罗斯侵略。 我们将继续为加强乌克兰的军事潜力做出重大贡献。 现在将来。 您需要多少，”  - 强调Lalolongen。</text:p>
      <text:p text:style-name="P4">
她还指出，泽伦斯基总统的访问正处于荷兰的特殊日子。 毕竟，5月4日，荷兰纪念荷兰的公民和士兵，他们在战争期间去世，在第二次世界大战期间去世。</text:p>
      <text:p text:style-name="P4">
<text:span text:style-name="T4">
另请阅读：</text:span>
 <text:a xlink:type="simple" xlink:href="https://www.ukrinform.ua/rubric-ato/3704708-niderlandi-ne-bacat-tabu-v-nadanni-ukraini-vinisuvaciv-f16-rutte.html" text:style-name="Internet_20_link" text:visited-style-name="Visited_20_Internet_20_Link">
<text:span text:style-name="T4">
荷兰</text:span>
</text:a>
“因此，过去和现在在这里合并。 不幸的是，这是痛苦的现实。 您的斗争是我们的斗争。 我们认为支持您是我们的责任。” Ollongren说。</text:p>
      <text:p text:style-name="P4">
这位部长还强调，吸引肇事者非常重要。</text:p>
      <text:p text:style-name="P4">
“您的士兵的奉献精神确实令人鼓舞。 他们争取乌克兰免费的乌克兰，可以将其转移给孩子。 费率很高。 对于乌克兰，对于我们来说，在这里，荷兰以及任何重视民主，国际法和领土诚信价值的人。”</text:p>
      <text:p text:style-name="P4">
<text:span text:style-name="T4">
另请阅读：</text:span>
 <text:a xlink:type="simple" xlink:href="https://www.ukrinform.ua/rubric-ato/3704736-belgia-gotue-novij-paket-vijskovoi-dopomogi-ukraini.html" text:style-name="Internet_20_link" text:visited-style-name="Visited_20_Internet_20_Link">
</text:a>
乌克林福姆(Ukrinform)表示，沃迪米尔·泽伦斯基(Volodymyr Zelenskyy)总统在荷兰发起了正式服装，其计划提供了上诉，与荷兰和比利时总理的会面，拜访了国际会立大学，并在国王的听众中访问了国王的听众，力量。</text:p>
      <text:p text:style-name="P4">
在海牙，Volodymyr Zelenskyy已经会见了参议院总统Janubraun和众议院众议院Vera Bergkmp。</text:p>
      <text:p text:style-name="P4">
News Source: <text:a xlink:type="simple" xlink:href="https://www.ukrinform.ua/rubric-ato/3704840-niderlandi-j-dali-zmicnuvatimut-vijskovij-potencial-ukraini-ministerka-oboroni.html" text:style-name="Internet_20_link" text:visited-style-name="Visited_20_Internet_20_Link">
https://www.ukrinform.ua/rubric-ato/3704840-niderlandi-j-dali-zmicnuvatimut-vijskovij-potencial-ukraini-ministerka-oboroni.html</text:a>
</text:p>
      <!--NEWS-->
      <text:h text:style-name="P10" text:outline-level="1">
<text:span text:style-name="T4">
旅行者恢复了与哈尔基夫地区以东的两个社区的直接联系</text:span>
</text:h>
      <text:p text:style-name="P4">
作者: Ukrinform (Person)</text:p>
      <text:p text:style-name="P4">
出版商: Укринформ (Organization)</text:p>
      <text:p text:style-name="P4">
出版时间: 2023-05-04T-81:13:00+03:00</text:p>
      <text:p text:style-name="P4">
修改时间: 2023-05-04T20:13:00+03:00</text:p>
      <text:p text:style-name="P4">
描述: 道路恢复了T-21-11 Chuguev-Pechenegs-Grluk上的桥梁，该桥有助于促进Kharkiv地区东部人道主义走廊的工作。  - 乌克林。</text:p>
      <text:p text:style-name="P4">
图片: ["<text:a xlink:type="simple" xlink:href="https://static.ukrinform.com/photos/2023_05/thumb_files/630_360_1683220388-110.jpg" text:style-name="Internet_20_link" text:visited-style-name="Visited_20_Internet_20_Link">
630_360_16832...</text:a>
"]</text:p>
      <text:p text:style-name="P4">
标签: ['Дороги', 'Харківщина', 'Ремонт', 'Відбудова']</text:p>
      <text:p text:style-name="P4">
类型: Article</text:p>
      <!--METADATA-->
      <text:p text:style-name="P4">
<draw:frame draw:style-name="fr1" draw:name="Image70" text:anchor-type="as-char" svg:width="6.9236in" svg:height="3.956343in" draw:z-index="0">
<draw:image xlink:href="../Images/yкринформ/2023-05-04T-81-13-00-03-00/630_360_1683220388-110.jpg" xlink:type="simple" xlink:show="embed" xlink:actuate="onLoad" draw:mime-type="image/jpeg"/>
</draw:frame>
道路离开了T-21-11 Chuguev-pecheneg-Great Burluk的桥梁，该桥梁抬起了哈尔基夫地区东部人道主义走廊的工作。</text:p>
      <text:p text:style-name="P4">
关于它报告了乌克林法书，参考了<text:a xlink:type="simple" xlink:href="https://www.facebook.com/agency.for.restoration/posts/pfbid02Z2GBBP61KPDsE5Lpx6zzmuo5AiUwg6SMRdPyZMhUzfmLUSJmAhLNDjpuSUyJTxmKl" text:style-name="Internet_20_link" text:visited-style-name="Visited_20_Internet_20_Link">
</text:a>
.</text:p>
      <text:p text:style-name="P4">
«Селища Великий Бурлук та Печеніги знаходяться неподалік кордону з державою-агресором. На початку 2022 року вони потрапили під тимчасову окупацію. Навітьпісля звільнення громади регулярно страждають від <text:a xlink:type="simple" xlink:href="https://www.ukrinform.ua/tag-obstril" text:style-name="Internet_20_link" text:visited-style-name="Visited_20_Internet_20_Link">
</text:a>
。 该机构的优先事项是同时建立高质量的联系，因为人们很快就接触了人，医生，维修人员和人道主义车队。”证词写道。</text:p>
      <text:p text:style-name="P4">
该机构提醒该桥在2022年2月26日被摧毁。 邮政开挖安排了一个临时交叉，可以使用运输费用高达10吨。 今天，桥的运动已恢复。</text:p>
      <text:p text:style-name="P4">
<text:span text:style-name="T4">
另请阅读：</text:span>
 <text:a xlink:type="simple" xlink:href="https://www.ukrinform.ua/rubric-vidbudova/3703792-dorozniki-vidnovili-prame-spolucenna-lviv-truskavec-shidnica.html" text:style-name="Internet_20_link" text:visited-style-name="Visited_20_Internet_20_Link">
</text:a>
据报道，国家基础设施的恢复和开发机构具有LVIV -Truskavets -Skhidnytsia的直接联系，以在LVIV地区的T -14-02高速公路上建立七个时间的桥梁。</text:p>
      <text:p text:style-name="P4">
_foto：乌克兰基础设施恢复和开发的国家局</text:p>
      <text:p text:style-name="P4">
News Source: <text:a xlink:type="simple" xlink:href="https://www.ukrinform.ua/rubric-vidbudova/3704831-dorozniki-vidnovili-prame-spolucenna-z-dvoma-gromadami-na-shodi-harkivsini.html" text:style-name="Internet_20_link" text:visited-style-name="Visited_20_Internet_20_Link">
https://www.ukrinform.ua/rubric-vidbudova/3704831-dorozniki-vidnovili-prame-spolucenna-z-dvoma-gromadami-na-shodi-harkivsini.html</text:a>
</text:p>
      <!--NEWS-->
      <text:h text:style-name="P10" text:outline-level="1">
<text:span text:style-name="T4">
Schroeder失去了有关Bundestag办事处的法院</text:span>
</text:h>
      <text:p text:style-name="P4">
作者: Ukrinform (Person)</text:p>
      <text:p text:style-name="P4">
出版商: Укринформ (Organization)</text:p>
      <text:p text:style-name="P4">
出版时间: 2023-05-04T-9:52:00+03:00</text:p>
      <text:p text:style-name="P4">
修改时间: 2023-05-04T23:52:00+03:00</text:p>
      <text:p text:style-name="P4">
描述: 前德国总理格哈德·施罗德（Gerhard Schroeder）起诉该州要求他将其办公室留在政府部门并输掉。  - 乌克林。</text:p>
      <text:p text:style-name="P4">
图片: ["<text:a xlink:type="simple" xlink:href="https://static.ukrinform.com/photos/2016_03/thumb_files/630_360_1459336313-2272.jpg" text:style-name="Internet_20_link" text:visited-style-name="Visited_20_Internet_20_Link">
630_360_14593...</text:a>
"]</text:p>
      <text:p text:style-name="P4">
标签: ['Бундестаг', 'Німеччина', 'Суд', 'Шредер']</text:p>
      <text:p text:style-name="P4">
类型: Article</text:p>
      <!--METADATA-->
      <text:p text:style-name="P4">
<draw:frame draw:style-name="fr1" draw:name="Image71" text:anchor-type="as-char" svg:width="6.9236in" svg:height="3.956343in" draw:z-index="0">
<draw:image xlink:href="../Images/yкринформ/2023-05-04T-9-52-00-03-00/630_360_1459336313-2272.jpg" xlink:type="simple" xlink:show="embed" xlink:actuate="onLoad" draw:mime-type="image/jpeg"/>
</draw:frame>
Smobobovealer德国Gerhard Schroeder要求保留和丢失办公室，起诉该州。</text:p>
      <text:p text:style-name="P4">
该决定于5月4日<text:a xlink:type="simple" xlink:href="https://www.berlin.de/gerichte/verwaltungsgericht/presse/pressemitteilungen/2023/pressemitteilung.1320564.php" text:style-name="Internet_20_link" text:visited-style-name="Visited_20_Internet_20_Link">
</text:a>
，报道乌克林福姆。</text:p>
      <text:p text:style-name="P4">
句子写道：“前联邦总理格哈德·施罗德(Gerhard Schroeder)没有资格执行当前任务。”</text:p>
      <text:p text:style-name="P4">
法官指出，从1998年到2005年担任总理的原告以及其他政府负责人<text:a xlink:type="simple" xlink:href="https://www.ukrinform.ua/tag-nimeccina" text:style-name="Internet_20_link" text:visited-style-name="Visited_20_Internet_20_Link">
</text:a>
下午和下午，他在德国联邦政府设有一个办公室，该办公室在联邦总理员工的最后四名工作中工作。 但是，在2022年5月，政府预算委员会决定中止原告的权力，因为他目前没有义务。 因此，柏林行政法院驳回了施罗德的立场，后者要求保护办公室和雇员。</text:p>
      <text:p text:style-name="P4">
由于原告收到了SPD副集团的房间，而不是德国的可行性。</text:p>
      <text:p text:style-name="P4">
<text:span text:style-name="T4">
另请阅读：</text:span>
 <text:a xlink:type="simple" xlink:href="https://www.ukrinform.ua/rubric-crimea/3544187-taseva-nagadala-srederu-so-krim-nikoli-ne-buv-russkim.html" text:style-name="Internet_20_link" text:visited-style-name="Visited_20_Internet_20_Link">
<text:span text:style-name="T4">
切碎</text:span>
</text:a>
施罗德周四没有亲自参加首都的听证会。 这个过程在德国的历史上是独一无二的。</text:p>
      <text:p text:style-name="P4">
根据前联邦总理在详细仪式的办事处的实践已有50多年的历史。 政府的交流预计将退休，以支持国家。 我们将提醒我们，现年79岁的施罗德(Schroeder)在俄罗斯能源关注的习惯完成后工作对普京来说是切实的。</text:p>
      <text:p text:style-name="P4">
News Source: <text:a xlink:type="simple" xlink:href="https://www.ukrinform.ua/rubric-world/3704904-sreder-prograv-sud-sodo-ofisiv-u-bundestazi.html" text:style-name="Internet_20_link" text:visited-style-name="Visited_20_Internet_20_Link">
https://www.ukrinform.ua/rubric-world/3704904-sreder-prograv-sud-sodo-ofisiv-u-bundestazi.html</text:a>
</text:p>
      <!--NEWS-->
      <text:h text:style-name="P10" text:outline-level="1">
<text:span text:style-name="T4">
乌克兰防空防空击落了136/131的Shahed 136/131无人机中的18个</text:span>
</text:h>
      <text:p text:style-name="P4">
作者: liveuamap (Language: en)</text:p>
      <text:p text:style-name="P4">
时间: 2023-05-04T01:08:00</text:p>
      <text:p text:style-name="P4">
地点: Kyiv, Kyiv city (Latitude:50.45521 Longtitude:30.55281)</text:p>
      <text:p text:style-name="P4">
视频: []</text:p>
      <text:p text:style-name="P4">
图片: ["<text:a xlink:type="simple" xlink:href="https://liveuamap.com/pics/2023/05/04/22560292_0.jpg" text:style-name="Internet_20_link" text:visited-style-name="Visited_20_Internet_20_Link">
22560292_0.jpg</text:a>
"]</text:p>
      <text:p text:style-name="P4">
标签: ["Europe", "Central and Eastern Europe"]</text:p>
      <text:p text:style-name="P4">
Id: 22560292</text:p>
      <!--METADATA-->
      <text:p text:style-name="P4">
乌克兰防空击落了136/131次无人机中的18个，在一夜之间推出了拜里斯</text:p>
      <text:p text:style-name="P4">
<draw:frame draw:style-name="fr1" draw:name="Image72" text:anchor-type="as-char" svg:width="6.9236in" svg:height="6.9236in" draw:z-index="0">
<draw:image xlink:href="../Images/liveuamap/2023-05-04T01-08-00/22560292_0.jpg" xlink:type="simple" xlink:show="embed" xlink:actuate="onLoad" draw:mime-type="image/jpeg"/>
</draw:frame>
新闻集链接：<text:a xlink:type="simple" xlink:href="https://liveuamap.com/en/2023/4-may-ukrainian-air-defense-shot-down-18-of-24-shahed136131" text:style-name="Internet_20_link" text:visited-style-name="Visited_20_Internet_20_Link">
https://liveuamap.com/en/2023/4-may-ukrainian-air-defense-shot-down-18-18-of-24-shahed136131</text:a>
</text:p>
      <text:p text:style-name="P4">
News Source: <text:a xlink:type="simple" xlink:href="https://t.me/kpszsu/2497" text:style-name="Internet_20_link" text:visited-style-name="Visited_20_Internet_20_Link">
https://t.me/kpszsu/2497</text:a>
</text:p>
      <!--NEWS-->
      <text:h text:style-name="P10" text:outline-level="1">
<text:span text:style-name="T4">
Donetsk Oblast（07:14）。 红色警报：空中威胁。 警笛声。 立即掩盖！</text:span>
</text:h>
      <text:p text:style-name="P4">
作者: liveuamap (Language: en)</text:p>
      <text:p text:style-name="P4">
时间: 2023-05-04T01:15:00</text:p>
      <text:p text:style-name="P4">
地点: Donetsk Oblast (Latitude:48.72771 Longtitude:37.5773)</text:p>
      <text:p text:style-name="P4">
视频: []</text:p>
      <text:p text:style-name="P4">
图片: []</text:p>
      <text:p text:style-name="P4">
标签: ["Europe", "Central and Eastern Europe"]</text:p>
      <text:p text:style-name="P4">
Id: 22560290</text:p>
      <!--METADATA-->
      <text:p text:style-name="P4">
Donetsk Oblast(07:14). Red Alert: aerial threat. Sirens sounding. Take covernow!</text:p>
      <text:p text:style-name="P4">
News Collection Link: <text:a xlink:type="simple" xlink:href="https://liveuamap.com/en/2023/04-may-donetsk-oblast0714-red-alert-aerial-thg" text:style-name="Internet_20_link" text:visited-style-name="Visited_20_Internet_20_Link">
https://liveuamap.com/en/2023/04-may-donetsk-oblast0714-red-alert-aerial-thg</text:a>
</text:p>
      <text:p text:style-name="P4">
News Source: <text:a xlink:type="simple" xlink:href="https://t.me/air_alert_ua/44395" text:style-name="Internet_20_link" text:visited-style-name="Visited_20_Internet_20_Link">
https://t.me/air_alert_ua/44395</text:a>
</text:p>
      <!--NEWS-->
      <text:h text:style-name="P10" text:outline-level="1">
<text:span text:style-name="T4">
Zaporizka Oblast（07:18）。 红色警报：空中威胁。 警笛声。 立即掩盖！</text:span>
</text:h>
      <text:p text:style-name="P4">
作者: liveuamap (Language: en)</text:p>
      <text:p text:style-name="P4">
时间: 2023-05-04T01:20:00</text:p>
      <text:p text:style-name="P4">
地点: Zaporizka Oblast (Latitude:47.612621 Longtitude:35.764161)</text:p>
      <text:p text:style-name="P4">
视频: []</text:p>
      <text:p text:style-name="P4">
图片: []</text:p>
      <text:p text:style-name="P4">
标签: ["Europe", "Central and Eastern Europe"]</text:p>
      <text:p text:style-name="P4">
Id: 22560291</text:p>
      <!--METADATA-->
      <text:p text:style-name="P4">
Zaporizhzhia地区(07:18). Red Alert: aerial threat. Sirens sounding. Take covernow!</text:p>
      <text:p text:style-name="P4">
News Collection Link: <text:a xlink:type="simple" xlink:href="https://liveuamap.com/en/2023/04-may-zaporizka-oblast0718-red-alert-aerial-g" text:style-name="Internet_20_link" text:visited-style-name="Visited_20_Internet_20_Link">
https://liveuamap.com/en/2023/04-may-zaporizka-oblast0718-red-alert-aerial-g</text:a>
</text:p>
      <text:p text:style-name="P4">
News Source: <text:a xlink:type="simple" xlink:href="https://t.me/air_alert_ua/44396" text:style-name="Internet_20_link" text:visited-style-name="Visited_20_Internet_20_Link">
https://t.me/air_alert_ua/44396</text:a>
</text:p>
      <!--NEWS-->
      <text:h text:style-name="P10" text:outline-level="1">
<text:span text:style-name="T4">
无人机的碎片已经落在基辅损害物业和车辆的3个地区</text:span>
</text:h>
      <text:p text:style-name="P4">
作者: liveuamap (Language: en)</text:p>
      <text:p text:style-name="P4">
时间: 2023-05-04T01:36:37</text:p>
      <text:p text:style-name="P4">
地点: Kyiv, Kyiv city (Latitude:50.46843 Longtitude:30.51641)</text:p>
      <text:p text:style-name="P4">
视频: []</text:p>
      <text:p text:style-name="P4">
图片: []</text:p>
      <text:p text:style-name="P4">
标签: []</text:p>
      <text:p text:style-name="P4">
Id: 22560293</text:p>
      <!--METADATA-->
      <text:p text:style-name="P4">
无人机的碎片已经落在基辅损害物业和车辆的3个地区</text:p>
      <text:p text:style-name="P4">
新闻集链接：<text:a xlink:type="simple" xlink:href="https://liveuamap.com/en/2023/4-may-debris-of-drones-have-fallen-in-3-districts-of-kyiv" text:style-name="Internet_20_link" text:visited-style-name="Visited_20_Internet_20_Link">
https://liveuamap.com/en/2023/4-may-debris-of-drones-have-have-fallen-in-3-districts-of-kyiv</text:a>
</text:p>
      <text:p text:style-name="P4">
News Source: <text:a xlink:type="simple" xlink:href="https://t.me/VA_Kyiv/1604" text:style-name="Internet_20_link" text:visited-style-name="Visited_20_Internet_20_Link">
https://t.me/VA_Kyiv/1604</text:a>
</text:p>
      <!--NEWS-->
      <text:h text:style-name="P10" text:outline-level="1">
<text:span text:style-name="T4">
今晚的12架Shahed无人机被击落在Odesa上</text:span>
</text:h>
      <text:p text:style-name="P4">
作者: liveuamap (Language: en)</text:p>
      <text:p text:style-name="P4">
时间: 2023-05-04T01:55:00</text:p>
      <text:p text:style-name="P4">
地点: Odesa (Latitude:46.47729 Longtitude:30.75021)</text:p>
      <text:p text:style-name="P4">
视频: []</text:p>
      <text:p text:style-name="P4">
图片: ["<text:a xlink:type="simple" xlink:href="https://liveuamap.com/pics/2023/05/04/22560332_0.jpg" text:style-name="Internet_20_link" text:visited-style-name="Visited_20_Internet_20_Link">
22560332_0.jpg</text:a>
", "<text:a xlink:type="simple" xlink:href="https://liveuamap.com/pics/2023/05/04/22560332_1.jpg" text:style-name="Internet_20_link" text:visited-style-name="Visited_20_Internet_20_Link">
22560332_1.jpg</text:a>
"]</text:p>
      <text:p text:style-name="P4">
标签: ["Central and Eastern Europe"]</text:p>
      <text:p text:style-name="P4">
Id: 22560332</text:p>
      <!--METADATA-->
      <text:p text:style-name="P4">
今晚的12架Shahed无人机被击落在Odesa上</text:p>
      <text:p text:style-name="P4">
<draw:frame draw:style-name="fr1" draw:name="Image73" text:anchor-type="as-char" svg:width="6.9236in" svg:height="9.231467in" draw:z-index="0">
<draw:image xlink:href="../Images/liveuamap/2023-05-04T01-55-00/22560332_0.jpg" xlink:type="simple" xlink:show="embed" xlink:actuate="onLoad" draw:mime-type="image/jpeg"/>
</draw:frame>
<draw:frame draw:style-name="fr1" draw:name="Image74" text:anchor-type="as-char" svg:width="6.9236in" svg:height="5.1927in" draw:z-index="0">
<draw:image xlink:href="../Images/liveuamap/2023-05-04T01-55-00/22560332_1.jpg" xlink:type="simple" xlink:show="embed" xlink:actuate="onLoad" draw:mime-type="image/jpeg"/>
</draw:frame>
新闻集链接：<text:a xlink:type="simple" xlink:href="https://liveuamap.com/en/2023/4-may-12-shahed-drones-were-shot-down-over-odesa-tonight" text:style-name="Internet_20_link" text:visited-style-name="Visited_20_Internet_20_Link">
https://liveuamap.com/en/2023/4-may-12-shahed-drones-wernes-were-here-shot-down-over-odesa-tonight</text:a>
</text:p>
      <text:p text:style-name="P4">
News Source: <text:a xlink:type="simple" xlink:href="https://t.me/OdessaDumskayaNet/55060" text:style-name="Internet_20_link" text:visited-style-name="Visited_20_Internet_20_Link">
https://t.me/OdessaDumskayaNet/55060</text:a>
</text:p>
      <!--NEWS-->
      <text:h text:style-name="P10" text:outline-level="1">
<text:span text:style-name="T4">
俄罗斯军队进行了2次导弹，68次空袭和67多个MLR炮击， - 一代...</text:span>
</text:h>
      <text:p text:style-name="P4">
作者: liveuamap (Language: en)</text:p>
      <text:p text:style-name="P4">
时间: 2023-05-04T02:37:00</text:p>
      <text:p text:style-name="P4">
地点: Kherson (Latitude:46.64567 Longtitude:32.62733)</text:p>
      <text:p text:style-name="P4">
视频: []</text:p>
      <text:p text:style-name="P4">
图片: []</text:p>
      <text:p text:style-name="P4">
标签: ["Russia"]</text:p>
      <text:p text:style-name="P4">
Id: 22560387</text:p>
      <!--METADATA-->
      <text:p text:style-name="P4">
俄罗斯军队进行了2次导弹袭击，68次空袭和超过67次炮击司法部队 - 乌克兰武装部队的总参谋部。</text:p>
      <text:p text:style-name="P4">
新闻集链接：<text:a xlink:type="simple" xlink:href="https://liveuamap.com/en/2023/4-may-russian-army-conducted-2-missile-strikes-68-airstrikes" text:style-name="Internet_20_link" text:visited-style-name="Visited_20_Internet_20_Link">
https://liveuamap.com/en/2023/4-may-russian-army-conducted-2-missile-strikes-68-- airstrikes</text:a>
</text:p>
      <text:p text:style-name="P4">
News Source: <text:a xlink:type="simple" xlink:href="https://t.me/lumsrc/4677" text:style-name="Internet_20_link" text:visited-style-name="Visited_20_Internet_20_Link">
https://t.me/lumsrc/4677</text:a>
</text:p>
      <!--NEWS-->
      <text:h text:style-name="P10" text:outline-level="1">
<text:span text:style-name="T4">
俄罗斯部队在Lyman，Bakhmut，Avdiivka和Maryinka Directio进行进攻行动...</text:span>
</text:h>
      <text:p text:style-name="P4">
作者: liveuamap (Language: en)</text:p>
      <text:p text:style-name="P4">
时间: 2023-05-04T02:39:35</text:p>
      <text:p text:style-name="P4">
地点: Donetsk (Latitude:47.85107 Longtitude:37.51385)</text:p>
      <text:p text:style-name="P4">
视频: []</text:p>
      <text:p text:style-name="P4">
图片: []</text:p>
      <text:p text:style-name="P4">
标签: ["Russia"]</text:p>
      <text:p text:style-name="P4">
Id: 22560333</text:p>
      <!--METADATA-->
      <text:p text:style-name="P4">
俄罗斯部队在莱曼，巴赫穆特，阿夫迪夫卡和玛丽卡执行进攻行动。 乌克兰军队遭到了40多次俄罗斯袭击。</text:p>
      <text:p text:style-name="P4">
新闻集链接：<text:a xlink:type="simple" xlink:href="https://liveuamap.com/en/2023/4-may-russian-forces-conducting-offensive-actions-at-lyman" text:style-name="Internet_20_link" text:visited-style-name="Visited_20_Internet_20_Link">
https://liveuamap.com/en/2023/4-may-russian-forces-conducting-contresident-contensive-actions-actions-actions-at-lyman</text:a>
</text:p>
      <text:p text:style-name="P4">
News Source: <text:a xlink:type="simple" xlink:href="https://t.me/lumsrc/4686" text:style-name="Internet_20_link" text:visited-style-name="Visited_20_Internet_20_Link">
https://t.me/lumsrc/4686</text:a>
</text:p>
      <!--NEWS-->
      <text:h text:style-name="P10" text:outline-level="1">
<text:span text:style-name="T4">
乌克兰总统：海牙的Zelensky与国际犯罪的官员会面...</text:span>
</text:h>
      <text:p text:style-name="P4">
作者: liveuamap (Language: en)</text:p>
      <text:p text:style-name="P4">
时间: 2023-05-04T02:51:28</text:p>
      <text:p text:style-name="P4">
地点: Den Haag, Zuid-Holland (Latitude:52.1056 Longtitude:4.31774)</text:p>
      <text:p text:style-name="P4">
视频: []</text:p>
      <text:p text:style-name="P4">
图片: []</text:p>
      <text:p text:style-name="P4">
标签: []</text:p>
      <text:p text:style-name="P4">
Id: 22560354</text:p>
      <!--METADATA-->
      <text:p text:style-name="P4">
乌克兰总统：海牙的Zelensky与国际刑事法院的官员会面</text:p>
      <text:p text:style-name="P4">
新闻集链接：<text:a xlink:type="simple" xlink:href="https://liveuamap.com/en/2023/4-may-ukrainian-presidency-zelensky-in-the-hague-to-meet" text:style-name="Internet_20_link" text:visited-style-name="Visited_20_Internet_20_Link">
https://liveuamap.com/en/2023/4-may-ukrainian-presidency-zelensky-zelensky-in-the-hague-to-meet</text:a>
</text:p>
      <text:p text:style-name="P4">
News Source: <text:a xlink:type="simple" xlink:href="https://twitter.com/alarabiya_brk/status/1654014717273206785" text:style-name="Internet_20_link" text:visited-style-name="Visited_20_Internet_20_Link">
https://twitter.com/alarabiya_brk/status/1654014717273206785</text:a>
</text:p>
      <!--NEWS-->
      <text:h text:style-name="P10" text:outline-level="1">
<text:span text:style-name="T4">
Donetsk Oblast（09:03）。 红色警报：空中威胁。 警笛声。 立即掩盖！</text:span>
</text:h>
      <text:p text:style-name="P4">
作者: liveuamap (Language: en)</text:p>
      <text:p text:style-name="P4">
时间: 2023-05-04T03:04:00</text:p>
      <text:p text:style-name="P4">
地点: Donetsk Oblast (Latitude:48.72771 Longtitude:37.57782)</text:p>
      <text:p text:style-name="P4">
视频: []</text:p>
      <text:p text:style-name="P4">
图片: []</text:p>
      <text:p text:style-name="P4">
标签: ["Europe", "Central and Eastern Europe"]</text:p>
      <text:p text:style-name="P4">
Id: 22560373</text:p>
      <!--METADATA-->
      <text:p text:style-name="P4">
Donetsk Oblast(09:03). Red Alert: aerial threat. Sirens sounding. Take covernow!</text:p>
      <text:p text:style-name="P4">
News Collection Link: <text:a xlink:type="simple" xlink:href="https://liveuamap.com/en/2023/04-may-donetsk-oblast0903-red-alert-aerial-thg" text:style-name="Internet_20_link" text:visited-style-name="Visited_20_Internet_20_Link">
https://liveuamap.com/en/2023/04-may-donetsk-oblast0903-red-alert-aerial-thg</text:a>
</text:p>
      <text:p text:style-name="P4">
News Source: <text:a xlink:type="simple" xlink:href="https://t.me/air_alert_ua/44399" text:style-name="Internet_20_link" text:visited-style-name="Visited_20_Internet_20_Link">
https://t.me/air_alert_ua/44399</text:a>
</text:p>
      <!--NEWS-->
      <text:h text:style-name="P10" text:outline-level="1">
<text:span text:style-name="T4">
由于俄罗斯导弹罢工的毁灭</text:span>
</text:h>
      <text:p text:style-name="P4">
作者: liveuamap (Language: en)</text:p>
      <text:p text:style-name="P4">
时间: 2023-05-04T03:10:00</text:p>
      <text:p text:style-name="P4">
地点: Donetsk Oblast (Latitude:48.73898 Longtitude:37.58818)</text:p>
      <text:p text:style-name="P4">
视频: []</text:p>
      <text:p text:style-name="P4">
图片: ["<text:a xlink:type="simple" xlink:href="https://liveuamap.com/pics/2023/05/04/22560400_0.jpg" text:style-name="Internet_20_link" text:visited-style-name="Visited_20_Internet_20_Link">
22560400_0.jpg</text:a>
", "<text:a xlink:type="simple" xlink:href="https://liveuamap.com/pics/2023/05/04/22560400_1.jpg" text:style-name="Internet_20_link" text:visited-style-name="Visited_20_Internet_20_Link">
22560400_1.jpg</text:a>
", "<text:a xlink:type="simple" xlink:href="https://liveuamap.com/pics/2023/05/04/22560400_2.jpg" text:style-name="Internet_20_link" text:visited-style-name="Visited_20_Internet_20_Link">
22560400_2.jpg</text:a>
", "<text:a xlink:type="simple" xlink:href="https://liveuamap.com/pics/2023/05/04/22560400_3.jpg" text:style-name="Internet_20_link" text:visited-style-name="Visited_20_Internet_20_Link">
22560400_3.jpg</text:a>
"]</text:p>
      <text:p text:style-name="P4">
标签: ["Europe", "Central and Eastern Europe"]</text:p>
      <text:p text:style-name="P4">
Id: 22560400</text:p>
      <!--METADATA-->
      <text:p text:style-name="P4">
由于俄罗斯导弹罢工的毁灭</text:p>
      <text:p text:style-name="P4">
<draw:frame draw:style-name="fr1" draw:name="Image75" text:anchor-type="as-char" svg:width="6.9236in" svg:height="6.9236in" draw:z-index="0">
<draw:image xlink:href="../Images/liveuamap/2023-05-04T03-10-00/22560400_0.jpg" xlink:type="simple" xlink:show="embed" xlink:actuate="onLoad" draw:mime-type="image/jpeg"/>
</draw:frame>
<draw:frame draw:style-name="fr1" draw:name="Image76" text:anchor-type="as-char" svg:width="6.9236in" svg:height="6.9236in" draw:z-index="0">
<draw:image xlink:href="../Images/liveuamap/2023-05-04T03-10-00/22560400_1.jpg" xlink:type="simple" xlink:show="embed" xlink:actuate="onLoad" draw:mime-type="image/jpeg"/>
</draw:frame>
<draw:frame draw:style-name="fr1" draw:name="Image77" text:anchor-type="as-char" svg:width="6.9236in" svg:height="6.9236in" draw:z-index="0">
<draw:image xlink:href="../Images/liveuamap/2023-05-04T03-10-00/22560400_2.jpg" xlink:type="simple" xlink:show="embed" xlink:actuate="onLoad" draw:mime-type="image/jpeg"/>
</draw:frame>
<draw:frame draw:style-name="fr1" draw:name="Image78" text:anchor-type="as-char" svg:width="6.9236in" svg:height="4.612849in" draw:z-index="0">
<draw:image xlink:href="../Images/liveuamap/2023-05-04T03-10-00/22560400_3.jpg" xlink:type="simple" xlink:show="embed" xlink:actuate="onLoad" draw:mime-type="image/jpeg"/>
</draw:frame>
新闻集链接：<text:a xlink:type="simple" xlink:href="https://liveuamap.com/en/2023/4-may-destruction-as-result-of-russian-missile-strike-in" text:style-name="Internet_20_link" text:visited-style-name="Visited_20_Internet_20_Link">
https://liveuamap.com/en/2023/4-may-desteruction-as-result-ous-ous of-ussian-Missile-rike-in</text:a>
</text:p>
      <text:p text:style-name="P4">
News Source: <text:a xlink:type="simple" xlink:href="https://t.me/suspilnedonbas/13024" text:style-name="Internet_20_link" text:visited-style-name="Visited_20_Internet_20_Link">
https://t.me/suspilnedonbas/13024</text:a>
</text:p>
      <!--NEWS-->
      <text:h text:style-name="P10" text:outline-level="1">
<text:span text:style-name="T4">
无人机在Belgorod地区被击落</text:span>
</text:h>
      <text:p text:style-name="P4">
作者: liveuamap (Language: en)</text:p>
      <text:p text:style-name="P4">
时间: 2023-05-04T03:32:36</text:p>
      <text:p text:style-name="P4">
地点: Belgorod, Belgorodskaya oblast' (Latitude:50.38751 Longtitude:36.47461)</text:p>
      <text:p text:style-name="P4">
视频: []</text:p>
      <text:p text:style-name="P4">
图片: ["<text:a xlink:type="simple" xlink:href="https://liveuamap.com/pics/2023/05/04/22560389_0.jpg" text:style-name="Internet_20_link" text:visited-style-name="Visited_20_Internet_20_Link">
22560389_0.jpg</text:a>
"]</text:p>
      <text:p text:style-name="P4">
标签: ["Europe", "Russia"]</text:p>
      <text:p text:style-name="P4">
Id: 22560389</text:p>
      <!--METADATA-->
      <text:p text:style-name="P4">
无人机在Belgorod地区被击落</text:p>
      <text:p text:style-name="P4">
<draw:frame draw:style-name="fr1" draw:name="Image79" text:anchor-type="as-char" svg:width="6.9236in" svg:height="4.985697in" draw:z-index="0">
<draw:image xlink:href="../Images/liveuamap/2023-05-04T03-32-36/22560389_0.jpg" xlink:type="simple" xlink:show="embed" xlink:actuate="onLoad" draw:mime-type="image/jpeg"/>
</draw:frame>
新闻收集链接：<text:a xlink:type="simple" xlink:href="https://liveuamap.com/en/2023/4-may-drone-was-shot-down-in-belgorod-region" text:style-name="Internet_20_link" text:visited-style-name="Visited_20_Internet_20_Link">
https://liveuamap.com/en/2023/4-may-drone-was-was-shot-down-in-belgorod-region</text:a>
</text:p>
      <text:p text:style-name="P4">
News Source: <text:a xlink:type="simple" xlink:href="https://twitter.com/666_mancer/status/1654024800694595584" text:style-name="Internet_20_link" text:visited-style-name="Visited_20_Internet_20_Link">
https://twitter.com/666_mancer/status/1654024800694595584</text:a>
</text:p>
      <!--NEWS-->
      <text:h text:style-name="P10" text:outline-level="1">
<text:span text:style-name="T4">
Kherson，Khersonska Oblast（09:33）。 红色警报：空中威胁。 警笛声。 立即掩盖！</text:span>
</text:h>
      <text:p text:style-name="P4">
作者: liveuamap (Language: en)</text:p>
      <text:p text:style-name="P4">
时间: 2023-05-04T03:35:00</text:p>
      <text:p text:style-name="P4">
地点: Kherson (Latitude:46.65581000 Longtitude:32.61780000)</text:p>
      <text:p text:style-name="P4">
视频: []</text:p>
      <text:p text:style-name="P4">
图片: []</text:p>
      <text:p text:style-name="P4">
标签: ["Europe", "Central and Eastern Europe"]</text:p>
      <text:p text:style-name="P4">
Id: 22560391</text:p>
      <!--METADATA-->
      <text:p text:style-name="P4">
赫尔森，赫森地区(09:33). Red Alert: aerial threat. Sirens sounding.Take cover now!</text:p>
      <text:p text:style-name="P4">
News Collection Link: <text:a xlink:type="simple" xlink:href="https://liveuamap.com/en/2023/04-may-kherson-khersonska-oblast0933-red-alerg" text:style-name="Internet_20_link" text:visited-style-name="Visited_20_Internet_20_Link">
https://liveuamap.com/en/2023/04-may-kherson-khersonska-oblast0933-red-alerg</text:a>
</text:p>
      <text:p text:style-name="P4">
News Source: <text:a xlink:type="simple" xlink:href="https://t.me/air_alert_ua/44400" text:style-name="Internet_20_link" text:visited-style-name="Visited_20_Internet_20_Link">
https://t.me/air_alert_ua/44400</text:a>
</text:p>
      <!--NEWS-->
      <text:h text:style-name="P10" text:outline-level="1">
<text:span text:style-name="T4">
由于Shelli ...</text:span>
</text:h>
      <text:p text:style-name="P4">
作者: liveuamap (Language: en)</text:p>
      <text:p text:style-name="P4">
时间: 2023-05-04T03:45:55</text:p>
      <text:p text:style-name="P4">
地点: Valuyki (Latitude:50.07571 Longtitude:37.84662)</text:p>
      <text:p text:style-name="P4">
视频: []</text:p>
      <text:p text:style-name="P4">
图片: []</text:p>
      <text:p text:style-name="P4">
标签: ["Russia", "Central and Eastern Europe"]</text:p>
      <text:p text:style-name="P4">
Id: 22560393</text:p>
      <!--METADATA-->
      <text:p text:style-name="P4">
一名应征者在Belgorod地区的Valuysky地区受伤，作为炮击</text:p>
      <text:p text:style-name="P4">
新闻集链接：<text:a xlink:type="simple" xlink:href="https://liveuamap.com/en/2023/4-may-a-conscript-was-injured-in-the-valuysky-district-of" text:style-name="Internet_20_link" text:visited-style-name="Visited_20_Internet_20_Link">
https://liveuamap.com/en/2023/4-may-a-conscript-was-injured-in-the-the-valuysky-district-of-rist-of</text:a>
</text:p>
      <text:p text:style-name="P4">
News Source: <text:a xlink:type="simple" xlink:href="https://t.me/rusbrief/114182" text:style-name="Internet_20_link" text:visited-style-name="Visited_20_Internet_20_Link">
https://t.me/rusbrief/114182</text:a>
</text:p>
      <!--NEWS-->
      <text:h text:style-name="P10" text:outline-level="1">
<text:span text:style-name="T4">
Dnipro，Dnipropetrovsk地区，Poltava地区（10:16）。 红色ALRT：空中tchretate。 警笛声...</text:span>
</text:h>
      <text:p text:style-name="P4">
作者: liveuamap (Language: en)</text:p>
      <text:p text:style-name="P4">
时间: 2023-05-04T04:16:00</text:p>
      <text:p text:style-name="P4">
地点: Dnipro (Latitude:48.46036 Longtitude:35.03929)</text:p>
      <text:p text:style-name="P4">
视频: []</text:p>
      <text:p text:style-name="P4">
图片: []</text:p>
      <text:p text:style-name="P4">
标签: ["Europe", "Central and Eastern Europe"]</text:p>
      <text:p text:style-name="P4">
Id: 22560401</text:p>
      <!--METADATA-->
      <text:p text:style-name="P4">
Dnipro，Dnipropetrovsk地区，Poltava地区(10:16). Red Alert: aerialthreat. Sirens sounding. Take cover now!</text:p>
      <text:p text:style-name="P4">
News Collection Link: <text:a xlink:type="simple" xlink:href="https://liveuamap.com/en/2023/04-may-dnipro-dnipropetrovska-oblast-poltavskg" text:style-name="Internet_20_link" text:visited-style-name="Visited_20_Internet_20_Link">
https://liveuamap.com/en/2023/04-may-dnipro-dnipropetrovska-oblast-poltavskg</text:a>
</text:p>
      <text:p text:style-name="P4">
News Source: <text:a xlink:type="simple" xlink:href="https://t.me/air_alert_ua/44402" text:style-name="Internet_20_link" text:visited-style-name="Visited_20_Internet_20_Link">
https://t.me/air_alert_ua/44402</text:a>
</text:p>
      <!--NEWS-->
      <text:h text:style-name="P10" text:outline-level="1">
<text:span text:style-name="T4">
Zaporizka Oblast（10:16）。 红色警报：空中威胁。 警笛声。 立即掩盖！</text:span>
</text:h>
      <text:p text:style-name="P4">
作者: liveuamap (Language: en)</text:p>
      <text:p text:style-name="P4">
时间: 2023-05-04T04:17:00</text:p>
      <text:p text:style-name="P4">
地点: Zaporizka Oblast (Latitude:47.611591 Longtitude:35.765561)</text:p>
      <text:p text:style-name="P4">
视频: []</text:p>
      <text:p text:style-name="P4">
图片: []</text:p>
      <text:p text:style-name="P4">
标签: ["Europe", "Central and Eastern Europe"]</text:p>
      <text:p text:style-name="P4">
Id: 22560403</text:p>
      <!--METADATA-->
      <text:p text:style-name="P4">
Zaporizhzhia地区(10:16). Red Alert: aerial threat. Sirens sounding. Take covernow!</text:p>
      <text:p text:style-name="P4">
News Collection Link: <text:a xlink:type="simple" xlink:href="https://liveuamap.com/en/2023/04-may-zaporizka-oblast1016-red-alert-aerial-g" text:style-name="Internet_20_link" text:visited-style-name="Visited_20_Internet_20_Link">
https://liveuamap.com/en/2023/04-may-zaporizka-oblast1016-red-alert-aerial-g</text:a>
</text:p>
      <text:p text:style-name="P4">
News Source: <text:a xlink:type="simple" xlink:href="https://t.me/suspilnezaporizhzhya/12593" text:style-name="Internet_20_link" text:visited-style-name="Visited_20_Internet_20_Link">
https://t.me/suspilnezaporizhzhya/12593</text:a>
</text:p>
      <!--NEWS-->
      <text:h text:style-name="P10" text:outline-level="1">
<text:span text:style-name="T4">
Sumska Oblast（10:17）。 红色警报：空中威胁。 警笛声。 立即掩盖！</text:span>
</text:h>
      <text:p text:style-name="P4">
作者: liveuamap (Language: en)</text:p>
      <text:p text:style-name="P4">
时间: 2023-05-04T04:19:00</text:p>
      <text:p text:style-name="P4">
地点: Sumska Oblast (Latitude:51.00123 Longtitude:33.99936)</text:p>
      <text:p text:style-name="P4">
视频: []</text:p>
      <text:p text:style-name="P4">
图片: []</text:p>
      <text:p text:style-name="P4">
标签: ["Europe", "Central and Eastern Europe"]</text:p>
      <text:p text:style-name="P4">
Id: 22560404</text:p>
      <!--METADATA-->
      <text:p text:style-name="P4">
Sumy地区(10:17). Red Alert: aerial threat. Sirens sounding. Take covernow!</text:p>
      <text:p text:style-name="P4">
News Collection Link: <text:a xlink:type="simple" xlink:href="https://liveuamap.com/en/2023/04-may-sumska-oblast1017-red-alert-aerial-thrg" text:style-name="Internet_20_link" text:visited-style-name="Visited_20_Internet_20_Link">
https://liveuamap.com/en/2023/04-may-sumska-oblast1017-red-alert-aerial-thrg</text:a>
</text:p>
      <text:p text:style-name="P4">
News Source: <text:a xlink:type="simple" xlink:href="https://t.me/air_alert_ua/44405" text:style-name="Internet_20_link" text:visited-style-name="Visited_20_Internet_20_Link">
https://t.me/air_alert_ua/44405</text:a>
</text:p>
      <!--NEWS-->
      <text:h text:style-name="P10" text:outline-level="1">
<text:span text:style-name="T4">
Donetsk Oblast（12:54）。 红色警报：空中威胁。 警笛声。 立即掩盖！</text:span>
</text:h>
      <text:p text:style-name="P4">
作者: liveuamap (Language: en)</text:p>
      <text:p text:style-name="P4">
时间: 2023-05-04T06:54:00</text:p>
      <text:p text:style-name="P4">
地点: Donetsk Oblast (Latitude:48.7274 Longtitude:37.57816)</text:p>
      <text:p text:style-name="P4">
视频: []</text:p>
      <text:p text:style-name="P4">
图片: []</text:p>
      <text:p text:style-name="P4">
标签: ["Europe", "Central and Eastern Europe"]</text:p>
      <text:p text:style-name="P4">
Id: 22560424</text:p>
      <!--METADATA-->
      <text:p text:style-name="P4">
Donetsk Oblast(12:54). Red Alert: aerial threat. Sirens sounding. Take covernow!</text:p>
      <text:p text:style-name="P4">
News Collection Link: <text:a xlink:type="simple" xlink:href="https://liveuamap.com/en/2023/04-may-donetsk-oblast1254-red-alert-aerial-thg" text:style-name="Internet_20_link" text:visited-style-name="Visited_20_Internet_20_Link">
https://liveuamap.com/en/2023/04-may-donetsk-oblast1254-red-alert-aerial-thg</text:a>
</text:p>
      <text:p text:style-name="P4">
News Source: <text:a xlink:type="simple" xlink:href="https://t.me/air_alert_ua/44415" text:style-name="Internet_20_link" text:visited-style-name="Visited_20_Internet_20_Link">
https://t.me/air_alert_ua/44415</text:a>
</text:p>
      <!--NEWS-->
      <text:h text:style-name="P10" text:outline-level="1">
<text:span text:style-name="T4">
Kharkiv，Kharkiv地区，顿涅茨克地区（14：ZH）。 红色ALRT：空中tchretate。 警报声音...</text:span>
</text:h>
      <text:p text:style-name="P4">
作者: liveuamap (Language: en)</text:p>
      <text:p text:style-name="P4">
时间: 2023-05-04T08:35:00</text:p>
      <text:p text:style-name="P4">
地点: Kharkiv (Latitude:49.981 Longtitude:36.25308)</text:p>
      <text:p text:style-name="P4">
视频: []</text:p>
      <text:p text:style-name="P4">
图片: []</text:p>
      <text:p text:style-name="P4">
标签: ["Europe", "Central and Eastern Europe"]</text:p>
      <text:p text:style-name="P4">
Id: 22560425</text:p>
      <!--METADATA-->
      <text:p text:style-name="P4">
Kharkiv，Kharkiv地区，顿涅茨克地区(14:34). Red Alert: aerial threat.Sirens sounding. Take cover now!</text:p>
      <text:p text:style-name="P4">
News Collection Link: <text:a xlink:type="simple" xlink:href="https://liveuamap.com/en/2023/04-may-kharkiv-kharkivska-oblast-donetsk-oblag" text:style-name="Internet_20_link" text:visited-style-name="Visited_20_Internet_20_Link">
https://liveuamap.com/en/2023/04-may-kharkiv-kharkivska-oblast-donetsk-oblag</text:a>
</text:p>
      <text:p text:style-name="P4">
News Source: <text:a xlink:type="simple" xlink:href="https://t.me/air_alert_ua/44418" text:style-name="Internet_20_link" text:visited-style-name="Visited_20_Internet_20_Link">
https://t.me/air_alert_ua/44418</text:a>
</text:p>
      <!--NEWS-->
      <text:h text:style-name="P10" text:outline-level="1">
<text:span text:style-name="T4">
Zaporizka Oblast（15:23）。 红色警报：空中威胁。 警笛声。 立即掩盖！</text:span>
</text:h>
      <text:p text:style-name="P4">
作者: liveuamap (Language: en)</text:p>
      <text:p text:style-name="P4">
时间: 2023-05-04T09:23:00</text:p>
      <text:p text:style-name="P4">
地点: Zaporizka Oblast (Latitude:47.610891 Longtitude:35.765671)</text:p>
      <text:p text:style-name="P4">
视频: []</text:p>
      <text:p text:style-name="P4">
图片: []</text:p>
      <text:p text:style-name="P4">
标签: ["Europe", "Central and Eastern Europe"]</text:p>
      <text:p text:style-name="P4">
Id: 22560426</text:p>
      <!--METADATA-->
      <text:p text:style-name="P4">
Zaporizhzhia地区(15:23). Red Alert: aerial threat. Sirens sounding. Take covernow!</text:p>
      <text:p text:style-name="P4">
News Collection Link: <text:a xlink:type="simple" xlink:href="https://liveuamap.com/en/2023/04-may-zaporizka-oblast1523-red-alert-aerial-g" text:style-name="Internet_20_link" text:visited-style-name="Visited_20_Internet_20_Link">
https://liveuamap.com/en/2023/04-may-zaporizka-oblast1523-red-alert-aerial-g</text:a>
</text:p>
      <text:p text:style-name="P4">
News Source: <text:a xlink:type="simple" xlink:href="https://t.me/suspilnezaporizhzhya/12601" text:style-name="Internet_20_link" text:visited-style-name="Visited_20_Internet_20_Link">
https://t.me/suspilnezaporizhzhya/12601</text:a>
</text:p>
      <!--NEWS-->
      <text:h text:style-name="P10" text:outline-level="1">
<text:span text:style-name="T4">
poltava地区，Dnipro，Dnipropetrovsk地区，Kharkiv，Kharkiv地区（15:38）。 红色Aller ...</text:span>
</text:h>
      <text:p text:style-name="P4">
作者: liveuamap (Language: en)</text:p>
      <text:p text:style-name="P4">
时间: 2023-05-04T09:38:00</text:p>
      <text:p text:style-name="P4">
地点: Poltavska Oblast (Latitude:49.47648 Longtitude:33.81914)</text:p>
      <text:p text:style-name="P4">
视频: []</text:p>
      <text:p text:style-name="P4">
图片: []</text:p>
      <text:p text:style-name="P4">
标签: ["Europe", "Central and Eastern Europe"]</text:p>
      <text:p text:style-name="P4">
Id: 22560427</text:p>
      <!--METADATA-->
      <text:p text:style-name="P4">
帕尔塔瓦地区，德尼普罗，dnipropetrovsk地区，哈尔基夫地区，哈尔基夫地区(15:38). Red Alert: aerial threat. Sirens sounding. Take cover now!</text:p>
      <text:p text:style-name="P4">
News Collection Link: <text:a xlink:type="simple" xlink:href="https://liveuamap.com/en/2023/04-may-poltavska-oblast-dnipro-dnipropetrovskg" text:style-name="Internet_20_link" text:visited-style-name="Visited_20_Internet_20_Link">
https://liveuamap.com/en/2023/04-may-poltavska-oblast-dnipro-dnipropetrovskg</text:a>
</text:p>
      <text:p text:style-name="P4">
News Source: <text:a xlink:type="simple" xlink:href="https://t.me/air_alert_ua/44425" text:style-name="Internet_20_link" text:visited-style-name="Visited_20_Internet_20_Link">
https://t.me/air_alert_ua/44425</text:a>
</text:p>
      <!--NEWS-->
      <text:h text:style-name="P10" text:outline-level="1">
<text:span text:style-name="T4">
Donetsk Oblast，Kherson，Khersonska Oblast（15:39）。 红色警报：空中威胁。 警报声音...</text:span>
</text:h>
      <text:p text:style-name="P4">
作者: liveuamap (Language: en)</text:p>
      <text:p text:style-name="P4">
时间: 2023-05-04T09:41:00</text:p>
      <text:p text:style-name="P4">
地点: Donetsk Oblast (Latitude:48.72806 Longtitude:37.57903)</text:p>
      <text:p text:style-name="P4">
视频: []</text:p>
      <text:p text:style-name="P4">
图片: []</text:p>
      <text:p text:style-name="P4">
标签: ["Europe", "Central and Eastern Europe"]</text:p>
      <text:p text:style-name="P4">
Id: 22560428</text:p>
      <!--METADATA-->
      <text:p text:style-name="P4">
霍森(Kherson)，霍森(Kherson(15:39). Red Alert: aerial threat.Sirens sounding. Take cover now!</text:p>
      <text:p text:style-name="P4">
News Collection Link: <text:a xlink:type="simple" xlink:href="https://liveuamap.com/en/2023/04-may-donetsk-oblast-kherson-khersonska-oblag" text:style-name="Internet_20_link" text:visited-style-name="Visited_20_Internet_20_Link">
https://liveuamap.com/en/2023/04-may-donetsk-oblast-kherson-khersonska-oblag</text:a>
</text:p>
      <text:p text:style-name="P4">
News Source: <text:a xlink:type="simple" xlink:href="https://t.me/air_alert_ua/44427" text:style-name="Internet_20_link" text:visited-style-name="Visited_20_Internet_20_Link">
https://t.me/air_alert_ua/44427</text:a>
</text:p>
      <!--NEWS-->
      <text:h text:style-name="P10" text:outline-level="1">
<text:span text:style-name="T4">
泽伦斯基总统：在与荷兰总理的谈判中，马克...</text:span>
</text:h>
      <text:p text:style-name="P4">
作者: liveuamap (Language: en)</text:p>
      <text:p text:style-name="P4">
时间: 2023-05-04T10:24:14</text:p>
      <text:p text:style-name="P4">
地点: Den Haag, Zuid-Holland (Latitude:52.10554 Longtitude:4.31773)</text:p>
      <text:p text:style-name="P4">
视频: []</text:p>
      <text:p text:style-name="P4">
图片: []</text:p>
      <text:p text:style-name="P4">
标签: []</text:p>
      <text:p text:style-name="P4">
Id: 22560442</text:p>
      <!--METADATA-->
      <text:p text:style-name="P4">
Zelensky总统：在与当时的总理马克·鲁特(Mark Rutte)和比利时总理亚历山大·德·克鲁(Alexander de Croo)进行谈判期间，我们专注于安全问题。 现在主要的是应许武器的速度</text:p>
      <text:p text:style-name="P4">
新闻收集链接：[https://liveuamap.com/en/2023/4-may-president-zelensky-during-the-negotiations-with-the-the-the-the]](https://liveuamap.com/en/2023/4-may-president-zelensky-during-the-negotiations-with-the)</text:p>
      <text:p text:style-name="P4">
News Source: <text:a xlink:type="simple" xlink:href="https://t.me/V_Zelenskiy_official/6122" text:style-name="Internet_20_link" text:visited-style-name="Visited_20_Internet_20_Link">
https://t.me/V_Zelenskiy_official/6122</text:a>
</text:p>
      <!--NEWS-->
      <text:h text:style-name="P10" text:outline-level="1">
<text:span text:style-name="T4">
基辅，基夫·oblast（18:42）。 红色警报：空中威胁。 警笛声。 立即掩盖！</text:span>
</text:h>
      <text:p text:style-name="P4">
作者: liveuamap (Language: en)</text:p>
      <text:p text:style-name="P4">
时间: 2023-05-04T12:43:00</text:p>
      <text:p text:style-name="P4">
地点: Kyiv (Latitude:50.44399 Longtitude:30.53032)</text:p>
      <text:p text:style-name="P4">
视频: []</text:p>
      <text:p text:style-name="P4">
图片: []</text:p>
      <text:p text:style-name="P4">
标签: ["Europe", "Central and Eastern Europe"]</text:p>
      <text:p text:style-name="P4">
Id: 22560480</text:p>
      <!--METADATA-->
      <text:p text:style-name="P4">
基辅基辅地区(18:42). Red Alert: aerial threat. Sirens sounding. Takecover now!</text:p>
      <text:p text:style-name="P4">
News Collection Link: <text:a xlink:type="simple" xlink:href="https://liveuamap.com/en/2023/04-may-kyiv-kyiv-oblast1842-red-alert-aerial-g" text:style-name="Internet_20_link" text:visited-style-name="Visited_20_Internet_20_Link">
https://liveuamap.com/en/2023/04-may-kyiv-kyiv-oblast1842-red-alert-aerial-g</text:a>
</text:p>
      <text:p text:style-name="P4">
News Source: <text:a xlink:type="simple" xlink:href="https://t.me/air_alert_ua/44435" text:style-name="Internet_20_link" text:visited-style-name="Visited_20_Internet_20_Link">
https://t.me/air_alert_ua/44435</text:a>
</text:p>
      <!--NEWS-->
      <text:h text:style-name="P10" text:outline-level="1">
<text:span text:style-name="T4">
克里米亚报告中的职业当局在贝尔贝克附近被枪击了一架无人机</text:span>
</text:h>
      <text:p text:style-name="P4">
作者: liveuamap (Language: en)</text:p>
      <text:p text:style-name="P4">
时间: 2023-05-04T12:47:29</text:p>
      <text:p text:style-name="P4">
地点: Sevastopol' city (Latitude:44.68232 Longtitude:33.54881)</text:p>
      <text:p text:style-name="P4">
视频: []</text:p>
      <text:p text:style-name="P4">
图片: []</text:p>
      <text:p text:style-name="P4">
标签: ["Europe", "Central and Eastern Europe"]</text:p>
      <text:p text:style-name="P4">
Id: 22560482</text:p>
      <!--METADATA-->
      <text:p text:style-name="P4">
克里米亚报告中的职业当局在贝尔贝克附近被枪击了一架无人机</text:p>
      <text:p text:style-name="P4">
新闻集链接：<text:a xlink:type="simple" xlink:href="https://liveuamap.com/en/2023/4-may-occupation-authorities-in-crimea-report-a-drone-was" text:style-name="Internet_20_link" text:visited-style-name="Visited_20_Internet_20_Link">
https://liveuamap.com/en/2023/4-may-cupation-authorites-in-crimea-crimea-report-a-drone-was</text:a>
</text:p>
      <text:p text:style-name="P4">
News Source: <text:a xlink:type="simple" xlink:href="https://t.me/channel24_ua/87010" text:style-name="Internet_20_link" text:visited-style-name="Visited_20_Internet_20_Link">
https://t.me/channel24_ua/87010</text:a>
</text:p>
      <!--NEWS-->
      <text:h text:style-name="P10" text:outline-level="1">
<text:span text:style-name="T4">
基辅报道了爆炸。 城市当局表示由于防空</text:span>
</text:h>
      <text:p text:style-name="P4">
作者: liveuamap (Language: en)</text:p>
      <text:p text:style-name="P4">
时间: 2023-05-04T13:38:44</text:p>
      <text:p text:style-name="P4">
地点: Kyiv, Kyiv city (Latitude:50.46188 Longtitude:30.5298)</text:p>
      <text:p text:style-name="P4">
视频: []</text:p>
      <text:p text:style-name="P4">
图片: []</text:p>
      <text:p text:style-name="P4">
标签: ["Europe", "Central and Eastern Europe"]</text:p>
      <text:p text:style-name="P4">
Id: 22560483</text:p>
      <!--METADATA-->
      <text:p text:style-name="P4">
基辅报道了爆炸。 城市当局表示由于防空</text:p>
      <text:p text:style-name="P4">
新闻集链接：<text:a xlink:type="simple" xlink:href="https://liveuamap.com/en/2023/4-may-explosions-were-reported-in-kyiv-city-authorities-said" text:style-name="Internet_20_link" text:visited-style-name="Visited_20_Internet_20_Link">
https://liveuamap.com/en/2023/4-may-explosions-were-reported-in-kyiv-city-authorities-said</text:a>
</text:p>
      <text:p text:style-name="P4">
News Source: <text:a xlink:type="simple" xlink:href="https://t.me/corona_kyiv/4737" text:style-name="Internet_20_link" text:visited-style-name="Visited_20_Internet_20_Link">
https://t.me/corona_kyiv/4737</text:a>
</text:p>
      <!--NEWS-->
      <text:h text:style-name="P10" text:outline-level="1">
<text:span text:style-name="T4">
Zaporizka Oblast（19:54）。 红色警报：空中威胁。 警笛声。 立即掩盖！</text:span>
</text:h>
      <text:p text:style-name="P4">
作者: liveuamap (Language: en)</text:p>
      <text:p text:style-name="P4">
时间: 2023-05-04T13:55:00</text:p>
      <text:p text:style-name="P4">
地点: Zaporizka Oblast (Latitude:47.613151 Longtitude:35.764901)</text:p>
      <text:p text:style-name="P4">
视频: []</text:p>
      <text:p text:style-name="P4">
图片: []</text:p>
      <text:p text:style-name="P4">
标签: ["Europe", "Central and Eastern Europe"]</text:p>
      <text:p text:style-name="P4">
Id: 22560484</text:p>
      <!--METADATA-->
      <text:p text:style-name="P4">
Zaporizhzhia地区(19:54). Red Alert: aerial threat. Sirens sounding. Take covernow!</text:p>
      <text:p text:style-name="P4">
News Collection Link: <text:a xlink:type="simple" xlink:href="https://liveuamap.com/en/2023/04-may-zaporizka-oblast1954-red-alert-aerial-g" text:style-name="Internet_20_link" text:visited-style-name="Visited_20_Internet_20_Link">
https://liveuamap.com/en/2023/04-may-zaporizka-oblast1954-red-alert-aerial-g</text:a>
</text:p>
      <text:p text:style-name="P4">
News Source: <text:a xlink:type="simple" xlink:href="https://t.me/air_alert_ua/44439" text:style-name="Internet_20_link" text:visited-style-name="Visited_20_Internet_20_Link">
https://t.me/air_alert_ua/44439</text:a>
</text:p>
      <!--NEWS-->
      <text:h text:style-name="P10" text:outline-level="1">
<text:span text:style-name="T4">
Donetsk Oblast（20:08）。 红色警报：空中威胁。 警笛声。 立即掩盖！</text:span>
</text:h>
      <text:p text:style-name="P4">
作者: liveuamap (Language: en)</text:p>
      <text:p text:style-name="P4">
时间: 2023-05-04T14:08:00</text:p>
      <text:p text:style-name="P4">
地点: Donetsk Oblast (Latitude:48.72791 Longtitude:37.57746)</text:p>
      <text:p text:style-name="P4">
视频: []</text:p>
      <text:p text:style-name="P4">
图片: []</text:p>
      <text:p text:style-name="P4">
标签: ["Europe", "Central and Eastern Europe"]</text:p>
      <text:p text:style-name="P4">
Id: 22560485</text:p>
      <!--METADATA-->
      <text:p text:style-name="P4">
Donetsk Oblast(20:08). Red Alert: aerial threat. Sirens sounding. Take covernow!</text:p>
      <text:p text:style-name="P4">
News Collection Link: <text:a xlink:type="simple" xlink:href="https://liveuamap.com/en/2023/04-may-donetsk-oblast2008-red-alert-aerial-thg" text:style-name="Internet_20_link" text:visited-style-name="Visited_20_Internet_20_Link">
https://liveuamap.com/en/2023/04-may-donetsk-oblast2008-red-alert-aerial-thg</text:a>
</text:p>
      <text:p text:style-name="P4">
News Source: <text:a xlink:type="simple" xlink:href="https://t.me/air_alert_ua/44440" text:style-name="Internet_20_link" text:visited-style-name="Visited_20_Internet_20_Link">
https://t.me/air_alert_ua/44440</text:a>
</text:p>
      <!--NEWS-->
      <text:h text:style-name="P10" text:outline-level="1">
<text:span text:style-name="T4">
Dnipro，Dnipropetrovska Oblast（20:13）。 红色警报：空中威胁。 警笛声。 掩护...</text:span>
</text:h>
      <text:p text:style-name="P4">
作者: liveuamap (Language: en)</text:p>
      <text:p text:style-name="P4">
时间: 2023-05-04T14:14:00</text:p>
      <text:p text:style-name="P4">
地点: Dnipro (Latitude:48.45930000 Longtitude:35.03865000)</text:p>
      <text:p text:style-name="P4">
视频: []</text:p>
      <text:p text:style-name="P4">
图片: []</text:p>
      <text:p text:style-name="P4">
标签: ["Europe", "Central and Eastern Europe"]</text:p>
      <text:p text:style-name="P4">
Id: 22560486</text:p>
      <!--METADATA-->
      <text:p text:style-name="P4">
dnipro，dnipropetrovsk区域(20:13). Red Alert: aerial threat. Sirenssounding. Take cover now!</text:p>
      <text:p text:style-name="P4">
News Collection Link: <text:a xlink:type="simple" xlink:href="https://liveuamap.com/en/2023/04-may-dnipro-dnipropetrovska-oblast2013-red-g" text:style-name="Internet_20_link" text:visited-style-name="Visited_20_Internet_20_Link">
https://liveuamap.com/en/2023/04-may-dnipro-dnipropetrovska-oblast2013-red-g</text:a>
</text:p>
      <text:p text:style-name="P4">
News Source: <text:a xlink:type="simple" xlink:href="https://t.me/suspilnednipro/15069" text:style-name="Internet_20_link" text:visited-style-name="Visited_20_Internet_20_Link">
https://t.me/suspilnednipro/15069</text:a>
</text:p>
      <!--NEWS-->
      <text:h text:style-name="P10" text:outline-level="1">
<text:span text:style-name="T4">
荷兰表示，它将在F-16交付给乌克兰。 荷兰S ...</text:span>
</text:h>
      <text:p text:style-name="P4">
作者: liveuamap (Language: en)</text:p>
      <text:p text:style-name="P4">
时间: 2023-05-04T14:38:43</text:p>
      <text:p text:style-name="P4">
地点: Den Haag, Zuid-Holland (Latitude:52.09269 Longtitude:4.27197)</text:p>
      <text:p text:style-name="P4">
视频: []</text:p>
      <text:p text:style-name="P4">
图片: []</text:p>
      <text:p text:style-name="P4">
标签: ["Europe"]</text:p>
      <text:p text:style-name="P4">
Id: 22560487</text:p>
      <!--METADATA-->
      <text:p text:style-name="P4">
荷兰表示，将在F-16交付给乌克兰。荷兰表示，它正在与比利时，英国和丹麦合作，但尚未提供任何解决方案</text:p>
      <text:p text:style-name="P4">
新闻集链接：<text:a xlink:type="simple" xlink:href="https://liveuamap.com/en/2023/4-may-the-netherlands-says-it-will-work-diligently-on-f16" text:style-name="Internet_20_link" text:visited-style-name="Visited_20_Internet_20_Link">
https://liveuamap.com/en/2023/4-may-the-netherlands-says-it-will-will-work-dinigunly-on-f16</text:a>
</text:p>
      <text:p text:style-name="P4">
News Source: <text:a xlink:type="simple" xlink:href="https://twitter.com/samramani2/status/1654192119077130267" text:style-name="Internet_20_link" text:visited-style-name="Visited_20_Internet_20_Link">
https://twitter.com/samramani2/status/1654192119077130267</text:a>
</text:p>
      <!--NEWS-->
      <text:h text:style-name="P10" text:outline-level="1">
<text:span text:style-name="T4">
Donetsk Oblast（21:24）。 红色警报：空中威胁。 警笛声。 立即掩盖！</text:span>
</text:h>
      <text:p text:style-name="P4">
作者: liveuamap (Language: en)</text:p>
      <text:p text:style-name="P4">
时间: 2023-05-04T15:25:00</text:p>
      <text:p text:style-name="P4">
地点: Donetsk Oblast (Latitude:48.72667 Longtitude:37.57831)</text:p>
      <text:p text:style-name="P4">
视频: []</text:p>
      <text:p text:style-name="P4">
图片: []</text:p>
      <text:p text:style-name="P4">
标签: ["Europe", "Central and Eastern Europe"]</text:p>
      <text:p text:style-name="P4">
Id: 22560489</text:p>
      <!--METADATA-->
      <text:p text:style-name="P4">
Donetsk Oblast(21:24). Red Alert: aerial threat. Sirens sounding. Take covernow!</text:p>
      <text:p text:style-name="P4">
News Collection Link: <text:a xlink:type="simple" xlink:href="https://liveuamap.com/en/2023/04-may-donetsk-oblast2124-red-alert-aerial-thg" text:style-name="Internet_20_link" text:visited-style-name="Visited_20_Internet_20_Link">
https://liveuamap.com/en/2023/04-may-donetsk-oblast2124-red-alert-aerial-thg</text:a>
</text:p>
      <text:p text:style-name="P4">
News Source: <text:a xlink:type="simple" xlink:href="https://t.me/air_alert_ua/44446" text:style-name="Internet_20_link" text:visited-style-name="Visited_20_Internet_20_Link">
https://t.me/air_alert_ua/44446</text:a>
</text:p>
      <!--NEWS-->
      <text:h text:style-name="P10" text:outline-level="1">
<text:span text:style-name="T4">
Zelensky敦促为乌克兰的武器用品“删除所有禁忌”</text:span>
</text:h>
      <text:p text:style-name="P4">
作者: Ukrinform (Person)</text:p>
      <text:p text:style-name="P4">
出版商: Укринформ (Organization)</text:p>
      <text:p text:style-name="P4">
出版时间: 2023-05-04T16:14:00+03:00</text:p>
      <text:p text:style-name="P4">
修改时间: 2023-05-04T16:14:00+03:00</text:p>
      <text:p text:style-name="P4">
描述: 全世界对乌克兰的武器的禁忌越长，乌克兰人民越多，捍卫欧洲。  - 乌克林。</text:p>
      <text:p text:style-name="P4">
图片: ["<text:a xlink:type="simple" xlink:href="https://static.ukrinform.com/photos/2023_05/thumb_files/630_360_1683203199-759.jpeg" text:style-name="Internet_20_link" text:visited-style-name="Visited_20_Internet_20_Link">
630_360_16832...</text:a>
"]</text:p>
      <text:p text:style-name="P4">
标签: ['Нідерланди', 'Зброя', 'Зеленський', 'Війна з росією']</text:p>
      <text:p text:style-name="P4">
类型: Article</text:p>
      <!--METADATA-->
      <text:p text:style-name="P4">
<draw:frame draw:style-name="fr1" draw:name="Image80" text:anchor-type="as-char" svg:width="6.9236in" svg:height="3.956343in" draw:z-index="0">
<draw:image xlink:href="../Images/yкринформ/2023-05-04T16-14-00-03-00/630_360_1683203199-759.jpeg" xlink:type="simple" xlink:show="embed" xlink:actuate="onLoad" draw:mime-type="image/jpeg"/>
</draw:frame>
对乌克兰武器的禁忌渴望，乌克兰人民越多，保护欧洲。</text:p>
      <text:p text:style-name="P4">
乌克兰代表通讯员的报道，这是乌克兰沃罗迪米尔·泽伦斯基总统对荷兰议会讲话的。</text:p>
      <text:p text:style-name="P4">
“禁忌的时间越长，关于武器的时间越长，我们的战士就越多，当武器不强大或长时间 - 基于俄罗斯的俄罗斯比欧洲的后卫飞机更有效时，才能消除防御。 。取决于我们所有人。” []说(https://www.ukrinform.ua/tag-zelenskij)。</text:p>
      <text:p text:style-name="P4">
他回忆说，对国家的防御，欧洲的防御是人民，因此，必须保护生命并保留防御的独立国家的决定只是矛盾的。 “防御是人。拥有武器的人。武器更强大的武器和越长的火灾，生命越多，可拆卸的敌对打击挽救了。欣赏生命并保持防御禁忌，以保护生活的探测是一个明显的矛盾，这是一个明显的矛盾，是一个明显的矛盾泽伦斯基说。</text:p>
      <text:p text:style-name="P4">
<text:span text:style-name="T4">
另请阅读：</text:span>
 <text:a xlink:type="simple" xlink:href="https://www.ukrinform.ua/rubric-ato/3704637-zelenskij-pro-f16-dla-ukraini-vpevnenij-u-pozitivnomu-rezultati.html" text:style-name="Internet_20_link" text:visited-style-name="Visited_20_Internet_20_Link">
<text:span text:style-name="T4">
 Zelensky </text:span>
</text:a>
在这种情况下，总统强调，乌克兰在启动PZH 2000供应方面很好地纪念了领导力，并感谢爱国者和其他武器的大胆决定。 “请记住，荷兰是第一个说F-16不是禁忌的人。您的领导确实给出了结果。因此，我们将提供新的!”  - 国家负责人强调。</text:p>
      <text:p text:style-name="P4">
泽伦斯基(Zelensky)表示希望在下一次访问中，他能够感谢荷兰的国防援助。</text:p>
      <text:p text:style-name="P4">
他还感谢荷兰在欧洲的领导，乌克兰通过欧洲达到了欧洲最大的团结，几十年来，没有荷兰就不会发生这种情况。</text:p>
      <text:p text:style-name="P4">
<text:span text:style-name="T4">
另请阅读：</text:span>
 <text:a xlink:type="simple" xlink:href="https://www.ukrinform.ua/rubric-polytics/3704653-zelenskij-zaklikav-niderlandi-pidtrimati-risenna-pro-zaprosenna-ukraini-do-nato.html" text:style-name="Internet_20_link" text:visited-style-name="Visited_20_Internet_20_Link">
<text:span text:style-name="T4">
 Zelensky </text:span>
</text:a>
“我感谢您，您所欣赏的是您的捍卫。荷兰保护自由，保护法治，保护民主，保护欧洲和我们与您的生活方式。自由人的生活。这就是我们的方式。现在没有侵略者据称他可以与您一起侵略我们的欧洲。” Zelensky说。</text:p>
      <text:p text:style-name="P4">
News Source: <text:a xlink:type="simple" xlink:href="https://www.ukrinform.ua/rubric-ato/3704691-zelenskij-zaklikav-znati-vsi-tabu-na-postavki-zbroi-dla-ukraini.html" text:style-name="Internet_20_link" text:visited-style-name="Visited_20_Internet_20_Link">
https://www.ukrinform.ua/rubric-ato/3704691-zelenskij-zaklikav-znati-vsi-tabu-na-postavki-zbroi-dla-ukraini.html</text:a>
</text:p>
      <!--NEWS-->
      <text:h text:style-name="P10" text:outline-level="1">
<text:span text:style-name="T4">
驱逐乌克兰儿童可以被视为战争犯罪-OSCE任务</text:span>
</text:h>
      <text:p text:style-name="P4">
作者: Ukrinform (Person)</text:p>
      <text:p text:style-name="P4">
出版商: Укринформ (Organization)</text:p>
      <text:p text:style-name="P4">
出版时间: 2023-05-04T16:18:00+03:00</text:p>
      <text:p text:style-name="P4">
修改时间: 2023-05-04T16:18:00+03:00</text:p>
      <text:p text:style-name="P4">
描述: OSCE专家任务确定，乌克兰儿童被迫运动和驱逐出境，暂时占领了俄罗斯联邦的领土和/或可能是军事犯罪。  - 乌克林。</text:p>
      <text:p text:style-name="P4">
图片: ["<text:a xlink:type="simple" xlink:href="https://static.ukrinform.com/photos/2023_02/thumb_files/630_360_1676811786-290.jpg" text:style-name="Internet_20_link" text:visited-style-name="Visited_20_Internet_20_Link">
630_360_16768...</text:a>
"]</text:p>
      <text:p text:style-name="P4">
标签: ['Депортація', 'Діти', 'ОБСЄ', 'Агресія РФ', 'Воєнні злочини']</text:p>
      <text:p text:style-name="P4">
类型: Article</text:p>
      <!--METADATA-->
      <text:p text:style-name="P4">
<draw:frame draw:style-name="fr1" draw:name="Image81" text:anchor-type="as-char" svg:width="6.9236in" svg:height="3.956343in" draw:z-index="0">
<draw:image xlink:href="../Images/yкринформ/2023-05-04T16-18-00-03-00/630_360_1676811786-290.jpg" xlink:type="simple" xlink:show="embed" xlink:actuate="onLoad" draw:mime-type="image/jpeg"/>
</draw:frame>
OSCE专家的名字发现，乌克兰儿童的强迫运动和驱逐出境暂时占领领土和/或进入俄罗斯联邦领土，可能是军事犯罪。</text:p>
      <text:p text:style-name="P4">
根据乌克林福姆的说法，欧安组织在“莫斯科机制”框架内编写的相关报告被称为“违法和虐待”，于周四发布于<text:a xlink:type="simple" xlink:href="https://www.osce.org/files/f/documents/7/7/542751.pdf" text:style-name="Internet_20_link" text:visited-style-name="Visited_20_Internet_20_Link">
</text:a>
奥斯科。</text:p>
      <text:p text:style-name="P4">
该报告指出了乌克兰人大规模运动的事实<text:a xlink:type="simple" xlink:href="https://www.ukrinform.ua/tag-diti" text:style-name="Internet_20_link" text:visited-style-name="Visited_20_Internet_20_Link">
</text:a>
从乌克兰的领土到乌克兰的临时相应领土，再到俄罗斯联邦本身的领土。文件中的基本关注是对孤儿和儿童而没有陪伴的” 。”</text:p>
      <text:p text:style-name="P4">
根据该报告，在转移到俄罗斯联邦领土后，乌克兰儿童“接触了普鲁士的信息运动，这通常是全面的教育”。 同时，俄罗斯联邦“不采取任何步骤来促进乌克兰儿童的回归”。 甚至相反，它“对于寻求返回子女的家庭都有各种障碍”。</text:p>
      <text:p text:style-name="P4">
“该任务发现，尽管某些撤离儿童的案件是根据国际人道主义法对俄罗斯负责的，但在未经他们同意的情况下撤离日期的其他案件，通过违反IGP的行为，在乌克兰儿童中移动和长期安置，在某些情况下是该报告写道，严重违反了禁止强迫运动或驱逐出境的行为。</text:p>
      <text:p text:style-name="P4">
该任务还发现，俄罗斯当局的长期停留或不合理的障碍违反了促进家庭的义务，并与第四届日内瓦公约中所述的原则相矛盾。<text:span text:style-name="T4">
另请阅读：</text:span>
 <text:a xlink:type="simple" xlink:href="https://www.ukrinform.ua/rubric-ato/3704113-rada-zaklikae-svit-zasuditi-primusovu-deportaciu-rf-ukrainskih-ditej.html" text:style-name="Internet_20_link" text:visited-style-name="Visited_20_Internet_20_Link">
<text:span text:style-name="T4">
驱逐出境</text:span>
</text:a>
此外，任务得出的结论是，未与成年人无人陪伴或类似同化措施的儿童接触“与第四总公约不相容”。 改变乌克兰儿童的公民身份也是战争期间保护平民公约的序幕。</text:p>
      <text:p text:style-name="P4">
“任务还发现，俄罗斯交战方面没有有效的机制，可以促成在乌雷德亚(Uredia)或俄罗斯占领领土的乌克兰儿童统一，并与家人一起。俄罗斯权力的努力旨在允许从成年联合会的乌克兰移动儿童的运动，并不包括从进一步撤离到第三国或乌克兰更安全的措施。当前的方法， - 专家说。</text:p>
      <text:p text:style-name="P4">
该文件指出，俄罗斯联邦不仅反复侵犯了儿童的利益，”还否认了他们的身份权利，家庭权，与家人交往的权利，还侵犯了他们的教育权，信息，休息，休闲，游戏，娱乐和文化生活和艺术的参与以及思想自由权，塔利莉亚的良心，健康权以及自由和安全权的权利。” 同时，这些众多违法行为的总体局势是非常严重的恐惧，这些恐惧已被竖立在这些孩子免于酷刑和对这种不人道或退化的残酷对待的权利，即降低的类型。</text:p>
      <text:p text:style-name="P4">
“此外，任务得出的结论是，在暂时占领的领土和联邦领土上强迫运动和/或驱逐出境的实践可能是对人类的犯罪，以“驱逐出境或强迫人口的运动， “报告读到。<text:span text:style-name="T4">
另请阅读：</text:span>
 <text:a xlink:type="simple" xlink:href="https://www.ukrinform.ua/rubric-ato/3702246-gerasimcuk-rozpovila-u-radbezi-oon-ak-rosia-perevihovue-ukrainskih-ditej.html" text:style-name="Internet_20_link" text:visited-style-name="Visited_20_Internet_20_Link">
</text:a>
该报告是由“莫斯科机制”专家编写的<text:a xlink:type="simple" xlink:href="https://www.ukrinform.ua/tag-obse" text:style-name="Internet_20_link" text:visited-style-name="Visited_20_Internet_20_Link">
</text:a>
Elina rectinnine(拉脱维亚)，维罗妮卡(捷克共和国)和Cesilia Hellestvight(挪威)在国际人道主义法和人权方面拥有丰富的经验。</text:p>
      <text:p text:style-name="P4">
据报道，莫斯科机制是首席求职者的正式程序，可让您部署独立的国际任务，该任务应调查有关侵犯人权，战争罪和反典型的信息，包括平民袭击和平民基础设施。 任务成员是根据OSCE根据参与州提交的专家名单选择的。</text:p>
      <text:p text:style-name="P4">
该任务的工作是一份报告，其建议将有助于将负责国家和国际法院负责的肇事者。</text:p>
      <text:p text:style-name="P4">
该机制被称为“莫斯科”，因为它在1991年在莫斯科举行的OSCE人类维度获得了批准。</text:p>
      <text:p text:style-name="P4">
2023年3月，有45个OSCE成员国激活了“莫斯科机制”，以调查乌克兰儿童驱逐出境。</text:p>
      <text:p text:style-name="P4">
News Source: <text:a xlink:type="simple" xlink:href="https://www.ukrinform.ua/rubric-polytics/3704681-deportacia-ukrainskih-ditej-moze-vvazatisa-voennim-zlocinom-misia-obse.html" text:style-name="Internet_20_link" text:visited-style-name="Visited_20_Internet_20_Link">
https://www.ukrinform.ua/rubric-polytics/3704681-deportacia-ukrainskih-ditej-moze-vvazatisa-voennim-zlocinom-misia-obse.html</text:a>
</text:p>
      <!--NEWS-->
      <text:h text:style-name="P10" text:outline-level="1">
<text:span text:style-name="T4">
克雷男呼吁在《刑法》中进行辩论性犯罪</text:span>
</text:h>
      <text:p text:style-name="P4">
作者: Ukrinform (Person)</text:p>
      <text:p text:style-name="P4">
出版商: Укринформ (Organization)</text:p>
      <text:p text:style-name="P4">
出版时间: 2023-05-04T16:21:00+03:00</text:p>
      <text:p text:style-name="P4">
修改时间: 2023-05-04T16:21:00+03:00</text:p>
      <text:p text:style-name="P4">
描述: 语言申诉专员秘书处与代表直接承担刑事责任，直接对乌克兰的刑法规定。  - 乌克林。</text:p>
      <text:p text:style-name="P4">
图片: ["<text:a xlink:type="simple" xlink:href="https://static.ukrinform.com/photos/2023_05/thumb_files/630_360_1683205687-749.jpg" text:style-name="Internet_20_link" text:visited-style-name="Visited_20_Internet_20_Link">
630_360_16832...</text:a>
"]</text:p>
      <text:p text:style-name="P4">
标签: ['Кримінальний кодекс', 'Кремінь', 'Мовний омбудсмен', 'Війна з росією']</text:p>
      <text:p text:style-name="P4">
类型: Article</text:p>
      <!--METADATA-->
      <text:p text:style-name="P4">
<draw:frame draw:style-name="fr1" draw:name="Image82" text:anchor-type="as-char" svg:width="6.9236in" svg:height="3.956343in" draw:z-index="0">
<draw:image xlink:href="../Images/yкринформ/2023-05-04T16-21-00-03-00/630_360_1683205687-749.jpg" xlink:type="simple" xlink:show="embed" xlink:actuate="onLoad" draw:mime-type="image/jpeg"/>
</draw:frame>
语言监察员秘书处与代表直接引入刑事责任的代表，直接出于言语犯罪，这仍然是无法预料的。</text:p>
      <text:p text:style-name="P4">
这是由州语言专员塔拉斯·克雷明(Taras Kremin)宣布的，该报告是在遵守《乌克兰乌克兰(Ukraine -Ukrineform)持有的有关乌克兰语作为国家在2022年作为州运作的法律》的年度报告中宣布的。</text:p>
      <text:p text:style-name="P4">
“为了承担国际责任(有罪 <text:a xlink:type="simple" xlink:href="https://www.ukrinform.ua/tag-zlocin" text:style-name="Internet_20_link" text:visited-style-name="Visited_20_Internet_20_Link">
</text:a>
lumingocide- ed。)，我们必须首先对当前的乌克兰立法进行更改。 乌克兰在不同地区的种族灭绝问题的刑法已阐明，尚未记录Alevlas Linguocide。 他最接近乌克兰反病毒的歧视，以不同的理由 - 语言，民族，种族等。 我们与Verkhovna Rada合作，并与配置委员会合作，计算了反应及其建议。 我们唯一能做的就是坚持，收集事实，并谈论诸如对国家安全和国防有害的要素。”</text:p>
      <text:p text:style-name="P4">
专员指出，在语爪剂问题中，监察员秘书处在侵犯人权领域的欧洲法律规则上。司法和其他国内执法机构。</text:p>
      <text:p text:style-name="P4">
<text:span text:style-name="T4">
另请阅读：</text:span>
 <text:a xlink:type="simple" xlink:href="https://www.ukrinform.ua/rubric-regions/3683159-movnij-ombudsmen-planue-rozsiriti-v-odesi-merezu-kursiv-iz-vivcenna-ukrainskoi.html" text:style-name="Internet_20_link" text:visited-style-name="Visited_20_Internet_20_Link">
<text:span text:style-name="T4">
语言</text:span>
</text:a>
根据“确保2022年乌克兰语言运作的报告”，去年记录了200多个乌克兰语言开发的乌克兰语言和公共使用情况的案例。</text:p>
      <text:p text:style-name="P4">
据报道，去年，公民向语言呕吐物提出了2846次上诉，因为侵犯了他们收到国家拥有的信息的权利，其中1112个涉及服务分支和提供商品和服务的信息。</text:p>
      <text:p text:style-name="P4">
News Source: <text:a xlink:type="simple" xlink:href="https://www.ukrinform.ua/rubric-society/3704684-kremin-zaklikae-do-fiksacii-zlocinu-lingvocidu-u-kriminalnomu-kodeksi.html" text:style-name="Internet_20_link" text:visited-style-name="Visited_20_Internet_20_Link">
https://www.ukrinform.ua/rubric-society/3704684-kremin-zaklikae-do-fiksacii-zlocinu-lingvocidu-u-kriminalnomu-kodeksi.html</text:a>
</text:p>
      <!--NEWS-->
      <text:h text:style-name="P10" text:outline-level="1">
<text:span text:style-name="T4">
Tasheva解释说，谁在占领后在克里米亚承担刑事责任</text:span>
</text:h>
      <text:p text:style-name="P4">
作者: Ukrinform (Person)</text:p>
      <text:p text:style-name="P4">
出版商: Укринформ (Organization)</text:p>
      <text:p text:style-name="P4">
出版时间: 2023-05-04T16:22:15+03:00</text:p>
      <text:p text:style-name="P4">
修改时间: 2023-05-04T16:22:15+03:00</text:p>
      <text:p text:style-name="P4">
描述: 并非成千上万，但半岛上成千上万的人应承担犯罪责任。  - 乌克林。</text:p>
      <text:p text:style-name="P4">
图片: ["<text:a xlink:type="simple" xlink:href="https://static.ukrinform.com/photos/2023_05/thumb_files/630_360_1683122147-431.jpg" text:style-name="Internet_20_link" text:visited-style-name="Visited_20_Internet_20_Link">
630_360_16831...</text:a>
"]</text:p>
      <text:p text:style-name="P4">
标签: ['Деокупація', 'Крим', 'Таміла Ташева']</text:p>
      <text:p text:style-name="P4">
类型: Article</text:p>
      <!--METADATA-->
      <text:p text:style-name="P4">
<draw:frame draw:style-name="fr1" draw:name="Image83" text:anchor-type="as-char" svg:width="6.9236in" svg:height="3.956343in" draw:z-index="0">
<draw:image xlink:href="../Images/yкринформ/2023-05-04T16-22-15-03-00/630_360_1683122147-431.jpg" xlink:type="simple" xlink:show="embed" xlink:actuate="onLoad" draw:mime-type="image/jpeg"/>
</draw:frame>
不是数百人，但是半岛上成千上万的人必须承担刑事责任。</text:p>
      <text:p text:style-name="P4">
关于这是乌克兰总统的永久代表，泰米尔·塔希列夫维奇的克里米亚<text:a xlink:type="simple" xlink:href="http://www.ukrinform.ua/rubric-crimea/3704230-tamila-taseva-postijna-predstavnica-prezidenta-ukraini-v-ar-krim.html" text:style-name="Internet_20_link" text:visited-style-name="Visited_20_Internet_20_Link">
</text:a>
。</text:p>
      <text:p text:style-name="P4">
“半岛上的一些人出卖了誓言，从事占领政府工作。 他们做出了有意识的选择，合作。 是的，也许他处于压力下，或为了立场或货币偏好。 这些人对乌克兰在被占领地区的国家安全犯罪。 这些是不正确的，但成千上万的人必须承担刑事责任。</text:p>
      <text:p text:style-name="P4">
但是，她说，仅出于在被占领地区居住的事实，不应承担责任。</text:p>
      <text:p text:style-name="P4">
“例如，如果人们在那里没有业务禁令，尽管我们知道他们已经向占领者缴税。 但是，如果他们不违反人类法律，没有根据国际法规范犯军事和其他严重罪行，没有做出管理决定，没有窃取自然 - 方面，没有促成占领政权的贡献，而是不背叛检察官，调查人员，调查人员。(https://www.ukrinform.ua/tag-sbu)警察 - 他们不会承担亚犯罪责任。</text:p>
      <text:p text:style-name="P4">
她谈到教师是否应该负责，她指出，在这种情况下，应该有一种个人方法，因为有必要考虑对半岛的长期占领。</text:p>
      <text:p text:style-name="P4">
<text:span text:style-name="T4">
另请阅读：</text:span>
 <text:a xlink:type="simple" xlink:href="https://www.ukrinform.ua/rubric-crimea/3704534-krim-pisla-deokupacii-taseva-rozpovila-pro-algoritm-provedenna-viboriv.html" text:style-name="Internet_20_link" text:visited-style-name="Visited_20_Internet_20_Link">
<text:span text:style-name="T4">
 tasheva </text:span>
</text:a>
“如果老师，老师，方法学家或学校校长做出管理决定，从事宣传，对儿童意识的暴力军事化，他将负责。 在人道主义领域工作的老师 - 教学和文学，历史 - 实际上是从事宣传。 他们被承担责任或诱惑，没有机会成为教师。 他们可能能够在额外的课程后重返专业活动，在一定时间后确认我们的知识 - 我们还不知道什么。” Tasheva说。如报道，<text:a xlink:type="simple" xlink:href="https://www.ukrinform.ua/rubric-crimea/3703986-danilov-pro-povernenna-krimu-budemo-zvilnati-ak-vvazatimemo-za-neobhidne.html" text:style-name="Internet_20_link" text:visited-style-name="Visited_20_Internet_20_Link">
</text:a>
这将以这种方式释放临时占领的克里米亚半岛，将在做出某些决定时认为这是必要的。</text:p>
      <text:p text:style-name="P4">
News Source: <text:a xlink:type="simple" xlink:href="https://www.ukrinform.ua/rubric-crimea/3704685-taseva-poasnila-hto-pidpadatime-pid-kriminalnu-vidpovidalnist-u-krimu-pisla-deokupacii.html" text:style-name="Internet_20_link" text:visited-style-name="Visited_20_Internet_20_Link">
https://www.ukrinform.ua/rubric-crimea/3704685-taseva-poasnila-hto-pidpadatime-pid-kriminalnu-vidpovidalnist-u-krimu-pisla-deokupacii.html</text:a>
</text:p>
      <!--NEWS-->
      <text:h text:style-name="P10" text:outline-level="1">
<text:span text:style-name="T4">
在埃及，公共汽车撞上了卡车 -  17人死亡，29人受伤</text:span>
</text:h>
      <text:p text:style-name="P4">
作者: Ukrinform (Person)</text:p>
      <text:p text:style-name="P4">
出版商: Укринформ (Organization)</text:p>
      <text:p text:style-name="P4">
出版时间: 2023-05-04T16:25:00+03:00</text:p>
      <text:p text:style-name="P4">
修改时间: 2023-05-04T16:25:00+03:00</text:p>
      <text:p text:style-name="P4">
描述: 乘客巴士撞上了一辆卡车，该卡车在埃及西南部的​​高速公路上慢慢移动。 17人被杀。  - 乌克林。</text:p>
      <text:p text:style-name="P4">
图片: ["<text:a xlink:type="simple" xlink:href="https://static.ukrinform.com/photos/2019_05/thumb_files/630_360_1557217974-404.jpg" text:style-name="Internet_20_link" text:visited-style-name="Visited_20_Internet_20_Link">
630_360_15572...</text:a>
"]</text:p>
      <text:p text:style-name="P4">
标签: ['ДТП', 'Єгипет', 'Автобус', 'Вантажівка']</text:p>
      <text:p text:style-name="P4">
类型: Article</text:p>
      <!--METADATA-->
      <text:p text:style-name="P4">
<draw:frame draw:style-name="fr1" draw:name="Image84" text:anchor-type="as-char" svg:width="6.9236in" svg:height="3.956343in" draw:z-index="0">
<draw:image xlink:href="../Images/yкринформ/2023-05-04T16-25-00-03-00/630_360_1557217974-404.jpg" xlink:type="simple" xlink:show="embed" xlink:actuate="onLoad" draw:mime-type="image/jpeg"/>
</draw:frame>
这辆乘客巴士撞上了一辆卡车，该卡车慢慢地在每天半天的埃及活动的高速公路上移动。 17人被杀。</text:p>
      <text:p text:style-name="P4">
正如乌克林福姆报道的那样，它报告了<text:a xlink:type="simple" xlink:href="https://apnews.com/article/bus-truck-crash-egypt-killed-injured-056fa9b06fcce4d14280d42c541f7178" text:style-name="Internet_20_link" text:visited-style-name="Visited_20_Internet_20_Link">
</text:a>
参考官员和当地媒体。</text:p>
      <text:p text:style-name="P4">
<text:a xlink:type="simple" xlink:href="https://www.ukrinform.ua/tag-dtp" text:style-name="Internet_20_link" text:visited-style-name="Visited_20_Internet_20_Link">
</text:a>
州长穆罕默德·埃尔·扎姆卢特(Mohammed El-Zamlut)说，这发生在山谷省。</text:p>
      <text:p text:style-name="P4">
根据埃及卫生部的说法，另外29人遭受了苦难。 他们补充说，将26辆救护车送往现场，将受害者运送到最近的医院。</text:p>
      <text:p text:style-name="P4">
没有关于受伤和杀害公共汽车外的受伤和杀害的数据。 致命的DTP的原因也没有披露。</text:p>
      <text:p text:style-name="P4">
当地的El-Shorouk周刊版本引起了其中一位官员的报价，他们报告说，公共汽车正在撞上几乎停在车上的卡车。 前往开罗首都的公共汽车正在运送45人。</text:p>
      <text:p text:style-name="P4">
<text:span text:style-name="T4">
另请阅读：</text:span>
 <text:a xlink:type="simple" xlink:href="https://www.ukrinform.ua/rubric-world/3704633-u-nimeccini-poizd-naihav-na-grupu-zaliznicnikiv-dvoe-zagiblih.html" text:style-name="Internet_20_link" text:visited-style-name="Visited_20_Internet_20_Link">
</text:a>
致命的汽车事故每年在埃及夺走数千人的生命，这不满意运输安全率。 碰撞的原因主要是速度增加，道路不良或不足以遵守道路规则。</text:p>
      <text:p text:style-name="P4">
据乌克林福姆报道，由于墨西哥西部尼亚里塔州的一条岩石，至少有18人被杀，33人受伤。</text:p>
      <text:p text:style-name="P4">
News Source: <text:a xlink:type="simple" xlink:href="https://www.ukrinform.ua/rubric-world/3704687-u-egipti-avtobus-vrizavsa-u-vantazivku-17-zagiblih-i-29-poranenih.html" text:style-name="Internet_20_link" text:visited-style-name="Visited_20_Internet_20_Link">
https://www.ukrinform.ua/rubric-world/3704687-u-egipti-avtobus-vrizavsa-u-vantazivku-17-zagiblih-i-29-poranenih.html</text:a>
</text:p>
      <!--NEWS-->
      <text:h text:style-name="P10" text:outline-level="1">
<text:span text:style-name="T4">
法院重新逮捕了Kolomoisky的Ukrnaftoburn股票</text:span>
</text:h>
      <text:p text:style-name="P4">
作者: Ukrinform (Person)</text:p>
      <text:p text:style-name="P4">
出版商: Укринформ (Organization)</text:p>
      <text:p text:style-name="P4">
出版时间: 2023-05-04T16:31:00+03:00</text:p>
      <text:p text:style-name="P4">
修改时间: 2023-05-04T16:31:00+03:00</text:p>
      <text:p text:style-name="P4">
描述: 法院再次逮捕并转移给了Arma的Ukrnaftoburning，部分属于商人Igor Kolomoisky及其合作伙伴。  - 乌克林。</text:p>
      <text:p text:style-name="P4">
图片: ["<text:a xlink:type="simple" xlink:href="https://static.ukrinform.com/photos/2019_08/thumb_files/630_360_1566981713-835.jpg" text:style-name="Internet_20_link" text:visited-style-name="Visited_20_Internet_20_Link">
630_360_15669...</text:a>
"]</text:p>
      <text:p text:style-name="P4">
标签: ['Арешт', 'Коломойський', 'Суд', 'Майно']</text:p>
      <text:p text:style-name="P4">
类型: Article</text:p>
      <!--METADATA-->
      <text:p text:style-name="P4">
<draw:frame draw:style-name="fr1" draw:name="Image85" text:anchor-type="as-char" svg:width="6.9236in" svg:height="3.956343in" draw:z-index="0">
<draw:image xlink:href="../Images/yкринформ/2023-05-04T16-31-00-03-00/630_360_1566981713-835.jpg" xlink:type="simple" xlink:show="embed" xlink:actuate="onLoad" draw:mime-type="image/jpeg"/>
</draw:frame>
法院重新介绍并转移给了乌克拉弗本的ARMA公司权利，该公司部分属于商人Igor Kolomoisky及其合作伙伴。</text:p>
      <text:p text:style-name="P4">
根据乌克林福姆的说法，州调查局在[]中报告(https://t.me/DBRgovua/3405)。</text:p>
      <text:p text:style-name="P4">
消息写道：“ DBR始终在非法私有化财产归还状态财产上担任职位。”</text:p>
      <text:p text:style-name="P4">
根据材料<text:a xlink:type="simple" xlink:href="https://www.ukrinform.ua/tag-derzburo-rozsliduvan" text:style-name="Internet_20_link" text:visited-style-name="Visited_20_Internet_20_Link">
</text:a>
法院逮捕了四家企业的公司权利：PJSC“ ukrnaftoburning”，LLC“ Sakhalinske”，LLC“ Sirius-1”，LLC“ East Yuroup Petroleum”。 权利已转移给ARMA。</text:p>
      <text:p text:style-name="P4">
但是5月3日，基辅地区法院应公司律师的要求质疑有关PJSC“ UKRNAFTOBURNING”逮捕企业权利的裁决。</text:p>
      <text:p text:style-name="P4">
<text:span text:style-name="T4">
另请阅读：</text:span>
 <text:a xlink:type="simple" xlink:href="https://www.ukrinform.ua/rubric-economy/3704529-sud-arestuvav-prihovani-aktivi-novinskogo-bils-ak-na-105-milarda.html" text:style-name="Internet_20_link" text:visited-style-name="Visited_20_Internet_20_Link">
</text:a>
第二天，在5月4日，基辅佩切斯克地方法院撤销并转移到该部门上述企业。</text:p>
      <text:p text:style-name="P4">
DBR说：“ DBR警告”有兴趣的人对其他企业的决定，并承诺将迅速，从根本上采取行动。对于局，国家利益一直是活动的最重要优先事项。” DBR说。</text:p>
      <text:p text:style-name="P4">
<text:span text:style-name="T4">
另请阅读：</text:span>
 <text:a xlink:type="simple" xlink:href="https://www.ukrinform.ua/rubric-economy/3704333-ukrnafta-hoce-otrimati-v-upravlinna-arestovani-aktivi-kolomojskogo-zmi.html" text:style-name="Internet_20_link" text:visited-style-name="Visited_20_Internet_20_Link">
<text:span text:style-name="T4">
 ukrnafta </text:span>
 <text:span text:style-name="T4">
想要</text:span>
 <text:span text:style-name="T4">
 </text:span>
 get <text:span text:style-name="T4">
 </text:span>
控制<text:span text:style-name="T4">
逮捕</text:span>
 <text:span text:style-name="T4">
资产</text:span>
 <text:span text:style-name="T4">
 </text:span>
 <text:span text:style-name="T4">
 kolomoisisky </text:span>
 <text:span text:style-name="T4">
 </text:span>
 <text:span text:style-name="T4">
 </text:span>
 <text:span text:style-name="T4">
 </text:span>
 <text:span text:style-name="T4">
 * 媒体 </text:span>
</text:a>
正如乌克林福姆报道的那样，4月11日，基辅佩切斯克地方法院<text:a xlink:type="simple" xlink:href="https://www.ukrinform.ua/rubric-economy/3698115-sud-peredav-korporativni-prava-ukrnaftoburinna-do-arma.html" text:style-name="Internet_20_link" text:visited-style-name="Visited_20_Internet_20_Link">
</text:a>
在ukrnaftock上，在Arma的平衡上。</text:p>
      <text:p text:style-name="P4">
<text:span text:style-name="T5">
foto：censor.net.ua</text:span>
</text:p>
      <text:p text:style-name="P4">
News Source: <text:a xlink:type="simple" xlink:href="https://www.ukrinform.ua/rubric-economy/3704701-sud-povtorno-arestuvav-akcii-ukrnaftoburinna-kolomojskogo.html" text:style-name="Internet_20_link" text:visited-style-name="Visited_20_Internet_20_Link">
https://www.ukrinform.ua/rubric-economy/3704701-sud-povtorno-arestuvav-akcii-ukrnaftoburinna-kolomojskogo.html</text:a>
</text:p>
      <!--NEWS-->
      <text:h text:style-name="P10" text:outline-level="1">
<text:span text:style-name="T4">
卫生部将尝试进行非法注册Covid-Lesrics</text:span>
</text:h>
      <text:p text:style-name="P4">
作者: Ukrinform (Person)</text:p>
      <text:p text:style-name="P4">
出版商: Укринформ (Organization)</text:p>
      <text:p text:style-name="P4">
出版时间: 2023-05-04T16:33:00+03:00</text:p>
      <text:p text:style-name="P4">
修改时间: 2023-05-04T16:33:00+03:00</text:p>
      <text:p text:style-name="P4">
描述: 前第一任乌克兰卫生副部长将在法院出现，以提供用于治疗感冒的外国药物的非法注册，以及对COVID-19的治疗。  - 乌克林。</text:p>
      <text:p text:style-name="P4">
图片: ["<text:a xlink:type="simple" xlink:href="https://static.ukrinform.com/photos/2017_05/thumb_files/630_360_1494432026-9526.jpg" text:style-name="Internet_20_link" text:visited-style-name="Visited_20_Internet_20_Link">
630_360_14944...</text:a>
"]</text:p>
      <text:p text:style-name="P4">
标签: ['Ліки', 'МОЗ', 'Суд', 'Коронавірус']</text:p>
      <text:p text:style-name="P4">
类型: Article</text:p>
      <!--METADATA-->
      <text:p text:style-name="P4">
<draw:frame draw:style-name="fr1" draw:name="Image86" text:anchor-type="as-char" svg:width="6.9236in" svg:height="3.956343in" draw:z-index="0">
<draw:image xlink:href="../Images/yкринформ/2023-05-04T16-33-00-03-00/630_360_1494432026-9526.jpg" xlink:type="simple" xlink:show="embed" xlink:actuate="onLoad" draw:mime-type="image/jpeg"/>
</draw:frame>
前乌克兰卫生副部长将出现在外国药物的非法登记法院，该法院适用于治疗感冒以及治疗Covid-19。</text:p>
      <text:p text:style-name="P4">
根据乌克林福姆的说法，基辅城市检察官办公室在[]中报道(https://t.me/kyiv_pro_office/1924)。</text:p>
      <text:p text:style-name="P4">
向法院，关于违反既定命令注册事实的起诉<text:a xlink:type="simple" xlink:href="https://www.ukrinform.ua/tag-liki" text:style-name="Internet_20_link" text:visited-style-name="Visited_20_Internet_20_Link">
</text:a>
 (艺术的第1部分。 乌克兰刑法的321-2).</text:p>
      <text:p text:style-name="P4">
За даними слідства, обіймаючи посаду генерального директора Директоратуфармацевтичного забезпечення МОЗ та будучи співголовою постійної робочої групиз розгляду проблемних питань державної реєстрації лікарських засобів,обвинувачений підписав рішення, яким рекомендував здійснити держреєстраціюлікарського препарату виробництва однієї з країн Східної Азії.</text:p>
      <text:p text:style-name="P4">
Встановлено, що ухваленням згаданого рішення посадовець діяв усуперечнегативному висновку уповноваженого органу у сфері держреєстрації лікарськихзасобів – Державного експертного центру МОЗ України.</text:p>
      <text:p text:style-name="P4">
Так, згідно з висновком центру, здійснювати державну реєстрацію вказаногопрепарату не рекомендовано, зокрема, через те, що в інших країнах вінзареєстрований як натуральний продукт/традиційний лікарський засіб. Такожпрепарат належить до традиційної китайської медицини.</text:p>
      <text:p text:style-name="P4">
<text:span text:style-name="T4">
Читайте також:</text:span>
 <text:a xlink:type="simple" xlink:href="https://www.ukrinform.ua/rubric-world/3703895-u-bilsosti-krain-e-oznaki-vidnovlenna-sistemi-ohoroni-zdorova-pisla-pandemii-vooz.html" text:style-name="Internet_20_link" text:visited-style-name="Visited_20_Internet_20_Link">
 </text:a>
取而代之的是，由于该人的行动，该药物被纳入乌克兰卫生部和乌克兰市场的适当命令将药物引入了国家药品登记册。</text:p>
      <text:p text:style-name="P4">
如报道<text:a xlink:type="simple" xlink:href="https://www.ukrinform.ua/rubric-society/3688588-verhovnij-sud-vipravdav-eksministra-infrastrukturi-omelana.html" text:style-name="Internet_20_link" text:visited-style-name="Visited_20_Internet_20_Link">
</text:a>
在2017年减少港口会议的情况下，出色的基础设施Volodymyr Omelyan的最高判断。</text:p>
      <text:p text:style-name="P4">
News Source: <text:a xlink:type="simple" xlink:href="https://www.ukrinform.ua/rubric-society/3704695-eksposadovca-moz-suditimut-za-nezakonnu-reestraciu-covidlikiv.html" text:style-name="Internet_20_link" text:visited-style-name="Visited_20_Internet_20_Link">
https://www.ukrinform.ua/rubric-society/3704695-eksposadovca-moz-suditimut-za-nezakonnu-reestraciu-covidlikiv.html</text:a>
</text:p>
      <!--NEWS-->
      <text:h text:style-name="P10" text:outline-level="1">
<text:span text:style-name="T4">
Donetsk Oblast（22:33）。 红色警报：空中威胁。 警笛声。 立即掩盖！</text:span>
</text:h>
      <text:p text:style-name="P4">
作者: liveuamap (Language: en)</text:p>
      <text:p text:style-name="P4">
时间: 2023-05-04T16:35:00</text:p>
      <text:p text:style-name="P4">
地点: Donetsk Oblast (Latitude:48.72827 Longtitude:37.57761)</text:p>
      <text:p text:style-name="P4">
视频: []</text:p>
      <text:p text:style-name="P4">
图片: []</text:p>
      <text:p text:style-name="P4">
标签: ["Europe", "Central and Eastern Europe"]</text:p>
      <text:p text:style-name="P4">
Id: 22560491</text:p>
      <!--METADATA-->
      <text:p text:style-name="P4">
Donetsk Oblast(22:33). Red Alert: aerial threat. Sirens sounding. Take covernow!</text:p>
      <text:p text:style-name="P4">
News Collection Link: <text:a xlink:type="simple" xlink:href="https://liveuamap.com/en/2023/04-may-donetsk-oblast2233-red-alert-aerial-thg" text:style-name="Internet_20_link" text:visited-style-name="Visited_20_Internet_20_Link">
https://liveuamap.com/en/2023/04-may-donetsk-oblast2233-red-alert-aerial-thg</text:a>
</text:p>
      <text:p text:style-name="P4">
News Source: <text:a xlink:type="simple" xlink:href="https://t.me/air_alert_ua/44448" text:style-name="Internet_20_link" text:visited-style-name="Visited_20_Internet_20_Link">
https://t.me/air_alert_ua/44448</text:a>
</text:p>
      <!--NEWS-->
      <text:h text:style-name="P10" text:outline-level="1">
<text:span text:style-name="T4">
拜登对武装部队和乌克兰人民的勇气充满热情</text:span>
</text:h>
      <text:p text:style-name="P4">
作者: Ukrinform (Person)</text:p>
      <text:p text:style-name="P4">
出版商: Укринформ (Organization)</text:p>
      <text:p text:style-name="P4">
出版时间: 2023-05-04T16:36:00+03:00</text:p>
      <text:p text:style-name="P4">
修改时间: 2023-05-04T16:36:00+03:00</text:p>
      <text:p text:style-name="P4">
描述: 美国总统乔·拜登（Joe Biden）称乌克兰人民为“令人惊讶的勇敢”，并向美国军事领导人表示高度赞赏，这些军事领导人帮助乌克兰打击残酷的俄罗斯入侵。  - 乌克林。</text:p>
      <text:p text:style-name="P4">
图片: ["<text:a xlink:type="simple" xlink:href="https://static.ukrinform.com/photos/2021_09/thumb_files/630_360_1631375355-682.jpg" text:style-name="Internet_20_link" text:visited-style-name="Visited_20_Internet_20_Link">
630_360_16313...</text:a>
"]</text:p>
      <text:p text:style-name="P4">
标签: ['Байден', 'ЗСУ', 'Війна з росією', '#stoprussia']</text:p>
      <text:p text:style-name="P4">
类型: Article</text:p>
      <!--METADATA-->
      <text:p text:style-name="P4">
<draw:frame draw:style-name="fr1" draw:name="Image87" text:anchor-type="as-char" svg:width="6.9236in" svg:height="3.956343in" draw:z-index="0">
<draw:image xlink:href="../Images/yкринформ/2023-05-04T16-36-00-03-00/630_360_1631375355-682.jpg" xlink:type="simple" xlink:show="embed" xlink:actuate="onLoad" draw:mime-type="image/jpeg"/>
</draw:frame>
总统乔·拜登(Joe Biden)称乌克兰人民为“令人惊讶的勇敢”，并对美国军事领导人进行了高度评价，他们帮助乌克兰奋斗俄罗斯的俄罗斯入侵。</text:p>
      <text:p text:style-name="P4">
乌克林福姆报道说，拜登在白宫的晚餐时说，这是美国武装部队指挥官的负责人。(https://www.golosameriki.com/a/biden-says/7078347.html)。</text:p>
      <text:p text:style-name="P4">
美国领导人说：“您已经武装，装备和教导了乌克兰陆军塔多斯(Tados)的自由和民主。”</text:p>
      <text:p text:style-name="P4">
<text:a xlink:type="simple" xlink:href="https://www.ukrinform.ua/tag-bajden" text:style-name="Internet_20_link" text:visited-style-name="Visited_20_Internet_20_Link">
</text:a>
他报告说，他花了很多时间来进行俄罗斯的调整，并且经常与Verkhovna Rada接触。</text:p>
      <text:p text:style-name="P4">
美国总统说：“但是我必须承认，我对勇敢的勇气感到有些惊讶，不仅是军队，而且是乌克兰人民。”</text:p>
      <text:p text:style-name="P4">
<text:span text:style-name="T4">
另请阅读：</text:span>
 <text:a xlink:type="simple" xlink:href="https://www.ukrinform.ua/rubric-polytics/3703872-bilij-dim-mi-radi-pocuti-vid-spikera-makkarti-slova-na-pidtrimku-ukraini.html" text:style-name="Internet_20_link" text:visited-style-name="Visited_20_Internet_20_Link">
</text:a>
“他们做的只是一件不可思议的工作。 这要感谢您，”他补充说。</text:p>
      <text:p text:style-name="P4">
据乌克林福姆报道，美国周三宣布，乌克兰在安全和国防领域的席位占价为3亿美元，这将被武装部队所需的弹药和其他武器混乱。</text:p>
      <text:p text:style-name="P4">
_foto：《华盛顿邮报》</text:p>
      <text:p text:style-name="P4">
News Source: <text:a xlink:type="simple" xlink:href="https://www.ukrinform.ua/rubric-world/3704702-bajden-zahoplenij-horobristu-zsu-ta-narodu-ukraini.html" text:style-name="Internet_20_link" text:visited-style-name="Visited_20_Internet_20_Link">
https://www.ukrinform.ua/rubric-world/3704702-bajden-zahoplenij-horobristu-zsu-ta-narodu-ukraini.html</text:a>
</text:p>
      <!--NEWS-->
      <text:h text:style-name="P10" text:outline-level="1">
<text:span text:style-name="T4">
Dnipro，Dnipropetrovsk地区，Kharkiv，Kharkiv地区，Poltava地区（22:35）。 红色Aller ...</text:span>
</text:h>
      <text:p text:style-name="P4">
作者: liveuamap (Language: en)</text:p>
      <text:p text:style-name="P4">
时间: 2023-05-04T16:37:00</text:p>
      <text:p text:style-name="P4">
地点: Dnipro (Latitude:48.45892 Longtitude:35.03828)</text:p>
      <text:p text:style-name="P4">
视频: []</text:p>
      <text:p text:style-name="P4">
图片: []</text:p>
      <text:p text:style-name="P4">
标签: ["Europe", "Central and Eastern Europe"]</text:p>
      <text:p text:style-name="P4">
Id: 22560492</text:p>
      <!--METADATA-->
      <text:p text:style-name="P4">
Dnipro，Dnipropetrovsk地区，Kharkiv，Kharkiv地区，Poltava地区(22:35). Red Alert: aerial threat. Sirens sounding. Take cover now!</text:p>
      <text:p text:style-name="P4">
News Collection Link: <text:a xlink:type="simple" xlink:href="https://liveuamap.com/en/2023/04-may-dnipro-dnipropetrovska-oblast-kharkiv-g" text:style-name="Internet_20_link" text:visited-style-name="Visited_20_Internet_20_Link">
https://liveuamap.com/en/2023/04-may-dnipro-dnipropetrovska-oblast-kharkiv-g</text:a>
</text:p>
      <text:p text:style-name="P4">
News Source: <text:a xlink:type="simple" xlink:href="https://t.me/air_alert_ua/44451" text:style-name="Internet_20_link" text:visited-style-name="Visited_20_Internet_20_Link">
https://t.me/air_alert_ua/44451</text:a>
</text:p>
      <!--NEWS-->
      <text:h text:style-name="P10" text:outline-level="1">
<text:span text:style-name="T4">
乌克兰人将参加两次围栏比赛，因为俄罗斯联邦和白俄罗斯的运动员缺乏运动员</text:span>
</text:h>
      <text:p text:style-name="P4">
作者: Ukrinform (Person)</text:p>
      <text:p text:style-name="P4">
出版商: Укринформ (Organization)</text:p>
      <text:p text:style-name="P4">
出版时间: 2023-05-04T16:38:17+03:00</text:p>
      <text:p text:style-name="P4">
修改时间: 2023-05-04T16:38:17+03:00</text:p>
      <text:p text:style-name="P4">
描述: 这是关于哥伦比亚和墨西哥的比赛。  - 乌克林。</text:p>
      <text:p text:style-name="P4">
图片: ["<text:a xlink:type="simple" xlink:href="https://static.ukrinform.com/photos/2023_05/thumb_files/630_360_1683207402-794.jpg" text:style-name="Internet_20_link" text:visited-style-name="Visited_20_Internet_20_Link">
630_360_16832...</text:a>
"]</text:p>
      <text:p text:style-name="P4">
标签: ['Фехтування']</text:p>
      <text:p text:style-name="P4">
类型: Article</text:p>
      <!--METADATA-->
      <text:p text:style-name="P4">
<draw:frame draw:style-name="fr1" draw:name="Image88" text:anchor-type="as-char" svg:width="6.9236in" svg:height="3.956343in" draw:z-index="0">
<draw:image xlink:href="../Images/yкринформ/2023-05-04T16-38-17-03-00/630_360_1683207402-794.jpg" xlink:type="simple" xlink:show="embed" xlink:actuate="onLoad" draw:mime-type="image/jpeg"/>
</draw:frame>
哥伦比亚和墨西哥的尼斯语言。</text:p>
      <text:p text:style-name="P4">
在俄罗斯和白俄罗斯运动员的比赛之后，乌克兰将参加哥伦比亚和墨西哥的两次国际比赛，<text:a xlink:type="simple" xlink:href="https://suspilne.media/465779-ukrainci-vistuplat-na-dvoh-turnirah-z-fehtuvanna-cerez-nedopusk-atletiv-z-rf-i-bilorusi-u-comu-pricina-i-sklad-komandi/" text:style-name="Internet_20_link" text:visited-style-name="Visited_20_Internet_20_Link">
</text:a>
乌克林福姆报道，公共运动。</text:p>
      <text:p text:style-name="P4">
俄罗斯围栏联合会伊尔加·马梅多夫(Ilgar Mamedov)的负责人报告说，他们的出口不会在比赛中发言，因为国际联合会未回应俄罗斯方面的要求。</text:p>
      <text:p text:style-name="P4">
“国际足联办公室没有回应我们的来信，运动员和人员的批准。 今天，Zbulorus的同事们接触了我们的办公室，在那里他们得知他们无权回应这种证词。 显然，体育中没有国际法的地方，因为有道德行为规范。 如果出于某种原因而被那纳普罗人联合会冒犯，为什么他们不回答白俄罗斯人？ 我们将准确地错过接下来的两个锦标赛。 我来自美国在阿卡普尔科(Akapulko)等我们的外国同事感到非常惊讶我们不会来。 他们无法理解FIE不会回答。” Mamledov说。</text:p>
      <text:p text:style-name="P4">
在两次比赛中，“蓝色和黄色”的总代表将是四个港人。 参加卡利大奖赛(5月5日至7日)Igor Raizlin，Vladimir Stankevich，Vlad Kharkov和Yulia Svistil将被摄取。 在Akapulko的比赛中(5月5日至6日)Daniel Goida，Andriy Pogrebnyak，Yevgeny Lazarenko Taklod Unes将表演。</text:p>
      <text:p text:style-name="P4">
<text:span text:style-name="T4">
另请阅读：</text:span>
 <text:a xlink:type="simple" xlink:href="https://www.ukrinform.ua/rubric-sports/3702463-olga-harlan-vigrala-bronzu-na-etapi-granpri-z-fehtuvanna-u-seuli.html" text:style-name="Internet_20_link" text:visited-style-name="Visited_20_Internet_20_Link">
<text:span text:style-name="T4">
围栏</text:span>
</text:a>
正如乌克林福姆报道的那样，乌克兰青年和体育部禁止乌克兰运动员与白俄罗斯人一起与俄罗斯人一起参加国际比赛。</text:p>
      <text:p text:style-name="P4">
照片：Getty图像</text:p>
      <text:p text:style-name="P4">
News Source: <text:a xlink:type="simple" xlink:href="https://www.ukrinform.ua/rubric-sports/3704699-ukrainci-vizmut-ucast-u-dvoh-turnirah-z-fehtuvanna-cerez-nedopusk-atletiv-z-rf-i-bilorusi.html" text:style-name="Internet_20_link" text:visited-style-name="Visited_20_Internet_20_Link">
https://www.ukrinform.ua/rubric-sports/3704699-ukrainci-vizmut-ucast-u-dvoh-turnirah-z-fehtuvanna-cerez-nedopusk-atletiv-z-rf-i-bilorusi.html</text:a>
</text:p>
      <!--NEWS-->
      <text:h text:style-name="P10" text:outline-level="1">
<text:span text:style-name="T4">
Dnepropetrovsk医生收到了36个新的“快速”</text:span>
</text:h>
      <text:p text:style-name="P4">
作者: Ukrinform (Person)</text:p>
      <text:p text:style-name="P4">
出版商: Укринформ (Organization)</text:p>
      <text:p text:style-name="P4">
出版时间: 2023-05-04T16:39:00+03:00</text:p>
      <text:p text:style-name="P4">
修改时间: 2023-05-04T16:39:00+03:00</text:p>
      <text:p text:style-name="P4">
描述: Dnipropetrovsk区域紧急医疗援助的舰队被36辆汽车补充。  - 乌克林。</text:p>
      <text:p text:style-name="P4">
图片: ["<text:a xlink:type="simple" xlink:href="https://static.ukrinform.com/photos/2020_12/thumb_files/630_360_1609413669-625.jpg" text:style-name="Internet_20_link" text:visited-style-name="Visited_20_Internet_20_Link">
630_360_16094...</text:a>
"]</text:p>
      <text:p text:style-name="P4">
标签: ['Дніпропетровщина', 'Медицина', 'Медики', 'Швидка']</text:p>
      <text:p text:style-name="P4">
类型: Article</text:p>
      <!--METADATA-->
      <text:p text:style-name="P4">
<draw:frame draw:style-name="fr1" draw:name="Image89" text:anchor-type="as-char" svg:width="6.9236in" svg:height="3.956343in" draw:z-index="0">
<draw:image xlink:href="../Images/yкринформ/2023-05-04T16-39-00-03-00/630_360_1609413669-625.jpg" xlink:type="simple" xlink:show="embed" xlink:actuate="onLoad" draw:mime-type="image/jpeg"/>
</draw:frame>
Dnipropetrovsk区域紧急医疗援助的舰队被36辆汽车补充。  关于<text:a xlink:type="simple" xlink:href="https://t.me/dnipropetrovskaODA/4457" text:style-name="Internet_20_link" text:visited-style-name="Visited_20_Internet_20_Link">
</text:a>
乌克林福姆报道说</text:p>
      <text:p text:style-name="P4">
“他们将区域紧急情况的舰队更新了近15％。该车库已被补充36英寸。</text:p>
      <text:p text:style-name="P4">
<text:a xlink:type="simple" xlink:href="https://www.ukrinform.ua/tag-avtomobil" text:style-name="Internet_20_link" text:visited-style-name="Visited_20_Internet_20_Link">
</text:a>
新的和购买的公共费用。</text:p>
      <text:p text:style-name="P4">
OVA补充说，自从对Dnipropetrovsk的全面入侵开始以来，他接受了受伤和流离失所的人，这增加了一倍以增加对急诊护理的预期。 这就是为什么该地区收到最多的汽车的原因。</text:p>
      <text:p text:style-name="P4">
<text:span text:style-name="T4">
另请阅读：</text:span>
 <text:a xlink:type="simple" xlink:href="https://www.ukrinform.ua/rubric-regions/3694374-na-odesini-mediki-otrimali-visim-novih-reanimobiliv.html" text:style-name="Internet_20_link" text:visited-style-name="Visited_20_Internet_20_Link">
<text:span text:style-name="T4">
 reanimobilies </text:span>
</text:a>
如报道，<text:a xlink:type="simple" xlink:href="https://www.ukrinform.ua/rubric-kyiv/3704555-brussel-peredav-kievu-kareti-svidkoi-dopomogi.html" text:style-name="Internet_20_link" text:visited-style-name="Visited_20_Internet_20_Link">
</text:a>
 .</text:p>
      <text:p text:style-name="P4">
News Source: <text:a xlink:type="simple" xlink:href="https://www.ukrinform.ua/rubric-regions/3704700-mediki-dnipropetrovsini-otrimali-36-novih-svidkih.html" text:style-name="Internet_20_link" text:visited-style-name="Visited_20_Internet_20_Link">
https://www.ukrinform.ua/rubric-regions/3704700-mediki-dnipropetrovsini-otrimali-36-novih-svidkih.html</text:a>
</text:p>
      <!--NEWS-->
      <text:h text:style-name="P10" text:outline-level="1">
<text:span text:style-name="T4">
Nercerp指责Ukrenergo延迟更新向斯洛伐克的电力出口</text:span>
</text:h>
      <text:p text:style-name="P4">
作者: Ukrinform (Person)</text:p>
      <text:p text:style-name="P4">
出版商: Укринформ (Organization)</text:p>
      <text:p text:style-name="P4">
出版时间: 2023-05-04T16:42:00+03:00</text:p>
      <text:p text:style-name="P4">
修改时间: 2023-05-04T16:42:00+03:00</text:p>
      <text:p text:style-name="P4">
描述: Nercep指责Ukrenergo不提供一个项目来进行乌克兰和斯洛伐克之间拍卖的项目，这就是为什么我们的州每天不收到约2000万个UAH的原因。  - 乌克林。</text:p>
      <text:p text:style-name="P4">
图片: ["<text:a xlink:type="simple" xlink:href="https://static.ukrinform.com/photos/2022_12/thumb_files/630_360_1671200709-575.png" text:style-name="Internet_20_link" text:visited-style-name="Visited_20_Internet_20_Link">
630_360_16712...</text:a>
"]</text:p>
      <text:p text:style-name="P4">
标签: ['Експорт', 'Електроенергія', 'НКРЕКП', 'Укренерго', 'Словаччина']</text:p>
      <text:p text:style-name="P4">
类型: Article</text:p>
      <!--METADATA-->
      <text:p text:style-name="P4">
<draw:frame draw:style-name="fr1" draw:name="Image90" text:anchor-type="as-char" svg:width="6.9236in" svg:height="3.956343in" draw:z-index="0">
<draw:image xlink:href="../Images/yкринформ/2023-05-04T16-42-00-03-00/630_360_1671200709-575.png" xlink:type="simple" xlink:show="embed" xlink:actuate="onLoad" draw:mime-type="image/png"/>
</draw:frame>
乌克雷诺格(Ukrerenergo)未能提供乌克兰和斯洛伐克之间拍卖的合同，这就是为什么我们的州每天不收到约2000万UAH的原因。</text:p>
      <text:p text:style-name="P4">
正如乌克林福姆报道的那样，它报告了<text:a xlink:type="simple" xlink:href="https://www.nerc.gov.ua/news/ukrenergo-ne-vikonala-pokladene-na-neyi-zakonom-zobovyazannya-vnaslidok-chogo-ukrayina-shchodnya-nedootrimuye-blizko-20-mln-grn-vid-eksportu-elektroenergiyi-do-slovachchini-kushchapovskij" text:style-name="Internet_20_link" text:visited-style-name="Visited_20_Internet_20_Link">
</text:a>
在能源和公用事业领域进行了州调节。</text:p>
      <text:p text:style-name="P4">
“今天，在会议上，监管机构必须同意乌克兰和斯洛伐克之间拍卖项目的同意，以尽快恢复乌克兰电力的出口。 但是目前，Ukrenergo并未与斯洛伐克一方提供Nercep协议。</text:p>
      <text:p text:style-name="P4">
他强调，一周前，在与欧洲委员会代表的一次会议上，能源社区的秘书处的征服者(两个国家的两个国家都参加了)，达成了一项协议，以解决进一步的行动以解决出口，即准备联合文件，今天应批准。</text:p>
      <text:p text:style-name="P4">
<text:span text:style-name="T4">
另请阅读：</text:span>
 <text:a xlink:type="simple" xlink:href="https://www.ukrinform.ua/rubric-economy/3704600-ekspert-prognozue-deficit-v-energosistemi-u-lipniserpni.html" text:style-name="Internet_20_link" text:visited-style-name="Visited_20_Internet_20_Link">
</text:a>
“我想指出，所有安排都是记录的协议。 同时，尽管如此，Ukrenergo并没有履行其对此的义务，结果，乌克兰每天没有收到大约2000万UAH的电力出口，”监管机构负责人补充说。</text:p>
      <text:p text:style-name="P4">
据报道，自4月21日以来，乌克兰已将电力出口暂停到<text:a xlink:type="simple" xlink:href="https://www.ukrinform.ua/tag-slovaccina" text:style-name="Internet_20_link" text:visited-style-name="Visited_20_Internet_20_Link">
</text:a>
，始于4月17日。</text:p>
      <text:p text:style-name="P4">
国家能源领域国家法规委员会(Nercerp)，说<text:a xlink:type="simple" xlink:href="https://www.ukrinform.ua/rubric-economy/3701023-ukrenergo-pozaplanovo-perevirat-cerez-zupinku-eksportu-do-slovaccini.html" text:style-name="Internet_20_link" text:visited-style-name="Visited_20_Internet_20_Link">
</text:a>
遵守PJSC“国家能源公司“ Ukrenergo”对监管行为的要求，以规范电力市场的功能和许可条件的运输条件。</text:p>
      <text:p text:style-name="P4">
News Source: <text:a xlink:type="simple" xlink:href="https://www.ukrinform.ua/rubric-economy/3704707-ukraina-sodna-nedootrimue-20-miljoniv-z-vini-ukrenergo-nkrekp.html" text:style-name="Internet_20_link" text:visited-style-name="Visited_20_Internet_20_Link">
https://www.ukrinform.ua/rubric-economy/3704707-ukraina-sodna-nedootrimue-20-miljoniv-z-vini-ukrenergo-nkrekp.html</text:a>
</text:p>
      <!--NEWS-->
      <text:h text:style-name="P10" text:outline-level="1">
<text:span text:style-name="T4">
Zhytomyr移交给军用卡车，热成像器和无人机</text:span>
</text:h>
      <text:p text:style-name="P4">
作者: Ukrinform (Person)</text:p>
      <text:p text:style-name="P4">
出版商: Укринформ (Organization)</text:p>
      <text:p text:style-name="P4">
出版时间: 2023-05-04T16:44:00+03:00</text:p>
      <text:p text:style-name="P4">
修改时间: 2023-05-04T16:44:00+03:00</text:p>
      <text:p text:style-name="P4">
描述: 在Zhytomyr中，四辆卡车，热成像仪和无人机被移交给该地区的军事部队。  - 乌克林。</text:p>
      <text:p text:style-name="P4">
图片: ["<text:a xlink:type="simple" xlink:href="https://static.ukrinform.com/photos/2023_05/thumb_files/630_360_1683207717-646.jpg" text:style-name="Internet_20_link" text:visited-style-name="Visited_20_Internet_20_Link">
630_360_16832...</text:a>
"]</text:p>
      <text:p text:style-name="P4">
标签: ['Житомир', 'Військові', 'Дрон', 'Вантажівка']</text:p>
      <text:p text:style-name="P4">
类型: Article</text:p>
      <!--METADATA-->
      <text:p text:style-name="P4">
<draw:frame draw:style-name="fr1" draw:name="Image91" text:anchor-type="as-char" svg:width="6.9236in" svg:height="3.956343in" draw:z-index="0">
<draw:image xlink:href="../Images/yкринформ/2023-05-04T16-44-00-03-00/630_360_1683207717-646.jpg" xlink:type="simple" xlink:show="embed" xlink:actuate="onLoad" draw:mime-type="image/jpeg"/>
</draw:frame>
四个卡车，热成像仪和无人机被移交给该地区的Zhytomyrian单元。</text:p>
      <text:p text:style-name="P4">
正如乌克林福姆报道的那样，关于<text:a xlink:type="simple" xlink:href="https://www.facebook.com/miskaradazt/posts/pfbid0END6PLS4d2uUtGigZ9reTLEkoJQkKvo4RyLbWm3vLySNsuhU5vcPZ6rBacMGDnfWl" text:style-name="Internet_20_link" text:visited-style-name="Visited_20_Internet_20_Link">
</text:a>
Zhytomyr市议会报道。</text:p>
      <text:p text:style-name="P4">
“总部位于Zhytomyr地区的军事部队被转移到4辆卡车上。 我感谢人道主义枢纽“ <text:a xlink:type="simple" xlink:href="https://www.ukrinform.ua/tag-zitomir" text:style-name="Internet_20_link" text:visited-style-name="Visited_20_Internet_20_Link">
</text:a>
»进行合作。 并不是我们能以当地预算为代价购买当地预算。我们无法在国外购买汽车。 我们的军事部队的需要，我们的船员很棒。 这不是汽车的第一次传输，必须成为下一个汽车。” Zhytomyr Sergiusukhomlin市长说。</text:p>
      <text:p text:style-name="P4">
已转移到零件的卡车以前是在欧洲国家武装的。 车辆正在通过并具有强大的发动机。</text:p>
      <text:p text:style-name="P4">
此外，军方还递交了四个热成像仪，两个距离和Dronmavic 3，由Zhytomyr的当地预算购买。</text:p>
      <text:p text:style-name="P4">
<text:span text:style-name="T4">
另请阅读：</text:span>
 <text:a xlink:type="simple" xlink:href="https://www.ukrinform.ua/rubric-kyiv/3691458-okremij-strileckij-bataljon-kieva-otrimav-obladnanna-dla-bojovih-zavdan.html" text:style-name="Internet_20_link" text:visited-style-name="Visited_20_Internet_20_Link">
</text:a>
如报道<text:a xlink:type="simple" xlink:href="https://www.ukrinform.ua/rubric-regions/3704429-novostvorenij-brigadi-zsu-na-zitomirsini-peredali-20-odinic-tehniki.html" text:style-name="Internet_20_link" text:visited-style-name="Visited_20_Internet_20_Link">
</text:a>
，在Zhytomyr地区，新成立的武装部队旅之一被交给了20个设备，包括SUV，卡车和一辆公共汽车。</text:p>
      <text:p text:style-name="P4">
<text:span text:style-name="T5">
foto：Zhytomyr City Council</text:span>
</text:p>
      <text:p text:style-name="P4">
News Source: <text:a xlink:type="simple" xlink:href="https://www.ukrinform.ua/rubric-ato/3704703-zitomir-peredav-vijskovim-vantazivki-teplovizori-ta-dron.html" text:style-name="Internet_20_link" text:visited-style-name="Visited_20_Internet_20_Link">
https://www.ukrinform.ua/rubric-ato/3704703-zitomir-peredav-vijskovim-vantazivki-teplovizori-ta-dron.html</text:a>
</text:p>
      <!--NEWS-->
      <text:h text:style-name="P10" text:outline-level="1">
<text:span text:style-name="T4">
摩尔多瓦将于5月9日被罚款圣乔治胶带</text:span>
</text:h>
      <text:p text:style-name="P4">
作者: Ukrinform (Person)</text:p>
      <text:p text:style-name="P4">
出版商: Укринформ (Organization)</text:p>
      <text:p text:style-name="P4">
出版时间: 2023-05-04T16:46:00+03:00</text:p>
      <text:p text:style-name="P4">
修改时间: 2023-05-04T16:46:00+03:00</text:p>
      <text:p text:style-name="P4">
描述: 警察监察官Viorel Cherneuzan负责人说，摩尔多瓦的警察将于5月9日因佩戴圣乔治的录像带而被罚款，因为莫斯科将其用作对乌克兰的侵略性的象征。  - 乌克林。</text:p>
      <text:p text:style-name="P4">
图片: ["<text:a xlink:type="simple" xlink:href="https://static.ukrinform.com/photos/2023_05/thumb_files/630_360_1683206232-714.jpg" text:style-name="Internet_20_link" text:visited-style-name="Visited_20_Internet_20_Link">
630_360_16832...</text:a>
", "<text:a xlink:type="simple" xlink:href="https://static.ukrinform.com/photos/2023_05/1683206118-766.png" text:style-name="Internet_20_link" text:visited-style-name="Visited_20_Internet_20_Link">
1683206118-76...</text:a>
"]</text:p>
      <text:p text:style-name="P4">
标签: ['Молдова', 'Штраф', '9 травня']</text:p>
      <text:p text:style-name="P4">
类型: Article</text:p>
      <!--METADATA-->
      <text:p text:style-name="P4">
<draw:frame draw:style-name="fr1" draw:name="Image92" text:anchor-type="as-char" svg:width="6.9236in" svg:height="3.956343in" draw:z-index="0">
<draw:image xlink:href="../Images/yкринформ/2023-05-04T16-46-00-03-00/630_360_1683206232-714.jpg" xlink:type="simple" xlink:show="embed" xlink:actuate="onLoad" draw:mime-type="image/jpeg"/>
</draw:frame>
警察Henzorall Viorel Viorel Viorel Cherneuzan负责人说，警察将因5月9日戴圣乔治录像带而被罚款。</text:p>
      <text:p text:style-name="P4">
正如乌克林福姆报道的那样，它报告了<text:a xlink:type="simple" xlink:href="https://newsmaker.md/rus/novosti/politsiya-budet-shtrafovat-za-georgievskuyu-lentu-9-maya-seychas-eto-simvol-voennoy-agressii/" text:style-name="Internet_20_link" text:visited-style-name="Visited_20_Internet_20_Link">
</text:a>
</text:p>
      <text:p text:style-name="P4">
<draw:frame draw:style-name="fr1" draw:name="Image93" text:anchor-type="as-char" svg:width="6.9236in" svg:height="2.846369in" draw:z-index="0">
<draw:image xlink:href="../Images/yкринформ/2023-05-04T16-46-00-03-00/1683206118-766.png" xlink:type="simple" xlink:show="embed" xlink:actuate="onLoad" draw:mime-type="image/png"/>
</draw:frame>
“我们都知道，这录像带是乌克兰军事侵略的象征。 从威尼斯委员会的建议开始，这很清楚地指出，摩尔多瓦共和国当局的行动是有道理的，因为俄罗斯军队在当前战争中使用的符号的示威可能是暴动的危险和国家安全的威胁。 也就是说，格鲁吉亚录像带现在是军事侵略的象征，”  - 切尔努赞说。</text:p>
      <text:p text:style-name="P4">
<text:span text:style-name="T4">
另请阅读：</text:span>
 <text:a xlink:type="simple" xlink:href="https://www.ukrinform.ua/rubric-polytics/3677603-defile-pobedobesia-georgiivskij-parad-diti-peremozciv-ta-bezsmertnij-polk.html" text:style-name="Internet_20_link" text:visited-style-name="Visited_20_Internet_20_Link">
<text:span text:style-name="T4">
 Georgievskaya </text:span>
</text:a>
这意味着摩尔多瓦被禁止生产，使用，分布此符号。”他补充说。</text:p>
      <text:p text:style-name="P4">
切尔纳特敦(Cherneutsan)敦促公民不要屈服于挑衅，然后误解对非法行动的惩罚。</text:p>
      <text:p text:style-name="P4">
他警告说，警方将记录所有违反圣乔治录像带的法律的违法行为。</text:p>
      <text:p text:style-name="P4">
<text:span text:style-name="T4">
另请阅读：</text:span>
 <text:a xlink:type="simple" xlink:href="https://www.ukrinform.ua/rubric-world/3695328-rf-skasuvala-paradi-na-9-travna-u-prikordonnih-z-ukrainou-regionah-z-mirkuvan-bezpeki-rozvidka-britanii.html" text:style-name="Internet_20_link" text:visited-style-name="Visited_20_Internet_20_Link">
</text:a>
正如乌克林福姆(Ukrinform(超过2.7亿美元).</text:p>
      <text:p text:style-name="P4">
News Source: <text:a xlink:type="simple" xlink:href="https://www.ukrinform.ua/rubric-ato/3704680-u-moldovi-strafuvatimut-za-georgiivsku-stricku-9-travna.html" text:style-name="Internet_20_link" text:visited-style-name="Visited_20_Internet_20_Link">
https://www.ukrinform.ua/rubric-ato/3704680-u-moldovi-strafuvatimut-za-georgiivsku-stricku-9-travna.html</text:a>
</text:p>
      <!--NEWS-->
      <text:h text:style-name="P10" text:outline-level="1">
<text:span text:style-name="T4">
索尔斯基与波兰的乌克兰农业生产的波兰同事过境讨论</text:span>
</text:h>
      <text:p text:style-name="P4">
作者: Ukrinform (Person)</text:p>
      <text:p text:style-name="P4">
出版商: Укринформ (Organization)</text:p>
      <text:p text:style-name="P4">
出版时间: 2023-05-04T16:48:31+03:00</text:p>
      <text:p text:style-name="P4">
修改时间: 2023-05-04T16:48:31+03:00</text:p>
      <text:p text:style-name="P4">
描述: 乌克兰的政策和食品部长乌克兰Mykola Solsky与波兰同事，农业部长和村庄Robert Telus Telus村的发展部长在线讨论，乌克兰商品通过波兰过境。  - 乌克林。</text:p>
      <text:p text:style-name="P4">
图片: ["<text:a xlink:type="simple" xlink:href="https://static.ukrinform.com/photos/2023_05/thumb_files/630_360_1683207952-996.jpeg" text:style-name="Internet_20_link" text:visited-style-name="Visited_20_Internet_20_Link">
630_360_16832...</text:a>
"]</text:p>
      <text:p text:style-name="P4">
标签: ['Експорт', 'Польща', 'Транзит', 'Сольський', 'Агропродукція']</text:p>
      <text:p text:style-name="P4">
类型: Article</text:p>
      <!--METADATA-->
      <text:p text:style-name="P4">
<draw:frame draw:style-name="fr1" draw:name="Image94" text:anchor-type="as-char" svg:width="6.9236in" svg:height="3.956343in" draw:z-index="0">
<draw:image xlink:href="../Images/yкринформ/2023-05-04T16-48-31-03-00/630_360_1683207952-996.jpeg" xlink:type="simple" xlink:show="embed" xlink:actuate="onLoad" draw:mime-type="image/jpeg"/>
</draw:frame>
乌克兰年级政策和食品部长Mykola Solsky与波兰的同事，农业和发展部长Robert Telus Telus讨论了Vnieline，这是通过波兰领土的乌克兰商品过境的问题。</text:p>
      <text:p text:style-name="P4">
这在[]中指出(http://www.gov.pl/web/rolnictwo/rozmowa-z-ministrem-polityki-rolnej-i-zywnosci-ukrainy)据报道，乌克林福姆报道，RP村的农业和发展部。</text:p>
      <text:p text:style-name="P4">
波兰部长说，波兰部长谈到了乌克兰的原因，Chomuvarshava提出了禁止进口乌克兰农产品的进口。 值得注意的是，用于乌克兰产品过境的团结的走廊是“非功能化的”。 因此，乌克兰农产品的一部分仍然是那不勒斯市场。 Telus说，乌克兰商品的过境“应受到控制和严格的监控”，以确保消费者保护的安全。</text:p>
      <text:p text:style-name="P4">
如图所述，索尔斯基部长“正在理解波兰页面的行动”。 同时，与5月2日引入欧洲委员会有关，禁止从乌克兰到波兰和其他位于乌克兰附近的欧盟国家进口，这是四种类型的农产品(小麦，玉米，菜籽和向日葵)，他提出了波兰领土上这些商品过境的问题。</text:p>
      <text:p text:style-name="P4">
有人强调，波兰方面提供了所有必要的解释，并表示希望与乌克兰的合作伙伴进一步合作。</text:p>
      <text:p text:style-name="P4">
<text:span text:style-name="T4">
另请阅读：</text:span>
 <text:a xlink:type="simple" xlink:href="https://www.ukrinform.ua/rubric-ato/3703780-ukraina-u-kvitni-na-tretinu-skorotila-eksport-agroprodukcii-ukab.html" text:style-name="Internet_20_link" text:visited-style-name="Visited_20_Internet_20_Link">
</text:a>
据乌克林福姆报道，欧盟委员会于2023年5月2日正式宣布针对乌克兰进口的“独家和临时”预防措施，该措施限制了乌克兰生产的农业产品向保加利亚，匈牙利，波兰，罗马尼亚和罗马尼亚和斯洛瓦基亚的收到。</text:p>
      <text:p text:style-name="P4">
限制将与四种农产品有关：源自乌克兰的小麦，玉米，菜籽和向日葵种子 - 将暴露到2023年6月5日。</text:p>
      <text:p text:style-name="P4">
<text:a xlink:type="simple" xlink:href="https://www.ukrinform.ua/tag-polsa" text:style-name="Internet_20_link" text:visited-style-name="Visited_20_Internet_20_Link">
</text:a>
，匈牙利，斯洛伐克和保加利亚建议暂时禁止从乌克兰进口谷物和其他农产品。 波兰还暂停了乌克兰农业工业综合体的过境生产，但从21岁开始续签。在引入欧洲委员会之后，对某些类型的华沙农产品的进口限制了进口欧盟领土，废除了国家对乌克兰农业生产的禁令。 同时，华沙提出了欧洲委员会从乌克兰进口其他类型的Agrus生产，包括肉果，蜂蜜，鸡蛋，家禽肉等。</text:p>
      <text:p text:style-name="P4">
<text:span text:style-name="T5">
foto：mrirw</text:span>
</text:p>
      <text:p text:style-name="P4">
News Source: <text:a xlink:type="simple" xlink:href="https://www.ukrinform.ua/rubric-economy/3704706-solskij-obgovoriv-z-polskim-kolegou-tranzit-ukrainskoi-agroprodukcii.html" text:style-name="Internet_20_link" text:visited-style-name="Visited_20_Internet_20_Link">
https://www.ukrinform.ua/rubric-economy/3704706-solskij-obgovoriv-z-polskim-kolegou-tranzit-ukrainskoi-agroprodukcii.html</text:a>
</text:p>
      <!--NEWS-->
      <text:h text:style-name="P10" text:outline-level="1">
<text:span text:style-name="T4">
荷兰在给乌克兰F -16 -Rutte Fighters中看不到禁忌</text:span>
</text:h>
      <text:p text:style-name="P4">
作者: Ukrinform (Person)</text:p>
      <text:p text:style-name="P4">
出版商: Укринформ (Organization)</text:p>
      <text:p text:style-name="P4">
出版时间: 2023-05-04T16:50:00+03:00</text:p>
      <text:p text:style-name="P4">
修改时间: 2023-05-04T16:50:00+03:00</text:p>
      <text:p text:style-name="P4">
描述: 荷兰与合作伙伴一起为向乌克兰提供了F-16战斗机的斗士提供了选择，在此问题上没有禁忌。  - 乌克林。</text:p>
      <text:p text:style-name="P4">
图片: ["<text:a xlink:type="simple" xlink:href="https://static.ukrinform.com/photos/2023_05/thumb_files/630_360_1683205359-600.jpeg" text:style-name="Internet_20_link" text:visited-style-name="Visited_20_Internet_20_Link">
630_360_16832...</text:a>
"]</text:p>
      <text:p text:style-name="P4">
标签: ['Нідерланди', 'Рютте', 'Україна', 'Винищувач']</text:p>
      <text:p text:style-name="P4">
类型: Article</text:p>
      <!--METADATA-->
      <text:p text:style-name="P4">
<draw:frame draw:style-name="fr1" draw:name="Image95" text:anchor-type="as-char" svg:width="6.9236in" svg:height="3.956343in" draw:z-index="0">
<draw:image xlink:href="../Images/yкринформ/2023-05-04T16-50-00-03-00/630_360_1683205359-600.jpeg" xlink:type="simple" xlink:show="embed" xlink:actuate="onLoad" draw:mime-type="image/jpeg"/>
</draw:frame>
荷兰与合作伙伴一起为提供F-16乌克兰人提供了选择，在此问题上没有禁忌。</text:p>
      <text:p text:style-name="P4">
乌克林通讯员的报道，这是由荷兰总理马克·鲁特(Mark Rutte)在海牙与乌克兰沃罗迪米尔·泽伦斯基(Ukraine Volodymyr Zelensky)和比利时总理德克鲁(Belgiumiexnder de Croo Press Conferess)的一家联合时指出的。</text:p>
      <text:p text:style-name="P4">
特别是根据Rutte的说法，关于提供乌克兰<text:a xlink:type="simple" xlink:href="https://www.ukrinform.ua/tag-litak" text:style-name="Internet_20_link" text:visited-style-name="Visited_20_Internet_20_Link">
</text:a>
没有禁忌。</text:p>
      <text:p text:style-name="P4">
“我们正在与我们的合作伙伴，比利时，英国，丹麦和其他人一起工作，以某种方式将这一讨论终结。我们仍然摆脱困境。这是一个敏感的问题，我真的用Leopard 2 Tanks看到了它，我看到了它，我看到了它在有法国榴弹炮之前 - 我们需要时间来得出一个共同的结论。但是现在榴弹炮在乌克兰“豹2”中已交付给乌克兰，”鲁特说。</text:p>
      <text:p text:style-name="P4">
<text:span text:style-name="T4">
另请阅读：</text:span>
 <text:a xlink:type="simple" xlink:href="https://www.ukrinform.ua/rubric-ato/3704193-prezident-finlandii-poasniv-comu-poki-ne-mozut-peredati-ukraini-vinisuvaci-hornet.html" text:style-name="Internet_20_link" text:visited-style-name="Visited_20_Internet_20_Link">
<text:span text:style-name="T4">
战斗机</text:span>
</text:a>
据报道，总统沃迪米尔·泽伦斯基(Volodymyr Zelenskyy)表示，乌克兰预计将是给予西方F-16飞机伙伴的问题。</text:p>
      <text:p text:style-name="P4">
News Source: <text:a xlink:type="simple" xlink:href="https://www.ukrinform.ua/rubric-ato/3704708-niderlandi-ne-bacat-tabu-v-nadanni-ukraini-vinisuvaciv-f16-rutte.html" text:style-name="Internet_20_link" text:visited-style-name="Visited_20_Internet_20_Link">
https://www.ukrinform.ua/rubric-ato/3704708-niderlandi-ne-bacat-tabu-v-nadanni-ukraini-vinisuvaciv-f16-rutte.html</text:a>
</text:p>
      <!--NEWS-->
      <text:h text:style-name="P10" text:outline-level="1">
<text:span text:style-name="T4">
敖德萨市长特鲁卡诺夫被拘留</text:span>
</text:h>
      <text:p text:style-name="P4">
作者: Ukrinform (Person)</text:p>
      <text:p text:style-name="P4">
出版商: Укринформ (Organization)</text:p>
      <text:p text:style-name="P4">
出版时间: 2023-05-04T16:54:00+03:00</text:p>
      <text:p text:style-name="P4">
修改时间: 2023-05-04T16:54:00+03:00</text:p>
      <text:p text:style-name="P4">
描述: </text:p>
      <text:p text:style-name="P4">
→Ö月，  - I的，。: </text:p>
      <text:p text:style-name="P4">
图片: ["<text:a xlink:type="simple" xlink:href="https://static.ukrinform.com/photos/2019_03/thumb_files/630_360_1552301828-509.jpg" text:style-name="Internet_20_link" text:visited-style-name="Visited_20_Internet_20_Link">
630_360_15523...</text:a>
"]</text:p>
      <text:p text:style-name="P4">
标签: ['Арешт', 'Одеса', 'Труханов', 'Краян']</text:p>
      <text:p text:style-name="P4">
类型: Article</text:p>
      <!--METADATA-->
      <text:p text:style-name="P4">
<draw:frame draw:style-name="fr1" draw:name="Image96" text:anchor-type="as-char" svg:width="6.9236in" svg:height="3.956343in" draw:z-index="0">
<draw:image xlink:href="../Images/yкринформ/2023-05-04T16-54-00-03-00/630_360_1552301828-509.jpg" xlink:type="simple" xlink:show="embed" xlink:actuate="onLoad" draw:mime-type="image/jpeg"/>
</draw:frame>
Gennady Trukhanov的敖德萨市负责人被拘留。</text:p>
      <text:p text:style-name="P4">
这是在[]中报道的(https://t.me/sap_gov_ua/1350)报道说，特别反腐败检察官办公室报道。</text:p>
      <text:p text:style-name="P4">
“敖德萨“ krajan”的案子 - 敖德萨市长被拘留。 详细信息，”消息写道。</text:p>
      <text:p text:style-name="P4">
5月4日(星期四)蜡，决定逮捕特鲁克哈诺夫(Trukhanov)，并有可能获得1300万UAH的保释。</text:p>
      <text:p text:style-name="P4">
“最高反腐败法院以拘留的形式选择了敖德萨市长，有可能使1300万4200万UAH成为承诺，”法院对乌克林福姆的评论说。</text:p>
      <text:p text:style-name="P4">
她补充说，敖德萨市长已在法庭上被拘留。</text:p>
      <text:p text:style-name="P4">
承诺必须在五个工作日内作出。</text:p>
      <text:p text:style-name="P4">
<text:span text:style-name="T4">
另请阅读：</text:span>
 <text:a xlink:type="simple" xlink:href="https://www.ukrinform.ua/rubric-society/3701126-sprava-kraan-zastupniku-mera-odesi-priznacili-5-miljoniv-zastavi.html" text:style-name="Internet_20_link" text:visited-style-name="Visited_20_Internet_20_Link">
<text:span text:style-name="T4">
 krayan </text:span>
</text:a>
就承诺而言，法院对他承担了许多责任：不要离开居住的内容，到达调查人员，向护照移交给海外的电子控制手段。</text:p>
      <text:p text:style-name="P4">
在给乌克林福姆的评论中，SAP Postolyuk的《新闻报》解释说，检察官有一名检察官，要求逮捕敖德萨市长的要求，因为公元前25年是通过预防措施以一项预防措施的形式选择的事实。 UAH 3000万，但没有引入。</text:p>
      <text:p text:style-name="P4">
“他对此做出了承诺，没有有正当理由就没有出庭，因此检察官上法庭。 法院部分批准了检察官的要求，并以逮捕的形式改变了逮捕措施，替代了1300万4200万UAH进行交换，” Postolyuk说。</text:p>
      <text:p text:style-name="P4">
根据纳布的说法，2016年，敖德萨市长<text:a xlink:type="simple" xlink:href="https://www.ukrinform.ua/tag-truhanov" text:style-name="Internet_20_link" text:visited-style-name="Visited_20_Internet_20_Link">
</text:a>
他们与其他敖德萨官员和私人公司的代表一起，拥有9200万UAH的敖德萨市当地预算。</text:p>
      <text:p text:style-name="P4">
NABU侦探和SAP检察官于2016年12月提起了这些资金的参考，这些资金已转移到LLC DevelopmentEite的帐户。 2020年1月24日，Trukhanov与他的同伙报告了怀疑。</text:p>
      <text:p text:style-name="P4">
总共有12个船员在Krayan和SAP工厂负责，其中有8个由Wax倾听了该案。 关于其中一位参与者，该案与她的死亡有关。2018年10月，敖德萨的马利诺夫斯基地​​方法院保证了该计划的八人，其中包括 - 金特纳迪·特鲁克哈诺夫。 最后，法院证明了案件中涉及的所有人员的合理性。</text:p>
      <text:p text:style-name="P4">
2021年2月，WACS上诉商会废除了Odessa Vykomalinovsky Court，但无法开始案件。 打击腐败中心的中心在两年内被任命约35次法院会议，但他们无法通过预备会议。</text:p>
      <text:p text:style-name="P4">
4月25日，最高反腐败法院仍举行会议，并改变了敖德萨市长Gennady Trukhanov的活动。(https://www.ukrinform.ua/rubric-society/3700677-vaks-priznaciv-truhanovu-zastavu-u-ponad-30-miljoniv-centr-protidii-korupcii.html)这是“ Krajan”的问题。</text:p>
      <text:p text:style-name="P4">
News Source: <text:a xlink:type="simple" xlink:href="https://www.ukrinform.ua/rubric-regions/3704714-mera-odesi-truhanova-vzali-pid-vartu.html" text:style-name="Internet_20_link" text:visited-style-name="Visited_20_Internet_20_Link">
https://www.ukrinform.ua/rubric-regions/3704714-mera-odesi-truhanova-vzali-pid-vartu.html</text:a>
</text:p>
      <!--NEWS-->
      <text:h text:style-name="P10" text:outline-level="1">
<text:span text:style-name="T4">
在基辅注册了近25万名流离失所者</text:span>
</text:h>
      <text:p text:style-name="P4">
作者: Ukrinform (Person)</text:p>
      <text:p text:style-name="P4">
出版商: Укринформ (Organization)</text:p>
      <text:p text:style-name="P4">
出版时间: 2023-05-04T16:56:03+03:00</text:p>
      <text:p text:style-name="P4">
修改时间: 2023-05-04T16:56:03+03:00</text:p>
      <text:p text:style-name="P4">
描述: 从对基辅的全面入侵开始，近25万名国内流离失所者已经注册，其中有4.5万名儿童。  - 乌克林。</text:p>
      <text:p text:style-name="P4">
图片: ["<text:a xlink:type="simple" xlink:href="https://static.ukrinform.com/photos/2022_09/thumb_files/630_360_1662451199-588.jpg" text:style-name="Internet_20_link" text:visited-style-name="Visited_20_Internet_20_Link">
630_360_16624...</text:a>
"]</text:p>
      <text:p text:style-name="P4">
标签: ['Переселенці', 'Війна з росією']</text:p>
      <text:p text:style-name="P4">
类型: Article</text:p>
      <!--METADATA-->
      <text:p text:style-name="P4">
<draw:frame draw:style-name="fr1" draw:name="Image97" text:anchor-type="as-char" svg:width="6.9236in" svg:height="3.947875in" draw:z-index="0">
<draw:image xlink:href="../Images/yкринформ/2023-05-04T16-56-03-03-00/630_360_1662451199-588.jpg" xlink:type="simple" xlink:show="embed" xlink:actuate="onLoad" draw:mime-type="image/jpeg"/>
</draw:frame>
首先，在基辅注册的近25万名国内流离失所者，其中有45,000多名儿童在基辅注册。</text:p>
      <text:p text:style-name="P4">
新闻服务报告<text:a xlink:type="simple" xlink:href="http://kyivcity.gov.ua/news/vid_pochatku_povnomasshtabnogo_rosiyskogo_vtorgnennya_v_kiyevi_zareyestruvalisya_mayzhe_250_tisyach_vnutrishno_peremischenikh_osib/" text:style-name="Internet_20_link" text:visited-style-name="Visited_20_Internet_20_Link">
</text:a>
据报道，关于KSCA Marina Honda副主席的评论。</text:p>
      <text:p text:style-name="P4">
“从首都的全面入侵开始，将近2.5万人搬到了首都，他们被迫通过俄罗斯侵略离开家园。从他们那里有超过45,000人是孩子。 Khonda说：“国内流离失所者是在基夫的达尼特斯基地区争论的，近4万，奥伯隆 - 超过3万多名，大约2.9万。”</text:p>
      <text:p text:style-name="P4">
<text:span text:style-name="T4">
另请阅读：</text:span>
 <text:a xlink:type="simple" xlink:href="https://www.ukrinform.ua/rubric-society/3703763-urad-rozsiriv-perelik-pereselenciv-aki-maut-pravo-na-timcasove-zitlo.html" text:style-name="Internet_20_link" text:visited-style-name="Visited_20_Internet_20_Link">
<text:span text:style-name="T4">
流离失所的人</text:span>
</text:a>
根据她的说法，自2014年以来，已有38.4万个创新的人在首都登记，其中约有66,000名儿童。</text:p>
      <text:p text:style-name="P4">
“这些人有3万多个家庭，超过64,000名养老金领取者和近14,000名残疾人。 大多数人从顿涅茨克和卢甘斯克地区迁移。 还有许多Kherson，Kharkiv和Zaporizhzhia。 我们还将了解到，人数要高得多，因为并不是每个人都注册为VAPO，” KSCA副主席说。</text:p>
      <text:p text:style-name="P4">
本田提醒，要注册为内部流离失所者，有必要联系居住人口或行政服务中心的社会保护管理。 您也可以通过操作“动作”提交申请。</text:p>
      <text:p text:style-name="P4">
<text:span text:style-name="T4">
另请阅读：</text:span>
 <text:a xlink:type="simple" xlink:href="https://www.ukrinform.ua/rubric-technology/3704007-v-ukraini-stvorili-catbot-dla-pereselenciv.html" text:style-name="Internet_20_link" text:visited-style-name="Visited_20_Internet_20_Link">
<text:span text:style-name="T4">
流离失所的人</text:span>
</text:a>
正如乌克林福姆(Ukrinform)报道的，对于<text:a xlink:type="simple" xlink:href="https://www.ukrinform.ua/tag-kiiv" text:style-name="Internet_20_link" text:visited-style-name="Visited_20_Internet_20_Link">
</text:a>
，lviv，Ivano-Frankivsk和Chernivtsi。(https://www.ukrinform.ua/rubric-technology/3704007-v-ukraini-stvorili-catbot-dla-pereselenciv.html)这将促进人们在新的住宿地点的迅速融合。</text:p>
      <text:p text:style-name="P4">
News Source: <text:a xlink:type="simple" xlink:href="https://www.ukrinform.ua/rubric-kyiv/3704712-u-kievi-zareestruvalisa-majze-250-tisac-pereselenciv.html" text:style-name="Internet_20_link" text:visited-style-name="Visited_20_Internet_20_Link">
https://www.ukrinform.ua/rubric-kyiv/3704712-u-kievi-zareestruvalisa-majze-250-tisac-pereselenciv.html</text:a>
</text:p>
      <!--NEWS-->
      <text:h text:style-name="P10" text:outline-level="1">
<text:span text:style-name="T4">
俄罗斯联邦正在努力使与美国的关系陷入...</text:span>
</text:h>
      <text:p text:style-name="P4">
作者: liveuamap (Language: en)</text:p>
      <text:p text:style-name="P4">
时间: 2023-05-04T16:59:14</text:p>
      <text:p text:style-name="P4">
地点: Moskva, Moscow (Latitude:55.74562 Longtitude:37.58389)</text:p>
      <text:p text:style-name="P4">
视频: []</text:p>
      <text:p text:style-name="P4">
图片: []</text:p>
      <text:p text:style-name="P4">
标签: ["Russia", "USA"]</text:p>
      <text:p text:style-name="P4">
Id: 22560493</text:p>
      <!--METADATA-->
      <text:p text:style-name="P4">
俄罗斯外交部长瑞雅科夫(Ryabkov)表示，俄罗斯联邦正在努力与美国的关系保持与美国的关系。 据他介绍，俄罗斯准备好使用一切手段，没有人可以侵犯该国的领导权的安全。</text:p>
      <text:p text:style-name="P4">
新闻集链接：<text:a xlink:type="simple" xlink:href="https://liveuamap.com/en/2023/4-may-the-russian-federation-is-working-to-keep-relations" text:style-name="Internet_20_link" text:visited-style-name="Visited_20_Internet_20_Link">
https://liveuamap.com/en/2023/4-may-the-the-russian-federation-is-working-to-keep-ryations</text:a>
</text:p>
      <text:p text:style-name="P4">
News Source: <text:a xlink:type="simple" xlink:href="https://t.me/rusbrief/114406" text:style-name="Internet_20_link" text:visited-style-name="Visited_20_Internet_20_Link">
https://t.me/rusbrief/114406</text:a>
</text:p>
      <!--NEWS-->
      <text:h text:style-name="P10" text:outline-level="1">
<text:span text:style-name="T4">
在LVIV中，医生进行了五次一次移植</text:span>
</text:h>
      <text:p text:style-name="P4">
作者: Ukrinform (Person)</text:p>
      <text:p text:style-name="P4">
出版商: Укринформ (Organization)</text:p>
      <text:p text:style-name="P4">
出版时间: 2023-05-04T17:00:00+03:00</text:p>
      <text:p text:style-name="P4">
修改时间: 2023-05-04T17:00:00+03:00</text:p>
      <text:p text:style-name="P4">
描述: 在LVIV中，医生对四名患者进行了五次一次时间：心脏，肺，肝脏，肾脏和胰腺。  - 乌克林。</text:p>
      <text:p text:style-name="P4">
图片: ["<text:a xlink:type="simple" xlink:href="https://static.ukrinform.com/photos/2023_05/thumb_files/630_360_1683208678-328.jpg" text:style-name="Internet_20_link" text:visited-style-name="Visited_20_Internet_20_Link">
630_360_16832...</text:a>
"]</text:p>
      <text:p text:style-name="P4">
标签: ['Львів', 'Операція', 'Трансплантація', 'Лікарі']</text:p>
      <text:p text:style-name="P4">
类型: Article</text:p>
      <!--METADATA-->
      <text:p text:style-name="P4">
<draw:frame draw:style-name="fr1" draw:name="Image98" text:anchor-type="as-char" svg:width="6.9236in" svg:height="3.956343in" draw:z-index="0">
<draw:image xlink:href="../Images/yкринформ/2023-05-04T17-00-00-03-00/630_360_1683208678-328.jpg" xlink:type="simple" xlink:show="embed" xlink:actuate="onLoad" draw:mime-type="image/jpeg"/>
</draw:frame>
在LVIV中，在四名患者中进行了五次一次移植：心脏，肺，肝脏，肾脏和胰腺。</text:p>
      <text:p text:style-name="P4">
关于<text:a xlink:type="simple" xlink:href="https://www.facebook.com/viktor.liashko/posts/pfbid02anGHHSNQaAhZGZWaKmFfK39mZSVEaXsSrnP3p7Xo7TbAWnda95uobsnFbtR1Zraul" text:style-name="Internet_20_link" text:visited-style-name="Visited_20_Internet_20_Link">
</text:a>
乌克林福姆报道说，卫生部长维克多·莱什科(Viktor Lyashko)报道。</text:p>
      <text:p text:style-name="P4">
“ []的医生(https://www.ukrinform.ua/tag-lviv)进行了创纪录的一件症状移植：移植心脏，肺，肝，肾脏和胰腺。 四个生命得救了，”莱什科写道</text:p>
      <text:p text:style-name="P4">
据部长称，肾脏和胰腺收到了33岁的里凡恩地区的护士Olena Tkachuk，他们从五年开始患有糖尿病。 婴儿的下午也被拒绝了肾脏。 “手术持续了将近9个小时：六个小时，她被胰腺移植了2个多小时 - 一个晚上。今天，在干预后的第11天，埃琳娜回家了。她被释放了生日。”</text:p>
      <text:p text:style-name="P4">
据他说，由于一家人死于中风的家庭的决定，奥利娜·塔卡胡克(Olena Tkachuk)的第二人生和三人的决定。 他42岁。 Novovolynsk医院的医生说大脑死亡。 一家人为捐赠而康复。</text:p>
      <text:p text:style-name="P4">
肺部被移植到顿涅茨克地区的一名男子，后者被诊断出患有肺部囊性发育不全。 三年来，他生活在氧气支持下。</text:p>
      <text:p text:style-name="P4">
肝脏由一名43岁的Transcarpathia居民移植。 他自己的谋杀器官。 近几个月来，这个人一直在生与死之间保持平衡。 根据统计，在第三人民无法生存之后，他幸免于难。</text:p>
      <text:p text:style-name="P4">
一位48岁的利沃夫居民将心脏移植。 一个男人车臣在他的救援机构。 他患有心肌病。 心脏每时每刻都无法抽血和冒险。</text:p>
      <text:p text:style-name="P4">
<text:span text:style-name="T4">
另请阅读：</text:span>
 <text:a xlink:type="simple" xlink:href="https://www.ukrinform.ua/rubric-regions/3703543-u-lvovi-prooperuvali-nemovla-z-ridkisnou-patologieu.html" text:style-name="Internet_20_link" text:visited-style-name="Visited_20_Internet_20_Link">
</text:a>
部长强调，胰腺移植被认为是世界上最熟悉的手术之一。 基辅诊所“ Theophania”的外科医生帮助其向第一医学协会的医生进行。</text:p>
      <text:p text:style-name="P4">
“这些医生在乌克兰医学历史上创建了一个新页面。引入新型器官移植是一项伟大的成就，能够挽救乌克兰人的生命。我很自豪，现在在乌克兰已经有可能，” Lyashko。强调。<text:span text:style-name="T5">
foto：Victor Lyashko / Facebook</text:span>
</text:p>
      <text:p text:style-name="P4">
News Source: <text:a xlink:type="simple" xlink:href="https://www.ukrinform.ua/rubric-regions/3704718-u-lvovi-likari-proveli-pat-odnomomentnih-transplantacij.html" text:style-name="Internet_20_link" text:visited-style-name="Visited_20_Internet_20_Link">
https://www.ukrinform.ua/rubric-regions/3704718-u-lvovi-likari-proveli-pat-odnomomentnih-transplantacij.html</text:a>
</text:p>
      <!--NEWS-->
      <text:h text:style-name="P10" text:outline-level="1">
<text:span text:style-name="T4">
目前没有迹象表明乌克兰是对克里姆林宫 - 美国情报的攻击</text:span>
</text:h>
      <text:p text:style-name="P4">
作者: Ukrinform (Person)</text:p>
      <text:p text:style-name="P4">
出版商: Укринформ (Organization)</text:p>
      <text:p text:style-name="P4">
出版时间: 2023-05-04T17:02:50+03:00</text:p>
      <text:p text:style-name="P4">
修改时间: 2023-05-04T17:02:50+03:00</text:p>
      <text:p text:style-name="P4">
描述: 美国情报人员认为，没有迹象表明乌克兰可能对克里姆林宫进行攻击。  - 乌克林。</text:p>
      <text:p text:style-name="P4">
图片: ["<text:a xlink:type="simple" xlink:href="https://static.ukrinform.com/photos/2023_05/thumb_files/630_360_1683178427-753.jpg" text:style-name="Internet_20_link" text:visited-style-name="Visited_20_Internet_20_Link">
630_360_16831...</text:a>
"]</text:p>
      <text:p text:style-name="P4">
标签: ['Кремль', 'Розвідка', 'США', 'Сенат', 'Дрон']</text:p>
      <text:p text:style-name="P4">
类型: Article</text:p>
      <!--METADATA-->
      <text:p text:style-name="P4">
<draw:frame draw:style-name="fr1" draw:name="Image99" text:anchor-type="as-char" svg:width="6.9236in" svg:height="3.956343in" draw:z-index="0">
<draw:image xlink:href="../Images/yкринформ/2023-05-04T17-02-50-03-00/630_360_1683178427-753.jpg" xlink:type="simple" xlink:show="embed" xlink:actuate="onLoad" draw:mime-type="image/jpeg"/>
</draw:frame>
情报人员认为，乌克兰没有对克里姆林宫的令人愉快的攻击。</text:p>
      <text:p text:style-name="P4">
正如乌克林福姆报道的那样，它报告了<text:a xlink:type="simple" xlink:href="http://edition.cnn.com/europe/live-news/russia-ukraine-war-news-05-03-23/h_8ab725b9bb008bb3b346d7e6fa644739" text:style-name="Internet_20_link" text:visited-style-name="Visited_20_Internet_20_Link">
</text:a>
。</text:p>
      <text:p text:style-name="P4">
参议院情报委员会主席马克·华纳(Mark Warner)参议员<text:a xlink:type="simple" xlink:href="https://www.ukrinform.ua/tag-ssa" text:style-name="Internet_20_link" text:visited-style-name="Visited_20_Internet_20_Link">
</text:a>
他周三告诉记者，没有迹象表明乌克兰遭受了克里姆林宫ragotone的袭击。</text:p>
      <text:p text:style-name="P4">
华纳(Warner)在与中央情报局(CIA)董事威廉本(Williamburn)的封闭式简报后发表了评论，莫斯科(Moscow)曾试图对乌克兰一侧的弗拉基米尔·普京(Vladimir Putin)进行企图。</text:p>
      <text:p text:style-name="P4">
华纳说：“我们仍然没有太多信息。”</text:p>
      <text:p text:style-name="P4">
<text:span text:style-name="T4">
另请阅读：</text:span>
 <text:a xlink:type="simple" xlink:href="https://www.ukrinform.ua/rubric-ato/3704483-rf-imovirno-sama-vlastuvala-ataku-na-kreml-isw.html" text:style-name="Internet_20_link" text:visited-style-name="Visited_20_Internet_20_Link">
<text:span text:style-name="T4">
 kremlin </text:span>
</text:a>
“我认为委员会提供了我们收到的所有信息。 至少在当时没有迹象表明(攻击 - 红色。)消息人士是乌克兰，”参议员补充说。</text:p>
      <text:p text:style-name="P4">
当被问及美国情报服务是否排除了乌克兰在这次攻击背后的版本时，华纳再次强调可能还为时过早，但没有迹象表明是这样。</text:p>
      <text:p text:style-name="P4">
<text:span text:style-name="T4">
另请阅读：</text:span>
 <text:a xlink:type="simple" xlink:href="https://www.ukrinform.ua/rubric-polytics/3704660-u-bilomu-domi-nazvali-bezgluzdimi-zaavi-peskova-pro-pricetnist-ssa-do-ataki-na-kreml.html" text:style-name="Internet_20_link" text:visited-style-name="Visited_20_Internet_20_Link">
<text:span text:style-name="T4">
 kremlin </text:span>
</text:a>
正如乌克林福姆报道的那样，5月3日，俄罗斯总统的新闻服务宣布试图罢工克里姆林宫。 据说，克里姆林宫将中风视为“计划中的恐怖行动和胜利日rfna前夕的企图”。</text:p>
      <text:p text:style-name="P4">
沃迪米尔总统Zelenskyy否认乌克兰参与俄罗斯联邦总统的纳兹瑞夫住所的袭击。</text:p>
      <text:p text:style-name="P4">
News Source: <text:a xlink:type="simple" xlink:href="https://www.ukrinform.ua/rubric-ato/3704720-narazi-nemae-zodnih-oznak-togo-so-za-atakou-na-kreml-stoit-ukraina-rozvidka-ssa.html" text:style-name="Internet_20_link" text:visited-style-name="Visited_20_Internet_20_Link">
https://www.ukrinform.ua/rubric-ato/3704720-narazi-nemae-zodnih-oznak-togo-so-za-atakou-na-kreml-stoit-ukraina-rozvidka-ssa.html</text:a>
</text:p>
      <!--NEWS-->
      <text:h text:style-name="P10" text:outline-level="1">
<text:span text:style-name="T4">
自2021年以来，国防部通过互联网向村庄提供了超过一百万的乌克兰人</text:span>
</text:h>
      <text:p text:style-name="P4">
作者: Ukrinform (Person)</text:p>
      <text:p text:style-name="P4">
出版商: Укринформ (Organization)</text:p>
      <text:p text:style-name="P4">
出版时间: 2023-05-04T17:07:00+03:00</text:p>
      <text:p text:style-name="P4">
修改时间: 2023-05-04T17:07:00+03:00</text:p>
      <text:p text:style-name="P4">
描述: 自互联网亚发项项目启动以来，数字化转型部为3268个村庄提供了超过100万乌克兰人。  - 乌克林。</text:p>
      <text:p text:style-name="P4">
图片: ["<text:a xlink:type="simple" xlink:href="https://static.ukrinform.com/photos/2019_04/thumb_files/630_360_1555587621-410.jpg" text:style-name="Internet_20_link" text:visited-style-name="Visited_20_Internet_20_Link">
630_360_15555...</text:a>
"]</text:p>
      <text:p text:style-name="P4">
标签: ['Інтернет', 'Село', "Зв'язок", 'Мінцифри']</text:p>
      <text:p text:style-name="P4">
类型: Article</text:p>
      <!--METADATA-->
      <text:p text:style-name="P4">
<draw:frame draw:style-name="fr1" draw:name="Image100" text:anchor-type="as-char" svg:width="6.9236in" svg:height="3.956343in" draw:z-index="0">
<draw:image xlink:href="../Images/yкринформ/2023-05-04T17-07-00-03-00/630_360_1555587621-410.jpg" xlink:type="simple" xlink:show="embed" xlink:actuate="onLoad" draw:mime-type="image/jpeg"/>
</draw:frame>
数字化转型部已为3268个村庄提供了超过100万个乌克兰人，从互联网亚发项项目启动开始就具有高度存在的村庄。</text:p>
      <text:p text:style-name="P4">
关于IT报告乌克林福姆，参考新闻服务(https://t.me/mintsyfra/4035)。</text:p>
      <text:p text:style-name="P4">
“今年，拥有高速互联网的村庄中有6,000多名乌克兰人。 通过[]的资金进行了测试(https://www.ukrinform.ua/tag-internet) - 通过透明过程保存的散文。 自2021年以来，Rapid Internet首次访问了3268个村庄的100万以上乌克兰人。 消息说：“还有750万所学校，医院和其他社会机构目前存在Wi -Fi。”</text:p>
      <text:p text:style-name="P4">
该部表示，在项目开始时，任务部团队超出了国家预算的2.167亿UAH的计划和责任前。 优化流程的Azavers，而不是分配的UAH 5亿美元，并投资了UAH 3.16亿。</text:p>
      <text:p text:style-name="P4">
新闻服务总结说：“这是克服数字差距并提供平等机会的有力步骤，无论其居住地如何：百万富翁或一个小村庄。”</text:p>
      <text:p text:style-name="P4">
<text:span text:style-name="T4">
另请阅读：</text:span>
 <text:a xlink:type="simple" xlink:href="https://www.ukrinform.ua/rubric-technology/3701470-programa-vidnovlenna-telekominfrastrukturi-buduetsa-na-vprovadzenni-5g-fedorov.html" text:style-name="Internet_20_link" text:visited-style-name="Visited_20_Internet_20_Link">
</text:a>
据报道，自全面入侵开始以来，乌克兰已经收到了42,000个终端的Starlink卫星互联网连接，这些连接提供了关键的基础设施。</text:p>
      <text:p text:style-name="P4">
News Source: <text:a xlink:type="simple" xlink:href="https://www.ukrinform.ua/rubric-technology/3704723-mincifri-z-2021-roku-zabezpecilo-internetom-ponad-miljon-ukrainciv-u-selah.html" text:style-name="Internet_20_link" text:visited-style-name="Visited_20_Internet_20_Link">
https://www.ukrinform.ua/rubric-technology/3704723-mincifri-z-2021-roku-zabezpecilo-internetom-ponad-miljon-ukrainciv-u-selah.html</text:a>
</text:p>
      <!--NEWS-->
      <text:h text:style-name="P10" text:outline-level="1">
<text:span text:style-name="T4">
俄罗斯对乌克兰环境造成了损失超过2万亿</text:span>
</text:h>
      <text:p text:style-name="P4">
作者: Ukrinform (Person)</text:p>
      <text:p text:style-name="P4">
出版商: Укринформ (Organization)</text:p>
      <text:p text:style-name="P4">
出版时间: 2023-05-04T17:09:09+03:00</text:p>
      <text:p text:style-name="P4">
修改时间: 2023-05-04T17:09:09+03:00</text:p>
      <text:p text:style-name="P4">
描述: 不可能以绝对数量估算对乌克兰环境造成的损害，但总的来说，这笔数量超过了2万亿UAH。  - 乌克林。</text:p>
      <text:p text:style-name="P4">
图片: ["<text:a xlink:type="simple" xlink:href="https://static.ukrinform.com/photos/2022_11/thumb_files/630_360_1667738451-609.jpg" text:style-name="Internet_20_link" text:visited-style-name="Visited_20_Internet_20_Link">
630_360_16677...</text:a>
", "<text:a xlink:type="simple" xlink:href="https://static.ukrinform.com/photos/2023_05/1683209285-588.jpg" text:style-name="Internet_20_link" text:visited-style-name="Visited_20_Internet_20_Link">
1683209285-58...</text:a>
"]</text:p>
      <text:p text:style-name="P4">
标签: ['Екологія', 'Міндовкілля', 'Збитки', 'Війна з росією']</text:p>
      <text:p text:style-name="P4">
类型: Article</text:p>
      <!--METADATA-->
      <text:p text:style-name="P4">
<draw:frame draw:style-name="fr1" draw:name="Image101" text:anchor-type="as-char" svg:width="6.9236in" svg:height="3.956343in" draw:z-index="0">
<draw:image xlink:href="../Images/yкринформ/2023-05-04T17-09-09-03-00/630_360_1667738451-609.jpg" xlink:type="simple" xlink:show="embed" xlink:actuate="onLoad" draw:mime-type="image/jpeg"/>
</draw:frame>
尚不能够以绝对数量估算乌克兰环境的损害，但这超过了2万亿UAH。</text:p>
      <text:p text:style-name="P4">
自然储备基金和土地资源部主任Eduard Eduard Arustamyan在讨论“自然和生物圈储备的后果，国家公园的后果”。</text:p>
      <text:p text:style-name="P4">
“根据初步的估计，俄罗斯损失了超过200万亿卢比的乌克兰环境。 但是，到目前为止，这些数字是非常有条件的数字，因为我们仍然无法进入放心的大型领土，” Arustamyan说。</text:p>
      <text:p text:style-name="P4">
<draw:frame draw:style-name="fr1" draw:name="Image102" text:anchor-type="as-char" svg:width="6.9236in" svg:height="4.615733in" draw:z-index="0">
<draw:image xlink:href="../Images/yкринформ/2023-05-04T17-09-09-03-00/1683209285-588.jpg" xlink:type="simple" xlink:show="embed" xlink:actuate="onLoad" draw:mime-type="image/jpeg"/>
</draw:frame>
特别是，在自然储备基金的对象中，霍森的占领国家公园和奥什科夫斯基沙滩，Svyatoslav Svyatoslav，Mykolaiv地区，Azov National Natural Park和Meotida Park的Zaporizhzhya地区的大Meadow占领。</text:p>
      <text:p text:style-name="P4">
这些公园的负责人和科学部门将在可能的情况下远程工作。</text:p>
      <text:p text:style-name="P4">
“ Kherson地区的Kamianskaya Sich已经是Deookupopomen，但仍被定期炮击所取代和影响。 我们知道塔姆吉发生了一百多次大火。 俄罗斯人在受保护领土上进行了乳房生物库，他们记录了脑在海中的大量死亡。” Mindovkil的代表补充说。</text:p>
      <text:p text:style-name="P4">
<text:span text:style-name="T4">
另请阅读：</text:span>
 <text:a xlink:type="simple" xlink:href="https://www.ukrinform.ua/rubric-economy/3700817-fao-rozrobit-programu-dopomogi-dla-ukrainskih-lisiv.html" text:style-name="Internet_20_link" text:visited-style-name="Visited_20_Internet_20_Link">
</text:a>
据他说，自然储备基金领土的情况没有行政理事机构</text:p>
      <text:p text:style-name="P4">
这位官员补充说：“还有许多其他领土没有政府，但只有自然的保护状况。了解那里发生的事情以及我们将爱的损失几乎是不可能的。”</text:p>
      <text:p text:style-name="P4">
他还回忆说，对于通过特殊专业开发和批准的矿工损失的计算，该矿工的计算是参与国家的<text:a xlink:type="simple" xlink:href="https://www.ukrinform.ua/tag-ekologia" text:style-name="Internet_20_link" text:visited-style-name="Visited_20_Internet_20_Link">
</text:a>
检查。</text:p>
      <text:p text:style-name="P4">
Arustamyan强调说：“当我们有这些数字时，每个数字都会提起诉讼，并准确地指控侵略者的Hryvnia。”</text:p>
      <text:p text:style-name="P4">
据报道，总检察长办公室讨论了法律和秩序的努力以及公众在记录和评估俄罗斯武装侵略的伤害。</text:p>
      <text:p text:style-name="P4">
News Source: <text:a xlink:type="simple" xlink:href="https://www.ukrinform.ua/rubric-society/3704724-rosia-zavdala-zbitkiv-ukrainskomu-dovkillu-na-ponad-2-triljoni.html" text:style-name="Internet_20_link" text:visited-style-name="Visited_20_Internet_20_Link">
https://www.ukrinform.ua/rubric-society/3704724-rosia-zavdala-zbitkiv-ukrainskomu-dovkillu-na-ponad-2-triljoni.html</text:a>
</text:p>
      <!--NEWS-->
      <text:h text:style-name="P10" text:outline-level="1">
<text:span text:style-name="T4">
国际强化联邦将禁止运动员与州旗走秀</text:span>
</text:h>
      <text:p text:style-name="P4">
作者: Ukrinform (Person)</text:p>
      <text:p text:style-name="P4">
出版商: Укринформ (Organization)</text:p>
      <text:p text:style-name="P4">
出版时间: 2023-05-04T17:09:44+03:00</text:p>
      <text:p text:style-name="P4">
修改时间: 2023-05-04T17:09:44+03:00</text:p>
      <text:p text:style-name="P4">
描述: 旗帜仅以虚拟形式出现在竞技场中。  - 乌克林。</text:p>
      <text:p text:style-name="P4">
图片: ["<text:a xlink:type="simple" xlink:href="https://static.ukrinform.com/photos/2023_05/thumb_files/630_360_1683209208-767.jpg" text:style-name="Internet_20_link" text:visited-style-name="Visited_20_Internet_20_Link">
630_360_16832...</text:a>
"]</text:p>
      <text:p text:style-name="P4">
标签: ['Важка атлетика']</text:p>
      <text:p text:style-name="P4">
类型: Article</text:p>
      <!--METADATA-->
      <text:p text:style-name="P4">
<draw:frame draw:style-name="fr1" draw:name="Image103" text:anchor-type="as-char" svg:width="6.9236in" svg:height="3.956343in" draw:z-index="0">
<draw:image xlink:href="../Images/yкринформ/2023-05-04T17-09-44-03-00/630_360_1683209208-767.jpg" xlink:type="simple" xlink:show="embed" xlink:actuate="onLoad" draw:mime-type="image/jpeg"/>
</draw:frame>
旗手只能以虚拟形式出现在竞技场中。</text:p>
      <text:p text:style-name="P4">
国际举重联盟(IWF)禁止在庄严的体育仪式上存在国家旗帜，<text:a xlink:type="simple" xlink:href="https://www.insidethegames.biz/articles/1136635/flags-banned-weightlifting-podium" text:style-name="Internet_20_link" text:visited-style-name="Visited_20_Internet_20_Link">
</text:a>
在奥运会内，乌克林福姆报道。</text:p>
      <text:p text:style-name="P4">
该决定是在亚美尼亚埃里万(Armenian Yerevan)事件发生后做出的，欧洲锦标赛于4月举行。 在开幕式上，该名男子向阿塞拜疆的旗帜着火，并将他从舞台上带走。 事件的结果，球队被撤回了比赛。</text:p>
      <text:p text:style-name="P4">
从现在开始，仪式上的国家旗将无法掌握在体育竞技场的屏幕上的人手中。 相关规定将在联邦大会的下一次会议上正式实施。</text:p>
      <text:p text:style-name="P4">
<text:span text:style-name="T4">
另请阅读：</text:span>
 <text:a xlink:type="simple" xlink:href="https://www.ukrinform.ua/rubric-sports/3699416-ukrainka-manevska-stala-sribnou-prizerkou-cempionatu-evropi-z-vazkoi-atletiki.html" text:style-name="Internet_20_link" text:visited-style-name="Visited_20_Internet_20_Link">
<text:span text:style-name="T4">
田径</text:span>
</text:a>
正如乌克林福姆(Ukrinform)报道的那样，乌克兰国家队从2023年欧洲欧洲杯毕业于埃雷万(Yerevan)毕业于Zosuboma，并获得了奖牌排名第四。</text:p>
      <text:p text:style-name="P4">
照片：Getty图像</text:p>
      <text:p text:style-name="P4">
News Source: <text:a xlink:type="simple" xlink:href="https://www.ukrinform.ua/rubric-sports/3704726-miznarodna-vazkoatleticna-federacia-zaboronit-sportsmenam-vihoditi-na-podiumi-z-derzavnimi-praporami.html" text:style-name="Internet_20_link" text:visited-style-name="Visited_20_Internet_20_Link">
https://www.ukrinform.ua/rubric-sports/3704726-miznarodna-vazkoatleticna-federacia-zaboronit-sportsmenam-vihoditi-na-podiumi-z-derzavnimi-praporami.html</text:a>
</text:p>
      <!--NEWS-->
      <text:h text:style-name="P10" text:outline-level="1">
<text:span text:style-name="T4">
乌克兰，比利时和荷兰已签署了一份联合声明</text:span>
</text:h>
      <text:p text:style-name="P4">
作者: Ukrinform (Person)</text:p>
      <text:p text:style-name="P4">
出版商: Укринформ (Organization)</text:p>
      <text:p text:style-name="P4">
出版时间: 2023-05-04T17:11:00+03:00</text:p>
      <text:p text:style-name="P4">
修改时间: 2023-05-04T17:11:00+03:00</text:p>
      <text:p text:style-name="P4">
描述: 乌克兰，比利时和荷兰已就乌克兰国家的支持和对俄罗斯联邦的压力签署了联合声明。  - 乌克林。</text:p>
      <text:p text:style-name="P4">
图片: ["<text:a xlink:type="simple" xlink:href="https://static.ukrinform.com/photos/2023_05/thumb_files/630_360_1683208050-495.jpg" text:style-name="Internet_20_link" text:visited-style-name="Visited_20_Internet_20_Link">
630_360_16832...</text:a>
"]</text:p>
      <text:p text:style-name="P4">
标签: ['Бельгія', 'Нідерланди', 'Зеленський']</text:p>
      <text:p text:style-name="P4">
类型: Article</text:p>
      <!--METADATA-->
      <text:p text:style-name="P4">
<draw:frame draw:style-name="fr1" draw:name="Image104" text:anchor-type="as-char" svg:width="6.9236in" svg:height="3.956343in" draw:z-index="0">
<draw:image xlink:href="../Images/yкринформ/2023-05-04T17-11-00-03-00/630_360_1683208050-495.jpg" xlink:type="simple" xlink:show="embed" xlink:actuate="onLoad" draw:mime-type="image/jpeg"/>
</draw:frame>
乌克兰，比利时和荷兰已就支持乌克兰国家的支持和对俄罗斯联邦的压力签署了联合声明。</text:p>
      <text:p text:style-name="P4">
该文件的签署是在沃罗赛·米拉泽伦斯基(Volodymyrazellensky)总统访问海牙的框架内进行的，该文件本身发表在[]上。(http://www.president.gov.ua/news/spilna-deklaraciya-ukrayini-korolivstva-belgiya-ta-korolivst-82657)。</text:p>
      <text:p text:style-name="P4">
“比利时王国和荷兰王国证实了它们坚定地支持乌克兰的独立性，主权和领土完整性，以及其国际公认边界的整体边界，以及对乌克兰对自我认可的自我认可的法律的全力支持 - 国防和自己的安全措施的选择是在宣言中。</text:p>
      <text:p text:style-name="P4">
双方在其国际认可的边界内，立即完全，无条件地将整个军事力量从乌克兰领土中撤出，包括军事或不规则的武装部队，可以管理或可以支持俄罗斯联邦。</text:p>
      <text:p text:style-name="P4">
该文件指出，比利时和荷兰将继续向乌克兰提供军事支持，并表示愿意参加乌克兰和平公式的实施。</text:p>
      <text:p text:style-name="P4">
<text:span text:style-name="T4">
另请阅读：</text:span>
 <text:a xlink:type="simple" xlink:href="https://www.ukrinform.ua/rubric-ato/3704691-zelenskij-zaklikav-znati-vsi-tabu-na-postavki-zbroi-dla-ukraini.html" text:style-name="Internet_20_link" text:visited-style-name="Visited_20_Internet_20_Link">
</text:a>
该声明还规定，到乌克兰成为会员时<text:a xlink:type="simple" xlink:href="https://www.ukrinform.ua/tag-nato" text:style-name="Internet_20_link" text:visited-style-name="Visited_20_Internet_20_Link">
</text:a>
比利时和荷兰仍然是乌克兰在进一步欧洲 - 大西洋融合的道路上的支持，并增强了乌克兰保护自己免受当前俄罗斯军事侵略和未来威胁的能力。</text:p>
      <text:p text:style-name="P4">
“乌克兰的安全对于联盟而言至关重要。 在乌克兰伙伴关系的框架内 - 北约比利时和荷兰将有助于长期相互共同的相互共同相互，改革和重建乌克兰国防工业，建筑机构和潜力。 优先事项是乌克兰向标准，学说和北约机构的可持续过渡的明确路线图以及财政支持。 乌克兰，荷兰和比利时期待在2023年7月在维尔纽斯举行的北约峰会上讨论这些问题，”该文件说。</text:p>
      <text:p text:style-name="P4">
<text:span text:style-name="T4">
另请阅读：</text:span>
 <text:a xlink:type="simple" xlink:href="https://www.ukrinform.ua/rubric-polytics/3704577-niderlandi-j-nadali-pidtrimuvatimut-ukrainu-gukstra.html" text:style-name="Internet_20_link" text:visited-style-name="Visited_20_Internet_20_Link">
</text:a>
</text:p>
      <text:p text:style-name="P4">
正如乌克林福姆报道的那样，沃迪米尔·泽伦斯基(Volodymyr Zelenskyy)总统将于周四访问荷兰，他在那里见面，并举行了荷兰的联合新闻发布会，马克·鲁特(Mark Rutte)和比利时，亚历山大·德·克鲁(Alexander de Croo)。</text:p>
      <text:p text:style-name="P4">
_viso：op _</text:p>
      <text:p text:style-name="P4">
News Source: <text:a xlink:type="simple" xlink:href="https://www.ukrinform.ua/rubric-polytics/3704729-ukraina-belgia-i-niderlandi-pidpisali-spilnu-deklaraciu.html" text:style-name="Internet_20_link" text:visited-style-name="Visited_20_Internet_20_Link">
https://www.ukrinform.ua/rubric-polytics/3704729-ukraina-belgia-i-niderlandi-pidpisali-spilnu-deklaraciu.html</text:a>
</text:p>
      <!--NEWS-->
      <text:h text:style-name="P10" text:outline-level="1">
<text:span text:style-name="T4">
威尼斯委员会的代表团在乌克兰</text:span>
</text:h>
      <text:p text:style-name="P4">
作者: Ukrinform (Person)</text:p>
      <text:p text:style-name="P4">
出版商: Укринформ (Organization)</text:p>
      <text:p text:style-name="P4">
出版时间: 2023-05-04T17:13:17+03:00</text:p>
      <text:p text:style-name="P4">
修改时间: 2023-05-04T17:13:17+03:00</text:p>
      <text:p text:style-name="P4">
描述: 基辅乌克兰·鲁斯兰·斯特凡库克（Ukraine Ruslan Stefanchuk）的Verkhovna Rada主席会见了欧洲民主委员会通过其主管Claire Basi Malory领导的欧洲民主委员会代表团。  - 乌克林。</text:p>
      <text:p text:style-name="P4">
图片: ["<text:a xlink:type="simple" xlink:href="https://static.ukrinform.com/photos/2023_05/thumb_files/630_360_1683209448-469.jpg" text:style-name="Internet_20_link" text:visited-style-name="Visited_20_Internet_20_Link">
630_360_16832...</text:a>
"]</text:p>
      <text:p text:style-name="P4">
标签: ['Україна', 'Конституційний Суд', 'Венеційська комісія', 'Верховна Рада', 'Нацменшини', 'Стефанчук']</text:p>
      <text:p text:style-name="P4">
类型: Article</text:p>
      <!--METADATA-->
      <text:p text:style-name="P4">
<draw:frame draw:style-name="fr1" draw:name="Image105" text:anchor-type="as-char" svg:width="6.9236in" svg:height="3.956343in" draw:z-index="0">
<draw:image xlink:href="../Images/yкринформ/2023-05-04T17-13-17-03-00/630_360_1683209448-469.jpg" xlink:type="simple" xlink:show="embed" xlink:actuate="onLoad" draw:mime-type="image/jpeg"/>
</draw:frame>
鲁斯兰·斯特凡库克·鲁斯兰·斯特凡库克(Ruslan Stefanchuk Ruslan Stefanchuk)在基辅举行了欧洲委员会的“民主”代表团。(威尼斯委员会)称为克莱尔·巴西·马洛里(Claire Basi Malory)。</text:p>
      <text:p text:style-name="P4">
乌克兰议会的发言人在[]中报道了这一点(https://www.facebook.com/100058105416952/posts/pfbid0oEMyrhaQPEQ4H71F3cbRS2sz5rTwQnzm9Lqz7PXGPm3km9QSDUXTGnWgAQfzvaqYl/?)，报道乌克林福姆。</text:p>
      <text:p text:style-name="P4">
“很高兴与代表团会面<text:a xlink:type="simple" xlink:href="https://www.ukrinform.ua/tag-venecianska-komisia" text:style-name="Internet_20_link" text:visited-style-name="Visited_20_Internet_20_Link">
</text:a>
由于克莱尔巴兹河(Clerbaz River)，由欧洲民主委员会主席领导。 如今，与乌克兰真正的朋友见面并交谈很重要。” Stefanchuk说。</text:p>
      <text:p text:style-name="P4">
他强调，威尼斯委员会的结论有助于改善乌克兰立法，并使之更接近欧盟的标准。</text:p>
      <text:p text:style-name="P4">
<text:span text:style-name="T4">
另请阅读：</text:span>
 <text:a xlink:type="simple" xlink:href="https://www.ukrinform.ua/rubric-polytics/3698633-venecijska-komisia-gotue-visnovok-sodo-zakonu-pro-nacmensini-lubinec.html" text:style-name="Internet_20_link" text:visited-style-name="Visited_20_Internet_20_Link">
<text:span text:style-name="T4">
威尼斯</text:span>
 <text:span text:style-name="T4">
委员会</text:span>
</text:a>
在会议期间，Verkhovna Rada主席着眼于三个重要问题：确保少数民族的权利，选择乌克兰宪法法院职位的候选人以及改善反政治法。</text:p>
      <text:p text:style-name="P4">
Stefanchuk强调，与威尼斯委员会的合作一直是与欧洲理事会合作的重要组成部分。</text:p>
      <text:p text:style-name="P4">
他说：“乌克兰对国际机构表现出了高度的尊重和信心。乌克兰一直处于前所未有的步骤中，使国际专家参与改革乌克兰立法，我们清楚地意识到，乌克兰需要我们实施的Valryforms，”他说。</text:p>
      <text:p text:style-name="P4">
欧洲委员会“因权利而造成的民主”(威尼斯委员会) - 欧洲委员会宪法咨询机构。 委员会的竞争者包括：在个人国家中考虑宪法问题的问题，在应用比较方法中考虑一般性质的宪法问题，创建宪法文献中心的创建。</text:p>
      <text:p text:style-name="P4">
<text:span text:style-name="T5">
foto6 Ruslan Stefanchuk，Facebook</text:span>
</text:p>
      <text:p text:style-name="P4">
News Source: <text:a xlink:type="simple" xlink:href="https://www.ukrinform.ua/rubric-polytics/3704730-v-ukraini-perebuvae-delegacia-venecijskoi-komisii.html" text:style-name="Internet_20_link" text:visited-style-name="Visited_20_Internet_20_Link">
https://www.ukrinform.ua/rubric-polytics/3704730-v-ukraini-perebuvae-delegacia-venecijskoi-komisii.html</text:a>
</text:p>
      <!--NEWS-->
      <text:h text:style-name="P10" text:outline-level="1">
<text:span text:style-name="T4">
爱沙尼亚提高了服兵役期限</text:span>
</text:h>
      <text:p text:style-name="P4">
作者: Ukrinform (Person)</text:p>
      <text:p text:style-name="P4">
出版商: Укринформ (Organization)</text:p>
      <text:p text:style-name="P4">
出版时间: 2023-05-04T17:16:00+03:00</text:p>
      <text:p text:style-name="P4">
修改时间: 2023-05-04T17:16:00+03:00</text:p>
      <text:p text:style-name="P4">
描述: 爱沙尼亚政府已决定为大多数部队延长兵役期限长达11个月。  - 乌克林。</text:p>
      <text:p text:style-name="P4">
图片: ["<text:a xlink:type="simple" xlink:href="https://static.ukrinform.com/photos/2023_05/thumb_files/630_360_1683209922-557.jpg" text:style-name="Internet_20_link" text:visited-style-name="Visited_20_Internet_20_Link">
630_360_16832...</text:a>
"]</text:p>
      <text:p text:style-name="P4">
标签: ['Естонія', 'Призов', 'Військові']</text:p>
      <text:p text:style-name="P4">
类型: Article</text:p>
      <!--METADATA-->
      <text:p text:style-name="P4">
<draw:frame draw:style-name="fr1" draw:name="Image106" text:anchor-type="as-char" svg:width="6.9236in" svg:height="3.956343in" draw:z-index="0">
<draw:image xlink:href="../Images/yкринформ/2023-05-04T17-16-00-03-00/630_360_1683209922-557.jpg" xlink:type="simple" xlink:show="embed" xlink:actuate="onLoad" draw:mime-type="image/jpeg"/>
</draw:frame>
乌布特斯蒂亚(Ubutestia)决定将应征入伍的兵役期限延长长达11个月，就像大多数部队一样。</text:p>
      <text:p text:style-name="P4">
联合政府在周四的下次内阁会议上批准了相应的决定，乌克林福姆报告说<text:a xlink:type="simple" xlink:href="https://news.err.ee/1608967162/government-extends-general-conscription-term-to-11-months" text:style-name="Internet_20_link" text:visited-style-name="Visited_20_Internet_20_Link">
</text:a>
。</text:p>
      <text:p text:style-name="P4">
因此，废除了特定军事专业的清单，其发展将工作11个月<text:a xlink:type="simple" xlink:href="https://www.ukrinform.ua/tag-vijskovi" text:style-name="Internet_20_link" text:visited-style-name="Visited_20_Internet_20_Link">
</text:a>
服务，分析，设定总学期-11个月的所有规格研究。</text:p>
      <text:p text:style-name="P4">
政府说：“因此，部队的战斗准备和军队的训练水平将增加，特殊目的战士的数量将增加。”</text:p>
      <text:p text:style-name="P4">
另一项修正案为那些囚犯提供了11到12个月的服兵役期，除了获得需要重症监护或实践的专业外，他们还将被分配为军事职位，以促进准备。</text:p>
      <text:p text:style-name="P4">
<text:span text:style-name="T4">
另请阅读：</text:span>
 <text:a xlink:type="simple" xlink:href="https://www.ukrinform.ua/rubric-world/3698190-policia-estonii-obicae-9-travna-zorstku-reakciu-na-simvoli-agresii-ta-propagandu-vijni-rf.html" text:style-name="Internet_20_link" text:visited-style-name="Visited_20_Internet_20_Link">
<text:span text:style-name="T4">
爱沙尼亚</text:span>
</text:a>
到这个时候，爱沙尼亚国防军结构中只有一些专业(EDF)从新兵那里要求11个月的使用寿命。 在大多数情况下，标准使用寿命为八个月。</text:p>
      <text:p text:style-name="P4">
_foto：爱沙尼亚的国防军</text:p>
      <text:p text:style-name="P4">
News Source: <text:a xlink:type="simple" xlink:href="https://www.ukrinform.ua/rubric-world/3704690-v-estonii-zbilsili-termin-strokovoi-vijskovoi-sluzbi.html" text:style-name="Internet_20_link" text:visited-style-name="Visited_20_Internet_20_Link">
https://www.ukrinform.ua/rubric-world/3704690-v-estonii-zbilsili-termin-strokovoi-vijskovoi-sluzbi.html</text:a>
</text:p>
      <!--NEWS-->
      <text:h text:style-name="P10" text:outline-level="1">
<text:span text:style-name="T4">
法院将Podil的Dmitriev庄园还给大都会社区</text:span>
</text:h>
      <text:p text:style-name="P4">
作者: Ukrinform (Person)</text:p>
      <text:p text:style-name="P4">
出版商: Укринформ (Organization)</text:p>
      <text:p text:style-name="P4">
出版时间: 2023-05-04T17:20:00+03:00</text:p>
      <text:p text:style-name="P4">
修改时间: 2023-05-04T17:20:00+03:00</text:p>
      <text:p text:style-name="P4">
描述: 法院返回基辅社区，这是文化遗产的对象 - “德米特里耶夫商人的财产”，这是十六世纪Podil建设的重要因素。  - 乌克林。</text:p>
      <text:p text:style-name="P4">
图片: ["<text:a xlink:type="simple" xlink:href="https://static.ukrinform.com/photos/2023_05/thumb_files/630_360_1683227759-200.jpeg" text:style-name="Internet_20_link" text:visited-style-name="Visited_20_Internet_20_Link">
630_360_16832...</text:a>
", "<text:a xlink:type="simple" xlink:href="https://static.ukrinform.com/photos/2023_05/1683227795-640.jpg" text:style-name="Internet_20_link" text:visited-style-name="Visited_20_Internet_20_Link">
1683227795-64...</text:a>
"]</text:p>
      <text:p text:style-name="P4">
标签: ["Пам'ятка", 'Суд', 'Київ']</text:p>
      <text:p text:style-name="P4">
类型: Article</text:p>
      <!--METADATA-->
      <text:p text:style-name="P4">
<draw:frame draw:style-name="fr1" draw:name="Image107" text:anchor-type="as-char" svg:width="6.9236in" svg:height="3.956343in" draw:z-index="0">
<draw:image xlink:href="../Images/yкринформ/2023-05-04T17-20-00-03-00/630_360_1683227759-200.jpeg" xlink:type="simple" xlink:show="embed" xlink:actuate="onLoad" draw:mime-type="image/jpeg"/>
</draw:frame>
文化遗产的对象 - “德米特里耶夫商人的财产”，这是Xix Century建设的重要组成部分，被基辅社区定罪。</text:p>
      <text:p text:style-name="P4">
根据乌克林福姆的说法，基辅城市检察官办公室报告了<text:a xlink:type="simple" xlink:href="https://t.me/kyiv_pro_office/1925" text:style-name="Internet_20_link" text:visited-style-name="Visited_20_Internet_20_Link">
</text:a>
 .</text:p>
      <text:p text:style-name="P4">
<draw:frame draw:style-name="fr1" draw:name="Image108" text:anchor-type="as-char" svg:width="6.9236in" svg:height="4.282375in" draw:z-index="0">
<draw:image xlink:href="../Images/yкринформ/2023-05-04T17-20-00-03-00/1683227795-640.jpg" xlink:type="simple" xlink:show="embed" xlink:actuate="onLoad" draw:mime-type="image/jpeg"/>
</draw:frame>
“由于基辅市检察官经济法院在所有情况下的积极和一致的立场，在争端中做出了持续了将近两年的纠纷，涉及获得公共财产所有权的商业结构，包括<text:a xlink:type="simple" xlink:href="https://www.ukrinform.ua/tag-pamatka" text:style-name="Internet_20_link" text:visited-style-name="Visited_20_Internet_20_Link">
</text:a>
 - “城市商人JM Dmitriev的庄园”，这是14世纪农场庄园的重要组成部分”，这是信息中的。</text:p>
      <text:p text:style-name="P4">
因此，基辅商业法院的裁决满足了基辅检察官办公室向私人公司的主张，并取消了八座建筑物所有权的非法注册，其中三座目前是位于中央历史的文化遗产的纪念碑城市地区 - 在街上。 Khoryva，Kyiv Podilskyi区的2个，总面积为3、1000平方米，价值超过1.6亿UAH。</text:p>
      <text:p text:style-name="P4">
<text:span text:style-name="T4">
另请阅读：</text:span>
 <text:a xlink:type="simple" xlink:href="https://www.ukrinform.ua/rubric-culture/3703274-sud-povernuv-u-vlasnist-derzavi-zemli-velikogo-hodosivskogo-gorodisa.html" text:style-name="Internet_20_link" text:visited-style-name="Visited_20_Internet_20_Link">
</text:a>
在满足索赔时，法院同意检察官关于企业所有权违法的论点，以履行投资协议规定的义务。</text:p>
      <text:p text:style-name="P4">
法院的裁决现已完全执行。 该实体下的右手房地产的非法注册被取消。</text:p>
      <text:p text:style-name="P4">
正如乌克林福姆报道的那样，资本检察官办公室在2021年向船上的法院提出了质疑，该决定将建筑纪念碑的固定纪念碑排除在“商人达米特里耶夫的快乐”纪念碑上。</text:p>
      <text:p text:style-name="P4">
_foto：基辅检察官办公室</text:p>
      <text:p text:style-name="P4">
News Source: <text:a xlink:type="simple" xlink:href="https://www.ukrinform.ua/rubric-kyiv/3704887-sud-povernuv-stolicnij-gromadi-sadibu-dmitrieva-na-podoli.html" text:style-name="Internet_20_link" text:visited-style-name="Visited_20_Internet_20_Link">
https://www.ukrinform.ua/rubric-kyiv/3704887-sud-povernuv-stolicnij-gromadi-sadibu-dmitrieva-na-podoli.html</text:a>
</text:p>
      <!--NEWS-->
      <text:h text:style-name="P10" text:outline-level="1">
<text:span text:style-name="T4">
Humeniuk认为俄罗斯联邦将增加对平民的攻击</text:span>
</text:h>
      <text:p text:style-name="P4">
作者: Ukrinform (Person)</text:p>
      <text:p text:style-name="P4">
出版商: Укринформ (Organization)</text:p>
      <text:p text:style-name="P4">
出版时间: 2023-05-04T17:21:56+03:00</text:p>
      <text:p text:style-name="P4">
修改时间: 2023-05-04T17:21:56+03:00</text:p>
      <text:p text:style-name="P4">
描述: 在不久的将来，俄罗斯军队可以增加对平民的袭击。  - 乌克林。</text:p>
      <text:p text:style-name="P4">
图片: ["<text:a xlink:type="simple" xlink:href="https://static.ukrinform.com/photos/2023_05/thumb_files/630_360_1683203408-838.jpg" text:style-name="Internet_20_link" text:visited-style-name="Visited_20_Internet_20_Link">
630_360_16832...</text:a>
"]</text:p>
      <text:p text:style-name="P4">
标签: ['Обстріл', 'Війна з росією', 'Контрнаступ']</text:p>
      <text:p text:style-name="P4">
类型: Article</text:p>
      <!--METADATA-->
      <text:p text:style-name="P4">
<draw:frame draw:style-name="fr1" draw:name="Image109" text:anchor-type="as-char" svg:width="6.9236in" svg:height="3.956343in" draw:z-index="0">
<draw:image xlink:href="../Images/yкринформ/2023-05-04T17-21-56-03-00/630_360_1683203408-838.jpg" xlink:type="simple" xlink:show="embed" xlink:actuate="onLoad" draw:mime-type="image/jpeg"/>
</draw:frame>
在不久的将来，俄罗斯军队可以增加对平民的袭击。</text:p>
      <text:p text:style-name="P4">
在[]期间(http://www.youtube.com/watch?v=FBKQ1BqJWuE)乌克兰夫妇报道，乌克兰联合协调出版社中心负责人纳塔利娅·汉尼库克(Natalia Humeniuk)在乌克兰福克斯(Media Centrodesa)报道说。</text:p>
      <text:p text:style-name="P4">
“很可能，他们会增加对平民的压力的手段，因此，在广告宣传的反对性条件下，他们试图以这种方式保护，而没有其他方法来实现任何结果。 对于一个欢乐的消费者来说，一个恐怖分子需要这样的伪绩效，不幸的是，他们尤其是在Kherson地区证明的。”发言人说。</text:p>
      <text:p text:style-name="P4">
<text:span text:style-name="T4">
另请阅读：</text:span>
 <text:a xlink:type="simple" xlink:href="https://www.ukrinform.ua/rubric-ato/3704634-gumenuk-rozpovila-pro-nezvicnij-sposib-ataki-droniv-na-odesu.html" text:style-name="Internet_20_link" text:visited-style-name="Visited_20_Internet_20_Link">
<text:span text:style-name="T4">
 humeniuk </text:span>
</text:a>
作为 <text:a xlink:type="simple" xlink:href="https://www.ukrinform.ua/rubric-regions/3704466-na-hersonsini-vnaslidok-ucorasnih-obstriliv-23-zagiblih-46-poranenih.html" text:style-name="Internet_20_link" text:visited-style-name="Visited_20_Internet_20_Link">
 </text:a>
乌克林福姆，陆军最后一天进行了98炮击<text:a xlink:type="simple" xlink:href="https://www.ukrinform.ua/tag-hersonsina" text:style-name="Internet_20_link" text:visited-style-name="Visited_20_Internet_20_Link">
</text:a>
23人被杀，46人受伤，其中包括双人。</text:p>
      <text:p text:style-name="P4">
News Source: <text:a xlink:type="simple" xlink:href="https://www.ukrinform.ua/rubric-ato/3704734-gumenuk-pripuskae-so-rf-posilit-ataki-na-mirne-naselenna.html" text:style-name="Internet_20_link" text:visited-style-name="Visited_20_Internet_20_Link">
https://www.ukrinform.ua/rubric-ato/3704734-gumenuk-pripuskae-so-rf-posilit-ataki-na-mirne-naselenna.html</text:a>
</text:p>
      <!--NEWS-->
      <text:h text:style-name="P10" text:outline-level="1">
<text:span text:style-name="T4">
比利时为乌克兰准备了新的军事援助计划</text:span>
</text:h>
      <text:p text:style-name="P4">
作者: Ukrinform (Person)</text:p>
      <text:p text:style-name="P4">
出版商: Укринформ (Organization)</text:p>
      <text:p text:style-name="P4">
出版时间: 2023-05-04T17:22:00+03:00</text:p>
      <text:p text:style-name="P4">
修改时间: 2023-05-04T17:22:00+03:00</text:p>
      <text:p text:style-name="P4">
描述: 比利时正在为乌克兰准备新的军事援助计划，并研究了将允许从冷冻俄罗斯资产中汇款以支持乌克兰的机制。  - 乌克林。</text:p>
      <text:p text:style-name="P4">
图片: ["<text:a xlink:type="simple" xlink:href="https://static.ukrinform.com/photos/2023_05/thumb_files/630_360_1683210196-595.jpg" text:style-name="Internet_20_link" text:visited-style-name="Visited_20_Internet_20_Link">
630_360_16832...</text:a>
"]</text:p>
      <text:p text:style-name="P4">
标签: ['Бельгія', 'Україна', 'допомога', 'Війна з росією']</text:p>
      <text:p text:style-name="P4">
类型: Article</text:p>
      <!--METADATA-->
      <text:p text:style-name="P4">
<draw:frame draw:style-name="fr1" draw:name="Image110" text:anchor-type="as-char" svg:width="6.9236in" svg:height="3.956343in" draw:z-index="0">
<draw:image xlink:href="../Images/yкринформ/2023-05-04T17-22-00-03-00/630_360_1683210196-595.jpg" xlink:type="simple" xlink:show="embed" xlink:actuate="onLoad" draw:mime-type="image/jpeg"/>
</draw:frame>
比利时在为乌克兰准备新的军事援助方案的过程中放心，这些机制将允许从冷冻俄罗斯资产中派遣资金来支持乌克兰。</text:p>
      <text:p text:style-name="P4">
比利时总理亚历山大·德·克鲁(Alexander de Kroo)在乌克兰代表记者报道的乌克兰沃罗迪米尔·泽伦斯基(Ukraine Volodymyr Zelensky)的一名联合ZD居民和荷兰Rutte新闻发布会上的总理宣布了这一点。</text:p>
      <text:p text:style-name="P4">
“我们将继续努力，并以同样的关注与乌克兰展示。 现在，我们轮到我们来帮助乌克兰摆脱了hamstril和非法占领，这是第二次世界大战的占领。 因此 <text:a xlink:type="simple" xlink:href="https://www.ukrinform.ua/tag-belgia" text:style-name="Internet_20_link" text:visited-style-name="Visited_20_Internet_20_Link">
 </text:a>
这是在为乌克兰准备新的军事援助计划中。众所周知，这些军事方案中通常会有实际障碍，但是我可以自信地说，在比利时的心中，在任何比利时的灵魂中，毫无疑问乌克兰的延续。”  - 他说。</text:p>
      <text:p text:style-name="P4">
比利时政府负责人还提醒，去年3月，比利时从俄罗斯资产中安排了约2亿欧元的俄罗斯资产，这些资产在比利时提名。 据他说，这些资金仅用于向乌克兰军队提供帮助，并支持比利时的乌克兰难民。</text:p>
      <text:p text:style-name="P4">
“而且我坚信我们可以在这方面继续前进。 不仅要夺走百分比，而且还要查看俄罗斯资产本身的全部收入。 “战争开始时，比利时服务部已经冻结了超过580亿欧元的俄罗斯俄罗斯中央银行。我们现在考虑如何完全利用这些俄罗斯资产的收入来支持乌克兰的敌对行动，并支持乌克兰的恢复，“ croo变成了。</text:p>
      <text:p text:style-name="P4">
<text:span text:style-name="T4">
另请阅读：</text:span>
 <text:a xlink:type="simple" xlink:href="https://www.ukrinform.ua/rubric-polytics/3704729-ukraina-belgia-i-niderlandi-pidpisali-spilnu-deklaraciu.html" text:style-name="Internet_20_link" text:visited-style-name="Visited_20_Internet_20_Link">
<text:span text:style-name="T4">
比利时</text:span>
</text:a>
他保证，比利时准备在这方面发挥主导作用，并与欧洲委员会发挥作用。</text:p>
      <text:p text:style-name="P4">
“我想指出的是，从这场战争开始时，我们考虑了通过利用俄罗斯货币恢复其摧毁的国家而影响俄罗斯的合理性。 它具有完整的含义。 总理补充说，这有意义的是牺牲的观点，甚至是从道德上讲。”总理补充说。_foto：op _</text:p>
      <text:p text:style-name="P4">
News Source: <text:a xlink:type="simple" xlink:href="https://www.ukrinform.ua/rubric-ato/3704736-belgia-gotue-novij-paket-vijskovoi-dopomogi-ukraini.html" text:style-name="Internet_20_link" text:visited-style-name="Visited_20_Internet_20_Link">
https://www.ukrinform.ua/rubric-ato/3704736-belgia-gotue-novij-paket-vijskovoi-dopomogi-ukraini.html</text:a>
</text:p>
      <!--NEWS-->
      <text:h text:style-name="P10" text:outline-level="1">
<text:span text:style-name="T4">
卡卡拉巴与“斯拉维亚”赢得了捷克杯</text:span>
</text:h>
      <text:p text:style-name="P4">
作者: Ukrinform (Person)</text:p>
      <text:p text:style-name="P4">
出版商: Укринформ (Organization)</text:p>
      <text:p text:style-name="P4">
出版时间: 2023-05-04T17:30:00+03:00</text:p>
      <text:p text:style-name="P4">
修改时间: 2023-05-04T17:30:00+03:00</text:p>
      <text:p text:style-name="P4">
描述: 在决赛中，球队击败了布拉格·斯巴达（Prague Sparta） - 乌克林福姆（Ukrinform）。</text:p>
      <text:p text:style-name="P4">
图片: ["<text:a xlink:type="simple" xlink:href="https://static.ukrinform.com/photos/2023_05/thumb_files/630_360_1683210527-772.jpg" text:style-name="Internet_20_link" text:visited-style-name="Visited_20_Internet_20_Link">
630_360_16832...</text:a>
"]</text:p>
      <text:p text:style-name="P4">
标签: ['Футбол']</text:p>
      <text:p text:style-name="P4">
类型: Article</text:p>
      <!--METADATA-->
      <text:p text:style-name="P4">
<draw:frame draw:style-name="fr1" draw:name="Image111" text:anchor-type="as-char" svg:width="6.9236in" svg:height="3.956343in" draw:z-index="0">
<draw:image xlink:href="../Images/yкринформ/2023-05-04T17-30-00-03-00/630_360_1683210527-772.jpg" xlink:type="simple" xlink:show="embed" xlink:actuate="onLoad" draw:mime-type="image/jpeg"/>
</draw:frame>
在结局中，团队击败布拉格“斯巴达”</text:p>
      <text:p text:style-name="P4">
乌克林福姆报道，布拉格“斯拉维亚”成为2022/23赛季的捷克杯的冠军，在决赛中，布拉格“斯巴达” -2-0 -2-0。</text:p>
      <text:p text:style-name="P4">
这两个进球都在下半场得分，伐木和Panaka的高速公路。</text:p>
      <text:p text:style-name="P4">
乌克兰“斯拉维亚”塔拉斯·卡查拉布(Taras Kacharab)的捍卫者没有参加比赛。 作为球队的一部分，这是他的第二次捷克杯，他还在2020/21赛季成为该国的冠军。</text:p>
      <text:p text:style-name="P4">
本赛季的Kachab在29场比赛中打进了1个进球。</text:p>
      <text:p text:style-name="P4">
现在在斯拉维亚(Slavia)的7个捷克杯冠军中，在斯巴达(Sparta)也是如此，这两个俱乐部由Hercord持有者组成。</text:p>
      <text:p text:style-name="P4">
<text:span text:style-name="T4">
另请阅读：</text:span>
 <text:a xlink:type="simple" xlink:href="https://www.ukrinform.ua/rubric-sports/3704575-cempionat-upl-dva-persi-matci-cetverga-zaversilisa-bez-goliv.html" text:style-name="Internet_20_link" text:visited-style-name="Visited_20_Internet_20_Link">
</text:a>
正如乌克林福姆报道的那样，UPL在第24轮继续进行，这是Vorskla比赛日的最后一场比赛 - 由于空气警报，Dynamo被暂停。 在第81分钟帐户1：2。</text:p>
      <text:p text:style-name="P4">
照片：Getty图像</text:p>
      <text:p text:style-name="P4">
News Source: <text:a xlink:type="simple" xlink:href="https://www.ukrinform.ua/rubric-sports/3704740-kacaraba-zi-slavieu-vigrav-kubok-cehii.html" text:style-name="Internet_20_link" text:visited-style-name="Visited_20_Internet_20_Link">
https://www.ukrinform.ua/rubric-sports/3704740-kacaraba-zi-slavieu-vigrav-kubok-cehii.html</text:a>
</text:p>
      <!--NEWS-->
      <text:h text:style-name="P10" text:outline-level="1">
<text:span text:style-name="T4">
给予乌克兰F-16将有助于恢复全球食品安全性冷却</text:span>
</text:h>
      <text:p text:style-name="P4">
作者: Ukrinform (Person)</text:p>
      <text:p text:style-name="P4">
出版商: Укринформ (Organization)</text:p>
      <text:p text:style-name="P4">
出版时间: 2023-05-04T17:32:00+03:00</text:p>
      <text:p text:style-name="P4">
修改时间: 2023-05-04T17:32:00+03:00</text:p>
      <text:p text:style-name="P4">
描述: 外交大臣杜米特罗·库莱巴（Dmytro Kuleba）表示，提供乌克兰F-16将有助于恢复全球粮食安全。  - 乌克林。</text:p>
      <text:p text:style-name="P4">
图片: ["<text:a xlink:type="simple" xlink:href="https://static.ukrinform.com/photos/2023_02/thumb_files/630_360_1676630119-781.jpg" text:style-name="Internet_20_link" text:visited-style-name="Visited_20_Internet_20_Link">
630_360_16766...</text:a>
"]</text:p>
      <text:p text:style-name="P4">
标签: ['Дмитро Кулеба', 'Винищувач', 'Війна з росією', 'Продовольча безпека']</text:p>
      <text:p text:style-name="P4">
类型: Article</text:p>
      <!--METADATA-->
      <text:p text:style-name="P4">
<draw:frame draw:style-name="fr1" draw:name="Image112" text:anchor-type="as-char" svg:width="6.9236in" svg:height="3.956343in" draw:z-index="0">
<draw:image xlink:href="../Images/yкринформ/2023-05-04T17-32-00-03-00/630_360_1676630119-781.jpg" xlink:type="simple" xlink:show="embed" xlink:actuate="onLoad" draw:mime-type="image/jpeg"/>
</draw:frame>
乌克兰Dmytro Kuleba部长表示，为F-16提供乌克兰将有助于归因全球食品安全。</text:p>
      <text:p text:style-name="P4">
乌克兰外交负责人在<text:a xlink:type="simple" xlink:href="https://twitter.com/DmytroKuleba/status/1654099534618718208" text:style-name="Internet_20_link" text:visited-style-name="Visited_20_Internet_20_Link">
</text:a>
，报道乌克林福姆。</text:p>
      <text:p text:style-name="P4">
“提供乌克兰<text:a xlink:type="simple" xlink:href="https://www.ukrinform.ua/tag-litak" text:style-name="Internet_20_link" text:visited-style-name="Visited_20_Internet_20_Link">
</text:a>
它将有助于恢复伊洛尔食品安全。 外交大臣说：“拥有一个设备齐全的F -16中队，有可能使俄罗斯军舰和航空远离黑海丽着走廊，从而保护其不间断的谷物船只通道的路线。”</text:p>
      <text:p text:style-name="P4">
<text:span text:style-name="T4">
另请阅读：</text:span>
 <text:a xlink:type="simple" xlink:href="https://www.ukrinform.ua/rubric-ato/3704708-niderlandi-ne-bacat-tabu-v-nadanni-ukraini-vinisuvaciv-f16-rutte.html" text:style-name="Internet_20_link" text:visited-style-name="Visited_20_Internet_20_Link">
<text:span text:style-name="T4">
禁忌</text:span>
</text:a>
正如乌克林福姆(Ukrinform)报道的那样，荷兰联合Zepremrier-Ministers总统和比利时Mark Rutte和Alexander de KropepressConference在Hague表示，乌克兰继续致力于为F-16飞机提供，并为积极的结果计数。</text:p>
      <text:p text:style-name="P4">
News Source: <text:a xlink:type="simple" xlink:href="https://www.ukrinform.ua/rubric-polytics/3704741-nadanna-ukraini-f16-dopomoze-vidnoviti-globalnu-prodovolcu-bezpeku-kuleba.html" text:style-name="Internet_20_link" text:visited-style-name="Visited_20_Internet_20_Link">
https://www.ukrinform.ua/rubric-polytics/3704741-nadanna-ukraini-f16-dopomoze-vidnoviti-globalnu-prodovolcu-bezpeku-kuleba.html</text:a>
</text:p>
      <!--NEWS-->
      <text:h text:style-name="P10" text:outline-level="1">
<text:span text:style-name="T4">
在几乎所有涡轮大厅中，俄罗斯人放置了炸药 - 专家</text:span>
</text:h>
      <text:p text:style-name="P4">
作者: Ukrinform (Person)</text:p>
      <text:p text:style-name="P4">
出版商: Укринформ (Organization)</text:p>
      <text:p text:style-name="P4">
出版时间: 2023-05-04T17:32:33+03:00</text:p>
      <text:p text:style-name="P4">
修改时间: 2023-05-04T17:32:33+03:00</text:p>
      <text:p text:style-name="P4">
描述: 在Zaporizhzhya NPP的几乎所有涡轮大厅中都有爆炸物，俄罗斯人将车站变成了仓库。  - 乌克林。</text:p>
      <text:p text:style-name="P4">
图片: ["<text:a xlink:type="simple" xlink:href="https://static.ukrinform.com/photos/2022_09/thumb_files/630_360_1662657925-767.jpg" text:style-name="Internet_20_link" text:visited-style-name="Visited_20_Internet_20_Link">
630_360_16626...</text:a>
", "<text:a xlink:type="simple" xlink:href="https://static.ukrinform.com/photos/2023_05/1683210039-777.jpg" text:style-name="Internet_20_link" text:visited-style-name="Visited_20_Internet_20_Link">
1683210039-77...</text:a>
"]</text:p>
      <text:p text:style-name="P4">
标签: ['Вибухівка', 'Запорізька АЕС', 'Війна з росією']</text:p>
      <text:p text:style-name="P4">
类型: Article</text:p>
      <!--METADATA-->
      <text:p text:style-name="P4">
<draw:frame draw:style-name="fr1" draw:name="Image113" text:anchor-type="as-char" svg:width="6.9236in" svg:height="3.956343in" draw:z-index="0">
<draw:image xlink:href="../Images/yкринформ/2023-05-04T17-32-33-03-00/630_360_1662657925-767.jpg" xlink:type="simple" xlink:show="embed" xlink:actuate="onLoad" draw:mime-type="image/jpeg"/>
</draw:frame>
Zaporizhzhya NPP的所有涡轮机大厅的实用性是爆炸性的，俄罗斯的涡轮机被转变为武器仓库。</text:p>
      <text:p text:style-name="P4">
这是由能源研究中心主任亚历山大·赫坎科(Alexander Kharchenko)在乌克兰 - 乌克林福姆媒体中心的简报中报道的。</text:p>
      <text:p text:style-name="P4">
“据我所知，在公共场所有这样的信息，即武器和炸药被放置在涡轮大厅的第四街区。 高跟鞋几乎在所有涡轮大厅里，他们较早地放置在某个地方，仅在某个地方进口。 不幸的是，实际上，Zaporizhhya Station Zalaz是俄罗斯军队的武器和炸药的组成，” Kharchenko说。</text:p>
      <text:p text:style-name="P4">
<draw:frame draw:style-name="fr1" draw:name="Image114" text:anchor-type="as-char" svg:width="6.9236in" svg:height="4.487519in" draw:z-index="0">
<draw:image xlink:href="../Images/yкринформ/2023-05-04T17-32-33-03-00/1683210039-777.jpg" xlink:type="simple" xlink:show="embed" xlink:actuate="onLoad" draw:mime-type="image/jpeg"/>
</draw:frame>
据他说，改善情况的唯一机会是发布<text:a xlink:type="simple" xlink:href="https://www.ukrinform.ua/tag-aes" text:style-name="Internet_20_link" text:visited-style-name="Visited_20_Internet_20_Link">
</text:a>
。 但是应该理解乌克兰俄罗斯将试图摧毁所有设备。</text:p>
      <text:p text:style-name="P4">
“当然，我们希望他们不会试图摧毁反应堆本身，但是努力将摧毁所有其他辅助设备的假设将被摧毁。也就是说，一切都不会直接威胁反应堆的一切。或直接直接的一些鸟舍，”  - 能源研究中心主任说。</text:p>
      <text:p text:style-name="P4">
<text:span text:style-name="T4">
另请阅读：</text:span>
 <text:a xlink:type="simple" xlink:href="https://www.ukrinform.ua/rubric-ato/3704420-podolak-pro-situaciu-na-zaes-rosiani-sukaut-krokiv-do-eskalacii.html" text:style-name="Internet_20_link" text:visited-style-name="Visited_20_Internet_20_Link">
<text:span text:style-name="T4">
 zpp </text:span>
</text:a>
Kharchenko补充说，运营该电台将需要一个多月的时间。</text:p>
      <text:p text:style-name="P4">
“有必要为现在发布该站的释放准备，有必要进行更改和大量快速步骤以确保安全性。 巨大的重建等待着我们，因为它们将摧毁所有可能破坏的东西。” Kharchenko总结道。</text:p>
      <text:p text:style-name="P4">
如报道，<text:a xlink:type="simple" xlink:href="https://www.ukrinform.ua/rubric-ato/3704399-rosiani-rozmistili-v-4mu-bloci-zaes-vijskovu-tehniku-ta-vibuhivku.html" text:style-name="Internet_20_link" text:visited-style-name="Visited_20_Internet_20_Link">
</text:a>
在Zaporizhzhya核电站和炸药的第四电源单元的场所。</text:p>
      <text:p text:style-name="P4">
<text:span text:style-name="T5">
第一张照片：Fredrik Dahl / iaea</text:span>
</text:p>
      <text:p text:style-name="P4">
News Source: <text:a xlink:type="simple" xlink:href="https://www.ukrinform.ua/rubric-ato/3704742-prakticno-v-usih-turbinnih-zalah-zaes-rosiani-rozmistili-vibuhivku-ekspert.html" text:style-name="Internet_20_link" text:visited-style-name="Visited_20_Internet_20_Link">
https://www.ukrinform.ua/rubric-ato/3704742-prakticno-v-usih-turbinnih-zalah-zaes-rosiani-rozmistili-vibuhivku-ekspert.html</text:a>
</text:p>
      <!--NEWS-->
      <text:h text:style-name="P10" text:outline-level="1">
<text:span text:style-name="T4">
俄罗斯占有20,000多名平民人质，在占领之后，这一数字将增加-Lubinets</text:span>
</text:h>
      <text:p text:style-name="P4">
作者: Ukrinform (Person)</text:p>
      <text:p text:style-name="P4">
出版商: Укринформ (Organization)</text:p>
      <text:p text:style-name="P4">
出版时间: 2023-05-04T17:33:01+03:00</text:p>
      <text:p text:style-name="P4">
修改时间: 2023-05-04T17:33:01+03:00</text:p>
      <text:p text:style-name="P4">
描述: Verkhovna Rada人权专员Dmitry Lubinets预测，在被占领的领土释放后，事实证明，俄罗斯占据了人质的超过20,000名乌克兰平民。  - 乌克林。</text:p>
      <text:p text:style-name="P4">
图片: ["<text:a xlink:type="simple" xlink:href="https://static.ukrinform.com/photos/2023_05/thumb_files/630_360_1683210624-632.jpg" text:style-name="Internet_20_link" text:visited-style-name="Visited_20_Internet_20_Link">
630_360_16832...</text:a>
"]</text:p>
      <text:p text:style-name="P4">
标签: ['Деокупація', 'Полонені', 'Війна з росією', 'Дмитро Лубінець']</text:p>
      <text:p text:style-name="P4">
类型: Article</text:p>
      <!--METADATA-->
      <text:p text:style-name="P4">
<draw:frame draw:style-name="fr1" draw:name="Image115" text:anchor-type="as-char" svg:width="6.9236in" svg:height="3.956343in" draw:z-index="0">
<draw:image xlink:href="../Images/yкринформ/2023-05-04T17-33-01-03-00/630_360_1683210624-632.jpg" xlink:type="simple" xlink:show="embed" xlink:actuate="onLoad" draw:mime-type="image/jpeg"/>
</draw:frame>
Verkhovna RadA人权专员Dmitry Lubinets预测，在被占领的领土释放后，俄罗斯将对乌克兰的20,000名平民更明显地占据人质。</text:p>
      <text:p text:style-name="P4">
据报道，他在基辅举行的新闻发布会上说。</text:p>
      <text:p text:style-name="P4">
“根据我们的大概估计，俄罗斯联邦占有超过20万只雌雄病的人质。 我是根据默罗迪奇(Merodichi)亲自将这些数据称为这些数据的，默罗迪奇的亲戚和亲人被俄罗斯军方拘留。 为什么我说这个数字要大得多，因为我很清楚那些在被暂时占领的领地的人没有被转交给我，或者他们被少量提及，因为即使是对乌克兰矿石俄罗斯俄罗斯联邦的吸引力Lubinets说：“一旦我们返回所有乌克兰领土，这个数字就会大得多。”</text:p>
      <text:p text:style-name="P4">
授权<text:a xlink:type="simple" xlink:href="https://www.ukrinform.ua/tag-verhovna-rada" text:style-name="Internet_20_link" text:visited-style-name="Visited_20_Internet_20_Link">
</text:a>
关于人权，他是战俘管理的协调总部，该囚犯是一个独立的工作组，负责民事人质的问题。维克霍夫纳权利委员会在安全与国防部领域。 总共有2279名公民在工作中被送回家乡，其中包括142人。</text:p>
      <text:p text:style-name="P4">
<text:span text:style-name="T4">
另请阅读：</text:span>
 <text:a xlink:type="simple" xlink:href="https://www.ukrinform.ua/rubric-society/3703398-primusova-pasportizacia-ne-dopomoze-vorogu-peretvoriti-ukrainciv-na-rosian-veresuk.html" text:style-name="Internet_20_link" text:visited-style-name="Visited_20_Internet_20_Link">
</text:a>
他回忆说，本周在乌克兰启动了唯一的失踪登记册。 “一段时间以来，我们将不得不填写此注册表。 该信息将从国家信息局，包括情报在内的不同范围内传输，以及UNA累积的信息。 它将记录在此注册表中。”他说。</text:p>
      <text:p text:style-name="P4">
卢比尼特(Lubinets)还回忆说，第一批民用人质清单于2023年1月33日在安卡拉·塔蒂亚纳·莫斯卡科娃(Ankara Tatiana Moskalkova)亲自转让给俄罗斯监察员。 两千人的名字团结起来。 “该清单是具有重大疾病的65岁以上年龄的标准。 之后，俄罗斯联邦得到了确保该清单的工作。 这就是一切，”他说。</text:p>
      <text:p text:style-name="P4">
<text:span text:style-name="T4">
另请阅读：</text:span>
 <text:a xlink:type="simple" xlink:href="https://www.ukrinform.ua/rubric-society/3699721-minreintegracii-pidgotuvalo-algoritmi-dij-dla-rodin-zniklih-bezvisti.html" text:style-name="Internet_20_link" text:visited-style-name="Visited_20_Internet_20_Link">
<text:span text:style-name="T4">
小姐</text:span>
</text:a>
</text:p>
      <text:p text:style-name="P4">
截至5月初，乌克兰的乌克兰被认为23 760人被认为消失了。</text:p>
      <text:p text:style-name="P4">
News Source: <text:a xlink:type="simple" xlink:href="https://www.ukrinform.ua/rubric-society/3704743-rosia-trimae-bils-ak-20-tisac-civilnih-zarucnikiv-pisla-deokupacii-cifra-zbilsitsa-lubinec.html" text:style-name="Internet_20_link" text:visited-style-name="Visited_20_Internet_20_Link">
https://www.ukrinform.ua/rubric-society/3704743-rosia-trimae-bils-ak-20-tisac-civilnih-zarucnikiv-pisla-deokupacii-cifra-zbilsitsa-lubinec.html</text:a>
</text:p>
      <!--NEWS-->
      <text:h text:style-name="P10" text:outline-level="1">
<text:span text:style-name="T4">
在国防军的陶里（Taurian）方向上，完成了872个火灾任务 - 俄罗斯联邦的两口被摧毁</text:span>
</text:h>
      <text:p text:style-name="P4">
作者: Ukrinform (Person)</text:p>
      <text:p text:style-name="P4">
出版商: Укринформ (Organization)</text:p>
      <text:p text:style-name="P4">
出版时间: 2023-05-04T17:38:00+03:00</text:p>
      <text:p text:style-name="P4">
修改时间: 2023-05-04T17:38:00+03:00</text:p>
      <text:p text:style-name="P4">
描述: 白天，俄罗斯占领部队攻击了塔夫里斯基方向的后卫24次。 反过来，国防部队已经完成了872项火灾任务，丧生和受伤的敌人的损失几乎是两个嘴。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ЗСУ', 'Російські військові', 'Війна з росією']</text:p>
      <text:p text:style-name="P4">
类型: Article</text:p>
      <!--METADATA-->
      <text:p text:style-name="P4">
<draw:frame draw:style-name="fr1" draw:name="Image116" text:anchor-type="as-char" svg:width="6.9236in" svg:height="3.956343in" draw:z-index="0">
<draw:image xlink:href="../Images/yкринформ/2023-05-04T17-38-00-03-00/630_360_1669987737-966.jpg" xlink:type="simple" xlink:show="embed" xlink:actuate="onLoad" draw:mime-type="image/jpeg"/>
</draw:frame>
在占领部队期间，占领部队攻击了塔夫里亚捍卫者的立场。 反过来，国防军完成了872项火灾任务，造成的损失和受伤的损失几乎是两个嘴。</text:p>
      <text:p text:style-name="P4">
正如乌克林福姆报道的那样，关于<text:a xlink:type="simple" xlink:href="https://t.me/otarnavskiy/70" text:style-name="Internet_20_link" text:visited-style-name="Visited_20_Internet_20_Link">
</text:a>
Tavriya部队的运营战略小组的记者将军塔尔纳夫斯基。</text:p>
      <text:p text:style-name="P4">
“敌人继续将主要努力集中在领导进攻和马林斯克方向上。 在最后一天，敌人被塔夫里亚(Tavriya)方向的捍卫者抓住了24次。 他没有成功，他走了。施加坦克，射击火和枪支炮兵的喷气系统，敌人<text:a xlink:type="simple" xlink:href="https://www.ukrinform.ua/tag-obstril" text:style-name="Internet_20_link" text:visited-style-name="Visited_20_Internet_20_Link">
</text:a>
我们单位的位置是与碰撞线接壤的Tansseline点。 对手使用无人机来调整温暖剂。 塔纳夫斯基说：“总共记录了458个炮击。”</text:p>
      <text:p text:style-name="P4">
据他说，当天，火箭部队和国防军部队的火炮完成了872部火灾。 这既是反击斗争，又是计划目的的工作，更揭示了。 敌人被杀和受伤的损失几乎是两口。</text:p>
      <text:p text:style-name="P4">
此外，28个武器和军事技术人员被摧毁和损坏。 特别是4个BMP，2个无人机“ Lancet-3”，4 BBM，2 ASA防空导弹综合体，S-300防空导弹综合体，自行炮兵安装2C1“康乃馨”，汽车设备。 还摧毁了4个敌人的存储空间。</text:p>
      <text:p text:style-name="P4">
<text:span text:style-name="T4">
另请阅读：</text:span>
 <text:a xlink:type="simple" xlink:href="https://www.ukrinform.ua/rubric-ato/3704569-na-avdiivskomu-i-marinskomu-napramkah-e-zagostrenna-24-sprobi-sturmiv-sili-oboroni.html" text:style-name="Internet_20_link" text:visited-style-name="Visited_20_Internet_20_Link">
<text:span text:style-name="T4">
方向</text:span>
</text:a>
据乌克林福姆称，在全面战争期间，在全面战争期间对约有19.2,000 590名俄罗斯入侵者，包括650人受到治疗。 此外，截至5月4日，乌克兰捍卫者摧毁了3707(+5)敌方坦克，7216(+17)战斗装甲车2962(+16)炮兵系统，547(+3)火箭 - 绘制射击消防系统，304(+4)防空，308(+0)飞机，294(+0)直升机，2523(+18)手术级别的无人机，947(+0)有翼火箭，18(+0)船 /船，5886(+21)汽车设备和油轮卡车的单位370(+7)俄罗斯联邦特殊设备的单位。</text:p>
      <text:p text:style-name="P4">
News Source: <text:a xlink:type="simple" xlink:href="https://www.ukrinform.ua/rubric-ato/3704749-na-tavrijskomu-napramku-sili-oboroni-vikonali-872-vognevi-zavdanna-znisili-majze-dvi-roti-rf.html" text:style-name="Internet_20_link" text:visited-style-name="Visited_20_Internet_20_Link">
https://www.ukrinform.ua/rubric-ato/3704749-na-tavrijskomu-napramku-sili-oboroni-vikonali-872-vognevi-zavdanna-znisili-majze-dvi-roti-rf.html</text:a>
</text:p>
      <!--NEWS-->
      <text:h text:style-name="P10" text:outline-level="1">
<text:span text:style-name="T4">
教皇在关于“维持和平任务”的声明后与罗克的代表会面</text:span>
</text:h>
      <text:p text:style-name="P4">
作者: Ukrinform (Person)</text:p>
      <text:p text:style-name="P4">
出版商: Укринформ (Organization)</text:p>
      <text:p text:style-name="P4">
出版时间: 2023-05-04T17:41:13+03:00</text:p>
      <text:p text:style-name="P4">
修改时间: 2023-05-04T17:41:13+03:00</text:p>
      <text:p text:style-name="P4">
描述: 5月3日，教皇弗朗西斯（Pope Francis）与俄罗斯东正教教堂的一位高级成员进行了交谈，在教皇发表神秘的评论后，梵蒂冈参与了“维持和平任务”，试图结束莫斯科对乌克兰战争。  - 乌克林。</text:p>
      <text:p text:style-name="P4">
图片: ["<text:a xlink:type="simple" xlink:href="https://static.ukrinform.com/photos/2023_05/thumb_files/630_360_1683211004-505.jpg" text:style-name="Internet_20_link" text:visited-style-name="Visited_20_Internet_20_Link">
630_360_16832...</text:a>
"]</text:p>
      <text:p text:style-name="P4">
标签: ['Папа Франциск', 'Ватикан', 'РПЦ', 'Війна з росією']</text:p>
      <text:p text:style-name="P4">
类型: Article</text:p>
      <!--METADATA-->
      <text:p text:style-name="P4">
<draw:frame draw:style-name="fr1" draw:name="Image117" text:anchor-type="as-char" svg:width="6.9236in" svg:height="3.956343in" draw:z-index="0">
<draw:image xlink:href="../Images/yкринформ/2023-05-04T17-41-13-03-00/630_360_1683211004-505.jpg" xlink:type="simple" xlink:show="embed" xlink:actuate="onLoad" draw:mime-type="image/jpeg"/>
</draw:frame>
5月3日，Papafranciscis与俄罗斯东正教教堂的一位更高的成员进行了交谈，该教皇发表了一个神秘的评论，即梵蒂冈参与了“维持和平的使命”，试图将极端的莫斯科对抗乌克兰。</text:p>
      <text:p text:style-name="P4">
正如乌克林福姆报道的那样，它报告了<text:a xlink:type="simple" xlink:href="https://www.euractiv.com/section/global-europe/news/pope-meets-moscow-church-official-after-puzzling-peace-mission-comment/" text:style-name="Internet_20_link" text:visited-style-name="Visited_20_Internet_20_Link">
</text:a>
。</text:p>
      <text:p text:style-name="P4">
这是关于与大都会遇见教皇(主教)实际上，安东尼是ROC领先结构中的第二个人。</text:p>
      <text:p text:style-name="P4">
弗朗西斯教皇报告说，他谈到了乌克兰与奥尔班和大都会，布达佩斯的ROC的主要代表，也是ROC外部联系负责人安东尼的前身。</text:p>
      <text:p text:style-name="P4">
<text:span text:style-name="T4">
另请阅读：</text:span>
 <text:a xlink:type="simple" xlink:href="https://www.ukrinform.ua/rubric-world/3702197-glava-rpc-kiril-pozbaviv-sanu-protodiakona-kuraeva-akij-kritikue-vijnu.html" text:style-name="Internet_20_link" text:visited-style-name="Visited_20_Internet_20_Link">
<text:span text:style-name="T4">
 roc </text:span>
</text:a>
在安东尼前夕，他与其他梵蒂冈官员开会，但目前尚不清楚他在访问罗马时是否会与教皇有私人观众。</text:p>
      <text:p text:style-name="P4">
在记者的压力下，梵蒂冈Pietro Passillon的梵蒂冈秘书认为，维持和平的任务计划将是，但只有专业人士在颁布时会亲自发行。</text:p>
      <text:p text:style-name="P4">
<text:span text:style-name="T4">
另请阅读：</text:span>
 <text:a xlink:type="simple" xlink:href="https://www.ukrinform.ua/rubric-world/3702908-papa-rimskij-zaaviv-so-hoce-zustritisa-z-patriarhom-rpc-kirilom.html" text:style-name="Internet_20_link" text:visited-style-name="Visited_20_Internet_20_Link">
<text:span text:style-name="T4">
 roc </text:span>
</text:a>
正如乌克林福姆(Ukrinform)报道的，天主教的负责人<text:a xlink:type="simple" xlink:href="https://www.ukrinform.ua/tag-cerkva" text:style-name="Internet_20_link" text:visited-style-name="Visited_20_Internet_20_Link">
</text:a>
弗朗西斯教皇说，梵蒂冈参与了维持和平，试图结束俄罗斯对乌克兰的战争。</text:p>
      <text:p text:style-name="P4">
取而代之的是，美国有线电视新闻网(CNN)引用了靠近总统办公室的匿名消息来源，报道说，沃迪米尔·泽伦斯基(Volodymyr Zelenskyy)并未代表乌克兰同意任何类似的大学。</text:p>
      <text:p text:style-name="P4">
<text:span text:style-name="T5">
foto：epa-efe/riccardo antimiani</text:span>
</text:p>
      <text:p text:style-name="P4">
News Source: <text:a xlink:type="simple" xlink:href="https://www.ukrinform.ua/rubric-world/3704747-papa-rimskij-zustrivsa-z-predstavnikom-rpc-pisla-zaavi-pro-mirotvorcu-misiu.html" text:style-name="Internet_20_link" text:visited-style-name="Visited_20_Internet_20_Link">
https://www.ukrinform.ua/rubric-world/3704747-papa-rimskij-zustrivsa-z-predstavnikom-rpc-pisla-zaavi-pro-mirotvorcu-misiu.html</text:a>
</text:p>
      <!--NEWS-->
      <text:h text:style-name="P10" text:outline-level="1">
<text:span text:style-name="T4">
失踪人员的办公室搜索了7,000多人</text:span>
</text:h>
      <text:p text:style-name="P4">
作者: Ukrinform (Person)</text:p>
      <text:p text:style-name="P4">
出版商: Укринформ (Organization)</text:p>
      <text:p text:style-name="P4">
出版时间: 2023-05-04T17:43:00+03:00</text:p>
      <text:p text:style-name="P4">
修改时间: 2023-05-04T17:43:00+03:00</text:p>
      <text:p text:style-name="P4">
描述: 在特殊情况下失踪人员的专员办公室现在正在寻找超过7,000人。  - 乌克林。</text:p>
      <text:p text:style-name="P4">
图片: ["<text:a xlink:type="simple" xlink:href="https://static.ukrinform.com/photos/2018_02/thumb_files/630_360_1518624641-6690.jpeg" text:style-name="Internet_20_link" text:visited-style-name="Visited_20_Internet_20_Link">
630_360_15186...</text:a>
"]</text:p>
      <text:p text:style-name="P4">
标签: ['Розшук', 'Україна', 'Зниклі безвісти', 'Єдині новини']</text:p>
      <text:p text:style-name="P4">
类型: Article</text:p>
      <!--METADATA-->
      <text:p text:style-name="P4">
<draw:frame draw:style-name="fr1" draw:name="Image118" text:anchor-type="as-char" svg:width="6.9236in" svg:height="3.956343in" draw:z-index="0">
<draw:image xlink:href="../Images/yкринформ/2023-05-04T17-43-00-03-00/630_360_1518624641-6690.jpeg" xlink:type="simple" xlink:show="embed" xlink:actuate="onLoad" draw:mime-type="image/jpeg"/>
</draw:frame>
在特殊情况下失踪人员的办公室现在正在寻找超过7,000人。</text:p>
      <text:p text:style-name="P4">
Oleg Kotenko在一次采访中说，这是在Eviritelvahone“ One News”中广播的。</text:p>
      <text:p text:style-name="P4">
“我们现在正在寻找7,000多人，他们的亲戚转向寻找亲戚的人。 如果您获得一定百分比，则有15％是平民，而其他人则是上诉(的)我们的 <text:a xlink:type="simple" xlink:href="https://www.ukrinform.ua/tag-vijskovi" text:style-name="Internet_20_link" text:visited-style-name="Visited_20_Internet_20_Link">
</text:a>
我们正在寻找。” Koktenko说。</text:p>
      <text:p text:style-name="P4">
据他介绍，在全面入侵期间启动了超过15,000起失踪案件。 在特殊情况下，缺失问题的专员办公室与乌克兰人接触，他们的亲戚也回来了，当一个人设法返回家乡时，他们将负责。 大约有1.5万具堕落的防守者设法返回。在许多领土的占领之后，还发现了堕落士兵的尸体。 “当人们转向我们，他们的亲戚消失时，收音机将震撼。 只是碰巧没有一周，两个甚至垃圾都没有与人的无线电通信。 该数字还包括我们100％知道一个人被捕获，有视频证据，光电量和红十字国际委员会的确认。” Kotenko补充说。</text:p>
      <text:p text:style-name="P4">
<text:span text:style-name="T4">
另请阅读：</text:span>
 <text:a xlink:type="simple" xlink:href="https://www.ukrinform.ua/rubric-society/3704447-ak-otrimati-vitag-z-edinogo-reestru-zniklih-bezvisti-poasnenna-minreintegracii.html" text:style-name="Internet_20_link" text:visited-style-name="Visited_20_Internet_20_Link">
<text:span text:style-name="T4">
缺失</text:span>
 <text:span text:style-name="T4">
 </text:span>
小姐**</text:a>
如报道<text:a xlink:type="simple" xlink:href="https://www.ukrinform.ua/rubric-society/3703454-v-ukraini-zapracuvav-edinij-reestr-zniklih-bezvisti.html" text:style-name="Internet_20_link" text:visited-style-name="Visited_20_Internet_20_Link">
</text:a>
在乌克兰，有关2023年5月2日失踪的数据，由内政部与失踪人员和其他部门的专员一起在单个失踪人员的登记册中输入。</text:p>
      <text:p text:style-name="P4">
截至5月初，乌克兰的乌克兰被认为23,760人被认为消失了。</text:p>
      <text:p text:style-name="P4">
News Source: <text:a xlink:type="simple" xlink:href="https://www.ukrinform.ua/rubric-society/3704754-ofis-upovnovazenogo-z-pitan-zniklih-bezvisti-rozsukue-ponad-7-tisac-ludej.html" text:style-name="Internet_20_link" text:visited-style-name="Visited_20_Internet_20_Link">
https://www.ukrinform.ua/rubric-society/3704754-ofis-upovnovazenogo-z-pitan-zniklih-bezvisti-rozsukue-ponad-7-tisac-ludej.html</text:a>
</text:p>
      <!--NEWS-->
      <text:h text:style-name="P10" text:outline-level="1">
<text:span text:style-name="T4">
UPL：Dynamo赢得了Vorskla</text:span>
</text:h>
      <text:p text:style-name="P4">
作者: Ukrinform (Person)</text:p>
      <text:p text:style-name="P4">
出版商: Укринформ (Organization)</text:p>
      <text:p text:style-name="P4">
出版时间: 2023-05-04T17:43:13+03:00</text:p>
      <text:p text:style-name="P4">
修改时间: 2023-05-04T17:43:13+03:00</text:p>
      <text:p text:style-name="P4">
描述: 贝尼托为基辅俱乐部打进了他的首场进球。  - 乌克林。</text:p>
      <text:p text:style-name="P4">
图片: ["<text:a xlink:type="simple" xlink:href="https://static.ukrinform.com/photos/2023_05/thumb_files/630_360_1683211352-964.jpg" text:style-name="Internet_20_link" text:visited-style-name="Visited_20_Internet_20_Link">
630_360_16832...</text:a>
"]</text:p>
      <text:p text:style-name="P4">
标签: ['Динамо', 'Футбол', 'Ворскла']</text:p>
      <text:p text:style-name="P4">
类型: Article</text:p>
      <!--METADATA-->
      <text:p text:style-name="P4">
<draw:frame draw:style-name="fr1" draw:name="Image119" text:anchor-type="as-char" svg:width="6.9236in" svg:height="3.956343in" draw:z-index="0">
<draw:image xlink:href="../Images/yкринформ/2023-05-04T17-43-13-03-00/630_360_1683211352-964.jpg" xlink:type="simple" xlink:show="embed" xlink:actuate="onLoad" draw:mime-type="image/jpeg"/>
</draw:frame>
Benithoving是基辅俱乐部的首次亮相进球。</text:p>
      <text:p text:style-name="P4">
乌克林福姆报道，迪纳摩·基辅(Dynamo Kiev)在乌克兰福姆(Ukrinform)2：1的第24轮比赛中击败了沃斯克拉(Vorskla)。</text:p>
      <text:p text:style-name="P4">
Stepanyuk在比赛中打开了比分，在第13分钟得分。</text:p>
      <text:p text:style-name="P4">
在10分钟内，基辅的人民设法比较了得分 - 迪纳摩进行了快速攻击：Vanat被击中约20米 - 正是遥远的角度。</text:p>
      <text:p text:style-name="P4">
在下半场开始时，他为迪纳摩(Dynamo)的首场进球得分贝尼托(Benito)：sidorchukukukius在蒂姆奇克(Timchik)的过程中转到右翼，他开枪射击，伊森科(Isenko –2：1。</text:p>
      <text:p text:style-name="P4">
因此，迪纳摩庆祝了胜利。 在这场比赛之后，球队在UPL中占据了四分之一，在Dynamo 47分中，Vorskla获得7分，他们有30分。</text:p>
      <text:p text:style-name="P4">
<text:span text:style-name="T4">
另请阅读：</text:span>
 <text:a xlink:type="simple" xlink:href="https://www.ukrinform.ua/rubric-sports/3704575-cempionat-upl-dva-persi-matci-cetverga-zaversilisa-bez-goliv.html" text:style-name="Internet_20_link" text:visited-style-name="Visited_20_Internet_20_Link">
</text:a>
正如乌克林福姆(Ukrinform)报道的那样，在另一场比赛中，Ingulets演奏了“ Kryvbas”和Metalist 1925的平局，带有“运动”。</text:p>
      <text:p text:style-name="P4">
照片：UPL.UA</text:p>
      <text:p text:style-name="P4">
News Source: <text:a xlink:type="simple" xlink:href="https://www.ukrinform.ua/rubric-sports/3704750-upl-dinamo-zdobulo-peremogu-nad-vorsklou.html" text:style-name="Internet_20_link" text:visited-style-name="Visited_20_Internet_20_Link">
https://www.ukrinform.ua/rubric-sports/3704750-upl-dinamo-zdobulo-peremogu-nad-vorsklou.html</text:a>
</text:p>
      <!--NEWS-->
      <text:h text:style-name="P10" text:outline-level="1">
<text:span text:style-name="T4">
在俄罗斯军队中，在反对意见的恐慌中，克里姆林宫增加了宣传 - 国民警卫队</text:span>
</text:h>
      <text:p text:style-name="P4">
作者: Ukrinform (Person)</text:p>
      <text:p text:style-name="P4">
出版商: Укринформ (Organization)</text:p>
      <text:p text:style-name="P4">
出版时间: 2023-05-04T17:52:39+03:00</text:p>
      <text:p text:style-name="P4">
修改时间: 2023-05-04T17:52:39+03:00</text:p>
      <text:p text:style-name="P4">
描述: 俄罗斯尤其是在过去一周的努力中，特别是为了加强对部队的宣传影响，以阻止恐慌情绪，这些恐慌情绪将在期待乌克兰反对意见。  - 乌克林。</text:p>
      <text:p text:style-name="P4">
图片: ["<text:a xlink:type="simple" xlink:href="https://static.ukrinform.com/photos/2023_04/thumb_files/630_360_1680771234-118.jpg" text:style-name="Internet_20_link" text:visited-style-name="Visited_20_Internet_20_Link">
630_360_16807...</text:a>
"]</text:p>
      <text:p text:style-name="P4">
标签: ['Нацгвардія', 'Пропаганда', 'Російські військові', 'Війна з росією']</text:p>
      <text:p text:style-name="P4">
类型: Article</text:p>
      <!--METADATA-->
      <text:p text:style-name="P4">
<draw:frame draw:style-name="fr1" draw:name="Image120" text:anchor-type="as-char" svg:width="6.9236in" svg:height="3.956343in" draw:z-index="0">
<draw:image xlink:href="../Images/yкринформ/2023-05-04T17-52-39-03-00/630_360_1680771234-118.jpg" xlink:type="simple" xlink:show="embed" xlink:actuate="onLoad" draw:mime-type="image/jpeg"/>
</draw:frame>
俄罗斯在上周特别是为了加强对部队的宣传影响，以阻止恐慌情绪的宣传影响，以期在乌克兰反对意见的情况下将其放置在那里。</text:p>
      <text:p text:style-name="P4">
乌克林福音通讯员报告说，这是在乌克兰通讯员乌克兰上校Mykolaurshalovich的国民警卫队局副局长的简报中指出的。</text:p>
      <text:p text:style-name="P4">
“在过去的一周中，敌人专注于界限的强化和加强<text:a xlink:type="simple" xlink:href="https://www.ukrinform.ua/tag-propaganda" text:style-name="Internet_20_link" text:visited-style-name="Visited_20_Internet_20_Link">
</text:a>
对他们的部队制止恐慌的影响，这将在他的人员之间造成乌克兰反攻势，”他说。</text:p>
      <text:p text:style-name="P4">
Urshalovich说，在利马方向上，敌人试图改善战术位置和在比格里夫卡和塞雷布里斯基林业领域的充满活力的进攻行动。</text:p>
      <text:p text:style-name="P4">
据他说，在巴赫穆特的方向上，敌人继续是难以忍受的损失，总的来说，在无法拦截乌克兰国防部队的战略倡议的条件下，其自身部队的出血行动。</text:p>
      <text:p text:style-name="P4">
<text:span text:style-name="T4">
另请阅读：</text:span>
 <text:a xlink:type="simple" xlink:href="https://www.ukrinform.ua/rubric-ato/3704638-ponad-12-rosijskih-polonenih-ne-maut-navit-serednoi-osviti.html" text:style-name="Internet_20_link" text:visited-style-name="Visited_20_Internet_20_Link">
</text:a>
“在Avdeevsky的方向上，入侵者在Avdiivka，Water，Pervomaisky地区采取了进攻行动，但没有成功。 NSU代表说，在Zaporizhzhya和Kherson Napryamki中，占领者造成了航空，导弹罢工和ARTICOS，并改善了占领职业的设备设备。” NSU代表说。</text:p>
      <text:p text:style-name="P4">
据报道，乌尔沙洛维奇(Urshalovich)于4月27日表示，俄罗斯已转向纳扎普基(Nazapochi)和赫尔森(Kherson)的方向。</text:p>
      <text:p text:style-name="P4">
News Source: <text:a xlink:type="simple" xlink:href="https://www.ukrinform.ua/rubric-ato/3704758-u-vijskah-rf-panika-v-ocikuvanni-kontrnastupu-kreml-posilue-propagandu-nacgvardia.html" text:style-name="Internet_20_link" text:visited-style-name="Visited_20_Internet_20_Link">
https://www.ukrinform.ua/rubric-ato/3704758-u-vijskah-rf-panika-v-ocikuvanni-kontrnastupu-kreml-posilue-propagandu-nacgvardia.html</text:a>
</text:p>
      <!--NEWS-->
      <text:h text:style-name="P10" text:outline-level="1">
<text:span text:style-name="T4">
国防部提议将应征入伍的限制年龄降低到25年</text:span>
</text:h>
      <text:p text:style-name="P4">
作者: Ukrinform (Person)</text:p>
      <text:p text:style-name="P4">
出版商: Укринформ (Organization)</text:p>
      <text:p text:style-name="P4">
出版时间: 2023-05-04T17:53:19+03:00</text:p>
      <text:p text:style-name="P4">
修改时间: 2023-05-04T17:53:19+03:00</text:p>
      <text:p text:style-name="P4">
描述: 乌克兰国防部已准备对立法的更改，以减少公民的边际时代的军事核算，从27岁到25岁。  - 乌克林。</text:p>
      <text:p text:style-name="P4">
图片: ["<text:a xlink:type="simple" xlink:href="https://static.ukrinform.com/photos/2021_02/thumb_files/630_360_1614192375-432.jpg" text:style-name="Internet_20_link" text:visited-style-name="Visited_20_Internet_20_Link">
630_360_16141...</text:a>
"]</text:p>
      <text:p text:style-name="P4">
标签: ['Армія', 'Міноборони', 'Призов']</text:p>
      <text:p text:style-name="P4">
类型: Article</text:p>
      <!--METADATA-->
      <text:p text:style-name="P4">
<draw:frame draw:style-name="fr1" draw:name="Image121" text:anchor-type="as-char" svg:width="6.9236in" svg:height="3.956343in" draw:z-index="0">
<draw:image xlink:href="../Images/yкринформ/2023-05-04T17-53-19-03-00/630_360_1614192375-432.jpg" xlink:type="simple" xlink:show="embed" xlink:actuate="onLoad" draw:mime-type="image/jpeg"/>
</draw:frame>
乌克兰的辩护已准备对立法的更改，以减少公民时代的葡萄酒时代的军事核算，从27岁到25岁。</text:p>
      <text:p text:style-name="P4">
正如乌克林福姆报道的那样，关于<text:a xlink:type="simple" xlink:href="https://t.me/militarymediacenter/1864" text:style-name="Internet_20_link" text:visited-style-name="Visited_20_Internet_20_Link">
</text:a>
报告军事媒体中心。</text:p>
      <text:p text:style-name="P4">
“在国防部回应乌克兰武装部队的上诉，共同提出提案，以更改立法，以减少27岁的应征者的军事注册，从27岁到25年中，”消息。</text:p>
      <text:p text:style-name="P4">
正如国防部所述，这种变化是由以下事实决定的：在法律制度中<text:a xlink:type="simple" xlink:href="https://www.ukrinform.ua/tag-voennij-stan" text:style-name="Internet_20_link" text:visited-style-name="Visited_20_Internet_20_Link">
</text:a>
无需留在军事核算中最多27年的军事核算。首先，他们每年到达完成和社会支持中心的需求，包括医学检查，导致额外的财务费用，医疗工作者的负担，以及线路增加。 虽然没有在戒严期内要求定期服务。</text:p>
      <text:p text:style-name="P4">
其次，在战争采取行动期间，长期的应征入伍的军事注册导致了这样一个事实，即在动员过程中，许多没有军事服务地位的公民与兵役无关。</text:p>
      <text:p text:style-name="P4">
<text:span text:style-name="T4">
另请阅读：</text:span>
 <text:a xlink:type="simple" xlink:href="https://www.ukrinform.ua/rubric-ato/3703675-rada-prodovzila-voennij-stan-ta-zagalnu-mobilizaciu-se-na-90-dib.html" text:style-name="Internet_20_link" text:visited-style-name="Visited_20_Internet_20_Link">
</text:a>
正如所指出的那样，旨在加强国家国家能力的乌克兰国防军的此类举措得到证实，并同意其他政府和安全结构，旨在优化胜利的过程。</text:p>
      <text:p text:style-name="P4">
正如乌克林福姆报道的那样，2022年7月29日，Verkhovna Rada采用了“关于乌克兰法律修正案”的《关于动员培训和动员的修正案》，并从与俄罗斯联邦战争中失去亲戚的公民的征兵中释放。</text:p>
      <text:p text:style-name="P4">
News Source: <text:a xlink:type="simple" xlink:href="https://www.ukrinform.ua/rubric-society/3704759-minoboroni-proponue-zniziti-granicnij-vik-dla-prizovnikiv-do-25-rokiv.html" text:style-name="Internet_20_link" text:visited-style-name="Visited_20_Internet_20_Link">
https://www.ukrinform.ua/rubric-society/3704759-minoboroni-proponue-zniziti-granicnij-vik-dla-prizovnikiv-do-25-rokiv.html</text:a>
</text:p>
      <!--NEWS-->
      <text:h text:style-name="P10" text:outline-level="1">
<text:span text:style-name="T4">
根据“自己的商业”计划，微货币提供了450万个乌克兰人，以10亿美元的价格提供</text:span>
</text:h>
      <text:p text:style-name="P4">
作者: Ukrinform (Person)</text:p>
      <text:p text:style-name="P4">
出版商: Укринформ (Organization)</text:p>
      <text:p text:style-name="P4">
出版时间: 2023-05-04T17:54:00+03:00</text:p>
      <text:p text:style-name="P4">
修改时间: 2023-05-04T17:54:00+03:00</text:p>
      <text:p text:style-name="P4">
描述: 从启动计划开始，“自己的企业”将从州微观派启动和开发业务上获得超过450万个乌克兰人，总计10亿美元。  - 乌克林。</text:p>
      <text:p text:style-name="P4">
图片: ["<text:a xlink:type="simple" xlink:href="https://static.ukrinform.com/photos/2019_06/thumb_files/630_360_1560852576-790.jpg" text:style-name="Internet_20_link" text:visited-style-name="Visited_20_Internet_20_Link">
630_360_15608...</text:a>
"]</text:p>
      <text:p text:style-name="P4">
标签: ['Бізнес', 'Економіка', 'Україна', 'Грант']</text:p>
      <text:p text:style-name="P4">
类型: Article</text:p>
      <!--METADATA-->
      <text:p text:style-name="P4">
<draw:frame draw:style-name="fr1" draw:name="Image122" text:anchor-type="as-char" svg:width="6.9236in" svg:height="3.956343in" draw:z-index="0">
<draw:image xlink:href="../Images/yкринформ/2023-05-04T17-54-00-03-00/630_360_1560852576-790.jpg" xlink:type="simple" xlink:show="embed" xlink:actuate="onLoad" draw:mime-type="image/jpeg"/>
</draw:frame>
从收到该计划的“自己的企业”开始，超过4,5000名乌克兰人将获得微观奖励，以开始和开发业务，以UAH 1 MLRD的总金额。</text:p>
      <text:p text:style-name="P4">
这是由经济尤利亚斯维尔顿科(Yuliasviridenko)的第一个Viceremier-Minister Minister报道的。(https://www.me.gov.ua/News/Detail?lang=uk-UA&amp;id=6fa3483c-8d96-4c89-96b4-244004e9b8e8&amp;title=Robota-Peremozhtsiam)。</text:p>
      <text:p text:style-name="P4">
“他们将获得总计10亿UAH的微观赠款，这将指导NART或扩大他们的<text:a xlink:type="simple" xlink:href="https://www.ukrinform.ua/tag-biznes" text:style-name="Internet_20_link" text:visited-style-name="Visited_20_Internet_20_Link">
</text:a>
。 该部负责人说：“这是企业家发展的投资的1 mlrd UAH，通过该投资被发现了数百家新企业，成千上万的现有公司将能够增加商品的生产或服务提供。”</text:p>
      <text:p text:style-name="P4">
值得注意的是，超过10,000名乌克兰人将在这些扭曲的工作场所中找到工作。</text:p>
      <text:p text:style-name="P4">
根据该计划的“自己的业务”，在项目“ Erobota”的框架内，乌克兰人可以将微型赠品从50到25万UAH举行。 资金可以用于购买设备，购买原材料和材料，房屋租金。提供资金的先决条件是创造1-2个工作岗位。 今年该计划提供了18亿美元的UAH。</text:p>
      <text:p text:style-name="P4">
<text:span text:style-name="T4">
另请阅读：</text:span>
 <text:a xlink:type="simple" xlink:href="https://www.ukrinform.ua/rubric-economy/3702069-derzava-vze-viplatila-24-milarda-grantiv-za-programou-erobota-smigal.html" text:style-name="Internet_20_link" text:visited-style-name="Visited_20_Internet_20_Link">
</text:a>
据报道，政府项目“ Erobota”包括旨在刺激商业活动和创建工作场所的赠款计划。 特别是，这些是用于开放或开发自己业务的微观计划，赠款，创建和开发加工企业，葡萄栽培书签，Greenhouse。</text:p>
      <text:p text:style-name="P4">
News Source: <text:a xlink:type="simple" xlink:href="https://www.ukrinform.ua/rubric-economy/3704761-za-programou-vlasna-sprava-45-tisaci-ukraincam-nadali-mikrogranti-na-1-milard.html" text:style-name="Internet_20_link" text:visited-style-name="Visited_20_Internet_20_Link">
https://www.ukrinform.ua/rubric-economy/3704761-za-programou-vlasna-sprava-45-tisaci-ukraincam-nadali-mikrogranti-na-1-milard.html</text:a>
</text:p>
      <!--NEWS-->
      <text:h text:style-name="P10" text:outline-level="1">
<text:span text:style-name="T4">
前线的接近将意味着阿斯卡尼亚 - 诺瓦预备队的不可避免的损失 - 董事</text:span>
</text:h>
      <text:p text:style-name="P4">
作者: Ukrinform (Person)</text:p>
      <text:p text:style-name="P4">
出版商: Укринформ (Organization)</text:p>
      <text:p text:style-name="P4">
出版时间: 2023-05-04T17:56:58+03:00</text:p>
      <text:p text:style-name="P4">
修改时间: 2023-05-04T17:56:58+03:00</text:p>
      <text:p text:style-name="P4">
描述: 截至今天，生物圈储备的局势“ Askania-Nova”（占领力在其管理下都采取的）仍然受到管理。  - 乌克林。</text:p>
      <text:p text:style-name="P4">
图片: ["<text:a xlink:type="simple" xlink:href="https://static.ukrinform.com/photos/2019_02/thumb_files/630_360_1549005719-828.jpg" text:style-name="Internet_20_link" text:visited-style-name="Visited_20_Internet_20_Link">
630_360_15490...</text:a>
"]</text:p>
      <text:p text:style-name="P4">
标签: ['Заповідник', 'Асканія-Нова', 'Війна з росією']</text:p>
      <text:p text:style-name="P4">
类型: Article</text:p>
      <!--METADATA-->
      <text:p text:style-name="P4">
<draw:frame draw:style-name="fr1" draw:name="Image123" text:anchor-type="as-char" svg:width="6.9236in" svg:height="3.956343in" draw:z-index="0">
<draw:image xlink:href="../Images/yкринформ/2023-05-04T17-56-58-03-00/630_360_1549005719-828.jpg" xlink:type="simple" xlink:show="embed" xlink:actuate="onLoad" draw:mime-type="image/jpeg"/>
</draw:frame>
如今，在其管理下采取的Askania-Nova生物圈保护区的局势仍然受到管理。</text:p>
      <text:p text:style-name="P4">
在乌克林福姆(Ukrinform)的“自然和生物圈储备，国家公园的战争和生物圈保护区的后果”时，乌克林福姆的储备馆长Shapoval主任讲述了这一点。</text:p>
      <text:p text:style-name="P4">
“当Askana的情况受到管理时。 由于我们已经持续了一年多的事实，他们能够照顾收藏，计算情况并为安装提供某些关键资源，包括用于支持该系列的供稿和燃料，预备役中没有灾难。 今天的Cestan。 但是应该意识到，阿斯卡尼亚前进的所有问题，因为前线的方法将意味着不可避免的损失。仅在时间和规模上提出质疑。”沙波瓦尔强调。</text:p>
      <text:p text:style-name="P4">
他回忆说，生物圈储备“ Askania-Nova”是在全面入侵的第一次发烧中占据的<text:a xlink:type="simple" xlink:href="https://www.ukrinform.ua/tag-rosia" text:style-name="Internet_20_link" text:visited-style-name="Visited_20_Internet_20_Link">
</text:a>
2022年2月24日，乌克兰的工厂担任Vawton模式一年多了一年以上。</text:p>
      <text:p text:style-name="P4">
<text:span text:style-name="T4">
另请阅读：</text:span>
 <text:a xlink:type="simple" xlink:href="https://www.ukrinform.ua/rubric-vidbudova/3701172-ukraina-vze-otrimala-vid-donoriv-23-miljoni-na-vidnovlenna-cornobilskoi-zoni.html" text:style-name="Internet_20_link" text:visited-style-name="Visited_20_Internet_20_Link">
</text:a>
“情况非常复杂，所有国家机制和机构都瘫痪了。 我们已经能够实现受保护物品的预算拨款，即工资。 因此，工作人员在现场停留了一年以上，可以自主履行职责，但以乌克兰的形式履行职责。”预备役负责人说。</text:p>
      <text:p text:style-name="P4">
沙波瓦尔强调，实际上，到2023年3月底，管理层和一般的储备金工作人员超过一年的工作，比预期的还要多。 目前，技术人员仍然留在该领土上，他们偏见履行其功能责任，照顾收藏。离开保护区的科学家和管理人员远程工作。</text:p>
      <text:p text:style-name="P4">
<text:span text:style-name="T4">
另请阅读：</text:span>
 <text:a xlink:type="simple" xlink:href="https://www.ukrinform.ua/rubric-society/3704724-rosia-zavdala-zbitkiv-ukrainskomu-dovkillu-na-ponad-2-triljoni.html" text:style-name="Internet_20_link" text:visited-style-name="Visited_20_Internet_20_Link">
<text:span text:style-name="T4">
环境</text:span>
</text:a>
</text:p>
      <text:p text:style-name="P4">
News Source: <text:a xlink:type="simple" xlink:href="https://www.ukrinform.ua/rubric-regions/3704762-nablizenna-linii-frontu-oznacatime-nevidvorotni-vtrati-u-zapovidniku-askanianova-direktor.html" text:style-name="Internet_20_link" text:visited-style-name="Visited_20_Internet_20_Link">
https://www.ukrinform.ua/rubric-regions/3704762-nablizenna-linii-frontu-oznacatime-nevidvorotni-vtrati-u-zapovidniku-askanianova-direktor.html</text:a>
</text:p>
      <!--NEWS-->
      <text:h text:style-name="P10" text:outline-level="1">
<text:span text:style-name="T4">
俄罗斯联邦关于平民返回的沟通几乎每天都会发生 - 卢比尼特</text:span>
</text:h>
      <text:p text:style-name="P4">
作者: Ukrinform (Person)</text:p>
      <text:p text:style-name="P4">
出版商: Укринформ (Organization)</text:p>
      <text:p text:style-name="P4">
出版时间: 2023-05-04T18:07:00+03:00</text:p>
      <text:p text:style-name="P4">
修改时间: 2023-05-04T18:07:00+03:00</text:p>
      <text:p text:style-name="P4">
描述: 俄罗斯联邦人质的平民返回后，人权专员办公室的沟通几乎是每天。  - 乌克林。</text:p>
      <text:p text:style-name="P4">
图片: ["<text:a xlink:type="simple" xlink:href="https://static.ukrinform.com/photos/2023_05/thumb_files/630_360_1683212487-408.jpg" text:style-name="Internet_20_link" text:visited-style-name="Visited_20_Internet_20_Link">
630_360_16832...</text:a>
"]</text:p>
      <text:p text:style-name="P4">
标签: ['Полонені', 'Москалькова', 'Війна з росією', 'Дмитро Лубінець']</text:p>
      <text:p text:style-name="P4">
类型: Article</text:p>
      <!--METADATA-->
      <text:p text:style-name="P4">
<draw:frame draw:style-name="fr1" draw:name="Image124" text:anchor-type="as-char" svg:width="6.9236in" svg:height="3.956343in" draw:z-index="0">
<draw:image xlink:href="../Images/yкринформ/2023-05-04T18-07-00-03-00/630_360_1683212487-408.jpg" xlink:type="simple" xlink:show="embed" xlink:actuate="onLoad" draw:mime-type="image/jpeg"/>
</draw:frame>
实际上每天都是俄罗斯联合会人质的人权返回人质的平民的人权办公室的沟通。</text:p>
      <text:p text:style-name="P4">
乌克林福音通讯员报告说，人权专员德米特里卢宾在新闻发布会上说。</text:p>
      <text:p text:style-name="P4">
“平民有沟通。 这就是我可以公开说的。 我不能说发生在哪些渠道上，因为它不是一个频道。 在公共场合表现出来的频道是我和Moskalkova之间的交流。 我不知道如果我将其命名为这样的机构的指导，这对人权制度是正确的，因为我真诚地相信，俄罗斯联邦领土的保护人权制度不存在，但是它正式占据了这一职位。我们发生的沟通发生了，它发生了。几乎在日常模式下，授权员工的现在友好方式，一个人在我们的机构中​​定义，一个人被定义莫斯卡科娃(Moskalkova)机构，每天我们都会与不同的信息交流。”</text:p>
      <text:p text:style-name="P4">
他回忆说，根据日内瓦公约，交易所应由战俘进行，平民应将当事方转移到一个没有其他要求的人，没有任何要求的情况下。 很遗憾， <text:a xlink:type="simple" xlink:href="https://www.ukrinform.ua/tag-rosia" text:style-name="Internet_20_link" text:visited-style-name="Visited_20_Internet_20_Link">
 </text:a>
国际法不得到支持。</text:p>
      <text:p text:style-name="P4">
<text:span text:style-name="T4">
另请阅读：</text:span>
 <text:a xlink:type="simple" xlink:href="https://www.ukrinform.ua/rubric-ato/3702216-lubinec-v-oon-nagadav-so-rosia-deportue-ukrainskih-ditej-z-2014-roku.html" text:style-name="Internet_20_link" text:visited-style-name="Visited_20_Internet_20_Link">
<text:span text:style-name="T4">
 lubinets </text:span>
</text:a>
人权专员补充说，与俄罗斯一方的谈判考虑了两个标准 - 遵守乌克兰国家利益，对乌克兰公民缺乏伤害并实现特定时期。</text:p>
      <text:p text:style-name="P4">
根据卢比尼特(Lubinets)的说法，俄罗斯一方提出的谈判像阿格尔(Aagel)。 同时，他指出，与莫斯卡科沃(Moskalkovo)进行交流，在特定结果的情况下，包括乌克兰公民的返回，并补充说，与Moskalkova的第一次电话交谈是在他任命后进行的，以及10月17日的第一次会议， 2022年，库鲁斯返回了108名乌克兰囚犯。</text:p>
      <text:p text:style-name="P4">
Lubinets说：“与俄罗斯一方交流是一种新的经历。我和他发抖，因为我看到了结果。”据报道，2023年4月俄罗斯Moskalkova的监察员是欧洲国家人权网络网络的狼牙棒(然而).</text:p>
      <text:p text:style-name="P4">
News Source: <text:a xlink:type="simple" xlink:href="https://www.ukrinform.ua/rubric-society/3704766-komunikacia-z-rosijskou-storonou-sodo-povernenna-civilnih-vidbuvaetsa-prakticno-sodenno-lubinec.html" text:style-name="Internet_20_link" text:visited-style-name="Visited_20_Internet_20_Link">
https://www.ukrinform.ua/rubric-society/3704766-komunikacia-z-rosijskou-storonou-sodo-povernenna-civilnih-vidbuvaetsa-prakticno-sodenno-lubinec.html</text:a>
</text:p>
      <!--NEWS-->
      <text:h text:style-name="P10" text:outline-level="1">
<text:span text:style-name="T4">
演员马克·海希尔（Mark Hemill）为武装部队收取了每无人机超过150万美元</text:span>
</text:h>
      <text:p text:style-name="P4">
作者: Ukrinform (Person)</text:p>
      <text:p text:style-name="P4">
出版商: Укринформ (Organization)</text:p>
      <text:p text:style-name="P4">
出版时间: 2023-05-04T18:09:00+03:00</text:p>
      <text:p text:style-name="P4">
修改时间: 2023-05-04T18:09:00+03:00</text:p>
      <text:p text:style-name="P4">
描述: 美国演员和联合大使24马克·海希尔（Mark Hemill）为乌克兰军队的无人机RQ-35 Heidrun收取了1,517 205美元。  - 乌克林。</text:p>
      <text:p text:style-name="P4">
图片: ["<text:a xlink:type="simple" xlink:href="https://static.ukrinform.com/photos/2022_12/thumb_files/630_360_1671246078-363.jpg" text:style-name="Internet_20_link" text:visited-style-name="Visited_20_Internet_20_Link">
630_360_16712...</text:a>
"]</text:p>
      <text:p text:style-name="P4">
标签: ['ЗСУ', 'Зоряні війни', 'Актор', 'Мінцифри', 'Михайло Федоров', 'Армія дронів']</text:p>
      <text:p text:style-name="P4">
类型: Article</text:p>
      <!--METADATA-->
      <text:p text:style-name="P4">
<draw:frame draw:style-name="fr1" draw:name="Image125" text:anchor-type="as-char" svg:width="6.9236in" svg:height="3.956343in" draw:z-index="0">
<draw:image xlink:href="../Images/yкринформ/2023-05-04T18-09-00-03-00/630_360_1671246078-363.jpg" xlink:type="simple" xlink:show="embed" xlink:actuate="onLoad" draw:mime-type="image/jpeg"/>
</draw:frame>
美国演员和联合大使24马克·海希尔(Mark Hemill)收取了1,517美元205。</text:p>
      <text:p text:style-name="P4">
Viceremier-Minister报告了这一点，用于创新，教育发展，数字化转型的Tatekhnology-Minister Mikhail Fedorov <text:a xlink:type="simple" xlink:href="https://www.ukrinform.ua/tag-dron" text:style-name="Internet_20_link" text:visited-style-name="Visited_20_Internet_20_Link">
</text:a>
，报道乌克林福姆。</text:p>
      <text:p text:style-name="P4">
“我们的捍卫者和捍卫者将获得10架强大的侦察无人机。 RQ-35 Heidrun有效且易于管理优质情报任务。 他还可以抵制俄罗斯人的放射性斗争手段。”乌克兰部长说。</text:p>
      <text:p text:style-name="P4">
据报道：“陆军<text:a xlink:type="simple" xlink:href="https://www.ukrinform.ua/tag-dron" text:style-name="Internet_20_link" text:visited-style-name="Visited_20_Internet_20_Link">
</text:a>
» - 由武装部队和国防部总参谋部发起的项目。 这是一个综合计划，系统购买无人机，其维修以及相关专家的课程研究。 该项目于7月1日开始。</text:p>
      <text:p text:style-name="P4">
<text:span text:style-name="T4">
另请阅读：</text:span>
 <text:a xlink:type="simple" xlink:href="https://www.ukrinform.ua/rubric-culture/3695548-zirka-zoranih-voen-mark-gemill-zustrivsa-onlajn-iz-ukrainskimi-vijskovimi.html" text:style-name="Internet_20_link" text:visited-style-name="Visited_20_Internet_20_Link">
<text:span text:style-name="T4">
 Hemill </text:span>
</text:a>
在其极限范围内，状态机构已经规范了超过41亿卢比的38万个as质体。 还教了超过7,000台无人机。</text:p>
      <text:p text:style-name="P4">
News Source: <text:a xlink:type="simple" xlink:href="https://www.ukrinform.ua/rubric-culture/3704880-aktor-mark-gemill-zibrav-ponad-15-miljona-na-droni-dla-zsu.html" text:style-name="Internet_20_link" text:visited-style-name="Visited_20_Internet_20_Link">
https://www.ukrinform.ua/rubric-culture/3704880-aktor-mark-gemill-zibrav-ponad-15-miljona-na-droni-dla-zsu.html</text:a>
</text:p>
      <!--NEWS-->
      <text:h text:style-name="P10" text:outline-level="1">
<text:span text:style-name="T4">
去年，克雷明收到了2800多个违反语言法的要求</text:span>
</text:h>
      <text:p text:style-name="P4">
作者: Ukrinform (Person)</text:p>
      <text:p text:style-name="P4">
出版商: Укринформ (Organization)</text:p>
      <text:p text:style-name="P4">
出版时间: 2023-05-04T18:11:00+03:00</text:p>
      <text:p text:style-name="P4">
修改时间: 2023-05-04T18:11:00+03:00</text:p>
      <text:p text:style-name="P4">
描述: 去年，公民因违反其接受州语言信息的权利而提出了2,846件上诉，其中1 112个涉及服务分支并提供有关商品和服务的信息。  - 乌克林。</text:p>
      <text:p text:style-name="P4">
图片: ["<text:a xlink:type="simple" xlink:href="https://static.ukrinform.com/photos/2023_05/thumb_files/630_360_1683205688-107.jpg" text:style-name="Internet_20_link" text:visited-style-name="Visited_20_Internet_20_Link">
630_360_16832...</text:a>
"]</text:p>
      <text:p text:style-name="P4">
标签: ['Українська мова', 'Мовний закон', 'Кремінь', 'Мовний омбудсмен']</text:p>
      <text:p text:style-name="P4">
类型: Article</text:p>
      <!--METADATA-->
      <text:p text:style-name="P4">
<draw:frame draw:style-name="fr1" draw:name="Image126" text:anchor-type="as-char" svg:width="6.9236in" svg:height="3.956343in" draw:z-index="0">
<draw:image xlink:href="../Images/yкринформ/2023-05-04T18-11-00-03-00/630_360_1683205688-107.jpg" xlink:type="simple" xlink:show="embed" xlink:actuate="onLoad" draw:mime-type="image/jpeg"/>
</draw:frame>
三人公民提出了2 846件呼吁违反其以国家语言获取信息的权利，其中1 112个涉及有关商品和服务的晒黑信息服务的分支。</text:p>
      <text:p text:style-name="P4">
塔拉斯·克雷敏(Taras Kremin)在介绍《欧洲乌克兰 - 乌克林 - 乌克林(Ukraine-Ukrineform)持有的有关乌克兰语言作为州的职能》中，宣布了有关国家语言的保护。</text:p>
      <text:p text:style-name="P4">
“在2022年，我们的地址收到了2,846个公民违反语言法律的上诉。 Kyiv -823以及Kharkiv地区-460个上诉成为信息数量的领导者。 最少的上诉来自东部地区，部分来自南部，特别是基洛维格拉德地区的卢汉斯地区。”他说。</text:p>
      <text:p text:style-name="P4">
克雷明认为，公民活动的高峰是2022年7月至8月，他与乌克兰在互联网上强制使用的信息和解释性运动有关，并实施了警告和违反语言立法的警告和处罚。 ：对代码管理犯罪守则的更改于20122年7月16日生效。</text:p>
      <text:p text:style-name="P4">
<text:span text:style-name="T4">
另请阅读：</text:span>
 <text:a xlink:type="simple" xlink:href="https://www.ukrinform.ua/rubric-society/3704684-kremin-zaklikae-do-fiksacii-zlocinu-lingvocidu-u-kriminalnomu-kodeksi.html" text:style-name="Internet_20_link" text:visited-style-name="Visited_20_Internet_20_Link">
<text:span text:style-name="T4">
 flint </text:span>
</text:a>
去年的报告涵盖了公共生活的十个分支，以及临时占领地区的林西氏菌问题。 申诉专员指出，1112名公民在维修和提供有关商品和服务的信息期间关注违规行为。 特别是，989个报告讨论了乌克兰版本的互联网表示，而123项投诉记录了消费者服务期间立法要求的压缩。</text:p>
      <text:p text:style-name="P4">
同时，在152起案件中，公民报告违反了语言和地方自治机构：四起案件被官员以3400 UAH的身份罚款，并发出警告。</text:p>
      <text:p text:style-name="P4">
专员的秘书处还注册了435个非州广告请求。</text:p>
      <text:p text:style-name="P4">
“招牌领域也有违规行为。 违规行为最多记录在哈尔基夫和哈尔基夫地区的领土-252，以及基辅城市-54个上诉。”“由于语言法律的工具，我决定采取170项全国控制措施，尤其是当我们需要获得其他信息并稳定不同领域的语言法的遵守水平时。 专员说：“部分行动是根据临时相应领土上的机构终止的。”</text:p>
      <text:p text:style-name="P4">
<text:span text:style-name="T4">
另请阅读：</text:span>
 <text:a xlink:type="simple" xlink:href="https://www.ukrinform.ua/rubric-society/3692441-kremin-nazvav-stvorenna-pidrucnikiv-z-ukrainskoi-dla-inozemciv-prioritetom-na-2023-rik.html" text:style-name="Internet_20_link" text:visited-style-name="Visited_20_Internet_20_Link">
<text:span text:style-name="T4">
 flint </text:span>
</text:a>
据他介绍，量表数量最多的行业的国家控制措施有助于消除多达77.4％的违法行为。</text:p>
      <text:p text:style-name="P4">
同时，克雷明强调，去年的主要趋势是“迅速增长的公共支持水平<text:a xlink:type="simple" xlink:href="https://www.ukrinform.ua/tag-ukrainska-mova" text:style-name="Internet_20_link" text:visited-style-name="Visited_20_Internet_20_Link">
</text:a>
，以及其在公共工业和私人交流中的使用急剧增加。”</text:p>
      <text:p text:style-name="P4">
满的 <text:a xlink:type="simple" xlink:href="https://mova-ombudsman.gov.ua/storage/app/sites/14/%D0%97%D0%B2%D1%96%D1%82%202022/%D0%97%D0%92%D0%86%D0%A2%20%D0%A3%D0%9F%D0%9E%D0%92%D0%9D%D0%9E%D0%92%D0%90%D0%96%D0%95%D0%9D%D0%9E%D0%93%D0%9E%202022.pdf" text:style-name="Internet_20_link" text:visited-style-name="Visited_20_Internet_20_Link">
</text:a>
发布在申诉专员的网站上。</text:p>
      <text:p text:style-name="P4">
据乌克林福姆报道，该语言申诉专员表示，为外国人创建乌克兰语言的教科书是2023年的优先事项。</text:p>
      <text:p text:style-name="P4">
News Source: <text:a xlink:type="simple" xlink:href="https://www.ukrinform.ua/rubric-society/3704768-torik-kremin-otrimav-ponad-2-800-zvernen-sodo-porusen-movnogo-zakonu.html" text:style-name="Internet_20_link" text:visited-style-name="Visited_20_Internet_20_Link">
https://www.ukrinform.ua/rubric-society/3704768-torik-kremin-otrimav-ponad-2-800-zvernen-sodo-porusen-movnogo-zakonu.html</text:a>
</text:p>
      <!--NEWS-->
      <text:h text:style-name="P10" text:outline-level="1">
<text:span text:style-name="T4">
Zelensky会见了荷兰国王</text:span>
</text:h>
      <text:p text:style-name="P4">
作者: Ukrinform (Person)</text:p>
      <text:p text:style-name="P4">
出版商: Укринформ (Organization)</text:p>
      <text:p text:style-name="P4">
出版时间: 2023-05-04T18:19:00+03:00</text:p>
      <text:p text:style-name="P4">
修改时间: 2023-05-04T18:19:00+03:00</text:p>
      <text:p text:style-name="P4">
描述: 沃迪米尔Zelenskyy总统访问了荷兰国王威廉·亚历克萨德拉。  - 乌克林。</text:p>
      <text:p text:style-name="P4">
图片: ["<text:a xlink:type="simple" xlink:href="https://static.ukrinform.com/photos/2023_05/thumb_files/630_360_1683213474-637.jpeg" text:style-name="Internet_20_link" text:visited-style-name="Visited_20_Internet_20_Link">
630_360_16832...</text:a>
", "<text:a xlink:type="simple" xlink:href="https://static.ukrinform.com/photos/2023_05/1683213474-612.jpeg" text:style-name="Internet_20_link" text:visited-style-name="Visited_20_Internet_20_Link">
1683213474-61...</text:a>
"]</text:p>
      <text:p text:style-name="P4">
标签: ['Король', 'Нідерланди', 'Зеленський']</text:p>
      <text:p text:style-name="P4">
类型: Article</text:p>
      <!--METADATA-->
      <text:p text:style-name="P4">
<draw:frame draw:style-name="fr1" draw:name="Image127" text:anchor-type="as-char" svg:width="6.9236in" svg:height="3.956343in" draw:z-index="0">
<draw:image xlink:href="../Images/yкринформ/2023-05-04T18-19-00-03-00/630_360_1683213474-637.jpeg" xlink:type="simple" xlink:show="embed" xlink:actuate="onLoad" draw:mime-type="image/jpeg"/>
</draw:frame>
总统的洛尔迪尔·泽伦斯基(Lordir Zelensky)访问了荷兰国王威廉·亚历克萨德拉(Willemma-Alexandra)。</text:p>
      <text:p text:style-name="P4">
国家元首在[]中报告了这一点(https://www.facebook.com/zelenskiy.official/videos/651793970052114/)，报道乌克林福姆。</text:p>
      <text:p text:style-name="P4">
<draw:frame draw:style-name="fr1" draw:name="Image128" text:anchor-type="as-char" svg:width="6.9236in" svg:height="4.617948in" draw:z-index="0">
<draw:image xlink:href="../Images/yкринформ/2023-05-04T18-19-00-03-00/1683213474-612.jpeg" xlink:type="simple" xlink:show="embed" xlink:actuate="onLoad" draw:mime-type="image/jpeg"/>
</draw:frame>
“他感谢乌克兰荷兰在保护我们的独立自由方面的全面支持，以及国王和王室的个人照顾，他们来到荷兰，以寻求战争的反思，“ 他说 <text:a xlink:type="simple" xlink:href="https://www.ukrinform.ua/tag-zelenskij" text:style-name="Internet_20_link" text:visited-style-name="Visited_20_Internet_20_Link">
</text:a>
。</text:p>
      <text:p text:style-name="P4">
<text:span text:style-name="T4">
另请阅读：</text:span>
 <text:a xlink:type="simple" xlink:href="https://www.ukrinform.ua/rubric-polytics/3703568-ukrainu-na-koronacii-carlza-iii-predstavlatime-delegacia-visokogo-rivna-kuleba.html" text:style-name="Internet_20_link" text:visited-style-name="Visited_20_Internet_20_Link">
</text:a>
总统强调，自俄罗斯袭击的第一天以来，乌克兰一直认为荷兰和乌克兰的整个荷兰人。</text:p>
      <text:p text:style-name="P4">
<text:span text:style-name="T4">
另请阅读：</text:span>
 <text:a xlink:type="simple" xlink:href="https://www.ukrinform.ua/rubric-polytics/3704729-ukraina-belgia-i-niderlandi-pidpisali-spilnu-deklaraciu.html" text:style-name="Internet_20_link" text:visited-style-name="Visited_20_Internet_20_Link">
</text:a>
此外，Zelensky很高<text:a xlink:type="simple" xlink:href="http://www.president.gov.ua/news/vidbulas-audiyenciya-prezidenta-ukrayini-v-korolya-niderland-82673" text:style-name="Internet_20_link" text:visited-style-name="Visited_20_Internet_20_Link">
</text:a>
乌克兰和荷兰的密切合作伙伴关系是在过去一年中建立的。</text:p>
      <text:p text:style-name="P4">
他还指出，荷兰国王的观众对他的国家来说是重要的一天，当时荷兰的居民对第二次世界大战期间死亡的士兵和平民感到荣幸，以及其他军事冲突和其他军事冲突和维持和平任务。</text:p>
      <text:p text:style-name="P4">
正如乌克林福姆报道的那样，乌克兰州的负责人周四在荷兰以及他访问芬兰的前一天。</text:p>
      <text:p text:style-name="P4">
_foto：op _</text:p>
      <text:p text:style-name="P4">
News Source: <text:a xlink:type="simple" xlink:href="https://www.ukrinform.ua/rubric-polytics/3704772-zelenskij-zustrivsa-z-korolem-niderlandiv.html" text:style-name="Internet_20_link" text:visited-style-name="Visited_20_Internet_20_Link">
https://www.ukrinform.ua/rubric-polytics/3704772-zelenskij-zustrivsa-z-korolem-niderlandiv.html</text:a>
</text:p>
      <!--NEWS-->
      <text:h text:style-name="P10" text:outline-level="1">
<text:span text:style-name="T4">
乌克罗龙普罗姆（Ukroboronprom</text:span>
</text:h>
      <text:p text:style-name="P4">
作者: Ukrinform (Person)</text:p>
      <text:p text:style-name="P4">
出版商: Укринформ (Organization)</text:p>
      <text:p text:style-name="P4">
出版时间: 2023-05-04T18:24:00+03:00</text:p>
      <text:p text:style-name="P4">
修改时间: 2023-05-04T18:24:00+03:00</text:p>
      <text:p text:style-name="P4">
描述: 政府已经发表了关于组建联合股票公司“乌克兰国防工业”的决议。 这是改革国内国防工业综合体的公共部门的关键步骤之一。  - 乌克林。</text:p>
      <text:p text:style-name="P4">
图片: ["<text:a xlink:type="simple" xlink:href="https://static.ukrinform.com/photos/2021_07/thumb_files/630_360_1626534314-566.jpg" text:style-name="Internet_20_link" text:visited-style-name="Visited_20_Internet_20_Link">
630_360_16265...</text:a>
"]</text:p>
      <text:p text:style-name="P4">
标签: ['Економіка', 'Укроборонпром', 'Уряд', 'ОПК']</text:p>
      <text:p text:style-name="P4">
类型: Article</text:p>
      <!--METADATA-->
      <text:p text:style-name="P4">
<draw:frame draw:style-name="fr1" draw:name="Image129" text:anchor-type="as-char" svg:width="6.9236in" svg:height="3.956343in" draw:z-index="0">
<draw:image xlink:href="../Images/yкринформ/2023-05-04T18-24-00-03-00/630_360_1626534314-566.jpg" xlink:type="simple" xlink:show="embed" xlink:actuate="onLoad" draw:mime-type="image/jpeg"/>
</draw:frame>
政府宣布了一项关于成立联合储存公司“乌克兰亲爱的工业”的决议； 这是改革国内国防工业综合体的国家部门的关键步骤之一。</text:p>
      <text:p text:style-name="P4">
这在[]中强调了(https://ukroboronprom.com.ua/news/derzavnii-koncern-ukroboronprom-ide-u-minule-oprilyudneno-postanovu-kabminu)，报道乌克林福姆。</text:p>
      <text:p text:style-name="P4">
“ <text:a xlink:type="simple" xlink:href="https://www.ukrinform.ua/tag-ukroboronprom" text:style-name="Internet_20_link" text:visited-style-name="Visited_20_Internet_20_Link">
</text:a>
这将由一个国家的关注者转变为一家将完全属于国家的联合储存公司，并将根据现代公司管理标准进行活动。 现代高科技辩护伴侣将出现在关注点的现场，该公司将通过装甲车，航空和飞机维修，海洋和雷达系统，高处置武器和弹药的行业领先企业进行集中管理。阅读。</text:p>
      <text:p text:style-name="P4">
值得注意的是，改革为转移最新技术，与外国合作伙伴的合资创建，吸引投资，深入的公私合作伙伴关系开辟了道路。 这将大大提高乌克兰公共部门的整体效率，并且在针对俄罗斯入侵者的战争中也将特别重要。</text:p>
      <text:p text:style-name="P4">
Ukroboronprom提醒，国家和州拥有的企业的转型目前正在进行中(tov/at) - 迄今为止，已经改革了28个，在转型过程中，还有16个。这不会影响生产活动的生产，并且他们继续满足武器和军事设备中乌克兰的银安全和防御的需求。</text:p>
      <text:p text:style-name="P4">
<text:span text:style-name="T4">
另请阅读：</text:span>
 <text:a xlink:type="simple" xlink:href="https://www.ukrinform.ua/rubric-economy/3698899-ukroboronprom-sprostuvav-so-kupue-motornu-olivu-u-pribicnikiv-rosii.html" text:style-name="Internet_20_link" text:visited-style-name="Visited_20_Internet_20_Link">
<text:span text:style-name="T4">
 ukroboronprom </text:span>
</text:a>
据报道，2021年10月，“关于国防和工业构建企业企业的特殊形成的法律”生效，这规定了改革该行业的企业的法律机制。 乌克罗龙普罗姆·塔萨姆(Ukroboronprom Tasam)关注的企业的重组已经开始。</text:p>
      <text:p text:style-name="P4">
部长的内阁批准了2023年3月21日的“乌克兰国防工业”的“创建股票公司”的决议。</text:p>
      <text:p text:style-name="P4">
News Source: <text:a xlink:type="simple" xlink:href="https://www.ukrinform.ua/rubric-economy/3704776-ukroboronprom-peretvorat-z-koncernu-na-akcionerne-tovaristvo-urad-opriludniv-postanovu.html" text:style-name="Internet_20_link" text:visited-style-name="Visited_20_Internet_20_Link">
https://www.ukrinform.ua/rubric-economy/3704776-ukroboronprom-peretvorat-z-koncernu-na-akcionerne-tovaristvo-urad-opriludniv-postanovu.html</text:a>
</text:p>
      <!--NEWS-->
      <text:h text:style-name="P10" text:outline-level="1">
<text:span text:style-name="T4">
Nemchinov会见了欧洲计划的领导人</text:span>
</text:h>
      <text:p text:style-name="P4">
作者: Ukrinform (Person)</text:p>
      <text:p text:style-name="P4">
出版商: Укринформ (Organization)</text:p>
      <text:p text:style-name="P4">
出版时间: 2023-05-04T18:24:09+03:00</text:p>
      <text:p text:style-name="P4">
修改时间: 2023-05-04T18:24:09+03:00</text:p>
      <text:p text:style-name="P4">
描述: 内阁大臣奥尔·尼姆奇诺夫（Oleg Nemchinov）与国际公园计划负责人在欧盟法律近似欧盟法律和内阁与维克霍夫纳拉达的内阁之间的协调中讨论了政府的作用。  - 乌克林。</text:p>
      <text:p text:style-name="P4">
图片: ["<text:a xlink:type="simple" xlink:href="https://static.ukrinform.com/photos/2023_05/thumb_files/630_360_1683213738-382.jpeg" text:style-name="Internet_20_link" text:visited-style-name="Visited_20_Internet_20_Link">
630_360_16832...</text:a>
", "<text:a xlink:type="simple" xlink:href="https://static.ukrinform.com/photos/2023_05/1683213738-189.jpeg" text:style-name="Internet_20_link" text:visited-style-name="Visited_20_Internet_20_Link">
1683213738-18...</text:a>
"]</text:p>
      <text:p text:style-name="P4">
标签: ['Євросоюз', 'Кабмін', 'Немчінов', 'INTER PARES']</text:p>
      <text:p text:style-name="P4">
类型: Article</text:p>
      <!--METADATA-->
      <text:p text:style-name="P4">
<draw:frame draw:style-name="fr1" draw:name="Image130" text:anchor-type="as-char" svg:width="6.9236in" svg:height="3.956343in" draw:z-index="0">
<draw:image xlink:href="../Images/yкринформ/2023-05-04T18-24-09-03-00/630_360_1683213738-382.jpeg" xlink:type="simple" xlink:show="embed" xlink:actuate="onLoad" draw:mime-type="image/jpeg"/>
</draw:frame>
部长奥列格·尼姆奇诺夫(Oleg Nemchinov)讨论了政府在右 - 欧洲联盟中立法近似的作用，以及部长内阁与维克霍夫纳(Verkhovna Rada)之间的协调与帕尔索纳塔坦·墨菲(Paresonatan Murphy)的负责人。</text:p>
      <text:p text:style-name="P4">
他在[]中报告了这一点(https://t.me/nemchinovoleh/4618)，报道乌克林福姆。</text:p>
      <text:p text:style-name="P4">
“在会议期间，讨论了政府在立法近似中的作用，乌克兰部长的内阁与乌克兰的Verkhovna Rada之间的协调，以及政府在立法活动中的作用，” Nemchinov写道。 。</text:p>
      <text:p text:style-name="P4">
据他介绍，CMU进行了积极的立法工作，建议至高无上的201号树木，在第一读物中，并在第一读物中 -  53.此外，政府还确保了议会倡议提交的议会实体法律法律的审查。 。</text:p>
      <text:p text:style-name="P4">
<text:span text:style-name="T4">
另请阅读：</text:span>
 <text:a xlink:type="simple" xlink:href="https://www.ukrinform.ua/rubric-vidbudova/3686175-nemcinov-obgovoriv-z-clenami-uradu-latvii-pitanna-vidbudovi-ukraini.html" text:style-name="Internet_20_link" text:visited-style-name="Visited_20_Internet_20_Link">
<text:span text:style-name="T4">
 nemchinov </text:span>
</text:a>
Nemchinov强调，在BP在议会委员会平台上的合作中建立建设性对话允许解释这些或其他规定，法案的方法，以争辩他们的立场来寻找共同的意见，以调和立场。</text:p>
      <text:p text:style-name="P4">
会议还参加了欧盟代表团在乌克兰Volodymyr Kondrachuk的“国家政府改革”的协调员，大臣Oleg Voitovich的内阁副秘书。</text:p>
      <text:p text:style-name="P4">
<draw:frame draw:style-name="fr1" draw:name="Image131" text:anchor-type="as-char" svg:width="6.9236in" svg:height="5.1927in" draw:z-index="0">
<draw:image xlink:href="../Images/yкринформ/2023-05-04T18-24-09-03-00/1683213738-189.jpeg" xlink:type="simple" xlink:show="embed" xlink:actuate="onLoad" draw:mime-type="image/jpeg"/>
</draw:frame>
Inter Pares项目旨在发展全球，尤其是在合作伙伴国家的代表性和包容性民主，这要归功于欧洲团队的均衡和方法，这些欧洲团队促进了欧盟成员国的交流和共同教育以及伙伴关系。 该项目的管理由欧洲委员会负责Zevrean外交关系服务和<text:a xlink:type="simple" xlink:href="https://www.ukrinform.ua/tag-evroparlament" text:style-name="Internet_20_link" text:visited-style-name="Visited_20_Internet_20_Link">
</text:a>
。</text:p>
      <text:p text:style-name="P4">
<text:span text:style-name="T5">
foto：cmu</text:span>
</text:p>
      <text:p text:style-name="P4">
News Source: <text:a xlink:type="simple" xlink:href="https://www.ukrinform.ua/rubric-polytics/3704775-nemcinov-zustrivsa-z-kerivnikom-evropejskoi-programi-inter-pares.html" text:style-name="Internet_20_link" text:visited-style-name="Visited_20_Internet_20_Link">
https://www.ukrinform.ua/rubric-polytics/3704775-nemcinov-zustrivsa-z-kerivnikom-evropejskoi-programi-inter-pares.html</text:a>
</text:p>
      <!--NEWS-->
      <text:h text:style-name="P10" text:outline-level="1">
<text:span text:style-name="T4">
莫斯科将犯一个错误，除非它继续“谷物协议”  - 意大利的外国人</text:span>
</text:h>
      <text:p text:style-name="P4">
作者: Ukrinform (Person)</text:p>
      <text:p text:style-name="P4">
出版商: Укринформ (Organization)</text:p>
      <text:p text:style-name="P4">
出版时间: 2023-05-04T18:28:50+03:00</text:p>
      <text:p text:style-name="P4">
修改时间: 2023-05-04T18:28:50+03:00</text:p>
      <text:p text:style-name="P4">
描述: 如果莫斯科不继续“谷物协议”，莫斯科将犯一个错误，因为这项倡议涉及非洲的人口，触及了最弱的民族。  - 乌克林。</text:p>
      <text:p text:style-name="P4">
图片: ["<text:a xlink:type="simple" xlink:href="https://static.ukrinform.com/photos/2023_04/thumb_files/630_360_1682513514-435.jpg" text:style-name="Internet_20_link" text:visited-style-name="Visited_20_Internet_20_Link">
630_360_16825...</text:a>
"]</text:p>
      <text:p text:style-name="P4">
标签: ['Експорт', 'Італія', 'Зерно', 'росія', 'зерновий коридор']</text:p>
      <text:p text:style-name="P4">
类型: Article</text:p>
      <!--METADATA-->
      <text:p text:style-name="P4">
<draw:frame draw:style-name="fr1" draw:name="Image132" text:anchor-type="as-char" svg:width="6.9236in" svg:height="3.956343in" draw:z-index="0">
<draw:image xlink:href="../Images/yкринформ/2023-05-04T18-28-50-03-00/630_360_1682513514-435.jpg" xlink:type="simple" xlink:show="embed" xlink:actuate="onLoad" draw:mime-type="image/jpeg"/>
</draw:frame>
如果Muscovasis不扩展“谷物协议”，因为该倡议是非洲的人口，它会遇到最弱的民族，将犯一个错误。</text:p>
      <text:p text:style-name="P4">
这是意大利外交部长安东尼·亚尼亚尼(Antoniotayani)今天提到的。(https://tg24.sky.it/mondo/2023/05/04/russia-ucraina-guerra-ultime-notizie-diretta)。</text:p>
      <text:p text:style-name="P4">
“一个大国，或者想成为的人无法利用虚弱的人民的问题，我的意思是非洲人民在大多数情况下试图到达军事阵线。 这是错误的，犯错是严重的。”塔雅尼强调。</text:p>
      <text:p text:style-name="P4">
据意大利部长说，没有必要使情况恶化。 “例如，我在ZEP周围有一个安全区，我的意思是提供发送绿色走廊<text:a xlink:type="simple" xlink:href="https://www.ukrinform.ua/tag-zerno" text:style-name="Internet_20_link" text:visited-style-name="Visited_20_Internet_20_Link">
</text:a>
和非洲的谷物。 这是两个特定问题，并不难达成共识。”塔亚尼说。</text:p>
      <text:p text:style-name="P4">
<text:span text:style-name="T4">
另请阅读：</text:span>
 <text:a xlink:type="simple" xlink:href="https://www.ukrinform.ua/rubric-economy/3704645-zernova-iniciativa-dae-zmogu-pomaksiti-globalnu-prodovolcu-krizu-borrel.html" text:style-name="Internet_20_link" text:visited-style-name="Visited_20_Internet_20_Link">
<text:span text:style-name="T4">
谷物</text:span>
</text:a>
正如乌克林福姆报道的<text:a xlink:type="simple" xlink:href="https://www.ukrinform.ua/rubric-economy/3703993-zustric-sodo-prodovzenna-dii-zernovogo-koridoru-vidbudetsa-u-patnicu.html" text:style-name="Internet_20_link" text:visited-style-name="Visited_20_Internet_20_Link">
</text:a>
黑海谷物倡议在5月5日在伊斯坦布尔举行的乌克兰国防部副部长的行动将于5月5日举行。</text:p>
      <text:p text:style-name="P4">
4月26日，俄罗斯联邦再次暂停了谷物走廊的工作。</text:p>
      <text:p text:style-name="P4">
根据乌克兰农业政策部的说法，在过去的十个月中，我国加快了超过4150万吨的谷物和豆类。</text:p>
      <text:p text:style-name="P4">
<text:span text:style-name="T5">
foto：ansa</text:span>
</text:p>
      <text:p text:style-name="P4">
News Source: <text:a xlink:type="simple" xlink:href="https://www.ukrinform.ua/rubric-economy/3704779-moskva-zrobit-pomilku-akso-ne-prodovzit-zernovu-ugodu-mzs-italii.html" text:style-name="Internet_20_link" text:visited-style-name="Visited_20_Internet_20_Link">
https://www.ukrinform.ua/rubric-economy/3704779-moskva-zrobit-pomilku-akso-ne-prodovzit-zernovu-ugodu-mzs-italii.html</text:a>
</text:p>
      <!--NEWS-->
      <text:h text:style-name="P10" text:outline-level="1">
<text:span text:style-name="T4">
在职业中接受俄罗斯护照：卢比尼特说他与总理有同样的职位</text:span>
</text:h>
      <text:p text:style-name="P4">
作者: Ukrinform (Person)</text:p>
      <text:p text:style-name="P4">
出版商: Укринформ (Organization)</text:p>
      <text:p text:style-name="P4">
出版时间: 2023-05-04T18:31:00+03:00</text:p>
      <text:p text:style-name="P4">
修改时间: 2023-05-04T18:31:00+03:00</text:p>
      <text:p text:style-name="P4">
描述: Verkhovna Rada人权专员Dmitry Lubinets与总理Denis Shmigal具有相同的立场，需要在俄罗斯护照的临时占领领土上获得乌克兰人。  - 乌克林。</text:p>
      <text:p text:style-name="P4">
图片: ["<text:a xlink:type="simple" xlink:href="https://static.ukrinform.com/photos/2023_05/thumb_files/630_360_1683215573-549.jpg" text:style-name="Internet_20_link" text:visited-style-name="Visited_20_Internet_20_Link">
630_360_16832...</text:a>
"]</text:p>
      <text:p text:style-name="P4">
标签: ['Окупація', 'Паспорт', 'Війна з росією', 'Дмитро Лубінець']</text:p>
      <text:p text:style-name="P4">
类型: Article</text:p>
      <!--METADATA-->
      <text:p text:style-name="P4">
<draw:frame draw:style-name="fr1" draw:name="Image133" text:anchor-type="as-char" svg:width="6.9236in" svg:height="3.956343in" draw:z-index="0">
<draw:image xlink:href="../Images/yкринформ/2023-05-04T18-31-00-03-00/630_360_1683215573-549.jpg" xlink:type="simple" xlink:show="embed" xlink:actuate="onLoad" draw:mime-type="image/jpeg"/>
</draw:frame>
Verkhovna RadA人权专员Dmitry Lubinets与总理Denis Schmigal具有相同的立场，需要在俄罗斯护照临时占领领土上接待乌克兰人。</text:p>
      <text:p text:style-name="P4">
他在一次新闻发布会上说，这是对Khcepremier-Minister Irina Vereshchuk的不同位置的评论，后者建议临时加热领土的居民不要接受俄罗斯护照。</text:p>
      <text:p text:style-name="P4">
“当这种事情发生时，我认为没有某种处置。情况。 乌克兰政府从来不是一个有意识地自愿收到俄罗斯护照的好时机，但在这方面却没有争议，”监察员说。</text:p>
      <text:p text:style-name="P4">
“对于未来，这不会发生 - 这将是我的建议 - 有必要倾听人权部门的意见。 人权活动家对国际专家……没有必要发表这种不同的陈述，因为他们对居住在该领土上的人敏感。”他补充说。</text:p>
      <text:p text:style-name="P4">
<text:span text:style-name="T4">
另请阅读：</text:span>
 <text:a xlink:type="simple" xlink:href="https://www.ukrinform.ua/rubric-ato/3704780-obmin-usih-na-vsih-iz-rf-moze-stosuvatisa-tilki-vijskovih-lubinec.html" text:style-name="Internet_20_link" text:visited-style-name="Visited_20_Internet_20_Link">
<text:span text:style-name="T4">
 lubinets </text:span>
</text:a>
Lubinets还保证，将在暂时占领的领土上获得俄罗斯护照，并且不会在地方政府工作后不会受到惩罚。</text:p>
      <text:p text:style-name="P4">
他说：“当然，会有一项分析，但是对于俄罗斯护照的事实肯定不会受到刑事惩罚。”</text:p>
      <text:p text:style-name="P4">
在暂时占领的领土中，占领权是对拥有俄罗斯护照的公民的描述。</text:p>
      <text:p text:style-name="P4">
“过去的两个星期，我们记录了俄罗斯联邦创建的团体，在农村地区建立了公寓和房屋绕过，DeWorks绝对是所有人 - 拥有俄罗斯护照并且没有<text:a xlink:type="simple" xlink:href="https://www.ukrinform.ua/tag-pasport" text:style-name="Internet_20_link" text:visited-style-name="Visited_20_Internet_20_Link">
</text:a>
”， - 申诉专员说。</text:p>
      <text:p text:style-name="P4">
Lubinets还报告说，申诉专员办公室的最后两周记录了在没有俄罗斯护照的情况下，在乌克兰护照的暂时领土上朝着乌克兰公民施加身体暴力时，朝着乌克兰护照的暂时领土上朝着未知的方向以及国民化和国民化和国民大小的威胁以及不动产。<text:span text:style-name="T4">
另请阅读：</text:span>
 <text:a xlink:type="simple" xlink:href="https://www.ukrinform.ua/rubric-society/3704766-komunikacia-z-rosijskou-storonou-sodo-povernenna-civilnih-vidbuvaetsa-prakticno-sodenno-lubinec.html" text:style-name="Internet_20_link" text:visited-style-name="Visited_20_Internet_20_Link">
<text:span text:style-name="T4">
 lubinets </text:span>
</text:a>
正如乌克林福姆报道的，早期的lubinets <text:a xlink:type="simple" xlink:href="https://www.ukrinform.ua/rubric-society/3702838-lubinec-radit-ukraincam-na-okupovanih-teritoriah-brati-pasport-rf-zaradi-zberezenna-zitta.html" text:style-name="Internet_20_link" text:visited-style-name="Visited_20_Internet_20_Link">
</text:a>
在被占领的领土上，俄罗斯联邦的护照是为了保护生命。</text:p>
      <text:p text:style-name="P4">
同时，Viceremer-Minister Irina Vereshchuk表示相反的位置。</text:p>
      <text:p text:style-name="P4">
News Source: <text:a xlink:type="simple" xlink:href="https://www.ukrinform.ua/rubric-society/3704793-otrimanna-pasportiv-rf-v-okupacii-lubinec-zaaviv-so-mae-z-premerom-odnakovu-poziciu.html" text:style-name="Internet_20_link" text:visited-style-name="Visited_20_Internet_20_Link">
https://www.ukrinform.ua/rubric-society/3704793-otrimanna-pasportiv-rf-v-okupacii-lubinec-zaaviv-so-mae-z-premerom-odnakovu-poziciu.html</text:a>
</text:p>
      <!--NEWS-->
      <text:h text:style-name="P10" text:outline-level="1">
<text:span text:style-name="T4">
蜡已经确定了乌克兰董事的两个跨导演保释</text:span>
</text:h>
      <text:p text:style-name="P4">
作者: Ukrinform (Person)</text:p>
      <text:p text:style-name="P4">
出版商: Укринформ (Organization)</text:p>
      <text:p text:style-name="P4">
出版时间: 2023-05-04T18:32:04+03:00</text:p>
      <text:p text:style-name="P4">
修改时间: 2023-05-04T18:32:04+03:00</text:p>
      <text:p text:style-name="P4">
描述: 最高反腐败法院在国家企业“ uksatse”造成的1.6亿UAH损失的情况下，为两名嫌疑人选择了预防措施。  - 乌克林。</text:p>
      <text:p text:style-name="P4">
图片: ["<text:a xlink:type="simple" xlink:href="https://static.ukrinform.com/photos/2018_10/thumb_files/630_360_1540839872-223.jpg" text:style-name="Internet_20_link" text:visited-style-name="Visited_20_Internet_20_Link">
630_360_15408...</text:a>
"]</text:p>
      <text:p text:style-name="P4">
标签: ['Застава', 'Украерорух', 'Вищий антикорупційний суд']</text:p>
      <text:p text:style-name="P4">
类型: Article</text:p>
      <!--METADATA-->
      <text:p text:style-name="P4">
<draw:frame draw:style-name="fr1" draw:name="Image134" text:anchor-type="as-char" svg:width="6.9236in" svg:height="3.956343in" draw:z-index="0">
<draw:image xlink:href="../Images/yкринформ/2023-05-04T18-32-04-03-00/630_360_1540839872-223.jpg" xlink:type="simple" xlink:show="embed" xlink:actuate="onLoad" draw:mime-type="image/jpeg"/>
</draw:frame>
高反腐败法院为两名嫌疑犯提供了预防措施，以造成1.6亿欧元损失的损失。</text:p>
      <text:p text:style-name="P4">
根据乌克林福姆的说法，专门的反腐败检察官办公室报告<text:a xlink:type="simple" xlink:href="https://t.me/sap_gov_ua/1349" text:style-name="Internet_20_link" text:visited-style-name="Visited_20_Internet_20_Link">
</text:a>
。</text:p>
      <text:p text:style-name="P4">
“应SAP检察官同意的NABU侦探的要求，调查法官选择了前官员的预防措施(SE“乌克兰人”)消息嫌疑人对国家的虐待，这导致了1.6亿UAH损失的任务。”该消息写道。</text:p>
      <text:p text:style-name="P4">
因此，法院部分授予了请愿书，并向国家拥有的企业的前第一任主任申请了一种预防措施，其形式为1,07300万UAH。 SE“ UKSATSERUCH”的前副局长，法院以268.4万的形式选择了一种限制。</text:p>
      <text:p text:style-name="P4">
犯罪嫌疑人还承担以下责任：达成申请，检察官或法院的每项要求； 不得从基辅地区和利维夫划分(根据)未经侦探，检察官或法院的许可； 通知侦探，检察官或法院，以改变您的居住地和工作地点；避免与案件和证人中的其他嫌疑人进行沟通； 出国旅行的护照，其他文件赋予离开乌克兰并进入乌克兰的权利；携带电子控制手段。</text:p>
      <text:p text:style-name="P4">
<text:span text:style-name="T4">
另请阅读：</text:span>
 <text:a xlink:type="simple" xlink:href="https://www.ukrinform.ua/rubric-kyiv/3703641-sproba-zavolodinna-zemleu-u-kievi-sud-zbilsiv-zastavu-narodnomu-deputatu-majze-do-27-miljoniv.html" text:style-name="Internet_20_link" text:visited-style-name="Visited_20_Internet_20_Link">
</text:a>
职责将在2023年7月2日之前进行验证。</text:p>
      <text:p text:style-name="P4">
正如乌克林福姆报道的那样，四月份，国家反腐败局的侦探宣布涉嫌滥用职务，这导致了1.6亿UAH向国家企业造成的损失，前官员，前官员(https://www.ukrinform.ua/tag-mininfrastrukturi) .</text:p>
      <text:p text:style-name="P4">
News Source: <text:a xlink:type="simple" xlink:href="https://www.ukrinform.ua/rubric-economy/3704781-vaks-viznaciv-zastavi-dvom-ekszastupnikam-direktora-ukraeroruhu.html" text:style-name="Internet_20_link" text:visited-style-name="Visited_20_Internet_20_Link">
https://www.ukrinform.ua/rubric-economy/3704781-vaks-viznaciv-zastavi-dvom-ekszastupnikam-direktora-ukraeroruhu.html</text:a>
</text:p>
      <!--NEWS-->
      <text:h text:style-name="P10" text:outline-level="1">
<text:span text:style-name="T4">
去年，波兰去年将219辆消防车转移到乌克兰</text:span>
</text:h>
      <text:p text:style-name="P4">
作者: Ukrinform (Person)</text:p>
      <text:p text:style-name="P4">
出版商: Укринформ (Organization)</text:p>
      <text:p text:style-name="P4">
出版时间: 2023-05-04T18:35:00+03:00</text:p>
      <text:p text:style-name="P4">
修改时间: 2023-05-04T18:35:00+03:00</text:p>
      <text:p text:style-name="P4">
描述: 波兰在2022年将219辆消防车转移到乌克兰，并带有救援设备的2.0万托盘。  - 乌克林。</text:p>
      <text:p text:style-name="P4">
图片: ["<text:a xlink:type="simple" xlink:href="https://static.ukrinform.com/photos/2023_05/thumb_files/630_360_1683214068-373.jpeg" text:style-name="Internet_20_link" text:visited-style-name="Visited_20_Internet_20_Link">
630_360_16832...</text:a>
"]</text:p>
      <text:p text:style-name="P4">
标签: ['Автомобіль', 'Польща', 'Пожежна безпека', 'Рятувальники']</text:p>
      <text:p text:style-name="P4">
类型: Article</text:p>
      <!--METADATA-->
      <text:p text:style-name="P4">
<draw:frame draw:style-name="fr1" draw:name="Image135" text:anchor-type="as-char" svg:width="6.9236in" svg:height="3.956343in" draw:z-index="0">
<draw:image xlink:href="../Images/yкринформ/2023-05-04T18-35-00-03-00/630_360_1683214068-373.jpeg" xlink:type="simple" xlink:show="embed" xlink:actuate="onLoad" draw:mime-type="image/jpeg"/>
</draw:frame>
波兰在2022年将219辆消防车转移到乌克兰，以及2.9万托盘救援设备。</text:p>
      <text:p text:style-name="P4">
在波兰的庆祝活动中，华沙的救援人员在波兰举行的庆祝活动是RP Andrzej Bartkovak的主要消防局，他报告了自己的记者。</text:p>
      <text:p text:style-name="P4">
“在2022年2月24日之后，我们所有的事务和眼睛都朝着乌克兰的朋友的方向发展。 超过100,000名救援人员参加了被迫逃离战争的难民领域，”巴特科瓦克本人说。</text:p>
      <text:p text:style-name="P4">
他强调，通过帮助<text:a xlink:type="simple" xlink:href="https://www.ukrinform.ua/tag-ukraina" text:style-name="Internet_20_link" text:visited-style-name="Visited_20_Internet_20_Link">
</text:a>
，波兰救援人员到处都是他们需要的地方：在边境，在援助的边界上，在波兰车站。 据他说，乌克兰的俄罗斯侵略难民可以依靠消防部门的夜晚，伊普尔救援人员确保乌克兰人在那里感觉良好。</text:p>
      <text:p text:style-name="P4">
“我们对乌克兰救援人员进行了培训，并继续这样做，塞尔吉乌斯(SES SES SES主席乌克兰Sergey Kruk -ed。)您可以指望我们。”巴特科瓦克说，他在Sesu Kruk的负责人的庄严事件中说道。</text:p>
      <text:p text:style-name="P4">
他报告说，去年的波兰救援人员特别是为乌克兰培训组织，以提供急救，以相当高的高度实施救援行动，等等。</text:p>
      <text:p text:style-name="P4">
RP国家消防局负责人说：“去年，我们用救援设备，219辆消防车交给了超过2,9000托盘。”</text:p>
      <text:p text:style-name="P4">
反过来，波兰安德烈·杜达(Poland Andrzej Duda)总统感谢波兰救援人员的事实，即“自2012年2月24日以来，他们一直在为乌克兰的邻居提供帮助。” 他感谢波兰救援人员移交给乌克兰人的所有技术援助。</text:p>
      <text:p text:style-name="P4">
杜达(Duda)指出，在电视上“可以看到更多的自豪”，乌克兰救援人员在波兰救援中拯救了被摧毁的房屋火箭的人民拯救人们的任务(消防服务 -  ed。).</text:p>
      <text:p text:style-name="P4">
<text:span text:style-name="T4">
Читайте також:</text:span>
 <text:a xlink:type="simple" xlink:href="https://www.ukrinform.ua/rubric-kyiv/3689439-kievu-peredali-z-nimeccini-ta-polsi-cotiri-sucasnih-pozeznih-avto.html" text:style-name="Internet_20_link" text:visited-style-name="Visited_20_Internet_20_Link">
 </text:a>
</text:p>
      <text:p text:style-name="P4">
杜达强调说：“您正在进行这种培训，为此，您对此表示感谢。”</text:p>
      <text:p text:style-name="P4">
据报道，波兰在全面入侵的开始时提供了全面入侵500亿个Zlotys(约110亿欧元)，是Gdppolsh的2％。</text:p>
      <text:p text:style-name="P4">
迄今为止，乌克兰的300万公民可以位于波兰，其中约有100万在2022年2月24日之后到达波兰。</text:p>
      <text:p text:style-name="P4">
<text:span text:style-name="T5">
foto：kmda</text:span>
</text:p>
      <text:p text:style-name="P4">
News Source: <text:a xlink:type="simple" xlink:href="https://www.ukrinform.ua/rubric-society/3704782-polsa-torik-peredala-ukraini-219-pozeznih-avto.html" text:style-name="Internet_20_link" text:visited-style-name="Visited_20_Internet_20_Link">
https://www.ukrinform.ua/rubric-society/3704782-polsa-torik-peredala-ukraini-219-pozeznih-avto.html</text:a>
</text:p>
      <!--NEWS-->
      <text:h text:style-name="P10" text:outline-level="1">
<text:span text:style-name="T4">
KSCA告诉他们何时完成Shulyavka的连接处的重建</text:span>
</text:h>
      <text:p text:style-name="P4">
作者: Ukrinform (Person)</text:p>
      <text:p text:style-name="P4">
出版商: Укринформ (Organization)</text:p>
      <text:p text:style-name="P4">
出版时间: 2023-05-04T18:39:07+03:00</text:p>
      <text:p text:style-name="P4">
修改时间: 2023-05-04T18:39:07+03:00</text:p>
      <text:p text:style-name="P4">
描述: 在基辅，计划在明年年底之前执行旨在完成Shulyavsky立交桥上解决方案的重建的主要工作。  - 乌克林。</text:p>
      <text:p text:style-name="P4">
图片: ["<text:a xlink:type="simple" xlink:href="https://static.ukrinform.com/photos/2020_01/thumb_files/630_360_1579806823-650.jpeg" text:style-name="Internet_20_link" text:visited-style-name="Visited_20_Internet_20_Link">
630_360_15798...</text:a>
"]</text:p>
      <text:p text:style-name="P4">
标签: ['КМДА', 'Шулявський міст', 'Київ', 'Ремонт']</text:p>
      <text:p text:style-name="P4">
类型: Article</text:p>
      <!--METADATA-->
      <text:p text:style-name="P4">
<draw:frame draw:style-name="fr1" draw:name="Image136" text:anchor-type="as-char" svg:width="6.9236in" svg:height="3.956343in" draw:z-index="0">
<draw:image xlink:href="../Images/yкринформ/2023-05-04T18-39-07-03-00/630_360_1579806823-650.jpeg" xlink:type="simple" xlink:show="embed" xlink:actuate="onLoad" draw:mime-type="image/jpeg"/>
</draw:frame>
在基辅，到明年年底，旨在完成Shulyavsky立交桥上解决方案的主要作品。</text:p>
      <text:p text:style-name="P4">
正如乌克林福姆报道的那样，它报告了<text:a xlink:type="simple" xlink:href="https://kyivcity.gov.ua/news/misto_planuye_do_kintsya_2024_roku_vikonati_osnovniy_kompleks_robit_spryamovaniy_na_zavershennya_rekonstruktsi_rozvyazki_na_shulyavskomu_shlyakhoprovodi__ruslan_kandibor/" text:style-name="Internet_20_link" text:visited-style-name="Visited_20_Internet_20_Link">
</text:a>
根据运输基础设施鲁斯兰迪伯拉(Ruslanicaldibra)的总监的说法，“到5月底，将完成通过布雷斯特大街(Brest Avenue)建设地下过渡的招标程序。 计划在2023年底之前完全修复这种地下过渡。”</text:p>
      <text:p text:style-name="P4">
在瓦迪姆·赫特曼街(Vadim Hetman Street)交汇处重建运输审讯的主要问题仍然是国会在布雷斯特大道(Brest Avenue)上的安排。 为此，有必要拆除布尔什维克工厂的5家商店。</text:p>
      <text:p text:style-name="P4">
在赎回和注册领土社区的财产权<text:a xlink:type="simple" xlink:href="https://www.ukrinform.ua/tag-kiiv" text:style-name="Internet_20_link" text:visited-style-name="Visited_20_Internet_20_Link">
</text:a>
自8月5日以来，自八月以来，它计划开始拆除。 目前，正在进行该物体的专业知识，并准备好招标程序来翻新商店#5，此后将在国会安排上开始工作。</text:p>
      <text:p text:style-name="P4">
<text:span text:style-name="T4">
另请阅读：</text:span>
 <text:a xlink:type="simple" xlink:href="https://www.ukrinform.ua/rubric-kyiv/3691466-kilkoma-vulicami-kieva-castkovo-obmezat-ruh-cerez-remont.html" text:style-name="Internet_20_link" text:visited-style-name="Visited_20_Internet_20_Link">
<text:span text:style-name="T4">
几个</text:span>
 <text:span text:style-name="T4">
 </text:span>
 <text:span text:style-name="T4">
 </text:span>
 <text:span text:style-name="T4">
 </text:span>
基辅<text:span text:style-name="T4">
 </text:span>
 <text:span text:style-name="T4">
部分</text:span>
<text:span text:style-name="T4">
有限</text:span>
 <text:span text:style-name="T4">
 </text:span>
 <text:span text:style-name="T4">
 </text:span>
 <text:span text:style-name="T4">
 </text:span>
 <text:span text:style-name="T4">
 </text:span>
 <text:span text:style-name="T4">
 </text:span>
通过<text:span text:style-name="T4">
 </text:span>
维修**</text:a>
Cantibir说：“总共在2023年，运输基础设施部计划恢复由于音乐联合会的全面入侵而被暂停的作品。”</text:p>
      <text:p text:style-name="P4">
他补充说：“到2024年底，计划完成Shulyavsky立交桥内部运输内部重建的主要工作，以提供其完整的功能。”</text:p>
      <text:p text:style-name="P4">
正如乌克林福姆报道的那样，总体上，首都的大多数地区开始为十字路口提供解决方案<text:a xlink:type="simple" xlink:href="https://www.ukrinform.ua/rubric-kyiv/3697499-u-kievi-cogoric-oblastuut-blizko-40-kilcevih-rozvazok.html" text:style-name="Internet_20_link" text:visited-style-name="Visited_20_Internet_20_Link">
</text:a>
 .</text:p>
      <text:p text:style-name="P4">
News Source: <text:a xlink:type="simple" xlink:href="https://www.ukrinform.ua/rubric-kyiv/3704783-u-kmda-rozpovili-koli-zaversat-rekonstrukciu-rozvazki-na-sulavci.html" text:style-name="Internet_20_link" text:visited-style-name="Visited_20_Internet_20_Link">
https://www.ukrinform.ua/rubric-kyiv/3704783-u-kmda-rozpovili-koli-zaversat-rekonstrukciu-rozvazki-na-sulavci.html</text:a>
</text:p>
      <!--NEWS-->
      <text:h text:style-name="P10" text:outline-level="1">
<text:span text:style-name="T4">
总参谋部：创新计划将满足武装部队有希望的武器样本的需求</text:span>
</text:h>
      <text:p text:style-name="P4">
作者: Ukrinform (Person)</text:p>
      <text:p text:style-name="P4">
出版商: Укринформ (Organization)</text:p>
      <text:p text:style-name="P4">
出版时间: 2023-05-04T18:41:00+03:00</text:p>
      <text:p text:style-name="P4">
修改时间: 2023-05-04T18:41:00+03:00</text:p>
      <text:p text:style-name="P4">
描述: 赢得创新是真实的，并加速了实施乌克兰最有效武器的程序，已经开始了创新实体的整个结构。  - 乌克林。</text:p>
      <text:p text:style-name="P4">
图片: ["<text:a xlink:type="simple" xlink:href="https://static.ukrinform.com/photos/2023_05/thumb_files/630_360_1683214593-585.jpg" text:style-name="Internet_20_link" text:visited-style-name="Visited_20_Internet_20_Link">
630_360_16832...</text:a>
"]</text:p>
      <text:p text:style-name="P4">
标签: ['Генштаб', 'Інновації', 'Зброя', 'ЗСУ', 'Війна з росією', '#stoprussia']</text:p>
      <text:p text:style-name="P4">
类型: Article</text:p>
      <!--METADATA-->
      <text:p text:style-name="P4">
<draw:frame draw:style-name="fr1" draw:name="Image137" text:anchor-type="as-char" svg:width="6.9236in" svg:height="3.956343in" draw:z-index="0">
<draw:image xlink:href="../Images/yкринформ/2023-05-04T18-41-00-03-00/630_360_1683214593-585.jpg" xlink:type="simple" xlink:show="embed" xlink:actuate="onLoad" draw:mime-type="image/jpeg"/>
</draw:frame>
创新是真正的胜利，并且为了加快在乌克兰引入最有效的武器样本的程序，整个创新实体已经始于乌克兰。</text:p>
      <text:p text:style-name="P4">
这是由武装部队武装部队沃迪米尔·科特鲁巴(Volodymyr Kotsyuruba)的中央军事和科学部代表报道的，乌克林福姆向[]报告了<text:a xlink:type="simple" xlink:href="https://armyinform.com.ua/2023/05/04/rezultatom-innovaczijnoyi-programy-stane-zadovolennya-potreb-zsu-v-perspektyvnyh-zrazkah-ozbroyennya-i-vijskovoyi-tehniky/" text:style-name="Internet_20_link" text:visited-style-name="Visited_20_Internet_20_Link">
</text:a>
 <text:a xlink:type="simple" xlink:href="https://armyinform.com.ua/2023/05/04/rezultatom-innovaczijnoyi-programy-stane-zadovolennya-potreb-zsu-v-perspektyvnyh-zrazkah-ozbroyennya-i-vijskovoyi-tehniky/" text:style-name="Internet_20_link" text:visited-style-name="Visited_20_Internet_20_Link">
</text:a>
Kotsyuruba提出了一种用于评估和实施安全和国防部门的发明和创新的机制，特别是由开发基金的不同部门和组织创建的机制<text:a xlink:type="simple" xlink:href="https://www.ukrinform.ua/tag-innovacii" text:style-name="Internet_20_link" text:visited-style-name="Visited_20_Internet_20_Link">
</text:a>
\  - 勇敢1。</text:p>
      <text:p text:style-name="P4">
“该基金通过其监督委员会的工作做出决定，以分配赠款，以支持创新项目并促进，维护。</text:p>
      <text:p text:style-name="P4">
<text:span text:style-name="T4">
另请阅读：</text:span>
 <text:a xlink:type="simple" xlink:href="https://www.ukrinform.ua/rubric-technology/3653145-amerikanciv-vrazila-vinahidlivist-zsu-z-vikoristanna-zahidnoi-zbroi-cnn.html" text:style-name="Internet_20_link" text:visited-style-name="Visited_20_Internet_20_Link">
</text:a>
据他说，如果该项目获得了高级的成绩，则将其发送给国防部的平台 - 轴线，并且随着乌克罗龙普罗姆(Ukroboronprom)的参与，请检查其技术特征，之后决定提供武器。</text:p>
      <text:p text:style-name="P4">
据报道，评估和支持的程序由MAU和总人员的共同决定确定，该决定将在不久的将来签署。</text:p>
      <text:p text:style-name="P4">
他说：“该法案将直接进行评估，最终的坦克结果将是满足有前途的采样和军事设备的需求。”</text:p>
      <text:p text:style-name="P4">
<text:span text:style-name="T4">
另请阅读：</text:span>
 <text:a xlink:type="simple" xlink:href="https://www.ukrinform.ua/rubric-ato/3692387-polsa-lobiuvatime-nadanna-ukraini-litakiv-nativskih-standartiv-duda.html" text:style-name="Internet_20_link" text:visited-style-name="Visited_20_Internet_20_Link">
</text:a>
总人员代表还指出，在大型政府订单的支持下，成千上万的创新项目参与将允许“现在和现在”提供干武器和军事设备，以及国家开发商和制造商的国家拥有的投资。</text:p>
      <text:p text:style-name="P4">
_foto：陆军</text:p>
      <text:p text:style-name="P4">
News Source: <text:a xlink:type="simple" xlink:href="https://www.ukrinform.ua/rubric-ato/3704785-innovacijna-programa-zadovolnit-potrebi-zsu-u-perspektivnih-zrazkah-ozbroenna-genstab.html" text:style-name="Internet_20_link" text:visited-style-name="Visited_20_Internet_20_Link">
https://www.ukrinform.ua/rubric-ato/3704785-innovacijna-programa-zadovolnit-potrebi-zsu-u-perspektivnih-zrazkah-ozbroenna-genstab.html</text:a>
</text:p>
      <!--NEWS-->
      <text:h text:style-name="P10" text:outline-level="1">
<text:span text:style-name="T4">
在Kharkiv Litmuse中，展览“武术状况”展开了</text:span>
</text:h>
      <text:p text:style-name="P4">
作者: Ukrinform (Person)</text:p>
      <text:p text:style-name="P4">
出版商: Укринформ (Organization)</text:p>
      <text:p text:style-name="P4">
出版时间: 2023-05-04T18:43:00+03:00</text:p>
      <text:p text:style-name="P4">
修改时间: 2023-05-04T18:43:00+03:00</text:p>
      <text:p text:style-name="P4">
描述: 在哈尔基夫文学博物馆的花园中开设了展览“武术地位”，展示的作品说明了现代作家关于战争以及乌克兰人的国家和经验的话。  - 乌克林。</text:p>
      <text:p text:style-name="P4">
图片: ["<text:a xlink:type="simple" xlink:href="https://static.ukrinform.com/photos/2023_05/thumb_files/630_360_1683219247-7839.jpeg" text:style-name="Internet_20_link" text:visited-style-name="Visited_20_Internet_20_Link">
630_360_16832...</text:a>
", "<text:a xlink:type="simple" xlink:href="https://static.ukrinform.com/photos/2023_05/thumb_files/630_360_1683219247-4901.jpeg" text:style-name="Internet_20_link" text:visited-style-name="Visited_20_Internet_20_Link">
630_360_16832...</text:a>
", "<text:a xlink:type="simple" xlink:href="https://static.ukrinform.com/photos/2023_05/thumb_files/630_360_1683219246-2648.jpeg" text:style-name="Internet_20_link" text:visited-style-name="Visited_20_Internet_20_Link">
630_360_16832...</text:a>
", "<text:a xlink:type="simple" xlink:href="https://static.ukrinform.com/photos/2023_05/thumb_files/630_360_1683219247-3927.jpeg" text:style-name="Internet_20_link" text:visited-style-name="Visited_20_Internet_20_Link">
630_360_16832...</text:a>
", "<text:a xlink:type="simple" xlink:href="https://static.ukrinform.com/photos/2023_05/thumb_files/630_360_1683219247-4962.jpeg" text:style-name="Internet_20_link" text:visited-style-name="Visited_20_Internet_20_Link">
630_360_16832...</text:a>
", "<text:a xlink:type="simple" xlink:href="https://static.ukrinform.com/photos/2023_05/thumb_files/630_360_1683219247-4778.jpeg" text:style-name="Internet_20_link" text:visited-style-name="Visited_20_Internet_20_Link">
630_360_16832...</text:a>
", "<text:a xlink:type="simple" xlink:href="https://static.ukrinform.com/photos/2023_05/thumb_files/630_360_1683219247-9928.jpeg" text:style-name="Internet_20_link" text:visited-style-name="Visited_20_Internet_20_Link">
630_360_16832...</text:a>
", "<text:a xlink:type="simple" xlink:href="https://static.ukrinform.com/photos/2023_05/thumb_files/630_360_1683219248-2054.jpeg" text:style-name="Internet_20_link" text:visited-style-name="Visited_20_Internet_20_Link">
630_360_16832...</text:a>
", "<text:a xlink:type="simple" xlink:href="https://static.ukrinform.com/photos/2023_05/thumb_files/630_360_1683219248-3206.jpeg" text:style-name="Internet_20_link" text:visited-style-name="Visited_20_Internet_20_Link">
630_360_16832...</text:a>
", "<text:a xlink:type="simple" xlink:href="https://static.ukrinform.com/photos/2023_05/thumb_files/630_360_1683219248-7501.jpeg" text:style-name="Internet_20_link" text:visited-style-name="Visited_20_Internet_20_Link">
630_360_16832...</text:a>
"]</text:p>
      <text:p text:style-name="P4">
标签: ['Музей', 'Виставка', 'Харків']</text:p>
      <text:p text:style-name="P4">
类型: Article</text:p>
      <!--METADATA-->
      <text:p text:style-name="P4">
<draw:frame draw:style-name="fr1" draw:name="Image138" text:anchor-type="as-char" svg:width="6.9236in" svg:height="3.956343in" draw:z-index="0">
<draw:image xlink:href="../Images/yкринформ/2023-05-04T18-43-00-03-00/630_360_1683219247-7839.jpeg" xlink:type="simple" xlink:show="embed" xlink:actuate="onLoad" draw:mime-type="image/jpeg"/>
</draw:frame>
展览“军事斯坦的春海报”是在萨达基夫文学博物馆开幕的，现代作家关于Tastan War和乌克兰人的经历的话所介绍的作品。</text:p>
      <text:p text:style-name="P4">
这是乌克利福通讯员的报道。</text:p>
      <text:p text:style-name="P4">
<draw:frame draw:style-name="fr1" draw:name="Image139" text:anchor-type="as-char" svg:width="6.9236in" svg:height="3.956343in" draw:z-index="0">
<draw:image xlink:href="../Images/yкринформ/2023-05-04T18-43-00-03-00/630_360_1683219247-4901.jpeg" xlink:type="simple" xlink:show="embed" xlink:actuate="onLoad" draw:mime-type="image/jpeg"/>
</draw:frame>
展览“军事地位的春海报”是由Uharkiv Litmuse开放的。(Images/yкринформ/2023-05-04T18-43-00-03-00/630_360_1683219247-4901.jpeg)](https://static.ukrinform.com/photos/2023_05/1683219247-4901.jpeg) <text:a xlink:type="simple" xlink:href="https://static.ukrinform.com/photos/2023_05/1683219246-2648.jpeg" text:style-name="Internet_20_link" text:visited-style-name="Visited_20_Internet_20_Link">
<draw:frame draw:style-name="fr1" draw:name="Image140" text:anchor-type="as-char" svg:width="6.9236in" svg:height="3.956343in" draw:z-index="0">
<draw:image xlink:href="../Images/yкринформ/2023-05-04T18-43-00-03-00/630_360_1683219246-2648.jpeg" xlink:type="simple" xlink:show="embed" xlink:actuate="onLoad" draw:mime-type="image/jpeg"/>
</draw:frame>
</text:a>
 <text:a xlink:type="simple" xlink:href="https://static.ukrinform.com/photos/2023_05/1683219247-3927.jpeg" text:style-name="Internet_20_link" text:visited-style-name="Visited_20_Internet_20_Link">
<draw:frame draw:style-name="fr1" draw:name="Image141" text:anchor-type="as-char" svg:width="6.9236in" svg:height="3.956343in" draw:z-index="0">
<draw:image xlink:href="../Images/yкринформ/2023-05-04T18-43-00-03-00/630_360_1683219247-3927.jpeg" xlink:type="simple" xlink:show="embed" xlink:actuate="onLoad" draw:mime-type="image/jpeg"/>
</draw:frame>
</text:a>
 <text:a xlink:type="simple" xlink:href="https://static.ukrinform.com/photos/2023_05/1683219247-4962.jpeg" text:style-name="Internet_20_link" text:visited-style-name="Visited_20_Internet_20_Link">
<draw:frame draw:style-name="fr1" draw:name="Image142" text:anchor-type="as-char" svg:width="6.9236in" svg:height="3.956343in" draw:z-index="0">
<draw:image xlink:href="../Images/yкринформ/2023-05-04T18-43-00-03-00/630_360_1683219247-4962.jpeg" xlink:type="simple" xlink:show="embed" xlink:actuate="onLoad" draw:mime-type="image/jpeg"/>
</draw:frame>
</text:a>
 <text:a xlink:type="simple" xlink:href="https://static.ukrinform.com/photos/2023_05/1683219247-4778.jpeg" text:style-name="Internet_20_link" text:visited-style-name="Visited_20_Internet_20_Link">
<draw:frame draw:style-name="fr1" draw:name="Image143" text:anchor-type="as-char" svg:width="6.9236in" svg:height="3.956343in" draw:z-index="0">
<draw:image xlink:href="../Images/yкринформ/2023-05-04T18-43-00-03-00/630_360_1683219247-4778.jpeg" xlink:type="simple" xlink:show="embed" xlink:actuate="onLoad" draw:mime-type="image/jpeg"/>
</draw:frame>
</text:a>
 <text:a xlink:type="simple" xlink:href="https://static.ukrinform.com/photos/2023_05/1683219247-9928.jpeg" text:style-name="Internet_20_link" text:visited-style-name="Visited_20_Internet_20_Link">
<draw:frame draw:style-name="fr1" draw:name="Image144" text:anchor-type="as-char" svg:width="6.9236in" svg:height="3.956343in" draw:z-index="0">
<draw:image xlink:href="../Images/yкринформ/2023-05-04T18-43-00-03-00/630_360_1683219247-9928.jpeg" xlink:type="simple" xlink:show="embed" xlink:actuate="onLoad" draw:mime-type="image/jpeg"/>
</draw:frame>
</text:a>
 <text:a xlink:type="simple" xlink:href="https://static.ukrinform.com/photos/2023_05/1683219247-7839.jpeg" text:style-name="Internet_20_link" text:visited-style-name="Visited_20_Internet_20_Link">
<draw:frame draw:style-name="fr1" draw:name="Image145" text:anchor-type="as-char" svg:width="6.9236in" svg:height="3.956343in" draw:z-index="0">
<draw:image xlink:href="../Images/yкринформ/2023-05-04T18-43-00-03-00/630_360_1683219247-7839.jpeg" xlink:type="simple" xlink:show="embed" xlink:actuate="onLoad" draw:mime-type="image/jpeg"/>
</draw:frame>
</text:a>
 <text:a xlink:type="simple" xlink:href="https://static.ukrinform.com/photos/2023_05/1683219248-2054.jpeg" text:style-name="Internet_20_link" text:visited-style-name="Visited_20_Internet_20_Link">
<draw:frame draw:style-name="fr1" draw:name="Image146" text:anchor-type="as-char" svg:width="6.9236in" svg:height="3.956343in" draw:z-index="0">
<draw:image xlink:href="../Images/yкринформ/2023-05-04T18-43-00-03-00/630_360_1683219248-2054.jpeg" xlink:type="simple" xlink:show="embed" xlink:actuate="onLoad" draw:mime-type="image/jpeg"/>
</draw:frame>
</text:a>
 <text:a xlink:type="simple" xlink:href="https://static.ukrinform.com/photos/2023_05/1683219248-3206.jpeg" text:style-name="Internet_20_link" text:visited-style-name="Visited_20_Internet_20_Link">
<draw:frame draw:style-name="fr1" draw:name="Image147" text:anchor-type="as-char" svg:width="6.9236in" svg:height="3.956343in" draw:z-index="0">
<draw:image xlink:href="../Images/yкринформ/2023-05-04T18-43-00-03-00/630_360_1683219248-3206.jpeg" xlink:type="simple" xlink:show="embed" xlink:actuate="onLoad" draw:mime-type="image/jpeg"/>
</draw:frame>
</text:a>
 <text:a xlink:type="simple" xlink:href="https://static.ukrinform.com/photos/2023_05/1683219248-7501.jpeg" text:style-name="Internet_20_link" text:visited-style-name="Visited_20_Internet_20_Link">
<draw:frame draw:style-name="fr1" draw:name="Image148" text:anchor-type="as-char" svg:width="6.9236in" svg:height="3.956343in" draw:z-index="0">
<draw:image xlink:href="../Images/yкринформ/2023-05-04T18-43-00-03-00/630_360_1683219248-7501.jpeg" xlink:type="simple" xlink:show="embed" xlink:actuate="onLoad" draw:mime-type="image/jpeg"/>
</draw:frame>
</text:a>
“现在所有的话都穿着军装”，“我的朋友们已经成为街道”，“我的国家，现在没有人会害怕现在年纪大了。” 其他陈述也转移到了敖德萨艺术家的海报，敖德萨博物馆的创始人“城市中的信件”塞尔吉罗文斯基。<text:span text:style-name="T4">
另请阅读：</text:span>
 <text:a xlink:type="simple" xlink:href="https://www.ukrinform.ua/rubric-culture/3702217-u-mikolaevi-vidkrili-vistavku-z-tvorcogo-ciklu-beregini-ukraini.html" text:style-name="Internet_20_link" text:visited-style-name="Visited_20_Internet_20_Link">
<text:span text:style-name="T4">
展览</text:span>
</text:a>
哈尔基夫(Kharkiv)有16件作品，所有作品<text:a xlink:type="simple" xlink:href="https://www.instagram.com/posterbureau/" text:style-name="Internet_20_link" text:visited-style-name="Visited_20_Internet_20_Link">
</text:a>
可以从互联网上查看“城市的信件”。 出售海报，并根据武装部队的需求重新计算收益。</text:p>
      <text:p text:style-name="P4">
Chmuzh指出，海报已经在国外展出。</text:p>
      <text:p text:style-name="P4">
“我们了解到，在过去的14个月中，全世界都发现了乌克兰。 我们希望在人们眼中的乌克兰勇气并由宏伟的文化遗产并肩作战。 在大战期间，人们非常雄辩地展示了一个大国的文化。 他们在Litmuzery中说。</text:p>
      <text:p text:style-name="P4">
参见海报<text:a xlink:type="simple" xlink:href="https://www.ukrinform.ua/tag-harkiv" text:style-name="Internet_20_link" text:visited-style-name="Visited_20_Internet_20_Link">
</text:a>
他们将能够到两个星期。</text:p>
      <text:p text:style-name="P4">
News Source: <text:a xlink:type="simple" xlink:href="https://www.ukrinform.ua/rubric-culture/3704873-u-harkivskomu-litmuzei-vidkrili-vistavku-vesnanij-plakat-voennogo-stanu.html" text:style-name="Internet_20_link" text:visited-style-name="Visited_20_Internet_20_Link">
https://www.ukrinform.ua/rubric-culture/3704873-u-harkivskomu-litmuzei-vidkrili-vistavku-vesnanij-plakat-voennogo-stanu.html</text:a>
</text:p>
      <!--NEWS-->
      <text:h text:style-name="P10" text:outline-level="1">
<text:span text:style-name="T4">
为了纪念周年纪念的联合24邀请外国客人到乌克兰</text:span>
</text:h>
      <text:p text:style-name="P4">
作者: Ukrinform (Person)</text:p>
      <text:p text:style-name="P4">
出版商: Укринформ (Organization)</text:p>
      <text:p text:style-name="P4">
出版时间: 2023-05-04T18:51:31+03:00</text:p>
      <text:p text:style-name="P4">
修改时间: 2023-05-04T18:51:31+03:00</text:p>
      <text:p text:style-name="P4">
描述: 该联合24平台于2022年5月5日启动，周四报道说，在周年纪念日之前访问了外国客人。  - 乌克林。</text:p>
      <text:p text:style-name="P4">
图片: ["<text:a xlink:type="simple" xlink:href="https://static.ukrinform.com/photos/2023_01/thumb_files/630_360_1673430270-756.jpg" text:style-name="Internet_20_link" text:visited-style-name="Visited_20_Internet_20_Link">
630_360_16734...</text:a>
"]</text:p>
      <text:p text:style-name="P4">
标签: ['#UАразом', 'Відбудова', 'United24']</text:p>
      <text:p text:style-name="P4">
类型: Article</text:p>
      <!--METADATA-->
      <text:p text:style-name="P4">
<draw:frame draw:style-name="fr1" draw:name="Image149" text:anchor-type="as-char" svg:width="6.9236in" svg:height="3.956343in" draw:z-index="0">
<draw:image xlink:href="../Images/yкринформ/2023-05-04T18-51-31-03-00/630_360_1673430270-756.jpg" xlink:type="simple" xlink:show="embed" xlink:actuate="onLoad" draw:mime-type="image/jpeg"/>
</draw:frame>
Platformunited24于2022年5月5日启动，周四报道说，外国房屋访问了周年纪念日。</text:p>
      <text:p text:style-name="P4">
根据乌克林福姆的说法，这是在[]的倡议页面上报道的。(https://twitter.com/U24_gov_ua/status/1654100916864266240)。</text:p>
      <text:p text:style-name="Quotations">

<text:p text:style-name="P4">
明天是<text:a xlink:type="simple" xlink:href="https://twitter.com/hashtag/UNITED24" text:style-name="Internet_20_link" text:visited-style-name="Visited_20_Internet_20_Link">
&gt;
</text:a>
'S&gt;
周年纪念日。 今天，我们欢迎第一批客人。 &gt;
&gt;
我们的大使<text:a xlink:type="simple" xlink:href="https://twitter.com/KatherynWinnick" text:style-name="Internet_20_link" text:visited-style-name="Visited_20_Internet_20_Link">
</text:a>
&gt;
，女演员<text:a xlink:type="simple" xlink:href="https://twitter.com/IvannaSakhno" text:style-name="Internet_20_link" text:visited-style-name="Visited_20_Internet_20_Link">
</text:a>
，Jamie&gt;
来自美国机构的Kennaway以及<text:a xlink:type="simple" xlink:href="https://twitter.com/Imaginedragons" text:style-name="Internet_20_link" text:visited-style-name="Visited_20_Internet_20_Link">
&gt;
</text:a>
 ' <text:a xlink:type="simple" xlink:href="https://twitter.com/Ty_Arnold_" text:style-name="Internet_20_link" text:visited-style-name="Visited_20_Internet_20_Link">
&gt;
 </text:a>
<text:a xlink:type="simple" xlink:href="https://twitter.com/realmacreynolds" text:style-name="Internet_20_link" text:visited-style-name="Visited_20_Internet_20_Link">
&gt;
</text:a>
已经在&gt;
 kyiv中了!&gt;
&gt;
欢迎来到乌克兰<text:a xlink:type="simple" xlink:href="https://t.co/Yr46URjPBI" text:style-name="Internet_20_link" text:visited-style-name="Visited_20_Internet_20_Link">
</text:a>
&gt;
&gt;
  -  U24(@ u24_gov_ua) <text:a xlink:type="simple" xlink:href="https://twitter.com/U24_gov_ua/status/1654100916864266240" text:style-name="Internet_20_link" text:visited-style-name="Visited_20_Internet_20_Link">
&gt;
 </text:a>
“明天周年纪念<text:a xlink:type="simple" xlink:href="https://www.ukrinform.ua/tag-united24" text:style-name="Internet_20_link" text:visited-style-name="Visited_20_Internet_20_Link">
</text:a>
。 今天我们是米萨。 我们的大使凯瑟琳·维尼克(Katherine Vinnik)，女演员伊万娜·萨克诺(Ivanna Sakhno)，来自我们的杰米·肯纳(Jamie Kennaei)，以及想象中的龙，太极拳和麦克拉诺德斯已经在基辅!”</text:p>

</text:p>
      <text:p text:style-name="P4">
据报道，据报道，2022年5月5日，Volodymyr Zelenskyy宣布乌克兰唤醒了全球倡议联合24。 它旨在在战争条件下恢复乌克兰的过程中筹集资金以援助。</text:p>
      <text:p text:style-name="P4">
<text:span text:style-name="T4">
另请阅读：</text:span>
 <text:a xlink:type="simple" xlink:href="https://www.ukrinform.ua/rubric-society/3695881-za-zibrani-cerez-united24-pridbaut-ponad-280-funkcionalnih-lizok-dla-likaren.html" text:style-name="Internet_20_link" text:visited-style-name="Visited_20_Internet_20_Link">
<text:span text:style-name="T4">
 United24 </text:span>
</text:a>
2023年4月7日，Volodymyr Zelensky报告说，在11个月中，联合24 Fandering平台的运作，以帮助乌克兰筹集了3亿美元，来自110多个国家 /地区的捐款。</text:p>
      <text:p text:style-name="P4">
此外，最近成为新的联合大使24大使的英国企业家理查德·布兰森(Richard Branson)呼吁参加这项活动，以加强乌克兰的支持。</text:p>
      <text:p text:style-name="P4">
News Source: <text:a xlink:type="simple" xlink:href="https://www.ukrinform.ua/rubric-society/3704789-united24-na-cest-ricnici-zaprosila-v-ukrainu-inozemnih-gostej.html" text:style-name="Internet_20_link" text:visited-style-name="Visited_20_Internet_20_Link">
https://www.ukrinform.ua/rubric-society/3704789-united24-na-cest-ricnici-zaprosila-v-ukrainu-inozemnih-gostej.html</text:a>
</text:p>
      <!--NEWS-->
      <text:h text:style-name="P10" text:outline-level="1">
<text:span text:style-name="T4">
索尔·阿尔瓦雷斯（Saul Alvarez）与兄弟的拳击冠军进入了吉尼斯（Guinness）</text:span>
</text:h>
      <text:p text:style-name="P4">
作者: Ukrinform (Person)</text:p>
      <text:p text:style-name="P4">
出版商: Укринформ (Organization)</text:p>
      <text:p text:style-name="P4">
出版时间: 2023-05-04T18:52:47+03:00</text:p>
      <text:p text:style-name="P4">
修改时间: 2023-05-04T18:52:47+03:00</text:p>
      <text:p text:style-name="P4">
描述: 卡内洛（Kanello）和他的六个亲戚得到了区别。  - 乌克林。</text:p>
      <text:p text:style-name="P4">
图片: ["<text:a xlink:type="simple" xlink:href="https://static.ukrinform.com/photos/2023_05/thumb_files/630_360_1683215416-498.jpg" text:style-name="Internet_20_link" text:visited-style-name="Visited_20_Internet_20_Link">
630_360_16832...</text:a>
", "<text:a xlink:type="simple" xlink:href="https://static.ukrinform.com/photos/2023_05/1683215535-968.jpg" text:style-name="Internet_20_link" text:visited-style-name="Visited_20_Internet_20_Link">
1683215535-96...</text:a>
"]</text:p>
      <text:p text:style-name="P4">
标签: ['Бокс', 'Книга рекордів Гіннеса']</text:p>
      <text:p text:style-name="P4">
类型: Article</text:p>
      <!--METADATA-->
      <text:p text:style-name="P4">
<draw:frame draw:style-name="fr1" draw:name="Image150" text:anchor-type="as-char" svg:width="6.9236in" svg:height="3.956343in" draw:z-index="0">
<draw:image xlink:href="../Images/yкринформ/2023-05-04T18-52-47-03-00/630_360_1683215416-498.jpg" xlink:type="simple" xlink:show="embed" xlink:actuate="onLoad" draw:mime-type="image/jpeg"/>
</draw:frame>
卡内洛(Kanello)和他的六个亲戚被拘留。</text:p>
      <text:p text:style-name="P4">
拳击世界冠军索尔·卡内洛(Saul“ Kanelo” Alvarez)与他的兄弟们一起进入吉尼斯(Guinness)的书籍，在墨西哥拳击夜，于2008年<text:a xlink:type="simple" xlink:href="https://wbcboxing.com/en/sevenfold-bros-gloss/" text:style-name="Internet_20_link" text:visited-style-name="Visited_20_Internet_20_Link">
</text:a>
世界官方网站 - 董事会(WBC)，报道乌克林福姆。</text:p>
      <text:p text:style-name="P4">
自2005年以来，卡内罗(Kanelo)在专业戒指上度过了62场比赛，他赢得了58名获奖者。 其中21个阿尔瓦雷斯(Alvarez)于2008年6月在墨西哥Savpopan进行，当时法官的一致决定击败了同胞Migulavaskes。</text:p>
      <text:p text:style-name="P4">
那天晚上，大约15年前，它终于成为了历史。 他成为唯一一次在一次比赛中立即战斗的七个兄弟的人：除了扫罗，里格伯托，丹尼尔，里卡多，冈萨洛，维克多和拉蒙。</text:p>
      <text:p text:style-name="P4">
对于其中的两个人来说，拉蒙(Ramon)和丹尼尔(Daniel) -  2008年的战斗是唯一的专业人士。相反，里格贝托·阿尔瓦雷斯(Rigoberto Alvarez)的职业生涯是31场战斗，成为了WBA第一平均体重的临时世界。</text:p>
      <text:p text:style-name="P4">
2008年6月28日，三个兄弟被击败。 拉蒙(Ramon)和里格伯托(Rigoberto)分别在第二轮和第三轮比赛中提前时间，扫罗和里卡多(Saul)和里卡多(Ricardo)赢得了比赛。</text:p>
      <text:p text:style-name="P4">
<draw:frame draw:style-name="fr1" draw:name="Image151" text:anchor-type="as-char" svg:width="6.9236in" svg:height="3.894525in" draw:z-index="0">
<draw:image xlink:href="../Images/yкринформ/2023-05-04T18-52-47-03-00/1683215535-968.jpg" xlink:type="simple" xlink:show="embed" xlink:actuate="onLoad" draw:mime-type="image/jpeg"/>
</draw:frame>
吉尼斯唱片的墨西哥人书籍是在欣斯的记录书中，与英国的约翰·莱德(John Kanello)一起，是阿尔瓦雷斯冠军腰带的竞争者。</text:p>
      <text:p text:style-name="P4">
<text:span text:style-name="T4">
另请阅读：</text:span>
 <text:a xlink:type="simple" xlink:href="https://www.ukrinform.ua/rubric-sports/3704516-usik-stav-ambasadorom-nacionalnoi-zbirnoi-ukraini-z-futbolu.html" text:style-name="Internet_20_link" text:visited-style-name="Visited_20_Internet_20_Link">
</text:a>
据乌克林福姆报道，5月6日，在墨西哥瓜达拉哈尔河畔的阿尔瓦里斯将被英国的约翰·雷德(John Raider)纠正，英国的约翰·雷德(John Raider)将持二次中量级的绝对公平量级标题将受到威胁。</text:p>
      <text:p text:style-name="P4">
照片：Getty Image，wbcboxing.com</text:p>
      <text:p text:style-name="P4">
News Source: <text:a xlink:type="simple" xlink:href="https://www.ukrinform.ua/rubric-sports/3704790-cempion-svitu-z-boksu-saul-alvares-z-bratami-uvijsov-do-knigi-rekordiv-ginnesa.html" text:style-name="Internet_20_link" text:visited-style-name="Visited_20_Internet_20_Link">
https://www.ukrinform.ua/rubric-sports/3704790-cempion-svitu-z-boksu-saul-alvares-z-bratami-uvijsov-do-knigi-rekordiv-ginnesa.html</text:a>
</text:p>
      <!--NEWS-->
      <text:h text:style-name="P10" text:outline-level="1">
<text:span text:style-name="T4">
Cherevat-关于Bakhmut：敌人仍然有技术库存，但潜力耗尽</text:span>
</text:h>
      <text:p text:style-name="P4">
作者: Ukrinform (Person)</text:p>
      <text:p text:style-name="P4">
出版商: Укринформ (Organization)</text:p>
      <text:p text:style-name="P4">
出版时间: 2023-05-04T18:53:31+03:00</text:p>
      <text:p text:style-name="P4">
修改时间: 2023-05-04T18:53:31+03:00</text:p>
      <text:p text:style-name="P4">
描述: 白天，乌克兰捍卫者消除了巴赫穆特（Bakhmut）领导下的133名入侵者，176人受伤。 俄罗斯人使用过时的设备，这表明潜力耗尽。  - 乌克林。</text:p>
      <text:p text:style-name="P4">
图片: ["<text:a xlink:type="simple" xlink:href="https://static.ukrinform.com/photos/2023_02/thumb_files/630_360_1675756522-669.jpg" text:style-name="Internet_20_link" text:visited-style-name="Visited_20_Internet_20_Link">
630_360_16757...</text:a>
"]</text:p>
      <text:p text:style-name="P4">
标签: ['Бахмут', 'ЗСУ', 'Війна з росією', '#stoprussia', 'Єдині новини']</text:p>
      <text:p text:style-name="P4">
类型: Article</text:p>
      <!--METADATA-->
      <text:p text:style-name="P4">
<draw:frame draw:style-name="fr1" draw:name="Image152" text:anchor-type="as-char" svg:width="6.9236in" svg:height="3.956343in" draw:z-index="0">
<draw:image xlink:href="../Images/yкринформ/2023-05-04T18-53-31-03-00/630_360_1675756522-669.jpg" xlink:type="simple" xlink:show="embed" xlink:actuate="onLoad" draw:mime-type="image/jpeg"/>
</draw:frame>
白天，乌克兰的捍卫者消除了巴赫穆特(Bakhmut)领导下的133名入侵者，另外176名被收获。 俄罗斯人使用过时的设备，这表明潜力耗尽。</text:p>
      <text:p text:style-name="P4">
报道说，武装部队的东方紧急武装部队发言人谢尔盖·奇雷维蒂(Sergey Cherevaty)在电视台“统一新闻”的空中报道了这一点。</text:p>
      <text:p text:style-name="P4">
“今天的巴赫穆特是敌人的主要目标，是他所有攻击者的集中度。 在这一天，他朝着这个方向攻击了我们的职位19次，在2架飞机和喷气炮兵的各种系统和机芯上发射了229次。 取而代之的是，在反思这些攻击期间，133占领者，176人受伤。 发言人告知，电台电机摔跤站和两个自我推广的敌人装置，两个枪，BMP和8个田野仓库也被摧毁了。”</text:p>
      <text:p text:style-name="P4">
Cherevaty回答了入侵者是否设法迅速补充他们的课程，不幸的是，敌人有股票，但乌克兰卫星每天都在做一切以减少这一股票。 他说，此外，使用过时的BMP-1或BTR-60设备，T-62储罐表明敌人的潜力耗尽了。</text:p>
      <text:p text:style-name="P4">
<text:span text:style-name="T4">
另请阅读：</text:span>
 <text:a xlink:type="simple" xlink:href="https://www.ukrinform.ua/rubric-ato/3704749-na-tavrijskomu-napramku-sili-oboroni-vikonali-872-vognevi-zavdanna-znisili-majze-dvi-roti-rf.html" text:style-name="Internet_20_link" text:visited-style-name="Visited_20_Internet_20_Link">
</text:a>
Cherevaty还表示希望，俄罗斯人试图在5月9日之前服用Bakhmut的企图将被乌克兰捍卫者的英勇斗争所抵消。</text:p>
      <text:p text:style-name="P4">
发言人说：“即使您从战略上看，它看起来已经有些有趣，而对于世界上最大的国家，5月9日的主要奖杯将是take -off中心。”</text:p>
      <text:p text:style-name="P4">
正如乌克林福姆(Ukrinform(https://www.ukrinform.ua/rubric-ato/3704467-zsu-za-dobu-znisili-se-650-rosijskih-zagarbnikiv.html)，包括650人 - 最后一天。</text:p>
      <text:p text:style-name="P4">
<text:span text:style-name="T5">
foto：flickr</text:span>
</text:p>
      <text:p text:style-name="P4">
News Source: <text:a xlink:type="simple" xlink:href="https://www.ukrinform.ua/rubric-ato/3704792-cerevatij-pro-bahmut-vorog-se-mae-zapasi-tehniki-ale-potencial-visnazuetsa.html" text:style-name="Internet_20_link" text:visited-style-name="Visited_20_Internet_20_Link">
https://www.ukrinform.ua/rubric-ato/3704792-cerevatij-pro-bahmut-vorog-se-mae-zapasi-tehniki-ale-potencial-visnazuetsa.html</text:a>
</text:p>
      <!--NEWS-->
      <text:h text:style-name="P10" text:outline-level="1">
<text:span text:style-name="T4">
去年，该州财产的租金不足12亿美元-FDMU</text:span>
</text:h>
      <text:p text:style-name="P4">
作者: Ukrinform (Person)</text:p>
      <text:p text:style-name="P4">
出版商: Укринформ (Organization)</text:p>
      <text:p text:style-name="P4">
出版时间: 2023-05-04T18:58:05+03:00</text:p>
      <text:p text:style-name="P4">
修改时间: 2023-05-04T18:58:05+03:00</text:p>
      <text:p text:style-name="P4">
描述: 在2022年，由于俄罗斯联邦的全面入侵，预算损失了12亿美元，这些预算是支付给国家财产租户的。  - 乌克林。</text:p>
      <text:p text:style-name="P4">
图片: ["<text:a xlink:type="simple" xlink:href="https://static.ukrinform.com/photos/2020_05/thumb_files/630_360_1589463148-862.jpg" text:style-name="Internet_20_link" text:visited-style-name="Visited_20_Internet_20_Link">
630_360_15894...</text:a>
"]</text:p>
      <text:p text:style-name="P4">
标签: ['Бюджет', 'ФДМУ', 'Гроші', 'Оренда']</text:p>
      <text:p text:style-name="P4">
类型: Article</text:p>
      <!--METADATA-->
      <text:p text:style-name="P4">
<draw:frame draw:style-name="fr1" draw:name="Image153" text:anchor-type="as-char" svg:width="6.9236in" svg:height="3.956343in" draw:z-index="0">
<draw:image xlink:href="../Images/yкринформ/2023-05-04T18-58-05-03-00/630_360_1589463148-862.jpg" xlink:type="simple" xlink:show="embed" xlink:actuate="onLoad" draw:mime-type="image/jpeg"/>
</draw:frame>
在2022年，由于俄罗斯联邦的全面入侵，预算损失了12亿美元，这些预算用于支付国家财产的租户。</text:p>
      <text:p text:style-name="P4">
根据乌克林福姆的说法，国家财产基金的新闻服务在[]报告中(https://www.facebook.com/spfu.gov.ua/posts/pfbid031B5gxEboScxnK1tvjkVDt4wwPZoNXSsivsRS7LHKM5mQHX7KdSAdWtURgo61jr8il?locale=uk_UA).</text:p>
      <text:p text:style-name="P4">
«Держбюджет втратив 1,2 млрд грн орендної плати у 2022 році через вторгненнярф. В ці підрахунки включені платежі, які мали сплатити орендарі державногомайна на тимчасово окупованих територіях України», - йдеться в повідомленні.</text:p>
      <text:p text:style-name="P4">
Наголошується, що <text:a xlink:type="simple" xlink:href="https://www.ukrinform.ua/tag-fdmu" text:style-name="Internet_20_link" text:visited-style-name="Visited_20_Internet_20_Link">
 </text:a>
自2014年以来，他将收回被占领地带的租金不足的金额。 它将认为他们将将来从俄罗斯联邦带来这笔钱，以便完全解放乌克兰土地。</text:p>
      <text:p text:style-name="P4">
<text:span text:style-name="T4">
另请阅读：</text:span>
 <text:a xlink:type="simple" xlink:href="https://www.ukrinform.ua/rubric-economy/3704388-fond-derzmajna-znovu-vistavit-na-torgi-elektronmas.html" text:style-name="Internet_20_link" text:visited-style-name="Visited_20_Internet_20_Link">
</text:a>
据报道，截至4月，自2023年初以来，州财产收入的州预算已达到UAH 2.184亿，几乎是一年计划的30％。</text:p>
      <text:p text:style-name="P4">
News Source: <text:a xlink:type="simple" xlink:href="https://www.ukrinform.ua/rubric-economy/3704794-torik-budzet-nedootrimav-12-milarda-vid-orendi-derzmajna-fdmu.html" text:style-name="Internet_20_link" text:visited-style-name="Visited_20_Internet_20_Link">
https://www.ukrinform.ua/rubric-economy/3704794-torik-budzet-nedootrimav-12-milarda-vid-orendi-derzmajna-fdmu.html</text:a>
</text:p>
      <!--NEWS-->
      <text:h text:style-name="P10" text:outline-level="1">
<text:span text:style-name="T4">
直到七年监禁谴责巴赫穆特的一名居民，巴赫穆特（Bakhmut）对武装部队“耗尽”俄罗斯人</text:span>
</text:h>
      <text:p text:style-name="P4">
作者: Ukrinform (Person)</text:p>
      <text:p text:style-name="P4">
出版商: Укринформ (Organization)</text:p>
      <text:p text:style-name="P4">
出版时间: 2023-05-04T19:03:00+03:00</text:p>
      <text:p text:style-name="P4">
修改时间: 2023-05-04T19:03:00+03:00</text:p>
      <text:p text:style-name="P4">
描述: 到七年时，巴赫穆特的一名居民被判刑，巴赫穆特被判处武装部队亲俄罗斯聊天板。  - 乌克林。</text:p>
      <text:p text:style-name="P4">
图片: ["<text:a xlink:type="simple" xlink:href="https://static.ukrinform.com/photos/2017_12/thumb_files/630_360_1514464397-1884.jpg" text:style-name="Internet_20_link" text:visited-style-name="Visited_20_Internet_20_Link">
630_360_15144...</text:a>
", "<text:a xlink:type="simple" xlink:href="https://static.ukrinform.com/photos/2023_05/1683227273-140.jpg" text:style-name="Internet_20_link" text:visited-style-name="Visited_20_Internet_20_Link">
1683227273-14...</text:a>
", "<text:a xlink:type="simple" xlink:href="https://static.ukrinform.com/photos/2023_05/1683227273-620.jpg" text:style-name="Internet_20_link" text:visited-style-name="Visited_20_Internet_20_Link">
1683227273-62...</text:a>
"]</text:p>
      <text:p text:style-name="P4">
标签: ['Бахмут', 'Шпигун', 'Суд', 'Офіс генпрокурора', 'Війна з росією']</text:p>
      <text:p text:style-name="P4">
类型: Article</text:p>
      <!--METADATA-->
      <text:p text:style-name="P4">
<draw:frame draw:style-name="fr1" draw:name="Image154" text:anchor-type="as-char" svg:width="6.9236in" svg:height="3.956343in" draw:z-index="0">
<draw:image xlink:href="../Images/yкринформ/2023-05-04T19-03-00-03-00/630_360_1514464397-1884.jpg" xlink:type="simple" xlink:show="embed" xlink:actuate="onLoad" draw:mime-type="image/jpeg"/>
</draw:frame>
七年监禁受到巴赫穆特(Bakhmut)的居民的谴责，巴赫穆特(Bakhmut)置于武装部队的武装部队坐标。</text:p>
      <text:p text:style-name="P4">
根据乌克林福姆的说法，检察长的办公室报告了<text:a xlink:type="simple" xlink:href="https://t.me/pgo_gov_ua/11829" text:style-name="Internet_20_link" text:visited-style-name="Visited_20_Internet_20_Link">
</text:a>
 .</text:p>
      <text:p text:style-name="P4">
<draw:frame draw:style-name="fr1" draw:name="Image155" text:anchor-type="as-char" svg:width="6.9236in" svg:height="9.231467in" draw:z-index="0">
<draw:image xlink:href="../Images/yкринформ/2023-05-04T19-03-00-03-00/1683227273-140.jpg" xlink:type="simple" xlink:show="embed" xlink:actuate="onLoad" draw:mime-type="image/jpeg"/>
</draw:frame>
为了起诉顿涅茨克地区检察官办公室的检察官，法院被判处公民判处有关乌克兰武装部队位置和枪支存储的信息的公民判决。(艺术的第2部分。 114-2，艺术第1部分。 263乌克兰的刑法). Його засуджено до 7 років позбавлення волі.</text:p>
      <text:p text:style-name="P4">
<draw:frame draw:style-name="fr1" draw:name="Image156" text:anchor-type="as-char" svg:width="6.9236in" svg:height="9.231467in" draw:z-index="0">
<draw:image xlink:href="../Images/yкринформ/2023-05-04T19-03-00-03-00/1683227273-620.jpg" xlink:type="simple" xlink:show="embed" xlink:actuate="onLoad" draw:mime-type="image/jpeg"/>
</draw:frame>
法庭上的检察官证明，在2022年6月至7月，一个人来自他自己的电话中的一名男子放在电报信使信息的亲俄聊天中。</text:p>
      <text:p text:style-name="P4">
他散布了军人位置的坐标和Bakhmuti的设备<text:a xlink:type="simple" xlink:href="https://www.ukrinform.ua/tag-doneccina" text:style-name="Internet_20_link" text:visited-style-name="Visited_20_Internet_20_Link">
</text:a>
。</text:p>
      <text:p text:style-name="P4">
<text:span text:style-name="T4">
另请阅读：</text:span>
 <text:a xlink:type="simple" xlink:href="https://www.ukrinform.ua/rubric-kyiv/3704194-sbu-zatrimala-u-lavah-zsu-kianina-akij-informuvav-rosian-pro-oboronu-stolici.html" text:style-name="Internet_20_link" text:visited-style-name="Visited_20_Internet_20_Link">
<text:span text:style-name="T4">
 sbu </text:span>
</text:a>
他还在城市领土上发现了AK-74机枪，并在一栋废弃的建筑物中允许法律许可保留它。</text:p>
      <text:p text:style-name="P4">
该男子正在法院等待法院。</text:p>
      <text:p text:style-name="P4">
正如乌克林福姆报道的，最多5年监禁(https://www.ukrinform.ua/rubric-regions/3703259-harkivanin-otrimav-pat-rokiv-uvaznenna-zdavav-rosianam-pozicii-ppo.html)邮政 - 空气防御职位。</text:p>
      <text:p text:style-name="P4">
News Source: <text:a xlink:type="simple" xlink:href="https://www.ukrinform.ua/rubric-ato/3704883-do-semi-rokiv-uvaznenna-zasudili-zitela-bahmuta-akij-zlivav-rosianam-dani-pro-zsu.html" text:style-name="Internet_20_link" text:visited-style-name="Visited_20_Internet_20_Link">
https://www.ukrinform.ua/rubric-ato/3704883-do-semi-rokiv-uvaznenna-zasudili-zitela-bahmuta-akij-zlivav-rosianam-dani-pro-zsu.html</text:a>
</text:p>
      <!--NEWS-->
      <text:h text:style-name="P10" text:outline-level="1">
<text:span text:style-name="T4">
欧盟讨论了针对提供俄罗斯交易渠道的国家的制裁机制-Bloomberg</text:span>
</text:h>
      <text:p text:style-name="P4">
作者: Ukrinform (Person)</text:p>
      <text:p text:style-name="P4">
出版商: Укринформ (Organization)</text:p>
      <text:p text:style-name="P4">
出版时间: 2023-05-04T19:04:00+03:00</text:p>
      <text:p text:style-name="P4">
修改时间: 2023-05-04T19:04:00+03:00</text:p>
      <text:p text:style-name="P4">
描述: 欧盟讨论了对第三国制裁的新机制，这些机制不会阻止俄罗斯滥用制裁，尤其是在关键或技术贸易方面。  - 乌克林。</text:p>
      <text:p text:style-name="P4">
图片: ["<text:a xlink:type="simple" xlink:href="https://static.ukrinform.com/photos/2019_03/thumb_files/630_360_1552317427-848.jpg" text:style-name="Internet_20_link" text:visited-style-name="Visited_20_Internet_20_Link">
630_360_15523...</text:a>
"]</text:p>
      <text:p text:style-name="P4">
标签: ['Антиросійські санкції', 'Економіка', 'Євросоюз', 'Транзит']</text:p>
      <text:p text:style-name="P4">
类型: Article</text:p>
      <!--METADATA-->
      <text:p text:style-name="P4">
<draw:frame draw:style-name="fr1" draw:name="Image157" text:anchor-type="as-char" svg:width="6.9236in" svg:height="3.956343in" draw:z-index="0">
<draw:image xlink:href="../Images/yкринформ/2023-05-04T19-04-00-03-00/630_360_1552317427-848.jpg" xlink:type="simple" xlink:show="embed" xlink:actuate="onLoad" draw:mime-type="image/jpeg"/>
</draw:frame>
欧盟讨论了针对第三国制裁的新机制，以防止俄罗斯逃避制裁，尤其是在贸易商品或技术方面。</text:p>
      <text:p text:style-name="P4">
正如乌克林福姆报道的那样，它报告了<text:a xlink:type="simple" xlink:href="https://www.bloomberg.com/news/articles/2023-05-04/eu-aims-to-target-nations-through-which-russia-evades-sanctions" text:style-name="Internet_20_link" text:visited-style-name="Visited_20_Internet_20_Link">
</text:a>
。</text:p>
      <text:p text:style-name="P4">
“工具的主要目的( <text:a xlink:type="simple" xlink:href="https://www.ukrinform.ua/tag-sankcii" text:style-name="Internet_20_link" text:visited-style-name="Visited_20_Internet_20_Link">
 </text:a>
 - 拉德。)这将是俄罗斯的帮助以及莫斯科可以使用的贸易渠道的国家维护。”该消息写道。</text:p>
      <text:p text:style-name="P4">
如果新制裁机制不起作用，欧盟将能够对关键产品施加进一步的目标限制。</text:p>
      <text:p text:style-name="P4">
彭博社指出：“欧盟还旨在扩大几种现有的出口措施的范围，以禁止通过俄罗斯过境。”</text:p>
      <text:p text:style-name="P4">
新的强制机制将使欧盟成员国有权创建两个列表：属于制裁和单独验证商品的第三个国家。 这还将促进对忽略欧盟制裁的第三国公司实施制裁。</text:p>
      <text:p text:style-name="P4">
从全面入侵俄罗斯进入乌克兰的国家，向俄罗斯半导体，整体计划和其他技术进口。</text:p>
      <text:p text:style-name="P4">
<text:span text:style-name="T4">
另请阅读：</text:span>
 <text:a xlink:type="simple" xlink:href="https://www.ukrinform.ua/rubric-economy/3704028-moskva-prodovzue-torgivlu-zolotom-popri-zahidni-sankcii-bloomberg.html" text:style-name="Internet_20_link" text:visited-style-name="Visited_20_Internet_20_Link">
<text:span text:style-name="T4">
制裁</text:span>
</text:a>
据报道，对俄罗斯的第11套欧盟制裁措施将在5月初不在5月初的情况下获得批准。</text:p>
      <text:p text:style-name="P4">
欧盟打算禁止俄罗斯领土领土的许多商品过境，以加强对先前实施的制裁的遵守。</text:p>
      <text:p text:style-name="P4">
News Source: <text:a xlink:type="simple" xlink:href="https://www.ukrinform.ua/rubric-economy/3704796-es-obgovorue-mehanizm-sankcij-proti-krain-aki-nadaut-rosii-torgovi-kanali-bloomberg.html" text:style-name="Internet_20_link" text:visited-style-name="Visited_20_Internet_20_Link">
https://www.ukrinform.ua/rubric-economy/3704796-es-obgovorue-mehanizm-sankcij-proti-krain-aki-nadaut-rosii-torgovi-kanali-bloomberg.html</text:a>
</text:p>
      <!--NEWS-->
      <text:h text:style-name="P10" text:outline-level="1">
<text:span text:style-name="T4">
NBU期望大多数银行能够恢复资本</text:span>
</text:h>
      <text:p text:style-name="P4">
作者: Ukrinform (Person)</text:p>
      <text:p text:style-name="P4">
出版商: Укринформ (Organization)</text:p>
      <text:p text:style-name="P4">
出版时间: 2023-05-04T19:04:23+03:00</text:p>
      <text:p text:style-name="P4">
修改时间: 2023-05-04T19:04:23+03:00</text:p>
      <text:p text:style-name="P4">
描述: 银行系统的结果使国家银行有理由计算银行将能够以牺牲当前活动为代价恢复资本。  - 乌克林。</text:p>
      <text:p text:style-name="P4">
图片: ["<text:a xlink:type="simple" xlink:href="https://static.ukrinform.com/photos/2020_01/thumb_files/630_360_1579710598-395.jpg" text:style-name="Internet_20_link" text:visited-style-name="Visited_20_Internet_20_Link">
630_360_15797...</text:a>
"]</text:p>
      <text:p text:style-name="P4">
标签: ['Банк', 'Нацбанк', 'Гроші']</text:p>
      <text:p text:style-name="P4">
类型: Article</text:p>
      <!--METADATA-->
      <text:p text:style-name="P4">
<draw:frame draw:style-name="fr1" draw:name="Image158" text:anchor-type="as-char" svg:width="6.9236in" svg:height="3.956343in" draw:z-index="0">
<draw:image xlink:href="../Images/yкринформ/2023-05-04T19-04-23-03-00/630_360_1579710598-395.jpg" xlink:type="simple" xlink:show="embed" xlink:actuate="onLoad" draw:mime-type="image/jpeg"/>
</draw:frame>
银行系统的结果为国家银行提供了理由，以计算银行将能够以当前活动为代价恢复资本。</text:p>
      <text:p text:style-name="P4">
乌克林福姆(Ukrinform(https://www.epravda.com.ua/columns/2023/05/4/699756/)。</text:p>
      <text:p text:style-name="P4">
“我们希望大多数<text:a xlink:type="simple" xlink:href="https://www.ukrinform.ua/tag-bank" text:style-name="Internet_20_link" text:visited-style-name="Visited_20_Internet_20_Link">
</text:a>
他们将能够以当前活动为代价恢复资本。 过去一年的财务结果(那几乎是230亿美元)在今年的第一季度(34 llrd uah)他相信银行将能够做到这一点。”  - 说。</text:p>
      <text:p text:style-name="P4">
根据她的说法，资本回收的重要因素是降低信用风险或解决军事不良事件(非工作贷款). Длякредитів, що мають перспективи повернення, банки можуть провестиреструктуризацію – запропонувати позичальнику комфортніший графік повернення.</text:p>
      <text:p text:style-name="P4">
<text:span text:style-name="T4">
Читайте також:</text:span>
 <text:a xlink:type="simple" xlink:href="https://www.ukrinform.ua/rubric-economy/3704607-u-kasah-bankiv-zbilsivsa-oborot-gotivki-nbu.html" text:style-name="Internet_20_link" text:visited-style-name="Visited_20_Internet_20_Link">
 <text:span text:style-name="T4">
НБУ</text:span>
 </text:a>
Rozhkova说，取而代之的是，建议为在战争中失去承诺和工业权力的借款人完全或部分终止利益。</text:p>
      <text:p text:style-name="P4">
“我们将必须认识到损失，以便从侵略者国家中恢复它们。这是一个可以持续多年的漫长过程。 但是您需要明确的薪水，对稳定性的评估将有助于其发展。 最终，对稳定性的评估将允许预测通常的“和平”银行监管，并进一步实施监管要求，” Rozhkkova强调。</text:p>
      <text:p text:style-name="P4">
她表示希望经济能够改善，并恢复传统的AQR(资产质量评估)随着独立专家和领先的世界实践的参与。</text:p>
      <text:p text:style-name="P4">
<text:span text:style-name="T4">
另请阅读：</text:span>
 <text:a xlink:type="simple" xlink:href="https://www.ukrinform.ua/rubric-economy/3704568-miznarodni-rezervi-ukraini-zrosli-majze-do-36-milardiv-nacbank.html" text:style-name="Internet_20_link" text:visited-style-name="Visited_20_Internet_20_Link">
</text:a>
“国家银行已经与包括国际货币基金组织在内的国际合作伙伴一起积极地朝这个方向努力。 NBU副主席补充说，对2023年稳定性的评估是重要的，但仅是朝这个方向迈出的第一步。” NBU副主席补充说。</text:p>
      <text:p text:style-name="P4">
据报道，为了确定银行业的实际状态，银行开始评估银行和银行系统的稳定性。</text:p>
      <text:p text:style-name="P4">
News Source: <text:a xlink:type="simple" xlink:href="https://www.ukrinform.ua/rubric-economy/3704795-u-nbu-rozrahovuut-so-bilsist-bankiv-zmozut-vidnoviti-kapital.html" text:style-name="Internet_20_link" text:visited-style-name="Visited_20_Internet_20_Link">
https://www.ukrinform.ua/rubric-economy/3704795-u-nbu-rozrahovuut-so-bilsist-bankiv-zmozut-vidnoviti-kapital.html</text:a>
</text:p>
      <!--NEWS-->
      <text:h text:style-name="P10" text:outline-level="1">
<text:span text:style-name="T4">
国防军在三个方向上反映了大约50次俄罗斯袭击</text:span>
</text:h>
      <text:p text:style-name="P4">
作者: Ukrinform (Person)</text:p>
      <text:p text:style-name="P4">
出版商: Укринформ (Organization)</text:p>
      <text:p text:style-name="P4">
出版时间: 2023-05-04T19:09:28+03:00</text:p>
      <text:p text:style-name="P4">
修改时间: 2023-05-04T19:09:28+03:00</text:p>
      <text:p text:style-name="P4">
描述: 白天，乌克兰的防守部队在利曼，巴赫穆特和玛丽斯基击退了大约50次敌人袭击。  - 乌克林。</text:p>
      <text:p text:style-name="P4">
图片: ["<text:a xlink:type="simple" xlink:href="https://static.ukrinform.com/photos/2023_04/thumb_files/630_360_1682620469-597.jpg" text:style-name="Internet_20_link" text:visited-style-name="Visited_20_Internet_20_Link">
630_360_16826...</text:a>
"]</text:p>
      <text:p text:style-name="P4">
标签: ['Генштаб', 'ЗСУ', 'Війна з росією', '#stoprussia']</text:p>
      <text:p text:style-name="P4">
类型: Article</text:p>
      <!--METADATA-->
      <text:p text:style-name="P4">
<draw:frame draw:style-name="fr1" draw:name="Image159" text:anchor-type="as-char" svg:width="6.9236in" svg:height="3.956343in" draw:z-index="0">
<draw:image xlink:href="../Images/yкринформ/2023-05-04T19-09-28-03-00/630_360_1682620469-597.jpg" xlink:type="simple" xlink:show="embed" xlink:actuate="onLoad" draw:mime-type="image/jpeg"/>
</draw:frame>
白天，乌克兰杜兰的西拉斯(Silas)在利曼，巴赫穆特(Bakhmut)和马里因斯基(Mariinsky)的指示中反映了大约50次敌人袭击。</text:p>
      <text:p text:style-name="P4">
根据乌克兰的说法，乌克兰武装部队的总参谋部在[]中报道(https://www.facebook.com/GeneralStaff.ua/posts/pfbid0eDuFxNZguXJgjjc6qTDnuqK7JwCmAcsFC3gpATsqqHNCMosKXwC8J3XhyfgrTTcCl)截至5月4日18:00发布了及时信息。</text:p>
      <text:p text:style-name="P4">
“敌人继续将主要努力集中在纳利曼斯克，巴赫穆特和马里因斯基的方向上的进攻行动上 - 大约有50次攻击反映在反映中。 巴赫穆特(Bakhmut)和马林卡(Marinka)最激烈的战斗仍在继续。”证词写道。</text:p>
      <text:p text:style-name="P4">
国防军每天的航空在入侵者人员的集中领域击中了6杆。 此外，在这一天，4柳叶刀仪式被摧毁。 5个地区的活力，两个弹药库和一场敌人的一场无线电斗争使导弹和炮兵部队感到惊讶。</text:p>
      <text:p text:style-name="P4">
取而代之的是，晚上，俄罗斯联邦使用伊朗冲击无人机“ Shahd-136/131”，18岁，有24名被摧毁的乌克兰捍卫者，对乌克兰的维多利姆进行了大规模打击。</text:p>
      <text:p text:style-name="P4">
总参谋部还报道说，今天，敌人击中了66架飞机打击的Kramatorsk和Zaporizhzhia的导弹中风，并在乌克兰部队的位置上炮击了33枚火箭发射器和居住的捐款。 不幸的是，平民，私人住宅，教育机构和其他基础设施之间存在受害者和伤害。</text:p>
      <text:p text:style-name="P4">
整个乌克兰的火箭和航空罢工的可能性很高。</text:p>
      <text:p text:style-name="P4">
<text:span text:style-name="T4">
另请阅读：</text:span>
 <text:a xlink:type="simple" xlink:href="https://www.ukrinform.ua/rubric-ato/3704749-na-tavrijskomu-napramku-sili-oboroni-vikonali-872-vognevi-zavdanna-znisili-majze-dvi-roti-rf.html" text:style-name="Internet_20_link" text:visited-style-name="Visited_20_Internet_20_Link">
</text:a>
在<text:span text:style-name="T4">
 volynskyi </text:span>
和<text:span text:style-name="T4">
波利斯亚的指示</text:span>
未发现敌人进攻群体的迹象。</text:p>
      <text:p text:style-name="P4">
在<text:span text:style-name="T4">
 siverskyi </text:span>
和<text:span text:style-name="T4">
 slobozhansky的指示</text:span>
侵略者进行了定居点的landsarille和迫击炮炮击，Yeline，Mykolaivka，Ivanivka，Ivanivka，Buchka，Gramyach，Chernihiv地区的Gramyach； Uralovo，Powder，Studenok，Schaligyne，Rivne和Boyar-Landing，Stukalivka，Bilopillya，Bilopillya，Oleksiyivka，Sumy地区的Yunnnost Slavgorod，以及深，开朗，开朗，Vovchansky Farms，Karaychyna，Karaychyna，Karaychyna，Karaychyna，Karaychyna，Karaychyna，Budarkiv地区。 被摧毁和损坏的私人建筑物。 平民中有受伤。俄罗斯在<text:span text:style-name="T4">
方向上</text:span>
俄罗斯军队对纠纷的西南郊区进行了不成功的进攻性。 Vodamakiyivka，Andreevka，Greek，Dibrova，Luhansk地区的Bigorivka； Torke，Torke，Verkhnamyanskoye，有争议的Donetsk地区。</text:p>
      <text:p text:style-name="P4">
在<text:span text:style-name="T4">
 bakhmut方向</text:span>
巴赫穆特的战斗继续。 此外，敌人在定居点Bogdanivka和Markove方向领导了不成功的进攻行动。 Nikiforivka，Vasyukivka，Novomarkove，Markovo，Grigorivka，Bogdanivka，Bakhmut，Bakhmut，Ivanivske，Yar，Diliyivka，Iron和New York of Donetsk地区因敌人的炮击而受伤。</text:p>
      <text:p text:style-name="P4">
<text:span text:style-name="T4">
另请阅读：</text:span>
 <text:a xlink:type="simple" xlink:href="https://www.ukrinform.ua/rubric-ato/3704792-cerevatij-pro-bahmut-vorog-se-mae-zapasi-tehniki-ale-potencial-visnazuetsa.html" text:style-name="Internet_20_link" text:visited-style-name="Visited_20_Internet_20_Link">
<text:span text:style-name="T4">
 bakhmut </text:span>
</text:a>
在<text:span text:style-name="T4">
 avdeevsky方向</text:span>
进攻行动的入侵者没有进行。他们被Donetsk地区的Avdiivka，Pervomaisk，Netaylovo和Karlovka摧毁。</text:p>
      <text:p text:style-name="P4">
在<text:span text:style-name="T4">
马林斯基方向</text:span>
敌人试图改善战术位置。选择了Marinka地区的许多敌人攻击。 同时，士兵诺茨克地区的Krasnogorivka，胜利和Novomikhailivka遭受了敌对的射击。</text:p>
      <text:p text:style-name="P4">
在<text:span text:style-name="T4">
 Shakhtar方向</text:span>
敌人向村庄，Novoukrainka，Prychistivka和Shakhtar Donetsk地区开火。</text:p>
      <text:p text:style-name="P4">
在<text:span text:style-name="T4">
 Zaporizhzhya </text:span>
和<text:span text:style-name="T4">
 Kherson的指示</text:span>
俄罗斯军队一直在采取防御行动。 <text:a xlink:type="simple" xlink:href="https://www.ukrinform.ua/tag-obstril" text:style-name="Internet_20_link" text:visited-style-name="Visited_20_Internet_20_Link">
</text:a>
超过50个定居点。 其中 - 弗里米夫卡，诺瓦西尔卡和诺瓦波尔尼茨克地区； Gulyaypole，小型Tokmachka，Novodanylivka和Orikhiv，Zaporizhzhya地区； Dnipropetrovsk地区的Nikopol； Dudchan，Zmiivka，Ivanivka，Dniprovske，Kherson地区的Kizomis和Kherson。</text:p>
      <text:p text:style-name="P4">
总参谋部报道说，俄罗斯军队在战场上继续遭受巨大损失，临时捕获的领土上的所有医疗设施都被拥挤。</text:p>
      <text:p text:style-name="P4">
“结果，敌人继续为平民教育机构配备。 因此，在当地学校的Zaporizhhzhya地区大厅的米尔恩(Mirne)定居时，入侵者配备了一家军事医院。</text:p>
      <text:p text:style-name="P4">
正如乌克林福姆(Ukrinform(https://www.ukrinform.ua/rubric-ato/3704467-zsu-za-dobu-znisili-se-650-rosijskih-zagarbnikiv.html)特别是650人 - 最后一天。</text:p>
      <text:p text:style-name="P4">
_foto：武装部队总参谋部</text:p>
      <text:p text:style-name="P4">
News Source: <text:a xlink:type="simple" xlink:href="https://www.ukrinform.ua/rubric-ato/3704799-sili-oboroni-vidbili-blizko-50-rosijskih-atak-na-troh-napramkah.html" text:style-name="Internet_20_link" text:visited-style-name="Visited_20_Internet_20_Link">
https://www.ukrinform.ua/rubric-ato/3704799-sili-oboroni-vidbili-blizko-50-rosijskih-atak-na-troh-napramkah.html</text:a>
</text:p>
      <!--NEWS-->
      <text:h text:style-name="P10" text:outline-level="1">
<text:span text:style-name="T4">
自今年年初以来，大型企业已缴纳近600亿税</text:span>
</text:h>
      <text:p text:style-name="P4">
作者: Ukrinform (Person)</text:p>
      <text:p text:style-name="P4">
出版商: Укринформ (Organization)</text:p>
      <text:p text:style-name="P4">
出版时间: 2023-05-04T19:14:36+03:00</text:p>
      <text:p text:style-name="P4">
修改时间: 2023-05-04T19:14:36+03:00</text:p>
      <text:p text:style-name="P4">
描述: 在2023年1月至4月，大型纳税人的预算为599亿美元。  - 乌克林。</text:p>
      <text:p text:style-name="P4">
图片: ["<text:a xlink:type="simple" xlink:href="https://static.ukrinform.com/photos/2023_05/thumb_files/630_360_1683216656-417.png" text:style-name="Internet_20_link" text:visited-style-name="Visited_20_Internet_20_Link">
630_360_16832...</text:a>
"]</text:p>
      <text:p text:style-name="P4">
标签: ['Бізнес', 'Бюджет', 'Податки']</text:p>
      <text:p text:style-name="P4">
类型: Article</text:p>
      <!--METADATA-->
      <text:p text:style-name="P4">
<draw:frame draw:style-name="fr1" draw:name="Image160" text:anchor-type="as-char" svg:width="6.9236in" svg:height="3.956343in" draw:z-index="0">
<draw:image xlink:href="../Images/yкринформ/2023-05-04T19-14-36-03-00/630_360_1683216656-417.png" xlink:type="simple" xlink:show="embed" xlink:actuate="onLoad" draw:mime-type="image/png"/>
</draw:frame>
1月至4月，2023年，从大型纳税人收到了599亿UAH的预算。</text:p>
      <text:p text:style-name="P4">
关于它报告<text:a xlink:type="simple" xlink:href="https://cvp.tax.gov.ua/media-ark/news-ark/674444.html" text:style-name="Internet_20_link" text:visited-style-name="Visited_20_Internet_20_Link">
</text:a>
报道说，与大型纳税人一起工作。</text:p>
      <text:p text:style-name="P4">
“在2023年1月 -  2023年4月，与大型纳税人合作的中央区域内部DPS管理人员的付款人确保收取599亿UAH的款项，”  - 证词写道。</text:p>
      <text:p text:style-name="P4">
值得注意的是，根据今年四个月的结果，由中央局服务的企业收据占国家预算一般基金的全部占24％。</text:p>
      <text:p text:style-name="P4">
<text:span text:style-name="T4">
另请阅读：</text:span>
 <text:a xlink:type="simple" xlink:href="https://www.ukrinform.ua/rubric-economy/3703467-z-pocatku-roku-do-zvedenogo-budzetu-nadijslo-3379-milarda.html" text:style-name="Internet_20_link" text:visited-style-name="Visited_20_Internet_20_Link">
</text:a>
就基本税而言，与去年相应时期相比，乌克兰生产的消费货物的消费税相比增加了73.9％(+18亿UAH)并从进口的乌克兰海关地区进口的消费货物的消费税 -  17.9％(+7730万UAH).</text:p>
      <text:p text:style-name="P4">
Як повідомлялося, надходження (平衡)到合并的<text:a xlink:type="simple" xlink:href="https://www.ukrinform.ua/tag-budzet" text:style-name="Internet_20_link" text:visited-style-name="Visited_20_Internet_20_Link">
</text:a>
在2023年1月至2023年，由乌克兰州生物局控制的付款总额为3379亿。</text:p>
      <text:p text:style-name="P4">
<text:span text:style-name="T5">
foto：dps</text:span>
</text:p>
      <text:p text:style-name="P4">
News Source: <text:a xlink:type="simple" xlink:href="https://www.ukrinform.ua/rubric-economy/3704801-z-pocatku-roku-velikij-biznes-splativ-majze-60-milardiv-podatkiv.html" text:style-name="Internet_20_link" text:visited-style-name="Visited_20_Internet_20_Link">
https://www.ukrinform.ua/rubric-economy/3704801-z-pocatku-roku-velikij-biznes-splativ-majze-60-milardiv-podatkiv.html</text:a>
</text:p>
      <!--NEWS-->
      <text:h text:style-name="P10" text:outline-level="1">
<text:span text:style-name="T4">
美国驻俄罗斯大使首次节奏设法访问了囚犯保罗·威兰（Paul Wilan）</text:span>
</text:h>
      <text:p text:style-name="P4">
作者: Ukrinform (Person)</text:p>
      <text:p text:style-name="P4">
出版商: Укринформ (Organization)</text:p>
      <text:p text:style-name="P4">
出版时间: 2023-05-04T19:22:00+03:00</text:p>
      <text:p text:style-name="P4">
修改时间: 2023-05-04T19:22:00+03:00</text:p>
      <text:p text:style-name="P4">
描述: 自从她的节奏开始以来，美国驻俄罗斯驻俄罗斯大使林恩·特雷西（Lynn Tracy）首次访问了俄罗斯联合会的美国公民囚犯，前海军陆战队保罗·威兰（Paul Wilan）。  - 乌克林。</text:p>
      <text:p text:style-name="P4">
图片: ["<text:a xlink:type="simple" xlink:href="https://static.ukrinform.com/photos/2023_01/thumb_files/630_360_1674624987-944.jpg" text:style-name="Internet_20_link" text:visited-style-name="Visited_20_Internet_20_Link">
630_360_16746...</text:a>
"]</text:p>
      <text:p text:style-name="P4">
标签: ['Посол', 'США', "В'язниця", 'росія']</text:p>
      <text:p text:style-name="P4">
类型: Article</text:p>
      <!--METADATA-->
      <text:p text:style-name="P4">
<draw:frame draw:style-name="fr1" draw:name="Image161" text:anchor-type="as-char" svg:width="6.9236in" svg:height="3.956343in" draw:z-index="0">
<draw:image xlink:href="../Images/yкринформ/2023-05-04T19-22-00-03-00/630_360_1674624987-944.jpg" xlink:type="simple" xlink:show="embed" xlink:actuate="onLoad" draw:mime-type="image/jpeg"/>
</draw:frame>
自从她自己的节奏开始以来，美国驻俄罗斯驻俄罗斯大使林恩·特雷西(Lynn Tracy)首次访问了俄罗斯联合会的美国公民囚犯，前海军陆战队保罗·威兰(Paul Wilan)。</text:p>
      <text:p text:style-name="P4">
这在官员的一条消息中指出了这一点<text:a xlink:type="simple" xlink:href="https://twitter.com/USEmbRu/status/1654137021080780800" text:style-name="Internet_20_link" text:visited-style-name="Visited_20_Internet_20_Link">
</text:a>
据报道，莫斯科的美国波兰。</text:p>
      <text:p text:style-name="P4">
“保罗是非法的<text:a xlink:type="simple" xlink:href="https://www.ukrinform.ua/tag-rosia" text:style-name="Internet_20_link" text:visited-style-name="Visited_20_Internet_20_Link">
</text:a>
超过四年，他的释放仍然是无条件的优先事项。 美国政府将关注俄罗斯当局，以便尽快转换家。”</text:p>
      <text:p text:style-name="Quotations">

<text:p text:style-name="P4">
今天，特雷西大使参观了<text:a xlink:type="simple" xlink:href="https://twitter.com/hashtag/PaulWhelan" text:style-name="Internet_20_link" text:visited-style-name="Visited_20_Internet_20_Link">
&gt;
</text:a>
在莫尔多维亚的IK17监狱。 保罗在俄罗斯被错误地拘留了4年以上，他的释放仍然是绝对的优先事项。 美国&gt;
政府将继续与俄罗斯当局有关他的案件，以便保罗&gt;
可以来……<text:a xlink:type="simple" xlink:href="https://t.co/0DzL2falKk" text:style-name="Internet_20_link" text:visited-style-name="Visited_20_Internet_20_Link">
</text:a>
&gt;
&gt;
  - 美国大使馆在俄罗斯联邦/美国 大使馆俄罗斯(@usember) <text:a xlink:type="simple" xlink:href="https://twitter.com/USEmbRu/status/1654137021080780800" text:style-name="Internet_20_link" text:visited-style-name="Visited_20_Internet_20_Link">
&gt;
 </text:a>
同时，指定维兰被囚禁在莫尔多维亚的一个营地。</text:p>

</text:p>
      <text:p text:style-name="P4">
<text:span text:style-name="T4">
另请阅读：</text:span>
 <text:a xlink:type="simple" xlink:href="https://www.ukrinform.ua/rubric-world/3691132-zatrimanij-u-rosii-zurnalist-wsj-ne-mav-zodnogo-vidnosenna-do-spigunstva-bilij-dim.html" text:style-name="Internet_20_link" text:visited-style-name="Visited_20_Internet_20_Link">
</text:a>
据报道，俄罗斯当局于2018年12月拘留了保罗·瓦兰(Paul Wilan)。它被指控进行间谍活动，并被监禁了16年。 维兰(Vilan)明确挑衅了指控。 保罗·威兰(Paul Wilan)是被囚禁在俄罗斯的两个美国人之一。 一个多月前，俄罗斯当局拘留了《华尔街日报》埃文·格什科维奇(Evan Gershkovich)的记者。</text:p>
      <text:p text:style-name="P4">
News Source: <text:a xlink:type="simple" xlink:href="https://www.ukrinform.ua/rubric-world/3704803-poslu-ssa-v-rosii-vperse-za-ii-kadencii-vdalosa-vidvidati-uvaznenogo-pola-vilana.html" text:style-name="Internet_20_link" text:visited-style-name="Visited_20_Internet_20_Link">
https://www.ukrinform.ua/rubric-world/3704803-poslu-ssa-v-rosii-vperse-za-ii-kadencii-vdalosa-vidvidati-uvaznenogo-pola-vilana.html</text:a>
</text:p>
      <!--NEWS-->
      <text:h text:style-name="P10" text:outline-level="1">
<text:span text:style-name="T4">
Dnipro-1前锋和发电机教练被认为是UPL第24轮中最好的</text:span>
</text:h>
      <text:p text:style-name="P4">
作者: Ukrinform (Person)</text:p>
      <text:p text:style-name="P4">
出版商: Укринформ (Organization)</text:p>
      <text:p text:style-name="P4">
出版时间: 2023-05-04T19:36:00+03:00</text:p>
      <text:p text:style-name="P4">
修改时间: 2023-05-04T19:36:00+03:00</text:p>
      <text:p text:style-name="P4">
描述: 乌克兰英超联赛（UPL）宣布了足球锦标赛第24轮的最佳球员和教练的名字，这在专家理事会代表的调查中得到了确定。  - 乌克林。</text:p>
      <text:p text:style-name="P4">
图片: ["<text:a xlink:type="simple" xlink:href="https://static.ukrinform.com/photos/2023_05/thumb_files/630_360_1683218136-569.jpg" text:style-name="Internet_20_link" text:visited-style-name="Visited_20_Internet_20_Link">
630_360_16832...</text:a>
"]</text:p>
      <text:p text:style-name="P4">
标签: ['Динамо', 'Дніпро', 'Футбол', "Прем'єр-ліга", 'Шовковський']</text:p>
      <text:p text:style-name="P4">
类型: Article</text:p>
      <!--METADATA-->
      <text:p text:style-name="P4">
<draw:frame draw:style-name="fr1" draw:name="Image162" text:anchor-type="as-char" svg:width="6.9236in" svg:height="3.956343in" draw:z-index="0">
<draw:image xlink:href="../Images/yкринформ/2023-05-04T19-36-00-03-00/630_360_1683218136-569.jpg" xlink:type="simple" xlink:show="embed" xlink:actuate="onLoad" draw:mime-type="image/jpeg"/>
</draw:frame>
乌克兰总理联赛(UPL)她宣布了第24届Turufetball锦标赛的最佳球员和教练的名字，这些冠军在专家委员会的代表调查中得到了识别。</text:p>
      <text:p text:style-name="P4">
正如官员通知<text:a xlink:type="simple" xlink:href="https://upl.ua/ua/news/view/7212" text:style-name="Internet_20_link" text:visited-style-name="Visited_20_Internet_20_Link">
</text:a>
UPL是乌克兰金属主义者哈尔基夫·巴西前锋“ dnipro-1” Zhuanaper的报道，UPL是乌克兰锦标赛最后一轮的最佳怪胎。</text:p>
      <text:p text:style-name="P4">
巡回赛最好的教练是迪纳摩·基辅亚历山大·霍夫科夫斯基的代理导师，他的病房在波尔塔瓦赢得了当地的沃斯克拉(2：1).</text:p>
      <text:p text:style-name="P4">
<text:span text:style-name="T4">
Читайте також:</text:span>
 <text:a xlink:type="simple" xlink:href="https://www.ukrinform.ua/rubric-sports/3704750-upl-dinamo-zdobulo-peremogu-nad-vorsklou.html" text:style-name="Internet_20_link" text:visited-style-name="Visited_20_Internet_20_Link">
 </text:a>
这次的专家委员会包括Oleg Venglinsky，Ivan Getzko，Sergey Nagornyak，Jozef Sabo，Alexander Sopko，Oleg Fedorchuk，Anatoliy Chantsev，Igor Shukhovtsev，Stepan Yurchyshyn和Igor Yavorsky。</text:p>
      <text:p text:style-name="P4">
SC“ Dnipro-1”的新闻服务的照片。</text:p>
      <text:p text:style-name="P4">
News Source: <text:a xlink:type="simple" xlink:href="https://www.ukrinform.ua/rubric-sports/3704811-forvard-dnipra1-ta-trener-dinamo-viznani-najkrasimi-u-24mu-turi-upl.html" text:style-name="Internet_20_link" text:visited-style-name="Visited_20_Internet_20_Link">
https://www.ukrinform.ua/rubric-sports/3704811-forvard-dnipra1-ta-trener-dinamo-viznani-najkrasimi-u-24mu-turi-upl.html</text:a>
</text:p>
      <!--NEWS-->
      <text:h text:style-name="P10" text:outline-level="1">
<text:span text:style-name="T4">
Zelensky参观了荷兰的空军基地</text:span>
</text:h>
      <text:p text:style-name="P4">
作者: Ukrinform (Person)</text:p>
      <text:p text:style-name="P4">
出版商: Укринформ (Organization)</text:p>
      <text:p text:style-name="P4">
出版时间: 2023-05-04T19:40:00+03:00</text:p>
      <text:p text:style-name="P4">
修改时间: 2023-05-04T19:40:00+03:00</text:p>
      <text:p text:style-name="P4">
描述: 乌克兰沃罗迪米尔·泽伦斯基（Ukraine Volodymyr Zelensky）总统与荷兰总理马克·鲁特（Mark Rutte）和荷兰国防部Kaisa Ollogren一起参观了空军基地。  - 乌克林。</text:p>
      <text:p text:style-name="P4">
图片: ["<text:a xlink:type="simple" xlink:href="https://static.ukrinform.com/photos/2023_05/thumb_files/630_360_1683218654-961.jpg" text:style-name="Internet_20_link" text:visited-style-name="Visited_20_Internet_20_Link">
630_360_16832...</text:a>
", "<text:a xlink:type="simple" xlink:href="https://static.ukrinform.com/photos/2023_05/1683218641-834.jpg" text:style-name="Internet_20_link" text:visited-style-name="Visited_20_Internet_20_Link">
1683218641-83...</text:a>
", "<text:a xlink:type="simple" xlink:href="https://static.ukrinform.com/photos/2023_05/1683218669-324.jpg" text:style-name="Internet_20_link" text:visited-style-name="Visited_20_Internet_20_Link">
1683218669-32...</text:a>
", "<text:a xlink:type="simple" xlink:href="https://static.ukrinform.com/photos/2023_05/1683218662-622.jpg" text:style-name="Internet_20_link" text:visited-style-name="Visited_20_Internet_20_Link">
1683218662-62...</text:a>
", "<text:a xlink:type="simple" xlink:href="https://static.ukrinform.com/photos/2023_05/1683218634-581.jpg" text:style-name="Internet_20_link" text:visited-style-name="Visited_20_Internet_20_Link">
1683218634-58...</text:a>
"]</text:p>
      <text:p text:style-name="P4">
标签: ['Нідерланди', 'Візит', 'Зеленський']</text:p>
      <text:p text:style-name="P4">
类型: Article</text:p>
      <!--METADATA-->
      <text:p text:style-name="P4">
<draw:frame draw:style-name="fr1" draw:name="Image163" text:anchor-type="as-char" svg:width="6.9236in" svg:height="3.956343in" draw:z-index="0">
<draw:image xlink:href="../Images/yкринформ/2023-05-04T19-40-00-03-00/630_360_1683218654-961.jpg" xlink:type="simple" xlink:show="embed" xlink:actuate="onLoad" draw:mime-type="image/jpeg"/>
</draw:frame>
总统沃迪米尔·泽伦斯基(Volodymyr Zelensky)与荷兰总理，马尔卡里特(Marcuryutte)和荷兰国防部凯萨·奥罗格伦(Kaisa Ollogren)一起访问了巴斯维亚和空军。</text:p>
      <text:p text:style-name="P4">
根据他自己的乌克林形式通讯员的说法，在访问期间已经修复了已经转移到乌克兰的军事装备的例子。 除设备外，他们还介绍了为派遣乌克兰准备的荷兰团队。</text:p>
      <text:p text:style-name="P4">
<draw:frame draw:style-name="fr1" draw:name="Image164" text:anchor-type="as-char" svg:width="6.9236in" svg:height="4.615733in" draw:z-index="0">
<draw:image xlink:href="../Images/yкринформ/2023-05-04T19-40-00-03-00/1683218641-834.jpg" xlink:type="simple" xlink:show="embed" xlink:actuate="onLoad" draw:mime-type="image/jpeg"/>
</draw:frame>
“我感谢荷兰的每个人。 乌克兰在战场上直接在战场上的政府军事装备。”泽伦斯基说。</text:p>
      <text:p text:style-name="P4">
<text:span text:style-name="T4">
另请阅读：</text:span>
 <text:a xlink:type="simple" xlink:href="https://www.ukrinform.ua/rubric-polytics/3704621-usim-nam-hocetsa-pobaciti-v-gaazi-insogo-volodimira-vistup-prezidenta-ukraini-u-gaazi.html" text:style-name="Internet_20_link" text:visited-style-name="Visited_20_Internet_20_Link">
<text:span text:style-name="T4">
 </text:span>
 <text:span text:style-name="T4">
 </text:span>
我们<text:span text:style-name="T4">
 </text:span>
 <text:span text:style-name="T4">
想要</text:span>
 <text:span text:style-name="T4">
 </text:span>
 <text:span text:style-name="T4">
 </text:span>
 <text:span text:style-name="T4">
 haaz </text:span>
 hague <text:span text:style-name="T4">
 hague </text:span>
<text:span text:style-name="T4">
其他</text:span>
 <text:span text:style-name="T4">
 </text:span>
 vladimir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总统</text:span>
 <text:span text:style-name="T4">
乌克兰</text:span>
 <text:span text:style-name="T4">
 </text:span>
 <text:span text:style-name="T4">
 hagai </text:span>
</text:a>
他还感谢接受乌克兰军队的培训和对乌克兰受伤军事的待遇。 而且，对于一直在促使并直接调查俄罗斯军事犯罪的犯罪专家，他们一直在阐述必要的证据，以使俄罗斯的主要责任领导。</text:p>
      <text:p text:style-name="P4">
<draw:frame draw:style-name="fr1" draw:name="Image165" text:anchor-type="as-char" svg:width="6.9236in" svg:height="4.615733in" draw:z-index="0">
<draw:image xlink:href="../Images/yкринформ/2023-05-04T19-40-00-03-00/1683218669-324.jpg" xlink:type="simple" xlink:show="embed" xlink:actuate="onLoad" draw:mime-type="image/jpeg"/>
</draw:frame>
“这一切使我们更接近胜利，我们的共同胜利，亲爱的朋友。 该基地的武器帮助我们的被告，保护生活，正常生活，自由生活，尊重乌克兰，所有欧洲人和世界上所有自由人民的生活。 谢谢所有帮助的人。 乌克兰的荣耀。” []说。(https://www.ukrinform.ua/tag-zelenskij) .</text:p>
      <text:p text:style-name="P4">
<draw:frame draw:style-name="fr1" draw:name="Image166" text:anchor-type="as-char" svg:width="6.9236in" svg:height="4.615733in" draw:z-index="0">
<draw:image xlink:href="../Images/yкринформ/2023-05-04T19-40-00-03-00/1683218662-622.jpg" xlink:type="simple" xlink:show="embed" xlink:actuate="onLoad" draw:mime-type="image/jpeg"/>
</draw:frame>
乌克林福姆(Ukrinform)表示，沃迪米尔·泽伦斯基(Volodymyr Zelenskyy)总统在荷兰发起了正式服装，其计划提供了上诉，与荷兰和比利时总理的会面，拜访了国际会立大学，并在国王的听众中访问了国王的听众，力量。</text:p>
      <text:p text:style-name="P4">
<draw:frame draw:style-name="fr1" draw:name="Image167" text:anchor-type="as-char" svg:width="6.9236in" svg:height="4.615733in" draw:z-index="0">
<draw:image xlink:href="../Images/yкринформ/2023-05-04T19-40-00-03-00/1683218634-581.jpg" xlink:type="simple" xlink:show="embed" xlink:actuate="onLoad" draw:mime-type="image/jpeg"/>
</draw:frame>
在海牙，Volodymyr Zelenskyy已经会见了参议院总统Janubraun和众议院众议院Vera Bergkmp。</text:p>
      <text:p text:style-name="P4">
<text:span text:style-name="T5">
foto Irina Drabok</text:span>
</text:p>
      <text:p text:style-name="P4">
News Source: <text:a xlink:type="simple" xlink:href="https://www.ukrinform.ua/rubric-ato/3704817-zelenskij-vidvidav-bazu-vijskovopovitranih-sil-u-niderlandah.html" text:style-name="Internet_20_link" text:visited-style-name="Visited_20_Internet_20_Link">
https://www.ukrinform.ua/rubric-ato/3704817-zelenskij-vidvidav-bazu-vijskovopovitranih-sil-u-niderlandah.html</text:a>
</text:p>
      <!--NEWS-->
      <text:h text:style-name="P10" text:outline-level="1">
<text:span text:style-name="T4">
乌克兰代表团在安卡拉的帕卡西会议上举行了抗议活动</text:span>
</text:h>
      <text:p text:style-name="P4">
作者: Ukrinform (Person)</text:p>
      <text:p text:style-name="P4">
出版商: Укринформ (Organization)</text:p>
      <text:p text:style-name="P4">
出版时间: 2023-05-04T19:42:00+03:00</text:p>
      <text:p text:style-name="P4">
修改时间: 2023-05-04T19:42:00+03:00</text:p>
      <text:p text:style-name="P4">
描述: 乌克兰代表团是对安卡拉Paczes会议上俄罗斯代表团的抗议。  - 乌克林。</text:p>
      <text:p text:style-name="P4">
图片: ["<text:a xlink:type="simple" xlink:href="https://static.ukrinform.com/photos/2023_05/thumb_files/630_360_1683218190-751.jpg" text:style-name="Internet_20_link" text:visited-style-name="Visited_20_Internet_20_Link">
630_360_16832...</text:a>
", "<text:a xlink:type="simple" xlink:href="https://static.ukrinform.com/photos/2023_05/1683218189-610.jpg" text:style-name="Internet_20_link" text:visited-style-name="Visited_20_Internet_20_Link">
1683218189-61...</text:a>
", "<text:a xlink:type="simple" xlink:href="https://static.ukrinform.com/photos/2023_05/1683218190-827.jpg" text:style-name="Internet_20_link" text:visited-style-name="Visited_20_Internet_20_Link">
1683218190-82...</text:a>
", "<text:a xlink:type="simple" xlink:href="https://static.ukrinform.com/photos/2023_05/1683218190-886.jpg" text:style-name="Internet_20_link" text:visited-style-name="Visited_20_Internet_20_Link">
1683218190-88...</text:a>
"]</text:p>
      <text:p text:style-name="P4">
标签: ['ПАЧЕС', 'Протест', 'Анкара', 'Війна з росією']</text:p>
      <text:p text:style-name="P4">
类型: Article</text:p>
      <!--METADATA-->
      <text:p text:style-name="P4">
<draw:frame draw:style-name="fr1" draw:name="Image168" text:anchor-type="as-char" svg:width="6.9236in" svg:height="3.946452in" draw:z-index="0">
<draw:image xlink:href="../Images/yкринформ/2023-05-04T19-42-00-03-00/630_360_1683218190-751.jpg" xlink:type="simple" xlink:show="embed" xlink:actuate="onLoad" draw:mime-type="image/jpeg"/>
</draw:frame>
乌克兰的核心是对帕奇斯范卡里会议上俄罗斯代表团的抗议。</text:p>
      <text:p text:style-name="P4">
关于IT报告乌克林福姆，参考<text:a xlink:type="simple" xlink:href="https://www.takvim.com.tr/dunya/2023/05/04/keipa-zirvesinde-ukraynadan-bayrakli-protesto-girisimi-tbmm-baskani-mustafa-sentop-mudahale-etti" text:style-name="Internet_20_link" text:visited-style-name="Visited_20_Internet_20_Link">
</text:a>
。</text:p>
      <text:p text:style-name="P4">
“每个人都可以用自己的话表达自己的意见，没有障碍。 但是，如果您尝试在这样的会议上采取类似的行动，那将不再是议会。 这将变成街头运动，”土耳其Shentop Shentop扬声器说。</text:p>
      <text:p text:style-name="P4">
<draw:frame draw:style-name="fr1" draw:name="Image169" text:anchor-type="as-char" svg:width="6.9236in" svg:height="4.684969in" draw:z-index="0">
<draw:image xlink:href="../Images/yкринформ/2023-05-04T19-42-00-03-00/1683218189-610.jpg" xlink:type="simple" xlink:show="embed" xlink:actuate="onLoad" draw:mime-type="image/jpeg"/>
</draw:frame>
<draw:frame draw:style-name="fr1" draw:name="Image170" text:anchor-type="as-char" svg:width="6.9236in" svg:height="3.992609in" draw:z-index="0">
<draw:image xlink:href="../Images/yкринформ/2023-05-04T19-42-00-03-00/1683218190-827.jpg" xlink:type="simple" xlink:show="embed" xlink:actuate="onLoad" draw:mime-type="image/jpeg"/>
</draw:frame>
乌克兰代表团展开俄罗斯联邦后面的旗帜后，发生了争执。</text:p>
      <text:p text:style-name="P4">
<draw:frame draw:style-name="fr1" draw:name="Image171" text:anchor-type="as-char" svg:width="6.9236in" svg:height="4.419565in" draw:z-index="0">
<draw:image xlink:href="../Images/yкринформ/2023-05-04T19-42-00-03-00/1683218190-886.jpg" xlink:type="simple" xlink:show="embed" xlink:actuate="onLoad" draw:mime-type="image/jpeg"/>
</draw:frame>
正如出版物所指出的那样，会议被打断了，<text:a xlink:type="simple" xlink:href="https://www.ukrinform.ua/tag-protest" text:style-name="Internet_20_link" text:visited-style-name="Visited_20_Internet_20_Link">
</text:a>
问出去。</text:p>
      <text:p text:style-name="P4">
土耳其议会的发言人呼吁每个人“回到桌子上并占用主人”，而不是在会议室继续前进，战争持续在战场上。</text:p>
      <text:p text:style-name="P4">
<text:span text:style-name="T4">
另请阅读：</text:span>
 <text:a xlink:type="simple" xlink:href="https://www.ukrinform.ua/rubric-economy/3698852-blokuvanna-rosieu-zernovogo-koridoru-fiksuut-dokumentalno-posol-v-tureccini.html" text:style-name="Internet_20_link" text:visited-style-name="Visited_20_Internet_20_Link">
<text:span text:style-name="T4">
土耳其</text:span>
</text:a>
黑海经济经济工人的议会议会第61届会议在安卡拉举行。</text:p>
      <text:p text:style-name="P4">
<text:span text:style-name="T5">
foto：www.takvim.com.tr</text:span>
</text:p>
      <text:p text:style-name="P4">
News Source: <text:a xlink:type="simple" xlink:href="https://www.ukrinform.ua/rubric-polytics/3704814-ukrainska-delegacia-vlastuvala-protest-na-sesii-paces-v-ankari.html" text:style-name="Internet_20_link" text:visited-style-name="Visited_20_Internet_20_Link">
https://www.ukrinform.ua/rubric-polytics/3704814-ukrainska-delegacia-vlastuvala-protest-na-sesii-paces-v-ankari.html</text:a>
</text:p>
      <!--NEWS-->
      <text:h text:style-name="P10" text:outline-level="1">
<text:span text:style-name="T4">
监察员认为，联合国的使命可以寻找被驱逐到俄罗斯联邦的乌克兰儿童</text:span>
</text:h>
      <text:p text:style-name="P4">
作者: Ukrinform (Person)</text:p>
      <text:p text:style-name="P4">
出版商: Укринформ (Organization)</text:p>
      <text:p text:style-name="P4">
出版时间: 2023-05-04T19:45:08+03:00</text:p>
      <text:p text:style-name="P4">
修改时间: 2023-05-04T19:45:08+03:00</text:p>
      <text:p text:style-name="P4">
描述: 人权专员德米特里·卢比尼特（Dmitry Lubinets）认为，返回乌克兰儿童的联合国使命可以在俄罗斯找到乌克兰儿童，并将他们带到乌克兰。  - 乌克林。</text:p>
      <text:p text:style-name="P4">
图片: ["<text:a xlink:type="simple" xlink:href="https://static.ukrinform.com/photos/2023_05/thumb_files/630_360_1683218233-509.jpg" text:style-name="Internet_20_link" text:visited-style-name="Visited_20_Internet_20_Link">
630_360_16832...</text:a>
"]</text:p>
      <text:p text:style-name="P4">
标签: ['Депортація', 'Діти', 'Омбудсмен', 'ООН', 'Війна з росією', 'Дмитро Лубінець']</text:p>
      <text:p text:style-name="P4">
类型: Article</text:p>
      <!--METADATA-->
      <text:p text:style-name="P4">
<draw:frame draw:style-name="fr1" draw:name="Image172" text:anchor-type="as-char" svg:width="6.9236in" svg:height="3.956343in" draw:z-index="0">
<draw:image xlink:href="../Images/yкринформ/2023-05-04T19-45-08-03-00/630_360_1683218233-509.jpg" xlink:type="simple" xlink:show="embed" xlink:actuate="onLoad" draw:mime-type="image/jpeg"/>
</draw:frame>
人权局长德米特里·卢比尼斯(Dmitry Lubinets)认为，解决乌克兰儿童的联合国使命可以从身体上找到乌克兰儿童，并将他们带到乌克兰。</text:p>
      <text:p text:style-name="P4">
Lubinets在给乌克林福姆的评论中说，回答了一个关于任务的愿景的问题。</text:p>
      <text:p text:style-name="P4">
“我的愿景是一项具有强大授权的使命，可以找到乌克兰人<text:a xlink:type="simple" xlink:href="https://www.ukrinform.ua/tag-diti" text:style-name="Internet_20_link" text:visited-style-name="Visited_20_Internet_20_Link">
</text:a>
在俄罗斯联邦的领土上，并带到了乌克兰领土。”他说。</text:p>
      <text:p text:style-name="P4">
当被问及要执行此任务多长时间时，申诉专员说，不幸的是，他的愿景与联合国的愿景不一致。</text:p>
      <text:p text:style-name="P4">
<text:span text:style-name="T4">
另请阅读：</text:span>
 <text:a xlink:type="simple" xlink:href="https://www.ukrinform.ua/rubric-ato/3702137-zelenskij-z-povernennam-deportovanih-ditej-poki-so-ukraini-dopomagae-tilki-ukraina.html" text:style-name="Internet_20_link" text:visited-style-name="Visited_20_Internet_20_Link">
<text:span text:style-name="T4">
 Zelensky </text:span>
 <text:span text:style-name="T4">
退款</text:span>
 <text:span text:style-name="T4">
驱逐</text:span>
 <text:span text:style-name="T4">
 </text:span>
 <text:span text:style-name="T4">
孩子</text:span>
<text:span text:style-name="T4">
 </text:span>
 <text:span text:style-name="T4">
 </text:span>
 ukraine <text:span text:style-name="T4">
 </text:span>
 <text:span text:style-name="T4">
 </text:span>
 <text:span text:style-name="T4">
 help </text:span>
唯一的<text:span text:style-name="T4">
 </text:span>
 <text:span text:style-name="T4">
 </text:span>
 <text:span text:style-name="T4">
乌克兰</text:span>
</text:a>
Lubinets说：“因此，如果他们目前甚至没有考虑这样的理论机会，我们什么时候可以谈论。”</text:p>
      <text:p text:style-name="P4">
正如乌克林福姆报道的那样，乌克兰总统表示，俄罗斯联邦是一次完整的入侵<text:a xlink:type="simple" xlink:href="https://www.ukrinform.ua/rubric-ato/3701142-rosia-vikrala-20-tisac-ukrainskih-ditej-zelenskij-u-rozmovi-z-si.html" text:style-name="Internet_20_link" text:visited-style-name="Visited_20_Internet_20_Link">
</text:a>
 .</text:p>
      <text:p text:style-name="P4">
News Source: <text:a xlink:type="simple" xlink:href="https://www.ukrinform.ua/rubric-society/3704815-ombudsmen-vvazae-so-misia-oon-mogla-bi-rozsukuvati-deportovanih-do-rf-ukrainskih-ditej.html" text:style-name="Internet_20_link" text:visited-style-name="Visited_20_Internet_20_Link">
https://www.ukrinform.ua/rubric-society/3704815-ombudsmen-vvazae-so-misia-oon-mogla-bi-rozsukuvati-deportovanih-do-rf-ukrainskih-ditej.html</text:a>
</text:p>
      <!--NEWS-->
      <text:h text:style-name="P10" text:outline-level="1">
<text:span text:style-name="T4">
Google将为Gmail用户添加蓝色tick虫</text:span>
</text:h>
      <text:p text:style-name="P4">
作者: Ukrinform (Person)</text:p>
      <text:p text:style-name="P4">
出版商: Укринформ (Organization)</text:p>
      <text:p text:style-name="P4">
出版时间: 2023-05-04T19:51:00+03:00</text:p>
      <text:p text:style-name="P4">
修改时间: 2023-05-04T19:51:00+03:00</text:p>
      <text:p text:style-name="P4">
描述: Google周三报道说，Gmail引入了蓝色tick虫，这将有助于将法律用户与发送欺诈者的人区分开来。  - 乌克林。</text:p>
      <text:p text:style-name="P4">
图片: ["<text:a xlink:type="simple" xlink:href="https://static.ukrinform.com/photos/2021_07/thumb_files/630_360_1627465937-183.jpg" text:style-name="Internet_20_link" text:visited-style-name="Visited_20_Internet_20_Link">
630_360_16274...</text:a>
"]</text:p>
      <text:p text:style-name="P4">
标签: ['Google', 'пошта', 'Gmail']</text:p>
      <text:p text:style-name="P4">
类型: Article</text:p>
      <!--METADATA-->
      <text:p text:style-name="P4">
<draw:frame draw:style-name="fr1" draw:name="Image173" text:anchor-type="as-char" svg:width="6.9236in" svg:height="3.956343in" draw:z-index="0">
<draw:image xlink:href="../Images/yкринформ/2023-05-04T19-51-00-03-00/630_360_1627465937-183.jpg" xlink:type="simple" xlink:show="embed" xlink:actuate="onLoad" draw:mime-type="image/jpeg"/>
</draw:frame>
Google在周三宣布了有关在E -Mail中引入蓝色tick的信息，这将有助于将法律用户与欺诈者告知的人的信息区分开。</text:p>
      <text:p text:style-name="P4">
正如乌克林福姆报道的那样，这在[]中报道了(https://workspaceupdates.googleblog.com/2023/05/expanding-gmail-security-BIMI.html)。</text:p>
      <text:p text:style-name="P4">
在2021年，该公司向Gmail介绍了品牌指标以识别消息(比米). Ця функція вимагає від відправників електроннихповідомлень використання надійної автентифікації та перевірки логотипа свогобренду задля його відображення як аватарів в електронних листах.</text:p>
      <text:p text:style-name="P4">
Тепер користувачі <text:a xlink:type="simple" xlink:href="https://www.ukrinform.ua/tag-google" text:style-name="Internet_20_link" text:visited-style-name="Visited_20_Internet_20_Link">
 </text:a>
 - 将为接受Bimi的发件人看到一个复选标记。</text:p>
      <text:p text:style-name="P4">
Google解释说：“这将有助于用户区分假装为他人的离开的法律发送。”</text:p>
      <text:p text:style-name="P4">
该公司指出，E -Mail的可靠身份验证可帮助用户和保护系统检测和停止垃圾邮件，还允许发件人对品牌使用信心。</text:p>
      <text:p text:style-name="P4">
<text:span text:style-name="T4">
另请阅读：</text:span>
 <text:a xlink:type="simple" xlink:href="https://www.ukrinform.ua/rubric-technology/3704076-google-zapuskae-dla-ukrainciv-bezoplatnij-kurs-pro-stucnij-intelekt.html" text:style-name="Internet_20_link" text:visited-style-name="Visited_20_Internet_20_Link">
<text:span text:style-name="T4">
 Google </text:span>
</text:a>
Google的个人所有者以及所有Google Workspace客户和G SuiteBasic和Business的旧版本都可以使用新功能。</text:p>
      <text:p text:style-name="P4">
正如乌克林福姆报道的，一些帐户<text:a xlink:type="simple" xlink:href="https://www.ukrinform.ua/rubric-technology/3699606-twitter-vidnoviv-sinu-galocku-dla-vidomih-akauntiv.html" text:style-name="Internet_20_link" text:visited-style-name="Visited_20_Internet_20_Link">
</text:a>
比一百万Twitter订户增加了蓝色tick票，而无需付款。</text:p>
      <text:p text:style-name="P4">
News Source: <text:a xlink:type="simple" xlink:href="https://www.ukrinform.ua/rubric-technology/3704818-google-dodast-sini-galocki-dla-koristuvaciv-gmail.html" text:style-name="Internet_20_link" text:visited-style-name="Visited_20_Internet_20_Link">
https://www.ukrinform.ua/rubric-technology/3704818-google-dodast-sini-galocki-dla-koristuvaciv-gmail.html</text:a>
</text:p>
      <!--NEWS-->
      <text:h text:style-name="P10" text:outline-level="1">
<text:span text:style-name="T4">
“为了胜利，电影院！”：四月进行了50多场演出</text:span>
</text:h>
      <text:p text:style-name="P4">
作者: Ukrinform (Person)</text:p>
      <text:p text:style-name="P4">
出版商: Укринформ (Organization)</text:p>
      <text:p text:style-name="P4">
出版时间: 2023-05-04T19:56:08+03:00</text:p>
      <text:p text:style-name="P4">
修改时间: 2023-05-04T19:56:08+03:00</text:p>
      <text:p text:style-name="P4">
描述: 在四月的国家巡回演出“电影院胜利！” 有52次放映，其中19个 - 在当月的最后一周。  - 乌克林。</text:p>
      <text:p text:style-name="P4">
图片: ["<text:a xlink:type="simple" xlink:href="https://static.ukrinform.com/photos/2023_05/thumb_files/630_360_1683218865-440.jpg" text:style-name="Internet_20_link" text:visited-style-name="Visited_20_Internet_20_Link">
630_360_16832...</text:a>
"]</text:p>
      <text:p text:style-name="P4">
标签: ['Кіно', 'Держкіно', 'Патріотизм', 'Війна з росією']</text:p>
      <text:p text:style-name="P4">
类型: Article</text:p>
      <!--METADATA-->
      <text:p text:style-name="P4">
<draw:frame draw:style-name="fr1" draw:name="Image174" text:anchor-type="as-char" svg:width="6.9236in" svg:height="3.956343in" draw:z-index="0">
<draw:image xlink:href="../Images/yкринформ/2023-05-04T19-56-08-03-00/630_360_1683218865-440.jpg" xlink:type="simple" xlink:show="embed" xlink:actuate="onLoad" draw:mime-type="image/jpeg"/>
</draw:frame>
在一场开花的国家巡回演唱会“胜利电影”中!有52次放映，其中19个 - 在当月的最后一周。</text:p>
      <text:p text:style-name="P4">
B []的国家电影院的新闻服务告知(https://www.facebook.com/ukrainefilmagency/posts/pfbid0ZGEzDJxDjm7i22dE4x4btbMQ38C4XQefbgHnnaMbnc6MqhBLFK99VvU6hrE4sbNhl)，报道乌克林福姆。</text:p>
      <text:p text:style-name="P4">
“在国家巡回赛中” <text:a xlink:type="simple" xlink:href="https://www.ukrinform.ua/tag-kino" text:style-name="Internet_20_link" text:visited-style-name="Visited_20_Internet_20_Link">
</text:a>
对于获胜者!” 从4月22日至30日，在乌克兰的11个地区进行了19部电影放映。4月，4月进行了52次放映，”该消息写道。</text:p>
      <text:p text:style-name="P4">
值得注意的是，4月22日，在Zhytomyr地区的两个军事部队中，Seitablaev的董事推出了军事行动戏剧“ Mirny-21”。 他还与后卫包裹在一起。</text:p>
      <text:p text:style-name="P4">
<text:span text:style-name="T4">
另请阅读：</text:span>
 <text:a xlink:type="simple" xlink:href="https://www.ukrinform.ua/rubric-culture/3704142-multfilm-mavka-vze-zibrav-ponad-141-mln-grn-v-ukrainskomu-prokati.html" text:style-name="Internet_20_link" text:visited-style-name="Visited_20_Internet_20_Link">
</text:a>
At the same time, from April 27 to 30, there were 17 more and 27-step-21 Mirn-21 in the military units of the Ukrainian logistics forces in Rivne, Khmelnytsky, Ternopil, Vinnytsia, Kirovohrad, Cherkasy, Zhytomyr, Kharkiv, Odiolnya，Odiomiv，Kharkiv。地区。</text:p>
      <text:p text:style-name="P4">
“在与乌克兰武装部队的后勤部队合作实现巡回演出期间，有105场军事人员的演出被组织了，”  - 在Vesom中说。</text:p>
      <text:p text:style-name="P4">
<text:span text:style-name="T4">
另请阅读：</text:span>
 <text:a xlink:type="simple" xlink:href="https://www.ukrinform.ua/rubric-culture/3704062-film-cornobil-22-peremig-na-festivali-korotkometraznogo-kino-u-nimeccini.html" text:style-name="Internet_20_link" text:visited-style-name="Visited_20_Internet_20_Link">
<text:span text:style-name="T4">
 cinema </text:span>
</text:a>
据报道，国家巡回演出是由“看起来乌克兰人!”组织组织的。 和后勤力的指挥。 该项目是根据总统德尔茨基诺(Derzhkino)的倡议在资金和公共组织的支持下实施的。</text:p>
      <text:p text:style-name="P4">
<text:span text:style-name="T5">
foto：derzhkino，facebook</text:span>
</text:p>
      <text:p text:style-name="P4">
News Source: <text:a xlink:type="simple" xlink:href="https://www.ukrinform.ua/rubric-culture/3704821-kino-zaradi-peremogi-u-kvitni-vidbulisa-ponad-50-pokaziv.html" text:style-name="Internet_20_link" text:visited-style-name="Visited_20_Internet_20_Link">
https://www.ukrinform.ua/rubric-culture/3704821-kino-zaradi-peremogi-u-kvitni-vidbulisa-ponad-50-pokaziv.html</text:a>
</text:p>
      <!--NEWS-->
      <text:h text:style-name="P10" text:outline-level="1">
<text:span text:style-name="T4">
俄罗斯人解雇了重型大炮尼科波尔区的社区</text:span>
</text:h>
      <text:p text:style-name="P4">
作者: Ukrinform (Person)</text:p>
      <text:p text:style-name="P4">
出版商: Укринформ (Organization)</text:p>
      <text:p text:style-name="P4">
出版时间: 2023-05-04T19:58:00+03:00</text:p>
      <text:p text:style-name="P4">
修改时间: 2023-05-04T19:58:00+03:00</text:p>
      <text:p text:style-name="P4">
描述: 来自重型炮兵的RF部队向Dnipropetrovsk地区Nikopol区的Pokrovsky社区开火。 农场受伤。  - 乌克林。</text:p>
      <text:p text:style-name="P4">
图片: ["<text:a xlink:type="simple" xlink:href="https://static.ukrinform.com/photos/2023_05/thumb_files/630_360_1683219407-184.jpg" text:style-name="Internet_20_link" text:visited-style-name="Visited_20_Internet_20_Link">
630_360_16832...</text:a>
", "<text:a xlink:type="simple" xlink:href="https://static.ukrinform.com/photos/2023_05/1683219407-177.jpg" text:style-name="Internet_20_link" text:visited-style-name="Visited_20_Internet_20_Link">
1683219407-17...</text:a>
", "<text:a xlink:type="simple" xlink:href="https://static.ukrinform.com/photos/2023_05/1683219407-905.jpg" text:style-name="Internet_20_link" text:visited-style-name="Visited_20_Internet_20_Link">
1683219407-90...</text:a>
"]</text:p>
      <text:p text:style-name="P4">
标签: ['Дніпропетровщина', 'Обстріл', 'Війна з росією', 'Артилерія']</text:p>
      <text:p text:style-name="P4">
类型: Article</text:p>
      <!--METADATA-->
      <text:p text:style-name="P4">
<draw:frame draw:style-name="fr1" draw:name="Image175" text:anchor-type="as-char" svg:width="6.9236in" svg:height="3.956343in" draw:z-index="0">
<draw:image xlink:href="../Images/yкринформ/2023-05-04T19-58-00-03-00/630_360_1683219407-184.jpg" xlink:type="simple" xlink:show="embed" xlink:actuate="onLoad" draw:mime-type="image/jpeg"/>
</draw:frame>
重型炮兵的RFZ部队向尼科波尔区的波克罗夫斯基社区开火。 农场受伤。</text:p>
      <text:p text:style-name="P4">
关于<text:a xlink:type="simple" xlink:href="https://t.me/mykola_lukashuk/4405" text:style-name="Internet_20_link" text:visited-style-name="Visited_20_Internet_20_Link">
</text:a>
乌克林福姆报道，通知首席Properpetrovsk区域委员会Mykola Lukashuk。</text:p>
      <text:p text:style-name="P4">
“今天，尼科波尔地区博克罗夫斯基社区的农场建筑物今天一直敌对<text:a xlink:type="simple" xlink:href="https://www.ukrinform.ua/tag-obstril" text:style-name="Internet_20_link" text:visited-style-name="Visited_20_Internet_20_Link">
</text:a>
加权炮兵。 帖子写道：“屋顶和窗户在那里受损。</text:p>
      <text:p text:style-name="P4">
<draw:frame draw:style-name="fr1" draw:name="Image176" text:anchor-type="as-char" svg:width="6.9236in" svg:height="4.471492in" draw:z-index="0">
<draw:image xlink:href="../Images/yкринформ/2023-05-04T19-58-00-03-00/1683219407-177.jpg" xlink:type="simple" xlink:show="embed" xlink:actuate="onLoad" draw:mime-type="image/jpeg"/>
</draw:frame>
入侵者击中了尼科波尔本身。 它没有人员伤亡。</text:p>
      <text:p text:style-name="P4">
<draw:frame draw:style-name="fr1" draw:name="Image177" text:anchor-type="as-char" svg:width="6.9236in" svg:height="3.585795in" draw:z-index="0">
<draw:image xlink:href="../Images/yкринформ/2023-05-04T19-58-00-03-00/1683219407-905.jpg" xlink:type="simple" xlink:show="embed" xlink:actuate="onLoad" draw:mime-type="image/jpeg"/>
</draw:frame>
关于Dnipropetrovsk的其他区域 - 到处都是安静的。</text:p>
      <text:p text:style-name="P4">
<text:span text:style-name="T4">
另请阅读：</text:span>
 <text:a xlink:type="simple" xlink:href="https://www.ukrinform.ua/rubric-ato/3704514-zagarbniki-zranku-cotiri-razi-obstrilali-prikordonna-cernigivsini-ta-sumsini.html" text:style-name="Internet_20_link" text:visited-style-name="Visited_20_Internet_20_Link">
<text:span text:style-name="T4">
射击</text:span>
</text:a>
正如乌克林福姆报道的那样，当天周二，俄罗斯军队与炮兵被解雇了尼科波尔地区时报的社区。 她也是atacadron。</text:p>
      <text:p text:style-name="P4">
<text:span text:style-name="T5">
foto：mykola lukashuk / telegram</text:span>
</text:p>
      <text:p text:style-name="P4">
News Source: <text:a xlink:type="simple" xlink:href="https://www.ukrinform.ua/rubric-ato/3704822-rosiani-obstrilali-gromadu-v-nikopolskomu-rajoni-z-vazkoi-artilerii.html" text:style-name="Internet_20_link" text:visited-style-name="Visited_20_Internet_20_Link">
https://www.ukrinform.ua/rubric-ato/3704822-rosiani-obstrilali-gromadu-v-nikopolskomu-rajoni-z-vazkoi-artilerii.html</text:a>
</text:p>
      <!--NEWS-->
      <text:h text:style-name="P10" text:outline-level="1">
<text:span text:style-name="T4">
乌克兰想将克罗地亚附加到人道主义者 -  sviridenko</text:span>
</text:h>
      <text:p text:style-name="P4">
作者: Ukrinform (Person)</text:p>
      <text:p text:style-name="P4">
出版商: Укринформ (Organization)</text:p>
      <text:p text:style-name="P4">
出版时间: 2023-05-04T19:59:38+03:00</text:p>
      <text:p text:style-name="P4">
修改时间: 2023-05-04T19:59:38+03:00</text:p>
      <text:p text:style-name="P4">
描述: 乌克兰尤其是政府对使用克罗地亚的经验感兴趣的乌克兰加强了与国际人道主义的合作。  - 乌克林。</text:p>
      <text:p text:style-name="P4">
图片: ["<text:a xlink:type="simple" xlink:href="https://static.ukrinform.com/photos/2023_03/thumb_files/630_360_1679586188-130.jpg" text:style-name="Internet_20_link" text:visited-style-name="Visited_20_Internet_20_Link">
630_360_16795...</text:a>
"]</text:p>
      <text:p text:style-name="P4">
标签: ['Хорватія', 'Мінекономіки', 'Розмінування', 'Юлія Свириденко', 'Відбудова']</text:p>
      <text:p text:style-name="P4">
类型: Article</text:p>
      <!--METADATA-->
      <text:p text:style-name="P4">
<draw:frame draw:style-name="fr1" draw:name="Image178" text:anchor-type="as-char" svg:width="6.9236in" svg:height="3.956343in" draw:z-index="0">
<draw:image xlink:href="../Images/yкринформ/2023-05-04T19-59-38-03-00/630_360_1679586188-130.jpg" xlink:type="simple" xlink:show="embed" xlink:actuate="onLoad" draw:mime-type="image/jpeg"/>
</draw:frame>
乌克兰在人道主义指定领域的国际荣誉与国际荣誉合作，尤其是政府有兴趣利用克罗地亚的经验。</text:p>
      <text:p text:style-name="P4">
这是由乌克兰人 - 克罗地亚共和国内部事务部长Davorbozhinovich，乌克罗特郡内部事务部长，乌克罗特郡内政部大臣，乌克兰岛的乌克希诺维奇，向新闻服务的新闻社报告[] <text:a xlink:type="simple" xlink:href="https://me.gov.ua/News/Detail" text:style-name="Internet_20_link" text:visited-style-name="Visited_20_Internet_20_Link">
</text:a>
。</text:p>
      <text:p text:style-name="P4">
“早期重建已经从乌克兰开始，从住宅建筑开始，变化是此过程不可或缺的一部分。 总共有近2,000名州机构的矿工，乌克兰的私人经营者有600人。 鉴于大量工作，我们需要两倍的袋装。”经济部负责人说。</text:p>
      <text:p text:style-name="P4">
她强调，政府目前有兴趣与[]合作(https://www.ukrinform.ua/tag-horvatia)在人道主义的经验塔维尔文化领域。 乌克兰还计划吸引克罗地亚，七国集团和其他感兴趣的国际组织的代表，成为人道主义者的监督遗憾。</text:p>
      <text:p text:style-name="P4">
该中心的目的是协调国际援助，确定优先事项并在为乌克兰工作的运营商之间分配魔术任务。</text:p>
      <text:p text:style-name="P4">
<text:span text:style-name="T4">
另请阅读：</text:span>
 <text:a xlink:type="simple" xlink:href="https://www.ukrinform.ua/rubric-vidbudova/3700378-nizka-krain-vidguknulas-na-zaklik-pro-postavku-masin-dla-rozminuvanna-sviridenko.html" text:style-name="Internet_20_link" text:visited-style-name="Visited_20_Internet_20_Link">
</text:a>
“我们有一个挑战，因为我们需要更多的袋，技术和设备才能开采，无人机进行土地调查，培训汁液。 我们目前正在审核注册和认证程序，以开放乌克兰国际活动运营商的乌克兰市场。 我们需要在此问题上积极主动，并应用技术来加速乌克兰土地的净化过程，从俄罗斯联邦的武装侵略后果。”</text:p>
      <text:p text:style-name="P4">
据报道，乌克兰批准了受敌对行动影响的9个地区的土地侵犯计划。有47万以上的人经过检查，并在必要时进行秘密。 HA土地。照片：经济部</text:p>
      <text:p text:style-name="P4">
News Source: <text:a xlink:type="simple" xlink:href="https://www.ukrinform.ua/rubric-vidbudova/3704824-ukraina-hoce-doluciti-horvatiu-do-gumanitarnogo-rozminuvanna-sviridenko.html" text:style-name="Internet_20_link" text:visited-style-name="Visited_20_Internet_20_Link">
https://www.ukrinform.ua/rubric-vidbudova/3704824-ukraina-hoce-doluciti-horvatiu-do-gumanitarnogo-rozminuvanna-sviridenko.html</text:a>
</text:p>
      <!--NEWS-->
      <text:h text:style-name="P10" text:outline-level="1">
<text:span text:style-name="T4">
伊朗已经积累了足够的铀供五枚核弹 - 以色列国防部长</text:span>
</text:h>
      <text:p text:style-name="P4">
作者: Ukrinform (Person)</text:p>
      <text:p text:style-name="P4">
出版商: Укринформ (Organization)</text:p>
      <text:p text:style-name="P4">
出版时间: 2023-05-04T20:04:00+03:00</text:p>
      <text:p text:style-name="P4">
修改时间: 2023-05-04T20:04:00+03:00</text:p>
      <text:p text:style-name="P4">
描述: 以色列国防部长Joava Galant说，伊朗积累了足够的材料供五枚核弹炸弹。  - 乌克林。</text:p>
      <text:p text:style-name="P4">
图片: ["<text:a xlink:type="simple" xlink:href="https://static.ukrinform.com/photos/2023_05/thumb_files/630_360_1683219859-238.jpg" text:style-name="Internet_20_link" text:visited-style-name="Visited_20_Internet_20_Link">
630_360_16832...</text:a>
"]</text:p>
      <text:p text:style-name="P4">
标签: None</text:p>
      <text:p text:style-name="P4">
类型: Article</text:p>
      <!--METADATA-->
      <text:p text:style-name="P4">
<draw:frame draw:style-name="fr1" draw:name="Image179" text:anchor-type="as-char" svg:width="6.9236in" svg:height="3.956343in" draw:z-index="0">
<draw:image xlink:href="../Images/yкринформ/2023-05-04T20-04-00-03-00/630_360_1683219859-238.jpg" xlink:type="simple" xlink:show="embed" xlink:actuate="onLoad" draw:mime-type="image/jpeg"/>
</draw:frame>
周四，以色列伊朗部表示，伊朗为五枚核弹积累了足够的材料。</text:p>
      <text:p text:style-name="P4">
正如乌克林福姆报道的那样，它报告了<text:a xlink:type="simple" xlink:href="https://www.timesofisrael.com/gallant-iran-has-amassed-enough-uranium-for-5-nuclear-weapons/" text:style-name="Internet_20_link" text:visited-style-name="Visited_20_Internet_20_Link">
</text:a>
。</text:p>
      <text:p text:style-name="P4">
“不要误会 - 伊朗对一枚核弹不会感到满意。 现在 <text:a xlink:type="simple" xlink:href="https://www.ukrinform.ua/tag-iran" text:style-name="Internet_20_link" text:visited-style-name="Visited_20_Internet_20_Link">
</text:a>
五枚核弹收到的材料富含20％和60％。 伊朗的进步和多达90％的进步将是伊朗的严重投诉，可能会引发该地区。</text:p>
      <text:p text:style-name="P4">
伊朗认为，天王星尚未富裕核武器所需的纯度的90％，但是从当前的富集水平来看，它可以很快这样做。</text:p>
      <text:p text:style-name="P4">
伊朗保留了多达20％和60％的铀储量，违反了2015年限制该国核计划的协议。</text:p>
      <text:p text:style-name="P4">
<text:span text:style-name="T4">
另请阅读：</text:span>
 <text:a xlink:type="simple" xlink:href="https://www.ukrinform.ua/rubric-world/3676570-rf-postacae-kitau-uran-dla-virobnictva-zbrojovogo-plutoniu-bloomberg.html" text:style-name="Internet_20_link" text:visited-style-name="Visited_20_Internet_20_Link">
</text:a>
西方国家警告说，富含这种水平的铀不能用于平民目的。</text:p>
      <text:p text:style-name="P4">
关于恢复伊朗与世界各州之间核协议的谈判于2021年4月开放，但在2022年，他们停下来，因为伊朗伊朗伊朗实现了自己的核野心。</text:p>
      <text:p text:style-name="P4">
乌克林福姆(Ukrinform)报道，五角大楼(Pentagon)在3月底报告说，只需几个月才能<text:a xlink:type="simple" xlink:href="https://www.ukrinform.ua/rubric-world/3686873-za-kilka-misaciv-iran-moze-otrimati-adernu-bombu-pentagon.html" text:style-name="Internet_20_link" text:visited-style-name="Visited_20_Internet_20_Link">
</text:a>
如果德黑兰旨在创建它。</text:p>
      <text:p text:style-name="P4">
<text:span text:style-name="T5">
foto：hadas parush/flash90</text:span>
</text:p>
      <text:p text:style-name="P4">
News Source: <text:a xlink:type="simple" xlink:href="https://www.ukrinform.ua/rubric-world/3704828-iran-nakopiciv-dostatno-uranu-dla-pati-adernih-bomb-ministr-oboroni-izrailu.html" text:style-name="Internet_20_link" text:visited-style-name="Visited_20_Internet_20_Link">
https://www.ukrinform.ua/rubric-world/3704828-iran-nakopiciv-dostatno-uranu-dla-pati-adernih-bomb-ministr-oboroni-izrailu.html</text:a>
</text:p>
      <!--NEWS-->
      <text:h text:style-name="P10" text:outline-level="1">
<text:span text:style-name="T4">
Zelensky和Rutte敦促俄罗斯</text:span>
</text:h>
      <text:p text:style-name="P4">
作者: Ukrinform (Person)</text:p>
      <text:p text:style-name="P4">
出版商: Укринформ (Organization)</text:p>
      <text:p text:style-name="P4">
出版时间: 2023-05-04T20:09:00+03:00</text:p>
      <text:p text:style-name="P4">
修改时间: 2023-05-04T20:09:00+03:00</text:p>
      <text:p text:style-name="P4">
描述: 没有违反国际法和俄罗斯联邦入侵乌克兰后犯下的可怕罪行的公法，就不会有和平。  - 乌克林。</text:p>
      <text:p text:style-name="P4">
图片: ["<text:a xlink:type="simple" xlink:href="https://static.ukrinform.com/photos/2023_05/thumb_files/630_360_1683220016-691.jpg" text:style-name="Internet_20_link" text:visited-style-name="Visited_20_Internet_20_Link">
630_360_16832...</text:a>
"]</text:p>
      <text:p text:style-name="P4">
标签: ['Нідерланди', 'Рютте', 'Зеленський', 'Війна з росією']</text:p>
      <text:p text:style-name="P4">
类型: Article</text:p>
      <!--METADATA-->
      <text:p text:style-name="P4">
<draw:frame draw:style-name="fr1" draw:name="Image180" text:anchor-type="as-char" svg:width="6.9236in" svg:height="3.956343in" draw:z-index="0">
<draw:image xlink:href="../Images/yкринформ/2023-05-04T20-09-00-03-00/630_360_1683220016-691.jpg" xlink:type="simple" xlink:show="embed" xlink:actuate="onLoad" draw:mime-type="image/jpeg"/>
</draw:frame>
没有违法的国际法和可怕的突袭行为，在俄罗斯联邦入侵乌克兰之后，就不可能有和平。</text:p>
      <text:p text:style-name="P4">
正如乌克林福姆报道的那样，这在一个共同的[]中说了这一点(https://www.president.gov.ua/news/zayava-ukrayini-ta-niderlandiv-pro-vidpovidalnist-dlya-ukray-82677)乌克兰和荷兰出版了总统办公室。</text:p>
      <text:p text:style-name="P4">
“俄罗斯联邦对乌克兰的侵略明显违反了联合国法定组织以及国际和平与安全的崩溃，根据规则违反了人权和民主价值观。我们考虑<text:a xlink:type="simple" xlink:href="https://www.ukrinform.ua/tag-rosia" text:style-name="Internet_20_link" text:visited-style-name="Visited_20_Internet_20_Link">
</text:a>
负责这些违规行为。 此外，在国际犯罪中计划，准备，启动，命令和/或犯下的俄罗斯官员和其他人应在法庭上承担责任。 声明说，Ourmeta将排除这些犯罪的不受惩罚，包括强迫驱逐摧毁乌克兰身份和种族的机智企图，包括文化和语言。”</text:p>
      <text:p text:style-name="P4">
在一份联合声明中，总统沃迪米尔·泽伦斯基(Volodymyr Zelensky)和总理马克·鲁特扎克里亚克(Mark Rutzitzakliakkil)立即无条件地执行了2022年3月16日国际法院的命令，设想终止俄罗斯联邦。</text:p>
      <text:p text:style-name="P4">
此外，工作继续确保所有感兴趣的国际合作伙伴加入乌克兰和世界各地的有罪不罚的斗争。</text:p>
      <text:p text:style-name="P4">
“我们感谢国际刑事法院在43个州一直向检察官调查乌克兰的局势之后的努力。尤其是我们将ICS于2023年3月17日颁发的有关Putin总统和权利专员的逮捕令。罗马法规的参与者使用所有必要的费用来执行这些逮捕令，以及国际空间站对乌克兰犯下的国际犯罪发行的所有未来逮捕勇士的参与者。”</text:p>
      <text:p text:style-name="P4">
<text:span text:style-name="T4">
另请阅读：</text:span>
 <text:a xlink:type="simple" xlink:href="https://www.ukrinform.ua/rubric-polytics/3704729-ukraina-belgia-i-niderlandi-pidpisali-spilnu-deklaraciu.html" text:style-name="Internet_20_link" text:visited-style-name="Visited_20_Internet_20_Link">
</text:a>
总统沃罗迪米尔·泽伦斯基(Volodymyr Zelensky)和总理马克·鲁特(Mark Rutte)还确认，俄罗斯对乌克兰的侵略造成的损失登记册将得到定位。如报道<text:a xlink:type="simple" xlink:href="https://www.ukrinform.ua/rubric-polytics/3704526-zelenskij-rozpocav-vizit-u-niderlandi.html" text:style-name="Internet_20_link" text:visited-style-name="Visited_20_Internet_20_Link">
</text:a>
，周四，乌克兰州的元首周四和他访问芬兰的前一天访问了荷兰。</text:p>
      <text:p text:style-name="P4">
_foto：op _</text:p>
      <text:p text:style-name="P4">
News Source: <text:a xlink:type="simple" xlink:href="https://www.ukrinform.ua/rubric-polytics/3704829-zelenskij-i-rutte-zaklikali-rosiu-negajno-pripiniti-vijnu.html" text:style-name="Internet_20_link" text:visited-style-name="Visited_20_Internet_20_Link">
https://www.ukrinform.ua/rubric-polytics/3704829-zelenskij-i-rutte-zaklikali-rosiu-negajno-pripiniti-vijnu.html</text:a>
</text:p>
      <!--NEWS-->
      <text:h text:style-name="P10" text:outline-level="1">
<text:span text:style-name="T4">
一年以来，United24平台筹集了3.25亿美元 - 费多洛夫</text:span>
</text:h>
      <text:p text:style-name="P4">
作者: Ukrinform (Person)</text:p>
      <text:p text:style-name="P4">
出版商: Укринформ (Organization)</text:p>
      <text:p text:style-name="P4">
出版时间: 2023-05-04T20:11:51+03:00</text:p>
      <text:p text:style-name="P4">
修改时间: 2023-05-04T20:11:51+03:00</text:p>
      <text:p text:style-name="P4">
描述: Uted24 Fandssing平台每年筹集3.25亿美元来支持乌克兰。  - 乌克林。</text:p>
      <text:p text:style-name="P4">
图片: ["<text:a xlink:type="simple" xlink:href="https://static.ukrinform.com/photos/2023_04/thumb_files/630_360_1682495403-209.jpg" text:style-name="Internet_20_link" text:visited-style-name="Visited_20_Internet_20_Link">
630_360_16824...</text:a>
"]</text:p>
      <text:p text:style-name="P4">
标签: ['Гроші', 'допомога', 'Федоров', 'United24', 'Єдині новини']</text:p>
      <text:p text:style-name="P4">
类型: Article</text:p>
      <!--METADATA-->
      <text:p text:style-name="P4">
<draw:frame draw:style-name="fr1" draw:name="Image181" text:anchor-type="as-char" svg:width="6.9236in" svg:height="3.956343in" draw:z-index="0">
<draw:image xlink:href="../Images/yкринформ/2023-05-04T20-11-51-03-00/630_360_1682495403-209.jpg" xlink:type="simple" xlink:show="embed" xlink:actuate="onLoad" draw:mime-type="image/jpeg"/>
</draw:frame>
Uted24 Fandssing平台每年筹集3.25亿美元来支持乌克兰。</text:p>
      <text:p text:style-name="P4">
关于它在全国性电话“统一新闻”的播放中，报道了数字化转型Mikhail Fedorov的创新，教育，科学和技术限制的创新，教育，科学和技术限制。</text:p>
      <text:p text:style-name="P4">
费托夫说：“该平台收获了3.25亿美元，今天是最大的平台，这是世界上一个独特的案例，当时国家面向平台筹集了如此多的金钱和关注。”由来自110个国家的人们的支持。</text:p>
      <text:p text:style-name="P4">
<text:span text:style-name="T4">
另请阅读：</text:span>
 <text:a xlink:type="simple" xlink:href="https://www.ukrinform.ua/rubric-society/3704789-united24-na-cest-ricnici-zaprosila-v-ukrainu-inozemnih-gostej.html" text:style-name="Internet_20_link" text:visited-style-name="Visited_20_Internet_20_Link">
</text:a>
他回忆说，支持该平台并将为乌克兰的重建筹集资金的著名英国商业企业家理查德·布兰森(Richard Branson)最近已成为美国大使联合国大使。 其他大使包括Imagine Dragons，Barbara Streisend，Star Wars的英雄，Scott Kelly等。</text:p>
      <text:p text:style-name="P4">
正如乌克林福姆报道的那样，Fandering Platform United24是慈善组织牺牲的统一统一窗口，国际标签的国际合作伙伴支持<text:a xlink:type="simple" xlink:href="https://www.ukrinform.ua/tag-ukraina" text:style-name="Internet_20_link" text:visited-style-name="Visited_20_Internet_20_Link">
</text:a>
 .</text:p>
      <text:p text:style-name="P4">
News Source: <text:a xlink:type="simple" xlink:href="https://www.ukrinform.ua/rubric-economy/3704830-za-rik-platforma-united24-zibrala-325-miljoniv-fedorov.html" text:style-name="Internet_20_link" text:visited-style-name="Visited_20_Internet_20_Link">
https://www.ukrinform.ua/rubric-economy/3704830-za-rik-platforma-united24-zibrala-325-miljoniv-fedorov.html</text:a>
</text:p>
      <!--NEWS-->
      <text:h text:style-name="P10" text:outline-level="1">
<text:span text:style-name="T4">
与俄罗斯联邦的“全部”交流只能与军队 - 卢宾有关。</text:span>
</text:h>
      <text:p text:style-name="P4">
作者: Ukrinform (Person)</text:p>
      <text:p text:style-name="P4">
出版商: Укринформ (Organization)</text:p>
      <text:p text:style-name="P4">
出版时间: 2023-05-04T20:13:00+03:00</text:p>
      <text:p text:style-name="P4">
修改时间: 2023-05-04T20:13:00+03:00</text:p>
      <text:p text:style-name="P4">
描述: 与俄罗斯的“全部”交流只能以这种方式适用于军事的民用人质。  - 乌克林。</text:p>
      <text:p text:style-name="P4">
图片: ["<text:a xlink:type="simple" xlink:href="https://static.ukrinform.com/photos/2023_05/thumb_files/630_360_1683213949-577.jpg" text:style-name="Internet_20_link" text:visited-style-name="Visited_20_Internet_20_Link">
630_360_16832...</text:a>
"]</text:p>
      <text:p text:style-name="P4">
标签: ['Обмін', 'Полонені', 'Війна з росією', 'Дмитро Лубінець']</text:p>
      <text:p text:style-name="P4">
类型: Article</text:p>
      <!--METADATA-->
      <text:p text:style-name="P4">
<draw:frame draw:style-name="fr1" draw:name="Image182" text:anchor-type="as-char" svg:width="6.9236in" svg:height="3.956343in" draw:z-index="0">
<draw:image xlink:href="../Images/yкринформ/2023-05-04T20-13-00-03-00/630_360_1683213949-577.jpg" xlink:type="simple" xlink:show="embed" xlink:actuate="onLoad" draw:mime-type="image/jpeg"/>
</draw:frame>
与俄罗斯的所有人交流只能关心军队，平民以这种方式将无法返回家园。</text:p>
      <text:p text:style-name="P4">
乌克林福姆报道，德米特里·卢比尼特斯(Dmitry Lubinets)在基辅(Kiev)对此表示了这件事。</text:p>
      <text:p text:style-name="P4">
“我绝对不会做出任何承诺。 我唯一能确认乌克兰一方曾多次成为“所有人”交流的提议。 就像我说的那样，交易所涉及的是独家战俘。 平民不能以“所有人”的格式交换。因此，该记录不包括在平民中。 例外是，我们再次了解到，俄罗斯一方和乌克兰将其解释为战斗人员的平民ekategory。说。</text:p>
      <text:p text:style-name="P4">
<text:span text:style-name="T4">
另请阅读：</text:span>
 <text:a xlink:type="simple" xlink:href="https://www.ukrinform.ua/rubric-society/3704743-rosia-trimae-bils-ak-20-tisac-civilnih-zarucnikiv-pisla-deokupacii-cifra-zbilsitsa-lubinec.html" text:style-name="Internet_20_link" text:visited-style-name="Visited_20_Internet_20_Link">
<text:span text:style-name="T4">
 lubinets </text:span>
</text:a>
他强调，当一个人抵抗俄罗斯侵略与平民时，有很大的区别。 同时，他谈到了乌克兰人的浮华案例。 例如，雅罗斯拉夫(Yaroslav)的学生根据学生的基础。 “他们说他们在一所法律大学学习，是战斗人员。例如，他们拘留了养老金领取者<text:a xlink:type="simple" xlink:href="https://www.ukrinform.ua/tag-sbu" text:style-name="Internet_20_link" text:visited-style-name="Visited_20_Internet_20_Link">
</text:a>
退休一直是养老金已有数十年了。 他们被视为战俘。 他说：“耶拿法官，执法人员，前军人的养老金。</text:p>
      <text:p text:style-name="P4">
卢比尼特(Lubinets)还回忆说，第一批民用人质清单于2023年1月33日在安卡拉·塔蒂亚纳·莫斯卡科娃(Ankara Tatiana Moskalkova)亲自转让给俄罗斯监察员。 两千人的名字团结起来。</text:p>
      <text:p text:style-name="P4">
<text:span text:style-name="T4">
另请阅读：</text:span>
 <text:a xlink:type="simple" xlink:href="https://www.ukrinform.ua/rubric-society/3704766-komunikacia-z-rosijskou-storonou-sodo-povernenna-civilnih-vidbuvaetsa-prakticno-sodenno-lubinec.html" text:style-name="Internet_20_link" text:visited-style-name="Visited_20_Internet_20_Link">
<text:span text:style-name="T4">
 lubinets </text:span>
</text:a>
</text:p>
      <text:p text:style-name="P4">
News Source: <text:a xlink:type="simple" xlink:href="https://www.ukrinform.ua/rubric-ato/3704780-obmin-vsih-na-vsih-iz-rf-moze-stosuvatisa-tilki-vijskovih-lubinec.html" text:style-name="Internet_20_link" text:visited-style-name="Visited_20_Internet_20_Link">
https://www.ukrinform.ua/rubric-ato/3704780-obmin-vsih-na-vsih-iz-rf-moze-stosuvatisa-tilki-vijskovih-lubinec.html</text:a>
</text:p>
      <!--NEWS-->
      <text:h text:style-name="P10" text:outline-level="1">
<text:span text:style-name="T4">
宪法法院和民族弥撒的法官选择：斯蒂芬尼斯岛会见了威尼斯委员会的代表团</text:span>
</text:h>
      <text:p text:style-name="P4">
作者: Ukrinform (Person)</text:p>
      <text:p text:style-name="P4">
出版商: Укринформ (Organization)</text:p>
      <text:p text:style-name="P4">
出版时间: 2023-05-04T20:14:17+03:00</text:p>
      <text:p text:style-name="P4">
修改时间: 2023-05-04T20:14:17+03:00</text:p>
      <text:p text:style-name="P4">
描述: Olga Stephanyshyn是欧洲和欧洲 - 大西洋融合的牧师，讨论了欧洲CCU选择欧盟委员会的执行，对威尼斯委员会代表团委员会的代表CCU，《反政治立法的执行》。  - 乌克林。</text:p>
      <text:p text:style-name="P4">
图片: ["<text:a xlink:type="simple" xlink:href="https://static.ukrinform.com/photos/2021_10/thumb_files/630_360_1633434184-612.jpg" text:style-name="Internet_20_link" text:visited-style-name="Visited_20_Internet_20_Link">
630_360_16334...</text:a>
"]</text:p>
      <text:p text:style-name="P4">
标签: ['Уряд', 'Конституційний Суд', 'Венеційська комісія', 'Нацменшини', 'Олігархи', 'Стефанішина']</text:p>
      <text:p text:style-name="P4">
类型: Article</text:p>
      <!--METADATA-->
      <text:p text:style-name="P4">
<draw:frame draw:style-name="fr1" draw:name="Image183" text:anchor-type="as-char" svg:width="6.9236in" svg:height="3.956343in" draw:z-index="0">
<draw:image xlink:href="../Images/yкринформ/2023-05-04T20-14-17-03-00/630_360_1633434184-612.jpg" xlink:type="simple" xlink:show="embed" xlink:actuate="onLoad" draw:mime-type="image/jpeg"/>
</draw:frame>
欧洲和欧洲 - 大西洋融合的Olga Stephanyshina Viceremier由威尼斯委员会代表团代表团，以执行选择CCU法官的建议，实施反政治法和针对民族少数民族的法律。</text:p>
      <text:p text:style-name="P4">
这在消息中说明了这一点<text:a xlink:type="simple" xlink:href="https://www.kmu.gov.ua/news/666666666666666666666666666666666666666666666666666666666666666666" text:style-name="Internet_20_link" text:visited-style-name="Visited_20_Internet_20_Link">
</text:a>
他报告了乌克林福姆。</text:p>
      <text:p text:style-name="P4">
“这是乌克兰首次引入宪法法院的竞争程序。 我们的无条件优先级是根据最佳标准确保透明，开放的竞争。 我们以所有的责任来解决这个问题，理解其重要性，特别是对于乌克兰向欧盟成员来说更好的运动。 在与[]咨询的结果上注册(https://www.ukrinform.ua/tag-venecianska-komisia)。 国际专业知识将在评估道德素质，候选人的正直方面起决定性作用。 这是一个重要的保险丝，不允许对诚信标准不承担任何责任的候选人参加比赛的下一个阶段。”</text:p>
      <text:p text:style-name="P4">
她强调了尽快开始竞争过程的重要性，呼吁威尼斯委员会的代表在对法律的修正案的选择后，将其代表与印刷集团提名。立宪法院。</text:p>
      <text:p text:style-name="P4">
乌克兰方告知威尼斯委员会的代表，以在少数群体保护领域实施立法所采取的阶级(社区). Зокрема, на розгляд Уряду буде найближчимчасом винесено проект Концепції загальнодержавної цільової національно-культурної програми «Єдність у розмаїтті» на період до 2034 року», розпочатороботу над змістовним наповнення відповідної програми. Представники Державноїслужби України з етнополітики та свободи совісті зазначили, що вже проведенопонад 16 консультаційних зустрічей з представниками національних меншин,громадських організацій, та корінних народів України.</text:p>
      <text:p text:style-name="P4">
Окремо учасники зустрічі обговорили забезпечення освітніх, культурних правпредставників національних меншин, вживання мов національних меншин упублічній сфері.</text:p>
      <text:p text:style-name="P4">
<text:span text:style-name="T4">
另请阅读：</text:span>
 <text:a xlink:type="simple" xlink:href="https://www.ukrinform.ua/rubric-polytics/3704730-v-ukraini-perebuvae-delegacia-venecijskoi-komisii.html" text:style-name="Internet_20_link" text:visited-style-name="Visited_20_Internet_20_Link">
<text:span text:style-name="T4">
威尼斯</text:span>
</text:a>
威尼斯委员会主席克莱尔·巴西·马洛里(Claire Basi Malory)，副总裁安吉利卡·努斯伯格(Angelika Nussberger)，威尼斯委员会菲利普·迪米特罗夫(Philip Dimitrov)和威尼斯委员会秘书西蒙·格拉纳塔(Simon Granata)，法律问卷Tanya Van Dike参加了会议。 来自乌克兰一方：乌克兰司法部长，乌克罗尼亚拉德省法律政策政策委员会主席Denismasslov，乌克兰国家政治局局长和苏联苏维埃·苏维斯特·赫伦斯基的自由，外交事务部长Yevgeny Zedinis taspanis Taspanis Taspanis Taspanis Taspanis副部长Helensky和乌克兰科学。</text:p>
      <text:p text:style-name="P4">
欧洲委员会“因权利而造成的民主”(威尼斯委员会) - 欧洲委员会宪法咨询机构。 委员会的竞争者包括：在个人国家中考虑宪法问题的问题，在应用比较方法中考虑一般性质的宪法问题，创建宪法文献中心的创建。</text:p>
      <text:p text:style-name="P4">
News Source: <text:a xlink:type="simple" xlink:href="https://www.ukrinform.ua/rubric-polytics/3704832-vidbir-suddiv-ksu-ta-nacmensini-stefanisina-zustrilasa-z-delegacieu-venecijskoi-komisii.html" text:style-name="Internet_20_link" text:visited-style-name="Visited_20_Internet_20_Link">
https://www.ukrinform.ua/rubric-polytics/3704832-vidbir-suddiv-ksu-ta-nacmensini-stefanisina-zustrilasa-z-delegacieu-venecijskoi-komisii.html</text:a>
</text:p>
      <!--NEWS-->
      <text:h text:style-name="P10" text:outline-level="1">
<text:span text:style-name="T4">
Mukachevo的企业家建立了抗反酮步枪的生产</text:span>
</text:h>
      <text:p text:style-name="P4">
作者: Ukrinform (Person)</text:p>
      <text:p text:style-name="P4">
出版商: Укринформ (Organization)</text:p>
      <text:p text:style-name="P4">
出版时间: 2023-05-04T20:19:33+03:00</text:p>
      <text:p text:style-name="P4">
修改时间: 2023-05-04T20:19:33+03:00</text:p>
      <text:p text:style-name="P4">
描述: 来自Mukachevo的企业家为正面生产抗逆性枪。  - 乌克林。</text:p>
      <text:p text:style-name="P4">
图片: ["<text:a xlink:type="simple" xlink:href="https://static.ukrinform.com/photos/2023_05/thumb_files/630_360_1683220671-801.jpg" text:style-name="Internet_20_link" text:visited-style-name="Visited_20_Internet_20_Link">
630_360_16832...</text:a>
"]</text:p>
      <text:p text:style-name="P4">
标签: ['Мукачево', 'Зброя']</text:p>
      <text:p text:style-name="P4">
类型: Article</text:p>
      <!--METADATA-->
      <text:p text:style-name="P4">
<draw:frame draw:style-name="fr1" draw:name="Image184" text:anchor-type="as-char" svg:width="6.9236in" svg:height="3.956343in" draw:z-index="0">
<draw:image xlink:href="../Images/yкринформ/2023-05-04T20-19-33-03-00/630_360_1683220671-801.jpg" xlink:type="simple" xlink:show="embed" xlink:actuate="onLoad" draw:mime-type="image/jpeg"/>
</draw:frame>
来自Mukachevo的企业家为正面生产抗逆性枪。</text:p>
      <text:p text:style-name="P4">
这是在[]中报道的(https://www.facebook.com/watch/?v=1400272500793689)Mukachevo市议会，乌克林福姆报道。</text:p>
      <text:p text:style-name="P4">
消息写道：“生产是直接在办公室设立的，这是去年收集的第一把枪。10月，批量生产发射，一百多把步枪被送到了前面8个月。”</text:p>
      <text:p text:style-name="P4">
正如所指出的那样，以抗通过枪支的价格，穆卡乔夫特(Mukachevtsi)拥有零件的许可，因此它比外国类似物便宜得多。</text:p>
      <text:p text:style-name="P4">
值得注意的是，在所有组件存在下，要制作一支反无数步枪，您需要1-2天。 因此，最好的选择是收集2-4个单位。</text:p>
      <text:p text:style-name="P4">
目前，Mukachevos已在近一百种此类产品的前面制作。</text:p>
      <text:p text:style-name="P4">
<text:span text:style-name="T4">
另请阅读：</text:span>
 <text:a xlink:type="simple" xlink:href="https://www.ukrinform.ua/rubric-ato/3703291-na-doneccini-prikordonniki-zbili-rosijskij-bezpilotnik-postrilom-z-antidronovoi-rusnici.html" text:style-name="Internet_20_link" text:visited-style-name="Visited_20_Internet_20_Link">
<text:span text:style-name="T4">
抗反酮</text:span>
</text:a>
他们现在正在训练生产。</text:p>
      <text:p text:style-name="P4">
Mukachevo生产的曲棍球步枪的操作原理类似于所有方式(卫星导航系统)，控制/遥测以及操作员遥控器上频道广播的视频。</text:p>
      <text:p text:style-name="P4">
<text:span text:style-name="T5">
foto：“ Antidron Ukraine” _ </text:span>
</text:p>
      <text:p text:style-name="P4">
News Source: <text:a xlink:type="simple" xlink:href="https://www.ukrinform.ua/rubric-regions/3704835-pidpriemec-z-mukaceva-nalagodiv-virobnictvo-antidronovih-rusnic.html" text:style-name="Internet_20_link" text:visited-style-name="Visited_20_Internet_20_Link">
https://www.ukrinform.ua/rubric-regions/3704835-pidpriemec-z-mukaceva-nalagodiv-virobnictvo-antidronovih-rusnic.html</text:a>
</text:p>
      <!--NEWS-->
      <text:h text:style-name="P10" text:outline-level="1">
<text:span text:style-name="T4">
基辅在基辅听到爆炸声</text:span>
</text:h>
      <text:p text:style-name="P4">
作者: Ukrinform (Person)</text:p>
      <text:p text:style-name="P4">
出版商: Укринформ (Organization)</text:p>
      <text:p text:style-name="P4">
出版时间: 2023-05-04T20:22:00+03:00</text:p>
      <text:p text:style-name="P4">
修改时间: 2023-05-04T20:22:00+03:00</text:p>
      <text:p text:style-name="P4">
描述: 基辅，防空系统的工作中听到了爆炸。  - 乌克林。</text:p>
      <text:p text:style-name="P4">
图片: ["<text:a xlink:type="simple" xlink:href="https://static.ukrinform.com/photos/2022_12/thumb_files/630_360_1671446457-251.jpg" text:style-name="Internet_20_link" text:visited-style-name="Visited_20_Internet_20_Link">
630_360_16714...</text:a>
"]</text:p>
      <text:p text:style-name="P4">
标签: ['Вибух', 'Київ', 'Повітряна тривога', 'ППО']</text:p>
      <text:p text:style-name="P4">
类型: Article</text:p>
      <!--METADATA-->
      <text:p text:style-name="P4">
<draw:frame draw:style-name="fr1" draw:name="Image185" text:anchor-type="as-char" svg:width="6.9236in" svg:height="3.956343in" draw:z-index="0">
<draw:image xlink:href="../Images/yкринформ/2023-05-04T20-22-00-03-00/630_360_1671446457-251.jpg" xlink:type="simple" xlink:show="embed" xlink:actuate="onLoad" draw:mime-type="image/jpeg"/>
</draw:frame>
在基辅，爆炸，防空系统运行。</text:p>
      <text:p text:style-name="P4">
根据乌克林福姆的说法，基辅城军事行政部门报告了<text:a xlink:type="simple" xlink:href="https://t.me/VA_Kyiv/1609" text:style-name="Internet_20_link" text:visited-style-name="Visited_20_Internet_20_Link">
</text:a>
。</text:p>
      <text:p text:style-name="P4">
“起作用!保持冷静!”  - 消息写着。</text:p>
      <text:p text:style-name="P4">
KMVA被要求在避难所中度过空气焦虑。</text:p>
      <text:p text:style-name="P4">
正如乌克林福姆报道的<text:a xlink:type="simple" xlink:href="https://www.ukrinform.ua/rubric-kyiv/3704833-u-kievi-ta-oblasti-povitrana-trivoga.html" text:style-name="Internet_20_link" text:visited-style-name="Visited_20_Internet_20_Link">
</text:a>
 .</text:p>
      <text:p text:style-name="P4">
News Source: <text:a xlink:type="simple" xlink:href="https://www.ukrinform.ua/rubric-kyiv/3704838-u-kievi-lunaut-vibuhi-pracue-ppo.html" text:style-name="Internet_20_link" text:visited-style-name="Visited_20_Internet_20_Link">
https://www.ukrinform.ua/rubric-kyiv/3704838-u-kievi-lunaut-vibuhi-pracue-ppo.html</text:a>
</text:p>
      <!--NEWS-->
      <text:h text:style-name="P10" text:outline-level="1">
<text:span text:style-name="T4">
数字多通道MX-7已准备好在乌克兰推出</text:span>
</text:h>
      <text:p text:style-name="P4">
作者: Ukrinform (Person)</text:p>
      <text:p text:style-name="P4">
出版商: Укринформ (Organization)</text:p>
      <text:p text:style-name="P4">
出版时间: 2023-05-04T20:24:00+03:00</text:p>
      <text:p text:style-name="P4">
修改时间: 2023-05-04T20:24:00+03:00</text:p>
      <text:p text:style-name="P4">
描述: 广播，广播和电视的关注已准备好推出MX-7全国数字多通道Telenege。 它将覆盖乌克兰领土的90％以上。  - 乌克林。</text:p>
      <text:p text:style-name="P4">
图片: ["<text:a xlink:type="simple" xlink:href="https://static.ukrinform.com/photos/2018_09/thumb_files/630_360_1536224612-3052.jpg" text:style-name="Internet_20_link" text:visited-style-name="Visited_20_Internet_20_Link">
630_360_15362...</text:a>
"]</text:p>
      <text:p text:style-name="P4">
标签: ['Технології', 'Україна', 'Цифрове мовлення', 'Телебачення']</text:p>
      <text:p text:style-name="P4">
类型: Article</text:p>
      <!--METADATA-->
      <text:p text:style-name="P4">
<draw:frame draw:style-name="fr1" draw:name="Image186" text:anchor-type="as-char" svg:width="6.9236in" svg:height="3.956343in" draw:z-index="0">
<draw:image xlink:href="../Images/yкринформ/2023-05-04T20-24-00-03-00/630_360_1536224612-3052.jpg" xlink:type="simple" xlink:show="embed" xlink:actuate="onLoad" draw:mime-type="image/jpeg"/>
</draw:frame>
ConfortRadio广播，无线电通信和电视已准备好启动MX-7数字多渠道多通道Telenege。 它将覆盖乌克兰领土的90％以上。</text:p>
      <text:p text:style-name="P4">
这是由国家服务部负责人的特殊传播和信息保护尤里·施雪戈尔(Yuri Shchigol)的报道，乌克林福姆报告了<text:a xlink:type="simple" xlink:href="https://cip.gov.ua/ua/news/derzhavnii-multipleks-mkh-7-gotovii-rozpochati-robotu-televiziinim-movlennyam-bude-pokrito-ponad-90-teritoriyi-ukrayini" text:style-name="Internet_20_link" text:visited-style-name="Visited_20_Internet_20_Link">
</text:a>
。</text:p>
      <text:p text:style-name="P4">
“运行数字多裂<text:a xlink:type="simple" xlink:href="https://www.ukrinform.ua/tag-radio-i-tb" text:style-name="Internet_20_link" text:visited-style-name="Visited_20_Internet_20_Link">
</text:a>
MX-7是抵抗俄罗斯宣传的重要一步。 尽管该国处境昂贵，但我们已经完成了TASPUS的任务，以使所有人能够提供我们的公民信号，而被剥夺了看乌克兰电视的信号，”他说。</text:p>
      <text:p text:style-name="P4">
Shchigol指定该网络将以米的保护仪表运行，并覆盖乌克兰的90％以上。 有一部分临时占领的领土以及位于俄罗斯联邦和白俄罗斯边界上的定居点。</text:p>
      <text:p text:style-name="P4">
这尤其适用于Kharkiv，Sumy，Chernihiv，Rivne，Zhytomyr，Volyn地区，现在可以广播来自强大的敌人传输站的俄罗斯电信渠道。 信号将以单一形式提供。</text:p>
      <text:p text:style-name="P4">
电视频道包将免费为观众提供。 RRT的关注已被告知乌克兰电视台和广播委员会的发射委员会。 国家理事会应宣布并举办在Network-7中广播的竞争。</text:p>
      <text:p text:style-name="P4">
<text:span text:style-name="T4">
另请阅读：</text:span>
 <text:a xlink:type="simple" xlink:href="https://www.ukrinform.ua/rubric-society/3701644-mkip-i-telekanal-belsat-tv-planuut-spilno-protidiati-dezinformacii-z-boku-bilorusi-ta-rf.html" text:style-name="Internet_20_link" text:visited-style-name="Visited_20_Internet_20_Link">
</text:a>
据报道，在2021年8月，部长内阁批准了该州的国防和安全计划，以对运营商建造运营商的后勤支持，通过关注无线电广播，无线电通信和国家数字电视多通道MX-7。</text:p>
      <text:p text:style-name="P4">
为了建设网络，RRT的关注在政府的保证下吸引了贷款。 第一个发射器始于2022年1月20日。</text:p>
      <text:p text:style-name="P4">
News Source: <text:a xlink:type="simple" xlink:href="https://www.ukrinform.ua/rubric-technology/3704837-cifrova-bagatokanalna-telemereza-mx7-gotova-do-zapusku-v-ukraini.html" text:style-name="Internet_20_link" text:visited-style-name="Visited_20_Internet_20_Link">
https://www.ukrinform.ua/rubric-technology/3704837-cifrova-bagatokanalna-telemereza-mx7-gotova-do-zapusku-v-ukraini.html</text:a>
</text:p>
      <!--NEWS-->
      <text:h text:style-name="P10" text:outline-level="1">
<text:span text:style-name="T4">
作为“陆军Dron”项目的一部分，有万名飞行员 -  Fedorov已准备</text:span>
</text:h>
      <text:p text:style-name="P4">
作者: Ukrinform (Person)</text:p>
      <text:p text:style-name="P4">
出版商: Укринформ (Organization)</text:p>
      <text:p text:style-name="P4">
出版时间: 2023-05-04T20:30:00+03:00</text:p>
      <text:p text:style-name="P4">
修改时间: 2023-05-04T20:30:00+03:00</text:p>
      <text:p text:style-name="P4">
描述: 作为乌克兰“陆军Dron”项目的一部分，已经准备了万名飞行员。  - 乌克林。</text:p>
      <text:p text:style-name="P4">
图片: ["<text:a xlink:type="simple" xlink:href="https://static.ukrinform.com/photos/2023_04/thumb_files/630_360_1682495491-455.jpg" text:style-name="Internet_20_link" text:visited-style-name="Visited_20_Internet_20_Link">
630_360_16824...</text:a>
"]</text:p>
      <text:p text:style-name="P4">
标签: ['Безпілотник', 'Федоров', 'Армія дронів', 'Єдині новини']</text:p>
      <text:p text:style-name="P4">
类型: Article</text:p>
      <!--METADATA-->
      <text:p text:style-name="P4">
<draw:frame draw:style-name="fr1" draw:name="Image187" text:anchor-type="as-char" svg:width="6.9236in" svg:height="3.956343in" draw:z-index="0">
<draw:image xlink:href="../Images/yкринформ/2023-05-04T20-30-00-03-00/630_360_1682495491-455.jpg" xlink:type="simple" xlink:show="embed" xlink:actuate="onLoad" draw:mime-type="image/jpeg"/>
</draw:frame>
作为无人机陆军项目的一部分，已经在乌克兰准备了10,000名飞行员。</text:p>
      <text:p text:style-name="P4">
根据乌克林福姆(Ukrinform)的说法，创新的Viceremier-Minister，教育发展，Tatekhnology Minister的数字化转型科学Mikhail Fedorov在全国电视台的播放中告知了这一点。</text:p>
      <text:p text:style-name="P4">
“他继续发展。 直到最近，我们才从新的费用中毕业，并将新费用向[]介绍给<text:a xlink:type="simple" xlink:href="https://www.ukrinform.ua/tag-bezpilotnik" text:style-name="Internet_20_link" text:visited-style-name="Visited_20_Internet_20_Link">
</text:a>
最重要的是，联合24从一个地块上开发了乌克兰制造商的市场，这是由联合24收集的，在大规模的支持下，以支持我们的军队对一般和实施陆军无人机军队的支持。 这也是触发我们武装部队的冲击嘴的发射，这是无人机学说的转变。 最近，我们从无人机飞行员培训的第一部分毕业，在此期间已经教授了10,000名飞行员。也就是说，无人机军队是关于从意识点和他们的意识点的复杂发展涉及无人机领域的复杂发展。使用。”</text:p>
      <text:p text:style-name="P4">
<text:span text:style-name="T4">
另请阅读：</text:span>
 <text:a xlink:type="simple" xlink:href="https://www.ukrinform.ua/rubric-ato/3701579-fedorov-anonsuvav-stvorenna-novih-udarnih-rot-bpla.html" text:style-name="Internet_20_link" text:visited-style-name="Visited_20_Internet_20_Link">
</text:a>
据报道，无人机军是由总参谋部和国防部发起的项目。 这是一个综合计划，在该计划中，无人机的系统ininasacup以及相关专家的培训课程。</text:p>
      <text:p text:style-name="P4">
4月24日，为通过United24收集的100次无人驾驶飞机在巴赫穆特方向部署了乌克兰军人。</text:p>
      <text:p text:style-name="P4">
News Source: <text:a xlink:type="simple" xlink:href="https://www.ukrinform.ua/rubric-ato/3704839-u-ramkah-proektu-armia-droniv-pidgotuvali-10-tisac-pilotiv-fedorov.html" text:style-name="Internet_20_link" text:visited-style-name="Visited_20_Internet_20_Link">
https://www.ukrinform.ua/rubric-ato/3704839-u-ramkah-proektu-armia-droniv-pidgotuvali-10-tisac-pilotiv-fedorov.html</text:a>
</text:p>
      <!--NEWS-->
      <text:h text:style-name="P10" text:outline-level="1">
<text:span text:style-name="T4">
超过12％的俄罗斯囚犯甚至没有中等教育</text:span>
</text:h>
      <text:p text:style-name="P4">
作者: Ukrinform (Person)</text:p>
      <text:p text:style-name="P4">
出版商: Укринформ (Organization)</text:p>
      <text:p text:style-name="P4">
出版时间: 2023-05-04T20:36:00+03:00</text:p>
      <text:p text:style-name="P4">
修改时间: 2023-05-04T20:36:00+03:00</text:p>
      <text:p text:style-name="P4">
描述: 超过12.2％的俄罗斯囚犯甚至没有接受中学教育，有60％的中学和特殊技术教育，近20％的囚犯只毕业了20％。  - 乌克林。</text:p>
      <text:p text:style-name="P4">
图片: ["<text:a xlink:type="simple" xlink:href="https://static.ukrinform.com/photos/2023_02/thumb_files/630_360_1676577130-702.jpg" text:style-name="Internet_20_link" text:visited-style-name="Visited_20_Internet_20_Link">
630_360_16765...</text:a>
"]</text:p>
      <text:p text:style-name="P4">
标签: ['Освіта', 'Російські військові', 'Полонені', 'Війна з росією']</text:p>
      <text:p text:style-name="P4">
类型: Article</text:p>
      <!--METADATA-->
      <text:p text:style-name="P4">
<draw:frame draw:style-name="fr1" draw:name="Image188" text:anchor-type="as-char" svg:width="6.9236in" svg:height="3.956343in" draw:z-index="0">
<draw:image xlink:href="../Images/yкринформ/2023-05-04T20-36-00-03-00/630_360_1676577130-702.jpg" xlink:type="simple" xlink:show="embed" xlink:actuate="onLoad" draw:mime-type="image/jpeg"/>
</draw:frame>
超过12.2％的俄罗斯囚犯甚至没有接受中学教育，有60％的中学和特殊技术教育，近20％的人只完成了一所学校。</text:p>
      <text:p text:style-name="P4">
正如乌克林福姆报道的那样，<text:a xlink:type="simple" xlink:href="https://www.youtube.com/watch" text:style-name="Internet_20_link" text:visited-style-name="Visited_20_Internet_20_Link">
</text:a>
在军事媒体中心维玛(Vima)中：“俄罗斯暮光之战的首次社会学研究的介绍”是由协调总部的代表告知了战俘安德里·尤索夫(Andriy Yusov)的问题。</text:p>
      <text:p text:style-name="P4">
“超过12.2％<text:a xlink:type="simple" xlink:href="https://www.ukrinform.ua/tag-rosijski-vijskovi" text:style-name="Internet_20_link" text:visited-style-name="Visited_20_Internet_20_Link">
</text:a>
不要接受中学教育。 在欧洲tu -ukrainian的现实中，这个指标甚至很难想象。 这些是成年男子。 通常，没有教育的50岁。 您可以想象它们能够运行哪些类别和价值。” Yusov说。</text:p>
      <text:p text:style-name="P4">
<text:span text:style-name="T4">
另请阅读：</text:span>
 <text:a xlink:type="simple" xlink:href="https://www.ukrinform.ua/rubric-ato/3704617-ponad-80-rosijskih-vijskovopolonenih-nevdovoleni-nakazami-kerivnictva.html" text:style-name="Internet_20_link" text:visited-style-name="Visited_20_Internet_20_Link">
<text:span text:style-name="T4">
 </text:span>
 <text:span text:style-name="T4">
 </text:span>
俄罗斯<text:span text:style-name="T4">
 </text:span>
 <text:span text:style-name="T4">
战俘</text:span>
<text:span text:style-name="T4">
不满意</text:span>
 <text:span text:style-name="T4">
 </text:span>
 <text:span text:style-name="T4">
 </text:span>
 <text:span text:style-name="T4">
 </text:span>
 <text:span text:style-name="T4">
 </text:span>
 <text:span text:style-name="T4">
 </text:span>
管理**</text:a>
根据他的调查，据他称，有60％的俘虏接受了特殊的二级专业技术教育，近20％的俘虏仅毕业于学校。</text:p>
      <text:p text:style-name="P4">
同时，只有10％的俄罗斯囚犯接受高等教育，大多数强化被强行从奥尔德洛领土动员起来。</text:p>
      <text:p text:style-name="P4">
尤索夫强调：“也就是说，如果他们与这个数字有所区别，那么在俄罗斯领土上接受高等教育的囚犯的指标将要小得多。”</text:p>
      <text:p text:style-name="P4">
他指出，来自俄罗斯联邦不同地区的俘虏参加了调查，因此，根据其结果，可以得出结论，俄罗斯联邦实际上正在试图吸引最不合格和最小的公民类别。</text:p>
      <text:p text:style-name="P4">
<text:span text:style-name="T4">
另请阅读：</text:span>
 <text:a xlink:type="simple" xlink:href="https://www.ukrinform.ua/rubric-ato/3701513-rosijski-voaki-ziznautsa-so-pisla-dopitiv-ubivaut-polonenih-ukrainciv-perehoplenna-sbu.html" text:style-name="Internet_20_link" text:visited-style-name="Visited_20_Internet_20_Link">
<text:span text:style-name="T4">
拦截</text:span>
</text:a>
专家对俄罗斯战俘的首次社会调查是由协调总部关于战俘管理的协调总部，该州项目“我想活”在俄罗斯囚犯中自愿交付。</text:p>
      <text:p text:style-name="P4">
自愿参加了调查，并填写了400名反驳者的适当问卷。 该调查于4月10日至4月20日举行。</text:p>
      <text:p text:style-name="P4">
正如乌克林福姆报道的<text:a xlink:type="simple" xlink:href="https://www.ukrinform.ua/rubric-ato/3704614-dobrovilno-zdalisa-v-polon-40-rosian.html" text:style-name="Internet_20_link" text:visited-style-name="Visited_20_Internet_20_Link">
</text:a>
，这证明了他们对乌克兰敌对行动的高度动力。</text:p>
      <text:p text:style-name="P4">
News Source: <text:a xlink:type="simple" xlink:href="https://www.ukrinform.ua/rubric-ato/3704638-ponad-12-rosijskih-polonenih-ne-maut-navit-serednoi-osviti.html" text:style-name="Internet_20_link" text:visited-style-name="Visited_20_Internet_20_Link">
https://www.ukrinform.ua/rubric-ato/3704638-ponad-12-rosijskih-polonenih-ne-maut-navit-serednoi-osviti.html</text:a>
</text:p>
      <!--NEWS-->
      <text:h text:style-name="P10" text:outline-level="1">
<text:span text:style-name="T4">
在基辅部队上方被撞倒了一架无人机</text:span>
</text:h>
      <text:p text:style-name="P4">
作者: Ukrinform (Person)</text:p>
      <text:p text:style-name="P4">
出版商: Укринформ (Organization)</text:p>
      <text:p text:style-name="P4">
出版时间: 2023-05-04T20:41:00+03:00</text:p>
      <text:p text:style-name="P4">
修改时间: 2023-05-04T20:41:00+03:00</text:p>
      <text:p text:style-name="P4">
描述: 在空气警报期间，一辆无人驾驶飞机在基辅被击落。  - 乌克林。</text:p>
      <text:p text:style-name="P4">
图片: ["<text:a xlink:type="simple" xlink:href="https://static.ukrinform.com/photos/2023_02/thumb_files/630_360_1677478309-566.jpg" text:style-name="Internet_20_link" text:visited-style-name="Visited_20_Internet_20_Link">
630_360_16774...</text:a>
"]</text:p>
      <text:p text:style-name="P4">
标签: ['Безпілотник', 'Київ', 'ППО']</text:p>
      <text:p text:style-name="P4">
类型: Article</text:p>
      <!--METADATA-->
      <text:p text:style-name="P4">
<draw:frame draw:style-name="fr1" draw:name="Image189" text:anchor-type="as-char" svg:width="6.9236in" svg:height="3.956343in" draw:z-index="0">
<draw:image xlink:href="../Images/yкринформ/2023-05-04T20-41-00-03-00/630_360_1677478309-566.jpg" xlink:type="simple" xlink:show="embed" xlink:actuate="onLoad" draw:mime-type="image/jpeg"/>
</draw:frame>
在空气警报期间，一辆无人驾驶飞机被枪杀了基辅。</text:p>
      <text:p text:style-name="P4">
关于它报告了基辅城市军事管理部门<text:a xlink:type="simple" xlink:href="https://t.me/VA_Kyiv/1611" text:style-name="Internet_20_link" text:visited-style-name="Visited_20_Internet_20_Link">
</text:a>
，报道。</text:p>
      <text:p text:style-name="P4">
“在最后一次对[]的空气焦虑中(https://www.ukrinform.ua/tag-kiiv)记录了无人飞机。 徒劳的防御对象和手段被击落。 没有关于住房或基础设施受害者的受害者的信息。 该信息被消耗了，” KMVA Head Sergey Popko说。</text:p>
      <text:p text:style-name="P4">
<text:span text:style-name="T4">
另请阅读：</text:span>
 <text:a xlink:type="simple" xlink:href="https://www.ukrinform.ua/rubric-kyiv/3704838-u-kievi-lunaut-vibuhi-pracue-ppo.html" text:style-name="Internet_20_link" text:visited-style-name="Visited_20_Internet_20_Link">
<text:span text:style-name="T4">
防空</text:span>
</text:a>
正如乌克林福姆报道的<text:a xlink:type="simple" xlink:href="https://www.ukrinform.ua/rubric-other_news/3704833-u-kievi-ta-oblasti-povitrana-trivoga.html" text:style-name="Internet_20_link" text:visited-style-name="Visited_20_Internet_20_Link">
</text:a>
。 随后，听到了爆炸声。</text:p>
      <text:p text:style-name="P4">
News Source: <text:a xlink:type="simple" xlink:href="https://www.ukrinform.ua/rubric-kyiv/3704849-nad-kievom-sili-ppo-zbili-bezpilotnik.html" text:style-name="Internet_20_link" text:visited-style-name="Visited_20_Internet_20_Link">
https://www.ukrinform.ua/rubric-kyiv/3704849-nad-kievom-sili-ppo-zbili-bezpilotnik.html</text:a>
</text:p>
      <!--NEWS-->
      <text:h text:style-name="P10" text:outline-level="1">
<text:span text:style-name="T4">
荷兰将很快将装甲起重机派往乌克兰</text:span>
</text:h>
      <text:p text:style-name="P4">
作者: Ukrinform (Person)</text:p>
      <text:p text:style-name="P4">
出版商: Укринформ (Organization)</text:p>
      <text:p text:style-name="P4">
出版时间: 2023-05-04T20:42:35+03:00</text:p>
      <text:p text:style-name="P4">
修改时间: 2023-05-04T20:42:35+03:00</text:p>
      <text:p text:style-name="P4">
描述: 荷兰应尽快将10多种装甲起重机交付给乌克兰，而且它们的确切数字尚不清楚。  - 乌克林。</text:p>
      <text:p text:style-name="P4">
图片: ["<text:a xlink:type="simple" xlink:href="https://static.ukrinform.com/photos/2023_05/thumb_files/630_360_1683222031-114.jpg" text:style-name="Internet_20_link" text:visited-style-name="Visited_20_Internet_20_Link">
630_360_16832...</text:a>
", "<text:a xlink:type="simple" xlink:href="https://static.ukrinform.com/photos/2023_05/1683222015-549.jpg" text:style-name="Internet_20_link" text:visited-style-name="Visited_20_Internet_20_Link">
1683222015-54...</text:a>
", "<text:a xlink:type="simple" xlink:href="https://static.ukrinform.com/photos/2023_05/1683222024-635.jpg" text:style-name="Internet_20_link" text:visited-style-name="Visited_20_Internet_20_Link">
1683222024-63...</text:a>
"]</text:p>
      <text:p text:style-name="P4">
标签: ['Нідерланди', 'Україна', 'Військова техніка', 'Війна з росією']</text:p>
      <text:p text:style-name="P4">
类型: Article</text:p>
      <!--METADATA-->
      <text:p text:style-name="P4">
<draw:frame draw:style-name="fr1" draw:name="Image190" text:anchor-type="as-char" svg:width="6.9236in" svg:height="3.956343in" draw:z-index="0">
<draw:image xlink:href="../Images/yкринформ/2023-05-04T20-42-35-03-00/630_360_1683222031-114.jpg" xlink:type="simple" xlink:show="embed" xlink:actuate="onLoad" draw:mime-type="image/jpeg"/>
</draw:frame>
Dalaninevis应该向乌克兰运送10多架装甲起重机，目前的数量尚不清楚。</text:p>
      <text:p text:style-name="P4">
国防部发言人汤姆·范努特(Tom Vangut)上尉在海牙海牙(Hague)的乌克林福姆(Ukrinform)发表评论中说了这一点。(https://www.ukrinform.ua/tag-niderlandi).</text:p>
      <text:p text:style-name="P4">
“Це крани, з броньованою кабіною спереду. Понад 10 броньованих кранів ще маютьбути доставлені в Україну, але їхня точна кількість ще не відома”, - сказаввін.</text:p>
      <text:p text:style-name="P4">
<draw:frame draw:style-name="fr1" draw:name="Image191" text:anchor-type="as-char" svg:width="6.9236in" svg:height="4.615733in" draw:z-index="0">
<draw:image xlink:href="../Images/yкринформ/2023-05-04T20-42-35-03-00/1683222015-549.jpg" xlink:type="simple" xlink:show="embed" xlink:actuate="onLoad" draw:mime-type="image/jpeg"/>
</draw:frame>
他还解释说，例如，当军事运输代理被困在泥泞中并应将其拉出时，使用了此类起重机。</text:p>
      <text:p text:style-name="P4">
<text:span text:style-name="T4">
另请阅读：</text:span>
 <text:a xlink:type="simple" xlink:href="https://www.ukrinform.ua/rubric-ato/3704840-niderlandi-j-dali-zmicnuvatimut-vijskovij-potencial-ukraini-ministerka-oboroni.html" text:style-name="Internet_20_link" text:visited-style-name="Visited_20_Internet_20_Link">
<text:span text:style-name="T4">
荷兰</text:span>
 <text:span text:style-name="T4">
 </text:span>
进一步<text:span text:style-name="T4">
 </text:span>
 <text:span text:style-name="T4">
 </text:span>
加强<text:span text:style-name="T4">
 </text:span>
军事<text:span text:style-name="T4">
<text:span text:style-name="T5">
*潜力</text:span>
* </text:span>
 <text:span text:style-name="T4">
 </text:span>
乌克兰<text:span text:style-name="T4">
 </text:span>
 <text:span text:style-name="T4">
 </text:span>
 <text:span text:style-name="T4">
部长<text:span text:style-name="T5">
 </text:span>
</text:span>
防御<text:span text:style-name="T4">
 </text:span>
</text:a>
“在这种情况下，建议在装甲安全机舱中这样做。 因此，例如，它们被用来维护战场上的泰弗(Tavering)。”他解释说。</text:p>
      <text:p text:style-name="P4">
<draw:frame draw:style-name="fr1" draw:name="Image192" text:anchor-type="as-char" svg:width="6.9236in" svg:height="4.615733in" draw:z-index="0">
<draw:image xlink:href="../Images/yкринформ/2023-05-04T20-42-35-03-00/1683222024-635.jpg" xlink:type="simple" xlink:show="embed" xlink:actuate="onLoad" draw:mime-type="image/jpeg"/>
</draw:frame>
正如乌克兰·乌克兰(Ukrinform)报道的那样，乌克兰沃迪米尔·泽伦斯基(Ukraine Volodymyr Zelensky)总裁荷兰马克·鲁特(Mark Rutte)和荷兰国防部Kalanivka Ollogren <text:a xlink:type="simple" xlink:href="https://www.ukrinform.ua/rubric-ato/3704817-zelenskij-vidvidav-bazu-vijskovopovitranih-sil-u-niderlandah.html" text:style-name="Internet_20_link" text:visited-style-name="Visited_20_Internet_20_Link">
</text:a>
。</text:p>
      <text:p text:style-name="P4">
<text:span text:style-name="T5">
foto Irina Drabok</text:span>
</text:p>
      <text:p text:style-name="P4">
News Source: <text:a xlink:type="simple" xlink:href="https://www.ukrinform.ua/rubric-ato/3704846-niderlandi-nezabarom-vidpravlat-v-ukrainu-bronovani-krani.html" text:style-name="Internet_20_link" text:visited-style-name="Visited_20_Internet_20_Link">
https://www.ukrinform.ua/rubric-ato/3704846-niderlandi-nezabarom-vidpravlat-v-ukrainu-bronovani-krani.html</text:a>
</text:p>
      <!--NEWS-->
      <text:h text:style-name="P10" text:outline-level="1">
<text:span text:style-name="T4">
Yastremskaya击败了“播种”俄罗斯人，进入了西班牙WTA锦标赛的1/4决赛</text:span>
</text:h>
      <text:p text:style-name="P4">
作者: Ukrinform (Person)</text:p>
      <text:p text:style-name="P4">
出版商: Укринформ (Organization)</text:p>
      <text:p text:style-name="P4">
出版时间: 2023-05-04T20:44:00+03:00</text:p>
      <text:p text:style-name="P4">
修改时间: 2023-05-04T20:44:00+03:00</text:p>
      <text:p text:style-name="P4">
描述: 乌克兰戴安娜·雅斯特雷姆斯卡亚（Diana Yastremskaya）在西班牙重新使用的妇女网球协会（WTA）中克服了第二个圈子，其中包括1.15亿美元的奖金 - 乌克林福姆。</text:p>
      <text:p text:style-name="P4">
图片: ["<text:a xlink:type="simple" xlink:href="https://static.ukrinform.com/photos/2023_05/thumb_files/630_360_1683222213-956.jpg" text:style-name="Internet_20_link" text:visited-style-name="Visited_20_Internet_20_Link">
630_360_16832...</text:a>
"]</text:p>
      <text:p text:style-name="P4">
标签: ['Теніс']</text:p>
      <text:p text:style-name="P4">
类型: Article</text:p>
      <!--METADATA-->
      <text:p text:style-name="P4">
<draw:frame draw:style-name="fr1" draw:name="Image193" text:anchor-type="as-char" svg:width="6.9236in" svg:height="3.956343in" draw:z-index="0">
<draw:image xlink:href="../Images/yкринформ/2023-05-04T20-44-00-03-00/630_360_1683222213-956.jpg" xlink:type="simple" xlink:show="embed" xlink:actuate="onLoad" draw:mime-type="image/jpeg"/>
</draw:frame>
乌克兰Yastremskaya在女子网球协会锦标赛上克服了第二个赛季(WTA) -  Catlonia Open-在西班牙雷乌斯市，奖金为1.15亿美元。</text:p>
      <text:p text:style-name="P4">
据报道，Yastremskaya在俄罗斯Anna Blinka的第五次播种1.5小时内获胜-6：4，7：5，Yastremskaya在1.5小时内获胜。</text:p>
      <text:p text:style-name="P4">
Yastremskaya的半决赛代金券正在与“播种”瑞士Zhiltaichmann的领导(6：3，6：4).</text:p>
      <text:p text:style-name="P4">
<text:span text:style-name="T4">
Читайте також:</text:span>
 <text:a xlink:type="simple" xlink:href="https://www.ukrinform.ua/rubric-sports/3704255-ukrainka-svitolina-peremogla-bonaventur-u-drugomu-koli-turniru-wta-125.html" text:style-name="Internet_20_link" text:visited-style-name="Visited_20_Internet_20_Link">
 </text:a>
Catlonia公开赛将持续到5月7日。</text:p>
      <text:p text:style-name="P4">
照片：盖蒂图像。</text:p>
      <text:p text:style-name="P4">
News Source: <text:a xlink:type="simple" xlink:href="https://www.ukrinform.ua/rubric-sports/3704848-astremska-obigrala-rosianku-i-vijsla-do-cvertfinalu-turniru-wta-v-ispanii.html" text:style-name="Internet_20_link" text:visited-style-name="Visited_20_Internet_20_Link">
https://www.ukrinform.ua/rubric-sports/3704848-astremska-obigrala-rosianku-i-vijsla-do-cvertfinalu-turniru-wta-v-ispanii.html</text:a>
</text:p>
      <!--NEWS-->
      <text:h text:style-name="P10" text:outline-level="1">
<text:span text:style-name="T4">
Dzhaparova会见了北约秘书长特别代表 - 所说的</text:span>
</text:h>
      <text:p text:style-name="P4">
作者: Ukrinform (Person)</text:p>
      <text:p text:style-name="P4">
出版商: Укринформ (Organization)</text:p>
      <text:p text:style-name="P4">
出版时间: 2023-05-04T20:48:48+03:00</text:p>
      <text:p text:style-name="P4">
修改时间: 2023-05-04T20:48:48+03:00</text:p>
      <text:p text:style-name="P4">
描述: 乌克兰Emine Dzhaparov的第一任副外交大臣与北约妇女，和平与安全秘书长艾琳·费林（Irene Fellin）的特别代表举行了一次会议。  - 乌克林。</text:p>
      <text:p text:style-name="P4">
图片: ["<text:a xlink:type="simple" xlink:href="https://static.ukrinform.com/photos/2023_05/thumb_files/630_360_1683222300-865.jpg" text:style-name="Internet_20_link" text:visited-style-name="Visited_20_Internet_20_Link">
630_360_16832...</text:a>
", "<text:a xlink:type="simple" xlink:href="https://static.ukrinform.com/photos/2023_05/1683222301-618.jpg" text:style-name="Internet_20_link" text:visited-style-name="Visited_20_Internet_20_Link">
1683222301-61...</text:a>
", "<text:a xlink:type="simple" xlink:href="https://static.ukrinform.com/photos/2023_05/1683222301-980.jpg" text:style-name="Internet_20_link" text:visited-style-name="Visited_20_Internet_20_Link">
1683222301-98...</text:a>
", "<text:a xlink:type="simple" xlink:href="https://static.ukrinform.com/photos/2023_05/1683222301-221.jpg" text:style-name="Internet_20_link" text:visited-style-name="Visited_20_Internet_20_Link">
1683222301-22...</text:a>
"]</text:p>
      <text:p text:style-name="P4">
标签: ['Джапарова', 'МЗС', 'НАТО', 'Окупація Криму', 'Правозахисники', 'Жінки', 'Кримська платформа']</text:p>
      <text:p text:style-name="P4">
类型: Article</text:p>
      <!--METADATA-->
      <text:p text:style-name="P4">
<draw:frame draw:style-name="fr1" draw:name="Image194" text:anchor-type="as-char" svg:width="6.9236in" svg:height="3.956343in" draw:z-index="0">
<draw:image xlink:href="../Images/yкринформ/2023-05-04T20-48-48-03-00/630_360_1683222300-865.jpg" xlink:type="simple" xlink:show="embed" xlink:actuate="onLoad" draw:mime-type="image/jpeg"/>
</draw:frame>
乌克兰Emine Dzhaparov的第一任外交事务部长担任北约妇女秘书长安全和平佩林的特别代表。</text:p>
      <text:p text:style-name="P4">
这在消息中说明了这一点<text:a xlink:type="simple" xlink:href="https://mfa.gov.ua/news/emine-dzhaparova-zustrilas-zi-specialnoyu-predstavniceyu-generalnogo-sekretarya-nato-z-pitan-zhinok-miru-ta-bezpeki-iren-fellin" text:style-name="Internet_20_link" text:visited-style-name="Visited_20_Internet_20_Link">
</text:a>
，报道乌克林福姆。</text:p>
      <text:p text:style-name="P4">
<draw:frame draw:style-name="fr1" draw:name="Image195" text:anchor-type="as-char" svg:width="6.9236in" svg:height="5.187958in" draw:z-index="0">
<draw:image xlink:href="../Images/yкринформ/2023-05-04T20-48-48-03-00/1683222301-618.jpg" xlink:type="simple" xlink:show="embed" xlink:actuate="onLoad" draw:mime-type="image/jpeg"/>
</draw:frame>
据他说，Dzhaparova告知妇女在保护对俄罗斯侵略者的决议中的积极作用。 她谈到了乌克林律师的妇女，尽管恐吓了俄罗斯的镇压。 第一任代表已提请注意克里米亚平台专家网络的活动，该网络定期告知国际社会克里米亚的人权。</text:p>
      <text:p text:style-name="P4">
<draw:frame draw:style-name="fr1" draw:name="Image196" text:anchor-type="as-char" svg:width="6.9236in" svg:height="4.400754in" draw:z-index="0">
<draw:image xlink:href="../Images/yкринформ/2023-05-04T20-48-48-03-00/1683222301-980.jpg" xlink:type="simple" xlink:show="embed" xlink:actuate="onLoad" draw:mime-type="image/jpeg"/>
</draw:frame>
Dzhaparova还与对话者讨论了乌克兰妇女的实施状况，和平与安全行动计划，并强调了乌克兰国际非政府组织“国际安全妇女”的开设。</text:p>
      <text:p text:style-name="P4">
<draw:frame draw:style-name="fr1" draw:name="Image197" text:anchor-type="as-char" svg:width="6.9236in" svg:height="4.163644in" draw:z-index="0">
<draw:image xlink:href="../Images/yкринформ/2023-05-04T20-48-48-03-00/1683222301-221.jpg" xlink:type="simple" xlink:show="embed" xlink:actuate="onLoad" draw:mime-type="image/jpeg"/>
</draw:frame>
第一任代表还感谢乌克兰愿望与联盟融入的愿望的支持。 在准备维尔纽斯峰会的背景下，代理人告知乌克兰的期望，这应该反映在摘要文件中。</text:p>
      <text:p text:style-name="P4">
费林(Fellin乌克兰与北约之间的合作。</text:p>
      <text:p text:style-name="P4">
<text:span text:style-name="T4">
另请阅读：</text:span>
 <text:a xlink:type="simple" xlink:href="https://www.ukrinform.ua/rubric-polytics/3698989-ukraina-pragne-rozsiriti-geografiu-cornomorskoi-bezpekovoi-konferencii-dzaparova.html" text:style-name="Internet_20_link" text:visited-style-name="Visited_20_Internet_20_Link">
<text:span text:style-name="T4">
 giaparova </text:span>
</text:a>
双方还提高了由乌克兰沃罗迪米尔·泽伦斯基(Volodymyr Zelensky)主席发起的和平公式的重要性，并在我们州收购Unato会员资格之前为乌克兰提供了明确的安全保证。</text:p>
      <text:p text:style-name="P4">
据报道，北约北约北约北约北约哈利巴伦科说，俄罗斯的侵略不仅使乌克兰成为北约的优先事项，而且遭到了联盟本身的变化，这将花费数十年。</text:p>
      <text:p text:style-name="P4">
News Source: <text:a xlink:type="simple" xlink:href="https://www.ukrinform.ua/rubric-polytics/3704850-dzaparova-zustrilasa-zi-specpredstavniceu-genseka-nato-pro-so-govorili.html" text:style-name="Internet_20_link" text:visited-style-name="Visited_20_Internet_20_Link">
https://www.ukrinform.ua/rubric-polytics/3704850-dzaparova-zustrilasa-zi-specpredstavniceu-genseka-nato-pro-so-govorili.html</text:a>
</text:p>
      <!--NEWS-->
      <text:h text:style-name="P10" text:outline-level="1">
<text:span text:style-name="T4">
哈萨克斯坦将禁止将石油产品出口到俄罗斯的塔曼港口</text:span>
</text:h>
      <text:p text:style-name="P4">
作者: Ukrinform (Person)</text:p>
      <text:p text:style-name="P4">
出版商: Укринформ (Organization)</text:p>
      <text:p text:style-name="P4">
出版时间: 2023-05-04T20:49:00+03:00</text:p>
      <text:p text:style-name="P4">
修改时间: 2023-05-04T20:49:00+03:00</text:p>
      <text:p text:style-name="P4">
描述: 哈萨克铁路是哈萨克斯坦主要铁路网络的最大运营商，将禁止将石油产品运输到俄罗斯黑海港口塔曼港。  - 乌克林。</text:p>
      <text:p text:style-name="P4">
图片: ["<text:a xlink:type="simple" xlink:href="https://static.ukrinform.com/photos/2019_08/thumb_files/630_360_1567260994-694.jpg" text:style-name="Internet_20_link" text:visited-style-name="Visited_20_Internet_20_Link">
630_360_15672...</text:a>
"]</text:p>
      <text:p text:style-name="P4">
标签: ['Казахстан', 'нафта', 'росія']</text:p>
      <text:p text:style-name="P4">
类型: Article</text:p>
      <!--METADATA-->
      <text:p text:style-name="P4">
<draw:frame draw:style-name="fr1" draw:name="Image198" text:anchor-type="as-char" svg:width="6.9236in" svg:height="3.956343in" draw:z-index="0">
<draw:image xlink:href="../Images/yкринформ/2023-05-04T20-49-00-03-00/630_360_1567260994-694.jpg" xlink:type="simple" xlink:show="embed" xlink:actuate="onLoad" draw:mime-type="image/jpeg"/>
</draw:frame>
哈萨克斯坦主要铁路网络最大的运营商“哈萨克铁路”将自5月8日以来禁止成年黑海港口的油产品运输。</text:p>
      <text:p text:style-name="P4">
正如乌克林福姆报道的那样，它报告了<text:a xlink:type="simple" xlink:href="https://www.reuters.com/world/kazakhstan-ban-oil-products-supplies-via-rail-russian-port-taman-document-2023-05-04/" text:style-name="Internet_20_link" text:visited-style-name="Visited_20_Internet_20_Link">
</text:a>
。</text:p>
      <text:p text:style-name="P4">
尚未指定托运人释放的国家铁路运营商文件中禁止禁止的理由。</text:p>
      <text:p text:style-name="P4">
交易者表示，该终端继续处理<text:a xlink:type="simple" xlink:href="https://www.ukrinform.ua/tag-nafta" text:style-name="Internet_20_link" text:visited-style-name="Visited_20_Internet_20_Link">
</text:a>
和液化石油气体。</text:p>
      <text:p text:style-name="P4">
在克里米亚桥附近的燃料基地大火之后，俄罗斯铁路还限制了从周三向塔曼的交付。</text:p>
      <text:p text:style-name="P4">
塔曼石油 - 加载枢纽具有每年处理2000万吨原油，石油产品和液化气体的能力。 2022年，他从俄罗斯，哈萨克斯坦和吉尔吉斯斯坦工作了730万吨石油产品。</text:p>
      <text:p text:style-name="P4">
<text:span text:style-name="T4">
另请阅读：</text:span>
 <text:a xlink:type="simple" xlink:href="https://www.ukrinform.ua/rubric-world/3704508-u-rosii-vnoci-stalisa-pozezi-na-dvoh-naftopererobnih-zavodah.html" text:style-name="Internet_20_link" text:visited-style-name="Visited_20_Internet_20_Link">
</text:a>
去年，哈萨克斯坦的出口通过塔曼(Taman)达到了超过100万吨的燃油，约有23万吨液化气体和约7.4千吨的真空汽油。</text:p>
      <text:p text:style-name="P4">
据报道，周三在被占领的克里米亚附近的塔曼港口附近的克拉斯诺达尔地区<text:a xlink:type="simple" xlink:href="https://www.ukrinform.ua/rubric-crimea/3703951-nepodalik-krimskogo-mostu-v-krasnodarskomu-krai-gorit-naftobaza.html" text:style-name="Internet_20_link" text:visited-style-name="Visited_20_Internet_20_Link">
</text:a>
。</text:p>
      <text:p text:style-name="P4">
Tamanneftegaz综合大楼领土上的爆炸事件以前发生在半夜。 火灾已被分配为最高的复杂性。</text:p>
      <text:p text:style-name="P4">
News Source: <text:a xlink:type="simple" xlink:href="https://www.ukrinform.ua/rubric-economy/3704857-kazahstan-zaboronit-eksport-naftoproduktiv-do-rosijskogo-portu-taman.html" text:style-name="Internet_20_link" text:visited-style-name="Visited_20_Internet_20_Link">
https://www.ukrinform.ua/rubric-economy/3704857-kazahstan-zaboronit-eksport-naftoproduktiv-do-rosijskogo-portu-taman.html</text:a>
</text:p>
      <!--NEWS-->
      <text:h text:style-name="P10" text:outline-level="1">
<text:span text:style-name="T4">
克里奇科：在所罗门斯基地区 - 一场大火，它很可能会得到无人机的碎片</text:span>
</text:h>
      <text:p text:style-name="P4">
作者: Ukrinform (Person)</text:p>
      <text:p text:style-name="P4">
出版商: Укринформ (Organization)</text:p>
      <text:p text:style-name="P4">
出版时间: 2023-05-04T20:51:00+03:00</text:p>
      <text:p text:style-name="P4">
修改时间: 2023-05-04T20:51:00+03:00</text:p>
      <text:p text:style-name="P4">
描述: 首都所罗门斯基地区发生了大火，可能是由于无人飞机碎片的倒塌。  - 乌克林。</text:p>
      <text:p text:style-name="P4">
图片: ["<text:a xlink:type="simple" xlink:href="https://static.ukrinform.com/photos/2021_04/thumb_files/630_360_1618393796-929.jpg" text:style-name="Internet_20_link" text:visited-style-name="Visited_20_Internet_20_Link">
630_360_16183...</text:a>
"]</text:p>
      <text:p text:style-name="P4">
标签: ['Безпілотник', 'Пожежа', 'Київ', 'Війна з росією']</text:p>
      <text:p text:style-name="P4">
类型: Article</text:p>
      <!--METADATA-->
      <text:p text:style-name="P4">
<draw:frame draw:style-name="fr1" draw:name="Image199" text:anchor-type="as-char" svg:width="6.9236in" svg:height="3.956343in" draw:z-index="0">
<draw:image xlink:href="../Images/yкринформ/2023-05-04T20-51-00-03-00/630_360_1618393796-929.jpg" xlink:type="simple" xlink:show="embed" xlink:actuate="onLoad" draw:mime-type="image/jpeg"/>
</draw:frame>
首都的Zolomensky区发生了大火，可能是由于脆弱的飞机倒塌。</text:p>
      <text:p text:style-name="P4">
这是由基夫市长Vitaliy Klitschko在<text:a xlink:type="simple" xlink:href="https://t.me/vitaliy_klitschko/1925" text:style-name="Internet_20_link" text:visited-style-name="Visited_20_Internet_20_Link">
</text:a>
，报道乌克林福姆。</text:p>
      <text:p text:style-name="P4">
“爆炸和<text:a xlink:type="simple" xlink:href="https://www.ukrinform.ua/tag-pozeza" text:style-name="Internet_20_link" text:visited-style-name="Visited_20_Internet_20_Link">
</text:a>
在Solomenskiy districistolitsa。 无人机碎片的可能跌落。 所有服务都将转到该地点。稍后详细信息。”消息写道。</text:p>
      <text:p text:style-name="P4">
后来市长<text:a xlink:type="simple" xlink:href="https://t.me/vitaliy_klitschko/1926" text:style-name="Internet_20_link" text:visited-style-name="Visited_20_Internet_20_Link">
</text:a>
大火出现在U4层建筑中。</text:p>
      <text:p text:style-name="P4">
克利茨科说：“在所罗利亚地区，救援人员将大火定位在4层建筑中。火场为50平方米。”</text:p>
      <text:p text:style-name="P4">
据他说，没有人申请医生的帮助。</text:p>
      <text:p text:style-name="P4">
<text:span text:style-name="T4">
另请阅读：</text:span>
 <text:a xlink:type="simple" xlink:href="https://www.ukrinform.ua/rubric-kyiv/3704838-u-kievi-lunaut-vibuhi-pracue-ppo.html" text:style-name="Internet_20_link" text:visited-style-name="Visited_20_Internet_20_Link">
<text:span text:style-name="T4">
 kyiv </text:span>
 <text:span text:style-name="T4">
 </text:span>
 <text:span text:style-name="T4">
 </text:span>
 <text:span text:style-name="T4">
爆炸</text:span>
 <text:span text:style-name="T4">
 </text:span>
 <text:span text:style-name="T4">
工作</text:span>
 <text:span text:style-name="T4">
 PPO </text:span>
</text:a>
据报道，在空气警报期间基辅<text:a xlink:type="simple" xlink:href="https://www.ukrinform.ua/rubric-kyiv/3704849-nad-kievom-sili-ppo-zbili-bezpilotnik.html" text:style-name="Internet_20_link" text:visited-style-name="Visited_20_Internet_20_Link">
</text:a>
 .</text:p>
      <text:p text:style-name="P4">
News Source: <text:a xlink:type="simple" xlink:href="https://www.ukrinform.ua/rubric-kyiv/3704852-u-solomanskomu-rajoni-pozeza-jmovirne-potraplanna-ulamkiv-drona.html" text:style-name="Internet_20_link" text:visited-style-name="Visited_20_Internet_20_Link">
https://www.ukrinform.ua/rubric-kyiv/3704852-u-solomanskomu-rajoni-pozeza-jmovirne-potraplanna-ulamkiv-drona.html</text:a>
</text:p>
      <!--NEWS-->
      <text:h text:style-name="P10" text:outline-level="1">
<text:span text:style-name="T4">
关于在开发阶段放弃俄罗斯公民身份的法律草案 - 卢比特</text:span>
</text:h>
      <text:p text:style-name="P4">
作者: Ukrinform (Person)</text:p>
      <text:p text:style-name="P4">
出版商: Укринформ (Organization)</text:p>
      <text:p text:style-name="P4">
出版时间: 2023-05-04T20:57:00+03:00</text:p>
      <text:p text:style-name="P4">
修改时间: 2023-05-04T20:57:00+03:00</text:p>
      <text:p text:style-name="P4">
描述: 目前正在开发乌克兰法律关于遗弃俄罗斯公民身份的项目。  - 乌克林。</text:p>
      <text:p text:style-name="P4">
图片: ["<text:a xlink:type="simple" xlink:href="https://static.ukrinform.com/photos/2023_05/thumb_files/630_360_1683216864-766.jpg" text:style-name="Internet_20_link" text:visited-style-name="Visited_20_Internet_20_Link">
630_360_16832...</text:a>
"]</text:p>
      <text:p text:style-name="P4">
标签: ['Паспорт', 'Закон', 'росія', 'Громадянство', 'Дмитро Лубінець']</text:p>
      <text:p text:style-name="P4">
类型: Article</text:p>
      <!--METADATA-->
      <text:p text:style-name="P4">
<draw:frame draw:style-name="fr1" draw:name="Image200" text:anchor-type="as-char" svg:width="6.9236in" svg:height="3.956343in" draw:z-index="0">
<draw:image xlink:href="../Images/yкринформ/2023-05-04T20-57-00-03-00/630_360_1683216864-766.jpg" xlink:type="simple" xlink:show="embed" xlink:actuate="onLoad" draw:mime-type="image/jpeg"/>
</draw:frame>
乌克兰关于遗弃俄罗斯公民身份的项目目前正在开发中。</text:p>
      <text:p text:style-name="P4">
乌克林福音记者报道，乌克兰申诉专员德米特里·卢比尼特(Dmitry Lubinets)在新闻发布会上说。</text:p>
      <text:p text:style-name="P4">
“目前，该法案正处于一群人代表的发展阶段。我的两个工人与工作组相关。”(https://www.ukrinform.ua/tag-dmitro-lubinec)。</text:p>
      <text:p text:style-name="P4">
回答有关拒绝俄罗斯护照机制的问题，专员指出，此时的机制如下：领土的邮政为乌克兰公民提供了一段时间，现在考虑了一年 - 这样他们就可以关于他的事实，注册机制公开报道。</text:p>
      <text:p text:style-name="P4">
“我只能从我自己身上说，当这项法案进入我的专家讨论和分析阶段时，我将给予我的愿景(至于他。)”， - 卢宾说。</text:p>
      <text:p text:style-name="P4">
<text:span text:style-name="T4">
另请阅读：</text:span>
 <text:a xlink:type="simple" xlink:href="https://www.ukrinform.ua/rubric-polytics/3704832-vidbir-suddiv-ksu-ta-nacmensini-stefanisina-zustrilasa-z-delegacieu-venecijskoi-komisii.html" text:style-name="Internet_20_link" text:visited-style-name="Visited_20_Internet_20_Link">
<text:span text:style-name="T4">
威尼斯</text:span>
</text:a>
申诉专员回答有关该法律法律的支持前景的问题，他的观点表示，这些人的代表们知道，现在有超过500万的乌克兰公民担心，他们也知道这是一个非常重要的问题，这是一个非常重要的问题。应该订婚。</text:p>
      <text:p text:style-name="P4">
正如乌克林福姆报道的那样，总统涉嫌战争罪<text:a xlink:type="simple" xlink:href="https://www.ukrinform.ua/tag-prezident" text:style-name="Internet_20_link" text:visited-style-name="Visited_20_Internet_20_Link">
</text:a>
的(https://www.ukrinform.ua/rubric-ato/3701757-putin-pidpisav-ukaz-so-dozvolae-deportuvati-ukrainciv-z-timcasovo-okupovanih-teritorij.html)这使乌克兰暂时占领的居民没有占领俄罗斯联邦公民。 该法令规定，乌克兰公民或木偶“ DNR”的护照所有者，“ LNR”应该成为俄罗斯公民，或者断言他们不想这样做。 从12024年7月开始选择第二种选择的人将被视为外国人，因此可以被驱逐出境。</text:p>
      <text:p text:style-name="P4">
News Source: <text:a xlink:type="simple" xlink:href="https://www.ukrinform.ua/rubric-polytics/3704856-zakonoproekt-pro-vidmovu-vid-gromadanstva-rf-na-stadii-rozrobki-lubinec.html" text:style-name="Internet_20_link" text:visited-style-name="Visited_20_Internet_20_Link">
https://www.ukrinform.ua/rubric-polytics/3704856-zakonoproekt-pro-vidmovu-vid-gromadanstva-rf-na-stadii-rozrobki-lubinec.html</text:a>
</text:p>
      <!--NEWS-->
      <text:h text:style-name="P10" text:outline-level="1">
<text:span text:style-name="T4">
顿涅茨克社区将在乌克兰人获得3,000多本书</text:span>
</text:h>
      <text:p text:style-name="P4">
作者: Ukrinform (Person)</text:p>
      <text:p text:style-name="P4">
出版商: Укринформ (Organization)</text:p>
      <text:p text:style-name="P4">
出版时间: 2023-05-04T20:59:00+03:00</text:p>
      <text:p text:style-name="P4">
修改时间: 2023-05-04T20:59:00+03:00</text:p>
      <text:p text:style-name="P4">
描述: 顿涅茨克地区的社区将在乌克兰书架上获得3,000多本不同类型的书籍。  - 乌克林。</text:p>
      <text:p text:style-name="P4">
图片: ["<text:a xlink:type="simple" xlink:href="https://static.ukrinform.com/photos/2023_05/thumb_files/630_360_1683224586-990.jpg" text:style-name="Internet_20_link" text:visited-style-name="Visited_20_Internet_20_Link">
630_360_16832...</text:a>
", "<text:a xlink:type="simple" xlink:href="https://static.ukrinform.com/photos/2023_05/1683224586-910.jpg" text:style-name="Internet_20_link" text:visited-style-name="Visited_20_Internet_20_Link">
1683224586-91...</text:a>
"]</text:p>
      <text:p text:style-name="P4">
标签: ['Донеччина', 'Книги', 'Тергромада', 'МКІП ']</text:p>
      <text:p text:style-name="P4">
类型: Article</text:p>
      <!--METADATA-->
      <text:p text:style-name="P4">
<draw:frame draw:style-name="fr1" draw:name="Image201" text:anchor-type="as-char" svg:width="6.9236in" svg:height="3.956343in" draw:z-index="0">
<draw:image xlink:href="../Images/yкринформ/2023-05-04T20-59-00-03-00/630_360_1683224586-990.jpg" xlink:type="simple" xlink:show="embed" xlink:actuate="onLoad" draw:mime-type="image/jpeg"/>
</draw:frame>
Gromadidonechchyna将在乌克兰人收到3,000多本不同类型的书籍来组织书架。</text:p>
      <text:p text:style-name="P4">
正如乌克林福姆报道的那样，它报告了<text:a xlink:type="simple" xlink:href="https://mkip.gov.ua/news/9095.html" text:style-name="Internet_20_link" text:visited-style-name="Visited_20_Internet_20_Link">
</text:a>
 <text:a xlink:type="simple" xlink:href="https://mkip.gov.ua/news/9095.html" text:style-name="Internet_20_link" text:visited-style-name="Visited_20_Internet_20_Link">
 </text:a>
文化和信息政策部。</text:p>
      <text:p text:style-name="P4">
<draw:frame draw:style-name="fr1" draw:name="Image202" text:anchor-type="as-char" svg:width="6.9236in" svg:height="5.1927in" draw:z-index="0">
<draw:image xlink:href="../Images/yкринформ/2023-05-04T20-59-00-03-00/1683224586-910.jpg" xlink:type="simple" xlink:show="embed" xlink:actuate="onLoad" draw:mime-type="image/jpeg"/>
</draw:frame>
“在文化和信息政策部的支持下，维迪多涅茨克地区军事 - 科维尔政府的倡议，13个社区将获得3,000多个社区<text:a xlink:type="simple" xlink:href="https://www.ukrinform.ua/tag-kniga" text:style-name="Internet_20_link" text:visited-style-name="Visited_20_Internet_20_Link">
</text:a>
乌克兰人不同类型。 这些书已于今年5月1日寄给顿涅茨克地区。 文学应在消息中说，文献应为儿童和成人的书架补充书架，并在该地区的教育和咨询中心以及“难以置信的能力”中补充书架。</text:p>
      <text:p text:style-name="P4">
<text:span text:style-name="T4">
另请阅读：</text:span>
 <text:a xlink:type="simple" xlink:href="https://www.ukrinform.ua/rubric-culture/3700994-aki-knigi-citaut-ukrainci-pid-cas-vijni.html" text:style-name="Internet_20_link" text:visited-style-name="Visited_20_Internet_20_Link">
<text:span text:style-name="T4">
书籍</text:span>
</text:a>
根据该部的说法，这种行动将促进该地区阅读的发展，将有助于形成国家的语言和文化空间。</text:p>
      <text:p text:style-name="P4">
这项行动的书籍是由乌克兰国家图书馆为儿童图书馆收集的，信息空间的中央保护和乌克兰州委员会在电视台塔拉迪奥(Taradio)收集。</text:p>
      <text:p text:style-name="P4">
据报道，利物浦中央图书馆和Odesa Scientific Babybliotek <text:a xlink:type="simple" xlink:href="https://www.ukrinform.ua/rubric-culture/3701199-biblioteki-odesi-j-liverpula-stali-pobratimami-zelenska.html" text:style-name="Internet_20_link" text:visited-style-name="Visited_20_Internet_20_Link">
</text:a>
。  照片：截取</text:p>
      <text:p text:style-name="P4">
News Source: <text:a xlink:type="simple" xlink:href="https://www.ukrinform.ua/rubric-culture/3704868-gromadi-doneccini-otrimaut-ponad-3-000-knizok-ukrainskou.html" text:style-name="Internet_20_link" text:visited-style-name="Visited_20_Internet_20_Link">
https://www.ukrinform.ua/rubric-culture/3704868-gromadi-doneccini-otrimaut-ponad-3-000-knizok-ukrainskou.html</text:a>
</text:p>
      <!--NEWS-->
      <text:h text:style-name="P10" text:outline-level="1">
<text:span text:style-name="T4">
美国收集有关克里姆林宫“无人机攻击”的信息 - 白宫</text:span>
</text:h>
      <text:p text:style-name="P4">
作者: Ukrinform (Person)</text:p>
      <text:p text:style-name="P4">
出版商: Укринформ (Organization)</text:p>
      <text:p text:style-name="P4">
出版时间: 2023-05-04T21:05:12+03:00</text:p>
      <text:p text:style-name="P4">
修改时间: 2023-05-04T21:05:12+03:00</text:p>
      <text:p text:style-name="P4">
描述: 美国情报局目前正在收集信息和证据，这些信息和证据可以揭示克里姆林宫复杂建筑物上无人机的真正原因。  - 乌克林。</text:p>
      <text:p text:style-name="P4">
图片: ["<text:a xlink:type="simple" xlink:href="https://static.ukrinform.com/photos/2015_10/thumb_files/630_360_1444986648-6229.jpg" text:style-name="Internet_20_link" text:visited-style-name="Visited_20_Internet_20_Link">
630_360_14449...</text:a>
"]</text:p>
      <text:p text:style-name="P4">
标签: ['Безпілотник', 'Кремль', 'США', 'Білий дім']</text:p>
      <text:p text:style-name="P4">
类型: Article</text:p>
      <!--METADATA-->
      <text:p text:style-name="P4">
<draw:frame draw:style-name="fr1" draw:name="Image203" text:anchor-type="as-char" svg:width="6.9236in" svg:height="3.956343in" draw:z-index="0">
<draw:image xlink:href="../Images/yкринформ/2023-05-04T21-05-12-03-00/630_360_1444986648-6229.jpg" xlink:type="simple" xlink:show="embed" xlink:actuate="onLoad" draw:mime-type="image/jpeg"/>
</draw:frame>
美国情报局目前正在收集信息和证据，这些信息和证据可以揭示在克雷姆利夫斯基综合体之一上无人驾驶汽车的真正原因。</text:p>
      <text:p text:style-name="P4">
乌克林福姆报道，这是在周四在白宫拉丁安全约翰·柯比(John Kirby)的华盛顿协调员简报中指出的。</text:p>
      <text:p text:style-name="P4">
贝登的代表说：“我们仍在试图收集有关发生的事情的信息。”</text:p>
      <text:p text:style-name="P4">
他强调，有关这种情况有很多问题，但将有说服力的证据得出最终结论。</text:p>
      <text:p text:style-name="P4">
<text:span text:style-name="T4">
另请阅读：</text:span>
 [<text:span text:style-name="T4">
 ignati </text:span>
 <text:span text:style-name="T4">
 </text:span>
评论<text:span text:style-name="T4">
 </text:span>
攻击<text:span text:style-name="T4">
 </text:span>
无人机<text:span text:style-name="T4">
<text:span text:style-name="T5">
* kremlin </text:span>
* </text:span>
 <text:span text:style-name="T4">
 </text:span>
 <text:span text:style-name="T4">
 </text:span>
 <text:span text:style-name="T4">
 </text:span>
 <text:span text:style-name="T4">
 </text:span>
 UFO **这是给出的(https://www.ukrinform.ua/rubric-ato/3704326-ignat-prokomentuvav-ataku-droniv-na-kreml-mabut-nlo.html)“人们可以确定，美国绝对没有涉及<text:a xlink:type="simple" xlink:href="https://www.ukrinform.ua/rubric-polytics/3704660-u-bilomu-domi-nazvali-bezgluzdimi-zaavi-peskova-pro-pricetnist-ssa-do-ataki-na-kreml.html" text:style-name="Internet_20_link" text:visited-style-name="Visited_20_Internet_20_Link">
</text:a>
柯比说：“这只是一个谎言。”</text:p>
      <text:p text:style-name="P4">
同时，他指出，最近几天，俄罗斯继续在乌克兰发射数十枚导弹和无人机，“造成了小建筑物的中风并杀死了包括途中的购买者，杀死了无辜的乌克兰人。”</text:p>
      <text:p text:style-name="P4">
白宫代表强调，俄罗斯继续对乌克兰人民发动一场残酷的战争。</text:p>
      <text:p text:style-name="P4">
<text:span text:style-name="T4">
另请阅读：</text:span>
 <text:a xlink:type="simple" xlink:href="https://www.ukrinform.ua/rubric-world/3704349-ataku-na-kreml-zdijsnili-na-zamovlenna-rosijskih-oligarhiv-arahamia.html" text:style-name="Internet_20_link" text:visited-style-name="Visited_20_Internet_20_Link">
</text:a>
美国政府发言人说：“我们致力于在保护这种侵略的时候支持乌克兰。”</text:p>
      <text:p text:style-name="P4">
正如乌克林福姆报道的那样，5月3日，俄罗斯总统的新闻服务<text:a xlink:type="simple" xlink:href="https://www.ukrinform.ua/rubric-world/3704176-u-putina-zaavili-pro-ataku-bezpilotnikiv-na-kreml.html" text:style-name="Internet_20_link" text:visited-style-name="Visited_20_Internet_20_Link">
</text:a>
。 据指出，克里姆林宫将罢工视为“计划中的恐怖行动，并在获胜者前夕对俄罗斯联邦总统的企图”。</text:p>
      <text:p text:style-name="P4">
<text:span text:style-name="T4">
另请阅读：</text:span>
 <text:a xlink:type="simple" xlink:href="https://www.ukrinform.ua/rubric-ato/3704385-ataka-na-kreml-abo-so-oznacaut-sodenni-udari-droniv-j-raket-na-zustricnih-kursah.html" text:style-name="Internet_20_link" text:visited-style-name="Visited_20_Internet_20_Link">
<text:span text:style-name="T4">
攻击</text:span>
 <text:span text:style-name="T4">
 kremlin </text:span>
 <text:span text:style-name="T4">
 </text:span>
 <text:span text:style-name="T4">
 </text:span>
 <text:span text:style-name="T4">
 </text:span>
 <text:span text:style-name="T4">
 </text:span>
 <text:span text:style-name="T4">
每日</text:span>
<text:span text:style-name="T4">
 down </text:span>
 <text:span text:style-name="T4">
 </text:span>
无人机<text:span text:style-name="T4">
 </text:span>
 <text:span text:style-name="T4">
 </text:span>
 <text:span text:style-name="T4">
 </text:span>
<text:span text:style-name="T5">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counter <text:span text:style-name="T4">
 </text:span>
 <text:span text:style-name="T4">
课程</text:span>
</text:a>
</text:p>
      <text:p text:style-name="P4">
News Source: <text:a xlink:type="simple" xlink:href="https://www.ukrinform.ua/rubric-world/3704858-ssa-zbiraut-informaciu-pro-ataku-droniv-na-kreml-bilij-dim.html" text:style-name="Internet_20_link" text:visited-style-name="Visited_20_Internet_20_Link">
https://www.ukrinform.ua/rubric-world/3704858-ssa-zbiraut-informaciu-pro-ataku-droniv-na-kreml-bilij-dim.html</text:a>
</text:p>
      <!--NEWS-->
      <text:h text:style-name="P10" text:outline-level="1">
<text:span text:style-name="T4">
欧盟理事会批准了佐治亚州和摩尔多瓦的军事援助计划</text:span>
</text:h>
      <text:p text:style-name="P4">
作者: Ukrinform (Person)</text:p>
      <text:p text:style-name="P4">
出版商: Укринформ (Organization)</text:p>
      <text:p text:style-name="P4">
出版时间: 2023-05-04T21:13:00+03:00</text:p>
      <text:p text:style-name="P4">
修改时间: 2023-05-04T21:13:00+03:00</text:p>
      <text:p text:style-name="P4">
描述: 欧洲理事会今天已经采取了两项单独的决定，这些决定提供了欧洲和平基金（EFM）的财政援助，以开发摩尔多瓦共和国和佐治亚州的军事力量 - 这些国家将分别获得4000万欧元和3000万欧元。  - 乌克林。</text:p>
      <text:p text:style-name="P4">
图片: ["<text:a xlink:type="simple" xlink:href="https://static.ukrinform.com/photos/2018_11/thumb_files/630_360_1542652516-609.jpg" text:style-name="Internet_20_link" text:visited-style-name="Visited_20_Internet_20_Link">
630_360_15426...</text:a>
"]</text:p>
      <text:p text:style-name="P4">
标签: ['Євросоюз', 'Грузія', 'Молдова', 'Рада Європи', 'допомога']</text:p>
      <text:p text:style-name="P4">
类型: Article</text:p>
      <!--METADATA-->
      <text:p text:style-name="P4">
<draw:frame draw:style-name="fr1" draw:name="Image204" text:anchor-type="as-char" svg:width="6.9236in" svg:height="3.956343in" draw:z-index="0">
<draw:image xlink:href="../Images/yкринформ/2023-05-04T21-13-00-03-00/630_360_1542652516-609.jpg" xlink:type="simple" xlink:show="embed" xlink:actuate="onLoad" draw:mime-type="image/jpeg"/>
</draw:frame>
欧洲理事会今天做出了两个单独的决定，提供了欧洲和平基金的财政援助(EFM)为了发展摩尔多瓦共和国和佐治亚州，这些国家将分别获得4000万欧元和3000万欧元。</text:p>
      <text:p text:style-name="P4">
根据乌克林福姆的说法，此类信息今天发布于<text:a xlink:type="simple" xlink:href="https://www.consilium.europa.eu/en/press/press-releases/2023/05/04/european-peace-facility-council-adopts-assistance-measures-to-support-defence-sector-of-the-republic-of-moldova-and-georgia/" text:style-name="Internet_20_link" text:visited-style-name="Visited_20_Internet_20_Link">
</text:a>
.</text:p>
      <text:p text:style-name="P4">
«Ми продовжуємо підтримувати модернізацію спроможностей Збройних силРеспубліки Молдова та Сил оборони Грузії. У складному геополітичному контекстіта відповідно до їх європейських прагнень, ми допомагаємо їм зміцнитиоборонний сектор, та розвинути здатність до участі у військових місіях таопераціях ЄС», - зазначив Високий представник ЄС Жозеп Боррель.</text:p>
      <text:p text:style-name="P4">
Такі заходи мають на меті зміцнення національної безпеки, стабільності тастійкості обох країн в оборонному секторі.</text:p>
      <text:p text:style-name="P4">
<text:span text:style-name="T4">
Читайте також:</text:span>
 <text:span text:style-name="T4">
<text:a xlink:type="simple" xlink:href="https://www.ukrinform.ua/rubric-polytics/3702452-u-gruzii-poasnili-comu-ne-golosuvali-za-ukrainsku-rezoluciu-v-pare.html" text:style-name="Internet_20_link" text:visited-style-name="Visited_20_Internet_20_Link">
 </text:a>
</text:span>
</text:p>
      <text:p text:style-name="P4">
摩尔多瓦将在36个月内获得4000万欧元，以资助国家武装部队利益的非致死设备和服务的蒸汽。 此类供应将包括空中监视，运输的流动性，物流设备，改善系统管理和加强网络防御的方式。</text:p>
      <text:p text:style-name="P4">
这是摩尔多瓦的第三次欧盟援助 - 先前的4000万欧元的套餐于2022年6月同意，在此之前，在20121年12月，摩尔多瓦获得了700万欧元以改善该部门。</text:p>
      <text:p text:style-name="P4">
<text:span text:style-name="T4">
另请阅读：</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佐治亚州将获得3000万欧元和同一36个月的同期，这也将用于改善国家Siloboron的非致命能力，包括在必要时给予适当的技术培训。 在此之前，佐治亚州在2022年12月获得了2000万欧元的以下目的，在2021年12月获得了1,275万欧元。<text:span text:style-name="T4">
另请阅读：</text:span>
 <text:span text:style-name="T4">
 <text:a xlink:type="simple" xlink:href="https://www.ukrinform.ua/rubric-world/3700200-rada-es-prosila-gruziu-predstaviti-perekonlivi-rezultati-demokraticnih-reform-do-kinca-roku.html" text:style-name="Internet_20_link" text:visited-style-name="Visited_20_Internet_20_Link">
</text:a>
</text:span>
</text:p>
      <text:p text:style-name="P4">
特别是，欧盟刚刚分配了20亿欧元，以加速乌克兰的辅助大炮弹药，以补偿陆军仓库已经可用的弹药的成员国，并为欧洲国防工业的联合命令提供资金。 在此之前，欧盟已经确定了7次为武器和军事装备提供帮助的军事援助，以协助乌克兰。 欧盟和成员国的共同军事援助确保乌克兰对俄罗斯侵略的自卫权的权利为120亿欧元。</text:p>
      <text:p text:style-name="P4">
News Source: <text:a xlink:type="simple" xlink:href="https://www.ukrinform.ua/rubric-world/3704862-rada-es-uhvalila-paket-vijskovoi-dopomogi-dla-gruzii-ta-moldovi.html" text:style-name="Internet_20_link" text:visited-style-name="Visited_20_Internet_20_Link">
https://www.ukrinform.ua/rubric-world/3704862-rada-es-uhvalila-paket-vijskovoi-dopomogi-dla-gruzii-ta-moldovi.html</text:a>
</text:p>
      <!--NEWS-->
      <text:h text:style-name="P10" text:outline-level="1">
<text:span text:style-name="T4">
MAEC任务在切尔诺贝利和Rivne NPP上旋转</text:span>
</text:h>
      <text:p text:style-name="P4">
作者: Ukrinform (Person)</text:p>
      <text:p text:style-name="P4">
出版商: Укринформ (Organization)</text:p>
      <text:p text:style-name="P4">
出版时间: 2023-05-04T21:18:00+03:00</text:p>
      <text:p text:style-name="P4">
修改时间: 2023-05-04T21:18:00+03:00</text:p>
      <text:p text:style-name="P4">
描述: 在Chornobyl NPP和Rivne NPP，国际原子能局（IAEA）的永久监测任务的工作人员。  - 乌克林。</text:p>
      <text:p text:style-name="P4">
图片: ["<text:a xlink:type="simple" xlink:href="https://static.ukrinform.com/photos/2022_04/thumb_files/630_360_1651341480-103.jpg" text:style-name="Internet_20_link" text:visited-style-name="Visited_20_Internet_20_Link">
630_360_16513...</text:a>
"]</text:p>
      <text:p text:style-name="P4">
标签: ['ЧАЕС', 'МАГАТЕ', 'Ротація', 'Рівненська АЕС']</text:p>
      <text:p text:style-name="P4">
类型: Article</text:p>
      <!--METADATA-->
      <text:p text:style-name="P4">
<draw:frame draw:style-name="fr1" draw:name="Image205" text:anchor-type="as-char" svg:width="6.9236in" svg:height="3.956343in" draw:z-index="0">
<draw:image xlink:href="../Images/yкринформ/2023-05-04T21-18-00-03-00/630_360_1651341480-103.jpg" xlink:type="simple" xlink:show="embed" xlink:actuate="onLoad" draw:mime-type="image/jpeg"/>
</draw:frame>
在Chornobyl NPP和Rivne NPP PEO(艾达).</text:p>
      <text:p text:style-name="P4">
Як передає Укрінформ, про це повідомляє <text:a xlink:type="simple" xlink:href="https://snriu.gov.ua/news/na-dsp-chornobylska-aes-ta-vp-rivnenska-aes-vidbulysia-rotatsii-personalu-postiinykh-monitorynhovykh-misii-mahate" text:style-name="Internet_20_link" text:visited-style-name="Visited_20_Internet_20_Link">
 </text:a>
。</text:p>
      <text:p text:style-name="P4">
“ 2023年5月3日，国际原子能监测监控监控监控监控监控监控监控监控监控的监控方法的专家Chornobyl NPP和Rivne NPP的方法。 Raes的职责已经射出了专家组<text:a xlink:type="simple" xlink:href="https://www.ukrinform.ua/tag-magate" text:style-name="Internet_20_link" text:visited-style-name="Visited_20_Internet_20_Link">
</text:a>
，在Chernobyl NPP-第七名。”</text:p>
      <text:p text:style-name="P4">
据报道，在切尔诺贝利，里凡恩以及半天和赫梅尔尼茨基核电站，永久性梅监测于2023年1月开始活动。 自2022年9月以来，在被占领的Zaporozhye NPP中，一个永久监测小组一直在运营。该机构在所有乌克兰NPP上的任务都在回应乌克兰的核要求。</text:p>
      <text:p text:style-name="P4">
<text:span text:style-name="T4">
另请阅读：</text:span>
 <text:a xlink:type="simple" xlink:href="https://www.ukrinform.ua/rubric-economy/3704390-na-rivnenskij-aes-uspisno-proveli-dvi-inspekcii-magate.html" text:style-name="Internet_20_link" text:visited-style-name="Visited_20_Internet_20_Link">
<text:span text:style-name="T4">
 iaea </text:span>
</text:a>
最近，2023年4月27日，下一个<text:a xlink:type="simple" xlink:href="https://www.ukrinform.ua/rubric-economy/3703092-na-zaes-projsla-rotacia-misii-magate.html" text:style-name="Internet_20_link" text:visited-style-name="Visited_20_Internet_20_Link">
</text:a>
 .</text:p>
      <text:p text:style-name="P4">
News Source: <text:a xlink:type="simple" xlink:href="https://www.ukrinform.ua/rubric-economy/3704864-na-cornobilskij-ta-rivnenskij-aes-vidbulasa-rotacia-misij-magate.html" text:style-name="Internet_20_link" text:visited-style-name="Visited_20_Internet_20_Link">
https://www.ukrinform.ua/rubric-economy/3704864-na-cornobilskij-ta-rivnenskij-aes-vidbulasa-rotacia-misij-magate.html</text:a>
</text:p>
      <!--NEWS-->
      <text:h text:style-name="P10" text:outline-level="1">
<text:span text:style-name="T4">
基辅所罗罗尼亚地区的大火本地化</text:span>
</text:h>
      <text:p text:style-name="P4">
作者: Ukrinform (Person)</text:p>
      <text:p text:style-name="P4">
出版商: Укринформ (Organization)</text:p>
      <text:p text:style-name="P4">
出版时间: 2023-05-04T21:20:00+03:00</text:p>
      <text:p text:style-name="P4">
修改时间: 2023-05-04T21:20:00+03:00</text:p>
      <text:p text:style-name="P4">
描述: 在基辅所罗门斯基地区，由于无人机碎片的掉落，建筑物在150平方米的建筑物的结构被摧毁。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Пожежа', 'Київ', 'Дрон', 'Війна з росією']</text:p>
      <text:p text:style-name="P4">
类型: Article</text:p>
      <!--METADATA-->
      <text:p text:style-name="P4">
<draw:frame draw:style-name="fr1" draw:name="Image206" text:anchor-type="as-char" svg:width="6.9236in" svg:height="3.948443in" draw:z-index="0">
<draw:image xlink:href="../Images/yкринформ/2023-05-04T21-20-00-03-00/630_360_1538997483-946.jpg" xlink:type="simple" xlink:show="embed" xlink:actuate="onLoad" draw:mime-type="image/jpeg"/>
</draw:frame>
基辅乌兹洛氏菌区由于无人机的碎片倒塌而摧毁了建筑物在150平方米的区域上的建造。</text:p>
      <text:p text:style-name="P4">
根据乌克林福姆的说法，基辅维塔利·克里奇科市长在[]中报道(https://t.me/vitaliy_klitschko/1928) .</text:p>
      <text:p text:style-name="P4">
" <text:a xlink:type="simple" xlink:href="https://www.ukrinform.ua/tag-pozeza" text:style-name="Internet_20_link" text:visited-style-name="Visited_20_Internet_20_Link">
 </text:a>
在首都首都区的四层建筑中，本地化了。 由于碎片的沦陷，建筑物的建筑物结构在150平方米的区域上。”</text:p>
      <text:p text:style-name="P4">
澄清了有关受害者的信息。</text:p>
      <text:p text:style-name="P4">
<text:span text:style-name="T4">
另请阅读：</text:span>
 <text:a xlink:type="simple" xlink:href="https://www.ukrinform.ua/rubric-kyiv/3704849-nad-kievom-sili-ppo-zbili-bezpilotnik.html" text:style-name="Internet_20_link" text:visited-style-name="Visited_20_Internet_20_Link">
<text:span text:style-name="T4">
防空</text:span>
</text:a>
如报道<text:a xlink:type="simple" xlink:href="https://www.ukrinform.ua/rubric-kyiv/3704852-u-solomanskomu-rajoni-pozeza-jmovirne-potraplanna-ulamkiv-drona.html" text:style-name="Internet_20_link" text:visited-style-name="Visited_20_Internet_20_Link">
</text:a>
早些时候，克里科科夫(Klikogov)报道说，首都所罗门斯基(Solomenskiy)地区发生了大火，这可能是由于部署了无人飞机的碎片。</text:p>
      <text:p text:style-name="P4">
News Source: <text:a xlink:type="simple" xlink:href="https://www.ukrinform.ua/rubric-kyiv/3704867-pozezu-u-solomanskomu-rajoni-kieva-lokalizuvali.html" text:style-name="Internet_20_link" text:visited-style-name="Visited_20_Internet_20_Link">
https://www.ukrinform.ua/rubric-kyiv/3704867-pozezu-u-solomanskomu-rajoni-kieva-lokalizuvali.html</text:a>
</text:p>
      <!--NEWS-->
      <text:h text:style-name="P10" text:outline-level="1">
<text:span text:style-name="T4">
乌克兰足球英超联赛第25轮的比赛将于5月7日至8日举行</text:span>
</text:h>
      <text:p text:style-name="P4">
作者: Ukrinform (Person)</text:p>
      <text:p text:style-name="P4">
出版商: Укринформ (Organization)</text:p>
      <text:p text:style-name="P4">
出版时间: 2023-05-04T21:20:42+03:00</text:p>
      <text:p text:style-name="P4">
修改时间: 2023-05-04T21:20:42+03:00</text:p>
      <text:p text:style-name="P4">
描述: 5月7日至8日，英超联赛球队（UPL）中乌克兰在足球比赛中获得冠军，将举办下一轮第25轮的管道。  - 乌克林。</text:p>
      <text:p text:style-name="P4">
图片: ["<text:a xlink:type="simple" xlink:href="https://static.ukrinform.com/photos/2018_07/thumb_files/630_360_1532409762-6242.jpg" text:style-name="Internet_20_link" text:visited-style-name="Visited_20_Internet_20_Link">
630_360_15324...</text:a>
"]</text:p>
      <text:p text:style-name="P4">
标签: ['Футбол', "Прем'єр-ліга"]</text:p>
      <text:p text:style-name="P4">
类型: Article</text:p>
      <!--METADATA-->
      <text:p text:style-name="P4">
<draw:frame draw:style-name="fr1" draw:name="Image207" text:anchor-type="as-char" svg:width="6.9236in" svg:height="3.956343in" draw:z-index="0">
<draw:image xlink:href="../Images/yкринформ/2023-05-04T21-20-42-03-00/630_360_1532409762-6242.jpg" xlink:type="simple" xlink:show="embed" xlink:actuate="onLoad" draw:mime-type="image/jpeg"/>
</draw:frame>
英超球队中的乌克兰足球学校(UPL)5月7日至8日，下一轮25轮的管道将通过。</text:p>
      <text:p text:style-name="P4">
乌克林福姆报道，第一个13.00的比赛当天将在Odessa Chernomorets和Dnipro-1，Kharkiv Metalist和Lviv之间开始对决。</text:p>
      <text:p text:style-name="P4">
5月7日的第三场周日比赛将与亚历山大和沙克塔尔·顿涅茨克一起举行(15.00).</text:p>
      <text:p text:style-name="P4">
Програму туру в понеділок, 8 травня, завершать поєдинки криворізького«Кривбаса» з київським «Динамо» (13.00)，与Poltava“ Vorskla”的Transcarpathian“ Minai”(14.00)，LVIV“ Rukh”，带有彼得罗夫的“ ingulets”(15.00)，Rivne“ Heather”与Kovalivsky“ Kolos”(15.00)，Zharkivsky“ Metalist 1925”的Luhansk“ Dawn”(17.00).</text:p>
      <text:p text:style-name="P4">
<text:span text:style-name="T4">
Читайте також:</text:span>
 <text:a xlink:type="simple" xlink:href="https://www.ukrinform.ua/rubric-sports/3704811-forvard-dnipra1-ta-trener-dinamo-viznani-najkrasimi-u-24mu-turi-upl.html" text:style-name="Internet_20_link" text:visited-style-name="Visited_20_Internet_20_Link">
 </text:a>
Shakhtar领先UPL积分榜，他有59分(24场比赛后)然后-dnipro -1-54(23)，Zorya -52(24)，«dynamo»-47(24)，亚历山大-37(23)，克里夫巴斯-32(24)，Vorskla -30(24)，“巨像” -30(24)...</text:p>
      <text:p text:style-name="P4">
News Source: <text:a xlink:type="simple" xlink:href="https://www.ukrinform.ua/rubric-sports/3704866-matci-25go-turu-futbolnoi-premerligi-ukraini-projdut-78-travna.html" text:style-name="Internet_20_link" text:visited-style-name="Visited_20_Internet_20_Link">
https://www.ukrinform.ua/rubric-sports/3704866-matci-25go-turu-futbolnoi-premerligi-ukraini-projdut-78-travna.html</text:a>
</text:p>
      <!--NEWS-->
      <text:h text:style-name="P10" text:outline-level="1">
<text:span text:style-name="T4">
乌克兰在星期五温暖到+24°，有时会降雨</text:span>
</text:h>
      <text:p text:style-name="P4">
作者: Ukrinform (Person)</text:p>
      <text:p text:style-name="P4">
出版商: Укринформ (Organization)</text:p>
      <text:p text:style-name="P4">
出版时间: 2023-05-04T21:22:00+03:00</text:p>
      <text:p text:style-name="P4">
修改时间: 2023-05-04T21:22:00+03:00</text:p>
      <text:p text:style-name="P4">
描述: 在5月5日，在乌克兰，仅在东北地区和喀尔巴阡山脉，晚上4-9°热的西部和北部地区的温度在下午11-16°时，短期降雨可能只有小小的降雨。 在晚上到12°的其余领土，下午至22°。  - 乌克林。</text:p>
      <text:p text:style-name="P4">
图片: ["<text:a xlink:type="simple" xlink:href="https://static.ukrinform.com/photos/2023_05/thumb_files/630_360_1683209657-926.jpg" text:style-name="Internet_20_link" text:visited-style-name="Visited_20_Internet_20_Link">
630_360_16832...</text:a>
"]</text:p>
      <text:p text:style-name="P4">
标签: ['Дощ', 'Погода', 'Прогноз', 'Весна']</text:p>
      <text:p text:style-name="P4">
类型: Article</text:p>
      <!--METADATA-->
      <text:p text:style-name="P4">
<draw:frame draw:style-name="fr1" draw:name="Image208" text:anchor-type="as-char" svg:width="6.9236in" svg:height="3.956343in" draw:z-index="0">
<draw:image xlink:href="../Images/yкринформ/2023-05-04T21-22-00-03-00/630_360_1683209657-926.jpg" xlink:type="simple" xlink:show="embed" xlink:actuate="onLoad" draw:mime-type="image/jpeg"/>
</draw:frame>
在5月5日，在乌克兰，仅在东北和喀尔巴阡山脉，晚上4-9°的温度在喀尔巴阡山脉，下午11-16°可能只有小小的短期降雨。 在晚上到12°的其余领土，下午至22°。</text:p>
      <text:p text:style-name="P4">
乌克兰形式在乌克兰水文气象学中心报道。</text:p>
      <text:p text:style-name="P4">
“在东北地区和喀尔巴阡山脉，在短期短期<text:a xlink:type="simple" xlink:href="https://www.ukrinform.ua/tag-dos" text:style-name="Internet_20_link" text:visited-style-name="Visited_20_Internet_20_Link">
</text:a>
，在其余地区没有明显的降水量。风主要是东北，5-10 m/s。 下午11-16°，晚上4-9°热的西部裁缝区域的温度； 演讲说：“在7-12°晚上的其余部分，下午17-22°，在该国东南部，直至24°。”</text:p>
      <text:p text:style-name="P4">
星期五在基辅和该地区没有大降雨。 东北5-10m/s。 在首都，晚上的温度为6-8°，下午14-16°，在夜晚4-9°，下午11-16°。</text:p>
      <text:p text:style-name="P4">
预测者不会在5月6日至7日在乌克兰预测，仅在5月7日，Nazakarpattya和Prykarpattya可能是小雨，湿雪。阵风15-20 m /with。</text:p>
      <text:p text:style-name="P4">
晚上温度1-6°温暖(5月6日在南部和大多数Easthoblast 7-12°)5月7日，在北部，西北部，西北，文尼特西亚和切尔卡斯加地区，在乌克兰，除南部地区，除南部地区外，跨卡帕西亚和prykarpattya，在土壤表面，5月6日至7日，在沃尔米恩，里夫妮，里夫妮，Zhytomyr，Cernihiv和Sumy和Sumy和Shytomyr，Chernihiv和Sumy地区以及在5月6日15-20°，7th 12-17°的霜冻0-5°C的空气，温度为9-14°，热量为9-14°。 在夜间和白天0-5°热的喀尔巴阡山脉高地上(5月6日至11日下午5月6日至11日).</text:p>
      <text:p text:style-name="P4">
У Києві та області 6-7 травня опади не очікуються. Вітер північний, північно-східний, 5-10 м/с. У столиці температура вночі 2-4° тепла, вдень 10-12°; наКиївщині вночі 1-6° тепла, на поверхні ґрунту заморозки 0-5°, температуравдень 9-14° тепла.</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根据预测，5月8日至9日在乌克兰没有降水，只有在5月9日下午的西方地区，预计短期降雨。在5月8日至9日的基辅和该地区，降水不预测。 在资本温度为2-4°，下午11-13°； 在夜间1-6°热的基辅地区，在霜冻0-5°的表面； 下午9-14°温暖。</text:p>
      <text:p text:style-name="P4">
News Source: <text:a xlink:type="simple" xlink:href="https://www.ukrinform.ua/rubric-regions/3704732-ukrainu-u-patnicu-progrie-do-24-podekudi-nevelikij-dos.html" text:style-name="Internet_20_link" text:visited-style-name="Visited_20_Internet_20_Link">
https://www.ukrinform.ua/rubric-regions/3704732-ukrainu-u-patnicu-progrie-do-24-podekudi-nevelikij-dos.html</text:a>
</text:p>
      <!--NEWS-->
      <text:h text:style-name="P10" text:outline-level="1">
<text:span text:style-name="T4">
关于美国查尔斯三世的加冕礼，将介绍第一夫人吉尔·拜登</text:span>
</text:h>
      <text:p text:style-name="P4">
作者: Ukrinform (Person)</text:p>
      <text:p text:style-name="P4">
出版商: Укринформ (Organization)</text:p>
      <text:p text:style-name="P4">
出版时间: 2023-05-04T21:24:00+03:00</text:p>
      <text:p text:style-name="P4">
修改时间: 2023-05-04T21:24:00+03:00</text:p>
      <text:p text:style-name="P4">
描述: 美国夫人吉尔·拜登（Jill Biden）将在本周末正式代表美国参加查尔斯三世庄严的加冕典礼。  - 乌克林。</text:p>
      <text:p text:style-name="P4">
图片: ["<text:a xlink:type="simple" xlink:href="https://static.ukrinform.com/photos/2023_02/thumb_files/630_360_1675349385-451.jpg" text:style-name="Internet_20_link" text:visited-style-name="Visited_20_Internet_20_Link">
630_360_16753...</text:a>
"]</text:p>
      <text:p text:style-name="P4">
标签: ['США', 'Джилл Байден', 'Чарльз ІІІ', 'Коронація']</text:p>
      <text:p text:style-name="P4">
类型: Article</text:p>
      <!--METADATA-->
      <text:p text:style-name="P4">
<draw:frame draw:style-name="fr1" draw:name="Image209" text:anchor-type="as-char" svg:width="6.9236in" svg:height="3.956343in" draw:z-index="0">
<draw:image xlink:href="../Images/yкринформ/2023-05-04T21-24-00-03-00/630_360_1675349385-451.jpg" xlink:type="simple" xlink:show="embed" xlink:actuate="onLoad" draw:mime-type="image/jpeg"/>
</draw:frame>
第一个Ledisha Jill Biden将在本周末在查尔斯三世庄严的仪式上正式介绍美国。</text:p>
      <text:p text:style-name="P4">
白宫女发言人卡林·让·皮埃尔(Karin Jean Pierre)周四报道了这一点，乌克林福姆自己的记者报告。</text:p>
      <text:p text:style-name="P4">
“吉尔·拜登(Jill Biden)今天前往英国访问国王查尔斯三世国王和je下的加冕典礼，代表<text:a xlink:type="simple" xlink:href="https://www.ukrinform.ua/tag-ssa" text:style-name="Internet_20_link" text:visited-style-name="Visited_20_Internet_20_Link">
</text:a>
»， - 白宫的代表。</text:p>
      <text:p text:style-name="P4">
她强调说，美国和英国是“亲密的盟友和强大的伙伴”，在国家和人民之间有着牢固的联系。</text:p>
      <text:p text:style-name="P4">
据她说，第一夫人还将与阿克沙特·穆尔蒂(Akshat Murti)总理瑞什苏纳克(Rishsunak)的妻子会面，并将在仪式结束后加入大不列颠政府组织的美味午餐。</text:p>
      <text:p text:style-name="P4">
<text:span text:style-name="T4">
另请阅读：</text:span>
 <text:a xlink:type="simple" xlink:href="https://www.ukrinform.ua/rubric-world/3703882-putina-lukasenka-ta-insih-diktatoriv-ne-zaprosili-na-koronaciu-carlza-iii-zmi.html" text:style-name="Internet_20_link" text:visited-style-name="Visited_20_Internet_20_Link">
<text:span text:style-name="T4">
查尔斯</text:span>
</text:a>
如报道<text:a xlink:type="simple" xlink:href="http://www.ukrinform.ua/rubric-polytics/3703568-ukrainu-na-koronacii-carlza-iii-predstavlatime-delegacia-visokogo-rivna-kuleba.html" text:style-name="Internet_20_link" text:visited-style-name="Visited_20_Internet_20_Link">
</text:a>
在外交大臣杜米特罗·库莱巴(Dmytro Kuleba)的前夕表示，查尔斯三世(Charles III)的加冕典礼上将提出一个备受尊敬的乌克兰代表团。 庄严定于5月6日(星期六)在威斯敏斯特大教堂瓦尔登(Valdon)举行。</text:p>
      <text:p text:style-name="P4">
<text:span text:style-name="T5">
foto：graeme sloan</text:span>
</text:p>
      <text:p text:style-name="P4">
News Source: <text:a xlink:type="simple" xlink:href="https://www.ukrinform.ua/rubric-world/3704872-na-koronacii-carlza-iii-ssa-predstavit-persa-ledi-dzill-bajden.html" text:style-name="Internet_20_link" text:visited-style-name="Visited_20_Internet_20_Link">
https://www.ukrinform.ua/rubric-world/3704872-na-koronacii-carlza-iii-ssa-predstavit-persa-ledi-dzill-bajden.html</text:a>
</text:p>
      <!--NEWS-->
      <text:h text:style-name="P10" text:outline-level="1">
<text:span text:style-name="T4">
在Pechersk地区 - 无人机掉落的碎片大火</text:span>
</text:h>
      <text:p text:style-name="P4">
作者: Ukrinform (Person)</text:p>
      <text:p text:style-name="P4">
出版商: Укринформ (Organization)</text:p>
      <text:p text:style-name="P4">
出版时间: 2023-05-04T21:25:00+03:00</text:p>
      <text:p text:style-name="P4">
修改时间: 2023-05-04T21:25:00+03:00</text:p>
      <text:p text:style-name="P4">
描述: 在小区域的佩切斯克区的首都，由于无人飞机的碎片倒塌，发生了大火。  - 乌克林。</text:p>
      <text:p text:style-name="P4">
图片: ["<text:a xlink:type="simple" xlink:href="https://static.ukrinform.com/photos/2018_05/thumb_files/630_360_1526257016-6927.jpg" text:style-name="Internet_20_link" text:visited-style-name="Visited_20_Internet_20_Link">
630_360_15262...</text:a>
"]</text:p>
      <text:p text:style-name="P4">
标签: ['Безпілотник', 'Пожежа', 'Київ', 'Війна з росією']</text:p>
      <text:p text:style-name="P4">
类型: Article</text:p>
      <!--METADATA-->
      <text:p text:style-name="P4">
<draw:frame draw:style-name="fr1" draw:name="Image210" text:anchor-type="as-char" svg:width="6.9236in" svg:height="3.956343in" draw:z-index="0">
<draw:image xlink:href="../Images/yкринформ/2023-05-04T21-25-00-03-00/630_360_1526257016-6927.jpg" xlink:type="simple" xlink:show="embed" xlink:actuate="onLoad" draw:mime-type="image/jpeg"/>
</draw:frame>
小领土上佩切斯克区的首都由于无人飞机的碎片而发生了火灾。</text:p>
      <text:p text:style-name="P4">
这是由基夫市长Vitaliy Klitschko在<text:a xlink:type="simple" xlink:href="https://t.me/vitaliy_klitschko/1927" text:style-name="Internet_20_link" text:visited-style-name="Visited_20_Internet_20_Link">
</text:a>
，报道乌克林福姆。</text:p>
      <text:p text:style-name="P4">
“在佩切斯克地区的领土的一小部分地区开火。(https://www.ukrinform.ua/tag-bezpilotnik)。 建筑。 没有受害者。”克里奇科写道。</text:p>
      <text:p text:style-name="P4">
<text:span text:style-name="T4">
另请阅读：</text:span>
 <text:a xlink:type="simple" xlink:href="https://www.ukrinform.ua/rubric-kyiv/3704852-u-solomanskomu-rajoni-pozeza-jmovirne-potraplanna-ulamkiv-drona.html" text:style-name="Internet_20_link" text:visited-style-name="Visited_20_Internet_20_Link">
<text:span text:style-name="T4">
 klitschko </text:span>
</text:a>
据报道，在空气警报期间基辅<text:a xlink:type="simple" xlink:href="https://www.ukrinform.ua/rubric-kyiv/3704849-nad-kievom-sili-ppo-zbili-bezpilotnik.html" text:style-name="Internet_20_link" text:visited-style-name="Visited_20_Internet_20_Link">
</text:a>
 .</text:p>
      <text:p text:style-name="P4">
News Source: <text:a xlink:type="simple" xlink:href="https://www.ukrinform.ua/rubric-kyiv/3704869-u-pecerskomu-rajoni-pozeza-vid-padinna-ulamkiv-bezpilotnika.html" text:style-name="Internet_20_link" text:visited-style-name="Visited_20_Internet_20_Link">
https://www.ukrinform.ua/rubric-kyiv/3704869-u-pecerskomu-rajoni-pozeza-vid-padinna-ulamkiv-bezpilotnika.html</text:a>
</text:p>
      <!--NEWS-->
      <text:h text:style-name="P10" text:outline-level="1">
<text:span text:style-name="T4">
总统将手表送给荷兰正在康复的军队</text:span>
</text:h>
      <text:p text:style-name="P4">
作者: Ukrinform (Person)</text:p>
      <text:p text:style-name="P4">
出版商: Укринформ (Organization)</text:p>
      <text:p text:style-name="P4">
出版时间: 2023-05-04T21:33:00+03:00</text:p>
      <text:p text:style-name="P4">
修改时间: 2023-05-04T21:33:00+03:00</text:p>
      <text:p text:style-name="P4">
描述: 荷兰乌克兰沃迪米尔·泽伦斯基（Ukraine Volodymyr Zelensky）的总统在访问空军基地期间，向乌克兰军方提供了七个手表，他们在那里康复。  - 乌克林。</text:p>
      <text:p text:style-name="P4">
图片: ["<text:a xlink:type="simple" xlink:href="https://static.ukrinform.com/photos/2023_05/thumb_files/630_360_1683226165-310.jpeg" text:style-name="Internet_20_link" text:visited-style-name="Visited_20_Internet_20_Link">
630_360_16832...</text:a>
", "<text:a xlink:type="simple" xlink:href="https://static.ukrinform.com/photos/2023_05/1683224604-672.jpg" text:style-name="Internet_20_link" text:visited-style-name="Visited_20_Internet_20_Link">
1683224604-67...</text:a>
", "<text:a xlink:type="simple" xlink:href="https://static.ukrinform.com/photos/2023_05/1683224604-516.jpg" text:style-name="Internet_20_link" text:visited-style-name="Visited_20_Internet_20_Link">
1683224604-51...</text:a>
", "<text:a xlink:type="simple" xlink:href="https://static.ukrinform.com/photos/2023_05/1683224605-497.jpg" text:style-name="Internet_20_link" text:visited-style-name="Visited_20_Internet_20_Link">
1683224605-49...</text:a>
", "<text:a xlink:type="simple" xlink:href="https://static.ukrinform.com/photos/2023_05/1683224605-763.jpg" text:style-name="Internet_20_link" text:visited-style-name="Visited_20_Internet_20_Link">
1683224605-76...</text:a>
"]</text:p>
      <text:p text:style-name="P4">
标签: ['Нагорода', 'Нідерланди', 'ЗСУ', 'Зеленський']</text:p>
      <text:p text:style-name="P4">
类型: Article</text:p>
      <!--METADATA-->
      <text:p text:style-name="P4">
<draw:frame draw:style-name="fr1" draw:name="Image211" text:anchor-type="as-char" svg:width="6.9236in" svg:height="3.956343in" draw:z-index="0">
<draw:image xlink:href="../Images/yкринформ/2023-05-04T21-33-00-03-00/630_360_1683226165-310.jpeg" xlink:type="simple" xlink:show="embed" xlink:actuate="onLoad" draw:mime-type="image/jpeg"/>
</draw:frame>
荷兰的沃迪米尔·泽伦斯基(Volodymyr Zelensky)向乌克兰军方提供了七只手表，后者在荷兰康复进行康复康复。</text:p>
      <text:p text:style-name="P4">
根据海牙的乌克林信息通讯员的说法，乌克兰民族象征以及“来自乌克兰V. Zelensky总统”的铭文可以看到。</text:p>
      <text:p text:style-name="P4">
<draw:frame draw:style-name="fr1" draw:name="Image212" text:anchor-type="as-char" svg:width="6.9236in" svg:height="4.615733in" draw:z-index="0">
<draw:image xlink:href="../Images/yкринформ/2023-05-04T21-33-00-03-00/1683224604-672.jpg" xlink:type="simple" xlink:show="embed" xlink:actuate="onLoad" draw:mime-type="image/jpeg"/>
</draw:frame>
<draw:frame draw:style-name="fr1" draw:name="Image213" text:anchor-type="as-char" svg:width="6.9236in" svg:height="4.615733in" draw:z-index="0">
<draw:image xlink:href="../Images/yкринформ/2023-05-04T21-33-00-03-00/1683224604-516.jpg" xlink:type="simple" xlink:show="embed" xlink:actuate="onLoad" draw:mime-type="image/jpeg"/>
</draw:frame>
</text:p>
      <text:p text:style-name="P4">
<draw:frame draw:style-name="fr1" draw:name="Image214" text:anchor-type="as-char" svg:width="6.9236in" svg:height="4.615733in" draw:z-index="0">
<draw:image xlink:href="../Images/yкринформ/2023-05-04T21-33-00-03-00/1683224605-497.jpg" xlink:type="simple" xlink:show="embed" xlink:actuate="onLoad" draw:mime-type="image/jpeg"/>
</draw:frame>
</text:p>
      <text:p text:style-name="P4">
<draw:frame draw:style-name="fr1" draw:name="Image215" text:anchor-type="as-char" svg:width="6.9236in" svg:height="4.615733in" draw:z-index="0">
<draw:image xlink:href="../Images/yкринформ/2023-05-04T21-33-00-03-00/1683224605-763.jpg" xlink:type="simple" xlink:show="embed" xlink:actuate="onLoad" draw:mime-type="image/jpeg"/>
</draw:frame>
正如乌克兰·乌克兰(Ukrinform)所报道的那样，乌克兰沃迪米尔·泽伦斯基(Ukraine Volodymyr Zelensky)总裁荷兰Zapremier-Minister Mark Mark Rutte和荷兰国防部Kaladivka Ollogren <text:span text:style-name="T4">
 _ [] [] [] <text:a xlink:type="simple" xlink:href="https://www.ukrinform.ua/rubric-ato/3704817-zelenskij-vidvidav-bazu-vijskovopovitranih-sil-u-niderlandah.html" text:style-name="Internet_20_link" text:visited-style-name="Visited_20_Internet_20_Link">
</text:a>
_ </text:span>
</text:p>
      <text:p text:style-name="P4">
<text:span text:style-name="T5">
outh：jarno kraayvanger /媒体中心防御(MCD)</text:span>
</text:p>
      <text:p text:style-name="P4">
News Source: <text:a xlink:type="simple" xlink:href="https://www.ukrinform.ua/rubric-polytics/3704870-prezident-vruciv-godinniki-vijskovim-aki-perebuvaut-na-reabilitacii-v-niderlandah.html" text:style-name="Internet_20_link" text:visited-style-name="Visited_20_Internet_20_Link">
https://www.ukrinform.ua/rubric-polytics/3704870-prezident-vruciv-godinniki-vijskovim-aki-perebuvaut-na-reabilitacii-v-niderlandah.html</text:a>
</text:p>
      <!--NEWS-->
      <text:h text:style-name="P10" text:outline-level="1">
<text:span text:style-name="T4">
大约5％的申请已提交给进攻的警卫</text:span>
</text:h>
      <text:p text:style-name="P4">
作者: Ukrinform (Person)</text:p>
      <text:p text:style-name="P4">
出版商: Укринформ (Organization)</text:p>
      <text:p text:style-name="P4">
出版时间: 2023-05-04T21:41:00+03:00</text:p>
      <text:p text:style-name="P4">
修改时间: 2023-05-04T21:41:00+03:00</text:p>
      <text:p text:style-name="P4">
描述: 加入警卫的申请中约有5％是由妇女提交的。  - 乌克林。</text:p>
      <text:p text:style-name="P4">
图片: ["<text:a xlink:type="simple" xlink:href="https://static.ukrinform.com/photos/2023_02/thumb_files/630_360_1675495715-453.jpg" text:style-name="Internet_20_link" text:visited-style-name="Visited_20_Internet_20_Link">
630_360_16754...</text:a>
"]</text:p>
      <text:p text:style-name="P4">
标签: ['МВС', 'Жінки', 'Війна з росією', 'Гвардія наступу']</text:p>
      <text:p text:style-name="P4">
类型: Article</text:p>
      <!--METADATA-->
      <text:p text:style-name="P4">
<draw:frame draw:style-name="fr1" draw:name="Image216" text:anchor-type="as-char" svg:width="6.9236in" svg:height="3.956343in" draw:z-index="0">
<draw:image xlink:href="../Images/yкринформ/2023-05-04T21-41-00-03-00/630_360_1675495715-453.jpg" xlink:type="simple" xlink:show="embed" xlink:actuate="onLoad" draw:mime-type="image/jpeg"/>
</draw:frame>
加入警卫的申请中约有5％是由妇女提交的。</text:p>
      <text:p text:style-name="P4">
内政副部长Kateryna Pavlichenko在[]中告诉这(https://www.youtube.com/live/6L_lUAys2Kk?feature=share)，报道乌克林福姆。</text:p>
      <text:p text:style-name="P4">
“在申请阶段约为5％<text:span text:style-name="T4">
 <text:a xlink:type="simple" xlink:href="https://www.ukrinform.ua/tag-zinki" text:style-name="Internet_20_link" text:visited-style-name="Visited_20_Internet_20_Link">
</text:a>
</text:span>
，但这是一个非常苛刻的选择。 训练的动机和身体水平都应该很高。 副部长说，我们现在监视了只有2％的进攻守卫。</text:p>
      <text:p text:style-name="P4">
<text:span text:style-name="T4">
另请阅读：</text:span>
 <text:span text:style-name="T4">
 <text:a xlink:type="simple" xlink:href="https://www.ukrinform.ua/rubric-ato/3697837-gvardia-nastupu-aki-brigadi-vze-sformovano-i-napramki.html" text:style-name="Internet_20_link" text:visited-style-name="Visited_20_Internet_20_Link">
</text:a>
</text:span>
</text:p>
      <text:p text:style-name="P4">
据报道，乌克兰内政部_ <text:span text:style-name="T4">
 <text:a xlink:type="simple" xlink:href="https://www.ukrinform.ua/rubric-ato/3664470-u-mvs-ogolosili-pro-pocatok-formuvanna-sturmovih-brigad-gvardia-nastupu.html" text:style-name="Internet_20_link" text:visited-style-name="Visited_20_Internet_20_Link">
</text:a>
</text:span>
 _。 这些部队的基础是国民警卫队的警察，边防部队和战士。</text:p>
      <text:p text:style-name="P4">
截至3月底，该旅成立了，但一组泌尿单位仍在继续。</text:p>
      <text:p text:style-name="P4">
News Source: <text:a xlink:type="simple" xlink:href="https://www.ukrinform.ua/rubric-ato/3704655-na-vstup-do-gvardii-nastupu-blizko-5-zaavok-podali-zinki-mvs.html" text:style-name="Internet_20_link" text:visited-style-name="Visited_20_Internet_20_Link">
https://www.ukrinform.ua/rubric-ato/3704655-na-vstup-do-gvardii-nastupu-blizko-5-zaavok-podali-zinki-mvs.html</text:a>
</text:p>
      <!--NEWS-->
      <text:h text:style-name="P10" text:outline-level="1">
<text:span text:style-name="T4">
拜登（Biden）和泽伦斯基（Zelensky）定期进行交流 - 白宫</text:span>
</text:h>
      <text:p text:style-name="P4">
作者: Ukrinform (Person)</text:p>
      <text:p text:style-name="P4">
出版商: Укринформ (Organization)</text:p>
      <text:p text:style-name="P4">
出版时间: 2023-05-04T21:48:00+03:00</text:p>
      <text:p text:style-name="P4">
修改时间: 2023-05-04T21:48:00+03:00</text:p>
      <text:p text:style-name="P4">
描述: 美国总统乔·拜登（Joe Biden）与乌克兰乌克兰（Ukrinem）乌克兰（Ukraine）乌克兰（Ukrinform）的乌克兰总统（Ukraine Vladimir Zelensky）进行了定期联系。</text:p>
      <text:p text:style-name="P4">
图片: ["<text:a xlink:type="simple" xlink:href="https://static.ukrinform.com/photos/2023_02/thumb_files/630_360_1676889346-906.jpeg" text:style-name="Internet_20_link" text:visited-style-name="Visited_20_Internet_20_Link">
630_360_16768...</text:a>
"]</text:p>
      <text:p text:style-name="P4">
标签: ['Байден', 'США', 'Білий дім', 'Зеленський']</text:p>
      <text:p text:style-name="P4">
类型: Article</text:p>
      <!--METADATA-->
      <text:p text:style-name="P4">
<draw:frame draw:style-name="fr1" draw:name="Image217" text:anchor-type="as-char" svg:width="6.9236in" svg:height="3.956343in" draw:z-index="0">
<draw:image xlink:href="../Images/yкринформ/2023-05-04T21-48-00-03-00/630_360_1676889346-906.jpeg" xlink:type="simple" xlink:show="embed" xlink:actuate="onLoad" draw:mime-type="image/jpeg"/>
</draw:frame>
总统乔·拜登(Joe Biden)与乌克兰总统弗拉基米尔泽斯基(Vladimirzelensky)进行了非常定期的联系</text:p>
      <text:p text:style-name="P4">
据报道，这就是华盛顿和白宫代表约翰·柯比(John Kirby)之间最高水平的互动。</text:p>
      <text:p text:style-name="P4">
“总统之间的沟通<text:a xlink:type="simple" xlink:href="https://www.ukrinform.ua/tag-bajden" text:style-name="Internet_20_link" text:visited-style-name="Visited_20_Internet_20_Link">
</text:a>
Ipresident Zelensky？ 他们经常经常交谈。</text:p>
      <text:p text:style-name="P4">
他指出，现在他无法特别地说总统计划再次交谈。 同时，柯比强调，这两位领导人正在定期沟通。</text:p>
      <text:p text:style-name="P4">
<text:span text:style-name="T4">
另请阅读：</text:span>
 <text:a xlink:type="simple" xlink:href="https://www.ukrinform.ua/rubric-ato/3704409-zelenskij-podakuvav-ssa-za-novij-paket-oboronnoi-dopomogi.html" text:style-name="Internet_20_link" text:visited-style-name="Visited_20_Internet_20_Link">
</text:a>
如报道<text:a xlink:type="simple" xlink:href="https://www.ukrinform.ua/rubric-world/3704702-bajden-zahoplenij-horobristu-zsu-ta-narodu-ukraini.html" text:style-name="Internet_20_link" text:visited-style-name="Visited_20_Internet_20_Link">
</text:a>
在白宫晚餐期间，在Sshajgo Biden的前夕，总统与美国武装部队司令部的负责人进行了交谈。 他称乌克兰人民为“令人惊讶的勇敢”，并给了高度评估的美国军事领导人，他们协助乌克兰进行了坦克俄罗斯的入侵。</text:p>
      <text:p text:style-name="P4">
_foto：op _</text:p>
      <text:p text:style-name="P4">
News Source: <text:a xlink:type="simple" xlink:href="https://www.ukrinform.ua/rubric-polytics/3704874-bajden-i-zelenskij-spilkuutsa-regularno-j-casto-bilij-dim.html" text:style-name="Internet_20_link" text:visited-style-name="Visited_20_Internet_20_Link">
https://www.ukrinform.ua/rubric-polytics/3704874-bajden-i-zelenskij-spilkuutsa-regularno-j-casto-bilij-dim.html</text:a>
</text:p>
      <!--NEWS-->
      <text:h text:style-name="P10" text:outline-level="1">
<text:span text:style-name="T4">
荷兰为乌克兰准备了一项移动实验室进行法医检查</text:span>
</text:h>
      <text:p text:style-name="P4">
作者: Ukrinform (Person)</text:p>
      <text:p text:style-name="P4">
出版商: Укринформ (Organization)</text:p>
      <text:p text:style-name="P4">
出版时间: 2023-05-04T21:54:00+03:00</text:p>
      <text:p text:style-name="P4">
修改时间: 2023-05-04T21:54:00+03:00</text:p>
      <text:p text:style-name="P4">
描述: 荷兰为国际刑事法院的需求准备了一项移动实验室，以在乌克兰进行法医检查。  - 乌克林。</text:p>
      <text:p text:style-name="P4">
图片: ["<text:a xlink:type="simple" xlink:href="https://static.ukrinform.com/photos/2023_05/thumb_files/630_360_1683222024-635.jpg" text:style-name="Internet_20_link" text:visited-style-name="Visited_20_Internet_20_Link">
630_360_16832...</text:a>
"]</text:p>
      <text:p text:style-name="P4">
标签: ['Нідерланди', 'Україна', 'Лабораторія', 'Війна з росією']</text:p>
      <text:p text:style-name="P4">
类型: Article</text:p>
      <!--METADATA-->
      <text:p text:style-name="P4">
<draw:frame draw:style-name="fr1" draw:name="Image218" text:anchor-type="as-char" svg:width="6.9236in" svg:height="3.956343in" draw:z-index="0">
<draw:image xlink:href="../Images/yкринформ/2023-05-04T21-54-00-03-00/630_360_1683222024-635.jpg" xlink:type="simple" xlink:show="embed" xlink:actuate="onLoad" draw:mime-type="image/jpeg"/>
</draw:frame>
荷兰为国际刑事法院的需求做好了为乌克兰进行法医检查的移动实验室的需求。</text:p>
      <text:p text:style-name="P4">
根据乌克林福姆的说法，荷兰荷兰国防部长Kaisaollonegren表示，在总统弗拉基米尔·泽伦斯基(Vladimir Zelensky)访问荷兰的巴佐洛洛夫斯基军事部队时，[] [] [] [] <text:a xlink:type="simple" xlink:href="https://www.president.gov.ua/news/na-bazi-vps-niderlandiv-volodimir-zelenskij-zustrivsya-z-ukr-82685" text:style-name="Internet_20_link" text:visited-style-name="Visited_20_Internet_20_Link">
</text:a>
总统遗址。</text:p>
      <text:p text:style-name="P4">
Ollogren指出，这个基地是荷兰为乌克兰准备军事装备和武器的地点之一。</text:p>
      <text:p text:style-name="P4">
“您的士兵的奉献精神确实令人鼓舞。 他们为乌克兰免费而战。对于乌克兰，他们可以将其传递给孩子。 乌克兰和我们所有人在荷兰，以及任何具有价值，国际法和领土诚信的人的费率都很高。”她说。</text:p>
      <text:p text:style-name="P4">
<text:span text:style-name="T4">
另请阅读：</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国防部长报告说，荷兰为国际刑事法院的需求做好了为乌克兰进行法医检查的移动实验室的准备。 起诉肇事者的肇事者很重要。</text:p>
      <text:p text:style-name="P4">
她强调，荷兰将继续帮助乌克兰人民，他们渴望击退<text:span text:style-name="T4">
 <text:a xlink:type="simple" xlink:href="https://www.ukrinform.ua/tag-russian-aggression" text:style-name="Internet_20_link" text:visited-style-name="Visited_20_Internet_20_Link">
</text:a>
</text:span>
</text:p>
      <text:p text:style-name="P4">
“我们将继续为增强军事潜力做出重大贡献。 现在和将来，只要需要它。”  -  Laroollonegren说。</text:p>
      <text:p text:style-name="P4">
<text:span text:style-name="T4">
另请阅读：</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正如乌克兰·乌克兰(Ukrinform)所报道的那样，乌克兰沃迪米尔·泽伦斯基(Ukraine Volodymyr Zelensky)总裁荷兰Zapremier-Minister Mark Mark Rutte和荷兰国防部Kaladivka Ollogren <text:span text:style-name="T4">
 _ [] [] [] <text:a xlink:type="simple" xlink:href="https://www.ukrinform.ua/rubric-ato/3704817-zelenskij-vidvidav-bazu-vijskovopovitranih-sil-u-niderlandah.html" text:style-name="Internet_20_link" text:visited-style-name="Visited_20_Internet_20_Link">
</text:a>
_ </text:span>
</text:p>
      <text:p text:style-name="P4">
News Source: <text:a xlink:type="simple" xlink:href="https://www.ukrinform.ua/rubric-ato/3704875-niderlandi-pidgotuvali-mobilnu-laboratoriu-dla-sudmedekspertizi-v-ukraini.html" text:style-name="Internet_20_link" text:visited-style-name="Visited_20_Internet_20_Link">
https://www.ukrinform.ua/rubric-ato/3704875-niderlandi-pidgotuvali-mobilnu-laboratoriu-dla-sudmedekspertizi-v-ukraini.html</text:a>
</text:p>
      <!--NEWS-->
      <text:h text:style-name="P10" text:outline-level="1">
<text:span text:style-name="T4">
沃尔沃将释放1300名员工以降低成本</text:span>
</text:h>
      <text:p text:style-name="P4">
作者: Ukrinform (Person)</text:p>
      <text:p text:style-name="P4">
出版商: Укринформ (Organization)</text:p>
      <text:p text:style-name="P4">
出版时间: 2023-05-04T21:56:00+03:00</text:p>
      <text:p text:style-name="P4">
修改时间: 2023-05-04T21:56:00+03:00</text:p>
      <text:p text:style-name="P4">
描述: 沃尔沃汽车公司周四报道说，作为降低成本的一部分，它将在瑞典释放约1300名办公室工作人员。  - 乌克林。</text:p>
      <text:p text:style-name="P4">
图片: ["<text:a xlink:type="simple" xlink:href="https://static.ukrinform.com/photos/2019_01/thumb_files/630_360_1548246841-477.jpg" text:style-name="Internet_20_link" text:visited-style-name="Visited_20_Internet_20_Link">
630_360_15482...</text:a>
"]</text:p>
      <text:p text:style-name="P4">
标签: ['Автомобіль', 'Скорочення', 'Технології', 'Volvo']</text:p>
      <text:p text:style-name="P4">
类型: Article</text:p>
      <!--METADATA-->
      <text:p text:style-name="P4">
<draw:frame draw:style-name="fr1" draw:name="Image219" text:anchor-type="as-char" svg:width="6.9236in" svg:height="3.956343in" draw:z-index="0">
<draw:image xlink:href="../Images/yкринформ/2023-05-04T21-56-00-03-00/630_360_1548246841-477.jpg" xlink:type="simple" xlink:show="embed" xlink:actuate="onLoad" draw:mime-type="image/jpeg"/>
</draw:frame>
这家沃尔沃汽车公司周四报道说，作为降低成本的一部分，它将在瑞典释放约1,300名办公室工作人员。</text:p>
      <text:p text:style-name="P4">
正如乌克林福姆报道的那样，它报告了<text:a xlink:type="simple" xlink:href="https://www.reuters.com/business/autos-transportation/volvo-cars-cut-1300-jobs-it-steps-up-cost-cuts-2023-05-04/" text:style-name="Internet_20_link" text:visited-style-name="Visited_20_Internet_20_Link">
</text:a>
 .</text:p>
      <text:p text:style-name="P4">
« <text:a xlink:type="simple" xlink:href="https://www.ukrinform.ua/tag-ekonomika" text:style-name="Internet_20_link" text:visited-style-name="Visited_20_Internet_20_Link">
 </text:a>
吉姆·鲁恩(Jim Rouen)首席执行官说：“困难，提高虚假和竞争不断提高的价格可能仍然在我们的行业中呼吁一段时间。”</text:p>
      <text:p text:style-name="P4">
他补充说，尽管结果效果，以前提高效率的计划还不够。</text:p>
      <text:p text:style-name="P4">
1300个工作场所占瑞典沃尔沃汽车劳动力的6％。</text:p>
      <text:p text:style-name="P4">
罗文还报告说，国家未知之后的确切储蓄量。</text:p>
      <text:p text:style-name="P4">
该公司发布了撤销1100名雇员的通知。 在整个瑞典检查业务后，将确定其他200个工作职位。</text:p>
      <text:p text:style-name="P4">
该公司补充说，在接下来的几个月中，计划减少工作场所的数量并降低所有全球运营的成本，包括咨询。</text:p>
      <text:p text:style-name="P4">
<text:span text:style-name="T4">
另请阅读：</text:span>
 <text:a xlink:type="simple" xlink:href="https://www.ukrinform.ua/rubric-technology/3683496-volvo-skorotit-1600-robocih-misc-u-evropi.html" text:style-name="Internet_20_link" text:visited-style-name="Visited_20_Internet_20_Link">
<text:span text:style-name="T4">
沃尔沃</text:span>
</text:a>
罗恩说，他无法澄清它将在哪里完成，但是大多数变化将集中在办公室职位上。</text:p>
      <text:p text:style-name="P4">
据乌克林福姆报道，3月，沃尔沃集团的关注宣布了其欧洲公共汽车生产公司的计划，放弃了波兰的工厂。</text:p>
      <text:p text:style-name="P4">
News Source: <text:a xlink:type="simple" xlink:href="https://www.ukrinform.ua/rubric-technology/3704879-volvo-zvilnit-1300-spivrobitnikiv-dla-skorocenna-vitrat.html" text:style-name="Internet_20_link" text:visited-style-name="Visited_20_Internet_20_Link">
https://www.ukrinform.ua/rubric-technology/3704879-volvo-zvilnit-1300-spivrobitnikiv-dla-skorocenna-vitrat.html</text:a>
</text:p>
      <!--NEWS-->
      <text:h text:style-name="P10" text:outline-level="1">
<text:span text:style-name="T4">
在Zhytomyr地区，种植了不间断城市记忆的小巷</text:span>
</text:h>
      <text:p text:style-name="P4">
作者: Ukrinform (Person)</text:p>
      <text:p text:style-name="P4">
出版商: Укринформ (Organization)</text:p>
      <text:p text:style-name="P4">
出版时间: 2023-05-04T22:09:00+03:00</text:p>
      <text:p text:style-name="P4">
修改时间: 2023-05-04T22:09:00+03:00</text:p>
      <text:p text:style-name="P4">
描述: 在Zhytomyr地区的Zvageli中，他们铺设了不间断城市的记忆的小巷，该城市种植了1000多个玫瑰和其他植物。  - 乌克林。</text:p>
      <text:p text:style-name="P4">
图片: ["<text:a xlink:type="simple" xlink:href="https://static.ukrinform.com/photos/2023_05/thumb_files/630_360_1683227346-544.jpg" text:style-name="Internet_20_link" text:visited-style-name="Visited_20_Internet_20_Link">
630_360_16832...</text:a>
"]</text:p>
      <text:p text:style-name="P4">
标签: ['Житомирщина', 'Квіти', 'Озеленення України']</text:p>
      <text:p text:style-name="P4">
类型: Article</text:p>
      <!--METADATA-->
      <text:p text:style-name="P4">
<draw:frame draw:style-name="fr1" draw:name="Image220" text:anchor-type="as-char" svg:width="6.9236in" svg:height="3.956343in" draw:z-index="0">
<draw:image xlink:href="../Images/yкринформ/2023-05-04T22-09-00-03-00/630_360_1683227346-544.jpg" xlink:type="simple" xlink:show="embed" xlink:actuate="onLoad" draw:mime-type="image/jpeg"/>
</draw:frame>
在Zvagelina Zhytomyr地区，建立了不间断城市的记忆的小巷，该城市种植了1000多个玫瑰和其他植物。</text:p>
      <text:p text:style-name="P4">
关于<text:a xlink:type="simple" xlink:href="https://www.facebook.com/permalink.php" text:style-name="Internet_20_link" text:visited-style-name="Visited_20_Internet_20_Link">
</text:a>
乌克林福姆报道说，Zvyagel市议会报告说。</text:p>
      <text:p text:style-name="P4">
“有100多人加入了“纪念未被征服的城市”的创造，阿萨姆邦人通过武装侵略俄罗斯联邦，可怜的英雄家族，女性代表，执行机构，教育家和教育家，教育家和教育家的雇员，以及社会保护管理睾丸的工人。</text:p>
      <text:p text:style-name="P4">
总共在小巷上种植了1000多个玫瑰和其他绿色空间。</text:p>
      <text:p text:style-name="P4">
值得注意的是，在乌克兰的不同定居点中登录了各种植物以纪念未征服的植物。 这样的措施是城市和人们的表现和记忆，这些城市和人们是第一个因俄罗斯入侵而遭受痛苦和恐惧的人。</text:p>
      <text:p text:style-name="P4">
<text:span text:style-name="T4">
另请阅读：</text:span>
 <text:a xlink:type="simple" xlink:href="https://www.ukrinform.ua/rubric-vidbudova/3704532-na-zitomirsini-kapitalno-remontuut-dva-mosti-poskodzeni-vnaslidok-obstriliv.html" text:style-name="Internet_20_link" text:visited-style-name="Visited_20_Internet_20_Link">
<text:span text:style-name="T4">
 ZHYTOMYR区域</text:span>
</text:a>
据乌克林福姆(Ukrinform)报道，在“乌克兰美化环境”和“一百万棵生命的一棵树”军事框架内，基辅地区的博利斯皮尔报道守卫。</text:p>
      <text:p text:style-name="P4">
<text:span text:style-name="T5">
foto：Zvyagel市议会</text:span>
</text:p>
      <text:p text:style-name="P4">
News Source: <text:a xlink:type="simple" xlink:href="https://www.ukrinform.ua/rubric-regions/3704882-na-zitomirsini-visadili-aleu-pamati-neskorenih-mist.html" text:style-name="Internet_20_link" text:visited-style-name="Visited_20_Internet_20_Link">
https://www.ukrinform.ua/rubric-regions/3704882-na-zitomirsini-visadili-aleu-pamati-neskorenih-mist.html</text:a>
</text:p>
      <!--NEWS-->
      <text:h text:style-name="P10" text:outline-level="1">
<text:span text:style-name="T4">
白天，俄罗斯人开了14次苏米地区边境社区</text:span>
</text:h>
      <text:p text:style-name="P4">
作者: Ukrinform (Person)</text:p>
      <text:p text:style-name="P4">
出版商: Укринформ (Organization)</text:p>
      <text:p text:style-name="P4">
出版时间: 2023-05-04T22:21:00+03:00</text:p>
      <text:p text:style-name="P4">
修改时间: 2023-05-04T22:21:00+03:00</text:p>
      <text:p text:style-name="P4">
描述: 在俄罗斯联邦部队的那天，对苏米地区的边境社区进行了14次炮击，记录了约90次爆炸。  - 乌克林。</text:p>
      <text:p text:style-name="P4">
图片: ["<text:a xlink:type="simple" xlink:href="https://static.ukrinform.com/photos/2023_01/thumb_files/630_360_1674980674-403.jpeg" text:style-name="Internet_20_link" text:visited-style-name="Visited_20_Internet_20_Link">
630_360_16749...</text:a>
"]</text:p>
      <text:p text:style-name="P4">
标签: ['Обстріл', 'Сумщина', 'Агресія РФ', 'Війна з росією']</text:p>
      <text:p text:style-name="P4">
类型: Article</text:p>
      <!--METADATA-->
      <text:p text:style-name="P4">
<draw:frame draw:style-name="fr1" draw:name="Image221" text:anchor-type="as-char" svg:width="6.9236in" svg:height="3.956343in" draw:z-index="0">
<draw:image xlink:href="../Images/yкринформ/2023-05-04T22-21-00-03-00/630_360_1674980674-403.jpeg" xlink:type="simple" xlink:show="embed" xlink:actuate="onLoad" draw:mime-type="image/jpeg"/>
</draw:frame>
在俄罗斯联邦部队期间，记录了14次边境社区地区的炮击，并记录了大约90次爆炸。</text:p>
      <text:p text:style-name="P4">
根据乌克林福姆的说法，苏米地区军事行政部门报告了<text:a xlink:type="simple" xlink:href="https://t.me/Sumy_news_ODA/15911" text:style-name="Internet_20_link" text:visited-style-name="Visited_20_Internet_20_Link">
</text:a>
。</text:p>
      <text:p text:style-name="P4">
Yunakovskaya，Belopilsk，Khotinsk，Miropil，Krasnopil，Shalyginsk，Novoslobidskaya Velikosidar社区的定居点被解雇了。</text:p>
      <text:p text:style-name="P4">
早晨，俄罗斯人被尤纳克社区领土的炮兵殴打 - 固定爆炸。 炮击损害了一个私人家庭。</text:p>
      <text:p text:style-name="P4">
<text:span text:style-name="T4">
另请阅读：</text:span>
 <text:span text:style-name="T4">
 <text:a xlink:type="simple" xlink:href="https://www.ukrinform.ua/rubric-ato/3704822-rosiani-obstrilali-gromadu-v-nikopolskomu-rajoni-z-vazkoi-artilerii.html" text:style-name="Internet_20_link" text:visited-style-name="Visited_20_Internet_20_Link">
</text:a>
</text:span>
</text:p>
      <text:p text:style-name="P4">
Belopil社区有一次迫击炮炮击 - 记录了7起爆炸。两个私人家庭损坏了。</text:p>
      <text:p text:style-name="P4">
敌人从迫击炮中解雇了敌人，记录了10次爆炸。由于炮击，文化之家和两座住宅建筑损坏了。</text:p>
      <text:p text:style-name="P4">
Krasnopil社区在迫击炮中被解雇 - 记录了12次爆炸。</text:p>
      <text:p text:style-name="P4">
在Novoslobid社区中，由于砂浆炮击，记录了16起爆炸。 当地居民受伤。</text:p>
      <text:p text:style-name="P4">
六个地雷被扔进了米罗皮尔社区的领土。</text:p>
      <text:p text:style-name="P4">
<text:span text:style-name="T4">
另请阅读：</text:span>
 <text:span text:style-name="T4">
 <text:a xlink:type="simple" xlink:href="https://www.ukrinform.ua/rubric-regions/3704809-u-hersoni-ponad-160-osib-zdali-krov-dla-poranenih-vid-obstriliv-sered-donoriv-inozemci.html" text:style-name="Internet_20_link" text:visited-style-name="Visited_20_Internet_20_Link">
</text:a>
</text:span>
</text:p>
      <text:p text:style-name="P4">
在Velikopysariv社区中，敌人进行了迫击炮炮击 - 固定的爆炸。</text:p>
      <text:p text:style-name="P4">
俄罗斯社区向炮兵大炮开火-13爆炸。</text:p>
      <text:p text:style-name="P4">
正如乌克林福姆报道的那样，5月4日12:00的俄罗斯军队还有六个<text:span text:style-name="T4">
 <text:a xlink:type="simple" xlink:href="https://www.ukrinform.ua/tag-obstril" text:style-name="Internet_20_link" text:visited-style-name="Visited_20_Internet_20_Link">
</text:a>
</text:span>
切尔尼希夫和苏米地区的边界。</text:p>
      <text:p text:style-name="P4">
News Source: <text:a xlink:type="simple" xlink:href="https://www.ukrinform.ua/rubric-ato/3704886-uprodovz-dna-rosiani-14-raziv-obstrilali-prikordonni-gromadi-sumsini-ova.html" text:style-name="Internet_20_link" text:visited-style-name="Visited_20_Internet_20_Link">
https://www.ukrinform.ua/rubric-ato/3704886-uprodovz-dna-rosiani-14-raziv-obstrilali-prikordonni-gromadi-sumsini-ova.html</text:a>
</text:p>
      <!--NEWS-->
      <text:h text:style-name="P10" text:outline-level="1">
<text:span text:style-name="T4">
Girona与Tsygankov在洛杉矶联赛比赛中击败了Malork</text:span>
</text:h>
      <text:p text:style-name="P4">
作者: Ukrinform (Person)</text:p>
      <text:p text:style-name="P4">
出版商: Укринформ (Organization)</text:p>
      <text:p text:style-name="P4">
出版时间: 2023-05-04T22:29:23+03:00</text:p>
      <text:p text:style-name="P4">
修改时间: 2023-05-04T22:29:23+03:00</text:p>
      <text:p text:style-name="P4">
描述: 乌克兰维克多·蒂格科夫（Viktor Tsigankov）的团队连续第三场胜利赢得了第三次胜利，在西班牙足球锦标赛第33轮比赛中击败了“马洛卡”。  - 乌克林。</text:p>
      <text:p text:style-name="P4">
图片: ["<text:a xlink:type="simple" xlink:href="https://static.ukrinform.com/photos/2023_05/thumb_files/630_360_1683228136-625.jpg" text:style-name="Internet_20_link" text:visited-style-name="Visited_20_Internet_20_Link">
630_360_16832...</text:a>
"]</text:p>
      <text:p text:style-name="P4">
标签: ['Футбол', 'Циганков']</text:p>
      <text:p text:style-name="P4">
类型: Article</text:p>
      <!--METADATA-->
      <text:p text:style-name="P4">
<draw:frame draw:style-name="fr1" draw:name="Image222" text:anchor-type="as-char" svg:width="6.9236in" svg:height="3.956343in" draw:z-index="0">
<draw:image xlink:href="../Images/yкринформ/2023-05-04T22-29-23-03-00/630_360_1683228136-625.jpg" xlink:type="simple" xlink:show="embed" xlink:actuate="onLoad" draw:mime-type="image/jpeg"/>
</draw:frame>
维克多·蒂格科夫(Viktor Tsigankov)的乌克兰吉罗纳(Girona)队赢得了第三场胜利，在西班牙足球锦标赛第33轮比赛中击败了马霍卡。</text:p>
      <text:p text:style-name="P4">
乌克林福姆报告的吉隆(Giron)埃斯塔迪奥·穆尼西帕尔·德·蒙蒂利维(Giron Munisipal de Montilivi)的比赛结束了2：1。</text:p>
      <text:p text:style-name="P4">
哥伦比亚吉隆斯伯纳德(Girondens)的后卫伯纳德(Bernard)在第23分钟开始了比分。(80)，阿根廷前锋“ Gironi” Valentin Castelianos对此做出了有效的反应(84).</text:p>
      <text:p text:style-name="P4">
Ексгравець київського «Динамо» вийшов у стартовому складі. На 91-й хвилиніЦиганков поступився місцем на полі перуанському захиснику АлександеруКальєнсу.</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span text:style-name="T4">
Циганков</text:span>
 </text:a>
洛杉矶联赛锦标赛由巴塞罗那以82分为首。 第二个是“运动”(69)，第三名 - 皇家马德里(68). «Жирона» (47)她升至第七位。</text:p>
      <text:p text:style-name="P4">
照片：法新社。</text:p>
      <text:p text:style-name="P4">
News Source: <text:a xlink:type="simple" xlink:href="https://www.ukrinform.ua/rubric-sports/3704889-zirona-iz-cigankovim-peregrala-malorku-v-matci-la-ligi.html" text:style-name="Internet_20_link" text:visited-style-name="Visited_20_Internet_20_Link">
https://www.ukrinform.ua/rubric-sports/3704889-zirona-iz-cigankovim-peregrala-malorku-v-matci-la-ligi.html</text:a>
</text:p>
      <!--NEWS-->
      <text:h text:style-name="P10" text:outline-level="1">
<text:span text:style-name="T4">
在首都购物中心，从无人机碎片陷落中消除了大火-Klitschko</text:span>
</text:h>
      <text:p text:style-name="P4">
作者: Ukrinform (Person)</text:p>
      <text:p text:style-name="P4">
出版商: Укринформ (Organization)</text:p>
      <text:p text:style-name="P4">
出版时间: 2023-05-04T22:37:00+03:00</text:p>
      <text:p text:style-name="P4">
修改时间: 2023-05-04T22:37:00+03:00</text:p>
      <text:p text:style-name="P4">
描述: 救援人员扑灭了所罗门斯基地区一座购物中心四层建筑一楼的大火。  - 乌克林。</text:p>
      <text:p text:style-name="P4">
图片: ["<text:a xlink:type="simple" xlink:href="https://static.ukrinform.com/photos/2023_05/thumb_files/630_360_1683230162-742.jpg" text:style-name="Internet_20_link" text:visited-style-name="Visited_20_Internet_20_Link">
630_360_16832...</text:a>
", "<text:a xlink:type="simple" xlink:href="https://static.ukrinform.com/photos/2023_05/1683230162-146.jpg" text:style-name="Internet_20_link" text:visited-style-name="Visited_20_Internet_20_Link">
1683230162-14...</text:a>
", "<text:a xlink:type="simple" xlink:href="https://static.ukrinform.com/photos/2023_05/1683230162-405.jpg" text:style-name="Internet_20_link" text:visited-style-name="Visited_20_Internet_20_Link">
1683230162-40...</text:a>
"]</text:p>
      <text:p text:style-name="P4">
标签: ['Безпілотник', 'Пожежа', 'Віталій Кличко', 'Київ']</text:p>
      <text:p text:style-name="P4">
类型: Article</text:p>
      <!--METADATA-->
      <text:p text:style-name="P4">
<draw:frame draw:style-name="fr1" draw:name="Image223" text:anchor-type="as-char" svg:width="6.9236in" svg:height="3.956343in" draw:z-index="0">
<draw:image xlink:href="../Images/yкринформ/2023-05-04T22-37-00-03-00/630_360_1683230162-742.jpg" xlink:type="simple" xlink:show="embed" xlink:actuate="onLoad" draw:mime-type="image/jpeg"/>
</draw:frame>
救援人员扑灭了所罗门斯基区中心四层建筑一楼的大火。</text:p>
      <text:p text:style-name="P4">
对这个 <text:a xlink:type="simple" xlink:href="https://t.me/vitaliy_klitschko/1929" text:style-name="Internet_20_link" text:visited-style-name="Visited_20_Internet_20_Link">
 </text:a>
乌克林福姆的报道，基辅Vitaliyklitschko的市长。</text:p>
      <text:p text:style-name="P4">
他说，火灾发生在贸易中心四台建筑的一楼，面积为50平方米。</text:p>
      <text:p text:style-name="P4">
“由于飞机的碎片失败，爆炸浪潮破坏了建筑物的外部元素和高达150平方米的区域的玻璃。 承重结构未损坏。 没有发现受害者。”市长补充说。</text:p>
      <text:p text:style-name="P4">
<draw:frame draw:style-name="fr1" draw:name="Image224" text:anchor-type="as-char" svg:width="6.9236in" svg:height="4.622144in" draw:z-index="0">
<draw:image xlink:href="../Images/yкринформ/2023-05-04T22-37-00-03-00/1683230162-146.jpg" xlink:type="simple" xlink:show="embed" xlink:actuate="onLoad" draw:mime-type="image/jpeg"/>
</draw:frame>
</text:p>
      <text:p text:style-name="P4">
<draw:frame draw:style-name="fr1" draw:name="Image225" text:anchor-type="as-char" svg:width="6.9236in" svg:height="4.622144in" draw:z-index="0">
<draw:image xlink:href="../Images/yкринформ/2023-05-04T22-37-00-03-00/1683230162-405.jpg" xlink:type="simple" xlink:show="embed" xlink:actuate="onLoad" draw:mime-type="image/jpeg"/>
</draw:frame>
<text:span text:style-name="T4">
另请阅读：</text:span>
 <text:span text:style-name="T4">
 <text:a xlink:type="simple" xlink:href="https://www.ukrinform.ua/rubric-kyiv/3704869-u-pecerskomu-rajoni-pozeza-vid-padinna-ulamkiv-bezpilotnika.html" text:style-name="Internet_20_link" text:visited-style-name="Visited_20_Internet_20_Link">
</text:a>
</text:span>
</text:p>
      <text:p text:style-name="P4">
此外，根据该建筑物的结果，由于佩切斯克地区脆弱的冰箱倒塌，发生了另一场大火，这是由于佩切斯克地区的脆弱倒塌而发生的。</text:p>
      <text:p text:style-name="P4">
据报道，在空气警报期间，基辅_ <text:span text:style-name="T4">
 <text:a xlink:type="simple" xlink:href="https://www.ukrinform.ua/rubric-kyiv/3704849-nad-kievom-sili-ppo-zbili-bezpilotnik.html" text:style-name="Internet_20_link" text:visited-style-name="Visited_20_Internet_20_Link">
</text:a>
</text:span>
 _</text:p>
      <text:p text:style-name="P4">
<text:span text:style-name="T5">
foto：Pavel Bagmut，ukrinform</text:span>
</text:p>
      <text:p text:style-name="P4">
News Source: <text:a xlink:type="simple" xlink:href="https://www.ukrinform.ua/rubric-kyiv/3704891-pozezu-v-stolicnomu-tc-vid-padinna-ulamkiv-bezpilotnika-vze-likviduvali-klicko.html" text:style-name="Internet_20_link" text:visited-style-name="Visited_20_Internet_20_Link">
https://www.ukrinform.ua/rubric-kyiv/3704891-pozezu-v-stolicnomu-tc-vid-padinna-ulamkiv-bezpilotnika-vze-likviduvali-klicko.html</text:a>
</text:p>
      <!--NEWS-->
      <text:h text:style-name="P10" text:outline-level="1">
<text:span text:style-name="T4">
Zaporozhye的宵禁时间不会改变 - 市议会</text:span>
</text:h>
      <text:p text:style-name="P4">
作者: Ukrinform (Person)</text:p>
      <text:p text:style-name="P4">
出版商: Укринформ (Organization)</text:p>
      <text:p text:style-name="P4">
出版时间: 2023-05-04T22:46:00+03:00</text:p>
      <text:p text:style-name="P4">
修改时间: 2023-05-04T22:46:00+03:00</text:p>
      <text:p text:style-name="P4">
描述: 关于“长”宵禁的Zaporozhye公告的信息是不正确的。  - 乌克林。</text:p>
      <text:p text:style-name="P4">
图片: ["<text:a xlink:type="simple" xlink:href="https://static.ukrinform.com/photos/2023_05/thumb_files/630_360_1683230146-855.jpg" text:style-name="Internet_20_link" text:visited-style-name="Visited_20_Internet_20_Link">
630_360_16832...</text:a>
"]</text:p>
      <text:p text:style-name="P4">
标签: ['Запоріжжя', 'Комендантська година']</text:p>
      <text:p text:style-name="P4">
类型: Article</text:p>
      <!--METADATA-->
      <text:p text:style-name="P4">
<draw:frame draw:style-name="fr1" draw:name="Image226" text:anchor-type="as-char" svg:width="6.9236in" svg:height="3.956343in" draw:z-index="0">
<draw:image xlink:href="../Images/yкринформ/2023-05-04T22-46-00-03-00/630_360_1683230146-855.jpg" xlink:type="simple" xlink:show="embed" xlink:actuate="onLoad" draw:mime-type="image/jpeg"/>
</draw:frame>
关于“长”宵禁的Zaporozhye公告的信息与有效性不符。</text:p>
      <text:p text:style-name="P4">
相关陈述发表在<text:a xlink:type="simple" xlink:href="https://zp.gov.ua/uk/articles/item/18032/informaciya-pro-ogoloshennya-u-zaporizhzhi-dovgoi-z-komendantskoi-godini-ne-vidpovidae-dijsnosti" text:style-name="Internet_20_link" text:visited-style-name="Visited_20_Internet_20_Link">
</text:a>
，报道乌克林福姆。</text:p>
      <text:p text:style-name="P4">
值得注意的是，一些媒体概述了有关秘书处的信息(https://www.ukrinform.ua/tag-zaporizza)宵禁于5月10日19：00从5月10日宣布。</text:p>
      <text:p text:style-name="P4">
声明说：“为了回应众多上诉，我们报告说，此信息没有报告现实。Zaporozhye中的“长”宵禁没有错。”</text:p>
      <text:p text:style-name="P4">
<text:span text:style-name="T4">
另请阅读：</text:span>
 <text:a xlink:type="simple" xlink:href="https://www.ukrinform.ua/rubric-regions/3704275-glava-ova-poasniv-comu-zaprovadzuut-dovgu-komendantsku-godinu-v-hersoni.html" text:style-name="Internet_20_link" text:visited-style-name="Visited_20_Internet_20_Link">
<text:span text:style-name="T4">
指挥官</text:span>
</text:a>
市政厅建议，在与去年事件有关的情况下，媒体可能会错误地使用和发表。</text:p>
      <text:p text:style-name="P4">
News Source: <text:a xlink:type="simple" xlink:href="https://www.ukrinform.ua/rubric-regions/3704895-cas-komendantskoi-godini-u-zaporizzi-ne-zminitsa-miskrada.html" text:style-name="Internet_20_link" text:visited-style-name="Visited_20_Internet_20_Link">
https://www.ukrinform.ua/rubric-regions/3704895-cas-komendantskoi-godini-u-zaporizzi-ne-zminitsa-miskrada.html</text:a>
</text:p>
      <!--NEWS-->
      <text:h text:style-name="P10" text:outline-level="1">
<text:span text:style-name="T4">
乌克兰的第一夫人访问英国</text:span>
</text:h>
      <text:p text:style-name="P4">
作者: Ukrinform (Person)</text:p>
      <text:p text:style-name="P4">
出版商: Укринформ (Organization)</text:p>
      <text:p text:style-name="P4">
出版时间: 2023-05-04T22:52:00+03:00</text:p>
      <text:p text:style-name="P4">
修改时间: 2023-05-04T22:52:00+03:00</text:p>
      <text:p text:style-name="P4">
描述: 乌克兰的第一夫人奥琳娜·泽伦斯卡（Olena Zelenska）访问了英国。  - 乌克林。</text:p>
      <text:p text:style-name="P4">
图片: ["<text:a xlink:type="simple" xlink:href="https://static.ukrinform.com/photos/2023_05/thumb_files/630_360_1683229764-345.jpg" text:style-name="Internet_20_link" text:visited-style-name="Visited_20_Internet_20_Link">
630_360_16832...</text:a>
", "<text:a xlink:type="simple" xlink:href="https://static.ukrinform.com/photos/2023_05/1683229764-345.jpg" text:style-name="Internet_20_link" text:visited-style-name="Visited_20_Internet_20_Link">
1683229764-34...</text:a>
", "<text:a xlink:type="simple" xlink:href="https://static.ukrinform.com/photos/2023_05/1683229764-539.jpg" text:style-name="Internet_20_link" text:visited-style-name="Visited_20_Internet_20_Link">
1683229764-53...</text:a>
", "<text:a xlink:type="simple" xlink:href="https://static.ukrinform.com/photos/2023_05/1683229764-468.jpg" text:style-name="Internet_20_link" text:visited-style-name="Visited_20_Internet_20_Link">
1683229764-46...</text:a>
"]</text:p>
      <text:p text:style-name="P4">
标签: ['Британія', 'Євробачення', 'Лондон', 'Візит', 'Олена Зеленська']</text:p>
      <text:p text:style-name="P4">
类型: Article</text:p>
      <!--METADATA-->
      <text:p text:style-name="P4">
<draw:frame draw:style-name="fr1" draw:name="Image227" text:anchor-type="as-char" svg:width="6.9236in" svg:height="3.956343in" draw:z-index="0">
<draw:image xlink:href="../Images/yкринформ/2023-05-04T22-52-00-03-00/630_360_1683229764-345.jpg" xlink:type="simple" xlink:show="embed" xlink:actuate="onLoad" draw:mime-type="image/jpeg"/>
</draw:frame>
乌克兰第一夫人埃琳娜·泽伦斯卡(Elena Zelenska)访问了英国英国。</text:p>
      <text:p text:style-name="P4">
Zelenskaya在<text:a xlink:type="simple" xlink:href="https://t.me/FirstLadyOfUkraine/3031" text:style-name="Internet_20_link" text:visited-style-name="Visited_20_Internet_20_Link">
</text:a>
，报道乌克林福姆。</text:p>
      <text:p text:style-name="P4">
第一夫人指出，在她的访问期间，她在伦敦与他的妻子Akshata Murti的妻子Premier-Minister见面。 Zelenskaya感谢英国对乌克兰的支持，特别是乌克兰合作伙伴共同组织了欧洲电视网。</text:p>
      <text:p text:style-name="P4">
总统的妻子写道：“这是关于俄罗斯侵略的世界的另一个提醒，我们是一个赢家国家，无法接受自己的音乐假期。”</text:p>
      <text:p text:style-name="P4">
<draw:frame draw:style-name="fr1" draw:name="Image228" text:anchor-type="as-char" svg:width="6.9236in" svg:height="4.615733in" draw:z-index="0">
<draw:image xlink:href="../Images/yкринформ/2023-05-04T22-52-00-03-00/1683229764-345.jpg" xlink:type="simple" xlink:show="embed" xlink:actuate="onLoad" draw:mime-type="image/jpeg"/>
</draw:frame>
<text:span text:style-name="T4">
另请阅读：</text:span>
 <text:span text:style-name="T4">
 <text:a xlink:type="simple" xlink:href="https://www.ukrinform.ua/rubric-culture/3703510-gurt-tvorchi-virusiv-na-evrobacenna-u-liverpul.html" text:style-name="Internet_20_link" text:visited-style-name="Visited_20_Internet_20_Link">
</text:a>
</text:span>
</text:p>
      <text:p text:style-name="P4">
Zelenskaya还指出了另一个重要事件 - 乌克兰发行的会议，该会议将于今年6月在伦敦举行。</text:p>
      <text:p text:style-name="P4">
总统的妻子向第一位Leddy and绅士的第三次峰会发出了Akshati Murti的邀请，他们将于9月6日在基辅举行，并将致力于心理健康。</text:p>
      <text:p text:style-name="P4">
Zelenska写道：“峰会从一年一度的角度加强了第一位女士和先生的角色：变得更加活跃，可以使世界变得更好。</text:p>
      <text:p text:style-name="P4">
<draw:frame draw:style-name="fr1" draw:name="Image229" text:anchor-type="as-char" svg:width="6.9236in" svg:height="4.622144in" draw:z-index="0">
<draw:image xlink:href="../Images/yкринформ/2023-05-04T22-52-00-03-00/1683229764-539.jpg" xlink:type="simple" xlink:show="embed" xlink:actuate="onLoad" draw:mime-type="image/jpeg"/>
</draw:frame>
<text:span text:style-name="T4">
另请阅读：</text:span>
 <text:span text:style-name="T4">
 <text:a xlink:type="simple" xlink:href="https://www.ukrinform.ua/rubric-ato/3704817-zelenskij-vidvidav-bazu-vijskovopovitranih-sil-u-niderlandah.html" text:style-name="Internet_20_link" text:visited-style-name="Visited_20_Internet_20_Link">
</text:a>
</text:span>
</text:p>
      <text:p text:style-name="P4">
此外，乌克兰的第一夫人和Aksha Murti一起访问了大英图书馆。</text:p>
      <text:p text:style-name="P4">
“世界上最大的图书馆之一：每年150万次访问，1.7亿个展览。总统的妻子补充说，LVIV BookVikarsh。(Kobzar Taras Shevchenko -Kimenko)的罕见版本在禁止进入乌克兰的《乌克兰和侨民的书籍和出版物》时，以供地下阅读。”</text:p>
      <text:p text:style-name="P4">
<draw:frame draw:style-name="fr1" draw:name="Image230" text:anchor-type="as-char" svg:width="6.9236in" svg:height="4.622144in" draw:z-index="0">
<draw:image xlink:href="../Images/yкринформ/2023-05-04T22-52-00-03-00/1683229764-468.jpg" xlink:type="simple" xlink:show="embed" xlink:actuate="onLoad" draw:mime-type="image/jpeg"/>
</draw:frame>
众所周知，将于5月6日星期六，将有英国君主三世三世的加冕典礼。</text:p>
      <text:p text:style-name="P4">
<text:span text:style-name="T5">
foto：t.me/firmadyofukraine</text:span>
</text:p>
      <text:p text:style-name="P4">
News Source: <text:a xlink:type="simple" xlink:href="https://www.ukrinform.ua/rubric-polytics/3704894-persa-ledi-ukraini-pribula-z-vizitom-do-britanii.html" text:style-name="Internet_20_link" text:visited-style-name="Visited_20_Internet_20_Link">
https://www.ukrinform.ua/rubric-polytics/3704894-persa-ledi-ukraini-pribula-z-vizitom-do-britanii.html</text:a>
</text:p>
      <!--NEWS-->
      <text:h text:style-name="P10" text:outline-level="1">
<text:span text:style-name="T4">
乌克兰谷物进口到邻近欧盟国家的问题应以团结的精神解决 - 鸭子</text:span>
</text:h>
      <text:p text:style-name="P4">
作者: Ukrinform (Person)</text:p>
      <text:p text:style-name="P4">
出版商: Укринформ (Organization)</text:p>
      <text:p text:style-name="P4">
出版时间: 2023-05-04T23:05:00+03:00</text:p>
      <text:p text:style-name="P4">
修改时间: 2023-05-04T23:05:00+03:00</text:p>
      <text:p text:style-name="P4">
描述: 乌克兰感谢欧盟为努力找到解决乌克兰农业进口危机的解决方案，但这个问题尚未找到最终解决方案，应本着团结和剥夺政治猜测的最终解决方案。  - 乌克林。</text:p>
      <text:p text:style-name="P4">
图片: ["<text:a xlink:type="simple" xlink:href="https://static.ukrinform.com/photos/2020_09/thumb_files/630_360_1600426595-611.jpg" text:style-name="Internet_20_link" text:visited-style-name="Visited_20_Internet_20_Link">
630_360_16004...</text:a>
"]</text:p>
      <text:p text:style-name="P4">
标签: ['Євросоюз', 'Імпорт', 'Зерно', 'Тарас Качка']</text:p>
      <text:p text:style-name="P4">
类型: Article</text:p>
      <!--METADATA-->
      <text:p text:style-name="P4">
<draw:frame draw:style-name="fr1" draw:name="Image231" text:anchor-type="as-char" svg:width="6.9236in" svg:height="3.956343in" draw:z-index="0">
<draw:image xlink:href="../Images/yкринформ/2023-05-04T23-05-00-03-00/630_360_1600426595-611.jpg" xlink:type="simple" xlink:show="embed" xlink:actuate="onLoad" draw:mime-type="image/jpeg"/>
</draw:frame>
乌克兰运营的欧盟是为了努力寻找解决乌克兰农业进口危机的解决方案，但最终解决方案尚不清楚，应本着团结精神制定的最终解决方案。</text:p>
      <text:p text:style-name="P4">
乌克林福姆报道，乌克兰塔拉斯·卡奇卡(Taras Kachka)经济副副部长在布鲁塞尔经济论坛上的虚拟演讲中说，这是今天所说的。</text:p>
      <text:p text:style-name="P4">
“欧洲的经济模式也应包括乌克兰。 政治决定<text:a xlink:type="simple" xlink:href="https://www.ukrinform.ua/tag-evrosouz" text:style-name="Internet_20_link" text:visited-style-name="Visited_20_Internet_20_Link">
</text:a>
为了赋予乌克兰，也应通过经济融合来加强候选国家的地位，并获得更大的进入乌克兰和欧盟国内市场的机会，这也为内部市场提供了额外的优势。 但是，当这种情况发生得太快时，它会产生所有人，这就是我们现在与邻近成员国的情况。”乌克兰官员说。</text:p>
      <text:p text:style-name="P4">
他指出，贸易政策的急剧变化是由波兰农民的政治抗议引起的，波兰政府对此做出了纯粹的政治反应，对欧盟和乌克兰都有毁灭性的影响。 得益于欧洲委员会的干预，申请有所促进，但尚未发现最终决定。</text:p>
      <text:p text:style-name="P4">
“这就是为什么我们需要摆脱破坏经济的政治决定的原因。 上个月，波兰决定阻止乌克兰农业出口的决定导致乌克兰的损失为1.43亿美元，这超过欧洲委员会将为波兰农民支付以补偿的赔偿，这一观点的能力无处可去。 因为实际上是由波兰法拉船(Ferrars)吹来的，而波兰政府以一种非常奇怪的方式对此做出了回应，”卡赫卡(Kachka)说。</text:p>
      <text:p text:style-name="P4">
他指出，正是应使用欧盟经济政策来确保欧洲经济稳定这种愿意克服未来任何危机的意愿的稳定。</text:p>
      <text:p text:style-name="P4">
“这不仅适用于对俄罗斯影响的抵抗。 俄罗斯对经济的态度绝对不同，它希望将其置于严格的政治控制之下。 但是这种方法在欧洲永远不会起作用，它们将在乌克兰不起作用。 我想强调的是，公开市场经济是确保在所有条件下稳定的基础，包括俄罗斯对乌克兰的侵略，”乌克兰经济副部长强调。据报道，五个欧盟国家 - 波兰，匈牙利，斯洛伐克，保加利亚 - 保加利亚 - 要求欧洲委员会对乌克兰的“过度”农业出口采取保护措施，这影响了市场状况，这会导致价格和价格下跌因此，影响乌克兰的欧盟北端国家的农民的利益。</text:p>
      <text:p text:style-name="P4">
5月2日，欧盟委员会宣布了一项折衷解决方案，该解决方案禁止乌克兰进口四个主要的农场商品 - 小麦，菜籽菜籽的玉米种子，同时取消了上述反乌克兰进口的单方面措施乌克兰种子的延续。 这些限制将有效到6月5日，如果情况不变，则可能会在年底之前扩展。</text:p>
      <text:p text:style-name="P4">
<text:span text:style-name="T4">
另请阅读：</text:span>
 <text:a xlink:type="simple" xlink:href="https://www.ukrinform.ua/rubric-economy/3702279-zaborona-importu-ukrainskogo-zerna-dae-nebezpecnu-nadiu-kremlu-zelenskij.html" text:style-name="Internet_20_link" text:visited-style-name="Visited_20_Internet_20_Link">
<text:span text:style-name="T4">
 import </text:span>
 <text:span text:style-name="T4">
乌克兰</text:span>
 <text:span text:style-name="T4">
谷物</text:span>
</text:a>
同时，欧盟委员会宣布打算向上述国家支付最初5600万欧元的费用，然后再支付1.5亿欧元，以弥补由于国内市场价格下跌而导致农场损失。</text:p>
      <text:p text:style-name="P4">
同时，欧盟委员会宣布打算采取其他措施，以改善与乌克兰边界的“团结走廊”的工作，以提交“狭窄地方”，并为乌克兰谷物和其他农业物品的未受阻碍的过境提交。第三国。</text:p>
      <text:p text:style-name="P4">
News Source: <text:a xlink:type="simple" xlink:href="https://www.ukrinform.ua/rubric-economy/3704898-problemu-importu-ukrainskogo-zerna-v-susidni-kraini-es-treba-virisuvati-v-dusi-solidarnosti-kacka.html" text:style-name="Internet_20_link" text:visited-style-name="Visited_20_Internet_20_Link">
https://www.ukrinform.ua/rubric-economy/3704898-problemu-importu-ukrainskogo-zerna-v-susidni-kraini-es-treba-virisuvati-v-dusi-solidarnosti-kacka.html</text:a>
</text:p>
      <!--NEWS-->
      <text:h text:style-name="P10" text:outline-level="1">
<text:span text:style-name="T4">
在空军中，他们告诉那架无人机在傍晚撞倒首都</text:span>
</text:h>
      <text:p text:style-name="P4">
作者: Ukrinform (Person)</text:p>
      <text:p text:style-name="P4">
出版商: Укринформ (Organization)</text:p>
      <text:p text:style-name="P4">
出版时间: 2023-05-04T23:11:00+03:00</text:p>
      <text:p text:style-name="P4">
修改时间: 2023-05-04T23:11:00+03:00</text:p>
      <text:p text:style-name="P4">
描述: 武装部队空军报告说，在5月4日晚上，Bayraktar TB2无人机被殴打在首都，失去了控制权。  - 乌克林。</text:p>
      <text:p text:style-name="P4">
图片: ["<text:a xlink:type="simple" xlink:href="https://static.ukrinform.com/photos/2021_10/thumb_files/630_360_1635343378-482.jpg" text:style-name="Internet_20_link" text:visited-style-name="Visited_20_Internet_20_Link">
630_360_16353...</text:a>
"]</text:p>
      <text:p text:style-name="P4">
标签: ['Безпілотник', 'Київ', 'Повітряні сили ЗСУ']</text:p>
      <text:p text:style-name="P4">
类型: Article</text:p>
      <!--METADATA-->
      <text:p text:style-name="P4">
<draw:frame draw:style-name="fr1" draw:name="Image232" text:anchor-type="as-char" svg:width="6.9236in" svg:height="3.956343in" draw:z-index="0">
<draw:image xlink:href="../Images/yкринформ/2023-05-04T23-11-00-03-00/630_360_1635343378-482.jpg" xlink:type="simple" xlink:show="embed" xlink:actuate="onLoad" draw:mime-type="image/jpeg"/>
</draw:frame>
空军报道说，5月4日晚上，Bayraktar TB2无人机被殴打在首都，失去了控制权。</text:p>
      <text:p text:style-name="P4">
对这个 <text:a xlink:type="simple" xlink:href="https://t.me/kpszsu/2499" text:style-name="Internet_20_link" text:visited-style-name="Visited_20_Internet_20_Link">
</text:a>
空军司令部，乌克林福姆报道。</text:p>
      <text:p text:style-name="P4">
声明说：“ 5月4日，在基辅地区约20小时内，在例行飞行中，他失去了对无人机Bayraktar TB2的控制。”</text:p>
      <text:p text:style-name="P4">
<text:span text:style-name="T4">
另请阅读：</text:span>
 <text:span text:style-name="T4">
 <text:a xlink:type="simple" xlink:href="https://www.ukrinform.ua/rubric-kyiv/3704849-nad-kievom-sili-ppo-zbili-bezpilotnik.html" text:style-name="Internet_20_link" text:visited-style-name="Visited_20_Internet_20_Link">
</text:a>
</text:span>
</text:p>
      <text:p text:style-name="P4">
无人机在天空中的不受控制可能导致不良后果。 因此，他们决定申请移动消防小组。</text:p>
      <text:p text:style-name="P4">
“目标是破坏的!损坏，但这是技术，并且发生了这种情况。建立了技术故障，建立了原因，”  - 补充说。</text:p>
      <text:p text:style-name="P4">
<text:span text:style-name="T4">
另请阅读：</text:span>
 <text:span text:style-name="T4">
 <text:a xlink:type="simple" xlink:href="https://www.ukrinform.ua/rubric-kyiv/3704891-pozezu-v-stolicnomu-tc-vid-padinna-ulamkiv-bezpilotnika-vze-likviduvali-klicko.html" text:style-name="Internet_20_link" text:visited-style-name="Visited_20_Internet_20_Link">
</text:a>
</text:span>
</text:p>
      <text:p text:style-name="P4">
值得注意的是，由于战斗工作和碎片的掉落<text:span text:style-name="T4">
 <text:a xlink:type="simple" xlink:href="https://www.ukrinform.ua/tag-bezpilotnik" text:style-name="Internet_20_link" text:visited-style-name="Visited_20_Internet_20_Link">
</text:a>
</text:span>
没有伤亡和受害者。</text:p>
      <text:p text:style-name="P4">
据报道，在空气警报期间，基辅_ <text:span text:style-name="T4">
 <text:a xlink:type="simple" xlink:href="https://www.ukrinform.ua/rubric-kyiv/3704849-nad-kievom-sili-ppo-zbili-bezpilotnik.html" text:style-name="Internet_20_link" text:visited-style-name="Visited_20_Internet_20_Link">
</text:a>
</text:span>
 _</text:p>
      <text:p text:style-name="P4">
News Source: <text:a xlink:type="simple" xlink:href="https://www.ukrinform.ua/rubric-ato/3704897-u-povitranih-silah-rozpovili-so-za-bezpilotnik-zbili-nad-stoliceu-vveceri.html" text:style-name="Internet_20_link" text:visited-style-name="Visited_20_Internet_20_Link">
https://www.ukrinform.ua/rubric-ato/3704897-u-povitranih-silah-rozpovili-so-za-bezpilotnik-zbili-nad-stoliceu-vveceri.html</text:a>
</text:p>
      <!--NEWS-->
      <text:h text:style-name="P10" text:outline-level="1">
<text:span text:style-name="T4">
俄罗斯不提供有关被驱逐出境的乌克兰儿童的任何数据-Lubinets</text:span>
</text:h>
      <text:p text:style-name="P4">
作者: Ukrinform (Person)</text:p>
      <text:p text:style-name="P4">
出版商: Укринформ (Organization)</text:p>
      <text:p text:style-name="P4">
出版时间: 2023-05-04T23:24:00+03:00</text:p>
      <text:p text:style-name="P4">
修改时间: 2023-05-04T23:24:00+03:00</text:p>
      <text:p text:style-name="P4">
描述: 俄罗斯没有为乌克兰提供有关在那里的乌克兰儿童的任何数据，包括他们的位置。  - 乌克林。</text:p>
      <text:p text:style-name="P4">
图片: ["<text:a xlink:type="simple" xlink:href="https://static.ukrinform.com/photos/2023_05/thumb_files/630_360_1683218234-452.jpg" text:style-name="Internet_20_link" text:visited-style-name="Visited_20_Internet_20_Link">
630_360_16832...</text:a>
"]</text:p>
      <text:p text:style-name="P4">
标签: ['Депортація', 'Діти', 'Омбудсмен', 'Війна з росією', 'Дмитро Лубінець']</text:p>
      <text:p text:style-name="P4">
类型: Article</text:p>
      <!--METADATA-->
      <text:p text:style-name="P4">
<draw:frame draw:style-name="fr1" draw:name="Image233" text:anchor-type="as-char" svg:width="6.9236in" svg:height="3.956343in" draw:z-index="0">
<draw:image xlink:href="../Images/yкринформ/2023-05-04T23-24-00-03-00/630_360_1683218234-452.jpg" xlink:type="simple" xlink:show="embed" xlink:actuate="onLoad" draw:mime-type="image/jpeg"/>
</draw:frame>
俄罗斯没有乌克兰没有关于乌克兰儿童的数据，包括他们的位置。</text:p>
      <text:p text:style-name="P4">
乌克利诺德通讯员报告说，这是Verkhovna Rada专员Dmitry Lubinets在新闻发布会上指出的。</text:p>
      <text:p text:style-name="P4">
“俄罗斯一方从未给过或给我们任何数字。没有称赞或关于<text:a xlink:type="simple" xlink:href="https://www.ukrinform.ua/tag-diti" text:style-name="Internet_20_link" text:visited-style-name="Visited_20_Internet_20_Link">
</text:a>
，它们是被设计的，也不是在什么条件下进行的信息。 也就是说，信息不会从他们那里传来。”他说。</text:p>
      <text:p text:style-name="P4">
<text:span text:style-name="T4">
另请阅读：</text:span>
 <text:a xlink:type="simple" xlink:href="https://www.ukrinform.ua/rubric-society/3704815-ombudsmen-vvazae-so-misia-oon-mogla-bi-rozsukuvati-deportovanih-do-rf-ukrainskih-ditej.html" text:style-name="Internet_20_link" text:visited-style-name="Visited_20_Internet_20_Link">
</text:a>
正如乌克林福姆(Ukrinform)报道的那样，OSCE专家的任务发现，乌克兰儿童的执法和驱逐出境和俄罗斯联合会的领土<text:a xlink:type="simple" xlink:href="https://www.ukrinform.ua/rubric-polytics/3704681-deportacia-ukrainskih-ditej-moze-vvazatisa-voennim-zlocinom-misia-obse.html" text:style-name="Internet_20_link" text:visited-style-name="Visited_20_Internet_20_Link">
</text:a>
。</text:p>
      <text:p text:style-name="P4">
乌克兰总统表示，俄罗斯联邦在全面干预时期<text:a xlink:type="simple" xlink:href="https://www.ukrinform.ua/rubric-ato/3701142-rosia-vikrala-20-tisac-ukrainskih-ditej-zelenskij-u-rozmovi-z-si.html" text:style-name="Internet_20_link" text:visited-style-name="Visited_20_Internet_20_Link">
</text:a>
 .</text:p>
      <text:p text:style-name="P4">
News Source: <text:a xlink:type="simple" xlink:href="https://www.ukrinform.ua/rubric-ato/3704863-rosia-ne-nadae-zodnih-danih-pro-deportovanih-ukrainskih-ditej-lubinec.html" text:style-name="Internet_20_link" text:visited-style-name="Visited_20_Internet_20_Link">
https://www.ukrinform.ua/rubric-ato/3704863-rosia-ne-nadae-zodnih-danih-pro-deportovanih-ukrainskih-ditej-lubinec.html</text:a>
</text:p>
      <!--NEWS-->
      <text:h text:style-name="P10" text:outline-level="1">
<text:span text:style-name="T4">
那不勒斯提前成为意大利的足球冠军</text:span>
</text:h>
      <text:p text:style-name="P4">
作者: Ukrinform (Person)</text:p>
      <text:p text:style-name="P4">
出版商: Укринформ (Organization)</text:p>
      <text:p text:style-name="P4">
出版时间: 2023-05-04T23:37:45+03:00</text:p>
      <text:p text:style-name="P4">
修改时间: 2023-05-04T23:37:45+03:00</text:p>
      <text:p text:style-name="P4">
描述: 那不勒斯历史上的球员在意大利系列赛中赢得了冠军。</text:p>
      <text:p text:style-name="P4">
图片: ["<text:a xlink:type="simple" xlink:href="https://static.ukrinform.com/photos/2023_05/thumb_files/630_360_1683232285-530.jpg" text:style-name="Internet_20_link" text:visited-style-name="Visited_20_Internet_20_Link">
630_360_16832...</text:a>
"]</text:p>
      <text:p text:style-name="P4">
标签: ['Футбол', 'Наполі']</text:p>
      <text:p text:style-name="P4">
类型: Article</text:p>
      <!--METADATA-->
      <text:p text:style-name="P4">
<draw:frame draw:style-name="fr1" draw:name="Image234" text:anchor-type="as-char" svg:width="6.9236in" svg:height="3.956343in" draw:z-index="0">
<draw:image xlink:href="../Images/yкринформ/2023-05-04T23-37-45-03-00/630_360_1683232285-530.jpg" xlink:type="simple" xlink:show="embed" xlink:actuate="onLoad" draw:mime-type="image/jpeg"/>
</draw:frame>
那不勒斯球员在他们的历史上赢得了意大利系列赛的冠军。</text:p>
      <text:p text:style-name="P4">
那不勒斯的团队正式发布了标题，播放了Udinez的平局(1：1)据报道，在第33轮的出口比赛中。</text:p>
      <text:p text:style-name="P4">
关于桑迪·洛夫里奇(Sandy Lovrych)的斯洛文尼亚游说者所有者的目标(第13分钟)尼日利亚前锋维克多·奥西蒙(Victor Osimhen)(53).</text:p>
      <text:p text:style-name="P4">
Турнірне становище лідерів після 33-х турів: «Наполі» - 80 очок, «Лаціо» - 64,«Ювентус» - 63, «Інтер» - 60, «Аталанта» - 58, «Мілан» - 58, «Рома» - 58.</text:p>
      <text:p text:style-name="P4">
<text:span text:style-name="T4">
Читайте також:</text:span>
 <text:a xlink:type="simple" xlink:href="https://www.ukrinform.ua/rubric-sports/3704866-matci-25go-turu-futbolnoi-premerligi-ukraini-projdut-78-travna.html" text:style-name="Internet_20_link" text:visited-style-name="Visited_20_Internet_20_Link">
 <text:span text:style-name="T4">
футбол</text:span>
 </text:a>
应当提到“那不勒斯”两次成为意大利的冠军(1987，1990).</text:p>
      <text:p text:style-name="P4">
Фото: Getty Images.</text:p>
      <text:p text:style-name="P4">
News Source: <text:a xlink:type="simple" xlink:href="https://www.ukrinform.ua/rubric-sports/3704901-napoli-dostrokovo-stav-cempionom-italii-z-futbolu.html" text:style-name="Internet_20_link" text:visited-style-name="Visited_20_Internet_20_Link">
https://www.ukrinform.ua/rubric-sports/3704901-napoli-dostrokovo-stav-cempionom-italii-z-futbolu.html</text:a>
</text:p>
      <!--NEWS-->
      <text:h text:style-name="P10" text:outline-level="1">
<text:span text:style-name="T4">
Schroeder失去了有关Bundestag办事处的法院</text:span>
</text:h>
      <text:p text:style-name="P4">
作者: Ukrinform (Person)</text:p>
      <text:p text:style-name="P4">
出版商: Укринформ (Organization)</text:p>
      <text:p text:style-name="P4">
出版时间: 2023-05-04T23:52:00+03:00</text:p>
      <text:p text:style-name="P4">
修改时间: 2023-05-04T23:52:00+03:00</text:p>
      <text:p text:style-name="P4">
描述: 前德国总理格哈德·施罗德（Gerhard Schroeder）起诉该州要求他将其办公室留在政府部门并输掉。  - 乌克林。</text:p>
      <text:p text:style-name="P4">
图片: ["<text:a xlink:type="simple" xlink:href="https://static.ukrinform.com/photos/2016_03/thumb_files/630_360_1459336313-2272.jpg" text:style-name="Internet_20_link" text:visited-style-name="Visited_20_Internet_20_Link">
630_360_14593...</text:a>
"]</text:p>
      <text:p text:style-name="P4">
标签: ['Бундестаг', 'Німеччина', 'Суд', 'Шредер']</text:p>
      <text:p text:style-name="P4">
类型: Article</text:p>
      <!--METADATA-->
      <text:p text:style-name="P4">
<draw:frame draw:style-name="fr1" draw:name="Image235" text:anchor-type="as-char" svg:width="6.9236in" svg:height="3.956343in" draw:z-index="0">
<draw:image xlink:href="../Images/yкринформ/2023-05-04T23-52-00-03-00/630_360_1459336313-2272.jpg" xlink:type="simple" xlink:show="embed" xlink:actuate="onLoad" draw:mime-type="image/jpeg"/>
</draw:frame>
Smobobovealer德国Gerhard Schroeder要求保留和丢失办公室，起诉该州。</text:p>
      <text:p text:style-name="P4">
该决定于5月4日<text:a xlink:type="simple" xlink:href="https://www.berlin.de/gerichte/verwaltungsgericht/presse/pressemitteilungen/2023/pressemitteilung.1320564.php" text:style-name="Internet_20_link" text:visited-style-name="Visited_20_Internet_20_Link">
</text:a>
，报道乌克林福姆。</text:p>
      <text:p text:style-name="P4">
句子写道：“前联邦总理格哈德·施罗德(Gerhard Schroeder)没有资格执行当前任务。”</text:p>
      <text:p text:style-name="P4">
法官指出，从1998年到2005年担任总理的原告以及其他政府负责人<text:a xlink:type="simple" xlink:href="https://www.ukrinform.ua/tag-nimeccina" text:style-name="Internet_20_link" text:visited-style-name="Visited_20_Internet_20_Link">
</text:a>
下午和下午，他在德国联邦政府设有一个办公室，该办公室在联邦总理员工的最后四名工作中工作。 但是，在2022年5月，政府预算委员会决定中止原告的权力，因为他目前没有义务。 因此，柏林行政法院驳回了施罗德的立场，后者要求保护办公室和雇员。</text:p>
      <text:p text:style-name="P4">
由于原告收到了SPD副集团的房间，而不是德国的可行性。</text:p>
      <text:p text:style-name="P4">
<text:span text:style-name="T4">
另请阅读：</text:span>
 <text:a xlink:type="simple" xlink:href="https://www.ukrinform.ua/rubric-crimea/3544187-taseva-nagadala-srederu-so-krim-nikoli-ne-buv-russkim.html" text:style-name="Internet_20_link" text:visited-style-name="Visited_20_Internet_20_Link">
<text:span text:style-name="T4">
切碎</text:span>
</text:a>
施罗德周四没有亲自参加首都的听证会。 这个过程在德国的历史上是独一无二的。</text:p>
      <text:p text:style-name="P4">
根据前联邦总理在详细仪式的办事处的实践已有50多年的历史。 政府的交流预计将退休，以支持国家。 我们将提醒我们，现年79岁的施罗德(Schroeder)在俄罗斯能源关注的习惯完成后工作对普京来说是切实的。</text:p>
      <text:p text:style-name="P4">
News Source: <text:a xlink:type="simple" xlink:href="https://www.ukrinform.ua/rubric-world/3704904-sreder-prograv-sud-sodo-ofisiv-u-bundestazi.html" text:style-name="Internet_20_link" text:visited-style-name="Visited_20_Internet_20_Link">
https://www.ukrinform.ua/rubric-world/3704904-sreder-prograv-sud-sodo-ofisiv-u-bundestazi.html</text:a>
</text:p>
      <!--NEWS-->
      <text:h text:style-name="P10" text:outline-level="1">
<text:span text:style-name="T4">
欧盟委员会已分配5亿欧元来支持弹药生产</text:span>
</text:h>
      <text:p text:style-name="P4">
作者: ['АРМІЯINFORM']</text:p>
      <text:p text:style-name="P4">
时间: 2023-05-04T25:00:00-04:00</text:p>
      <text:p text:style-name="P4">
描述: Vropeiska Komiya在Vobronitvva Boyapasyv Zavli termi的PISDDRIM上获得了法律...与乌克兰2022年的战争，与乌克兰的最新新闻，与乌克兰的新闻，与乌克兰2022年的新闻，今天上次与乌克兰的2022年进行战争，乌克兰和俄罗斯和俄罗斯和俄罗斯和俄罗斯之间的战争将是一场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weapons.jpg" text:style-name="Internet_20_link" text:visited-style-name="Visited_20_Internet_20_Link">
weapons.jpg</text:a>
']</text:p>
      <text:p text:style-name="P4">
标签: ['STOPRUSSIA', 'АГРЕСІЯ РФ', 'ВТОРГНЕННЯ РФ', 'ЄВРОКОМІСІЯ']</text:p>
      <text:p text:style-name="P4">
类别: News</text:p>
      <!--METADATA-->
      <text:p text:style-name="P4">
<draw:frame draw:style-name="fr1" draw:name="Image236" text:anchor-type="as-char" svg:width="6.9236in" svg:height="3.894525in" draw:z-index="0">
<draw:image xlink:href="../Images/AРМІЯINFORM/2023-05-04T25-00-00-04-00/weapons.jpg" xlink:type="simple" xlink:show="embed" xlink:actuate="onLoad" draw:mime-type="image/jpeg"/>
</draw:frame>
欧盟委员会通过了一项有关支持弹药生产弹药和导弹向乌克兰运送的法律，并向会员国提供了援助，以填补其武器储备。</text:p>
      <text:p text:style-name="P4">
关于它<text:a xlink:type="simple" xlink:href="https://ec.europa.eu/commission/presscorner/detail/en/ip_23_2569" text:style-name="Internet_20_link" text:visited-style-name="Visited_20_Internet_20_Link">
报告</text:a>
欧盟新闻服务。</text:p>
      <text:p text:style-name="P4">
欧洲委员会建议以目前的价格分配5亿欧元的预算。</text:p>
      <text:p text:style-name="P4">
欧盟委员会批准的文件旨在增加欧盟的产量，并克服当前的弹药和火箭的短缺及其组成部分。 它将促进保护弹药弹药成员国的储备。</text:p>
      <text:p text:style-name="P4">
欧盟委员会预计，欧洲议会将批准夏季提案。</text:p>
      <text:p text:style-name="P4">
欧盟外国高管和安全政策的最高代表Josep Borrel <text:a xlink:type="simple" xlink:href="https://twitter.com/JosepBorrellF/status/1653708439040806914" text:style-name="Internet_20_link" text:visited-style-name="Visited_20_Internet_20_Link">
强调</text:a>
，乌克兰应该加快向乌克兰的弹药交付。</text:p>
      <text:p text:style-name="P4">
“时间很重要。 今天的提案将适合雄心勃勃的3局，以增加生产弹药的潜力。这也将有助于向乌克兰运送弹药和导弹，并帮助成员国补充其储备。” Josep Borrel说。</text:p>
      <text:p text:style-name="P4">
News Source: <text:a xlink:type="simple" xlink:href="https://armyinform.com.ua/2023/05/04/yevrokomisiya-vydilyla-e500-mln-na-terminove-zmicznennya-oboronnoyi-promyslovosti-yes-budemo-krashhe-pidtrymuvaty-zsu/" text:style-name="Internet_20_link" text:visited-style-name="Visited_20_Internet_20_Link">
https://armyinform.com.ua/2023/05/04/yevrokomisiya-vydilyla-e500-mln-na-terminove-zmicznennya-oboronnoyi-promyslovosti-yes-budemo-krashhe-pidtrymuvaty-zsu/</text:a>
</text:p>
      <!--NEWS-->
      <text:h text:style-name="P10" text:outline-level="1">
<text:span text:style-name="T4">
在卢汉斯克地区，卡迪里维斯卡组织的负责人报告了怀疑</text:span>
</text:h>
      <text:p text:style-name="P4">
作者: ['АРМІЯINFORM']</text:p>
      <text:p text:style-name="P4">
时间: 2023-05-04T26:00:00-04:00</text:p>
      <text:p text:style-name="P4">
描述: Bezpeki Zibrazov的服务是Shchelnitsa Rashism的Docazov基地，与乌克兰2022年的战争，与乌克兰的最新新闻，今天与乌克兰2022年的新闻战争，今天，乌克兰和俄罗斯和俄罗斯和俄罗斯和俄罗斯与俄罗斯和俄罗斯与乌克兰的战争都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5/sbu.jpeg" text:style-name="Internet_20_link" text:visited-style-name="Visited_20_Internet_20_Link">
sbu.jpeg</text:a>
']</text:p>
      <text:p text:style-name="P4">
标签: ['STOPRUSSIA', 'АГРЕСІЯ РФ', 'ВТОРГНЕННЯ РФ', 'СБУ']</text:p>
      <text:p text:style-name="P4">
类别: News</text:p>
      <!--METADATA-->
      <text:p text:style-name="P4">
<draw:frame draw:style-name="fr1" draw:name="Image237" text:anchor-type="as-char" svg:width="6.9236in" svg:height="7.362095in" draw:z-index="0">
<draw:image xlink:href="../Images/AРМІЯINFORM/2023-05-04T26-00-00-04-00/sbu.jpeg" xlink:type="simple" xlink:show="embed" xlink:actuate="onLoad" draw:mime-type="image/jpeg"/>
</draw:frame>
安全局已经汇集了另一个Rashism的支持者，这是在卢汉斯克地区暂时被俘虏的领土上掩盖的。 该数字是Darya Bozhko-俄罗斯组织“ Akhmat志愿者”区域“中心”的负责人。</text:p>
      <text:p text:style-name="P4">
关于它<text:a xlink:type="simple" xlink:href="https://www.facebook.com/SecurSerUkraine/posts/pfbid02nePzLSxLER3eCtzvjTMW1gWvGdkcnKJhjcojZXXhAdvaqXVoe6BvGpgkjG26KCfLl" text:style-name="Internet_20_link" text:visited-style-name="Visited_20_Internet_20_Link">
报告</text:a>
乌克兰的安全服务。</text:p>
      <text:p text:style-name="P4">
该协会是在卡德罗夫(Kadyrov)的指示下建立的，旨在促进乌克兰临时分配地区的克里姆林宫政权分配。</text:p>
      <text:p text:style-name="P4">
根据调查，Bozhko参与了Rubizhnaya的文化和大众事件的全面入侵。 在占领Mystovon之后，她支持了入侵者，包括“ Cadyrivs”的分组，并在与乌克兰的战争中提供了帮助。 因此，在消化年份中，她领导了当地的伪造伪伪伪伪伪造的攻击者国家。 在代表占领“基金会”的“ humdog”分布的掩护下，卡德罗夫亲自证明了俄罗斯联邦和冲刺者军事室的武装侵略。 她参与了当地青少年的宣传活动，他们被迫在支持克里姆林宫政权的激动视频中拍摄。</text:p>
      <text:p text:style-name="P4">
此外，她经常在俄罗斯媒体上讲话，俄罗斯联邦和阿赫马特占领部队的领导人的赞美。</text:p>
      <text:p text:style-name="P4">
目前，安全局的调查人员已通知她有关艺术的怀疑。 436-2乌克兰的刑法(荣耀参与者对乌克兰RFPRO的武装侵略，包含正当理由的材料的传播以及对俄罗斯联邦对乌克兰的正确军事侵略的承认). Тривають комплексні заходидля притягнення зловмисниці до відповідальності за злочини проти нашоїдержави. Розслідування проводили співробітники СБУ в Донецькій та Луганськійобластях за процесуального керівництва Донецької обласної прокуратури.</text:p>
      <text:p text:style-name="P4">
News Source: <text:a xlink:type="simple" xlink:href="https://armyinform.com.ua/2023/05/04/na-luganshhyni-ochilnyczi-kadyrivskoyi-organizacziyi-povidomyly-pro-pidozru/" text:style-name="Internet_20_link" text:visited-style-name="Visited_20_Internet_20_Link">
https://armyinform.com.ua/2023/05/04/na-luganshhyni-ochilnyczi-kadyrivskoyi-organizacziyi-povidomyly-pro-pidozru/</text:a>
</text:p>
      <!--NEWS-->
      <text:h text:style-name="P10" text:outline-level="1">
<text:span text:style-name="T4">
政府继续为军事服务 - 丹尼斯·史密</text:span>
</text:h>
      <text:p text:style-name="P4">
作者: ['АРМІЯINFORM']</text:p>
      <text:p text:style-name="P4">
时间: 2023-05-04T27:00:00-04:00</text:p>
      <text:p text:style-name="P4">
描述: 关于高级米尼格（Premium-Miniger）的Dijotyzatsya机器人，他在与乌克兰2022年的战争中写道，与乌克兰与乌克兰的最新新闻，《与乌克兰的新闻战争》，2022年的新闻战争，乌克兰和俄罗斯的最后一场战争，以及何时与乌克兰的战争，这是与乌克兰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2/shmygal04.jpg" text:style-name="Internet_20_link" text:visited-style-name="Visited_20_Internet_20_Link">
shmygal04.jpg</text:a>
']</text:p>
      <text:p text:style-name="P4">
标签: []</text:p>
      <text:p text:style-name="P4">
类别: News</text:p>
      <!--METADATA-->
      <text:p text:style-name="P4">
<draw:frame draw:style-name="fr1" draw:name="Image238" text:anchor-type="as-char" svg:width="6.9236in" svg:height="3.894525in" draw:z-index="0">
<draw:image xlink:href="../Images/AРМІЯINFORM/2023-05-04T27-00-00-04-00/shmygal04.jpg" xlink:type="simple" xlink:show="embed" xlink:actuate="onLoad" draw:mime-type="image/jpeg"/>
</draw:frame>
总理[撰写]关于迪齐化的工作(https://t.me/Denys_Smyhal/5158)在他的电报频道中。</text:p>
      <text:p text:style-name="P4">
“证书去军事”  - 我们构成了改革军事医疗委员会的过程的基础。 昨天，尼兹纳拉德斯(Nizhnarads)和军事和医生参与后，政府官员和议员在政府官员和议员们的参与之后起草了最高的Radapiditau。</text:p>
      <text:p text:style-name="P4">
其中一个引入了收购和社会支持中心军事单位之间的电子文件流。 该文件还提供了伤害情况的证书 - 现在您不需要调查。 文件将在截止日期内以电子方式发送到合资企业的CCC。 快速，容易且易于访问。</text:p>
      <text:p text:style-name="P4">
法律的第二个项目使您可以在州和公共医疗保健中创建VLK。 我们已经开始扩大该国VLC的数量。现在，我们有一个立法基础，根据民用医疗机构建立额外的军事医疗委员会。 这将消除队列并改善我们军方的进程的可及性。</text:p>
      <text:p text:style-name="P4">
我感谢国会议员在卫生部，国防部，军队和医生的支持下直接参与文件的发展。 我们继续进行尿路尿布和消除不必要的官僚主义。</text:p>
      <text:p text:style-name="P4">
News Source: <text:a xlink:type="simple" xlink:href="https://armyinform.com.ua/2023/05/04/uryad-prodovzhuye-dydzhytalizacziyu-poslug-dlya-vijskovyh-denys-shmygal/" text:style-name="Internet_20_link" text:visited-style-name="Visited_20_Internet_20_Link">
https://armyinform.com.ua/2023/05/04/uryad-prodovzhuye-dydzhytalizacziyu-poslug-dlya-vijskovyh-denys-shmygal/</text:a>
</text:p>
      <!--NEWS-->
      <text:h text:style-name="P10" text:outline-level="1">
<text:span text:style-name="T4">
如何从特殊情况下失踪的单个人登记中获取摘录</text:span>
</text:h>
      <text:p text:style-name="P4">
作者: ['АРМІЯINFORM']</text:p>
      <text:p text:style-name="P4">
时间: 2023-05-04T28:00:00-04:00</text:p>
      <text:p text:style-name="P4">
描述: 信息学部MVS乌克兰人的Vitya。 关于立方体-Mini，与乌克兰2022的战争，与乌克兰的战争是今天的最新消息，即与乌克兰2022年的新闻战争，今天将在乌克兰和俄罗斯之间发动战争，以及与乌克兰的战争时在2022年，是否会有，无论是这样，是否会在不久的将来与乌克兰的战争说，今天与乌克兰的战争，今天的乌克兰新闻，乌克兰的新闻，乌克兰媒体在俄罗斯的乌克兰新闻</text:p>
      <text:p text:style-name="P4">
图片: ['<text:a xlink:type="simple" xlink:href="https://armyinform.com.ua/wp-content/uploads/2023/05/reyestr.jpeg" text:style-name="Internet_20_link" text:visited-style-name="Visited_20_Internet_20_Link">
reyestr.jpeg</text:a>
']</text:p>
      <text:p text:style-name="P4">
标签: ['STOPRUSSIA', 'АГРЕСІЯ РФ', 'ВТОРГНЕННЯ РФ', 'МІНРЕІНТЕГРАЦІЇ']</text:p>
      <text:p text:style-name="P4">
类别: News</text:p>
      <!--METADATA-->
      <text:p text:style-name="P4">
<draw:frame draw:style-name="fr1" draw:name="Image239" text:anchor-type="as-char" svg:width="6.9236in" svg:height="3.929143in" draw:z-index="0">
<draw:image xlink:href="../Images/AРМІЯINFORM/2023-05-04T28-00-00-04-00/reyestr.jpeg" xlink:type="simple" xlink:show="embed" xlink:actuate="onLoad" draw:mime-type="image/jpeg"/>
</draw:frame>
摘录由乌克兰内政部信息部提供。</text:p>
      <text:p text:style-name="P4">
关于它<text:a xlink:type="simple" xlink:href="https://minre.gov.ua/2023/05/03/yak-otrymaty-vytyag-iz-yedynogo-reyestru-osib-znyklyh-bezvisty-za-osoblyvyh-obstavyn/" text:style-name="Internet_20_link" text:visited-style-name="Visited_20_Internet_20_Link">
报告</text:a>
乌克兰暂时占领领土重新融入独立部。</text:p>
      <text:p text:style-name="P4">
要获得提取物：</text:p>
      <text:p text:style-name="P4">
<text:span text:style-name="T5">
发送e -mail的申请：<text:a xlink:type="simple" xlink:href="https://armyinform.com.ua/cdn-cgi/l/email-protection#2e5e4943474f6e43585d00494158005b4f" text:style-name="Internet_20_link" text:visited-style-name="Visited_20_Internet_20_Link">
[电子邮件保护]</text:a>
或到内政部：基辅，斯特。 Bogomolets，10； </text:span>
添加申请人护照的副本和证实与失踪人员的家庭关系的文件。</text:p>
      <text:p text:style-name="P4">
数据在30个日历日内进行验证。 提取物将发送到申请电子邮件或返回邮政地址。</text:p>
      <text:p text:style-name="P4">
重要的!登记册中包含一个人是唯一一个人在特殊情况下穿着丢失的人。 注册表数据的存在无法确认死亡或持有。</text:p>
      <text:p text:style-name="P4">
如果您对从单个注册表中获取摘录有任何疑问，请按数字联系热线：(050)240-85-29。</text:p>
      <text:p text:style-name="P4">
News Source: <text:a xlink:type="simple" xlink:href="https://armyinform.com.ua/2023/05/04/yak-otrymaty-vytyag-iz-yedynogo-reyestru-osib-znyklyh-bezvisty-za-osoblyvyh-obstavyn/" text:style-name="Internet_20_link" text:visited-style-name="Visited_20_Internet_20_Link">
https://armyinform.com.ua/2023/05/04/yak-otrymaty-vytyag-iz-yedynogo-reyestru-osib-znyklyh-bezvisty-za-osoblyvyh-obstavyn/</text:a>
</text:p>
      <!--NEWS-->
      <text:h text:style-name="P10" text:outline-level="1">
<text:span text:style-name="T4">
五角大楼揭示了乌克兰新帮助包的内容</text:span>
</text:h>
      <text:p text:style-name="P4">
作者: ['АРМІЯINFORM']</text:p>
      <text:p text:style-name="P4">
时间: 2023-05-04T29:00:00-04:00</text:p>
      <text:p text:style-name="P4">
描述: 乌克兰人在美国美元的新套餐中，火箭弹到了himars，howitzia ...与乌克兰2022年的战争，与乌克兰与乌克兰的最新新闻，今天与乌克兰2022年的新闻战争，乌克兰和俄罗斯之间将发生战争当他们在2022年与乌克兰进行战争时，他们说，在不久的将来，乌克兰是否会与乌克兰进行战争</text:p>
      <text:p text:style-name="P4">
图片: ['<text:a xlink:type="simple" xlink:href="https://armyinform.com.ua/wp-content/uploads/2023/05/zaryadzhannya-hydra-70.jpg" text:style-name="Internet_20_link" text:visited-style-name="Visited_20_Internet_20_Link">
zaryadzhannya-hydra-70.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240" text:anchor-type="as-char" svg:width="6.9236in" svg:height="3.4618in" draw:z-index="0">
<draw:image xlink:href="../Images/AРМІЯINFORM/2023-05-04T29-00-00-04-00/zaryadzhannya-hydra-70.jpg" xlink:type="simple" xlink:show="embed" xlink:actuate="onLoad" draw:mime-type="image/jpeg"/>
</draw:frame>
乌克兰将从美国导弹到HIMARS，155毫米口径，贝壳，反坦克系统，航空导弹，卡车和其他设备的新榴弹炮中获得新的国防包装。</text:p>
      <text:p text:style-name="P4">
关于这个<text:a xlink:type="simple" xlink:href="https://www.defense.gov/News/Releases/Release/Article/3383288/biden-administration-announces-additional-security-assistance-for-ukraine/" text:style-name="Internet_20_link" text:visited-style-name="Visited_20_Internet_20_Link">
被引用</text:a>
五角大楼的遗嘱。</text:p>
      <text:p text:style-name="P4">
该消息获悉：“今天，美国国防部宣布分配额外的援助，以满足乌克兰在安全和国防领域的关键需求。”</text:p>
      <text:p text:style-name="P4">
值得注意的是，新软件包包括Himars系统的导弹； 155毫米的榴弹炮和炮弹； 砂浆壳120毫米，81毫米和60毫米。 此外，乌克兰将被送往乌克兰； AT-4反坦克武器和Carl Gustaf； Hydra-70航空导弹。</text:p>
      <text:p text:style-name="P4">
此外，乌克兰军队将获得小武器和弹药； 消除障碍的弹药； 用于运输重型设备的卡车和拖车，以及用于维护和维修运输的设备和备件。</text:p>
      <text:p text:style-name="P4">
美国国防部说：“美国将继续与盟友和合作伙伴合作，使乌克兰有机会满足其对那不勒斯战斗和长期安全需求的直接需求。”</text:p>
      <text:p text:style-name="P4">
同时在<text:a xlink:type="simple" xlink:href="https://www.state.gov/additional-u-s-security-assistance-for-ukraine-3/" text:style-name="Internet_20_link" text:visited-style-name="Visited_20_Internet_20_Link">
国务院</text:a>
得知，新的军事援助套餐的成本达到3亿美元。</text:p>
      <text:p text:style-name="P4">
News Source: <text:a xlink:type="simple" xlink:href="https://armyinform.com.ua/2023/05/04/pentagon-rozkryv-vmist-novogo-paketa-dopomogy-dlya-ukrayiny/" text:style-name="Internet_20_link" text:visited-style-name="Visited_20_Internet_20_Link">
https://armyinform.com.ua/2023/05/04/pentagon-rozkryv-vmist-novogo-paketa-dopomogy-dlya-ukrayiny/</text:a>
</text:p>
      <!--NEWS-->
      <text:h text:style-name="P10" text:outline-level="1">
<text:span text:style-name="T4">
“很长一段时间以来，只有一半的Yurik寄来了”  - 古尔的拦截</text:span>
</text:h>
      <text:p text:style-name="P4">
作者: ['АРМІЯINFORM']</text:p>
      <text:p text:style-name="P4">
时间: 2023-05-04T30:00:00-04:00</text:p>
      <text:p text:style-name="P4">
描述: Zhinka Viiskovoskovaskya RF Rozpovidah Rozpoviden溢出了知识，...与乌克兰2022年的战争，与乌克兰与乌克兰的最新新闻，今天与乌克兰2022年的新闻战争，今天上次与乌克兰的新闻战争，乌克兰和俄罗斯之间的战争是否会在2022年与20222年发生战争他们说，是否会有一年的一年，在不久的将来会与乌克兰战争</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ВТОРГНЕННЯ РФ', 'ГУР']</text:p>
      <text:p text:style-name="P4">
类别: News</text:p>
      <!--METADATA-->
      <text:p text:style-name="P4">
<draw:frame draw:style-name="fr1" draw:name="Image241" text:anchor-type="as-char" svg:width="6.9236in" svg:height="3.894525in" draw:z-index="0">
<draw:image xlink:href="../Images/AРМІЯINFORM/2023-05-04T30-00-00-04-00/337531944_232614265847457_8544501692430122370_n.jpg" xlink:type="simple" xlink:show="embed" xlink:actuate="onLoad" draw:mime-type="image/jpeg"/>
</draw:frame>
武装部队武装部队的一名妇女讲述了他们普通著名的死亡，她的判刑是被监禁的判决，后来他在瓦格纳·佩克(Wagner PEC)中听到了他的判决，并提议取代15年的剥夺沃尔娜的参与在乌克兰领土的敌对行动中。</text:p>
      <text:p text:style-name="P4">
关于[拦截]进一步(https://gur.gov.ua/content/nedolho-tam-proderzhalsia-nu-koroche-vot-tolko-polovynu-iuryka-pryslaly-siuda.html)Mov Intelligence局。</text:p>
      <text:p text:style-name="P4">
News Source: <text:a xlink:type="simple" xlink:href="https://armyinform.com.ua/2023/05/04/nedovgo-tam-protrymavsya-tilky-polovynu-yuryka-pryslaly-syudy-perehoplennya-gur/" text:style-name="Internet_20_link" text:visited-style-name="Visited_20_Internet_20_Link">
https://armyinform.com.ua/2023/05/04/nedovgo-tam-protrymavsya-tilky-polovynu-yuryka-pryslaly-syudy-perehoplennya-gur/</text:a>
</text:p>
      <!--NEWS-->
      <text:h text:style-name="P10" text:outline-level="1">
<text:span text:style-name="T4">
占领者已经将军事设备和炸药放在另一个动力部门的场所</text:span>
</text:h>
      <text:p text:style-name="P4">
作者: ['АРМІЯINFORM']</text:p>
      <text:p text:style-name="P4">
时间: 2023-05-04T31:00:00-04:00</text:p>
      <text:p text:style-name="P4">
描述: Rosieskis Zagarbniki Rosemi在第四个Energok的易腐烂的涡轮机viddnia中...与乌克兰2022年的战争，与乌克兰的最新新闻，今天与乌克兰的新闻，今天与乌克兰2022年的新闻，今天与乌克兰和俄罗斯之间的战争以及何时在乌克兰和俄罗斯之间发生战争他们说，乌克兰在2022年是否会有一年的时间，在不久的将来是否会与乌克兰进行战争</text:p>
      <text:p text:style-name="P4">
图片: ['<text:a xlink:type="simple" xlink:href="https://armyinform.com.ua/wp-content/uploads/2023/04/64_main-v1671899843.jpg" text:style-name="Internet_20_link" text:visited-style-name="Visited_20_Internet_20_Link">
64_main-v1671899843.jpg</text:a>
']</text:p>
      <text:p text:style-name="P4">
标签: ['STOPRUSSIA', 'АГРЕСІЯ РФ', 'ВТОРГНЕННЯ РФ', 'ЗЛОЧИНИ ОКУПАНТІВ']</text:p>
      <text:p text:style-name="P4">
类别: News</text:p>
      <!--METADATA-->
      <text:p text:style-name="P4">
<draw:frame draw:style-name="fr1" draw:name="Image242" text:anchor-type="as-char" svg:width="6.9236in" svg:height="4.61903in" draw:z-index="0">
<draw:image xlink:href="../Images/AРМІЯINFORM/2023-05-04T31-00-00-04-00/64_main-v1671899843.jpg" xlink:type="simple" xlink:show="embed" xlink:actuate="onLoad" draw:mime-type="image/jpeg"/>
</draw:frame>
说明性照片</text:p>
      <text:p text:style-name="P4">
俄罗斯入侵者已将Zaporizhhya核电站军事装备和炸药的涡轮机部门置于涡轮部门的场所。</text:p>
      <text:p text:style-name="P4">
关于它<text:a xlink:type="simple" xlink:href="https://www.facebook.com/permalink.php" text:style-name="Internet_20_link" text:visited-style-name="Visited_20_Internet_20_Link">
报告</text:a>
乌克兰核监管的州检查局。</text:p>
      <text:p text:style-name="P4">
“国际原子能机构的代表报道了将俄罗斯入侵者，武器和炸药安置在Zaporizhzhia NPP第四能量块的涡轮分支机构中的事实。”</text:p>
      <text:p text:style-name="P4">
这在每周在国际贸易危机中心举行的沟通会议上广为人知(IEC)IAEA和SNSCACRAGUTION对ZAPORIZHZHYA NPP部位的质量活动活动，该活动于2023年5月2日举行。</text:p>
      <text:p text:style-name="P4">
“应提醒，在2022年7月底，俄罗斯军方用弹药以及武器和炸药将重型军事装备的UPPU的波浪大厅放置在重型军事设备的第一单元。</text:p>
      <text:p text:style-name="P4">
2022年8月上旬，在ZPP的2号机器大厅#2中也收到了有关军事设备的安置的信息。</text:p>
      <text:p text:style-name="P4">
此外，非官方渠道的SNRC调节会在Zaporizhzhya NPP的其他生产场所的设备，武器和炸药的信息中获得信息，包括在维修和机械车间中以及火灾块的屋顶工。 下一步是俄罗斯入侵者的新犯罪行为，它对核设施的核和辐射安全造成了重大损害，这是一个非工业地点。 Zaporizhzhya npp。</text:p>
      <text:p text:style-name="P4">
俄罗斯军方的决定和行动不足，面临着核站的个人和周围定居点的居民的风险。</text:p>
      <text:p text:style-name="P4">
再次，在紧急情况下可能会释放放射性物质向环境释放，乌克兰不仅会感到跨境。</text:p>
      <text:p text:style-name="P4">
俄罗斯联邦诉讼的核恐怖主义在文明世界中是不可接受的。 我们敦促国际社会对侵略者国家(申请)的行动进行合并和决定性的反应。</text:p>
      <text:p text:style-name="P4">
我们强调，俄罗斯联邦应被剥夺IAEA和其他国际机构在核能使用领域的所有权利和特权。”该报告写道。</text:p>
      <text:p text:style-name="P4">
News Source: <text:a xlink:type="simple" xlink:href="https://armyinform.com.ua/2023/05/04/okupanty-rozmistyly-vijskovu-tehniku-ta-vybuhivku-v-prymishhenni-shhe-odnogo-energobloka-zaes/" text:style-name="Internet_20_link" text:visited-style-name="Visited_20_Internet_20_Link">
https://armyinform.com.ua/2023/05/04/okupanty-rozmistyly-vijskovu-tehniku-ta-vybuhivku-v-prymishhenni-shhe-odnogo-energobloka-zaes/</text:a>
</text:p>
      <!--NEWS-->
      <text:h text:style-name="P10" text:outline-level="1">
<text:span text:style-name="T4">
Bakhmut和Marinka的激烈战斗继续：乌克兰士兵击退了40次敌人袭击</text:span>
</text:h>
      <text:p text:style-name="P4">
作者: ['АРМІЯINFORM']</text:p>
      <text:p text:style-name="P4">
时间: 2023-05-04T32:00:00-04:00</text:p>
      <text:p text:style-name="P4">
描述: 对手我做了Zoservilu，这是领先的Zuill的主要Zuill di ...与乌克兰2022年的战争，与乌克兰与乌克兰的最新新闻战争，今天与乌克兰2022年的新闻战争，乌克兰和俄罗斯之间的战争是否会发生战争以及战争之间的战争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12/vidbyly-ataky.jpg" text:style-name="Internet_20_link" text:visited-style-name="Visited_20_Internet_20_Link">
vidbyly-ataky.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243" text:anchor-type="as-char" svg:width="6.9236in" svg:height="4.170843in" draw:z-index="0">
<draw:image xlink:href="../Images/AРМІЯINFORM/2023-05-04T32-00-00-04-00/vidbyly-ataky.jpg" xlink:type="simple" xlink:show="embed" xlink:actuate="onLoad" draw:mime-type="image/jpeg"/>
</draw:frame>
说明性照片<text:span text:style-name="T4">
🔥俄罗斯入侵的情况</text:span>
</text:p>
      <text:p text:style-name="P4">
敌人继续将主要努力集中在领导Nalimansk，Bakhmut，Avdiiv和Mariinsky的方向上的进攻行动上 - 反映了40次羊毛攻击。 最激烈的战斗是由Bakhmut和Marinka进行的。</text:p>
      <text:p text:style-name="P4">
在Facebook上关于它<text:a xlink:type="simple" xlink:href="https://www.facebook.com/GeneralStaff.ua/posts/pfbid02LgHFWh3YvaTJ5fiUtZRzuGQg3bSJbTF4StjNZPKUEczt4u5ZZW9VQbXmbMtwq3n7l" text:style-name="Internet_20_link" text:visited-style-name="Visited_20_Internet_20_Link">
报告</text:a>
武装部队的总人员。</text:p>
      <text:p text:style-name="P4">
“在巴赫穆特的方向上，敌人继续采取进攻行动。 巴赫穆特的男孩继续。 此外，在最后一天，敌人朝着纽约定居点的方向进行了连续的连续行动。 Vasyukivka，Orikhovo-Vasylivka，Bakhmut，Ivanivske，Yar，Baugor，North和South以及纽约，Donetsk地区，被敌人的炮击分散了注意力。 敌人正试图改善战术位置。在Marinka和Novomikhailivka地区进行了许多敌人攻击。 她被顿涅茨克地区的Krasnogorivka解雇了。</text:p>
      <text:p text:style-name="P4">
News Source: <text:a xlink:type="simple" xlink:href="https://armyinform.com.ua/2023/05/04/zapekli-boyi-za-bahmut-i-maryinku-tryvayut-ukrayinski-voyiny-vidbyly-40-vorozhyh-atak/" text:style-name="Internet_20_link" text:visited-style-name="Visited_20_Internet_20_Link">
https://armyinform.com.ua/2023/05/04/zapekli-boyi-za-bahmut-i-maryinku-tryvayut-ukrayinski-voyiny-vidbyly-40-vorozhyh-atak/</text:a>
</text:p>
      <!--NEWS-->
      <text:h text:style-name="P10" text:outline-level="1">
<text:span text:style-name="T4">
晚上，空中国防军摧毁了Shahd 136/131和侦察无人机</text:span>
</text:h>
      <text:p text:style-name="P4">
作者: ['АРМІЯINFORM']</text:p>
      <text:p text:style-name="P4">
时间: 2023-05-04T33:00:00-04:00</text:p>
      <text:p text:style-name="P4">
描述: 在尼克（Nich），第4号，罗西斯基·皮亚斯潘蒂（Rosiyski Piaspanti），Khust Koronyan-Kamikadze Iranskiy，乌克兰2022年的袭击，与乌克兰的战争是今天的最新消息，这是与乌克兰2022年的新闻战争，今天是乌克兰和乌克兰之间的最后一场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3/ataka-droniv-1.jpg" text:style-name="Internet_20_link" text:visited-style-name="Visited_20_Internet_20_Link">
ataka-droniv-1.jpg</text:a>
']</text:p>
      <text:p text:style-name="P4">
标签: ['STOPRUSSIA', 'АГРЕСІЯ РФ', 'ВТОРГНЕННЯ РФ', 'КОМАНДУВАННЯ ПОВІТРЯНИХ СИЛ']</text:p>
      <text:p text:style-name="P4">
类别: News</text:p>
      <!--METADATA-->
      <text:p text:style-name="P4">
<draw:frame draw:style-name="fr1" draw:name="Image244" text:anchor-type="as-char" svg:width="6.9236in" svg:height="3.894525in" draw:z-index="0">
<draw:image xlink:href="../Images/AРМІЯINFORM/2023-05-04T33-00-00-04-00/ataka-droniv-1.jpg" xlink:type="simple" xlink:show="embed" xlink:actuate="onLoad" draw:mime-type="image/jpeg"/>
</draw:frame>
Shahaned Uav。 说明性照片</text:p>
      <text:p text:style-name="P4">
5月4日晚上，俄罗斯入侵者从北方方向用无人机-Kamikadzeiran攻击乌克兰(布莱恩斯克地区)但是从南部 - 亚佐夫海的东海岸。</text:p>
      <text:p text:style-name="P4">
关于它<text:a xlink:type="simple" xlink:href="https://www.facebook.com/kpszsu/posts/pfbid0EgtEqzVXNaTLLwfZQJ9XKMemSSHUVQx9oPobgVs42QqLL3pkBrCVRNPJDmi2t4uql" text:style-name="Internet_20_link" text:visited-style-name="Visited_20_Internet_20_Link">
报告</text:a>
武装部队司令部。</text:p>
      <text:p text:style-name="P4">
总体而言，占用者最多使用了24次冲击无人机SHAHD-136/131。</text:p>
      <text:p text:style-name="P4">
空军与乌克兰国防部队其他组成部分的空中防御合作的力量和手段，摧毁了18种冲击无人机。</text:p>
      <text:p text:style-name="P4">
使用了防空导弹武器，航空和移动射击中心和南空命令的责任。</text:p>
      <text:p text:style-name="P4">
News Source: <text:a xlink:type="simple" xlink:href="https://armyinform.com.ua/2023/05/04/unochi-syly-ppo-znyshhyly-18-shahed-136-131-ta-rozviduvalnyj-bpla/" text:style-name="Internet_20_link" text:visited-style-name="Visited_20_Internet_20_Link">
https://armyinform.com.ua/2023/05/04/unochi-syly-ppo-znyshhyly-18-shahed-136-131-ta-rozviduvalnyj-bpla/</text:a>
</text:p>
      <!--NEWS-->
      <text:h text:style-name="P10" text:outline-level="1">
<text:span text:style-name="T4">
在赫尔森地区，占领者威胁要没收乌克兰护照的人的财产</text:span>
</text:h>
      <text:p text:style-name="P4">
作者: ['АРМІЯINFORM']</text:p>
      <text:p text:style-name="P4">
时间: 2023-05-04T34:00:00-04:00</text:p>
      <text:p text:style-name="P4">
描述: Triva Primusov Passportzatzayan乌克兰在Genychysky地区Timchasovo ...与2022年与乌克兰的战争，与乌克兰的最新新闻战争，今天与乌克兰的新闻战争最后一次与乌克兰的新闻战争，乌克兰和俄罗斯与乌克兰之间的战争将在他们说，或者2022年，他们是否会在不久的将来与乌克兰进行战争</text:p>
      <text:p text:style-name="P4">
图片: ['<text:a xlink:type="simple" xlink:href="https://armyinform.com.ua/wp-content/uploads/2023/02/okupanty.jpg" text:style-name="Internet_20_link" text:visited-style-name="Visited_20_Internet_20_Link">
okupanty.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245" text:anchor-type="as-char" svg:width="6.9236in" svg:height="4.366727in" draw:z-index="0">
<draw:image xlink:href="../Images/AРМІЯINFORM/2023-05-04T34-00-00-04-00/okupanty.jpg" xlink:type="simple" xlink:show="embed" xlink:actuate="onLoad" draw:mime-type="image/jpeg"/>
</draw:frame>
说明性照片<text:span text:style-name="T4">
🔥俄罗斯入侵的情况</text:span>
</text:p>
      <text:p text:style-name="P4">
乌克兰公民在赫尔森地区Genichesky地区的强制认证仍在继续。</text:p>
      <text:p text:style-name="P4">
在Facebook上关于它<text:a xlink:type="simple" xlink:href="https://www.facebook.com/GeneralStaff.ua/posts/pfbid02LgHFWh3YvaTJ5fiUtZRzuGQg3bSJbTF4StjNZPKUEczt4u5ZZW9VQbXmbMtwq3n7l" text:style-name="Internet_20_link" text:visited-style-name="Visited_20_Internet_20_Link">
报告</text:a>
武装部队的总人员。</text:p>
      <text:p text:style-name="P4">
“俄罗斯入侵者不断向当地人施压，威胁着财产驱逐出境，受到定居点之间的位移的限制。 乌克兰护照的人对入侵者的态度是一种有偏见的态度。</text:p>
      <text:p text:style-name="P4">
News Source: <text:a xlink:type="simple" xlink:href="https://armyinform.com.ua/2023/05/04/na-hersonshhyni-okupanty-pogrozhuyut-konfiskuvaty-majno-u-lyudej-z-ukrayinskymy-pasportamy/" text:style-name="Internet_20_link" text:visited-style-name="Visited_20_Internet_20_Link">
https://armyinform.com.ua/2023/05/04/na-hersonshhyni-okupanty-pogrozhuyut-konfiskuvaty-majno-u-lyudej-z-ukrayinskymy-pasportamy/</text:a>
</text:p>
      <!--NEWS-->
      <text:h text:style-name="P10" text:outline-level="1">
<text:span text:style-name="T4">
最后一天的国防军航空通过俄罗斯联邦的部队击败了17次。</text:span>
</text:h>
      <text:p text:style-name="P4">
作者: ['АРМІЯINFORM']</text:p>
      <text:p text:style-name="P4">
时间: 2023-05-04T35:00:00-04:00</text:p>
      <text:p text:style-name="P4">
描述: Avisaats的Yya防守部队过去的Doba在Zserdzhennya领域进行了13杆。与乌克兰2022年与乌克兰战争，与乌克兰的最新新闻，今天与乌克兰的新闻战争，今天与乌克兰的新闻战争最后一次，乌克兰和俄罗斯之间以及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246" text:anchor-type="as-char" svg:width="6.9236in" svg:height="3.894525in" draw:z-index="0">
<draw:image xlink:href="../Images/AРМІЯINFORM/2023-05-04T35-00-00-04-00/aviacziya-syl-oborony-ukrayiny.jpg" xlink:type="simple" xlink:show="embed" xlink:actuate="onLoad" draw:mime-type="image/jpeg"/>
</draw:frame>
说明性照片<text:span text:style-name="T4">
🔥俄罗斯完成的情况</text:span>
</text:p>
      <text:p text:style-name="P4">
最后一天，防御力的飞机在个人工作人员集中的领域以及4杆的防空导弹综合体中取得了13次跳动。</text:p>
      <text:p text:style-name="P4">
在Facebook上关于它<text:a xlink:type="simple" xlink:href="https://www.facebook.com/GeneralStaff.ua/posts/pfbid02LgHFWh3YvaTJ5fiUtZRzuGQg3bSJbTF4StjNZPKUEczt4u5ZZW9VQbXmbMtwq3n7l" text:style-name="Internet_20_link" text:visited-style-name="Visited_20_Internet_20_Link">
报告</text:a>
武装部队的总人员。</text:p>
      <text:p text:style-name="P4">
在最后一天，导弹和炮兵部门受到侵略者的人造丝，电子摔跤站的影响导弹综合体。</text:p>
      <text:p text:style-name="P4">
News Source: <text:a xlink:type="simple" xlink:href="https://armyinform.com.ua/2023/05/04/aviacziya-syl-oborony-mynuloyi-doby-zavdala-17-udariv-po-vijskam-rf/" text:style-name="Internet_20_link" text:visited-style-name="Visited_20_Internet_20_Link">
https://armyinform.com.ua/2023/05/04/aviacziya-syl-oborony-mynuloyi-doby-zavdala-17-udariv-po-vijskam-rf/</text:a>
</text:p>
      <!--NEWS-->
      <text:h text:style-name="P10" text:outline-level="1">
<text:span text:style-name="T4">
每天敌人的损失：已消除了600多名入侵者，销毁了5个坦克和17个BBM</text:span>
</text:h>
      <text:p text:style-name="P4">
作者: ['АРМІЯINFORM']</text:p>
      <text:p text:style-name="P4">
时间: 2023-05-04T36:00:00-04:00</text:p>
      <text:p text:style-name="P4">
描述: Zagalni Boyov，在02.24.22至04/04/23 Orintovo成为：...与乌克兰2022的战争，与乌克兰的战争，今天与乌克兰的最新新闻，今天与乌克兰的新闻战争，今天与乌克兰2022年，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64201d82-f524-448e-89c4-03747bef947f-scaled.jpg" text:style-name="Internet_20_link" text:visited-style-name="Visited_20_Internet_20_Link">
64201d82-f524-448e-89c4-03747bef947f-scaled.jpg</text:a>
']</text:p>
      <text:p text:style-name="P4">
标签: ['STOPRUSSIA', 'АГРЕСІЯ РФ', 'ВТОРГНЕННЯ РФ', 'ВТРАТИ ВОРОГА', 'ГШ ЗСУ']</text:p>
      <text:p text:style-name="P4">
类别: News</text:p>
      <!--METADATA-->
      <text:p text:style-name="P4">
<draw:frame draw:style-name="fr1" draw:name="Image247" text:anchor-type="as-char" svg:width="6.9236in" svg:height="6.975527in" draw:z-index="0">
<draw:image xlink:href="../Images/AРМІЯINFORM/2023-05-04T36-00-00-04-00/64201d82-f524-448e-89c4-03747bef947f-scaled.jpg" xlink:type="simple" xlink:show="embed" xlink:actuate="onLoad" draw:mime-type="image/jpeg"/>
</draw:frame>
敌人从24.02.22到04.05.23的总损失将分配给：</text:p>
      <text:p text:style-name="P4">
<text:span text:style-name="T4">
<text:span text:style-name="T5">
人员 -  </text:span>
* 192590(+650)淘汰的人</text:span>
<text:span text:style-name="T5">
坦克 -  </text:span>
<text:span text:style-name="T5">
 3707(+5)</text:span>
<text:span text:style-name="T4">
战斗装甲车 -  </text:span>
 7216(+17)<text:span text:style-name="T4">
<text:span text:style-name="T5">
炮兵系统 -  </text:span>
<text:span text:style-name="T5">
 2962(+16)</text:span>
 </text:span>
 rszv- <text:span text:style-name="T4">
 547(+3)</text:span>
<text:span text:style-name="T5">
防防防防防空防 -  </text:span>
<text:span text:style-name="T5">
 304(+4)</text:span>
<text:span text:style-name="T4">
飞机 -  </text:span>
 308(0)<text:span text:style-name="T4">
<text:span text:style-name="T5">
直升机 -  </text:span>
* 294(0)</text:span>
<text:span text:style-name="T5">
无人机手术战术水平 -  </text:span>
<text:span text:style-name="T5">
 2523(+18)</text:span>
<text:span text:style-name="T4">
有翼的导弹 -  </text:span>
 947(0)<text:span text:style-name="T4">
<text:span text:style-name="T5">
船 /船 -  </text:span>
* 18(0)</text:span>
<text:span text:style-name="T5">
汽车设备和坦克 -  </text:span>
<text:span text:style-name="T5">
 5886(+21)</text:span>
<text:span text:style-name="T4">
特殊技术 -  </text:span>
 370(+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4.05.23。</text:p>
      <text:p text:style-name="P4">
News Source: <text:a xlink:type="simple" xlink:href="https://armyinform.com.ua/2023/05/04/vtraty-voroga-za-dobu-likvidovano-ponad-600-okupantiv-znyshheno-5-tankiv-i-17-bbm/" text:style-name="Internet_20_link" text:visited-style-name="Visited_20_Internet_20_Link">
https://armyinform.com.ua/2023/05/04/vtraty-voroga-za-dobu-likvidovano-ponad-600-okupantiv-znyshheno-5-tankiv-i-17-bbm/</text:a>
</text:p>
      <!--NEWS-->
      <text:h text:style-name="P10" text:outline-level="1">
<text:span text:style-name="T4">
在黑海中，敌人增加了火箭架的数量：总的“口径”射出到32枚导弹</text:span>
</text:h>
      <text:p text:style-name="P4">
作者: ['АРМІЯINFORM']</text:p>
      <text:p text:style-name="P4">
时间: 2023-05-04T37:00:00-04:00</text:p>
      <text:p text:style-name="P4">
描述: Ugropanni Vorog Zbilsheno的Chorny Mornshny造船者最多11岁，Zokrema一直延长...与乌克兰2022年的战争，与乌克兰与乌克兰的最新新闻，与乌克兰2022年的新闻战争，今天与乌克兰的最新新闻，今天将在乌克兰和俄罗斯之间进行战争，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2/09/155205-1_large.jpg" text:style-name="Internet_20_link" text:visited-style-name="Visited_20_Internet_20_Link">
155205-1_large.jpg</text:a>
']</text:p>
      <text:p text:style-name="P4">
标签: ['КАЛІБРИ', 'ОК «ПІВДЕНЬ»', 'РАКЕТОНОСІЇ']</text:p>
      <text:p text:style-name="P4">
类别: News</text:p>
      <!--METADATA-->
      <text:p text:style-name="P4">
<draw:frame draw:style-name="fr1" draw:name="Image248" text:anchor-type="as-char" svg:width="6.9236in" svg:height="3.95374in" draw:z-index="0">
<draw:image xlink:href="../Images/AРМІЯINFORM/2023-05-04T37-00-00-04-00/155205-1_large.jpg" xlink:type="simple" xlink:show="embed" xlink:actuate="onLoad" draw:mime-type="image/jpeg"/>
</draw:frame>
说明性照片</text:p>
      <text:p text:style-name="P4">
在黑海中，敌方船舶集团已增加到11个，特别是火箭发射器增加到4个表面。</text:p>
      <text:p text:style-name="P4">
关于它<text:a xlink:type="simple" xlink:href="https://www.facebook.com/OperationalCommandSouth/posts/pfbid0LSxWqxE7FmvetBwstZBikZRySnQNmmHEBwN4cZzDtTtDmmL4ehjbx9G7VPpbf8a8l" text:style-name="Internet_20_link" text:visited-style-name="Visited_20_Internet_20_Link">
报告</text:a>
操作命令“南”。</text:p>
      <text:p text:style-name="P4">
因此，口径的总可能凌空可以达到32枚火箭。</text:p>
      <text:p text:style-name="P4">
该命令被要求不要忽略空气警报信号：“请记住，敌人是阴险的，不仅准备在刺后领土上罢工。”</text:p>
      <text:p text:style-name="P4">
News Source: <text:a xlink:type="simple" xlink:href="https://armyinform.com.ua/2023/05/04/u-chornomu-mori-vorog-zbilshyv-kilkist-raketonosiyiv-zagalnyj-zalp-kalibriv-do-3%ef%b8%8f2%ef%b8%8f-raket/" text:style-name="Internet_20_link" text:visited-style-name="Visited_20_Internet_20_Link">
https://armyinform.com.ua/2023/05/04/u-chornomu-mori-vorog-zbilshyv-kilkist-raketonosiyiv-zagalnyj-zalp-kalibriv-do-3%ef%b8%8f2%ef%b8%8f-raket/</text:a>
</text:p>
      <!--NEWS-->
      <text:h text:style-name="P10" text:outline-level="1">
<text:span text:style-name="T4">
FSB关于克里米亚乌克兰特殊服务拘留的声明 - 错误信息</text:span>
</text:h>
      <text:p text:style-name="P4">
作者: ['АРМІЯINFORM']</text:p>
      <text:p text:style-name="P4">
时间: 2023-05-04T38:00:00-04:00</text:p>
      <text:p text:style-name="P4">
描述: 假设Rosiyskoi FSB关于筛查乌克兰特种部队在Teritors中的特工...与乌克兰2022年的战争，与乌克兰的最新新闻，今天与乌克兰2022年的新闻战争，今天将在乌克兰和俄罗斯与俄罗斯与俄罗斯与俄罗斯与俄罗斯与俄罗斯与俄罗斯与俄罗斯之间发生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gur-1.jpg" text:style-name="Internet_20_link" text:visited-style-name="Visited_20_Internet_20_Link">
gur-1.jpg</text:a>
']</text:p>
      <text:p text:style-name="P4">
标签: ['STOPRUSSIA', 'АНДРІЙ ЮСОВ', 'ГУР МІНОБОРОНИ УКРАЇНИ']</text:p>
      <text:p text:style-name="P4">
类别: News</text:p>
      <!--METADATA-->
      <text:p text:style-name="P4">
<draw:frame draw:style-name="fr1" draw:name="Image249" text:anchor-type="as-char" svg:width="6.9236in" svg:height="3.894525in" draw:z-index="0">
<draw:image xlink:href="../Images/AРМІЯINFORM/2023-05-04T38-00-00-04-00/gur-1.jpg" xlink:type="simple" xlink:show="embed" xlink:actuate="onLoad" draw:mime-type="image/jpeg"/>
</draw:frame>
俄罗斯FSB关于涉嫌拘留乌克兰特殊服务的代理人的陈述是另一个敌人的错误信息。</text:p>
      <text:p text:style-name="P4">
关于它<text:a xlink:type="simple" xlink:href="https://gur.gov.ua/content/zaiavy-rosiiskoi-fsb-pro-nachebto-zatrymannia-ahentiv-spetssluzhb-ukrainy-na-terytorii-okupovanoho-krymu-cherhova-vorozha-dezinformatsiia.html" text:style-name="Internet_20_link" text:visited-style-name="Visited_20_Internet_20_Link">
陈述</text:a>
乌克兰安德里·尤索夫国防部情报部主要部门的代表。</text:p>
      <text:p text:style-name="P4">
据他说，新鲜的克里姆林宫假货证明了一个明显的事实：俄罗斯政权害怕乌克兰，乌克兰特殊服务，尤其是古尔。</text:p>
      <text:p text:style-name="P4">
“而且确实正确，因为所有战争罪的估算必然是他们最安全的途径 - 自愿掌握在乌克兰权利的手中，”  - 总结说，安德烈·尤索夫(Andrey Yusov)总结了。</text:p>
      <text:p text:style-name="P4">
News Source: <text:a xlink:type="simple" xlink:href="https://armyinform.com.ua/2023/05/04/zayavy-fsb-pro-zatrymannya-ukrayinskyh-speczsluzhbovcziv-u-krymu-dezinformacziya/" text:style-name="Internet_20_link" text:visited-style-name="Visited_20_Internet_20_Link">
https://armyinform.com.ua/2023/05/04/zayavy-fsb-pro-zatrymannya-ukrayinskyh-speczsluzhbovcziv-u-krymu-dezinformacziya/</text:a>
</text:p>
      <!--NEWS-->
      <text:h text:style-name="P10" text:outline-level="1">
<text:span text:style-name="T4">
在乌克兰沉默的时刻</text:span>
</text:h>
      <text:p text:style-name="P4">
作者: ['АРМІЯINFORM']</text:p>
      <text:p text:style-name="P4">
时间: 2023-05-04T3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50" text:anchor-type="as-char" svg:width="6.9236in" svg:height="3.895992in" draw:z-index="0">
<draw:image xlink:href="../Images/AРМІЯINFORM/2023-05-04T3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04/v-ukrayini-hvylyna-movchannya/" text:style-name="Internet_20_link" text:visited-style-name="Visited_20_Internet_20_Link">
https://armyinform.com.ua/2023/05/04/v-ukrayini-hvylyna-movchannya/</text:a>
</text:p>
      <!--NEWS-->
      <text:h text:style-name="P10" text:outline-level="1">
<text:span text:style-name="T4">
加拿大已移交给乌克兰设备进行脱魔</text:span>
</text:h>
      <text:p text:style-name="P4">
作者: ['АРМІЯINFORM']</text:p>
      <text:p text:style-name="P4">
时间: 2023-05-04T40:00:00-04:00</text:p>
      <text:p text:style-name="P4">
描述: 卡纳迪·佩尔蒂尼亚（Kanadi Pershe Pertynnya）在乌克兰Zvozvichi Situstsya的乌克兰统治部门的君主被引爆了...与乌克兰2022年的战争，与乌克兰的最新新闻，今天与乌克兰2022年的新闻战争，今天，乌克兰和俄罗斯之间的战争将在乌克兰和俄罗斯之间发生。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dsns1.jpg" text:style-name="Internet_20_link" text:visited-style-name="Visited_20_Internet_20_Link">
dsns1.jpg</text:a>
', '<text:a xlink:type="simple" xlink:href="https://armyinform.com.ua/wp-content/uploads/2023/05/dsns2.jpg" text:style-name="Internet_20_link" text:visited-style-name="Visited_20_Internet_20_Link">
dsns2.jpg</text:a>
']</text:p>
      <text:p text:style-name="P4">
标签: ['ДОПОМОГА ПАРТНЕРІВ', 'КАНАДА', 'ОБЛАДНАННЯ ДЛЯ РОЗМІНУВАННЯ', 'СВІТ ПІДТРИМУЄ УКРАЇНУ']</text:p>
      <text:p text:style-name="P4">
类别: News</text:p>
      <!--METADATA-->
      <text:p text:style-name="P4">
<draw:frame draw:style-name="fr1" draw:name="Image251" text:anchor-type="as-char" svg:width="6.9236in" svg:height="4.586885in" draw:z-index="0">
<draw:image xlink:href="../Images/AРМІЯINFORM/2023-05-04T40-00-00-04-00/dsns1.jpg" xlink:type="simple" xlink:show="embed" xlink:actuate="onLoad" draw:mime-type="image/jpeg"/>
</draw:frame>
乌克兰的州紧急服务从加拿大收到了第一台设备，以2250万美元的价格收到了矿山。</text:p>
      <text:p text:style-name="P4">
关于它<text:a xlink:type="simple" xlink:href="https://www.facebook.com/CanadainUkraine/posts/pfbid03t8KVeRqcxfTqVtdeN1tZ2rZhEkb6BaC5uqXcCpFJzy3yvr3o4rJc4dSLMkCzRQql" text:style-name="Internet_20_link" text:visited-style-name="Visited_20_Internet_20_Link">
报告</text:a>
加拿大驻乌克兰大使馆。</text:p>
      <text:p text:style-name="P4">
声明说：“这些车辆将用于清理农业土地，将其归还生产性并促进工业安全的恢复。”</text:p>
      <text:p text:style-name="P4">
<draw:frame draw:style-name="fr1" draw:name="Image252" text:anchor-type="as-char" svg:width="6.9236in" svg:height="4.615733in" draw:z-index="0">
<draw:image xlink:href="../Images/AРМІЯINFORM/2023-05-04T40-00-00-04-00/dsns2.jpg" xlink:type="simple" xlink:show="embed" xlink:actuate="onLoad" draw:mime-type="image/jpeg"/>
</draw:frame>
</text:p>
      <text:p text:style-name="P4">
News Source: <text:a xlink:type="simple" xlink:href="https://armyinform.com.ua/2023/05/04/kanada-peredala-ukrayini-obladnannya-dlya-rozminuvannya/" text:style-name="Internet_20_link" text:visited-style-name="Visited_20_Internet_20_Link">
https://armyinform.com.ua/2023/05/04/kanada-peredala-ukrayini-obladnannya-dlya-rozminuvannya/</text:a>
</text:p>
      <!--NEWS-->
      <text:h text:style-name="P10" text:outline-level="1">
<text:span text:style-name="T4">
Alexei Reznikov感谢这位美国同事的下一个军事援助计划</text:span>
</text:h>
      <text:p text:style-name="P4">
作者: ['АРМІЯINFORM']</text:p>
      <text:p text:style-name="P4">
时间: 2023-05-04T41:00:00-04:00</text:p>
      <text:p text:style-name="P4">
描述: 乌克兰防御Oleksiy Reznikov的官方，已经包装了美国对美国劳埃德·奥斯汀的辩护...与乌克兰2022年的战争，与乌克兰与乌克兰的最新新闻，《与乌克兰2022年新闻》的战争，今天上次与乌克兰的新闻战争，乌克兰之间将在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reznikov-3.jpg" text:style-name="Internet_20_link" text:visited-style-name="Visited_20_Internet_20_Link">
reznikov-3.jpg</text:a>
', '<text:a xlink:type="simple" xlink:href="https://armyinform.com.ua/wp-content/uploads/2023/05/image_2023-05-04_08-57-26.png" text:style-name="Internet_20_link" text:visited-style-name="Visited_20_Internet_20_Link">
image_2023-05-04_08-57-26.png</text:a>
']</text:p>
      <text:p text:style-name="P4">
标签: ['STOPRUSSIA', 'АГРЕСІЯ РФ', 'ВТОРГНЕННЯ РФ', 'ДОПОМОГА ПАРТНЕРІВ', 'ОЛЕКСІЙ РЕЗНІКОВ', 'ОФІЦІЙНО', 'СВІТ ПІДТРИМУЄ УКРАЇНУ']</text:p>
      <text:p text:style-name="P4">
类别: News</text:p>
      <!--METADATA-->
      <text:p text:style-name="P4">
<draw:frame draw:style-name="fr1" draw:name="Image253" text:anchor-type="as-char" svg:width="6.9236in" svg:height="3.894525in" draw:z-index="0">
<draw:image xlink:href="../Images/AРМІЯINFORM/2023-05-04T41-00-00-04-00/reznikov-3.jpg" xlink:type="simple" xlink:show="embed" xlink:actuate="onLoad" draw:mime-type="image/jpeg"/>
</draw:frame>
乌克兰国防部长Alexei Reznikov感谢Shatloid Austin国防部长的下一套军事援助。</text:p>
      <text:p text:style-name="P4">
“我们感谢劳埃达·奥斯汀(Lloyda Austin)和美国的未知支持!乌克兰为其自由和独立性而奋斗了9多年。 需要进行陶式武器来解放我们的土地和人民。” <text:a xlink:type="simple" xlink:href="https://twitter.com/oleksiireznikov/status/1653838836823105552" text:style-name="Internet_20_link" text:visited-style-name="Visited_20_Internet_20_Link">
说</text:a>
Alexei Reznikov。</text:p>
      <text:p text:style-name="P4">
他还感谢乌克兰的合作伙伴对他们提供的需求和帮助的理解。</text:p>
      <text:p text:style-name="P4">
回想美国国防部<text:a xlink:type="simple" xlink:href="https://armyinform.com.ua/2023/05/04/pentagon-rozkryv-vmist-novogo-paketa-dopomogy-dlya-ukrayiny/" text:style-name="Internet_20_link" text:visited-style-name="Visited_20_Internet_20_Link">
宣布</text:a>
关于分配额外援助，以满足乌克兰在安全和国防领域的关键需求。  <draw:frame draw:style-name="fr1" draw:name="Image254" text:anchor-type="as-char" svg:width="6.9236in" svg:height="6.9236in" draw:z-index="0">
<draw:image xlink:href="../Images/AРМІЯINFORM/2023-05-04T41-00-00-04-00/image_2023-05-04_08-57-26.png" xlink:type="simple" xlink:show="embed" xlink:actuate="onLoad" draw:mime-type="image/png"/>
</draw:frame>
</text:p>
      <text:p text:style-name="P4">
News Source: <text:a xlink:type="simple" xlink:href="https://armyinform.com.ua/2023/05/04/oleksij-reznikov-podyakuvav-amerykanskomu-kolezi-za-chergovyj-paket-vijskovoyi-dopomogy/" text:style-name="Internet_20_link" text:visited-style-name="Visited_20_Internet_20_Link">
https://armyinform.com.ua/2023/05/04/oleksij-reznikov-podyakuvav-amerykanskomu-kolezi-za-chergovyj-paket-vijskovoyi-dopomogy/</text:a>
</text:p>
      <!--NEWS-->
      <text:h text:style-name="P10" text:outline-level="1">
<text:span text:style-name="T4">
由于对敖德萨的夜间袭击没有人类伤亡，大多数无人机被摧毁-Natalia Humeniuk</text:span>
</text:h>
      <text:p text:style-name="P4">
作者: ['Володимир Віват']</text:p>
      <text:p text:style-name="P4">
时间: 2023-05-04T42:00:00-04:00</text:p>
      <text:p text:style-name="P4">
描述: 乌克兰的乌克兰乌克兰（Vorogo Bulogo）的阿佐夫斯基海的Syogodni Vnochi Zzovnoy ...与乌克兰2022年的战争，与乌克兰的最新新闻，《新闻》，《新闻》，《与乌克兰的新闻战》，与乌克兰的新闻战争，乌克兰2022年的最后一场战争是今天的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3/shahed-5447.jpg" text:style-name="Internet_20_link" text:visited-style-name="Visited_20_Internet_20_Link">
shahed-5447.jpg</text:a>
']</text:p>
      <text:p text:style-name="P4">
标签: ['НАТАЛІЯ ГУМЕНЮК']</text:p>
      <text:p text:style-name="P4">
类别: News</text:p>
      <!--METADATA-->
      <text:p text:style-name="P4">
<draw:frame draw:style-name="fr1" draw:name="Image255" text:anchor-type="as-char" svg:width="6.9236in" svg:height="3.4618in" draw:z-index="0">
<draw:image xlink:href="../Images/AРМІЯINFORM/2023-05-04T42-00-00-04-00/shahed-5447.jpg" xlink:type="simple" xlink:show="embed" xlink:actuate="onLoad" draw:mime-type="image/jpeg"/>
</draw:frame>
今晚，从乌克兰南部地区的Azov Sea的方向发射了15次冲击无人机SHAHD-136/131。 空气防御和移动消防小组摧毁了12个空气目标。 不幸的是，一家敖德萨教育机构的宿舍中有三击。 消除了大火，人们没有受伤。</text:p>
      <text:p text:style-name="P4">
据报道，这是由南部乌克兰南部国防部队1Rorra Natalia Humeniuk的国防军中心主要协调的国家马拉松“统一新闻”的报道。</text:p>
      <text:p text:style-name="P4">
该官员指出，这次攻击的特征是，使用适当的象征主义写了“为我们发射的无人机的TZWhotos”。</text:p>
      <text:p text:style-name="P4">
她还说，到目前为止，有11艘敌对的海洋船只，其中4艘是水上载体。 这些最多可准备使用32枚机芯。</text:p>
      <ul>
        <li>
侵略者使用武器的动态，这是我们责任系统中所追踪的，这表明他们正在尝试用无人机的飞机来代替火箭发射器。 特别是，在夜间攻击中，敌人每天都会参加敌人加强无人智力的敌人，以及两次手术水平的鞭子无人机。 纳塔利亚·汉尼努克(Natalia Humeniuk)说：“不时地，我们在海中有很多敌方船只，这些船只也是通过不存在的，这些船只用于获取情报信息。”</li>
      </ul>
      <text:p text:style-name="P4">
据新闻中心的首领称，在被占领的领土上，敌人不断听到，改变了位置。 在DNIEPER的左岸，他们的入侵者的建设是根据位置第一层无聊肉的原则，即动员，并且有准备好的单位拒绝了更受保护的防御债券。</text:p>
      <text:p text:style-name="P4">
News Source: <text:a xlink:type="simple" xlink:href="https://armyinform.com.ua/2023/05/04/unaslidok-nichnoyi-povitryanoyi-ataky-na-odesu-lyudskyh-zhertv-nemaye-bilshist-droniv-znyshheno-nataliya-gumenyuk/" text:style-name="Internet_20_link" text:visited-style-name="Visited_20_Internet_20_Link">
https://armyinform.com.ua/2023/05/04/unaslidok-nichnoyi-povitryanoyi-ataky-na-odesu-lyudskyh-zhertv-nemaye-bilshist-droniv-znyshheno-nataliya-gumenyuk/</text:a>
</text:p>
      <!--NEWS-->
      <text:h text:style-name="P10" text:outline-level="1">
<text:span text:style-name="T4">
到了晚上</text:span>
</text:h>
      <text:p text:style-name="P4">
作者: ['АРМІЯINFORM']</text:p>
      <text:p text:style-name="P4">
时间: 2023-05-04T43:00:00-04:00</text:p>
      <text:p text:style-name="P4">
描述: VNOCH 3至4伤害Rosiska avisaatsity dvichi对Sumsko的定居点感到震惊...与乌克兰2022年的战争，与乌克兰的最新新闻，今天与乌克兰2022年的新闻战争，今天，乌克兰与俄罗斯和俄罗斯和俄罗斯和俄罗斯和俄罗斯和俄罗斯和俄罗斯和俄罗斯和俄罗斯之间的战争都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5/51789066-a515-47ab-b69b-4fe8d592d0da-e1683182335106.jpg" text:style-name="Internet_20_link" text:visited-style-name="Visited_20_Internet_20_Link">
51789066-a515-47ab-b69b-4fe8d592d0da-e1683182335106.jpg</text:a>
', '<text:a xlink:type="simple" xlink:href="https://armyinform.com.ua/wp-content/uploads/2023/05/77ae0a07-8454-49fd-9db9-6852b6e47bed-150x150.jpg" text:style-name="Internet_20_link" text:visited-style-name="Visited_20_Internet_20_Link">
77ae0a07-8454-49fd-9db9-6852b6e47bed-150x150.jpg</text:a>
', '<text:a xlink:type="simple" xlink:href="https://armyinform.com.ua/wp-content/uploads/2023/05/a38d2863-31dc-4799-a2c3-1c278d51efdf-150x150.jpg" text:style-name="Internet_20_link" text:visited-style-name="Visited_20_Internet_20_Link">
a38d2863-31dc-4799-a2c3-1c278d51efdf-150x150.jpg</text:a>
', '<text:a xlink:type="simple" xlink:href="https://armyinform.com.ua/wp-content/uploads/2023/05/ee358c5b-2132-49d7-b6b8-386fb8fd2eda-150x150.jpg" text:style-name="Internet_20_link" text:visited-style-name="Visited_20_Internet_20_Link">
ee358c5b-2132-49d7-b6b8-386fb8fd2eda-150x150.jpg</text:a>
']</text:p>
      <text:p text:style-name="P4">
标签: ['АВІАБОМБИ', 'ОБСТРІЛИ ПРИКОРДОННЯ', 'ОК «ПІВНІЧ»', 'СУМЩИНА', 'ЧЕРНІГІВЩИНА']</text:p>
      <text:p text:style-name="P4">
类别: News</text:p>
      <!--METADATA-->
      <text:p text:style-name="P4">
<draw:frame draw:style-name="fr1" draw:name="Image256" text:anchor-type="as-char" svg:width="6.9236in" svg:height="4.170387in" draw:z-index="0">
<draw:image xlink:href="../Images/AРМІЯINFORM/2023-05-04T43-00-00-04-00/51789066-a515-47ab-b69b-4fe8d592d0da-e1683182335106.jpg" xlink:type="simple" xlink:show="embed" xlink:actuate="onLoad" draw:mime-type="image/jpeg"/>
</draw:frame>
5月3日至4日，俄罗斯航空在居住的公共和切尼希夫地区两次袭击。 私人住宅，教育机构，一个妇女被摧毁。</text:p>
      <text:p text:style-name="P4">
关于它<text:a xlink:type="simple" xlink:href="https://www.facebook.com/kommander.nord/posts/pfbid05VwQkyPLvxtv5Uy463dUFmRekuef49zdZ6SKjFANMNyVjM8tY38hWkLq4oNWv37rl" text:style-name="Internet_20_link" text:visited-style-name="Visited_20_Internet_20_Link">
报告</text:a>
操作命令“北”。</text:p>
      <text:p text:style-name="P4">
大约22:25，有2次爆炸，可能是安全气囊控制的，朝乌拉拉洛(Uralovo)的绘画点的方向。 根据信息，两个私人住宅，一座行政大楼和一家当地的教育机构遭到损害。</text:p>
      <text:p text:style-name="P4">
大约23:10大约有1次到达，可能是由安全气囊管理在伊万尼夫卡地区的。 炮击损害了5座各种任命的建筑物，其中之一是当地教育机构的建筑。 一名平民，一名老妇和3名男子受伤。</text:p>
      <text:p text:style-name="P4">
<text:a xlink:type="simple" xlink:href="https://armyinform.com.ua/wp-content/uploads/2023/05/77ae0a07-8454-49fd-9db9-6852b6e47bed.jpg" text:style-name="Internet_20_link" text:visited-style-name="Visited_20_Internet_20_Link">
!(Images/AРМІЯINFORM/2023-05-04T43-00-00-04-00/77ae0a07-8454-49fd-9db9-6852b6e47bed-150x150.jpg)</text:a>
</text:p>
      <text:p text:style-name="P4">
<text:a xlink:type="simple" xlink:href="https://armyinform.com.ua/wp-content/uploads/2023/05/a38d2863-31dc-4799-a2c3-1c278d51efdf.jpg" text:style-name="Internet_20_link" text:visited-style-name="Visited_20_Internet_20_Link">
<draw:frame draw:style-name="fr1" draw:name="Image257" text:anchor-type="as-char" svg:width="6.9236in" svg:height="6.9236in" draw:z-index="0">
<draw:image xlink:href="../Images/AРМІЯINFORM/2023-05-04T43-00-00-04-00/a38d2863-31dc-4799-a2c3-1c278d51efdf-150x150.jpg" xlink:type="simple" xlink:show="embed" xlink:actuate="onLoad" draw:mime-type="image/jpeg"/>
</draw:frame>
</text:a>
</text:p>
      <text:p text:style-name="P4">
<text:a xlink:type="simple" xlink:href="https://armyinform.com.ua/wp-content/uploads/2023/05/ee358c5b-2132-49d7-b6b8-386fb8fd2eda.jpg" text:style-name="Internet_20_link" text:visited-style-name="Visited_20_Internet_20_Link">
<draw:frame draw:style-name="fr1" draw:name="Image258" text:anchor-type="as-char" svg:width="6.9236in" svg:height="6.9236in" draw:z-index="0">
<draw:image xlink:href="../Images/AРМІЯINFORM/2023-05-04T43-00-00-04-00/ee358c5b-2132-49d7-b6b8-386fb8fd2eda-150x150.jpg" xlink:type="simple" xlink:show="embed" xlink:actuate="onLoad" draw:mime-type="image/jpeg"/>
</draw:frame>
</text:a>
</text:p>
      <text:p text:style-name="P4">
News Source: <text:a xlink:type="simple" xlink:href="https://armyinform.com.ua/2023/05/04/vnochi-rf-zavdala-udar-kerovanymy-aviabombamy-po-prykordonnyu-sumshhyny-i-chernigivshhyny-ye-zagybli/" text:style-name="Internet_20_link" text:visited-style-name="Visited_20_Internet_20_Link">
https://armyinform.com.ua/2023/05/04/vnochi-rf-zavdala-udar-kerovanymy-aviabombamy-po-prykordonnyu-sumshhyny-i-chernigivshhyny-ye-zagybli/</text:a>
</text:p>
      <!--NEWS-->
      <text:h text:style-name="P10" text:outline-level="1">
<text:span text:style-name="T4">
欧盟尚未发现乌克兰非法武器流通的事实</text:span>
</text:h>
      <text:p text:style-name="P4">
作者: ['АРМІЯINFORM']</text:p>
      <text:p text:style-name="P4">
时间: 2023-05-04T44:00:00-04:00</text:p>
      <text:p text:style-name="P4">
描述: 与乌克兰2022年的乌克兰战争，与乌克兰的战争是与乌克兰的战争的和谐因素，与乌克兰的战争是今天的最新消息。 and Russia and when, when, when, when, when, when, when, when The war with Ukraine in 2022 will be or not, will there be a war with Ukraine in the near future, the war with Ukraine, Ukraine's news today,乌克兰新闻在俄罗斯的乌克兰媒体</text:p>
      <text:p text:style-name="P4">
图片: ['<text:a xlink:type="simple" xlink:href="https://armyinform.com.ua/wp-content/uploads/2023/05/8823170cc29c17fc1b2438a8237c2a59.jpg" text:style-name="Internet_20_link" text:visited-style-name="Visited_20_Internet_20_Link">
8823170cc29c17fc1b2438a8237c2a59.jpg</text:a>
']</text:p>
      <text:p text:style-name="P4">
标签: ['YES', 'АГРЕСІЯ РФ', 'ВТОРГНЕННЯ РФ', 'ЗБРОЯ']</text:p>
      <text:p text:style-name="P4">
类别: News</text:p>
      <!--METADATA-->
      <text:p text:style-name="P4">
<draw:frame draw:style-name="fr1" draw:name="Image259" text:anchor-type="as-char" svg:width="6.9236in" svg:height="4.615733in" draw:z-index="0">
<draw:image xlink:href="../Images/AРМІЯINFORM/2023-05-04T44-00-00-04-00/8823170cc29c17fc1b2438a8237c2a59.jpg" xlink:type="simple" xlink:show="embed" xlink:actuate="onLoad" draw:mime-type="image/jpeg"/>
</draw:frame>
在欧盟中，没有发现与乌克兰战争相关的大规模非法贩运武器的事实。</text:p>
      <text:p text:style-name="P4">
这在[语句]中说明了(https://www.unodc.org/documents/treaties/CTOC/working-group-on-firearms-2023_html/Final_-_EU_Statement_WG_Firearms.pdf)维也纳国际组织的欧盟代表团。</text:p>
      <text:p text:style-name="P4">
俄罗斯对乌克兰联邦的激进战争增加了欧盟和其他地区非法垃圾武器的威胁 - 在跨国组织犯罪公约的参与者会议上工作小组的工作组时，这一信息传达了这一信息。 但是，自2019年以来，乌克兰一直在努力防止非法流通武器，弹药和炸药。</text:p>
      <text:p text:style-name="P4">
“我们记得俄罗斯发起的关于这种威胁的错误信息。 请允许我强调，到这个时候，与战争有关的小武器不需要大规模的非法循环。 让我们说，我们与乌克兰政府进行了良好而广泛的合作，这对他来说是一种确定这一威胁的优先事项，这对他来说是一种清洗。” Vevrosui说。</text:p>
      <text:p text:style-name="P4">
News Source: <text:a xlink:type="simple" xlink:href="https://armyinform.com.ua/2023/05/04/u-yes-ne-vyyavyly-faktiv-nezakonnogo-obigu-zbroyi-v-ukrayini/" text:style-name="Internet_20_link" text:visited-style-name="Visited_20_Internet_20_Link">
https://armyinform.com.ua/2023/05/04/u-yes-ne-vyyavyly-faktiv-nezakonnogo-obigu-zbroyi-v-ukrayini/</text:a>
</text:p>
      <!--NEWS-->
      <text:h text:style-name="P10" text:outline-level="1">
<text:span text:style-name="T4">
白天，救援人员还剩300次以消除敌人的炮击</text:span>
</text:h>
      <text:p text:style-name="P4">
作者: ['АРМІЯINFORM']</text:p>
      <text:p text:style-name="P4">
时间: 2023-05-04T45:00:00-04:00</text:p>
      <text:p text:style-name="P4">
描述: 借出了3次受伤，乌克兰的持有乌克兰...与乌克兰2022年的战争，与乌克兰与乌克兰的最新新闻战争，今天与乌克兰2022年的新闻战争，乌克兰和俄罗斯之间的战争是否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60" text:anchor-type="as-char" svg:width="6.9236in" svg:height="4.592655in" draw:z-index="0">
<draw:image xlink:href="../Images/AРМІЯINFORM/2023-05-04T45-00-00-04-00/ac9232d099cb3d54f7d73ef2deca81a2_l.jpg" xlink:type="simple" xlink:show="embed" xlink:actuate="onLoad" draw:mime-type="image/jpeg"/>
</draw:frame>
说明性照片</text:p>
      <text:p text:style-name="P4">
在5月3日<text:span text:style-name="T4">
的最后一天，</text:span>
乌克兰公务员不确定情况的划分<text:span text:style-name="T4">
使294个出发</text:span>
消除了定居点和基础设施的居民的后果。 消除了20次大火。 为189人提供了心理帮助。</text:p>
      <text:p text:style-name="P4">
这在[消息]中说明了(https://dsns.gov.ua/uk/news/nadzvicaini-podiyi/operativna-informaciia-dsns-shhodo-naslidkiv-vedennia-boiovix-dii-rosiiskoiu-federacijeiu-146)乌克兰的SES。</text:p>
      <text:p text:style-name="P4">
自从俄罗斯进行大规模侵略的开始以来，乌克兰SES的单位进行了92 473次旅行以消除炮击的后果，已爆发了14,417次大火，救出了4033人，212 467人得到了心理帮助。</text:p>
      <text:p text:style-name="P4">
News Source: <text:a xlink:type="simple" xlink:href="https://armyinform.com.ua/2023/05/04/za-dobu-ryatuvalnyky-majzhe-300-raziv-vyyizhdzhaly-na-likvidacziyu-naslidkiv-vorozhyh-obstriliv-2/" text:style-name="Internet_20_link" text:visited-style-name="Visited_20_Internet_20_Link">
https://armyinform.com.ua/2023/05/04/za-dobu-ryatuvalnyky-majzhe-300-raziv-vyyizhdzhaly-na-likvidacziyu-naslidkiv-vorozhyh-obstriliv-2/</text:a>
</text:p>
      <!--NEWS-->
      <text:h text:style-name="P10" text:outline-level="1">
<text:span text:style-name="T4">
乔·拜登（Joe Biden）：乌克兰人民勇敢。 他们做令人难以置信的工作</text:span>
</text:h>
      <text:p text:style-name="P4">
作者: ['АРМІЯINFORM']</text:p>
      <text:p text:style-name="P4">
时间: 2023-05-04T46:00:00-04:00</text:p>
      <text:p text:style-name="P4">
描述: 美国哨兵总统乔·拜登·佩登·佩德（Joe Biden Pid Hour Obda）为司令部董事会...与乌克兰2022年的战争，与乌克兰与乌克兰的最新新闻，今天与乌克兰2022年的新闻战争，乌克兰和乌克兰之间的战争，乌克兰之间会发生战争俄罗斯以及与乌克兰的战争将在不久的将来与乌克兰进行战争时，今天与乌克兰的战争，今天的乌克兰新闻，乌克兰的乌克兰新闻在俄罗斯乌克兰媒体，将在俄罗斯举行</text:p>
      <text:p text:style-name="P4">
图片: ['<text:a xlink:type="simple" xlink:href="https://armyinform.com.ua/wp-content/uploads/2023/05/biden-1.jpg" text:style-name="Internet_20_link" text:visited-style-name="Visited_20_Internet_20_Link">
biden-1.jpg</text:a>
']</text:p>
      <text:p text:style-name="P4">
标签: ['ДЖОЗЕФ БАЙДЕН', 'ДОПОМОГА ПАРТНЕРІВ', 'СВІТ ПІДТРИМУЄ УКРАЇНУ', 'УКРАЇНСЬКИЙ НАРОД НЕПЕРЕМОЖНИЙ']</text:p>
      <text:p text:style-name="P4">
类别: News</text:p>
      <!--METADATA-->
      <text:p text:style-name="P4">
<draw:frame draw:style-name="fr1" draw:name="Image261" text:anchor-type="as-char" svg:width="6.9236in" svg:height="3.894525in" draw:z-index="0">
<draw:image xlink:href="../Images/AРМІЯINFORM/2023-05-04T46-00-00-04-00/biden-1.jpg" xlink:type="simple" xlink:show="embed" xlink:actuate="onLoad" draw:mime-type="image/jpeg"/>
</draw:frame>
美利坚合众国总统乔·拜登(Joe Biden)说，在战斗委员会的午餐午餐期间，美国军事人员武装，安排了tape脚的骄傲和大胆的乌克兰军队，并帮助维护了乌克兰的重力和民主。</text:p>
      <text:p text:style-name="P4">
关于它<text:a xlink:type="simple" xlink:href="https://www.whitehouse.gov/briefing-room/speeches-remarks/2023/05/03/remarks-by-president-biden-at-dinner-for-combatant-commanders/" text:style-name="Internet_20_link" text:visited-style-name="Visited_20_Internet_20_Link">
报告</text:a>
白宫新闻服务。</text:p>
      <text:p text:style-name="P4">
“我在乌克兰。 我必须承认，我对不仅乌克兰军队而且乌克兰人民的勇敢者有些惊讶。 他们只是做了一件不可思议的工作，”总统说。</text:p>
      <text:p text:style-name="P4">
回想一下2023年2月20日，美国总统乔·拜登<text:a xlink:type="simple" xlink:href="https://armyinform.com.ua/2023/02/20/nadzvychajno-vazhlyvyj-proyav-pidtrymky-volodymyr-zelenskyj-pryvitav-dzhozefa-bajdena-u-kyyevi/" text:style-name="Internet_20_link" text:visited-style-name="Visited_20_Internet_20_Link">
到达</text:a>
拜访基辅。 美国总统指出了他在乌克兰的警告的重要性，这表明了乌克兰国家的美国独立，主权和领土完整的支持。</text:p>
      <text:p text:style-name="P4">
News Source: <text:a xlink:type="simple" xlink:href="https://armyinform.com.ua/2023/05/04/dzho-bajden-ukrayinskyj-narod-vrazhayuche-horobryj-vony-roblyat-nejmovirnu-robotu/" text:style-name="Internet_20_link" text:visited-style-name="Visited_20_Internet_20_Link">
https://armyinform.com.ua/2023/05/04/dzho-bajden-ukrayinskyj-narod-vrazhayuche-horobryj-vony-roblyat-nejmovirnu-robotu/</text:a>
</text:p>
      <!--NEWS-->
      <text:h text:style-name="P10" text:outline-level="1">
<text:span text:style-name="T4">
乌克兰检察长办公室：近8.5万次战争罪已记录下来</text:span>
</text:h>
      <text:p text:style-name="P4">
作者: ['АРМІЯINFORM']</text:p>
      <text:p text:style-name="P4">
时间: 2023-05-04T47: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04052023ua.jpg" text:style-name="Internet_20_link" text:visited-style-name="Visited_20_Internet_20_Link">
warcrime-04052023ua.jpg</text:a>
', '<text:a xlink:type="simple" xlink:href="https://armyinform.com.ua/wp-content/uploads/2023/05/warcrime-04052023en.jpg" text:style-name="Internet_20_link" text:visited-style-name="Visited_20_Internet_20_Link">
warcrime-04052023en.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62" text:anchor-type="as-char" svg:width="6.9236in" svg:height="4.448413in" draw:z-index="0">
<draw:image xlink:href="../Images/AРМІЯINFORM/2023-05-04T47-00-00-04-00/warcrime-04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5月4日</text:span>
注册：</text:p>
      <ul>
        <li>
84 832军事犯罪， * 17 058针对乌克兰国家安全的罪行。</li>
      </ul>
      <text:p text:style-name="P4">
此外，根据少年检察官的官方数据，<text:span text:style-name="T4">
 1441由于俄罗斯联邦的侵略，该孩​​子已成为</text:span>
，包括：</text:p>
      <ul>
        <li>
478-儿童被杀， * 963-儿童因严重程度不同。</li>
      </ul>
      <text:p text:style-name="P4">
该部门强调，这些数字不是最终的，因为在暂时占据的有形领土上的积极战斗场所的安装中继续进行工作。</text:p>
      <text:p text:style-name="P4">
<draw:frame draw:style-name="fr1" draw:name="Image263" text:anchor-type="as-char" svg:width="6.9236in" svg:height="4.448413in" draw:z-index="0">
<draw:image xlink:href="../Images/AРМІЯINFORM/2023-05-04T47-00-00-04-00/warcrime-04052023en.jpg" xlink:type="simple" xlink:show="embed" xlink:actuate="onLoad" draw:mime-type="image/jpeg"/>
</draw:frame>
</text:p>
      <text:p text:style-name="P4">
News Source: <text:a xlink:type="simple" xlink:href="https://armyinform.com.ua/2023/05/04/ofis-genprokurora-ukrayiny-zadokumentovano-blyzko-85-tysyach-voyennyh-zlochyniv/" text:style-name="Internet_20_link" text:visited-style-name="Visited_20_Internet_20_Link">
https://armyinform.com.ua/2023/05/04/ofis-genprokurora-ukrayiny-zadokumentovano-blyzko-85-tysyach-voyennyh-zlochyniv/</text:a>
</text:p>
      <!--NEWS-->
      <text:h text:style-name="P10" text:outline-level="1">
<text:span text:style-name="T4">
简报：“介绍俄罗斯战俘的首次社会学研究”</text:span>
</text:h>
      <text:p text:style-name="P4">
作者: ['АРМІЯINFORM']</text:p>
      <text:p text:style-name="P4">
时间: 2023-05-04T48:00:00-04:00</text:p>
      <text:p text:style-name="P4">
描述: https://www.youtube.com/watch?v=jznxdmly6ci来自军事媒体中心，进行简报...与乌克兰2022年的战争，今天与乌克兰的战争，今天与乌克兰的新闻战争，今天与乌克兰2022年上次与乌克兰战争，将在今天，将在乌克兰以及2022年俄罗斯与乌克兰的战争将与否，在不久的将来，将与乌克兰发动战争，与乌克兰的战争，今天的乌克兰新闻，乌克兰的新闻，乌克兰媒体的俄罗斯媒体新闻</text:p>
      <text:p text:style-name="P4">
图片: []</text:p>
      <text:p text:style-name="P4">
标签: ['MILITARY MEDIA CENTER', 'БРИФІНГ']</text:p>
      <text:p text:style-name="P4">
类别: News</text:p>
      <!--METADATA-->
      <text:p text:style-name="P4">
在军事媒体中心，有一个主题的简报：**首次社会学研究的介绍</text:p>
      <text:p text:style-name="P4">
活动的发言人：</text:p>
      <text:p text:style-name="P4">
<text:span text:style-name="T5">
协调总部的代表安德里·尤索夫(Andriy Yusov)管理囚犯； </text:span>
协调总部的负责人安德里·斯科蒂克(Andriy Skotyk)； *国家项目的发言人被俄罗斯和白俄罗斯军队“我想活” Vitaliy Matvienko占领。</text:p>
      <text:p text:style-name="P4">
News Source: <text:a xlink:type="simple" xlink:href="https://armyinform.com.ua/2023/05/04/bryfing-prezentacziya-pershogo-socziologichnogo-doslidzhennya-rosijskyh-vijskovopolonenyh/" text:style-name="Internet_20_link" text:visited-style-name="Visited_20_Internet_20_Link">
https://armyinform.com.ua/2023/05/04/bryfing-prezentacziya-pershogo-socziologichnogo-doslidzhennya-rosijskyh-vijskovopolonenyh/</text:a>
</text:p>
      <!--NEWS-->
      <text:h text:style-name="P10" text:outline-level="1">
<text:span text:style-name="T4">
Vinnytsia Fronties的孩子在波兰休息</text:span>
</text:h>
      <text:p text:style-name="P4">
作者: ['АРМІЯINFORM']</text:p>
      <text:p text:style-name="P4">
时间: 2023-05-04T49:00:00-04:00</text:p>
      <text:p text:style-name="P4">
描述: 一百个ditsi siz vinnichini，雅基的爸爸被杀，受伤者是abo -to -face，...与乌克兰2022年的战争，与乌克兰的战争是今天的最新消息，今天与乌克兰的新闻战2022是2022年的新闻战最后的最后，乌克兰和俄罗斯之间的战争以及2022年与乌克兰的战争时，是否会在不久的将来与乌克兰发生战争，他们说，与乌克兰的战争是与乌克兰的战争今日新闻，乌克兰新闻在乌克兰媒体的俄罗斯新闻</text:p>
      <text:p text:style-name="P4">
图片: ['<text:a xlink:type="simple" xlink:href="https://armyinform.com.ua/wp-content/uploads/2023/05/golovna-9.jpg" text:style-name="Internet_20_link" text:visited-style-name="Visited_20_Internet_20_Link">
golovna-9.jpg</text:a>
', '<text:a xlink:type="simple" xlink:href="https://armyinform.com.ua/wp-content/uploads/2023/05/344746024_1230288187633021_2975804334695388480_n-e1683187622358.jpg" text:style-name="Internet_20_link" text:visited-style-name="Visited_20_Internet_20_Link">
344746024_1230288187633021_2975804334695388480_n-e1683187622358.jpg</text:a>
', '<text:a xlink:type="simple" xlink:href="https://armyinform.com.ua/wp-content/uploads/2023/05/344565310_732492095241524_7090861234403747217_n.jpg" text:style-name="Internet_20_link" text:visited-style-name="Visited_20_Internet_20_Link">
344565310_732492095241524_7090861234403747217_n.jpg</text:a>
']</text:p>
      <text:p text:style-name="P4">
标签: []</text:p>
      <text:p text:style-name="P4">
类别: News</text:p>
      <!--METADATA-->
      <text:p text:style-name="P4">
<draw:frame draw:style-name="fr1" draw:name="Image264" text:anchor-type="as-char" svg:width="6.9236in" svg:height="5.781502in" draw:z-index="0">
<draw:image xlink:href="../Images/AРМІЯINFORM/2023-05-04T49-00-00-04-00/golovna-9.jpg" xlink:type="simple" xlink:show="embed" xlink:actuate="onLoad" draw:mime-type="image/jpeg"/>
</draw:frame>
来自Vinnytsia地区的一百个孩子的父母在波兰休息了两个星期。</text:p>
      <text:p text:style-name="P4">
我们捍卫者的儿童娱乐费用的所有费用都占领了波兰蓖麻。 此举由Vinnytsia提供。</text:p>
      <text:p text:style-name="P4">
<draw:frame draw:style-name="fr1" draw:name="Image265" text:anchor-type="as-char" svg:width="6.9236in" svg:height="5.163852in" draw:z-index="0">
<draw:image xlink:href="../Images/AРМІЯINFORM/2023-05-04T49-00-00-04-00/344746024_1230288187633021_2975804334695388480_n-e1683187622358.jpg" xlink:type="simple" xlink:show="embed" xlink:actuate="onLoad" draw:mime-type="image/jpeg"/>
</draw:frame>
 - 在维尼特西亚·奥瓦(Vinnytsia Ova)的军队说，照顾我们英雄的家庭是我们的主要责任之一。  - 其余的孩子已经饱和，他们参观了朱琳克娱乐公园的景点，幻觉农场教育和娱乐园的各个方面以及在Vistula中熟练的景点。 此外，他们访问了艺术展览，历史和令人难忘的地方。</text:p>
      <text:p text:style-name="P4">
<draw:frame draw:style-name="fr1" draw:name="Image266" text:anchor-type="as-char" svg:width="6.9236in" svg:height="5.1927in" draw:z-index="0">
<draw:image xlink:href="../Images/AРМІЯINFORM/2023-05-04T49-00-00-04-00/344565310_732492095241524_7090861234403747217_n.jpg" xlink:type="simple" xlink:show="embed" xlink:actuate="onLoad" draw:mime-type="image/jpeg"/>
</draw:frame>
组织者保证，这次旅行不是唯一的一次。 他们已经积极地为Vinnytsia的孩子们组织了一些旅行。</text:p>
      <text:p text:style-name="P4">
<text:span text:style-name="T5">
准备了Anastasia Olekhnovich</text:span>
</text:p>
      <text:p text:style-name="P4">
News Source: <text:a xlink:type="simple" xlink:href="https://armyinform.com.ua/2023/05/04/dity-vinnyczkyh-frontovykiv-vidpochyly-v-polshhi/" text:style-name="Internet_20_link" text:visited-style-name="Visited_20_Internet_20_Link">
https://armyinform.com.ua/2023/05/04/dity-vinnyczkyh-frontovykiv-vidpochyly-v-polshhi/</text:a>
</text:p>
      <!--NEWS-->
      <text:h text:style-name="P10" text:outline-level="1">
<text:span text:style-name="T4">
女王学员已成为波兰跨国运动和快速比赛的冠军</text:span>
</text:h>
      <text:p text:style-name="P4">
作者: ['Олексій Тригуб']</text:p>
      <text:p text:style-name="P4">
时间: 2023-05-04T50:00:00-04:00</text:p>
      <text:p text:style-name="P4">
描述: 华沙瓦沙河巴斯利技术大学的友好波兰...与乌克兰2022年的战争，与乌克兰的最新新闻，今天与乌克兰2022年的新闻战争，乌克兰和俄罗斯之间以及俄罗斯之间的战争，何时会发生战争，他们在2022年与乌克兰与乌克兰的战争，无论是否将在不久</text:p>
      <text:p text:style-name="P4">
图片: ['<text:a xlink:type="simple" xlink:href="https://armyinform.com.ua/wp-content/uploads/2023/05/1-16.jpg" text:style-name="Internet_20_link" text:visited-style-name="Visited_20_Internet_20_Link">
1-16.jpg</text:a>
', '<text:a xlink:type="simple" xlink:href="https://armyinform.com.ua/wp-content/uploads/2023/05/kkssk.jpg" text:style-name="Internet_20_link" text:visited-style-name="Visited_20_Internet_20_Link">
kkssk.jpg</text:a>
', '<text:a xlink:type="simple" xlink:href="https://armyinform.com.ua/wp-content/uploads/2023/05/3-17-150x150.jpg" text:style-name="Internet_20_link" text:visited-style-name="Visited_20_Internet_20_Link">
3-17-150x150.jpg</text:a>
', '<text:a xlink:type="simple" xlink:href="https://armyinform.com.ua/wp-content/uploads/2023/05/4-15-150x150.jpg" text:style-name="Internet_20_link" text:visited-style-name="Visited_20_Internet_20_Link">
4-15-150x150.jpg</text:a>
', '<text:a xlink:type="simple" xlink:href="https://armyinform.com.ua/wp-content/uploads/2023/05/5-7-150x150.jpg" text:style-name="Internet_20_link" text:visited-style-name="Visited_20_Internet_20_Link">
5-7-150x150.jpg</text:a>
']</text:p>
      <text:p text:style-name="P4">
标签: ['АРМІЙСЬКИЙ СПОРТ', 'ВТОРГНЕННЯ РФ', 'ЗМАГАННЯ', 'СТРІЛЬБА']</text:p>
      <text:p text:style-name="P4">
类别: News</text:p>
      <!--METADATA-->
      <text:p text:style-name="P4">
<draw:frame draw:style-name="fr1" draw:name="Image267" text:anchor-type="as-char" svg:width="6.9236in" svg:height="5.1927in" draw:z-index="0">
<draw:image xlink:href="../Images/AРМІЯINFORM/2023-05-04T50-00-00-04-00/1-16.jpg" xlink:type="simple" xlink:show="embed" xlink:actuate="onLoad" draw:mime-type="image/jpeg"/>
</draw:frame>
在一场友好的波兰，在华沙军事大学参加了跨国运动和步枪比赛，从保加利亚，希腊，西班牙，立陶宛，德国，波兰，罗马尼亚，法国和乌克兰参加了委员。 国际学员的我们国家向Zhytomyr Morcial Institute Nazergy Korolev的“ Korolevtsi”介绍了“ Korolevtsi”。</text:p>
      <text:p text:style-name="P4">
正如记者陆军在体育，军事大学的特殊体育锻炼和运动部门所说的那样，比赛计划包括诸如用气动枪射击，用武器游泳，Crossfit，克服北约乌克兰的一场特殊斗争的运动。 后者是在足球场上进行的，塔夫利克lya(Tavklya)进行了各种体育锻炼。</text:p>
      <text:p text:style-name="P4">
<draw:frame draw:style-name="fr1" draw:name="Image268" text:anchor-type="as-char" svg:width="6.9236in" svg:height="5.1927in" draw:z-index="0">
<draw:image xlink:href="../Images/AРМІЯINFORM/2023-05-04T50-00-00-04-00/kkssk.jpg" xlink:type="simple" xlink:show="embed" xlink:actuate="onLoad" draw:mime-type="image/jpeg"/>
</draw:frame>
乌克兰在跨国运动和步枪游戏中的荣誉为两名学员 - 塞恩特·奥尔克斯德·弗雷什卡克(Oleksandr Vereshchak)和高级士兵德米特里·雅罗什胡克(Dmitry Yaroshchuk)辩护。 Dmitry Yaroshchuk成为了对比赛的怀疑，Alexander Vereshchak在比赛中排名第二。 首先是与波兰对手Dmitroviborov和准军事继电器配对。</text:p>
      <text:p text:style-name="P4">
另请阅读：</text:p>
      <text:p text:style-name="P4">
[Zhytomyr Hiriani Cadets成为欧洲冠军]](https://armyinform.com.ua/2023/05/02/zhytomyrski-kursanty-gyrovyky-staly-chempionamy-yevropy/)* <text:a xlink:type="simple" xlink:href="https://armyinform.com.ua/2023/03/31/u-zhytomyrskomu-vijskovomu-instytuti-vidbulas-pershist-z-bojovogo-dvoborstva/" text:style-name="Internet_20_link" text:visited-style-name="Visited_20_Internet_20_Link">
在Zhytomyr军事研究所，战斗双重冠军。</text:a>
在简报中，中士Oleksandr Vereshchak向参与者展示了在战争条件下组织体育训练过程的参与者。 赞赏发现了回应，并在北约陆军学员中召集了活泼的讨论。</text:p>
      <text:p text:style-name="P4">
<text:a xlink:type="simple" xlink:href="https://armyinform.com.ua/wp-content/uploads/2023/05/3-17.jpg" text:style-name="Internet_20_link" text:visited-style-name="Visited_20_Internet_20_Link">
!(Images/AРМІЯINFORM/2023-05-04T50-00-00-04-00/3-17-150x150.jpg)</text:a>
</text:p>
      <text:p text:style-name="P4">
<text:a xlink:type="simple" xlink:href="https://armyinform.com.ua/wp-content/uploads/2023/05/4-15.jpg" text:style-name="Internet_20_link" text:visited-style-name="Visited_20_Internet_20_Link">
<draw:frame draw:style-name="fr1" draw:name="Image269" text:anchor-type="as-char" svg:width="6.9236in" svg:height="6.9236in" draw:z-index="0">
<draw:image xlink:href="../Images/AРМІЯINFORM/2023-05-04T50-00-00-04-00/4-15-150x150.jpg" xlink:type="simple" xlink:show="embed" xlink:actuate="onLoad" draw:mime-type="image/jpeg"/>
</draw:frame>
</text:a>
</text:p>
      <text:p text:style-name="P4">
<text:a xlink:type="simple" xlink:href="https://armyinform.com.ua/wp-content/uploads/2023/05/5-7.jpg" text:style-name="Internet_20_link" text:visited-style-name="Visited_20_Internet_20_Link">
<draw:frame draw:style-name="fr1" draw:name="Image270" text:anchor-type="as-char" svg:width="6.9236in" svg:height="6.9236in" draw:z-index="0">
<draw:image xlink:href="../Images/AРМІЯINFORM/2023-05-04T50-00-00-04-00/5-7-150x150.jpg" xlink:type="simple" xlink:show="embed" xlink:actuate="onLoad" draw:mime-type="image/jpeg"/>
</draw:frame>
</text:a>
</text:p>
      <text:p text:style-name="P4">
照片 -  Zhytomyr军事研究所</text:p>
      <text:p text:style-name="P4">
News Source: <text:a xlink:type="simple" xlink:href="https://armyinform.com.ua/2023/05/04/kursanty-korolovczi-staly-chempionamy-bagatonaczionalnyh-sportyvno-strileczkyh-zmagan-u-polshhi/" text:style-name="Internet_20_link" text:visited-style-name="Visited_20_Internet_20_Link">
https://armyinform.com.ua/2023/05/04/kursanty-korolovczi-staly-chempionamy-bagatonaczionalnyh-sportyvno-strileczkyh-zmagan-u-polshhi/</text:a>
</text:p>
      <!--NEWS-->
      <text:h text:style-name="P10" text:outline-level="1">
<text:span text:style-name="T4">
简报“国民警卫队参与取消俄罗斯联邦对乌克兰的武装侵略”</text:span>
</text:h>
      <text:p text:style-name="P4">
作者: ['АРМІЯINFORM']</text:p>
      <text:p text:style-name="P4">
时间: 2023-05-04T51:00:00-04:00</text:p>
      <text:p text:style-name="P4">
描述: https://www.youtube.com/watch?v=dr6e6z9s2la在军事媒体中心进行简报...与乌克兰2022年的战争，今天与乌克兰战争，今天与乌克兰的战争，今天与乌克兰战争，今天上次与乌克兰战争。乌克兰以及2022年俄罗斯与乌克兰的战争将与否，在不久的将来，将与乌克兰发动战争，与乌克兰的战争，今天的乌克兰新闻，乌克兰的新闻，乌克兰媒体的俄罗斯媒体新闻</text:p>
      <text:p text:style-name="P4">
图片: []</text:p>
      <text:p text:style-name="P4">
标签: ['MILITARY MEDIA CENTER', 'БРИФІНГ']</text:p>
      <text:p text:style-name="P4">
类别: News</text:p>
      <!--METADATA-->
      <text:p text:style-name="P4">
武装媒体中心在副主任适配器计划的情况下进行了简报，该计划使用了Mykola Urshalovich上校国民警卫队的主要局。</text:p>
      <text:p text:style-name="P4">
News Source: <text:a xlink:type="simple" xlink:href="https://armyinform.com.ua/2023/05/04/bryfing-shhodo-vprovadzhennya-vynahodiv-ta-innovaczij-yaki-zastosovuyutsya-v-sektori-bezpeky-ta-oborony/" text:style-name="Internet_20_link" text:visited-style-name="Visited_20_Internet_20_Link">
https://armyinform.com.ua/2023/05/04/bryfing-shhodo-vprovadzhennya-vynahodiv-ta-innovaczij-yaki-zastosovuyutsya-v-sektori-bezpeky-ta-oborony/</text:a>
</text:p>
      <!--NEWS-->
      <text:h text:style-name="P10" text:outline-level="1">
<text:span text:style-name="T4">
最后一天，俄罗斯军队开除了142个乌克兰定居点</text:span>
</text:h>
      <text:p text:style-name="P4">
作者: ['АРМІЯINFORM']</text:p>
      <text:p text:style-name="P4">
时间: 2023-05-04T52: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5/photo_5375245399255795852_y-1.jpg" text:style-name="Internet_20_link" text:visited-style-name="Visited_20_Internet_20_Link">
photo_5375245399255795852_y-1.jpg</text:a>
']</text:p>
      <text:p text:style-name="P4">
标签: ['ОБСТРІЛИ УКРАЇНИ', 'ХАРКІВСЬКИЙ ТРИБУНАЛ']</text:p>
      <text:p text:style-name="P4">
类别: News</text:p>
      <!--METADATA-->
      <text:p text:style-name="P4">
<draw:frame draw:style-name="fr1" draw:name="Image271" text:anchor-type="as-char" svg:width="6.9236in" svg:height="4.89092in" draw:z-index="0">
<draw:image xlink:href="../Images/AРМІЯINFORM/2023-05-04T52-00-00-04-00/photo_5375245399255795852_y-1.jpg" xlink:type="simple" xlink:show="embed" xlink:actuate="onLoad" draw:mime-type="image/jpeg"/>
</draw:frame>
根据乌克兰国防部信息的情境中心，在最后一天，俄罗斯军队开除了乌克兰11个地区的领土。</text:p>
      <text:p text:style-name="P4">
在电报中<text:a xlink:type="simple" xlink:href="https://t.me/militarymediacenter/1848" text:style-name="Internet_20_link" text:visited-style-name="Visited_20_Internet_20_Link">
信息</text:a>
军事媒体中心。</text:p>
      <text:p text:style-name="P4">
通常，不同类型的武器(步枪武器，迫击炮，坦克，炮兵，RSZV，ZRK，无人机，战术航空)进行了142个人口的炮击，并确认了173个基础设施对象。</text:p>
      <text:p text:style-name="P4">
平民中有杀害和受伤，受害者人数被澄清。</text:p>
      <text:p text:style-name="P4">
News Source: <text:a xlink:type="simple" xlink:href="https://armyinform.com.ua/2023/05/04/mynuloyi-doby-rosijski-vijska-obstrilyaly-142-naselenyh-punktiv-ukrayiny/" text:style-name="Internet_20_link" text:visited-style-name="Visited_20_Internet_20_Link">
https://armyinform.com.ua/2023/05/04/mynuloyi-doby-rosijski-vijska-obstrilyaly-142-naselenyh-punktiv-ukrayiny/</text:a>
</text:p>
      <!--NEWS-->
      <text:h text:style-name="P10" text:outline-level="1">
<text:span text:style-name="T4">
简要介绍了在安全和国防部门中使用的发明和创新</text:span>
</text:h>
      <text:p text:style-name="P4">
作者: ['АРМІЯINFORM']</text:p>
      <text:p text:style-name="P4">
时间: 2023-05-04T53:00:00-04:00</text:p>
      <text:p text:style-name="P4">
描述: 军事媒体中心必须经历简报，欧恩克斯机构机制的束缚……与乌克兰2022年的战争，与乌克兰的战争是今天的最新消息，是与乌克兰的新闻战争，今天与乌克兰的新闻战争，今天的最后一场新闻乌克兰和俄罗斯之间以及2022年与乌克兰的战争之间发生战争乌克兰新闻在俄罗斯的乌克兰媒体</text:p>
      <text:p text:style-name="P4">
图片: []</text:p>
      <text:p text:style-name="P4">
标签: ['MILITARY MEDIA CENTER', 'БРИФІНГ']</text:p>
      <text:p text:style-name="P4">
类别: News</text:p>
      <!--METADATA-->
      <text:p text:style-name="P4">
武装媒体中心(MILITIT MEDIC CENTER乌克兰的部队，弗拉基米尔·科特鲁巴上校。</text:p>
      <text:p text:style-name="P4">
News Source: <text:a xlink:type="simple" xlink:href="https://armyinform.com.ua/2023/05/04/bryfing-shhodo-vprovadzhennya-vynahodiv-ta-innovaczij-yaki-zastosovuyutsya-v-sektori-bezpeky-ta-oborony-2/" text:style-name="Internet_20_link" text:visited-style-name="Visited_20_Internet_20_Link">
https://armyinform.com.ua/2023/05/04/bryfing-shhodo-vprovadzhennya-vynahodiv-ta-innovaczij-yaki-zastosovuyutsya-v-sektori-bezpeky-ta-oborony-2/</text:a>
</text:p>
      <!--NEWS-->
      <text:h text:style-name="P10" text:outline-level="1">
<text:span text:style-name="T4">
Evorog：Minisfra呼吁向Chatbota报告敌意</text:span>
</text:h>
      <text:p text:style-name="P4">
作者: ['АРМІЯINFORM']</text:p>
      <text:p text:style-name="P4">
时间: 2023-05-04T54:00:00-04:00</text:p>
      <text:p text:style-name="P4">
描述: VICEPER'YR-MINISSTR ZVNOVATSYA，ROSVITKA OSVYTI，Technologies-Minigri Digirovoi科学...与乌克兰2022年的战争，与乌克兰与乌克兰的最新新闻，与乌克兰2022年的新闻战争，今天，乌克兰和俄罗斯和俄罗斯和俄罗斯和俄罗斯和俄罗斯之间的战争将是一场战争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5/yevorog.jpg" text:style-name="Internet_20_link" text:visited-style-name="Visited_20_Internet_20_Link">
yevorog.jpg</text:a>
']</text:p>
      <text:p text:style-name="P4">
标签: ['STOPRUSSIA', 'АГРЕСІЯ РФ', 'ВТОРГНЕННЯ РФ', 'ЄВОРОГ']</text:p>
      <text:p text:style-name="P4">
类别: News</text:p>
      <!--METADATA-->
      <text:p text:style-name="P4">
<draw:frame draw:style-name="fr1" draw:name="Image272" text:anchor-type="as-char" svg:width="6.9236in" svg:height="3.894525in" draw:z-index="0">
<draw:image xlink:href="../Images/AРМІЯINFORM/2023-05-04T54-00-00-04-00/yevorog.jpg" xlink:type="simple" xlink:show="embed" xlink:actuate="onLoad" draw:mime-type="image/jpeg"/>
</draw:frame>
乌克兰米哈伊尔·费多罗夫(Ukraine Mikhail Fedorov)创新，教育，科学和技术转型部长的创新，教育，科学和技术转型部长的替代人敦促加入Predidy，并向占领者报告，并向Chatbota的敌对技术报告<text:a xlink:type="simple" xlink:href="https://t.me/mintsyfra/4034" text:style-name="Internet_20_link" text:visited-style-name="Visited_20_Internet_20_Link">
Yevorog</text:a>
.</text:p>
      <text:p text:style-name="P4">
«Сили оборони знищили <text:span text:style-name="T4">
191+ тисяч</text:span>
 окупантів та <text:span text:style-name="T4">
3700+ танків</text:span>
. Такіпотужні результати не були б можливими без допомоги народної розвідки. Самезавдяки вашим заявкам у єВорог російська техніка перетворюється наметалобрухт», — йдеться в повідомленні.</text:p>
      <text:p text:style-name="P4">
Наразі ботом уже скористалися <text:span text:style-name="T4">
490 тисяч</text:span>
 українців. Але потрібно іще більшезаявок, аби статистика втрат окупантів швидко зростала.</text:p>
      <text:p text:style-name="P4">
Важливо повідомляти про будь-яку ворожу техніку. У Мінцифри закликаютьнадсилати інформацію про:</text:p>
      <ul>
        <li>
ракетні комплекси С-300 та «Іскандер»;  * системи зв’язку;  * засоби радіоелектронної боротьби;  * бензовози;  * скупчення техніки;  * переміщення колон техніки;  * транспортування техніки залізницею;  * склади з боєприпасами;  * позиції артилерії;  * транспортування техніки залізницею.</li>
      </ul>
      <text:p text:style-name="P4">
Також у відомстві просять повідомляти про скупчення особового складу.</text:p>
      <text:p text:style-name="P4">
Перейти в єВорог можна з головного екрана в застосунку «Дія» або за посиланням@evorog_bot в месенджері Telegram.</text:p>
      <text:p text:style-name="P4">
News Source: <text:a xlink:type="simple" xlink:href="https://armyinform.com.ua/2023/05/04/yevorog-minczyfry-zaklykaye-povidomlyaty-pro-vorozhu-tehniku-do-chatbotu/" text:style-name="Internet_20_link" text:visited-style-name="Visited_20_Internet_20_Link">
https://armyinform.com.ua/2023/05/04/yevorog-minczyfry-zaklykaye-povidomlyaty-pro-vorozhu-tehniku-do-chatbotu/</text:a>
</text:p>
      <!--NEWS-->
      <text:h text:style-name="P10" text:outline-level="1">
<text:span text:style-name="T4">
敌人在Avdiiv和Marinsky的指示中遭受了活力和战斗设备的巨大损失-Sergey Tellytskyi</text:span>
</text:h>
      <text:p text:style-name="P4">
作者: ["Владислав Дем'яненко"]</text:p>
      <text:p text:style-name="P4">
时间: 2023-05-04T55:00:00-04:00</text:p>
      <text:p text:style-name="P4">
描述: 关于EFIR电视马拉松“єINI新闻” Rospovyv Kerivnik Op'dnaya的TSE ...与乌克兰2022年的战争，与乌克兰的最新新闻，《与乌克兰的新闻战争》，今天与乌克兰的新闻战争最后一次，乌克兰和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photo_5377561254211733318_w.jpg" text:style-name="Internet_20_link" text:visited-style-name="Visited_20_Internet_20_Link">
photo_5377561254211733318_w.jpg</text:a>
']</text:p>
      <text:p text:style-name="P4">
标签: ['СЕРГІЙ ТЕЛЯТИЦЬКИЙ']</text:p>
      <text:p text:style-name="P4">
类别: News</text:p>
      <!--METADATA-->
      <text:p text:style-name="P4">
<draw:frame draw:style-name="fr1" draw:name="Image273" text:anchor-type="as-char" svg:width="6.9236in" svg:height="4.609964in" draw:z-index="0">
<draw:image xlink:href="../Images/AРМІЯINFORM/2023-05-04T55-00-00-04-00/photo_5377561254211733318_w.jpg" xlink:type="simple" xlink:show="embed" xlink:actuate="onLoad" draw:mime-type="image/jpeg"/>
</draw:frame>
关于它在空中<text:a xlink:type="simple" xlink:href="https://www.youtube.com/watch" text:style-name="Internet_20_link" text:visited-style-name="Visited_20_Internet_20_Link">
电视马拉松</text:a>
唯一的消息是由国防军上校Sergey Tellytsky的负责人讲述的。</text:p>
      <text:p text:style-name="P4">
与最后一天相比，加重趋势。 特别是，在最后一天，记录了24次袭击Navdiiv和Mariinsky指示的乌克兰士兵的地位。</text:p>
      <ul>
        <li>
俄罗斯联邦的策略保持不变，他们进行了“肉”风暴。 塞尔盖·塞利特(Sergey Tellytsky)上校说，有时攻击团体在没有贫困技术的支持的情况下被提名。</li>
      </ul>
      <text:p text:style-name="P4">
据该官员说，敌人在塔夫里亚的方向上遭受了重大损失。 大约两只入侵者的人员被杀。</text:p>
      <text:p text:style-name="P4">
-28架武器和军事装备也被销毁，4个仓库，2个无人机，4辆战斗装甲车，OSA防空导弹系统和C-300防空导弹系统， - 称为联合当前中心的负责人塔夫里亚国防军。</text:p>
      <text:p text:style-name="P4">
News Source: <text:a xlink:type="simple" xlink:href="https://armyinform.com.ua/2023/05/04/vorog-zaznav-velykyh-vtrat-u-zhyvij-syli-j-bojovij-tehniczi-na-avdiyivskomu-ta-maryinskomu-napryamkah-sergij-telyatyczkyj/" text:style-name="Internet_20_link" text:visited-style-name="Visited_20_Internet_20_Link">
https://armyinform.com.ua/2023/05/04/vorog-zaznav-velykyh-vtrat-u-zhyvij-syli-j-bojovij-tehniczi-na-avdiyivskomu-ta-maryinskomu-napryamkah-sergij-telyatyczkyj/</text:a>
</text:p>
      <!--NEWS-->
      <text:h text:style-name="P10" text:outline-level="1">
<text:span text:style-name="T4">
国民警卫队击倒了无人机，并从他的卡片记忆中击中了无人机的起飞坐标</text:span>
</text:h>
      <text:p text:style-name="P4">
作者: ['Володимир Поліщук']</text:p>
      <text:p text:style-name="P4">
时间: 2023-05-04T56:00:00-04:00</text:p>
      <text:p text:style-name="P4">
描述: 乌克兰卫队的pydrodrodiyi，被粉碎在克雷（Krai）的前面战斗，...与乌克兰2022年的战争，与乌克兰的最新新闻，今天与乌克兰的新闻战争，今天与乌克兰2022年的新闻战争，乌克兰和俄罗斯和俄罗斯之间的战争将发生，当，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5/photo_2023-05-04-11.45.24.jpg" text:style-name="Internet_20_link" text:visited-style-name="Visited_20_Internet_20_Link">
photo_2023-05-04-11.45.24.jpg</text:a>
']</text:p>
      <text:p text:style-name="P4">
标签: ['MILITARY MEDIA CENTER', 'БПЛА', 'ВТОРГНЕННЯ РФ', 'МИКОЛА УРШАЛОВИЧ']</text:p>
      <text:p text:style-name="P4">
类别: News</text:p>
      <!--METADATA-->
      <text:p text:style-name="P4">
<draw:frame draw:style-name="fr1" draw:name="Image274" text:anchor-type="as-char" svg:width="6.9236in" svg:height="4.615733in" draw:z-index="0">
<draw:image xlink:href="../Images/AРМІЯINFORM/2023-05-04T56-00-00-04-00/photo_2023-05-04-11.45.24.jpg" xlink:type="simple" xlink:show="embed" xlink:actuate="onLoad" draw:mime-type="image/jpeg"/>
</draw:frame>
Mykola Urshalovich。 照片：Dmitry Yurchenko /陆军</text:p>
      <text:p text:style-name="P4">
乌克兰国民警卫队在乌克兰战斗前的战斗部队，尽管火灾影响力的敌人增加了，但并没有允许损失，并且继续稳定地稳定地定义了库皮亚斯克，莱曼斯基，莱曼斯基，西弗斯基，西弗斯基，西弗斯基，， Avdiiv，Zaporizhia和Kherson。</text:p>
      <text:p text:style-name="P4">
在过去的一周中，他们摧毁了100多名入侵者，一个坦克，四个单位，两个无人机和一个带有弹药的组成。</text:p>
      <text:p text:style-name="P4">
国民警卫队的战斗任务的这些和其他每周结果使国防军在军事媒体中心的一份简报中说，国防部队在总局局长Ngopulupover Mykola Urshalovich的副局长中说明了。</text:p>
      <ul>
        <li>
我们的情报官员发现了163个目标，以及莱曼斯基(Lymansky)，顿涅茨克·顿涅茨克(Donetsk Donetsk)的佩切斯克旅的群体被摧毁：1辆坦克，2个萨斯，4辆战斗装甲车，8个单位，积极摧毁了入侵者。 他说，汽车设备和带有弹药的仓库。 在一周中，确认了200次火灾任务：大约100人敌人，其中26人是不可逆转的。</li>
      </ul>
      <text:p text:style-name="P4">
乌尔沙洛维奇上校还说，国民警卫队航空裁定了六个战斗部门，以解雇敌方部门的击败，以执行情报任务和炮击炮击，这是空中防御部队“降落”两个敌对的整体。</text:p>
      <ul>
        <li>
在赫尔森地区的一个检查站，从小武器，收获的敌方UAL Zala -421和塞雷布里斯基林业林业林业的第31架非 - 非 - 非 - 非武器的敌人的敌人的公共秩序的摩托车消防小组。 3， - 称为NSU主要局的代表。  - 从无人机中删除了包含照片和视频文件的内存(数据)至于其发射的位置。 根据炮兵的坐标，火灾损坏。</li>
      </ul>
      <text:p text:style-name="P4">
News Source: <text:a xlink:type="simple" xlink:href="https://armyinform.com.ua/2023/05/04/naczgvardijczi-zbyly-bezpilotnyk-i-vdaryly-po-koordynatah-zlotu-bpla-z-jogo-karti-pamyati/" text:style-name="Internet_20_link" text:visited-style-name="Visited_20_Internet_20_Link">
https://armyinform.com.ua/2023/05/04/naczgvardijczi-zbyly-bezpilotnyk-i-vdaryly-po-koordynatah-zlotu-bpla-z-jogo-karti-pamyati/</text:a>
</text:p>
      <!--NEWS-->
      <text:h text:style-name="P10" text:outline-level="1">
<text:span text:style-name="T4">
参加调查的种族主义者中有40％自愿投降</text:span>
</text:h>
      <text:p text:style-name="P4">
作者: ['АРМІЯINFORM']</text:p>
      <text:p text:style-name="P4">
时间: 2023-05-04T57:00:00-04:00</text:p>
      <text:p text:style-name="P4">
描述: 关于在军事媒体中心举行的一般PID小时，这是一场扩展的演讲...与乌克兰2022年的战争，与乌克兰的最新消息，今天与乌克兰的新闻，今天与乌克兰2022年的新闻战争，乌克兰和俄罗斯之间的战争是否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2023-05-04-11.40.09.jpg" text:style-name="Internet_20_link" text:visited-style-name="Visited_20_Internet_20_Link">
2023-05-04-11.40.09.jpg</text:a>
']</text:p>
      <text:p text:style-name="P4">
标签: ['MILITARY MEDIA CENTER', 'АНДРІЙ СКОЦИК', 'БРИФІНГ']</text:p>
      <text:p text:style-name="P4">
类别: News</text:p>
      <!--METADATA-->
      <text:p text:style-name="P4">
<draw:frame draw:style-name="fr1" draw:name="Image275" text:anchor-type="as-char" svg:width="6.9236in" svg:height="4.615733in" draw:z-index="0">
<draw:image xlink:href="../Images/AРМІЯINFORM/2023-05-04T57-00-00-04-00/2023-05-04-11.40.09.jpg" xlink:type="simple" xlink:show="embed" xlink:actuate="onLoad" draw:mime-type="image/jpeg"/>
</draw:frame>
Andriy Skotsik。 照片：Dmitryurchenko /陆军</text:p>
      <text:p text:style-name="P4">
这是在[简报]中报道的(https://www.youtube.com/watch?v=jZNxdMLy6CI)在武装媒体中心，致力于介绍医用战俘的首次社会学研究，该研究是协调总部Andrebikotsik的项目负责人。</text:p>
      <ul>
        <li>
这并不意味着它们似乎是在“我想活”的框架中，这可能是战斗中的自愿投降。 但是，这证明了不想忍受前牧师并在可能的情况下被俘虏的俄罗斯士兵的低动力和低士气。</li>
      </ul>
      <text:p text:style-name="P4">
根据Andriy Skotsik的说法，这项研究同时显示俄罗斯士兵与指挥官的比例非常负。</text:p>
      <ul>
        <li>
绝大多数受访者(56,9％)它对命令的内容进行负面评估。此外，大多数受访者认为，如果俄罗斯军队撤退，他们将使他们处于位置，他们将逃脱。</li>
      </ul>
      <text:p text:style-name="P4">
<text:span text:style-name="T5">
准备的Lesia Medvedenko</text:span>
</text:p>
      <text:p text:style-name="P4">
News Source: <text:a xlink:type="simple" xlink:href="https://armyinform.com.ua/2023/05/04/40-rashystiv-shho-vzyaly-uchast-v-opytuvanni-dobrovilno-zdalysya-v-polon/" text:style-name="Internet_20_link" text:visited-style-name="Visited_20_Internet_20_Link">
https://armyinform.com.ua/2023/05/04/40-rashystiv-shho-vzyaly-uchast-v-opytuvanni-dobrovilno-zdalysya-v-polon/</text:a>
</text:p>
      <!--NEWS-->
      <text:h text:style-name="P10" text:outline-level="1">
<text:span text:style-name="T4">
俄罗斯战俘评估弹药是极其令人满意的</text:span>
</text:h>
      <text:p text:style-name="P4">
作者: ['АРМІЯINFORM']</text:p>
      <text:p text:style-name="P4">
时间: 2023-05-04T58:00:00-04:00</text:p>
      <text:p text:style-name="P4">
描述: 关于Rosiyki联邦服务服务的Pershogny社会学家Docoliznnya的宣传PID小时...与乌克兰2022年的战争，与乌克兰的最新新闻，《与乌克兰新闻》的战争，今天与乌克兰2022年的《新闻战》，乌克兰和俄罗斯与俄罗斯和俄罗斯之间的战争将会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5/2023-05-04-11.40.06.jpg" text:style-name="Internet_20_link" text:visited-style-name="Visited_20_Internet_20_Link">
2023-05-04-11.40.06.jpg</text:a>
']</text:p>
      <text:p text:style-name="P4">
标签: ['MILITARY MEDIA CENTER', 'АНДРІЙ СКОЦИК', 'ВТОРГНЕННЯ РФ', 'СНАРЯДИ']</text:p>
      <text:p text:style-name="P4">
类别: News</text:p>
      <!--METADATA-->
      <text:p text:style-name="P4">
<draw:frame draw:style-name="fr1" draw:name="Image276" text:anchor-type="as-char" svg:width="6.9236in" svg:height="4.615733in" draw:z-index="0">
<draw:image xlink:href="../Images/AРМІЯINFORM/2023-05-04T58-00-00-04-00/2023-05-04-11.40.06.jpg" xlink:type="simple" xlink:show="embed" xlink:actuate="onLoad" draw:mime-type="image/jpeg"/>
</draw:frame>
Andriy Skotsik。 照片：Dmitryurchenko /陆军</text:p>
      <text:p text:style-name="P4">
这是在首次社会学研究的介绍中报道的(https://www.youtube.com/watch?v=jZNxdMLy6CI)在军事MediaCenter中，Andriy Skotsyk协调总部的负责人。</text:p>
      <ul>
        <li>
他说，只有17％的受访者报告说他们已经充分了弹药。</li>
      </ul>
      <text:p text:style-name="P4">
同时，只有6％的受访者表示他们可以指望其他单位的支持。</text:p>
      <text:p text:style-name="P4">
根据这项研究，有60％的受访者以5分制评估其指挥官的个人素质，将他们的评分最低–1。 同时，仅评估了1.3％的受访者。 另外，80％的人不满意评估指挥官提出的订单。</text:p>
      <text:p text:style-name="P4">
在2023年4月进行的社会学研究中，有400名俄罗斯战俘是自愿的。</text:p>
      <text:p text:style-name="P4">
<text:span text:style-name="T5">
准备的Lesia Medvedenko</text:span>
</text:p>
      <text:p text:style-name="P4">
News Source: <text:a xlink:type="simple" xlink:href="https://armyinform.com.ua/2023/05/04/zabezpechennya-boyekomplektom-oczinyuyetsya-rosijskymy-vijskovopolonenymy-yak-vkraj-nezadovilne/" text:style-name="Internet_20_link" text:visited-style-name="Visited_20_Internet_20_Link">
https://armyinform.com.ua/2023/05/04/zabezpechennya-boyekomplektom-oczinyuyetsya-rosijskymy-vijskovopolonenymy-yak-vkraj-nezadovilne/</text:a>
</text:p>
      <!--NEWS-->
      <text:h text:style-name="P10" text:outline-level="1">
<text:span text:style-name="T4">
协调总部要求亲戚只将个人信息传递给公共当局</text:span>
</text:h>
      <text:p text:style-name="P4">
作者: ['АРМІЯINFORM']</text:p>
      <text:p text:style-name="P4">
时间: 2023-05-04T59:00:00-04:00</text:p>
      <text:p text:style-name="P4">
描述: Ziinitivativo部门partni ternopilshchini协调Viya Zustyz Zustych Z ...与乌克兰2022年与乌克兰的最新新闻，与乌克兰2022年的新闻新闻进行战争，今天与乌克兰与乌克兰的战争，乌克兰和乌克兰人之间的战争将在他们说，在2022年，无论是否有一年，是否会在不久的将来与乌克兰进行战争</text:p>
      <text:p text:style-name="P4">
图片: ['<text:a xlink:type="simple" xlink:href="https://armyinform.com.ua/wp-content/uploads/2023/05/b30edafb-e683-4f22-9c82-8d4bf4c9cc0c-e1683181556241.jpg" text:style-name="Internet_20_link" text:visited-style-name="Visited_20_Internet_20_Link">
b30edafb-e683-4f22-9c82-8d4bf4c9cc0c-e1683181556241.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77" text:anchor-type="as-char" svg:width="6.9236in" svg:height="4.532794in" draw:z-index="0">
<draw:image xlink:href="../Images/AРМІЯINFORM/2023-05-04T59-00-00-04-00/b30edafb-e683-4f22-9c82-8d4bf4c9cc0c-e1683181556241.jpg" xlink:type="simple" xlink:show="embed" xlink:actuate="onLoad" draw:mime-type="image/jpeg"/>
</draw:frame>
在特尔诺维尔地区军事部门的倡议下，与捍卫者的家人和捍卫者举行的协调总部，以赫特曼·丹尼洛(Hetman Danylo)的使徒命名，在此期间特别关注与个人信息有关的问题特别是军人。</text:p>
      <text:p text:style-name="P4">
关于它<text:a xlink:type="simple" xlink:href="https://t.me/Koord_shtab/943" text:style-name="Internet_20_link" text:visited-style-name="Visited_20_Internet_20_Link">
报告</text:a>
与战俘问题协调总部。</text:p>
      <text:p text:style-name="P4">
员工代表呼吁亲戚将个人信息仅传递给州机构，例如协调总部，国家信息局，乌克兰的安全局，国家警察，等等。 还强调要非常谨慎和谨慎，以免成为Ahachrai的受害者，不要伤害敌对的人。</text:p>
      <text:p text:style-name="P4">
在会议期间，囚犯的亲戚对亲人在囚禁中的持续时间表示焦虑，这是一年多。</text:p>
      <text:p text:style-name="P4">
亲戚还提出了与不同类型文件的注册有关的问题。除其他外，守卫者还抱怨很难获得对失踪士兵的账户的强制性付款。 中间讨论了有关扎维安部分亲戚交流的问题问题。</text:p>
      <text:p text:style-name="P4">
会议时，捍卫者和捍卫者的每个家庭成员就个人问题进行了个人磋商和解释。</text:p>
      <text:p text:style-name="P4">
News Source: <text:a xlink:type="simple" xlink:href="https://armyinform.com.ua/2023/05/04/koordynaczijnyj-shtab-zaklykaye-rodychiv-peredavaty-personalnu-informacziyu-tilky-derzhavnym-organam/" text:style-name="Internet_20_link" text:visited-style-name="Visited_20_Internet_20_Link">
https://armyinform.com.ua/2023/05/04/koordynaczijnyj-shtab-zaklykaye-rodychiv-peredavaty-personalnu-informacziyu-tilky-derzhavnym-organam/</text:a>
</text:p>
      <!--NEWS-->
      <text:h text:style-name="P10" text:outline-level="1">
<text:span text:style-name="T4">
国民警卫队拘留了21名涉嫌叛国罪的公民 - 涉嫌间谍活动</text:span>
</text:h>
      <text:p text:style-name="P4">
作者: ['Володимир Поліщук']</text:p>
      <text:p text:style-name="P4">
时间: 2023-05-04T60:00:00-04:00</text:p>
      <text:p text:style-name="P4">
描述: 根据Prongosals的磁带，隐藏的火箭炸弹……与乌克兰2022年的战争，与乌克兰的最新新闻，今天与乌克兰2022年的新闻战争，乌克兰和俄罗斯之间的战争将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photo_2023-05-04-12.25.52.jpeg" text:style-name="Internet_20_link" text:visited-style-name="Visited_20_Internet_20_Link">
photo_2023-05-04-12.25.52.jpeg</text:a>
']</text:p>
      <text:p text:style-name="P4">
标签: ['MILITARY MEDIA CENTER', 'БРИФІНГ', 'МИКОЛА УРШАЛОВИЧ', 'НАЦГВАРДІЯ']</text:p>
      <text:p text:style-name="P4">
类别: News</text:p>
      <!--METADATA-->
      <text:p text:style-name="P4">
<draw:frame draw:style-name="fr1" draw:name="Image278" text:anchor-type="as-char" svg:width="6.9236in" svg:height="4.612849in" draw:z-index="0">
<draw:image xlink:href="../Images/AРМІЯINFORM/2023-05-04T60-00-00-04-00/photo_2023-05-04-12.25.52.jpeg" xlink:type="simple" xlink:show="embed" xlink:actuate="onLoad" draw:mime-type="image/jpeg"/>
</draw:frame>
NSU新闻服务的照片</text:p>
      <text:p text:style-name="P4">
俄罗斯，通过造成空气，火箭炸弹和炮击神灵的袭击，特别是技术上的危害，设施，住宅区，平民的大众居住地，甚至是由快速意识形态证明的，每天都在证明这是一种恐怖国家，是罪犯。</text:p>
      <text:p text:style-name="P4">
在军事媒体中心的一份简报中，该副局副局长指出了使用国民警卫队上校Mykola Urshalovich的主要局。</text:p>
      <ul>
        <li>
在俄罗斯占领军日益增长的士气低落的背景下，他们的领导人诉诸于沿着战斗线和后面的Zusykh武器定居点的非任职壳。”  - 上周，由国民警卫队保护的国家对象处于敌对损害的领域。 监护人战士参与消除这些打击的后果，并继续实现对某些物体的可靠保护和防御。</li>
      </ul>
      <text:p text:style-name="P4">
NSU主要局的代表指出，在任务过程中，警卫保护和捍卫重要的国家对象，对象和地方重要性。 每天打算有300多个木材。</text:p>
      <ul>
        <li>
我们继续确保戒严法的法律措施。 国民警卫队的1100多名军人，73辆巡逻车和一名41名具有服务犬的基因学家在该州38个州的38个定居点中涉及38个定居点。  - 该州21个地区的126个检查站的6000名军人提供了特殊的入境和离开政权，以定居，检查，检查事物和车辆，行李和货物。</li>
      </ul>
      <text:p text:style-name="P4">
Ursshalovich上校和其他每周的服务与战斗机器人统计数据：卫队参加了39次矛盾的斗争，在14个地区的气味中进行了矛盾的斗争，在州叛国赛中检查了613个地址，而在敖德萨的一名公民则涉嫌涉嫌间谍活动。</text:p>
      <text:p text:style-name="P4">
News Source: <text:a xlink:type="simple" xlink:href="https://armyinform.com.ua/2023/05/04/naczgvardijczi-zatrymaly-21-go-gromadyanyna-pidozryuvanogo-u-derzhavnij-zradi-ta-odnogo-za-pidozroyu-u-shpygunstvi/" text:style-name="Internet_20_link" text:visited-style-name="Visited_20_Internet_20_Link">
https://armyinform.com.ua/2023/05/04/naczgvardijczi-zatrymaly-21-go-gromadyanyna-pidozryuvanogo-u-derzhavnij-zradi-ta-odnogo-za-pidozroyu-u-shpygunstvi/</text:a>
</text:p>
      <!--NEWS-->
      <text:h text:style-name="P10" text:outline-level="1">
<text:span text:style-name="T4">
Kherson地区的国民警卫队将近一千公顷的土地交换</text:span>
</text:h>
      <text:p text:style-name="P4">
作者: ['АРМІЯINFORM']</text:p>
      <text:p text:style-name="P4">
时间: 2023-05-04T61:00:00-04:00</text:p>
      <text:p text:style-name="P4">
描述: 乌克兰国民警卫队的波文·罗西诺瓦尼亚（Povin Rosinovannia）的机构进行人文科学...与乌克兰2022年的战争，与乌克兰的最新新闻战争，今天与乌克兰2022年的新闻战争，乌克兰和俄罗斯之间的战争将在他们说，与乌克兰的战争将在2022年与乌克兰进行战争，他们会在不久的将来与乌克兰发生战争，他们说，今天与乌克兰的战争，今天的乌克兰新闻，乌克兰新闻，乌克兰媒体在俄罗斯的乌克兰新闻</text:p>
      <text:p text:style-name="P4">
图片: ['<text:a xlink:type="simple" xlink:href="https://armyinform.com.ua/wp-content/uploads/2023/05/img_1450.jpeg" text:style-name="Internet_20_link" text:visited-style-name="Visited_20_Internet_20_Link">
img_1450.jpeg</text:a>
']</text:p>
      <text:p text:style-name="P4">
标签: ['MILITARY MEDIA CENTER', 'БРИФІНГ', 'МИКОЛА УРШАЛОВИЧ', 'НАЦГВАРДІЯ', 'РОЗМІНУВАННЯ', 'САПЕРИ']</text:p>
      <text:p text:style-name="P4">
类别: News</text:p>
      <!--METADATA-->
      <text:p text:style-name="P4">
<draw:frame draw:style-name="fr1" draw:name="Image279" text:anchor-type="as-char" svg:width="6.9236in" svg:height="3.956343in" draw:z-index="0">
<draw:image xlink:href="../Images/AРМІЯINFORM/2023-05-04T61-00-00-04-00/img_1450.jpeg" xlink:type="simple" xlink:show="embed" xlink:actuate="onLoad" draw:mime-type="image/jpeg"/>
</draw:frame>
照片：ukrinform.ua</text:p>
      <text:p text:style-name="P4">
乌克兰国民警卫队的合并分队进行人道主义改变(中和)136爆炸物。</text:p>
      <text:p text:style-name="P4">
NSU上校Mykolaurshalovich计划使用副局长的副主任在军事媒体中心的简报中讲述了这一点。</text:p>
      <ul>
        <li>
此外，上周对Zaporizhzhya，Lugansk，Kharkiv和Mykolaiv地区的国民警卫队的矿工进行了调查。</li>
      </ul>
      <text:p text:style-name="P4">
<text:span text:style-name="T5">
ragrated vladimir polishuk</text:span>
</text:p>
      <text:p text:style-name="P4">
News Source: <text:a xlink:type="simple" xlink:href="https://armyinform.com.ua/2023/05/04/sapery-naczgvardiyi-na-hersonshhyni-rozminuvaly-majzhe-tysyachu-gektariv-zemel/" text:style-name="Internet_20_link" text:visited-style-name="Visited_20_Internet_20_Link">
https://armyinform.com.ua/2023/05/04/sapery-naczgvardiyi-na-hersonshhyni-rozminuvaly-majzhe-tysyachu-gektariv-zemel/</text:a>
</text:p>
      <!--NEWS-->
      <text:h text:style-name="P10" text:outline-level="1">
<text:span text:style-name="T4">
对于那些想投降给俄罗斯士兵的人，“我想居住”的项目已收到16,000项上诉</text:span>
</text:h>
      <text:p text:style-name="P4">
作者: ['АРМІЯINFORM']</text:p>
      <text:p text:style-name="P4">
时间: 2023-05-04T62:00:00-04:00</text:p>
      <text:p text:style-name="P4">
描述: 关于俄罗斯塞雷达的Pershogny社会学Docgrandenny的促进PID时刻...与乌克兰2022年的战争，与乌克兰的最新消息，今天与乌克兰的新闻，乌克兰2022年上次与乌克兰的新闻战争，乌克兰和俄罗斯和俄罗斯之间以及俄罗斯和俄罗斯之间的战争将会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04-11.45.17.jpg" text:style-name="Internet_20_link" text:visited-style-name="Visited_20_Internet_20_Link">
photo_2023-05-04-11.45.17.jpg</text:a>
']</text:p>
      <text:p text:style-name="P4">
标签: ['MILITARY MEDIA CENTER', 'БРИФІНГ', 'ВІТАЛІЙ МАТВІЄНКО', 'ХОЧУ ЖИТЬ']</text:p>
      <text:p text:style-name="P4">
类别: News</text:p>
      <!--METADATA-->
      <text:p text:style-name="P4">
<draw:frame draw:style-name="fr1" draw:name="Image280" text:anchor-type="as-char" svg:width="6.9236in" svg:height="4.615733in" draw:z-index="0">
<draw:image xlink:href="../Images/AРМІЯINFORM/2023-05-04T62-00-00-04-00/photo_2023-05-04-11.45.17.jpg" xlink:type="simple" xlink:show="embed" xlink:actuate="onLoad" draw:mime-type="image/jpeg"/>
</draw:frame>
Vitaliy Matvienko.photo：Dmitry Yurchenko /陆军</text:p>
      <text:p text:style-name="P4">
在[简报]期间，在战俘中首次对俄罗斯的社会学研究表达了这一点。(https://www.youtube.com/watch?v=jZNxdMLy6CI)在军事MediaCenter中，该州项目的发言人被俄罗斯和白俄罗斯军队“我想活” Vitaliy Matvienko俘虏。</text:p>
      <ul>
        <li>
在研究过程中，我们了解了很多想放弃Vpolon的人，并且我们已经在信息活动中使用了这些信息。 结果，在4月，关于2023年3月的上诉数量增加了10％，是3200个请求。 在该项目的存在期间，总共举行了16,000多次上诉。 他说，该网站从俄罗斯联邦领土上访问了超过3600万游客，他说。</li>
      </ul>
      <text:p text:style-name="P4">
同时，俄罗斯联邦正在与“我想生活”的网站有目的的斗争。</text:p>
      <ul>
        <li>
罗斯科姆纳佐(Roskomnadzor)塔迪(Today)封锁了150个域名，我们是每两三三个dniester的一个新域，这样俄罗斯人就可以熟悉该项目，这是协调总部的负责人安德烈·斯科特(Andrey Skotsyk)的负责人。</li>
      </ul>
      <text:p text:style-name="P4">
<text:span text:style-name="T5">
准备的Lesia Medvedenko</text:span>
</text:p>
      <text:p text:style-name="P4">
News Source: <text:a xlink:type="simple" xlink:href="https://armyinform.com.ua/2023/05/04/do-proektu-hochu-zhyt-nadijshlo-16-tysyach-zvernen-vid-bazhayuchyh-zdatysya-v-polon-rosijskyh-voyakiv/" text:style-name="Internet_20_link" text:visited-style-name="Visited_20_Internet_20_Link">
https://armyinform.com.ua/2023/05/04/do-proektu-hochu-zhyt-nadijshlo-16-tysyach-zvernen-vid-bazhayuchyh-zdatysya-v-polon-rosijskyh-voyakiv/</text:a>
</text:p>
      <!--NEWS-->
      <text:h text:style-name="P10" text:outline-level="1">
<text:span text:style-name="T4">
超过80％的俄罗斯战俘对他们的领导命令不满意</text:span>
</text:h>
      <text:p text:style-name="P4">
作者: ['Сергій Лемеха']</text:p>
      <text:p text:style-name="P4">
时间: 2023-05-04T63:00:00-04:00</text:p>
      <text:p text:style-name="P4">
描述: Dosliszhennya的社会学家，由'Pydennya Z ...与乌克兰2022年的战争，与乌克兰的最新新闻，今天与乌克兰2022年的新闻战争，今天与乌克兰的新闻进行战争，乌克兰和俄罗斯之间的战争以及乌克兰之间以及乌克兰之间以及乌克兰之间的战争，乌克兰和俄罗斯之间以及乌克兰之间以及乌克兰之间的战争，以及他们说，2022年与乌克兰的战争将在2022年发生，无论是否会在不久的将来与乌克兰进行战争，他们说，与乌克兰的战争，今天的乌克兰新闻，乌克兰的新闻，乌克兰媒体在俄罗斯的乌克兰新闻</text:p>
      <text:p text:style-name="P4">
图片: ['<text:a xlink:type="simple" xlink:href="https://armyinform.com.ua/wp-content/uploads/2023/05/2023-05-04-11.39.59.jpg" text:style-name="Internet_20_link" text:visited-style-name="Visited_20_Internet_20_Link">
2023-05-04-11.39.59.jpg</text:a>
']</text:p>
      <text:p text:style-name="P4">
标签: ['MILITARY MEDIA CENTER', 'АНДРІЙ ЮСОВ', 'БРИФІНГ', 'КООРДИНАЦІЙНИЙ ШТАБ']</text:p>
      <text:p text:style-name="P4">
类别: News</text:p>
      <!--METADATA-->
      <text:p text:style-name="P4">
<draw:frame draw:style-name="fr1" draw:name="Image281" text:anchor-type="as-char" svg:width="6.9236in" svg:height="4.615733in" draw:z-index="0">
<draw:image xlink:href="../Images/AРМІЯINFORM/2023-05-04T63-00-00-04-00/2023-05-04-11.39.59.jpg" xlink:type="simple" xlink:show="embed" xlink:actuate="onLoad" draw:mime-type="image/jpeg"/>
</draw:frame>
安德里·尤索夫(Andriy Yusov)。 照片：Dmitryurchenko /陆军</text:p>
      <text:p text:style-name="P4">
协调总部进行的一项社会学研究“我想活”该项目中的战俘管理，表明超过80％的俘虏不信任他们的指挥官和酋长。</text:p>
      <text:p text:style-name="P4">
协调员的代表安德里·尤索夫(Andriy Yusov)在军事媒体中心的一份简报中报告了这一点。</text:p>
      <text:p text:style-name="P4">
“接受调查的人中有60％(俄罗斯战俘 -  ed。)通过评估指挥官的个人质量5分，他们将其评为最低的评分-1 \。 这是我们从其他来源看到的图片，这些图片在智力和拦截中发现了正面的入学确认。 而且，实际上，从最新事件中，当单个单位(尤其是在Mariinsky Ibakhmut方向)中，拒绝执行任务，尤其是占领者的攻击行动，并解释其行动无能和指挥官，指挥官和指挥官， “他说。</text:p>
      <text:p text:style-name="P4">
Andriy Yusov还报告说，有1.3％的受访者将此评级为“ 5”。 另外，80％的人不满意评估指挥官安排的命令，超过50％的人说，在撤退的情况下，组件将撤退并离开人员。</text:p>
      <text:p text:style-name="P4">
News Source: <text:a xlink:type="simple" xlink:href="https://armyinform.com.ua/2023/05/04/bilshe-80-rosijskyh-vijskovopolonenyh-ne-zadovoleni-nakazamy-svogo-kerivnycztva/" text:style-name="Internet_20_link" text:visited-style-name="Visited_20_Internet_20_Link">
https://armyinform.com.ua/2023/05/04/bilshe-80-rosijskyh-vijskovopolonenyh-ne-zadovoleni-nakazamy-svogo-kerivnycztva/</text:a>
</text:p>
      <!--NEWS-->
      <text:h text:style-name="P10" text:outline-level="1">
<text:span text:style-name="T4">
超过12％的被俘虏的入侵者甚至没有中学教育 - 安德里·尤索夫</text:span>
</text:h>
      <text:p text:style-name="P4">
作者: ['Сергій Лемеха']</text:p>
      <text:p text:style-name="P4">
时间: 2023-05-04T64:00:00-04:00</text:p>
      <text:p text:style-name="P4">
描述: Dosliszhennya的社会学家，由'Pydennya Z ...与乌克兰2022年的战争，与乌克兰的最新新闻，今天与乌克兰2022年的新闻战争，今天与乌克兰的新闻进行战争，乌克兰和俄罗斯之间的战争以及乌克兰之间以及乌克兰之间以及乌克兰之间的战争，乌克兰和俄罗斯之间以及乌克兰之间以及乌克兰之间的战争，以及他们说，2022年与乌克兰的战争将在2022年发生，无论是否会在不久的将来与乌克兰进行战争，他们说，与乌克兰的战争，今天的乌克兰新闻，乌克兰的新闻，乌克兰媒体在俄罗斯的乌克兰新闻</text:p>
      <text:p text:style-name="P4">
图片: ['<text:a xlink:type="simple" xlink:href="https://armyinform.com.ua/wp-content/uploads/2023/05/2023-05-04-11.39.55.jpg" text:style-name="Internet_20_link" text:visited-style-name="Visited_20_Internet_20_Link">
2023-05-04-11.39.55.jpg</text:a>
']</text:p>
      <text:p text:style-name="P4">
标签: ['MILITARY MEDIA CENTER', 'АНДРІЙ ЮСОВ', 'БРИФІНГ']</text:p>
      <text:p text:style-name="P4">
类别: News</text:p>
      <!--METADATA-->
      <text:p text:style-name="P4">
<draw:frame draw:style-name="fr1" draw:name="Image282" text:anchor-type="as-char" svg:width="6.9236in" svg:height="4.615733in" draw:z-index="0">
<draw:image xlink:href="../Images/AРМІЯINFORM/2023-05-04T64-00-00-04-00/2023-05-04-11.39.55.jpg" xlink:type="simple" xlink:show="embed" xlink:actuate="onLoad" draw:mime-type="image/jpeg"/>
</draw:frame>
安德里·尤索夫(Andriy Yusov)。 照片：Dmitryurchenko /陆军</text:p>
      <text:p text:style-name="P4">
协调总部进行的一项社会学研究“我想活”该项目中的战俘管理，表明超过12％的俘虏甚至没有中学教育。</text:p>
      <text:p text:style-name="P4">
协调员的代表安德里·尤索夫(Andriy Yusov)在军事媒体中心的一份简报中报告了这一点。</text:p>
      <text:p text:style-name="P4">
“我们加入了占领者的军队，实际上是一张非常尖叫的图片，说明……在俄罗斯联邦试图吸引(参加针对乌克兰的战争。)资格最低，受过教育最低的人，经常在社会上处于不利地位的公民。 超过12.2％的囚犯甚至没有接受平均教育。 这是欧洲的指标，乌克兰现实甚至很难想象!这些是成年男子，通常是50岁，原则上没有教育。 人们只能想象哪些类别，价值观，他们能够运作。”他说。</text:p>
      <text:p text:style-name="P4">
根据安德里·尤索夫(Andriy Yusov)的说法，绝大多数受访者(几乎是买家的60％)接受了特殊的中等教育，几乎占学校的20％，只有10.9％的受访者接受了高等教育。</text:p>
      <text:p text:style-name="P4">
他还指出，受到高等教育的人数最多 - 公民被迫从奥尔德罗领土动员。</text:p>
      <text:p text:style-name="P4">
安德烈·尤索夫(Andrey Yusov)强调说：“这些人是俄罗斯联邦二年级的人，第一个是第一个不是局部的人，而实际上是完全动员的，今天仍在负责。”</text:p>
      <text:p text:style-name="P4">
2023年4月，社会学研究是由询问的协调总部对“我想住”项目中的战俘处理。 方法：定量。 收集信息的方法：问卷调查(受访者的自愿同意). Всього у дослідженні взяло участь 400респондентів.</text:p>
      <text:p text:style-name="P4">
News Source: <text:a xlink:type="simple" xlink:href="https://armyinform.com.ua/2023/05/04/ponad-12-vidsotkiv-polonenyh-okupantiv-ne-mayut-navit-serednoyi-osvity-andrij-yusov/" text:style-name="Internet_20_link" text:visited-style-name="Visited_20_Internet_20_Link">
https://armyinform.com.ua/2023/05/04/ponad-12-vidsotkiv-polonenyh-okupantiv-ne-mayut-navit-serednoyi-osvity-andrij-yusov/</text:a>
</text:p>
      <!--NEWS-->
      <text:h text:style-name="P10" text:outline-level="1">
<text:span text:style-name="T4">
拉皮斯人的俘虏说，与乌克兰的斗争促使他们促使他们… “对重要稳定的渴望”</text:span>
</text:h>
      <text:p text:style-name="P4">
作者: ['АРМІЯINFORM']</text:p>
      <text:p text:style-name="P4">
时间: 2023-05-04T65:00:00-04:00</text:p>
      <text:p text:style-name="P4">
描述: 关于tse rospovyv PD的介绍小时的pershogny社会学家纪录片Rosiyki的联邦服务服务部门...与乌克兰2022年的战争，与乌克兰的最新新闻，《与乌克兰2022年的新闻战争》，今天上次与乌克兰的新闻战争，乌克兰和俄罗斯与俄罗斯和俄罗斯之间的战争将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5/yusov.jpg" text:style-name="Internet_20_link" text:visited-style-name="Visited_20_Internet_20_Link">
yusov.jpg</text:a>
']</text:p>
      <text:p text:style-name="P4">
标签: ['MILITARY MEDIA CENTER', 'АНДРІЙ ЮСОВ', 'РОСІЙСЬКІ ПОЛОНЕНІ']</text:p>
      <text:p text:style-name="P4">
类别: News</text:p>
      <!--METADATA-->
      <text:p text:style-name="P4">
<draw:frame draw:style-name="fr1" draw:name="Image283" text:anchor-type="as-char" svg:width="6.9236in" svg:height="4.612849in" draw:z-index="0">
<draw:image xlink:href="../Images/AРМІЯINFORM/2023-05-04T65-00-00-04-00/yusov.jpg" xlink:type="simple" xlink:show="embed" xlink:actuate="onLoad" draw:mime-type="image/jpeg"/>
</draw:frame>
他在第一个社会学研究的演讲中讲述了这一点(https://www.youtube.com/watch?v=jZNxdMLy6CI)在军事MediaCenter中，是关于婚礼行为和绘画Andriy Yusov的协调总部的代表。</text:p>
      <text:p text:style-name="P4">
在调查的框架内，对军事人员的动机进行了调查，并对服务条件进行了主观评估。 促使受访者加入服务的最强大因素是“生活稳定的渴望”  -  54.8％的人分配了最大评估(5分中的5个)，以及“进步的机会” -35.9％。</text:p>
      <ul>
        <li>
也就是说，不是祖国的爱，甚至不信任宣传或对多丁蛋白，Skabev，Soloviev的热爱，而是“生命稳定”的欲望。 当我们讲乌克兰领土的行为时，乌克兰国防部队面临的近似角色。 特别是，它解释了绘画和其他犯罪。 对于这些角色来说，军队的服务是祖国的不安全感，甚至没有释放任何有条件的俄罗斯人，以俄罗斯的宣传，而是他们自己的生活稳定性，生活在生活中的机会。</li>
      </ul>
      <text:p text:style-name="P4">
同时，他们没有得到受访者的支持，这种陈述是“对同志报仇的愿望”和“成为职业军事的愿望”。</text:p>
      <text:p text:style-name="P4">
受调查的人中只有3.3％的期望是加入俄罗斯联邦武装部队的服务。 对于45.7％的人来说，这些期望根本没有实现，有51％的受访者回答了“中立”。</text:p>
      <text:p text:style-name="P4">
<text:span text:style-name="T5">
准备的Lesia Medvedenko</text:span>
</text:p>
      <text:p text:style-name="P4">
News Source: <text:a xlink:type="simple" xlink:href="https://armyinform.com.ua/2023/05/04/poloneni-rashysty-kazhut-shho-voyuvaty-proty-ukrayiny-yih-sponukalo-bazhannya-zhyttyevoyi-stabilnosti-andrij-yusov/" text:style-name="Internet_20_link" text:visited-style-name="Visited_20_Internet_20_Link">
https://armyinform.com.ua/2023/05/04/poloneni-rashysty-kazhut-shho-voyuvaty-proty-ukrayiny-yih-sponukalo-bazhannya-zhyttyevoyi-stabilnosti-andrij-yusov/</text:a>
</text:p>
      <!--NEWS-->
      <text:h text:style-name="P10" text:outline-level="1">
<text:span text:style-name="T4">
在俄罗斯联邦的黑海中，将红油的数量降低到2：凌空抽射至16枚导弹</text:span>
</text:h>
      <text:p text:style-name="P4">
作者: ['АРМІЯINFORM']</text:p>
      <text:p text:style-name="P4">
时间: 2023-05-04T66:00:00-04:00</text:p>
      <text:p text:style-name="P4">
描述: Syogodnis，4草药，11:00在Chorny Morce上的Boyal Cherguvanni，7 ...与乌克兰2022年的战争，与乌克兰的战争是今天的最新消息，《与乌克兰2022年的新闻战》是今天的最后一场，威尔乌克兰与俄罗斯，俄罗斯，俄罗斯和俄罗斯之间发生战争，当时与乌克兰的战争在2022年将是与乌克兰的战争，不久的将来，与乌克兰与乌克兰的战争，今天的乌克兰新闻，乌克兰的新闻，乌克兰新闻，在俄罗斯的乌克兰媒体</text:p>
      <text:p text:style-name="P4">
图片: ['<text:a xlink:type="simple" xlink:href="https://armyinform.com.ua/wp-content/uploads/2022/08/raketa-kalibr.jpg" text:style-name="Internet_20_link" text:visited-style-name="Visited_20_Internet_20_Link">
raketa-kalibr.jpg</text:a>
', '<text:a xlink:type="simple" xlink:href="https://armyinform.com.ua/wp-content/uploads/2023/05/344013994_3568907633342467_7230344383656483289_n.jpg" text:style-name="Internet_20_link" text:visited-style-name="Visited_20_Internet_20_Link">
344013994_3568907633342467_7230344383656483289_n.jpg</text:a>
']</text:p>
      <text:p text:style-name="P4">
标签: ['АГРЕСІЯ РФ', 'ВМС ЗС УКРАЇНИ', 'РАКЕТИ «КАЛІБР»', 'ЧОРНЕ МОРЕ']</text:p>
      <text:p text:style-name="P4">
类别: News</text:p>
      <!--METADATA-->
      <text:p text:style-name="P4">
<draw:frame draw:style-name="fr1" draw:name="Image284" text:anchor-type="as-char" svg:width="6.9236in" svg:height="4.609384in" draw:z-index="0">
<draw:image xlink:href="../Images/AРМІЯINFORM/2023-05-04T66-00-00-04-00/raketa-kalibr.jpg" xlink:type="simple" xlink:show="embed" xlink:actuate="onLoad" draw:mime-type="image/jpeg"/>
</draw:frame>
说明性照片</text:p>
      <text:p text:style-name="P4">
今天，5月4日，从黑海11:00开始，战斗职责中有7艘敌方船只，其中包括2枚机芯导弹载体，总距离总数高达16枚导弹。</text:p>
      <text:p text:style-name="P4">
关于它<text:a xlink:type="simple" xlink:href="https://www.facebook.com/navy.mil.gov.ua/posts/pfbid0ZFhKJJBM6iGxrhDWeCCoqGW1P61asc82uK7fBcZKZeu2mh7gcP34f3eCBsb73Gjcl" text:style-name="Internet_20_link" text:visited-style-name="Visited_20_Internet_20_Link">
报告</text:a>
武装部队海军的命令。</text:p>
      <text:p text:style-name="P4">
此外，阿佐夫海有1艘敌方船，在地中海，地中海中最多有5艘敌方船只，其中包括1艘碳布拉赫特玉米式马车，总计有4枚导弹。</text:p>
      <text:p text:style-name="P4">
在白天，为了俄罗斯联邦的利益，制造了凯奇 - 元海峡的通过：</text:p>
      <ul>
        <li>
16艘船到亚齐夫海，其中2艘沿Bosphorus海峡的方向移动； *到黑海-15艘船，其中5艘继续向Bosphorus的方向运动。</li>
      </ul>
      <text:p text:style-name="P4">
俄罗斯联邦继续违反《 1974年海洋保护人类生命的国际公约》。(Solas)通过关闭自动识别系统(AIS)，纳粹船只在亚佐夫海。</text:p>
      <text:p text:style-name="P4">
<draw:frame draw:style-name="fr1" draw:name="Image285" text:anchor-type="as-char" svg:width="6.9236in" svg:height="8.6545in" draw:z-index="0">
<draw:image xlink:href="../Images/AРМІЯINFORM/2023-05-04T66-00-00-04-00/344013994_3568907633342467_7230344383656483289_n.jpg" xlink:type="simple" xlink:show="embed" xlink:actuate="onLoad" draw:mime-type="image/jpeg"/>
</draw:frame>
</text:p>
      <text:p text:style-name="P4">
News Source: <text:a xlink:type="simple" xlink:href="https://armyinform.com.ua/2023/05/04/u-chornomu-mori-rf-zmenshyla-kilkist-raketonosiyiv-do-2-zagalnyj-zalp-do-16-raket/" text:style-name="Internet_20_link" text:visited-style-name="Visited_20_Internet_20_Link">
https://armyinform.com.ua/2023/05/04/u-chornomu-mori-rf-zmenshyla-kilkist-raketonosiyiv-do-2-zagalnyj-zalp-do-16-raket/</text:a>
</text:p>
      <!--NEWS-->
      <text:h text:style-name="P10" text:outline-level="1">
<text:span text:style-name="T4">
Volodymyr Zelenskyy感谢乌克兰的支持，感谢荷兰议会的支持</text:span>
</text:h>
      <text:p text:style-name="P4">
作者: ['АРМІЯINFORM']</text:p>
      <text:p text:style-name="P4">
时间: 2023-05-04T67:00:00-04:00</text:p>
      <text:p text:style-name="P4">
描述: 在乌克兰乌克兰·沃罗迪米（Ukraine Volodymyr）王国之前，办公室维兹塔（Vizita）的佩德小时...与乌克兰2022年的战争，与乌克兰的最新新闻，今天与乌克兰的新闻，乌克兰2022年的新闻战争，今天将在乌克兰和俄罗斯之间以及俄罗斯和俄罗斯之间发生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5/prezydent-u-niderlandah.jpeg" text:style-name="Internet_20_link" text:visited-style-name="Visited_20_Internet_20_Link">
prezydent-u-niderlandah.jpeg</text:a>
', '<text:a xlink:type="simple" xlink:href="https://armyinform.com.ua/wp-content/uploads/2023/05/prezydent-u-niderlandah-2.jpeg" text:style-name="Internet_20_link" text:visited-style-name="Visited_20_Internet_20_Link">
prezydent-u-niderlandah-2.jpeg</text:a>
']</text:p>
      <text:p text:style-name="P4">
标签: ['STOPRUSSIA', 'АГРЕСІЯ РФ', 'ВІЙНА', 'ВОЛОДИМИР ЗЕЛЕНСЬКИЙ', 'КОРОЛІВСТВО НІДЕРЛАНДІВ', 'ПРЕЗИДЕНТ УКРАЇНИ']</text:p>
      <text:p text:style-name="P4">
类别: News</text:p>
      <!--METADATA-->
      <text:p text:style-name="P4">
<draw:frame draw:style-name="fr1" draw:name="Image286" text:anchor-type="as-char" svg:width="6.9236in" svg:height="4.617948in" draw:z-index="0">
<draw:image xlink:href="../Images/AРМІЯINFORM/2023-05-04T67-00-00-04-00/prezydent-u-niderlandah.jpeg" xlink:type="simple" xlink:show="embed" xlink:actuate="onLoad" draw:mime-type="image/jpeg"/>
</draw:frame>
在荷兰王国的正式访问期间，乌克兰总统沃迪米尔·泽伦斯基(Volodymyr Zelensky)会见了荷兰瑞士伯格姆普(Bergkmp)众议院议长和参议院参议院议长扬·安东尼·布朗(Jan Anthony Brown)。</text:p>
      <text:p text:style-name="P4">
<text:a xlink:type="simple" xlink:href="https://www.president.gov.ua/news/u-gaazi-volodimir-zelenskij-zustrivsya-zi-spikerami-palati-p-82641" text:style-name="Internet_20_link" text:visited-style-name="Visited_20_Internet_20_Link">
出版物</text:a>
在总统互联网上。</text:p>
      <text:p text:style-name="P4">
国家元首感谢荷兰议会的负责人在立法机构中明确而积极的立法立场，以支持乌克兰和重要步骤，以击退俄罗斯联邦的侵略。</text:p>
      <text:p text:style-name="P4">
他强调说：“今天，荷兰是乌克兰支持的领导人之一，也是我们保护自由价值观的策略盟友之一。”</text:p>
      <text:p text:style-name="P4">
Volodymyr Zelensky称赞Neskyrelovia的议会支持乌克兰的荷兰，特别是该国领导人在国际俄罗斯在乌克兰的罪行以及在海斯斯特定法庭的国际罪行中的领导俄罗斯最高领导。</text:p>
      <text:p text:style-name="P4">
总统特别感谢荷兰议会在欧盟候选人问题上的支持。</text:p>
      <text:p text:style-name="P4">
国家元首指出，我们的国家正在尽一切可能完成欧洲委员会关于欧盟成员候选人身份的建议，并指望对这些努力的积极评估。 他强调了从今年年底开始进行谈判开始的开始。</text:p>
      <text:p text:style-name="P4">
Volodymyr Zelensky分别强调了Vilnius Sumitunato的准备。 国家元首指出，在乌克兰在联盟中成员的特定决定的峰会上采用的重要性，并为我们的国家提供了为北约居民提供安全保障的重要性。</text:p>
      <text:p text:style-name="P4">
<draw:frame draw:style-name="fr1" draw:name="Image287" text:anchor-type="as-char" svg:width="6.9236in" svg:height="4.617948in" draw:z-index="0">
<draw:image xlink:href="../Images/AРМІЯINFORM/2023-05-04T67-00-00-04-00/prezydent-u-niderlandah-2.jpeg" xlink:type="simple" xlink:show="embed" xlink:actuate="onLoad" draw:mime-type="image/jpeg"/>
</draw:frame>
</text:p>
      <text:p text:style-name="P4">
News Source: <text:a xlink:type="simple" xlink:href="https://armyinform.com.ua/2023/05/04/volodymyr-zelenskyj-podyakuvav-ochilnykam-niderlandskogo-parlamentu-za-pidtrymku-ukrayiny-sajt-prezydenta/" text:style-name="Internet_20_link" text:visited-style-name="Visited_20_Internet_20_Link">
https://armyinform.com.ua/2023/05/04/volodymyr-zelenskyj-podyakuvav-ochilnykam-niderlandskogo-parlamentu-za-pidtrymku-ukrayiny-sajt-prezydenta/</text:a>
</text:p>
      <!--NEWS-->
      <text:h text:style-name="P10" text:outline-level="1">
<text:span text:style-name="T4">
NSU卫队的六个旅已经准备好执行战斗任务-Mykola Urshalovich</text:span>
</text:h>
      <text:p text:style-name="P4">
作者: ['Володимир Поліщук']</text:p>
      <text:p text:style-name="P4">
时间: 2023-05-04T68:00:00-04:00</text:p>
      <text:p text:style-name="P4">
描述: 乌克兰国民警卫队的旅，“ Nasteup的包装纸”的Yaki部分 - 福尔曼，...与乌克兰2022年的战争，与乌克兰的最新消息，今天与乌克兰2022年的新闻，今天，将有一个新闻乌克兰与俄罗斯之间的战争以及何时，何时，何时，何时，何时，何时，何时，何时，何时，何时，何时，何时，何时，与乌克兰在2022年的战争将在不久的将来与乌克兰发生战争，与乌克兰的战争，今天的乌克兰新闻，乌克兰媒体的乌克兰新闻在俄罗斯</text:p>
      <text:p text:style-name="P4">
图片: ['<text:a xlink:type="simple" xlink:href="https://armyinform.com.ua/wp-content/uploads/2023/05/gvardiya-nastupu.jpg" text:style-name="Internet_20_link" text:visited-style-name="Visited_20_Internet_20_Link">
gvardiya-nastupu.jpg</text:a>
']</text:p>
      <text:p text:style-name="P4">
标签: ['MILITARY MEDIA CENTER', 'STOPRUSSIA', 'ГВАРДІЯ НАСТУПУ', 'МИКОЛА УРШАЛОВИЧ']</text:p>
      <text:p text:style-name="P4">
类别: News</text:p>
      <!--METADATA-->
      <text:p text:style-name="P4">
<draw:frame draw:style-name="fr1" draw:name="Image288" text:anchor-type="as-char" svg:width="6.9236in" svg:height="5.53888in" draw:z-index="0">
<draw:image xlink:href="../Images/AРМІЯINFORM/2023-05-04T68-00-00-04-00/gvardiya-nastupu.jpg" xlink:type="simple" xlink:show="embed" xlink:actuate="onLoad" draw:mime-type="image/jpeg"/>
</draw:frame>
NSU新闻服务的照片</text:p>
      <text:p text:style-name="P4">
乌克兰国民警卫队的六个旅是进攻卫队的一部分，“配套，配备人员，并准备在接受适当的任务后履行国防部队并发症的任务。</text:p>
      <text:p text:style-name="P4">
关于它的时间<text:a xlink:type="simple" xlink:href="https://www.youtube.com/watch" text:style-name="Internet_20_link" text:visited-style-name="Visited_20_Internet_20_Link">
简报</text:a>
NSU上校Mykola Urshalovich的总局副局长告诉Vmilitary Media Center。</text:p>
      <ul>
        <li>
在第七旅“宪章”的过程中，宣布了其形成。 我们目前正在制造成立的船员，他们将再进行几周的战斗定居点。 Nikolaeurshalovich说，现在已经通过了选拔的所有阶段并参加了“进攻守卫”的勇士，因为在垃圾填埋场的教育排和嘴训练时，勇士队的勇士们说。</li>
      </ul>
      <text:p text:style-name="P4">
Urshalovich上校指出，士兵的准备是以平行的方法进行的，即某些单位已经在接受集体培训，有必要开始个人。</text:p>
      <ul>
        <li>
个人培训课程是由在多数席位上具有战斗经验的讲师进行的。 人员学会在战斗状况的不同条件下采取不同类型的战斗。 主要的关注是要回收个人和集体武器的新兵，鼻战行动的策略，在地形上定位，战斗机的身体耐力正在抑制许多其他问题和军事技巧，这不仅会得到在战斗中，但也摆脱了冠军。在现代战斗中，智力很重要，包括无人机。 获得提供急救的必要技能同样重要。</li>
      </ul>
      <text:p text:style-name="P4">
完成准备工作的战术练习直接在单位的管理下进行，并通过战斗发射强制进行。</text:p>
      <text:p text:style-name="P4">
进攻守卫的每个军官，中士和士兵都是动力的，并了解他个人，每个单位，每个旅都将取决于我们从侵略者那里获得土地的成功。</text:p>
      <text:p text:style-name="P4">
News Source: <text:a xlink:type="simple" xlink:href="https://armyinform.com.ua/2023/05/04/shist-brygad-gvardiyi-nastupu-ngu-gotovi-vykonuvaty-bojovi-zavdannya-mykola-urshalovych/" text:style-name="Internet_20_link" text:visited-style-name="Visited_20_Internet_20_Link">
https://armyinform.com.ua/2023/05/04/shist-brygad-gvardiyi-nastupu-ngu-gotovi-vykonuvaty-bojovi-zavdannya-mykola-urshalovych/</text:a>
</text:p>
      <!--NEWS-->
      <text:h text:style-name="P10" text:outline-level="1">
<text:span text:style-name="T4">
今天，武装部队有420万名女军人。 不幸的是，其中107人被杀，受伤了 - 安娜·马利亚（Anna Malyar）</text:span>
</text:h>
      <text:p text:style-name="P4">
作者: ['АРМІЯINFORM']</text:p>
      <text:p text:style-name="P4">
时间: 2023-05-04T69:00:00-04:00</text:p>
      <text:p text:style-name="P4">
描述: “ Zbroyni拥有42个Tysyachov-Visskovo-skovo-service in Zbroyni，并且立即……与乌克兰2022的战争，与乌克兰的战争是今天的最新新闻，这是与乌克兰2022年的新闻战争，今天将是今天的最后一场新闻他们说，乌克兰与俄罗斯之间的战争，乌克兰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3/05/345023333_154232687594251_7390253769591699909_n.jpg" text:style-name="Internet_20_link" text:visited-style-name="Visited_20_Internet_20_Link">
345023333_154232687594251_7390253769591699909_n.jpg</text:a>
']</text:p>
      <text:p text:style-name="P4">
标签: ['ГАННА МАЛЯР', 'ГЕНДЕРНА РІВНІСТЬ', 'ЖІНКИ-ВІЙСЬКОВОСЛУЖБОВЦІ']</text:p>
      <text:p text:style-name="P4">
类别: News</text:p>
      <!--METADATA-->
      <text:p text:style-name="P4">
<draw:frame draw:style-name="fr1" draw:name="Image289" text:anchor-type="as-char" svg:width="6.9236in" svg:height="5.1927in" draw:z-index="0">
<draw:image xlink:href="../Images/AРМІЯINFORM/2023-05-04T69-00-00-04-00/345023333_154232687594251_7390253769591699909_n.jpg" xlink:type="simple" xlink:show="embed" xlink:actuate="onLoad" draw:mime-type="image/jpeg"/>
</draw:frame>
“如今，在乌克兰的武装部队中，有420万名女主人，阿拉斯，平民工人有6万名。 其中，前线有五千。 不幸的是，有107名妇女被杀并受伤。” <text:a xlink:type="simple" xlink:href="https://www.facebook.com/ganna.maliar/posts/pfbid0WYykyU8ktUqkwySf22BmpbhEYWPCJFKLBjWseT7hHpKvzvoTq26PD5JsEWchUBaol" text:style-name="Internet_20_link" text:visited-style-name="Visited_20_Internet_20_Link">
报道</text:a>
乌克兰国防部副部长安娜·马利亚(Anna Malyar)。</text:p>
      <text:p text:style-name="P4">
乌克兰妇女为国家和男子捍卫国家。</text:p>
      <text:p text:style-name="P4">
安娜·马利亚(Anna Malyar)强调，“当然，平等不仅是关于女性的”。</text:p>
      <text:p text:style-name="P4">
“例如，我们有法庭判决的男人一个人是受过教育的孩子，但受到动员的影响。 但是，实际上，问题出现在不足之中。</text:p>
      <text:p text:style-name="P4">
重要的是，有一个强大的团队准备与之合作。 它是乌克兰武装部队性别问题的顾问团队。</text:p>
      <text:p text:style-name="P4">
他们没有写或删除。 同时，他们在部队中工作。更多的工作。 通过确保军队中的男女平等权利来照顾他们。</text:p>
      <text:p text:style-name="P4">
在伊维克利基(Ivikliki)的新问题之前，大规模的入侵使我们成为了这个话题。”国防部副部长说。</text:p>
      <text:p text:style-name="P4">
News Source: <text:a xlink:type="simple" xlink:href="https://armyinform.com.ua/2023/05/04/sogodni-u-zsu-42-tysyachi-zhinok-vijskovosluzhbovycz-na-zhal-107-z-nyh-zagynulo-ye-poraneni-ganna-malyar/" text:style-name="Internet_20_link" text:visited-style-name="Visited_20_Internet_20_Link">
https://armyinform.com.ua/2023/05/04/sogodni-u-zsu-42-tysyachi-zhinok-vijskovosluzhbovycz-na-zhal-107-z-nyh-zagynulo-ye-poraneni-ganna-malyar/</text:a>
</text:p>
      <!--NEWS-->
      <text:h text:style-name="P10" text:outline-level="1">
<text:span text:style-name="T4">
乌克兰总统会见了国际刑事法院总统兼秘书</text:span>
</text:h>
      <text:p text:style-name="P4">
作者: ['АРМІЯINFORM']</text:p>
      <text:p text:style-name="P4">
时间: 2023-05-04T70:00:00-04:00</text:p>
      <text:p text:style-name="P4">
描述: 在办公室，乌克兰Volodymyr的总统...与乌克兰2022年的战争，与乌克兰的战争是今天的最新消息，即今天与乌克兰2022年的战争，乌克兰和俄罗斯之间的战争将在战争中以及战争之间发生战争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48c7e2507980550f11f8cc87278b1a54_1683193105_extra_large.jpeg" text:style-name="Internet_20_link" text:visited-style-name="Visited_20_Internet_20_Link">
48c7e2507980550f11f8cc87278b1a54_1683193105_extra_large.jpeg</text:a>
']</text:p>
      <text:p text:style-name="P4">
标签: ['STOPRUSSIA', 'ВОЛОДИМИР ЗЕЛЕНСЬКИЙ', 'МІЖНАРОДНИЙ КРИМІНАЛЬНИЙ СУД', 'ПРЕЗИДЕНТ УКРАЇНИ']</text:p>
      <text:p text:style-name="P4">
类别: News</text:p>
      <!--METADATA-->
      <text:p text:style-name="P4">
<draw:frame draw:style-name="fr1" draw:name="Image290" text:anchor-type="as-char" svg:width="6.9236in" svg:height="4.617948in" draw:z-index="0">
<draw:image xlink:href="../Images/AРМІЯINFORM/2023-05-04T70-00-00-04-00/48c7e2507980550f11f8cc87278b1a54_1683193105_extra_large.jpeg" xlink:type="simple" xlink:show="embed" xlink:actuate="onLoad" draw:mime-type="image/jpeg"/>
</draw:frame>
在对荷兰王国的正式访问中，乌克兰Zelensky总统会见了国际刑事法院的总统(MKS)Pyotrom Hoffmanski和法院秘书Oswaldo Zavalla Agler，<text:a xlink:type="simple" xlink:href="https://www.president.gov.ua/news/prezident-ukrayini-proviv-zustrich-iz-prezidentom-mizhnarodn-82645" text:style-name="Internet_20_link" text:visited-style-name="Visited_20_Internet_20_Link">
报告</text:a>
乌克兰总统办公室。</text:p>
      <text:p text:style-name="P4">
国家负责人强调，乌克兰人民的危害人类和种族灭绝的罪行中所有有罪的起诉是乌克兰的原则。</text:p>
      <text:p text:style-name="P4">
沃迪米尔·泽伦斯基(Volodymyr Zelensky)说：“对我们来说，结果是对所有俄罗斯军人的特定句子，包括侵略者国家的最高领导。”</text:p>
      <text:p text:style-name="P4">
他特别朝着这一方向称赞国际刑事法院的工作，指出了对被捕总统签发的逮捕令的重要性乌克兰儿童。</text:p>
      <text:p text:style-name="P4">
这些犯罪需要特别的优先关注。 我们需要增加人民阻止大规模驱逐出境并创建保护儿童的普遍机制的压力。”</text:p>
      <text:p text:style-name="P4">
Volodymyr Zelensky特别注意了现任执法机构的ICS之间的合作水平，并补充说，乌克兰确实做到了，有必要进行调查和迫害在国家大规模暴行的国家律师，这是俄罗斯联盟在这次战争期间犯下的，并调整与IC的有效合作。</text:p>
      <text:p text:style-name="P4">
总统指出，在不久的将来开设国际刑事法院办公室的分支机构的重要性，这将有助于进一步加强相关合作。</text:p>
      <text:p text:style-name="P4">
Volodymyr Zelensky分别提出了复杂机器人国家重要性的问题，该问题是为了建立机构边界而进行的，以起诉对乌克兰犯罪的侵略。</text:p>
      <text:p text:style-name="P4">
News Source: <text:a xlink:type="simple" xlink:href="https://armyinform.com.ua/2023/05/04/prezydent-ukrayiny-zustrivsya-z-prezydentom-mizhnarodnogo-kryminalnogo-sudu-ta-sekretarem-mks/" text:style-name="Internet_20_link" text:visited-style-name="Visited_20_Internet_20_Link">
https://armyinform.com.ua/2023/05/04/prezydent-ukrayiny-zustrivsya-z-prezydentom-mizhnarodnogo-kryminalnogo-sudu-ta-sekretarem-mks/</text:a>
</text:p>
      <!--NEWS-->
      <text:h text:style-name="P10" text:outline-level="1">
<text:span text:style-name="T4">
创新计划的结果将满足武装部队在有希望的武器和军事设备样品中的需求</text:span>
</text:h>
      <text:p text:style-name="P4">
作者: ['Олександр Козубенко']</text:p>
      <text:p text:style-name="P4">
时间: 2023-05-04T71:00:00-04:00</text:p>
      <text:p text:style-name="P4">
描述: Mikhoth花了一段时间，如果Innovatity Sluth真正地陷入困境。...与乌克兰2022年的战争，与乌克兰与乌克兰的最新消息，今天与乌克兰的新闻战争，今天与乌克兰2022年上次与乌克兰进行战争，乌克兰和俄罗斯之间的战争以及何时与俄罗斯之间的战争，以及何时与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04-12.16.59.jpg" text:style-name="Internet_20_link" text:visited-style-name="Visited_20_Internet_20_Link">
photo_2023-05-04-12.16.59.jpg</text:a>
']</text:p>
      <text:p text:style-name="P4">
标签: ['BRAVE\xa01', 'MILITARY MEDIA CENTER', 'ВОЛОДИМИР КОЦЮРУБА']</text:p>
      <text:p text:style-name="P4">
类别: News</text:p>
      <!--METADATA-->
      <text:p text:style-name="P4">
<draw:frame draw:style-name="fr1" draw:name="Image291" text:anchor-type="as-char" svg:width="6.9236in" svg:height="4.615733in" draw:z-index="0">
<draw:image xlink:href="../Images/AРМІЯINFORM/2023-05-04T71-00-00-04-00/photo_2023-05-04-12.16.59.jpg" xlink:type="simple" xlink:show="embed" xlink:actuate="onLoad" draw:mime-type="image/jpeg"/>
</draw:frame>
Volodymyr Kotsyuruba。</text:p>
      <text:p text:style-name="P4">
我们正在经历这样一个时期，当时创新变得真实。 为了加速实施最有效武器的过程，创新活动主题的整个结构开始了。</text:p>
      <text:p text:style-name="P4">
乌克兰上校Volodymyr Kotsyuruba武装部队总参谋长中央声音和科学管理的代表在军事媒体中心的简报上的一份简报上讲述了这一点。</text:p>
      <text:p text:style-name="P4">
他提出了一种评估和实施发明和创新的机制，这些机制是在安全和国防部门中评估的。 特别是，创新发展发展基金 - 勇敢的1是在不同的事工和组织上创建的。</text:p>
      <ul>
        <li>
该基金通过其监督委员会的工作做出决定，以分配赠款，以支持创新项目并促进，维护，-Vladimir Kotsyuruba发言。  - 格兰特的援助是由农场转型部和经济部提供的。</li>
      </ul>
      <text:p text:style-name="P4">
如果该项目获得高级的成绩，则将其发送给国防部斧头部门，并通过该部门的单位参与乌克罗龙的参与。</text:p>
      <ul>
        <li>
评估和支持的观点顺序的程序由国防部和总参谋部的共同决定(将在不久的将来签署)确定。  - 该法案将导致结果，最终和主要结果将满足有前途的武器和军事设备的需求。</li>
      </ul>
      <text:p text:style-name="P4">
在向通讯员的评论中，军队的Kotsuruba上校指出，成千上万的创新项目的相互联系以及大型国家拥有的命令的支持将为乌克兰的武装部队提供各种图像和军事设备“现在和现在”，以及将成为一项长期投资。</text:p>
      <text:p text:style-name="P4">
​</text:p>
      <text:p text:style-name="P4">
News Source: <text:a xlink:type="simple" xlink:href="https://armyinform.com.ua/2023/05/04/rezultatom-innovaczijnoyi-programy-stane-zadovolennya-potreb-zsu-v-perspektyvnyh-zrazkah-ozbroyennya-i-vijskovoyi-tehniky/" text:style-name="Internet_20_link" text:visited-style-name="Visited_20_Internet_20_Link">
https://armyinform.com.ua/2023/05/04/rezultatom-innovaczijnoyi-programy-stane-zadovolennya-potreb-zsu-v-perspektyvnyh-zrazkah-ozbroyennya-i-vijskovoyi-tehniky/</text:a>
</text:p>
      <!--NEWS-->
      <text:h text:style-name="P10" text:outline-level="1">
<text:span text:style-name="T4">
侵略者必须感到对他的正义充实-Volodymyr Zelenskyy</text:span>
</text:h>
      <text:p text:style-name="P4">
作者: ['Єгор Брайлян']</text:p>
      <text:p text:style-name="P4">
时间: 2023-05-04T72:00:00-04:00</text:p>
      <text:p text:style-name="P4">
描述: 乌克兰Volodymyr Zelensky Suyogodniy总统，与乌克兰2022年的战争，与乌克兰的最新新闻，今天与乌克兰2022年的新闻战争，今天将在乌克兰和俄罗斯之间发生战争，以及与乌克兰的战争将在2022年或2022年发生战争他们说，不，在不久的将来会与乌克兰发动战争</text:p>
      <text:p text:style-name="P4">
图片: ['<text:a xlink:type="simple" xlink:href="https://armyinform.com.ua/wp-content/uploads/2023/05/72d050f8c46eeef1b6c90c01b1f6e305_1683193113_extra_large.jpeg" text:style-name="Internet_20_link" text:visited-style-name="Visited_20_Internet_20_Link">
72d050f8c46eeef1b6c90c01b1f6e305_1683193113_extra_large.jpeg</text:a>
']</text:p>
      <text:p text:style-name="P4">
标签: ['ВОЛОДИМИР ЗЕЛЕНСЬКИЙ', 'ГААГА', 'НІДЕРЛАНДИ']</text:p>
      <text:p text:style-name="P4">
类别: News</text:p>
      <!--METADATA-->
      <text:p text:style-name="P4">
<draw:frame draw:style-name="fr1" draw:name="Image292" text:anchor-type="as-char" svg:width="6.9236in" svg:height="4.617948in" draw:z-index="0">
<draw:image xlink:href="../Images/AРМІЯINFORM/2023-05-04T72-00-00-04-00/72d050f8c46eeef1b6c90c01b1f6e305_1683193113_extra_large.jpeg" xlink:type="simple" xlink:show="embed" xlink:actuate="onLoad" draw:mime-type="image/jpeg"/>
</draw:frame>
乌克兰沃罗迪米尔·泽伦斯基总统今天正在荷兰正式访问。 在海牙，我国的元首在海牙发表了国际刑事法院代表的讲话。</text:p>
      <text:p text:style-name="P4">
演讲的口号：“没有乌克兰正义的没有和平”。</text:p>
      <text:p text:style-name="P4">
根据弗拉基米尔·泽伦斯基(Vladimir Zelensky)的说法，现在有必要停止侵略罪，这是由于有罪不罚的。</text:p>
      <ul>
        <li>
我们很高兴能在您今天发表讲话的自由和正义之地，价值观。 我想在这里看到另一个弗拉基米尔(普京。  -  _ ed._)，我们想在海牙见他。 值得被压碎的犯罪行为的人。 这应该在这里 - 在首都完成。</li>
      </ul>
      <text:p text:style-name="P4">
我相信这会在我们获胜时发生。 而且，我们不仅会在侵略的偏见中赢得胜利。 看看世界各国如何团结起来帮助乌克兰人进行防御 - 这是渴望提供帮助的基础。 感觉比一个国家的命运更多。 这种感觉不仅仅是反对侵略者。</text:p>
      <text:p text:style-name="P4">
我们必须停止这样的积极战争。 我们必须停止侵略罪，有时会出现在那些被习惯不受惩罚的人的脑海中。 这是侵略的免费门 - 如果我们看历史上的任何侵略性。 我们将看到它们是由一件事团结在一起的。 那些开始的人不认为他们必须对承诺的人负责，他们将对战争负责。 但是战争必须受到谴责。</text:p>
      <text:p text:style-name="P4">
弗拉基米尔泽斯基说，现在只需要一个完整的，不再是混合和平的。</text:p>
      <ul>
        <li>
侵略者的不受惩罚意味着我们需要处理它。 有必要消除侵略的根源。</li>
      </ul>
      <text:p text:style-name="P4">
我们知道，胜利后的漫长和平只能得益于方面的强大价值观。 这是自由，法治，需要提供充分司法的必要性 - 不是任何混合替代品。我们不能允许混合免疫。 与一定时期内敌对行动污染有关的混合和平不是混合和平。 但是，真正的和平，权利的现实正是我们现在需要的，而不是混合形式。</text:p>
      <text:p text:style-name="P4">
战争的解决方案是一种国际犯罪，与其他射线不同，因为它包含了其他犯罪的所有邪恶。</text:p>
      <text:p text:style-name="P4">
根据Volodymyr Zelenskyy的说法，只有一个有效的特别法庭，例如第二次世界大战之后，才能够判处安提逊人。我们希望继续对这种侵略罪的强制惩罚传统，以保证这种侵略的独特性。 如果我们想要正义，我们无辜地寻求理由，我们不应指当前国际法的缺点。 相反，我们必须做出大胆的决定，以纠正这些缺点，不幸的是，这是国际法中存在的。</text:p>
      <text:p text:style-name="P4">
和平的恒定是由于对侵略者的全部义务而产生的。 侵略者必须感觉到正义的充实是我们的历史责任。</text:p>
      <text:p text:style-name="P4">
我们需要拥有一个真正，完整的法庭，真正的全日制 - 沃迪米尔·泽伦斯基(Volodymyr Zelenskyy)说。</text:p>
      <text:p text:style-name="P4">
News Source: <text:a xlink:type="simple" xlink:href="https://armyinform.com.ua/2023/05/04/agresor-povynen-vidchuty-vsyu-povnotu-spravedlyvosti-spryamovanu-proty-nogo-volodymyr-zelenskyj/" text:style-name="Internet_20_link" text:visited-style-name="Visited_20_Internet_20_Link">
https://armyinform.com.ua/2023/05/04/agresor-povynen-vidchuty-vsyu-povnotu-spravedlyvosti-spryamovanu-proty-nogo-volodymyr-zelenskyj/</text:a>
</text:p>
      <!--NEWS-->
      <text:h text:style-name="P10" text:outline-level="1">
<text:span text:style-name="T4">
在塞斯中和近700件爆炸性物品的烟火当天</text:span>
</text:h>
      <text:p text:style-name="P4">
作者: ['АРМІЯINFORM']</text:p>
      <text:p text:style-name="P4">
时间: 2023-05-04T73:00:00-04:00</text:p>
      <text:p text:style-name="P4">
描述: 乌克兰的基洛蒂奇（Kirotechnici）药丸服务的最后一刻是Zvozvichah ...与乌克兰2022年的战争，与乌克兰的最新新闻战争，与乌克兰的新闻战争，乌克兰2022年的新闻战争，今天将在乌克兰和俄罗斯之间以及俄罗斯和俄罗斯以及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1/04/miny-1.jpg" text:style-name="Internet_20_link" text:visited-style-name="Visited_20_Internet_20_Link">
miny-1.jpg</text:a>
', '<text:a xlink:type="simple" xlink:href="https://armyinform.com.ua/wp-content/uploads/2023/05/345249840_903180414102258_466972585911522562_n.jpg" text:style-name="Internet_20_link" text:visited-style-name="Visited_20_Internet_20_Link">
345249840_903180414102258_466972585911522562_n.jpg</text:a>
']</text:p>
      <text:p text:style-name="P4">
标签: ['STOPRUSSIA', 'АГРЕСІЯ РФ', 'ВІЙНА', 'ВТОРГНЕННЯ РФ', 'ДСНС УКРАЇНИ', 'РОЗМІНУВАННЯ']</text:p>
      <text:p text:style-name="P4">
类别: News</text:p>
      <!--METADATA-->
      <text:p text:style-name="P4">
<draw:frame draw:style-name="fr1" draw:name="Image293" text:anchor-type="as-char" svg:width="6.9236in" svg:height="3.894525in" draw:z-index="0">
<draw:image xlink:href="../Images/AРМІЯINFORM/2023-05-04T73-00-00-04-00/miny-1.jpg" xlink:type="simple" xlink:show="embed" xlink:actuate="onLoad" draw:mime-type="image/jpeg"/>
</draw:frame>
在最后一天，乌克兰国家服务处的烟火单位不确定的情况<text:span text:style-name="T4">
 160次</text:span>
参与了变更任务的执行。</text:p>
      <text:p text:style-name="P4">
关于它_ <text:a xlink:type="simple" xlink:href="https://dsns.gov.ua/uk/news/nadzvicaini-podiyi/informaciia-shhodo-diialnosti-pirotexnicnix-pidrozdiliv-dsns-109" text:style-name="Internet_20_link" text:visited-style-name="Visited_20_Internet_20_Link">
报告</text:a>
_苏联乌克兰。</text:p>
      <text:p text:style-name="P4">
发现，扣押和处置<text:span text:style-name="T4">
 646 </text:span>
<text:span text:style-name="T4">
爆炸</text:span>
 <text:span text:style-name="T4">
项目。(清除)面积</text:span>
 110公顷**。</text:p>
      <text:p text:style-name="P4">
最常见的烟火单元工作：在哈尔基夫地区17 571次，基辅地区-7594，顿涅茨克地区-5052，Mykolaiv地区-4746 -4746，Kherson -4564 -4564，Chernihiv -4561，Sumy，Sumy -1931 -1931，卫生区-1086。</text:p>
      <text:p text:style-name="P4">
参考：从乌克兰SES的俄罗斯俄罗斯烟火部队的大规模侵略开始，乌克兰SES的烟火单位参与了我的任务。 处置<text:span text:style-name="T4">
 354 757熄灭项目</text:span>
，包括<text:span text:style-name="T4">
 2218 </text:span>
。 检查(清除)面积<text:span text:style-name="T4">
 84 138公顷</text:span>
。</text:p>
      <text:p text:style-name="P4">
总共剩下174,000平方米。 潜在危险领土的公里，占该州总面积的30％。</text:p>
      <text:p text:style-name="P4">
<draw:frame draw:style-name="fr1" draw:name="Image294" text:anchor-type="as-char" svg:width="6.9236in" svg:height="5.804039in" draw:z-index="0">
<draw:image xlink:href="../Images/AРМІЯINFORM/2023-05-04T73-00-00-04-00/345249840_903180414102258_466972585911522562_n.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04/za-dobu-pirotehniky-dsns-zneshkodyly-majzhe-700-vybuhonebezpechnyh-predmetiv/" text:style-name="Internet_20_link" text:visited-style-name="Visited_20_Internet_20_Link">
https://armyinform.com.ua/2023/05/04/za-dobu-pirotehniky-dsns-zneshkodyly-majzhe-700-vybuhonebezpechnyh-predmetiv/</text:a>
</text:p>
      <!--NEWS-->
      <text:h text:style-name="P10" text:outline-level="1">
<text:span text:style-name="T4">
在三个小时内，在Sumy和Chernihiv地区边界的领土上听到了30多起爆炸声</text:span>
</text:h>
      <text:p text:style-name="P4">
作者: ['АРМІЯINFORM']</text:p>
      <text:p text:style-name="P4">
时间: 2023-05-04T74:00:00-04:00</text:p>
      <text:p text:style-name="P4">
描述: Syogodnis，4次受伤，Z 9：00至12:00 Rosiyskis付费-bi -bi -vene shistiyv ...与乌克兰2022年的战争，与乌克兰与乌克兰的最新新闻，与乌克兰的新闻，乌克兰2022年的最新新闻，今天，将有一场乌克兰和俄罗斯之间的战争以及2022年与乌克兰的战争将是不久的</text:p>
      <text:p text:style-name="P4">
图片: ['<text:a xlink:type="simple" xlink:href="https://armyinform.com.ua/wp-content/uploads/2023/05/obstrily-prykordonnya.jpg" text:style-name="Internet_20_link" text:visited-style-name="Visited_20_Internet_20_Link">
obstrily-prykordonnya.jpg</text:a>
']</text:p>
      <text:p text:style-name="P4">
标签: ['ОБСТРІЛИ ПРИКОРДОННЯ', 'ОК «ПІВНІЧ»', 'СУМЩИНА', 'ЧЕРНІГІВЩИНА']</text:p>
      <text:p text:style-name="P4">
类别: News</text:p>
      <!--METADATA-->
      <text:p text:style-name="P4">
<draw:frame draw:style-name="fr1" draw:name="Image295" text:anchor-type="as-char" svg:width="6.9236in" svg:height="4.50034in" draw:z-index="0">
<draw:image xlink:href="../Images/AРМІЯINFORM/2023-05-04T74-00-00-04-00/obstrily-prykordonnya.jpg" xlink:type="simple" xlink:show="embed" xlink:actuate="onLoad" draw:mime-type="image/jpeg"/>
</draw:frame>
说明性照片</text:p>
      <text:p text:style-name="P4">
今天，5月4日，从9:00到12:00，俄罗斯占领部队在切尼夫和苏米地区的边界开火。</text:p>
      <text:p text:style-name="P4">
关于它<text:a xlink:type="simple" xlink:href="https://www.facebook.com/kommander.nord/posts/pfbid037A3Q87PnsTMsNeYRmFCqrhvrDnPQUHGNJkNbgjQAHxtuMX7KpMFK2YGnDHvLKqvDl" text:style-name="Internet_20_link" text:visited-style-name="Visited_20_Internet_20_Link">
报告</text:a>
操作命令“北”。</text:p>
      <text:p text:style-name="P4">
从09:50到10:00 3旅行，可能是在居住在Khinivka地区的迫击炮120毫米。</text:p>
      <text:p text:style-name="P4">
从10:20到11:00，有15个到达，可能是从人造丝的Rivne点出现的82毫米的迫击炮。</text:p>
      <text:p text:style-name="P4">
大约10:08，在布奇卡地区有3次旅行，可能是一架直升机的导弹。</text:p>
      <text:p text:style-name="P4">
从10:55到11:10记录了教区，大概是从120毫米的迫击炮中记录的，解释了克鲁萨和Khrinivka。</text:p>
      <text:p text:style-name="P4">
从10:40到11:10，记录了7个教区，大概是从人造丝覆盖的Yeline点的120毫米的迫击炮。</text:p>
      <text:p text:style-name="P4">
没有关于当地群体损失或对平民基础设施损失的信息。</text:p>
      <text:p text:style-name="P4">
从11:00到11:10 1的到达记录，大概是从82毫米的迫击炮中记录在Boyar-Leaving的地区。 由于炮击，当地居民和私人房屋遭到破坏。</text:p>
      <text:p text:style-name="P4">
News Source: <text:a xlink:type="simple" xlink:href="https://armyinform.com.ua/2023/05/04/za-try-godyny-prolunalo-ponad-30-vybuhiv-na-terytoriyi-prykordonnya-sumshhyny-i-chernigivshhyny/" text:style-name="Internet_20_link" text:visited-style-name="Visited_20_Internet_20_Link">
https://armyinform.com.ua/2023/05/04/za-try-godyny-prolunalo-ponad-30-vybuhiv-na-terytoriyi-prykordonnya-sumshhyny-i-chernigivshhyny/</text:a>
</text:p>
      <!--NEWS-->
      <text:h text:style-name="P10" text:outline-level="1">
<text:span text:style-name="T4">
反乌克兰的活动已停止了另外11个敌人的在线搅拌器</text:span>
</text:h>
      <text:p text:style-name="P4">
作者: ['АРМІЯINFORM']</text:p>
      <text:p text:style-name="P4">
时间: 2023-05-04T75:00:00-04:00</text:p>
      <text:p text:style-name="P4">
描述: Bezpeki的服务阻止了红haired的Merezhi Merezhikhi ...与乌克兰2022年的战争，与乌克兰的最新新闻战争，今天与乌克兰2022年的新闻战争，今天与乌克兰的新闻战争，乌克兰和俄罗斯与俄罗斯之间以及战争之间将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47af269dfd00f9bd604015063a473954.jpeg" text:style-name="Internet_20_link" text:visited-style-name="Visited_20_Internet_20_Link">
47af269dfd00f9bd604015063a473954.jpeg</text:a>
']</text:p>
      <text:p text:style-name="P4">
标签: ['STOPRUSSIA', 'АГРЕСІЯ РФ', 'ВТОРГНЕННЯ РФ', 'КОЛАБОРАНТИ', 'СБУ']</text:p>
      <text:p text:style-name="P4">
类别: News</text:p>
      <!--METADATA-->
      <text:p text:style-name="P4">
<draw:frame draw:style-name="fr1" draw:name="Image296" text:anchor-type="as-char" svg:width="6.9236in" svg:height="4.615733in" draw:z-index="0">
<draw:image xlink:href="../Images/AРМІЯINFORM/2023-05-04T75-00-00-04-00/47af269dfd00f9bd604015063a473954.jpeg" xlink:type="simple" xlink:show="embed" xlink:actuate="onLoad" draw:mime-type="image/jpeg"/>
</draw:frame>
安全服务阻止了另一个广泛的敌对互联网网络的活动。 它由来自乌克兰不同地区的11人组成。 他们在克里姆林宫传播了有关乌克兰战争的伪造。 其“出版物”的信息取自俄罗斯联邦的宣传互联网资源。</text:p>
      <text:p text:style-name="P4">
是的，<text:span text:style-name="T4">
在基辅地区</text:span>
 SBU反情报暴露了一名商人，他在Facebook上的页面上否认了俄罗斯武装侵略，并声称乌克兰的任何地方都是“内部的公民冲突”。</text:p>
      <text:p text:style-name="P4">
**在切尔尼希夫地区，已经终止了两名宣传员的活动，这些活动已被展示为支持克里姆林宫的积极政治政策，并同情入侵者的损失。</text:p>
      <text:p text:style-name="P4">
<text:span text:style-name="T4">
在Dnipropetrovsk地区</text:span>
暴露了四个当地人，他们被召唤与入侵者合作，并在社交网络上被抹黑。</text:p>
      <text:p text:style-name="P4">
**另一个敌方同事在哈尔基夫地区被拘留。 在Facebook上，他撰写了宣传视频，其中他呼唤了俄语。</text:p>
      <text:p text:style-name="P4">
<text:span text:style-name="T4">
在基洛维格拉德地区</text:span>
两名互联网煽动者的活动已被记录，这是种族主义者的军事犯罪证明的，包括解雇乌克兰人。</text:p>
      <text:p text:style-name="P4">
此外，据报道，<text:span text:style-name="T4">
在敖德萨</text:span>
 **，据报道是Anonomasical Telegram-Chat的管理员之一，该管理人员的创建是为了收集有关该地区乌克兰军事设备的流动信息。 由于安全服务的特殊操作，今年2月被另一位管理员拘留。</text:p>
      <text:p text:style-name="P4">
根据这些事实，在刑事诉讼范围内的调查行动继续是法定的活动和理由，承认合法，否认武装侵略俄罗斯联邦对乌克兰的侵略，对参与者的荣耀。</text:p>
      <text:p text:style-name="P4">
<text:span text:style-name="T4">
来源：</text:span>
 _ <text:a xlink:type="simple" xlink:href="https://ssu.gov.ua/novyny/sbu-prypynyla-antyukrainsku-diialnist-shche-11-internetahitatoriv" text:style-name="Internet_20_link" text:visited-style-name="Visited_20_Internet_20_Link">
SBU</text:a>
_</text:p>
      <text:p text:style-name="P4">
News Source: <text:a xlink:type="simple" xlink:href="https://armyinform.com.ua/2023/05/04/prypyneno-antyukrayinsku-diyalnist-shhe-11-vorozhyh-internet-agitatoriv/" text:style-name="Internet_20_link" text:visited-style-name="Visited_20_Internet_20_Link">
https://armyinform.com.ua/2023/05/04/prypyneno-antyukrayinsku-diyalnist-shhe-11-vorozhyh-internet-agitatoriv/</text:a>
</text:p>
      <!--NEWS-->
      <text:h text:style-name="P10" text:outline-level="1">
<text:span text:style-name="T4">
官方声明：北约北部国家将在联盟的途中支持乌克兰</text:span>
</text:h>
      <text:p text:style-name="P4">
作者: ['АРМІЯINFORM']</text:p>
      <text:p text:style-name="P4">
时间: 2023-05-04T76:00:00-04:00</text:p>
      <text:p text:style-name="P4">
描述: Pivniysk国家 - 大西洋联盟的国家，要去乌克兰的Pidritrimuvati到乌克兰人...与乌克兰2022年的战争，与乌克兰的最新新闻，与乌克兰的新闻，与乌克兰的新闻进行战争，与乌克兰2022年的新闻战争，乌克兰在今天的战争将在今天发生战争，将在今天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nato.jpg" text:style-name="Internet_20_link" text:visited-style-name="Visited_20_Internet_20_Link">
nato.jpg</text:a>
']</text:p>
      <text:p text:style-name="P4">
标签: ['STOPRUSSIA', 'АГРЕСІЯ РФ', 'ВТОРГНЕННЯ РФ', 'ДОПОМОГА ПАРТНЕРІВ', 'НАТО', 'СВІТ ПІДТРИМУЄ УКРАЇНУ']</text:p>
      <text:p text:style-name="P4">
类别: News</text:p>
      <!--METADATA-->
      <text:p text:style-name="P4">
<draw:frame draw:style-name="fr1" draw:name="Image297" text:anchor-type="as-char" svg:width="6.9236in" svg:height="3.894525in" draw:z-index="0">
<draw:image xlink:href="../Images/AРМІЯINFORM/2023-05-04T76-00-00-04-00/nato.jpg" xlink:type="simple" xlink:show="embed" xlink:actuate="onLoad" draw:mime-type="image/jpeg"/>
</draw:frame>
北大西洋联盟的北部国家将继续支持乌克兰通往联盟的道路。</text:p>
      <text:p text:style-name="P4">
这在一个共同的[语句]中说明了这一点(https://www.presidentti.fi/en/news/joint-statement-of-the-nordic-ukrainian-summit-in-helsinki-on-3-may-2023/)芬兰和乌克兰总统，丹麦冰岛总理，挪威，瑞典，根据北部国家和乌克兰的峰会的结果，在维格尔斯基举行。</text:p>
      <text:p text:style-name="P4">
“北方国家对乌克兰在国际公认的边界内的独立，主权和领土完整的奉献仍然坚定。 北欧将继续其政治，金融，人道主义和军事支持，这将是必要的 - 分别与北欧国家以及欧盟的国际公司一起，北约，北约，联合国，联合国，联合国，联合国和其他格式。”签名说。</text:p>
      <text:p text:style-name="P4">
北方国家根据乌克兰的主权和领土完整性，支持乌克兰公平和可持续武术的倡议。 由乌克兰提出的一级形式包括许多重要目标，许多北欧国家已经在起作用，例如确保核安全并抵消战争的严重环境影响。 北欧国家与乌克兰合作，以确保在实施乌克兰和平公式和全球和平峰会的实施中成为广泛的国际政党。<text:span text:style-name="T5">
准备的Vitaliy Lytvyn</text:span>
</text:p>
      <text:p text:style-name="P4">
News Source: <text:a xlink:type="simple" xlink:href="https://armyinform.com.ua/2023/05/04/oficzijna-zayava-pivnichni-krayiny-nato-pidtrymuvatymut-ukrayinu-na-shlyahu-do-alyansu/" text:style-name="Internet_20_link" text:visited-style-name="Visited_20_Internet_20_Link">
https://armyinform.com.ua/2023/05/04/oficzijna-zayava-pivnichni-krayiny-nato-pidtrymuvatymut-ukrayinu-na-shlyahu-do-alyansu/</text:a>
</text:p>
      <!--NEWS-->
      <text:h text:style-name="P10" text:outline-level="1">
<text:span text:style-name="T4">
近24,000名乌克兰人已进入失踪人员的统一登记册</text:span>
</text:h>
      <text:p text:style-name="P4">
作者: ['АРМІЯINFORM']</text:p>
      <text:p text:style-name="P4">
时间: 2023-05-04T77:00:00-04:00</text:p>
      <text:p text:style-name="P4">
描述: vid sunskatka viini pan 100 tysyach os-进入特殊Shtolin的Snovclimi。 在...与乌克兰2022年的战争，与乌克兰的最新新闻战争，与乌克兰的新闻战争，2022年的新闻战争，今天的最后一次战争将在乌克兰和俄罗斯之间发动战争，当2022年与乌克兰的战争将是他们说，在不久的将来与乌克兰发动了战争</text:p>
      <text:p text:style-name="P4">
图片: ['<text:a xlink:type="simple" xlink:href="https://armyinform.com.ua/wp-content/uploads/2023/05/dity7.jpg" text:style-name="Internet_20_link" text:visited-style-name="Visited_20_Internet_20_Link">
dity7.jpg</text:a>
']</text:p>
      <text:p text:style-name="P4">
标签: ['ЄДИНИЙ РЕЄСТР ЗНИКЛИХ БЕЗВІСТИ', 'ЗНИКЛІ БЕЗВІСТИ', 'МІНРЕІНТЕГРАЦІЇ']</text:p>
      <text:p text:style-name="P4">
类别: News</text:p>
      <!--METADATA-->
      <text:p text:style-name="P4">
<draw:frame draw:style-name="fr1" draw:name="Image298" text:anchor-type="as-char" svg:width="6.9236in" svg:height="4.615733in" draw:z-index="0">
<draw:image xlink:href="../Images/AРМІЯINFORM/2023-05-04T77-00-00-04-00/dity7.jpg" xlink:type="simple" xlink:show="embed" xlink:actuate="onLoad" draw:mime-type="image/jpeg"/>
</draw:frame>
旧的肮脏的熊在地面土壤上被否定。 童年结束。</text:p>
      <text:p text:style-name="P4">
自战争开始以来，有100,000多人被认为消失了。 由于包括失踪当局在内的相关机构的优先行动，建立了超过5.4万人。</text:p>
      <text:p text:style-name="P4">
关于它<text:a xlink:type="simple" xlink:href="https://minre.gov.ua/2023/05/04/blyzko-24-tysyach-ukrayincziv-vneseno-do-yedynogo-reyestru-osib-znyklyh-bezvisty-za-osoblyvyh-obstavyn/" text:style-name="Internet_20_link" text:visited-style-name="Visited_20_Internet_20_Link">
报告</text:a>
临时占领领土的重返社会部。</text:p>
      <text:p text:style-name="P4">
在采取了所有必要的措施之后，丢失的数量减少到31,000。 在这一年中，有可能建立缺失数量的75000人的地点。</text:p>
      <text:p text:style-name="P4">
重返社会部还指出，约有24,000名乌克兰人被认为缺失了。 在特殊情况下，所有有关它们的数据均列出了失踪人员的预注册。</text:p>
      <text:p text:style-name="P4">
News Source: <text:a xlink:type="simple" xlink:href="https://armyinform.com.ua/2023/05/04/majzhe-24-tysyach-ukrayincziv-vneseno-do-yedynogo-reyestru-osib-znyklyh-bezvisty/" text:style-name="Internet_20_link" text:visited-style-name="Visited_20_Internet_20_Link">
https://armyinform.com.ua/2023/05/04/majzhe-24-tysyach-ukrayincziv-vneseno-do-yedynogo-reyestru-osib-znyklyh-bezvisty/</text:a>
</text:p>
      <!--NEWS-->
      <text:h text:style-name="P10" text:outline-level="1">
<text:span text:style-name="T4">
在东方战斗的TRO单位已收到新的移动浴室大楼</text:span>
</text:h>
      <text:p text:style-name="P4">
作者: ['АРМІЯINFORM']</text:p>
      <text:p text:style-name="P4">
时间: 2023-05-04T78:00:00-04:00</text:p>
      <text:p text:style-name="P4">
描述: P'Yat Mobile Lazel-Clear Complexes（MLPK），在Teritorian部队的Pidrodzili上俄罗斯以及何时，何时，何时，何时，何时，何时，何时，何时，何时，何时，何时与乌克兰在2022年与乌克兰进行战争，将在不久的将来与乌克兰发生战争，与乌克兰与乌克兰的战争，乌克兰今天的新闻，乌克兰新闻在乌克兰媒体的俄罗斯人</text:p>
      <text:p text:style-name="P4">
图片: ['<text:a xlink:type="simple" xlink:href="https://armyinform.com.ua/wp-content/uploads/2023/05/1-17.jpg" text:style-name="Internet_20_link" text:visited-style-name="Visited_20_Internet_20_Link">
1-17.jpg</text:a>
', '<text:a xlink:type="simple" xlink:href="https://armyinform.com.ua/wp-content/uploads/2023/05/2-18-150x150.jpg" text:style-name="Internet_20_link" text:visited-style-name="Visited_20_Internet_20_Link">
2-18-150x150.jpg</text:a>
', '<text:a xlink:type="simple" xlink:href="https://armyinform.com.ua/wp-content/uploads/2023/05/3-19-150x150.jpg" text:style-name="Internet_20_link" text:visited-style-name="Visited_20_Internet_20_Link">
3-19-150x150.jpg</text:a>
']</text:p>
      <text:p text:style-name="P4">
标签: ['STOPRUSSIA', 'АГРЕСІЯ РФ', 'ВТОРГНЕННЯ РФ', 'СИЛИ ТЕРИТОРІАЛЬНОЇ ОБОРОНИ']</text:p>
      <text:p text:style-name="P4">
类别: News</text:p>
      <!--METADATA-->
      <text:p text:style-name="P4">
<draw:frame draw:style-name="fr1" draw:name="Image299" text:anchor-type="as-char" svg:width="6.9236in" svg:height="3.894525in" draw:z-index="0">
<draw:image xlink:href="../Images/AРМІЯINFORM/2023-05-04T78-00-00-04-00/1-17.jpg" xlink:type="simple" xlink:show="embed" xlink:actuate="onLoad" draw:mime-type="image/jpeg"/>
</draw:frame>
五个移动浴室综合体(MLPK)他们去了在东方和训练中心战斗的武装部队切换国防军，他们是通过训练战士准备的。</text:p>
      <text:p text:style-name="P4">
关于它<text:a xlink:type="simple" xlink:href="https://www.facebook.com/TerritorialDefenseForces/posts/pfbid022ZMMMBbDPCDXMz5ZTo26NBSZ9nTdJRaRm3oYmZCTbk3pWmYQcrdHm9sqZTxc5NjTl" text:style-name="Internet_20_link" text:visited-style-name="Visited_20_Internet_20_Link">
报告</text:a>
武装部队的命令。</text:p>
      <text:p text:style-name="P4">
每个营中的移动浴项目旨在为武装部队的TRU部队的所有标准提供自主移动浴缸。</text:p>
      <text:p text:style-name="P4">
<text:a xlink:type="simple" xlink:href="https://armyinform.com.ua/wp-content/uploads/2023/05/2-18.jpg" text:style-name="Internet_20_link" text:visited-style-name="Visited_20_Internet_20_Link">
!(Images/AРМІЯINFORM/2023-05-04T78-00-00-04-00/2-18-150x150.jpg)</text:a>
</text:p>
      <text:p text:style-name="P4">
<text:a xlink:type="simple" xlink:href="https://armyinform.com.ua/wp-content/uploads/2023/05/3-19.jpg" text:style-name="Internet_20_link" text:visited-style-name="Visited_20_Internet_20_Link">
<draw:frame draw:style-name="fr1" draw:name="Image300" text:anchor-type="as-char" svg:width="6.9236in" svg:height="6.9236in" draw:z-index="0">
<draw:image xlink:href="../Images/AРМІЯINFORM/2023-05-04T78-00-00-04-00/3-19-150x150.jpg" xlink:type="simple" xlink:show="embed" xlink:actuate="onLoad" draw:mime-type="image/jpeg"/>
</draw:frame>
</text:a>
“我们的战士正在艰难的条件下战斗，因此这样的事情可以促进军方艰难的劳动。 由于如此复杂，可以使用一种水，干燥和干燥多达50人。 有一天，他可以用嘴里嘴里(大约100人)»， - 消息读取。</text:p>
      <text:p text:style-name="P4">
所有复合物都配备了发电机，两个洗涤器和两个干衣机。</text:p>
      <text:p text:style-name="P4">
News Source: <text:a xlink:type="simple" xlink:href="https://armyinform.com.ua/2023/05/04/novi-mobilni-lazne-pralni-kompleksy-otrymaly-pidrozdily-tro-yaki-voyuyut-na-shodi/" text:style-name="Internet_20_link" text:visited-style-name="Visited_20_Internet_20_Link">
https://armyinform.com.ua/2023/05/04/novi-mobilni-lazne-pralni-kompleksy-otrymaly-pidrozdily-tro-yaki-voyuyut-na-shodi/</text:a>
</text:p>
      <!--NEWS-->
      <text:h text:style-name="P10" text:outline-level="1">
<text:span text:style-name="T4">
理事会支持提供60天复员军事的带薪休假</text:span>
</text:h>
      <text:p text:style-name="P4">
作者: ['АРМІЯINFORM']</text:p>
      <text:p text:style-name="P4">
时间: 2023-05-04T79:00:00-04:00</text:p>
      <text:p text:style-name="P4">
描述: Verkhovna对乌克兰Pidannnya感到高兴，为Viiskovovasysyas的默认服务而令人振奋...与乌克兰2022年的战争，与乌克兰的最新新闻战争，与乌克兰的新闻，乌克兰2022年的新闻战争，乌克兰和俄罗斯的最后一场与乌克兰的战争，以及乌克兰的战争，当他们说，要么在2022年不，他们会在不久的将来与乌克兰发动战争，他们说，与乌克兰的战争，今天的乌克兰新闻，乌克兰新闻，乌克兰媒体在俄罗斯的乌克兰新闻</text:p>
      <text:p text:style-name="P4">
图片: ['<text:a xlink:type="simple" xlink:href="https://armyinform.com.ua/wp-content/uploads/2023/05/photo-2023-05-04-11-24-24-e1683204386467.jpg" text:style-name="Internet_20_link" text:visited-style-name="Visited_20_Internet_20_Link">
photo-2023-05-04-11-24-24-e1683204386467.jpg</text:a>
']</text:p>
      <text:p text:style-name="P4">
标签: ['ВЕРХОВА РАДА УКРАЇНИ', 'ВІДПУСТКИ ВІЙСЬКОВИМ', 'ЗАКОНОПРОЄКТ']</text:p>
      <text:p text:style-name="P4">
类别: News</text:p>
      <!--METADATA-->
      <text:p text:style-name="P4">
<draw:frame draw:style-name="fr1" draw:name="Image301" text:anchor-type="as-char" svg:width="6.9236in" svg:height="3.436531in" draw:z-index="0">
<draw:image xlink:href="../Images/AРМІЯINFORM/2023-05-04T79-00-00-04-00/photo-2023-05-04-11-24-24-e1683204386467.jpg" xlink:type="simple" xlink:show="embed" xlink:actuate="onLoad" draw:mime-type="image/jpeg"/>
</draw:frame>
乌克兰的Verkhovna Rada支持将复员的军事人员提供60个工作日，并支付了两个月现金保证金，而牺牲了乌克兰的国家预算。</text:p>
      <text:p text:style-name="P4">
关于它<text:a xlink:type="simple" xlink:href="https://www.rada.gov.ua/news/news_kom/236160.html" text:style-name="Internet_20_link" text:visited-style-name="Visited_20_Internet_20_Link">
告知</text:a>
乌克兰Verkhovna Rada的新闻服务。</text:p>
      <text:p text:style-name="P4">
此外，在采用相关法律的情况下，将在动员期间为所有未使用的年假征兵提供法律货币赔偿，在一个特殊时期，一个特别时期的人中的一个人时期。</text:p>
      <text:p text:style-name="P4">
立法倡议还提议从没有北部情况和其他原因的没有薪水的休假期限从15个日历增加到30个日历。</text:p>
      <text:p text:style-name="P4">
登记簿账单开发的主要内容。 <text:a xlink:type="simple" xlink:href="https://itd.rada.gov.ua/billInfo/Bills/Card/41072" text:style-name="Internet_20_link" text:visited-style-name="Visited_20_Internet_20_Link">
第8313号</text:a>
确定了乌克兰的Verkhovna Rada委员会关于社会政策和对退伍军人权利的保护。</text:p>
      <text:p text:style-name="P4">
News Source: <text:a xlink:type="simple" xlink:href="https://armyinform.com.ua/2023/05/04/rada-pidtrymuye-nadannya-oplachuvanoyi-vidpustky-na-60-dniv-demobilizovanym-vijskovym/" text:style-name="Internet_20_link" text:visited-style-name="Visited_20_Internet_20_Link">
https://armyinform.com.ua/2023/05/04/rada-pidtrymuye-nadannya-oplachuvanoyi-vidpustky-na-60-dniv-demobilizovanym-vijskovym/</text:a>
</text:p>
      <!--NEWS-->
      <text:h text:style-name="P10" text:outline-level="1">
<text:span text:style-name="T4">
各州非常关注转移到乌克兰飞机 - 白宫</text:span>
</text:h>
      <text:p text:style-name="P4">
作者: Ukrinform (Person)</text:p>
      <text:p text:style-name="P4">
出版商: Укринформ (Organization)</text:p>
      <text:p text:style-name="P4">
出版时间: 2023-05-04T7:09:00+03:00</text:p>
      <text:p text:style-name="P4">
修改时间: 2023-05-04T22:09:00+03:00</text:p>
      <text:p text:style-name="P4">
描述: 美国旨在继续乌克兰的军事支持，现在通过防空辩护非常关注乌克兰人的提供。  - 乌克林。</text:p>
      <text:p text:style-name="P4">
图片: ["<text:a xlink:type="simple" xlink:href="https://static.ukrinform.com/photos/2015_10/thumb_files/630_360_1444909744-5988.jpg" text:style-name="Internet_20_link" text:visited-style-name="Visited_20_Internet_20_Link">
630_360_14449...</text:a>
"]</text:p>
      <text:p text:style-name="P4">
标签: ['США', 'Україна', 'Білий дім', 'ППО']</text:p>
      <text:p text:style-name="P4">
类型: Article</text:p>
      <!--METADATA-->
      <text:p text:style-name="P4">
<draw:frame draw:style-name="fr1" draw:name="Image302" text:anchor-type="as-char" svg:width="6.9236in" svg:height="3.956343in" draw:z-index="0">
<draw:image xlink:href="../Images/yкринформ/2023-05-04T7-09-00-03-00/630_360_1444909744-5988.jpg" xlink:type="simple" xlink:show="embed" xlink:actuate="onLoad" draw:mime-type="image/jpeg"/>
</draw:frame>
结合乌克兰的乌克兰延续，现在非常重视乌克兰人​​提供防空。</text:p>
      <text:p text:style-name="P4">
乌克林福音通讯员报告说，这是在周四在华盛顿州白宫拉丁安全约翰·柯比(John Kirby)的华盛顿协调员的一名紧迫的情况下指出的。</text:p>
      <text:p text:style-name="P4">
柯比对互动的问题说：“我们非常关注防空。”(https://www.ukrinform.ua/tag-ssa)乌克兰一方。</text:p>
      <text:p text:style-name="P4">
他强调，由于乌克兰在过去的48-72小时内发起的大多数有翼导弹，不仅是乌克兰提供的空气防御，不仅是美国，盟友和合作伙伴。</text:p>
      <text:p text:style-name="P4">
比洛洛特的代表说：“因此，我们继续专注于此。”</text:p>
      <text:p text:style-name="P4">
他还指出，华盛顿在他方面做出了一切努力，以确保乌克兰采用反性能，提醒<text:a xlink:type="simple" xlink:href="https://www.ukrinform.ua/rubric-ato/3701237-zsu-otrimali-majze-vsu-zahidnu-vijskovu-dopomogu-komanduvac-silami-ssa-v-evropi.html" text:style-name="Internet_20_link" text:visited-style-name="Visited_20_Internet_20_Link">
</text:a>
。 其中包括，包括装甲车，炮兵，防空系统，弹药，以及针对其他国家的许多乌克兰船员组织的培训。</text:p>
      <text:p text:style-name="P4">
“我们尽了最大的努力。 但这并不意味着我们将停止，并不意味着我们已经完成了一切。 您将看到美国的进一步支持，”白宫代表强调。</text:p>
      <text:p text:style-name="P4">
<text:span text:style-name="T4">
另请阅读：</text:span>
 <text:a xlink:type="simple" xlink:href="https://www.ukrinform.ua/rubric-polytics/3703049-brink-podakuvala-ppo-za-zahist-ukrainskogo-neba-vid-varvarskih-atak-rosii.html" text:style-name="Internet_20_link" text:visited-style-name="Visited_20_Internet_20_Link">
<text:span text:style-name="T4">
防空</text:span>
</text:a>
如报道<text:a xlink:type="simple" xlink:href="https://www.ukrinform.ua/rubric-polytics/3704582-1207-ssa-hocut-i-gotovi-pidtrimuvati-vstup-ukraini-do-nato-brink.html" text:style-name="Internet_20_link" text:visited-style-name="Visited_20_Internet_20_Link">
</text:a>
周四，布里兹·布里奇特(Bridzhita Bridget)桥梁说，乌克兰加入乌克兰是 - 大西洋联盟前的一个前，是美国准备并希望支持的过程。</text:p>
      <text:p text:style-name="P4">
News Source: <text:a xlink:type="simple" xlink:href="https://www.ukrinform.ua/rubric-ato/3704885-stati-pridilaut-veliku-uvagu-peredaci-ukraini-zasobiv-ppo-bilij-dim.html" text:style-name="Internet_20_link" text:visited-style-name="Visited_20_Internet_20_Link">
https://www.ukrinform.ua/rubric-ato/3704885-stati-pridilaut-veliku-uvagu-peredaci-ukraini-zasobiv-ppo-bilij-dim.html</text:a>
</text:p>
      <!--NEWS-->
      <text:h text:style-name="P10" text:outline-level="1">
<text:span text:style-name="T4">
Dmytro Kuleba：给予乌克兰F-16将有助于恢复全球食品安全</text:span>
</text:h>
      <text:p text:style-name="P4">
作者: ['АРМІЯINFORM']</text:p>
      <text:p text:style-name="P4">
时间: 2023-05-04T80:00:00-04:00</text:p>
      <text:p text:style-name="P4">
描述: Nadannya乌克兰Vinishchyvachiv F-16是由全球食品Flapekes假装的。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f16.jpg" text:style-name="Internet_20_link" text:visited-style-name="Visited_20_Internet_20_Link">
f16.jpg</text:a>
']</text:p>
      <text:p text:style-name="P4">
标签: ['F-16', 'АГРЕСІЯ РФ', 'ВТОРГНЕННЯ РФ', 'ДМИТРО КУЛЕБА', 'ПРОДОВОЛЬЧА БЕЗПЕКА']</text:p>
      <text:p text:style-name="P4">
类别: News</text:p>
      <!--METADATA-->
      <text:p text:style-name="P4">
<draw:frame draw:style-name="fr1" draw:name="Image303" text:anchor-type="as-char" svg:width="6.9236in" svg:height="3.894525in" draw:z-index="0">
<draw:image xlink:href="../Images/AРМІЯINFORM/2023-05-04T80-00-00-04-00/f16.jpg" xlink:type="simple" xlink:show="embed" xlink:actuate="onLoad" draw:mime-type="image/jpeg"/>
</draw:frame>
给予乌克兰F-16将有助于恢复全球粮食安全。</text:p>
      <text:p text:style-name="P4">
因此<text:a xlink:type="simple" xlink:href="https://twitter.com/DmytroKuleba/status/1654099534618718208" text:style-name="Internet_20_link" text:visited-style-name="Visited_20_Internet_20_Link">
强调</text:a>
乌克兰外交部负责人Dmitry Kuleb。</text:p>
      <text:p text:style-name="P4">
德米特里·库莱布(Dmitry Kuleb)说：“乌克兰拥有设备齐全的F-16中队，将能够使俄罗斯的船只和航空远离黑色海纹理走廊，从而为不间断的谷物船只流动提供了一条路线。”</text:p>
      <text:p text:style-name="P4">
我们将提醒，早些时候，向乌克兰提供多功能战斗机F6的重要性<text:a xlink:type="simple" xlink:href="https://armyinform.com.ua/2023/04/08/chomu-f-16-vazhlyvi-dlya-ukrayiny/" text:style-name="Internet_20_link" text:visited-style-name="Visited_20_Internet_20_Link">
强调</text:a>
武装部队武装部队的指挥官Mykola Oleshchuk中将，这些飞机将确保航行自由和保护所谓的“谷物走廊”。</text:p>
      <text:p text:style-name="P4">
News Source: <text:a xlink:type="simple" xlink:href="https://armyinform.com.ua/2023/05/04/dmytro-kuleba-nadannya-ukrayini-vynyshhuvachiv-f-16-dopomozhe-vidnovyty-globalnu-prodovolchu-bezpeku/" text:style-name="Internet_20_link" text:visited-style-name="Visited_20_Internet_20_Link">
https://armyinform.com.ua/2023/05/04/dmytro-kuleba-nadannya-ukrayini-vynyshhuvachiv-f-16-dopomozhe-vidnovyty-globalnu-prodovolchu-bezpeku/</text:a>
</text:p>
      <!--NEWS-->
      <text:h text:style-name="P10" text:outline-level="1">
<text:span text:style-name="T4">
白天，指挥官应报告防守者失踪并任命调查 - 协调总部</text:span>
</text:h>
      <text:p text:style-name="P4">
作者: ['АРМІЯINFORM']</text:p>
      <text:p text:style-name="P4">
时间: 2023-05-04T81:00:00-04:00</text:p>
      <text:p text:style-name="P4">
描述: 在网上Zustinch的协调总部，Rodinov Zakhisnikes of the Hromean Tank ...与2022年与乌克兰的战争，与乌克兰的最新新闻，今天与乌克兰的新闻，今天与乌克兰2022年的新闻战争，乌克兰和俄罗斯和俄罗斯和俄罗斯之间以及乌克兰和俄罗斯之间的战争将会，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ksh3-2.jpg" text:style-name="Internet_20_link" text:visited-style-name="Visited_20_Internet_20_Link">
ksh3-2.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04" text:anchor-type="as-char" svg:width="6.9236in" svg:height="4.823441in" draw:z-index="0">
<draw:image xlink:href="../Images/AРМІЯINFORM/2023-05-04T81-00-00-04-00/ksh3-2.jpg" xlink:type="simple" xlink:show="embed" xlink:actuate="onLoad" draw:mime-type="image/jpeg"/>
</draw:frame>
协调总部与一个以Konstantin Pestushko命名的单独的Kryvyi Rih旅的捍卫者的家人在线会议。 亲戚和失踪油轮的问题由协调的代表回答。</text:p>
      <text:p text:style-name="P4">
关于它<text:a xlink:type="simple" xlink:href="https://t.me/Koord_shtab/948" text:style-name="Internet_20_link" text:visited-style-name="Visited_20_Internet_20_Link">
报告</text:a>
与战俘问题协调总部。</text:p>
      <text:p text:style-name="P4">
工作人员代表指出，如果服务员失踪，指挥官必须报告人员的会计变更。 因此(前军事办公室). А вже звідти протягом добиспівробітники ТЦК та СП передають сповіщення родичам зниклого безвістивійськовослужбовця.</text:p>
      <text:p text:style-name="P4">
Проте родичі звернули увагу на те, що є певні проблеми, пов’язані з отриманнямдокументів про службові розслідування. Слід зазначити, що військова частинаможе надати лише ті документи, які не мають обмеженого доступу.</text:p>
      <text:p text:style-name="P4">
Серед іншого представник Штабу закликав бути пильними і уважно ставитися доінформації, отриманої з неперевірених джерел, не передавати персональні данісвої чи зниклого безвісти військовослужбовця третім особам чи організаціям.Питаннями пошуку зниклих безвісти і поверненням захисників і захисниць зворожого полону займаються лише уповноважені державні органи.</text:p>
      <text:p text:style-name="P4">
News Source: <text:a xlink:type="simple" xlink:href="https://armyinform.com.ua/2023/05/04/protyagom-doby-komandyr-povynen-dopovisty-pro-znyknennya-zahysnyka-i-pryznachyty-rozsliduvannya-koordynaczijnyj-shtab/" text:style-name="Internet_20_link" text:visited-style-name="Visited_20_Internet_20_Link">
https://armyinform.com.ua/2023/05/04/protyagom-doby-komandyr-povynen-dopovisty-pro-znyknennya-zahysnyka-i-pryznachyty-rozsliduvannya-koordynaczijnyj-shtab/</text:a>
</text:p>
      <!--NEWS-->
      <text:h text:style-name="P10" text:outline-level="1">
<text:span text:style-name="T4">
建议降低极限年龄</text:span>
</text:h>
      <text:p text:style-name="P4">
作者: ['АРМІЯINFORM']</text:p>
      <text:p text:style-name="P4">
时间: 2023-05-04T82:00:00-04:00</text:p>
      <text:p text:style-name="P4">
描述: 防御乌克兰人ZBROYSHANYKH的防御，螺旋摧毁了……与乌克兰2022年的战争，与乌克兰的最新新闻，今天与乌克兰的新闻，乌克兰2022年最后一次战争，乌克兰和俄罗斯之间以及俄罗斯之间以及俄罗斯之间的战争，什么时候以及俄罗斯之间的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5/prizovniki-scaled-e1603736516166.jpg" text:style-name="Internet_20_link" text:visited-style-name="Visited_20_Internet_20_Link">
prizovniki-scaled-e1603736516166.jpg</text:a>
']</text:p>
      <text:p text:style-name="P4">
标签: ['ЗМІНИ В ЗАКОНОДАВСТВІ', 'ПРИЗОВ']</text:p>
      <text:p text:style-name="P4">
类别: News</text:p>
      <!--METADATA-->
      <text:p text:style-name="P4">
<draw:frame draw:style-name="fr1" draw:name="Image305" text:anchor-type="as-char" svg:width="6.9236in" svg:height="3.963761in" draw:z-index="0">
<draw:image xlink:href="../Images/AРМІЯINFORM/2023-05-04T82-00-00-04-00/prizovniki-scaled-e1603736516166.jpg" xlink:type="simple" xlink:show="embed" xlink:actuate="onLoad" draw:mime-type="image/jpeg"/>
</draw:frame>
在国防部，对乌克兰武装部队的上诉做出回应，共同提出了提案，以改变立法，以减少在27岁至25岁的军事核算中招募公民的边际时代，<text:a xlink:type="simple" xlink:href="https://t.me/militarymediacenter/1864" text:style-name="Internet_20_link" text:visited-style-name="Visited_20_Internet_20_Link">
报告</text:a>
军事媒体中心。</text:p>
      <text:p text:style-name="P4">
这些变化是由以下事实决定的：在军方的法律制度中，需要长达27年的军事核算中的公民。</text:p>
      <text:p text:style-name="P4">
首先，他们每年到达完成和社会支持中心的需求，包括医学检查，导致额外的财务成本，负载医务人员并增加了HCP的队列。 虽然没有在戒严期内要求定期服务。</text:p>
      <text:p text:style-name="P4">
其次，在战争采取行动期间，长期的应征入伍的军事注册导致了这样一个事实，即在动员过程中，许多没有军事服务地位的公民与兵役无关。</text:p>
      <text:p text:style-name="P4">
考虑到社会对与军事和动员有关的问题的极大关注，值得注意的是，乌克兰的所有旨在增强国家国防能力的乌克兰silobopplant的举措都是扎根的，与其他政府和安全结构达成了一致，旨在赢得胜利获胜过程。</text:p>
      <text:p text:style-name="P4">
每一个共同的步骤，每个政府的决定，对法律的每一个更改都是对俄罗斯大规模入侵的回应，以增强我们的国防能力。 每个这样的解决方案都在国家条件下进行刚性测试。</text:p>
      <text:p text:style-name="P4">
News Source: <text:a xlink:type="simple" xlink:href="https://armyinform.com.ua/2023/05/04/granychnyj-vik-perebuvannya-pryzovnykiv-na-vijskovomu-obliku-zmensheno/" text:style-name="Internet_20_link" text:visited-style-name="Visited_20_Internet_20_Link">
https://armyinform.com.ua/2023/05/04/granychnyj-vik-perebuvannya-pryzovnykiv-na-vijskovomu-obliku-zmensheno/</text:a>
</text:p>
      <!--NEWS-->
      <text:h text:style-name="P10" text:outline-level="1">
<text:span text:style-name="T4">
我们在海牙见面，带来和平与返回正义 - 乌克兰总统</text:span>
</text:h>
      <text:p text:style-name="P4">
作者: ['АРМІЯINFORM']</text:p>
      <text:p text:style-name="P4">
时间: 2023-05-04T83:00:00-04:00</text:p>
      <text:p text:style-name="P4">
描述: 在办公室，乌克兰Volodymyr的总统...与乌克兰2022年的战争，与乌克兰的战争是今天的最新消息，即今天与乌克兰2022年的战争，乌克兰和俄罗斯之间的战争将在战争中以及战争之间发生战争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aed2d36dede586bddcf09a35a80721d5_1683206771_extra_large111.jpeg" text:style-name="Internet_20_link" text:visited-style-name="Visited_20_Internet_20_Link">
aed2d36dede586bddcf09a35a80721d5_1683206771_extra_large111.jpeg</text:a>
']</text:p>
      <text:p text:style-name="P4">
标签: ['STOPRUSSIA', 'ВОЛОДИМИР ЗЕЛЕНСЬКИЙ', 'СВІТ ПІДТРИМУЄ УКРАЇНУ']</text:p>
      <text:p text:style-name="P4">
类别: News</text:p>
      <!--METADATA-->
      <text:p text:style-name="P4">
<draw:frame draw:style-name="fr1" draw:name="Image306" text:anchor-type="as-char" svg:width="6.9236in" svg:height="4.617948in" draw:z-index="0">
<draw:image xlink:href="../Images/AРМІЯINFORM/2023-05-04T83-00-00-04-00/aed2d36dede586bddcf09a35a80721d5_1683206771_extra_large111.jpeg" xlink:type="simple" xlink:show="embed" xlink:actuate="onLoad" draw:mime-type="image/jpeg"/>
</draw:frame>
在正式访问荷兰王国的框架内，乌克兰Zelensky总统与荷兰Markruitte总理和比利时亚历山大·德·克鲁(Alexander de Kroo)的总理举行了一次会议，[报告] <text:a xlink:type="simple" xlink:href="https://president.gov.ua/news/mi-zustrichayemos-u-gaazi-shob-nabliziti-mir-i-povernuti-spr-82665" text:style-name="Internet_20_link" text:visited-style-name="Visited_20_Internet_20_Link">
报告</text:a>
乌克兰总统办公室。</text:p>
      <text:p text:style-name="P4">
谈判发生了Tet-A-Tete和三边形格式。</text:p>
      <text:p text:style-name="P4">
弗拉基米尔塞尔斯基在与媒体代表进行交流时说：“我们在海牙开会，为和平带来正义。 我们需要正义。”</text:p>
      <text:p text:style-name="P4">
乌克兰总统对马克·鲁特(Mark Rutte)和荷兰人民表示感谢，他在加强乌克兰辩护方面有着强有力的帮助。</text:p>
      <text:p text:style-name="P4">
“荷兰给我们的爱国者和其他武器已经挽救了乌克兰生命的数千人!谢谢你!” - 他说。</text:p>
      <text:p text:style-name="P4">
乌克兰州的负责人感谢总理亚历山大·德·克鲁·塔夫苏斯比利时(Alexander de Croo Tavsius Belgium)在保护共同的欧洲价值观方面的团结。</text:p>
      <text:p text:style-name="P4">
Volodymyr Zelenskyy说：“感谢您支持对俄罗斯的制裁，并为我们的州和人民提供帮助。”</text:p>
      <text:p text:style-name="P4">
在谈判期间，各方专注于安全问题。 正如乌克兰总统所说，现在主要的是勒索武器供应的速度。</text:p>
      <text:p text:style-name="P4">
“我呼吁合作伙伴 - 荷兰和比利时 - 协助我们最大程度地实施武器协议。 这非常重要 - 我们致力于建立一支装甲车的联盟，以延续坦克联盟。我们交付荷兰和比利时与北欧国家，塔夫西姆(Tavsim)，合作伙伴将有效地支持我们的倡议，建立装甲车的联盟。”国家负责人说。</text:p>
      <text:p text:style-name="P4">
此外，根据弗拉基米尔·泽伦斯基(Vladimir Zelensky)的说法，是时候对现代飞机做出积极的决定了。</text:p>
      <text:p text:style-name="P4">
“没有理性的理由推迟此类决定。 为了准备我们的飞行员并加强乌克兰的翅膀意味着加速我们所有人的世界。”总统说。</text:p>
      <text:p text:style-name="P4">
对话者还讨论了普通的欧元 - 大西洋安全。在弗拉基米尔·泽伦斯基(Vladimir Zelensky)的议程，马克·鲁特(Mark Rutte)，贾利克斯德拉·德·克鲁(Jaleksandra de Kroo)，乌克兰与欧盟之间也有关系。 总统对乌克兰国家构成欧洲委员会建议的进展进行积极评估。</text:p>
      <text:p text:style-name="P4">
“在战争期间，我们进行了所有必要的改革，这将是一个积极的政治冲动将为乌克兰和整个欧洲开辟新的长期阳性历史的道路。” Zelensky。</text:p>
      <text:p text:style-name="P4">
国家元首表示感谢乌克兰和平公式的支持，乌克兰和平公式只能恢复乌克兰的领土完整性和安全性，但也可以安全地保证欧洲和世界的长期安全。</text:p>
      <text:p text:style-name="P4">
“这是我们的普遍任务 - 恢复联合国宪章的全部力量，即一般的国际权利 - 普京和俄罗斯所违反的一切。 和平需要加强单位，更完全隔离俄罗斯。 和平要求没收恐怖分子国家的资产。 和平要求退款损失，重建了Aruins。 我敢肯定，我们会一起做。”总统说。</text:p>
      <text:p text:style-name="P4">
就荷兰总理而言，他的国家强调，他的国家将继续以斗争方式支持乌克兰，俄罗斯应对犯罪和对乌克兰人民的不公正负责。</text:p>
      <text:p text:style-name="P4">
马克·鲁特(Mark Rutte)说：“荷兰将尽一切可能确保乌克兰正义，至少需要花费多少时间以及至少有多困难。”</text:p>
      <text:p text:style-name="P4">
根据荷兰王国的负责人的说法，俄罗斯侵略在世界上必须不断保护法治。</text:p>
      <text:p text:style-name="P4">
他说：“不仅在今天，乌克兰将留在我们的内心和记忆中，而且还将在您的国家恢复和平与自由之前的时间。”</text:p>
      <text:p text:style-name="P4">
比利时王国总理回忆说，与荷兰许多其他国家一样，他的州自全面互动的第一天以来就支持乌克兰，并为保留这种支持而发言。</text:p>
      <text:p text:style-name="P4">
“我们将继续这一支持，并将表现出我们与乌克兰的团结。 现在我们轮到我们帮助乌克兰再次摆脱了残酷和阿佐康的职业了。 这与我们国家在第二次世界大战期间经历的职业相同。 这就是为什么比利时政府正在为乌克兰准备新的军事援助。”亚历山大·德·克鲁(Alexander de Croo)保证。</text:p>
      <text:p text:style-name="P4">
他回忆说，自战争开始以来，比利时冻结了超过500亿欧元的俄罗斯个人和法人实体的资产。</text:p>
      <text:p text:style-name="P4">
News Source: <text:a xlink:type="simple" xlink:href="https://armyinform.com.ua/2023/05/04/my-zustrichayemos-u-gaazi-shhob-nablyzyty-myr-i-povernuty-spravedlyvist-prezydent-ukrayiny/" text:style-name="Internet_20_link" text:visited-style-name="Visited_20_Internet_20_Link">
https://armyinform.com.ua/2023/05/04/my-zustrichayemos-u-gaazi-shhob-nablyzyty-myr-i-povernuty-spravedlyvist-prezydent-ukrayiny/</text:a>
</text:p>
      <!--NEWS-->
      <text:h text:style-name="P10" text:outline-level="1">
<text:span text:style-name="T4">
比利时和荷兰证实了他们坚定支持乌克兰的</text:span>
</text:h>
      <text:p text:style-name="P4">
作者: ['АРМІЯINFORM']</text:p>
      <text:p text:style-name="P4">
时间: 2023-05-04T84:00:00-04:00</text:p>
      <text:p text:style-name="P4">
描述: Spilla Wearcharasia乌克兰人，Belgis tu优质尼日利亚尼日利亚ZVZITA ...与乌克兰2022年的战争，与乌克兰与乌克兰的最新消息，今天与乌克兰的新闻战争，乌克兰2022年最后一次与乌克兰的新闻战争，乌克兰和俄罗斯之间的战争将会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60b912e438ff0e5180276e2e4a06eb26_1683206773_extra_large6544.jpeg" text:style-name="Internet_20_link" text:visited-style-name="Visited_20_Internet_20_Link">
60b912e438ff0e5180276e2e4a06eb26_1683206773_extra_large6544.jpeg</text:a>
']</text:p>
      <text:p text:style-name="P4">
标签: ['STOPRUSSIA', 'ПРЕЗИДЕНТ УКРАЇНИ', 'СВІТ ПІДТРИМУЄ УКРАЇНУ']</text:p>
      <text:p text:style-name="P4">
类别: News</text:p>
      <!--METADATA-->
      <text:p text:style-name="P4">
<draw:frame draw:style-name="fr1" draw:name="Image307" text:anchor-type="as-char" svg:width="6.9236in" svg:height="4.617948in" draw:z-index="0">
<draw:image xlink:href="../Images/AРМІЯINFORM/2023-05-04T84-00-00-04-00/60b912e438ff0e5180276e2e4a06eb26_1683206773_extra_large6544.jpeg" xlink:type="simple" xlink:show="embed" xlink:actuate="onLoad" draw:mime-type="image/jpeg"/>
</draw:frame>
<text:span text:style-name="T4">
乌克兰王国和荷兰王国的联合宣言就乌克兰乌克兰沃迪米尔·泽伦斯基(Volodymyr Zelensky of Zelensky)访问了荷兰，荷兰4日4th 2023 </text:span>
</text:p>
      <text:p text:style-name="P4">
比利时王国和荷兰王国证实了他们坚定地支持乌克兰的独立性，主权和领土完整性及其国际认可的边界，以及对乌克兰自卫的全力支持以及其自身的安全措施的选择。</text:p>
      <text:p text:style-name="P4">
乌克兰，比利时和荷兰根据2022年3月16日的联合国国际法院重复其需求，以便俄罗斯联合会在国际公认的边界内，完全，完全，完全和无条件地从乌克兰领土上移走了所有军事力量，包括可以管理或俄罗斯联邦可以支持的军事部队，并撤回任何可以控制或管理的组织和人员。</text:p>
      <text:p text:style-name="P4">
比利时和荷兰证实了他们对乌克兰及其人民对自由和我们共同价值观的英勇保护的声援。</text:p>
      <text:p text:style-name="P4">
比利时和荷兰确认他们有义务提供乌克兰军事，人道主义和财政支持，这是帮助其克服俄罗斯军事侵略的必要条件。</text:p>
      <text:p text:style-name="P4">
<text:span text:style-name="T4">
措施满足乌克兰在军事和国防设备中的紧急需求</text:span>
</text:p>
      <text:p text:style-name="P4">
比利时和荷兰将继续为乌克兰提供军事支持，旨在增强有效保护其在陆地，鼻塞和空中的能力。 我们的支持包含武器，装甲，弹药，弹药和其他各种形式的援助，以及为乌克兰武装部队准备的援助，包括准备使用先进的西方武器。</text:p>
      <text:p text:style-name="P4">
乌克兰高度赞赏比利时和荷兰为乌克兰的国防能力提供的所有帮助。</text:p>
      <text:p text:style-name="P4">
比利时和荷兰将尽可能多地为乌克兰提供支持，并将继续为乌克兰提供强大的军事和国防支持。</text:p>
      <text:p text:style-name="P4">
<text:span text:style-name="T4">
乌克兰和平公式</text:span>
</text:p>
      <text:p text:style-name="P4">
比利时和荷兰认可乌克兰关于和平进程的主权决定，支持乌克兰和平公式，旨在在乌克兰建立第二个公平，公平，可持续的和平，以实现全球安全。他们证实了自己愿意帮助召集全球和平的全球和平参加高水平。</text:p>
      <text:p text:style-name="P4">
<text:span text:style-name="T4">
未来的安全合作</text:span>
</text:p>
      <text:p text:style-name="P4">
比利时和荷兰非常感谢乌克兰人民对武装部队的决心和勇气，并认识到他们对欧洲 - 大西洋地区及以后的安全的重要贡献。</text:p>
      <text:p text:style-name="P4">
与合作伙伴以及通过欧盟内部的国际合作，北约，乌克兰国防联系小组以及其他格式和荷兰，从长远来看，乌克兰军队将支持乌​​克兰军队。</text:p>
      <text:p text:style-name="P4">
到乌克兰成为北约，比利时和荷兰的成员时，支持乌克兰在进一步的欧洲大西洋融合的道路上的支持，并增强乌克兰保护自己免受当前俄罗斯军事侵略和免受未来威胁的能力。</text:p>
      <text:p text:style-name="P4">
乌克兰的安全对联盟至关重要。 在合作伙伴关系中，乌克兰 - 比利时纳托和荷兰将有助于长期相互共同的相互共同相互共同的相互，改革和重建乌克兰国防工业，建筑机构和潜力。 优先事项是乌克兰向标准，学说和北约机构的可持续过渡的明确路线图以及财政支持。 乌克兰，荷兰和比利时期待在2023年7月在维尔纽斯的北约峰会上讨论这些问题。</text:p>
      <text:p text:style-name="P4">
<text:span text:style-name="T4">
责任和司法恢复</text:span>
</text:p>
      <text:p text:style-name="P4">
乌克兰，比利时和荷兰强调他们坚定地致力于战争肇事者和与俄罗斯对俄罗斯对乌克兰的军事侵略有关的其他残酷罪行的责任，并支持建立适当的机制，以确保正义确保有效的责任侵略。</text:p>
      <text:p text:style-name="P4">
乌克兰，比利时和荷兰强调了调查乌克兰检察长办公室和乌克兰研究人员的国际犯罪的重要性，并认识到针对乌克兰的重要作用。</text:p>
      <text:p text:style-name="P4">
<text:span text:style-name="T4">
对乌克兰的军事损害的制裁和赔偿</text:span>
乌克兰，比利时和荷兰同意国际制裁是国际对俄罗斯侵略的反应的独家部分。</text:p>
      <text:p text:style-name="P4">
比利时和荷兰致力于进一步增加对欧盟的压力，这是由于俄罗斯的有效实施，以及欧盟和G7的努力来抵消制裁制度的情况。</text:p>
      <text:p text:style-name="P4">
乌克兰，比利时和荷兰将继续致力于形成俄罗斯侵略造成的损失，伤害和破坏的国际赔偿机制。 比利时和荷兰致力于欧盟努力研究使用冷冻和固定的俄罗斯资产来支持乌克兰的恢复并支付赔偿。</text:p>
      <text:p text:style-name="P4">
<text:span text:style-name="T4">
来源</text:span>
：<text:a xlink:type="simple" xlink:href="https://www.president.gov.ua/news/spilna-deklaraciya-ukrayini-korolivstva-belgiya-ta-korolivst-82657" text:style-name="Internet_20_link" text:visited-style-name="Visited_20_Internet_20_Link">
总统办公室</text:a>
</text:p>
      <text:p text:style-name="P4">
News Source: <text:a xlink:type="simple" xlink:href="https://armyinform.com.ua/2023/05/04/belgiya-ta-niderlandy-pidtverdyly-svoyu-nepohytnist-u-pidtrymczi-ukrayiny/" text:style-name="Internet_20_link" text:visited-style-name="Visited_20_Internet_20_Link">
https://armyinform.com.ua/2023/05/04/belgiya-ta-niderlandy-pidtverdyly-svoyu-nepohytnist-u-pidtrymczi-ukrayiny/</text:a>
</text:p>
      <!--NEWS-->
      <text:h text:style-name="P10" text:outline-level="1">
<text:span text:style-name="T4">
我们的艺术袭击了敌人的5个重点领域，并摧毁了Rushist Reb Station</text:span>
</text:h>
      <text:p text:style-name="P4">
作者: ['АРМІЯINFORM']</text:p>
      <text:p text:style-name="P4">
时间: 2023-05-04T85:00:00-04:00</text:p>
      <text:p text:style-name="P4">
描述: DOB的AVISAATSIA国防军在特殊仓库的Zserdzhennya地区受到6次打击...与乌克兰2022年的战争，与乌克兰与乌克兰的最新新闻，《与乌克兰2022年的新闻战争》，今天上次与乌克兰的新闻战争，乌克兰和俄罗斯之间的战争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arta.jpg" text:style-name="Internet_20_link" text:visited-style-name="Visited_20_Internet_20_Link">
arta.jpg</text:a>
']</text:p>
      <text:p text:style-name="P4">
标签: ['STOPRUSSIA', 'АГРЕСІЯ РФ', 'ВТОРГНЕННЯ РФ', 'ВТРАТИ ВОРОГА', 'ГШ ЗСУ', 'ОБОРОНА УКРАЇНИ', 'ХРОНІКА ОБОРОНИ']</text:p>
      <text:p text:style-name="P4">
类别: News</text:p>
      <!--METADATA-->
      <text:p text:style-name="P4">
<draw:frame draw:style-name="fr1" draw:name="Image308" text:anchor-type="as-char" svg:width="6.9236in" svg:height="2.993015in" draw:z-index="0">
<draw:image xlink:href="../Images/AРМІЯINFORM/2023-05-04T85-00-00-04-00/arta.jpg" xlink:type="simple" xlink:show="embed" xlink:actuate="onLoad" draw:mime-type="image/jpeg"/>
</draw:frame>
**🔥i</text:p>
      <text:p text:style-name="P4">
国防军航空公司每天袭击了敌人人员重点的6杆。</text:p>
      <text:p text:style-name="P4">
此外，在这一天，销毁了4枚柳叶刀弹药。(https://www.facebook.com/GeneralStaff.ua/posts/pfbid0eDuFxNZguXJgjjc6qTDnuqK7JwCmAcsFC3gpATsqqHNCMosKXwC8J3XhyfgrTTcCl?<text:span text:style-name="T4">
cft</text:span>
%5b0%5d=AZXA6Dx9-ThX4wEZTUsWQF40DyMqlu-OxOdx4fJdwF2P2TZHHqie5oQsyZu9AmsdolsAR3eTfpnEcl8Tj1sPdvzV3P0EcUBJk-QFKBvtcZHD8_VBcZPCx_cOAPOouy)乌克兰武装部队的总参谋部。</text:p>
      <text:p text:style-name="P4">
火箭部队和炮兵的划分印象深刻的是Livivala集中的5个地区，2个敌人弹药库和1个电子广播。</text:p>
      <text:p text:style-name="P4">
News Source: <text:a xlink:type="simple" xlink:href="https://armyinform.com.ua/2023/05/04/nasha-arta-vrazyla-5-rajoniv-zoseredzhennya-protyvnyka-ta-znyshhyla-stancziyu-reb-rashystiv/" text:style-name="Internet_20_link" text:visited-style-name="Visited_20_Internet_20_Link">
https://armyinform.com.ua/2023/05/04/nasha-arta-vrazyla-5-rajoniv-zoseredzhennya-protyvnyka-ta-znyshhyla-stancziyu-reb-rashystiv/</text:a>
</text:p>
      <!--NEWS-->
      <text:h text:style-name="P10" text:outline-level="1">
<text:span text:style-name="T4">
乌克兰反对有关俄罗斯侵略犯罪的法庭的混合格式-Volodymyr Zelenskyy</text:span>
</text:h>
      <text:p text:style-name="P4">
作者: ['АРМІЯINFORM']</text:p>
      <text:p text:style-name="P4">
时间: 2023-05-04T86:00:00-04:00</text:p>
      <text:p text:style-name="P4">
描述: 乌克兰的Praitzuvati在邪恶侵略的Skhodo特别法庭上的空间...与乌克兰2022年的战争，与乌克兰的最新新闻，今天与乌克兰2022年的新闻战争，今天将在乌克兰和俄罗斯和俄罗斯和俄罗斯和俄罗斯和俄罗斯和俄罗斯和俄罗斯之间发生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6f88a60b4674c892305888b822e14453_1683206773_extra_large44.jpeg" text:style-name="Internet_20_link" text:visited-style-name="Visited_20_Internet_20_Link">
6f88a60b4674c892305888b822e14453_1683206773_extra_large44.jpeg</text:a>
']</text:p>
      <text:p text:style-name="P4">
标签: ['STOPRUSSIA', 'ВОЛОДИМИР ЗЕЛЕНСЬКИЙ', 'МІЖНАРОДНИЙ ТРИБУНАЛ']</text:p>
      <text:p text:style-name="P4">
类别: News</text:p>
      <!--METADATA-->
      <text:p text:style-name="P4">
<draw:frame draw:style-name="fr1" draw:name="Image309" text:anchor-type="as-char" svg:width="6.9236in" svg:height="4.617948in" draw:z-index="0">
<draw:image xlink:href="../Images/AРМІЯINFORM/2023-05-04T86-00-00-04-00/6f88a60b4674c892305888b822e14453_1683206773_extra_large44.jpeg" xlink:type="simple" xlink:show="embed" xlink:actuate="onLoad" draw:mime-type="image/jpeg"/>
</draw:frame>
乌克兰继续致力于建立有关侵略罪的特别法庭，这种法庭的任何混合形式都是不可接受的。 沃迪米尔·泽伦斯基(Volodymyr Zelensky)总统在与荷兰总理马克·鲁特(Mark Rutte)与荷兰媒体与荷兰媒体举行的一次会议上，对海牙的Tapremier-Minister Belgium Belgium Alexander de Cook进行了评估。</text:p>
      <text:p text:style-name="P4">
国家元首强调，建立特别法庭的群体(CoreGrop)35个国家已经加入，<text:a xlink:type="simple" xlink:href="https://www.president.gov.ua/news/ukrayina-vistupaye-proti-gibridnih-formativ-tribunalu-shodo-82669" text:style-name="Internet_20_link" text:visited-style-name="Visited_20_Internet_20_Link">
报告</text:a>
乌克兰总统办公室。</text:p>
      <text:p text:style-name="P4">
“我们将在没有任何混合格式的情况下工作，我们将成为一个超级谨慎的法庭，以应对他们的罪行，谋杀，酷刑负责。 我们了解谁下达命令。 这样这些人就不会建立。 这对我们来说非常重要，这是一个基本问题之一。</text:p>
      <text:p text:style-name="P4">
总统指出，乌克兰将不同意关于俄罗斯罪行的任何混合格式 - 上游。</text:p>
      <text:p text:style-name="P4">
“自2014年以来，我们已经知道明斯克协议 - 这是一个混合和平。 我们将追求它所导致的东西。 这就是为什么乌克兰不想同意任何混合和平，混合法庭作为这一发展的发展。”国家负责人强调。</text:p>
      <text:p text:style-name="P4">
News Source: <text:a xlink:type="simple" xlink:href="https://armyinform.com.ua/2023/05/04/ukrayina-vystupaye-proty-gibrydnyh-formativ-trybunalu-shhodo-rosijskogo-zlochynu-agresiyi-volodymyr-zelenskyj/" text:style-name="Internet_20_link" text:visited-style-name="Visited_20_Internet_20_Link">
https://armyinform.com.ua/2023/05/04/ukrayina-vystupaye-proty-gibrydnyh-formativ-trybunalu-shhodo-rosijskogo-zlochynu-agresiyi-volodymyr-zelenskyj/</text:a>
</text:p>
      <!--NEWS-->
      <text:h text:style-name="P10" text:outline-level="1">
<text:span text:style-name="T4">
主要的进攻努力集中在利曼，巴赫穆特和马林斯克的指示上</text:span>
</text:h>
      <text:p text:style-name="P4">
作者: ['АРМІЯINFORM']</text:p>
      <text:p text:style-name="P4">
时间: 2023-05-04T87:00:00-04:00</text:p>
      <text:p text:style-name="P4">
描述: 对手我做了Zoservilu，这是领先的Zuill的主要Zuill di ...与乌克兰2022年的战争，与乌克兰与乌克兰的最新新闻战争，今天与乌克兰2022年的新闻战争，乌克兰和俄罗斯之间的战争是否会发生战争以及战争之间的战争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baxmut.jpg" text:style-name="Internet_20_link" text:visited-style-name="Visited_20_Internet_20_Link">
baxmut.jpg</text:a>
']</text:p>
      <text:p text:style-name="P4">
标签: ['STOPRUSSIA', 'АГРЕСІЯ РФ', 'ВІЙНА', 'ВТОРГНЕННЯ РФ', 'ГШ ЗСУ', 'ХРОНІКА ОБОРОНИ']</text:p>
      <text:p text:style-name="P4">
类别: News</text:p>
      <!--METADATA-->
      <text:p text:style-name="P4">
<draw:frame draw:style-name="fr1" draw:name="Image310" text:anchor-type="as-char" svg:width="6.9236in" svg:height="4.615733in" draw:z-index="0">
<draw:image xlink:href="../Images/AРМІЯINFORM/2023-05-04T87-00-00-04-00/baxmut.jpg" xlink:type="simple" xlink:show="embed" xlink:actuate="onLoad" draw:mime-type="image/jpeg"/>
</draw:frame>
**🔥i</text:p>
      <text:p text:style-name="P4">
敌人继续将主要努力集中在纳利曼斯克(Nalimansk)，巴赫穆特(Bakhmut)和玛丽斯基(Mariinsky)的方向上的进攻行动上 - 反映了大约50个Atakvorog。 巴赫穆特(Bakhmut)和马林卡(Marinka)最激烈的战斗<text:a xlink:type="simple" xlink:href="https://www.facebook.com/GeneralStaff.ua/posts/pfbid0eDuFxNZguXJgjjc6qTDnuqK7JwCmAcsFC3gpATsqqHNCMosKXwC8J3XhyfgrTTcCl" text:style-name="Internet_20_link" text:visited-style-name="Visited_20_Internet_20_Link">
报告</text:a>
乌克兰武装部队的总参谋部。</text:p>
      <text:p text:style-name="P4">
<text:span text:style-name="T4">
在利马方向</text:span>
敌人在有争议的地区郊区进行了不成功的进攻行动。 炮弹遭到Makeevka，Andreevka，Greek，Dibrova，Bigorivka，Luhansk地区的折磨； Tornske，Verkhnyamyanskoye，有争议的Donetsk地区。</text:p>
      <text:p text:style-name="P4">
<text:span text:style-name="T4">
在bakhmut方向</text:span>
巴赫穆特(Bakhmut)战斗继续。 此外，敌人在定居点Bogdanivka和Markovo的方向上进行了不成功的进攻行动。 Nikiforivka，Vasyukivka，Novomarkove，Markovo，Grigorivka，Bogdanivka，Bakhmut，Bakhmut，Ivanivske，Yar，Diliyivka，Iron和New York of Donetsk地区因敌人的炮击而受伤。</text:p>
      <text:p text:style-name="P4">
<text:span text:style-name="T4">
在Avdeevsky方向</text:span>
未采取进攻行动的对手。 Donetsk地区的射击，Pervomaisko，Netaylovo和Karlovka。</text:p>
      <text:p text:style-name="P4">
<text:span text:style-name="T4">
在Mariinsky方向</text:span>
敌人试图改善战术。 在Marinka地区进行了许多敌对袭击。 同时，敌对行动遭到了顿涅茨克地区的Krasnogorivka，胜利和Novomikhailivka的折磨。</text:p>
      <text:p text:style-name="P4">
<text:span text:style-name="T4">
在矿物方向</text:span>
敌人向村庄，诺瓦克兰卡，普里奇斯蒂夫卡和沙克塔尔顿涅茨克地区开火。</text:p>
      <text:p text:style-name="P4">
News Source: <text:a xlink:type="simple" xlink:href="https://armyinform.com.ua/2023/05/04/osnovni-nastupalni-zusyllya-vorog-zoseredyv-na-lymanskomu-bahmutskomu-ta-maryinskomu-napryamkah/" text:style-name="Internet_20_link" text:visited-style-name="Visited_20_Internet_20_Link">
https://armyinform.com.ua/2023/05/04/osnovni-nastupalni-zusyllya-vorog-zoseredyv-na-lymanskomu-bahmutskomu-ta-maryinskomu-napryamkah/</text:a>
</text:p>
      <!--NEWS-->
      <text:h text:style-name="P10" text:outline-level="1">
<text:span text:style-name="T4">
安娜·马利亚（Anna Malyar）：“护照是俄罗斯联邦的混合武器”</text:span>
</text:h>
      <text:p text:style-name="P4">
作者: ['АРМІЯINFORM']</text:p>
      <text:p text:style-name="P4">
时间: 2023-05-04T88:00:00-04:00</text:p>
      <text:p text:style-name="P4">
描述: 俄罗斯联邦并不是火箭，炮兵，宣传和格式心理学家...与乌克兰2022年的战争，与乌克兰与乌克兰的最新新闻，《与乌克兰的新闻》，今天上次与乌克兰的新闻战争，乌克兰与俄罗斯之间的战争将发生。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3/ganna-malyar-fb.jpg" text:style-name="Internet_20_link" text:visited-style-name="Visited_20_Internet_20_Link">
ganna-malyar-fb.jpg</text:a>
', '<text:a xlink:type="simple" xlink:href="https://armyinform.com.ua/wp-content/uploads/2023/05/ros-pasport.jpg" text:style-name="Internet_20_link" text:visited-style-name="Visited_20_Internet_20_Link">
ros-pasport.jpg</text:a>
']</text:p>
      <text:p text:style-name="P4">
标签: ['STOPRUSSIA', 'АГРЕСІЯ РФ', 'ВІЙНА', 'ВТОРГНЕННЯ РФ', 'ГАННА МАЛЯР', 'ПАСПОРТИ РФ']</text:p>
      <text:p text:style-name="P4">
类别: News</text:p>
      <!--METADATA-->
      <text:p text:style-name="P4">
<draw:frame draw:style-name="fr1" draw:name="Image311" text:anchor-type="as-char" svg:width="6.9236in" svg:height="4.61393in" draw:z-index="0">
<draw:image xlink:href="../Images/AРМІЯINFORM/2023-05-04T88-00-00-04-00/ganna-malyar-fb.jpg" xlink:type="simple" xlink:show="embed" xlink:actuate="onLoad" draw:mime-type="image/jpeg"/>
</draw:frame>
俄罗斯联邦不仅与火箭，炮兵，宣传，信息和心理行动作斗争，而且还与护照作斗争。</text:p>
      <text:p text:style-name="P4">
关于它<text:a xlink:type="simple" xlink:href="https://t.me/annamaliar/698" text:style-name="Internet_20_link" text:visited-style-name="Visited_20_Internet_20_Link">
写作</text:a>
在乌克兰安娜·马利亚(Anna Malyar)副国防部长的电报渠道中。</text:p>
      <text:p text:style-name="P4">
这是一项方向性，设计精良的大型运动，他们在2014年作为战争的烹饪要素之一。</text:p>
      <text:p text:style-name="P4">
现在，他们使用认证来加强其对乌克兰暂时占领领土的犯罪方案。</text:p>
      <text:p text:style-name="P4">
有两种方式可以通过两种方式采取行动：</text:p>
      <text:p text:style-name="P4">
1️。 鼓励，诱使我们的公民在临时被占领的领土上找到一项倡议并获得护照。</text:p>
      <text:p text:style-name="P4">
2 \。 他们受到威胁，受到屠杀的威胁，并在物理上迫使俄罗斯护照。</text:p>
      <text:p text:style-name="P4">
同时，俄罗斯当局掩盖了以下信息：</text:p>
      <text:p text:style-name="P4">
<text:span text:style-name="T5">
所获得的俄罗斯护照使俄罗斯联邦对公民的暴力行动合法化，因为法律允许这种暴力在俄罗斯联邦中部分。 是的，这违反了国际法，但事实上的俄罗斯护照的存在剥夺了乌克兰和国际社会的有效援助。 </text:span>
俄罗斯当局分发护照不是为了保护人们或挽救生命。 *俄罗斯当局试图保护自己，并镇压乌克兰人 - 合法。</text:p>
      <text:p text:style-name="P4">
此外，俄罗斯护照敌人使用：</text:p>
      <text:p text:style-name="P4">
<text:span text:style-name="T5">
将我们的人民动员加入敌对军队； </text:span>
使用护照数据伪造临时占领地区的SO选举结果。</text:p>
      <text:p text:style-name="P4">
<draw:frame draw:style-name="fr1" draw:name="Image312" text:anchor-type="as-char" svg:width="6.9236in" svg:height="5.232246in" draw:z-index="0">
<draw:image xlink:href="../Images/AРМІЯINFORM/2023-05-04T88-00-00-04-00/ros-pasport.jpg" xlink:type="simple" xlink:show="embed" xlink:actuate="onLoad" draw:mime-type="image/jpeg"/>
</draw:frame>
</text:p>
      <text:p text:style-name="P4">
News Source: <text:a xlink:type="simple" xlink:href="https://armyinform.com.ua/2023/05/04/ganna-malyar-pasporty-cze-gibrydna-zbroya-rosijskoyi-federacziyi/" text:style-name="Internet_20_link" text:visited-style-name="Visited_20_Internet_20_Link">
https://armyinform.com.ua/2023/05/04/ganna-malyar-pasporty-cze-gibrydna-zbroya-rosijskoyi-federacziyi/</text:a>
</text:p>
      <!--NEWS-->
      <text:h text:style-name="P10" text:outline-level="1">
<text:span text:style-name="T4">
乌克兰士兵在巴赫穆特方向击退了19次敌人袭击 - 奇雷维蒂</text:span>
</text:h>
      <text:p text:style-name="P4">
作者: ["Владислав Дем'яненко"]</text:p>
      <text:p text:style-name="P4">
时间: 2023-05-04T89:00:00-04:00</text:p>
      <text:p text:style-name="P4">
描述: Syogodni上的Bakhmut由Vorog的负责人Zservennya加热了所有的Yogo Golovny ...与乌克兰2022年的战争，与乌克兰与乌克兰的最新新闻，与乌克兰2022年的新闻战争，今天上次与乌克兰的新闻战争，乌克兰和俄罗斯和俄罗斯之间的战争将会发生。 ，当与乌克兰的战争将在不久的将来与乌克兰战争时，与乌克兰与乌克兰的战争今天，今天的乌克兰新闻，乌克兰的乌克兰新闻，乌克兰媒体在俄罗斯媒体</text:p>
      <text:p text:style-name="P4">
图片: ['<text:a xlink:type="simple" xlink:href="https://armyinform.com.ua/wp-content/uploads/2023/05/golovna-18.jpg" text:style-name="Internet_20_link" text:visited-style-name="Visited_20_Internet_20_Link">
golovna-18.jpg</text:a>
', '<text:a xlink:type="simple" xlink:href="https://armyinform.com.ua/wp-content/uploads/2023/05/photo_5377561254211733770_x.jpg" text:style-name="Internet_20_link" text:visited-style-name="Visited_20_Internet_20_Link">
photo_5377561254211733770_x.jpg</text:a>
']</text:p>
      <text:p text:style-name="P4">
标签: ['STOPRUSSIA', 'АГРЕСІЯ РФ', 'БАХМУТСЬКИЙ НАПРЯМОК', 'ВІЙНА', 'ВТОРГНЕННЯ РФ', 'ЛИМАНО-КУП’ЯНСЬКИЙ НАПРЯМОК', 'СЕРГІЙ ЧЕРЕВАТИЙ', 'ХРОНІКА ОБОРОНИ']</text:p>
      <text:p text:style-name="P4">
类别: News</text:p>
      <!--METADATA-->
      <text:p text:style-name="P4">
<draw:frame draw:style-name="fr1" draw:name="Image313" text:anchor-type="as-char" svg:width="6.9236in" svg:height="4.61393in" draw:z-index="0">
<draw:image xlink:href="../Images/AРМІЯINFORM/2023-05-04T89-00-00-04-00/golovna-18.jpg" xlink:type="simple" xlink:show="embed" xlink:actuate="onLoad" draw:mime-type="image/jpeg"/>
</draw:frame>
今天的巴赫穆特(Bakhmut)仍然是敌人的主要目标，这是他所有主要进攻努力的重点。 乌克兰武装部队的东部部队发言人乌克兰·谢尔盖(Sergey Cherevaty)在电视“ unin”的现场直播上说了这件事。</text:p>
      <text:p text:style-name="P4">
这一天，敌人攻击了19次乌克兰军事纳巴克穆特方向的位置。 总的来说，敌人用各种类型的炮兵和反应性凌空消防系统制作了229杆，进行了两个狂欢。</text:p>
      <ul>
        <li>
在袭击的反思期间，乌克兰士兵摧毁了133名入侵者，176人遭受了苦难。 防空导弹和和谐的复合物“ Armory-C1”，3个电台电子摔跤站：R-330Z“居民”和两个“ Strizh”，2个敌人Sau，2个榴弹炮，步兵战斗和8个田野仓库也被摧毁了。发言人。</li>
      </ul>
      <text:p text:style-name="P4">
据他说，敌人仍然有库存和补充技术的能力，但是我们的英勇战士每天都在做所有事情来制造这些股票。</text:p>
      <ul>
        <li>
目前，我们看到，在许多方向上，敌人已经使用了BMP-1或BTR-60，T-62坦克的采样设备。 也就是说，我们的敌人斗争一年受到他的战斗潜力的影响。</li>
      </ul>
      <text:p text:style-name="P4">
他指出，所有以前的截止日期都被侵略者对占领巴赫穆特市的捕获表达，都被英勇的斗争和乌克兰士兵的抵抗所抵消。</text:p>
      <ul>
        <li>
军官强调，一个小的地区中心成为乌克兰军事英雄主义的世界象征，相反，俄罗斯羞耻的象征。</li>
      </ul>
      <text:p text:style-name="P4">
此外，东部部队的发言人说，在利马诺 - 库皮斯克方向上，敌人专注于炮兵的行为。 这一天，敌人在乌克兰国防军的位置上击中了605次罢工，制造了16架飞机。</text:p>
      <ul>
        <li>
在三名战斗人员中，我们的士兵摧毁了34名入侵者，79人受伤，另外三名被捕。 最新的俄罗斯T-90坦克，步兵战车，装甲的人员载体，Tadvi System Fire BM-21“ Grad”的自行炮兵安装也被销毁， -  Seav Colonel Sergeychychycheriev上校。</li>
      </ul>
      <text:p text:style-name="P4">
<draw:frame draw:style-name="fr1" draw:name="Image314" text:anchor-type="as-char" svg:width="6.9236in" svg:height="4.32725in" draw:z-index="0">
<draw:image xlink:href="../Images/AРМІЯINFORM/2023-05-04T89-00-00-04-00/photo_5377561254211733770_x.jpg" xlink:type="simple" xlink:show="embed" xlink:actuate="onLoad" draw:mime-type="image/jpeg"/>
</draw:frame>
</text:p>
      <text:p text:style-name="P4">
News Source: <text:a xlink:type="simple" xlink:href="https://armyinform.com.ua/2023/05/04/ukrayinski-voyiny-vidbyly-19-atak-voroga-na-bahmutskomu-napryamku-cherevatyj/" text:style-name="Internet_20_link" text:visited-style-name="Visited_20_Internet_20_Link">
https://armyinform.com.ua/2023/05/04/ukrayinski-voyiny-vidbyly-19-atak-voroga-na-bahmutskomu-napryamku-cherevatyj/</text:a>
</text:p>
      <!--NEWS-->
      <text:h text:style-name="P10" text:outline-level="1">
<text:span text:style-name="T4">
暂时占领领土的医疗机构拥挤</text:span>
</text:h>
      <text:p text:style-name="P4">
作者: ['АРМІЯINFORM']</text:p>
      <text:p text:style-name="P4">
时间: 2023-05-04T90:00:00-04:00</text:p>
      <text:p text:style-name="P4">
描述: Rosiyski Permat Pully Viezka，要责怪伟人一半的战斗，所有的医务人员...与乌克兰2022年的战争，与乌克兰与乌克兰的最新消息，今天与乌克兰的新闻，乌克兰2022年最后一次战争，乌克兰和俄罗斯之间以及俄罗斯之间以及俄罗斯之间的战争，以及俄罗斯之间的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poranenyj-ork.jpg" text:style-name="Internet_20_link" text:visited-style-name="Visited_20_Internet_20_Link">
poranenyj-ork.jpg</text:a>
']</text:p>
      <text:p text:style-name="P4">
标签: ['STOPRUSSIA', 'АГРЕСІЯ РФ', 'ВІЙСЬКОВІ ЗЛОЧИНИ РФ', 'ВТОРГНЕННЯ РФ', 'ВТРАТИ ВОРОГА']</text:p>
      <text:p text:style-name="P4">
类别: News</text:p>
      <!--METADATA-->
      <text:p text:style-name="P4">
<draw:frame draw:style-name="fr1" draw:name="Image315" text:anchor-type="as-char" svg:width="6.9236in" svg:height="3.742486in" draw:z-index="0">
<draw:image xlink:href="../Images/AРМІЯINFORM/2023-05-04T90-00-00-04-00/poranenyj-ork.jpg" xlink:type="simple" xlink:show="embed" xlink:actuate="onLoad" draw:mime-type="image/jpeg"/>
</draw:frame>
俄罗斯占领部队在战场上继续遭受惨重的损失，临时占领地区的所有医疗机构都挤满了受伤。 结果，敌人继续为医疗机构提供平民培训。 因此，在宁静的Zaporizhzhya地区定居时，当地学校入侵者的体育馆配备了军事盾牌。 同时，俄罗斯入侵者迫使教学与儿童学校的强制性出勤构成教育过程，<text:a xlink:type="simple" xlink:href="https://www.facebook.com/GeneralStaff.ua/posts/pfbid0eDuFxNZguXJgjjc6qTDnuqK7JwCmAcsFC3gpATsqqHNCMosKXwC8J3XhyfgrTTcCl" text:style-name="Internet_20_link" text:visited-style-name="Visited_20_Internet_20_Link">
报告</text:a>
乌克兰武装部队的总参谋部。</text:p>
      <text:p text:style-name="P4">
News Source: <text:a xlink:type="simple" xlink:href="https://armyinform.com.ua/2023/05/04/medzaklady-na-tymchasovo-zahoplenij-terytoriyi-perepovneni-nedostrilyanymy-okupantamy/" text:style-name="Internet_20_link" text:visited-style-name="Visited_20_Internet_20_Link">
https://armyinform.com.ua/2023/05/04/medzaklady-na-tymchasovo-zahoplenij-terytoriyi-perepovneni-nedostrilyanymy-okupantamy/</text:a>
</text:p>
      <!--NEWS-->
      <text:h text:style-name="P10" text:outline-level="1">
<text:span text:style-name="T4">
如今，乌克兰人可以在乌克兰 - 安娜·马利亚（Malyar）的武装部队中担任任何职位</text:span>
</text:h>
      <text:p text:style-name="P4">
作者: ['Руслана Богдан']</text:p>
      <text:p text:style-name="P4">
时间: 2023-05-04T91:00:00-04:00</text:p>
      <text:p text:style-name="P4">
描述: 乌克兰尼尼的Zbroyni部队42 Tysyachi Zhinok，立刻与Zivilny Pratsivnitsa -...与乌克兰2022年战争，与乌克兰的最新新闻，今天与乌克兰2022年的新闻战争，今天与乌克兰之间的战争，乌克兰将在乌克兰之间进行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malyar_1111.jpg" text:style-name="Internet_20_link" text:visited-style-name="Visited_20_Internet_20_Link">
malyar_1111.jpg</text:a>
']</text:p>
      <text:p text:style-name="P4">
标签: ['ГАННА МАЛЯР', 'ГЕНДЕРНА РІВНІСТЬ']</text:p>
      <text:p text:style-name="P4">
类别: News</text:p>
      <!--METADATA-->
      <text:p text:style-name="P4">
<draw:frame draw:style-name="fr1" draw:name="Image316" text:anchor-type="as-char" svg:width="6.9236in" svg:height="4.615733in" draw:z-index="0">
<draw:image xlink:href="../Images/AРМІЯINFORM/2023-05-04T91-00-00-04-00/malyar_1111.jpg" xlink:type="simple" xlink:show="embed" xlink:actuate="onLoad" draw:mime-type="image/jpeg"/>
</draw:frame>
乌克兰汉纳马尔国防部副部长在乌克兰妇女参与安全和国防部门的讨论中说，乌克兰武装部队现在有42,000名妇女，有60,000名与平民工人的妇女。国会在基辅举行。</text:p>
      <ul>
        <li>
现在，乌克兰人可以在乌克兰的武装部队中担任任何职位，称为乌克兰国防副部长安娜·马里亚尔(Anna Malyar)，告诉派对军队性别问题的佩尔斯。  - 妇女今天有一个自由选择，她们在正面做出自己的决定，并自愿动员。</li>
      </ul>
      <text:p text:style-name="P4">
她报告说，乌克兰国防部继续为乌克兰人的日常生活提供性别方法。</text:p>
      <ul>
        <li>
今天，数十名性别顾问正在努力实施乌克兰军队中男女平等原则的实施，进步是切实的。 此外，与志愿者的假设现在已经创建并已经测试了现场军事形式。 目前，武装部队长期以来一直在仪式和日常妇女形式 - 安娜·玛丽亚(Anna Malyar)说。</li>
      </ul>
      <text:p text:style-name="P4">
她补充说，前线现在有5,000名乌克兰妇女，其中107位已经成长，有500多名受伤。</text:p>
      <ul>
        <li>
妇女与男子是同一部队的同一部分，当我们停止强调这个话题时，我梦到了，但通常我们会被认为男人同样捍卫我们的国家。  - 安娜·马利亚(Anna Malyar)说。</li>
      </ul>
      <text:p text:style-name="P4">
<text:span text:style-name="T5">
foto：Victor Dehtyar</text:span>
</text:p>
      <text:p text:style-name="P4">
News Source: <text:a xlink:type="simple" xlink:href="https://armyinform.com.ua/2023/05/04/sogodni-ukrayinky-mozhut-obijmaty-bud-yaki-posady-v-zbrojnyh-sylah-ukrayiny-ganna-malyar/" text:style-name="Internet_20_link" text:visited-style-name="Visited_20_Internet_20_Link">
https://armyinform.com.ua/2023/05/04/sogodni-ukrayinky-mozhut-obijmaty-bud-yaki-posady-v-zbrojnyh-sylah-ukrayiny-ganna-malyar/</text:a>
</text:p>
      <!--NEWS-->
      <text:h text:style-name="P10" text:outline-level="1">
<text:span text:style-name="T4">
在荷兰空军的基础上，Volodymyr Zelenskyy会见了我们的军队，并熟悉了武器样本，该样本已传播给乌克兰</text:span>
</text:h>
      <text:p text:style-name="P4">
作者: ['АРМІЯINFORM']</text:p>
      <text:p text:style-name="P4">
时间: 2023-05-04T92:00:00-04:00</text:p>
      <text:p text:style-name="P4">
描述: 在办公室，乌克兰Volodymyr的总统...与乌克兰2022年的战争，与乌克兰的战争是今天的最新消息，即今天与乌克兰2022年的战争，乌克兰和俄罗斯之间的战争将在战争中以及战争之间发生战争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b59b90a3eba6f2e96a1a717aa33c82d9_1683219541_extra_large.jpeg" text:style-name="Internet_20_link" text:visited-style-name="Visited_20_Internet_20_Link">
b59b90a3eba6f2e96a1a717aa33c82d9_1683219541_extra_large.jpeg</text:a>
', '<text:a xlink:type="simple" xlink:href="https://armyinform.com.ua/wp-content/uploads/2023/05/d6876e1fb641e29fdc580f52cdfd845f_1683219545_extra_large.jpeg" text:style-name="Internet_20_link" text:visited-style-name="Visited_20_Internet_20_Link">
d6876e1fb641e29fdc580f52cdfd845f_1683219545_extra_large.jpeg</text:a>
', '<text:a xlink:type="simple" xlink:href="https://armyinform.com.ua/wp-content/uploads/2023/05/4c4ef605cb3a1be9382f4d80e808f4d6_1683219541_extra_large.jpeg" text:style-name="Internet_20_link" text:visited-style-name="Visited_20_Internet_20_Link">
4c4ef605cb3a1be9382f4d80e808f4d6_1683219541_extra_large.jpeg</text:a>
', '<text:a xlink:type="simple" xlink:href="https://armyinform.com.ua/wp-content/uploads/2023/05/49aa5e9a94f5ed507dd096c30739a899_1683219543_extra_large-1.jpeg" text:style-name="Internet_20_link" text:visited-style-name="Visited_20_Internet_20_Link">
49aa5e9a94f5ed507dd096c30739a899_1683219543_extra_large-1.jpeg</text:a>
']</text:p>
      <text:p text:style-name="P4">
标签: ['STOPRUSSIA', 'ВОЛОДИМИР ЗЕЛЕНСЬКИЙ', 'СВІТ ПІДТРИМУЄ УКРАЇНУ']</text:p>
      <text:p text:style-name="P4">
类别: News</text:p>
      <!--METADATA-->
      <text:p text:style-name="P4">
<draw:frame draw:style-name="fr1" draw:name="Image317" text:anchor-type="as-char" svg:width="6.9236in" svg:height="4.617948in" draw:z-index="0">
<draw:image xlink:href="../Images/AРМІЯINFORM/2023-05-04T92-00-00-04-00/b59b90a3eba6f2e96a1a717aa33c82d9_1683219541_extra_large.jpeg" xlink:type="simple" xlink:show="embed" xlink:actuate="onLoad" draw:mime-type="image/jpeg"/>
</draw:frame>
在正式访问荷兰王国的框架内，乌克兰弗拉基米尔·泽伦斯基总统访问了皇家军事军队的基地。</text:p>
      <text:p text:style-name="P4">
国家元首会见了乌克兰武装部队的军事人员，他们正在荷兰训练努克军事学院的学员。 T. Shevchenko以及正在康复的受伤战士，<text:a xlink:type="simple" xlink:href="https://www.president.gov.ua/news/na-bazi-vps-niderlandiv-volodimir-zelenskij-zustrivsya-z-ukr-82685" text:style-name="Internet_20_link" text:visited-style-name="Visited_20_Internet_20_Link">
报告</text:a>
总统办公室。</text:p>
      <text:p text:style-name="P4">
<draw:frame draw:style-name="fr1" draw:name="Image318" text:anchor-type="as-char" svg:width="6.9236in" svg:height="4.617948in" draw:z-index="0">
<draw:image xlink:href="../Images/AРМІЯINFORM/2023-05-04T92-00-00-04-00/d6876e1fb641e29fdc580f52cdfd845f_1683219545_extra_large.jpeg" xlink:type="simple" xlink:show="embed" xlink:actuate="onLoad" draw:mime-type="image/jpeg"/>
</draw:frame>
“在这里和现在，我们看到了什么帮助以及什么是生命保护。 一个更加挑战的使命是尽一切努力赢得生命。</text:p>
      <text:p text:style-name="P4">
总统与荷兰总理马克·鲁特(Mark Rutte)和国防部长凯萨·奥罗格伦(Kaisa Ollogren)联系，总统感谢他们和荷兰的所有人，他们帮助乌克兰。</text:p>
      <text:p text:style-name="P4">
根据国家负责人的说法，该基地的一种武器可以帮助乌克兰捍卫者，将保护普通，自由，尊重IVSIKH欧洲人的生命。</text:p>
      <text:p text:style-name="P4">
“这一切带来了胜利，我们的共同胜利。 我们将打破俄罗斯的邪恶，保护我们的自由，我们的共同欧洲生活方式。”</text:p>
      <text:p text:style-name="P4">
Kais Ollogren对她而言指出，这个基地是Nestedland正在为乌克兰准备军事装备和武器的地点之一。</text:p>
      <text:p text:style-name="P4">
<draw:frame draw:style-name="fr1" draw:name="Image319" text:anchor-type="as-char" svg:width="6.9236in" svg:height="4.617948in" draw:z-index="0">
<draw:image xlink:href="../Images/AРМІЯINFORM/2023-05-04T92-00-00-04-00/4c4ef605cb3a1be9382f4d80e808f4d6_1683219541_extra_large.jpeg" xlink:type="simple" xlink:show="embed" xlink:actuate="onLoad" draw:mime-type="image/jpeg"/>
</draw:frame>
“您的士兵的奉献精神确实令人鼓舞。 他们为乌克兰免费而战。对于乌克兰，他们可以将其传递给孩子。 她说：“乌克兰和我们所有人在荷兰，以及任何具有价值，国际法和领土诚信的人的费率都很高。”</text:p>
      <text:p text:style-name="P4">
国防部长报告说，荷兰为国际刑事法院的需求做好了为乌克兰进行法医检查的移动实验室的准备。 起诉肇事者的肇事者很重要。</text:p>
      <text:p text:style-name="P4">
她强调，荷兰将继续帮助乌克兰人民以他驱除俄罗斯侵略的愿望。</text:p>
      <text:p text:style-name="P4">
“我们将继续为增强军事潜力做出重大贡献。 现在和将来，只要将其采用。”  -  Ollogren说。</text:p>
      <text:p text:style-name="P4">
<draw:frame draw:style-name="fr1" draw:name="Image320" text:anchor-type="as-char" svg:width="6.9236in" svg:height="4.617948in" draw:z-index="0">
<draw:image xlink:href="../Images/AРМІЯINFORM/2023-05-04T92-00-00-04-00/49aa5e9a94f5ed507dd096c30739a899_1683219543_extra_large-1.jpeg" xlink:type="simple" xlink:show="embed" xlink:actuate="onLoad" draw:mime-type="image/jpeg"/>
</draw:frame>
总统与对乌克兰军人进行培训的讲师进行了交谈，特别是关于现代西方武器的使用。</text:p>
      <text:p text:style-name="P4">
国家元首还与乌克兰捍卫者进行了交谈，后者在战斗后正在康复。</text:p>
      <text:p text:style-name="P4">
News Source: <text:a xlink:type="simple" xlink:href="https://armyinform.com.ua/2023/05/04/na-bazi-vps-niderlandiv-volodymyr-zelenskyj-zustrivsya-z-nashymy-vijskovymy-ta-oznajomyvsya-zi-zrazkamy-ozbroyennya-yake-peredayetsya-ukrayini/" text:style-name="Internet_20_link" text:visited-style-name="Visited_20_Internet_20_Link">
https://armyinform.com.ua/2023/05/04/na-bazi-vps-niderlandiv-volodymyr-zelenskyj-zustrivsya-z-nashymy-vijskovymy-ta-oznajomyvsya-zi-zrazkamy-ozbroyennya-yake-peredayetsya-ukrayini/</text:a>
</text:p>
      <!--NEWS-->
      <text:h text:style-name="P10" text:outline-level="1">
<text:span text:style-name="T4">
在Dnipro中展示了“混合战争”的照片展览</text:span>
</text:h>
      <text:p text:style-name="P4">
作者: ['Олександр Колесник']</text:p>
      <text:p text:style-name="P4">
时间: 2023-05-04T93:00:00-04:00</text:p>
      <text:p text:style-name="P4">
描述: 在演讲中，Yaka vidbulya在学术剧院，芭蕾舞团，头部...与乌克兰2022年的战争，与乌克兰的战争是今天的最新消息，即与乌克兰2022年的新闻战争，今天将发生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5/golovna-17.jpg" text:style-name="Internet_20_link" text:visited-style-name="Visited_20_Internet_20_Link">
golovna-17.jpg</text:a>
', '<text:a xlink:type="simple" xlink:href="https://armyinform.com.ua/wp-content/uploads/2023/05/vystavka_01.jpg" text:style-name="Internet_20_link" text:visited-style-name="Visited_20_Internet_20_Link">
vystavka_01.jpg</text:a>
', '<text:a xlink:type="simple" xlink:href="https://armyinform.com.ua/wp-content/uploads/2023/05/v_001-150x150.jpg" text:style-name="Internet_20_link" text:visited-style-name="Visited_20_Internet_20_Link">
v_001-150x150.jpg</text:a>
', '<text:a xlink:type="simple" xlink:href="https://armyinform.com.ua/wp-content/uploads/2023/05/v_02-150x150.jpg" text:style-name="Internet_20_link" text:visited-style-name="Visited_20_Internet_20_Link">
v_02-150x150.jpg</text:a>
', '<text:a xlink:type="simple" xlink:href="https://armyinform.com.ua/wp-content/uploads/2023/05/vystavka_3.jpg" text:style-name="Internet_20_link" text:visited-style-name="Visited_20_Internet_20_Link">
vystavka_3.jpg</text:a>
', '<text:a xlink:type="simple" xlink:href="https://armyinform.com.ua/wp-content/uploads/2023/05/vystavka_5.jpg" text:style-name="Internet_20_link" text:visited-style-name="Visited_20_Internet_20_Link">
vystavka_5.jpg</text:a>
']</text:p>
      <text:p text:style-name="P4">
标签: []</text:p>
      <text:p text:style-name="P4">
类别: News</text:p>
      <!--METADATA-->
      <text:p text:style-name="P4">
<draw:frame draw:style-name="fr1" draw:name="Image321" text:anchor-type="as-char" svg:width="6.9236in" svg:height="4.754205in" draw:z-index="0">
<draw:image xlink:href="../Images/AРМІЯINFORM/2023-05-04T93-00-00-04-00/golovna-17.jpg" xlink:type="simple" xlink:show="embed" xlink:actuate="onLoad" draw:mime-type="image/jpeg"/>
</draw:frame>
** _对于在学术歌剧和芭蕾舞剧院的演讲，军人，地区中心的居民和客人。 照片向访客展示了我们所有人的价格 - 乌克兰人，捍卫祖国的自由和独立性，传达了战争期间人民的国内支架，损失损失和鄙视俄罗斯</text:p>
      <text:p text:style-name="P4">
<draw:frame draw:style-name="fr1" draw:name="Image322" text:anchor-type="as-char" svg:width="6.9236in" svg:height="4.136851in" draw:z-index="0">
<draw:image xlink:href="../Images/AРМІЯINFORM/2023-05-04T93-00-00-04-00/vystavka_01.jpg" xlink:type="simple" xlink:show="embed" xlink:actuate="onLoad" draw:mime-type="image/jpeg"/>
</draw:frame>
展览的作者，展出了35张照片，著名的乌克兰摄影师照片记者谢尔盖·迪亚威耶夫(Sergey Diawiev)。 照片展览的主要目的是通过作者的视野和镜头参观和感受到战争，他们有时间花一点时间对俄罗斯对我们国家的侵略。</text:p>
      <text:p text:style-name="P4">
<text:a xlink:type="simple" xlink:href="https://armyinform.com.ua/wp-content/uploads/2023/05/v_001.jpg" text:style-name="Internet_20_link" text:visited-style-name="Visited_20_Internet_20_Link">
!(Images/AРМІЯINFORM/2023-05-04T93-00-00-04-00/v_001-150x150.jpg)</text:a>
</text:p>
      <text:p text:style-name="P4">
<text:a xlink:type="simple" xlink:href="https://armyinform.com.ua/wp-content/uploads/2023/05/v_02.jpg" text:style-name="Internet_20_link" text:visited-style-name="Visited_20_Internet_20_Link">
<draw:frame draw:style-name="fr1" draw:name="Image323" text:anchor-type="as-char" svg:width="6.9236in" svg:height="6.9236in" draw:z-index="0">
<draw:image xlink:href="../Images/AРМІЯINFORM/2023-05-04T93-00-00-04-00/v_02-150x150.jpg" xlink:type="simple" xlink:show="embed" xlink:actuate="onLoad" draw:mime-type="image/jpeg"/>
</draw:frame>
</text:a>
 -  Sergey Drahiev说，这次展览提醒人们他们可以生活，工作，参加戏剧表演。  - 至少有一会儿邀请在保护乌克兰前线的军队中看到他们疲惫的勇敢的面孔。</text:p>
      <text:p text:style-name="P4">
介绍的作品分为几个条件块。 根据作者的说法，每张照片都有自己的故事。 参观者可以看到dnieper和其他城市和定居点的水上敌对炮击的后果，在亲戚和亲戚的战争中失去亲戚和亲人的悲伤人士，受伤的和平的人和孩子，我们的天使的令人难以置信的工作被杀的浴袍。 作者通过摄像机的镜头展示了战场上的Dniep​​er居民的潜水员，因为俄罗斯侵略开始发生了变化。</text:p>
      <text:p text:style-name="P4">
<draw:frame draw:style-name="fr1" draw:name="Image324" text:anchor-type="as-char" svg:width="6.9236in" svg:height="5.215779in" draw:z-index="0">
<draw:image xlink:href="../Images/AРМІЯINFORM/2023-05-04T93-00-00-04-00/vystavka_3.jpg" xlink:type="simple" xlink:show="embed" xlink:actuate="onLoad" draw:mime-type="image/jpeg"/>
</draw:frame>
根据Anastasia的Dnipro居民的说法，非常需要并重新评估此类博览会。</text:p>
      <text:p text:style-name="P4">
<draw:frame draw:style-name="fr1" draw:name="Image325" text:anchor-type="as-char" svg:width="6.9236in" svg:height="5.319633in" draw:z-index="0">
<draw:image xlink:href="../Images/AРМІЯINFORM/2023-05-04T93-00-00-04-00/vystavka_5.jpg" xlink:type="simple" xlink:show="embed" xlink:actuate="onLoad" draw:mime-type="image/jpeg"/>
</draw:frame>
该博览会已在歌剧院和芭蕾舞剧院部署，因此军人和所有安全人员都可以用自己的眼睛看到它。</text:p>
      <text:p text:style-name="P4">
<text:span text:style-name="T5">
foto -Sergey Diviev</text:span>
</text:p>
      <text:p text:style-name="P4">
News Source: <text:a xlink:type="simple" xlink:href="https://armyinform.com.ua/2023/05/04/u-dnipri-prezentuvaly-fotovystavku-myti-vijny/" text:style-name="Internet_20_link" text:visited-style-name="Visited_20_Internet_20_Link">
https://armyinform.com.ua/2023/05/04/u-dnipri-prezentuvaly-fotovystavku-myti-vijny/</text:a>
</text:p>
      <!--NEWS-->
      <text:h text:style-name="P10" text:outline-level="1">
<text:span text:style-name="T4">
成为有关赫尔森大规模炮击的已知细节</text:span>
</text:h>
      <text:p text:style-name="P4">
作者: ['Дмитро Завтонов']</text:p>
      <text:p text:style-name="P4">
时间: 2023-05-04T94:00:00-04:00</text:p>
      <text:p text:style-name="P4">
描述: 在Pershi，旅行者是Schoshkantsi Kherson Znov，PID被Masovanim Obrail捕获...与乌克兰2022年的战争，与乌克兰的最新新闻，今天与乌克兰2022年的新闻战争，今天与乌克兰的新闻战争，乌克兰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5-10-scaled.jpg" text:style-name="Internet_20_link" text:visited-style-name="Visited_20_Internet_20_Link">
5-10-scaled.jpg</text:a>
', '<text:a xlink:type="simple" xlink:href="https://armyinform.com.ua/wp-content/uploads/2023/05/6-10-scaled.jpg" text:style-name="Internet_20_link" text:visited-style-name="Visited_20_Internet_20_Link">
6-10-scaled.jpg</text:a>
', '<text:a xlink:type="simple" xlink:href="https://armyinform.com.ua/wp-content/uploads/2023/05/1-18-150x150.jpg" text:style-name="Internet_20_link" text:visited-style-name="Visited_20_Internet_20_Link">
1-18-150x150.jpg</text:a>
', '<text:a xlink:type="simple" xlink:href="https://armyinform.com.ua/wp-content/uploads/2023/05/2-21-150x150.jpg" text:style-name="Internet_20_link" text:visited-style-name="Visited_20_Internet_20_Link">
2-21-150x150.jpg</text:a>
', '<text:a xlink:type="simple" xlink:href="https://armyinform.com.ua/wp-content/uploads/2023/05/3-21-150x150.jpg" text:style-name="Internet_20_link" text:visited-style-name="Visited_20_Internet_20_Link">
3-21-150x150.jpg</text:a>
', '<text:a xlink:type="simple" xlink:href="https://armyinform.com.ua/wp-content/uploads/2023/05/4-19-150x150.jpg" text:style-name="Internet_20_link" text:visited-style-name="Visited_20_Internet_20_Link">
4-19-150x150.jpg</text:a>
']</text:p>
      <text:p text:style-name="P4">
标签: []</text:p>
      <text:p text:style-name="P4">
类别: News</text:p>
      <!--METADATA-->
      <text:p text:style-name="P4">
<draw:frame draw:style-name="fr1" draw:name="Image326" text:anchor-type="as-char" svg:width="6.9236in" svg:height="4.615733in" draw:z-index="0">
<draw:image xlink:href="../Images/AРМІЯINFORM/2023-05-04T94-00-00-04-00/5-10-scaled.jpg" xlink:type="simple" xlink:show="embed" xlink:actuate="onLoad" draw:mime-type="image/jpeg"/>
</draw:frame>
在五月的头几天，赫森的未征务居民再次发现自己是俄罗斯人的大量重要，这导致了许多人类伤亡。</text:p>
      <text:p text:style-name="P4">
<draw:frame draw:style-name="fr1" draw:name="Image327" text:anchor-type="as-char" svg:width="6.9236in" svg:height="4.615733in" draw:z-index="0">
<draw:image xlink:href="../Images/AРМІЯINFORM/2023-05-04T94-00-00-04-00/6-10-scaled.jpg" xlink:type="simple" xlink:show="embed" xlink:actuate="onLoad" draw:mime-type="image/jpeg"/>
</draw:frame>
 - 目前，有23名平民被正式杀害，46名平民受伤。 军人在停车场和住宅建筑中说，在Timepik，大约11点，加油站，火车站，购物中心，停车场和住宅。</text:p>
      <text:p text:style-name="P4">
炮击是由不同类型的武器制成的，专门用于平民。</text:p>
      <text:p text:style-name="P4">
<text:a xlink:type="simple" xlink:href="https://armyinform.com.ua/wp-content/uploads/2023/05/1-18-scaled.jpg" text:style-name="Internet_20_link" text:visited-style-name="Visited_20_Internet_20_Link">
!(Images/AРМІЯINFORM/2023-05-04T94-00-00-04-00/1-18-150x150.jpg)</text:a>
</text:p>
      <text:p text:style-name="P4">
<text:a xlink:type="simple" xlink:href="https://armyinform.com.ua/wp-content/uploads/2023/05/2-21-scaled.jpg" text:style-name="Internet_20_link" text:visited-style-name="Visited_20_Internet_20_Link">
<draw:frame draw:style-name="fr1" draw:name="Image328" text:anchor-type="as-char" svg:width="6.9236in" svg:height="6.9236in" draw:z-index="0">
<draw:image xlink:href="../Images/AРМІЯINFORM/2023-05-04T94-00-00-04-00/2-21-150x150.jpg" xlink:type="simple" xlink:show="embed" xlink:actuate="onLoad" draw:mime-type="image/jpeg"/>
</draw:frame>
</text:a>
</text:p>
      <text:p text:style-name="P4">
<text:a xlink:type="simple" xlink:href="https://armyinform.com.ua/wp-content/uploads/2023/05/3-21-scaled.jpg" text:style-name="Internet_20_link" text:visited-style-name="Visited_20_Internet_20_Link">
<draw:frame draw:style-name="fr1" draw:name="Image329" text:anchor-type="as-char" svg:width="6.9236in" svg:height="6.9236in" draw:z-index="0">
<draw:image xlink:href="../Images/AРМІЯINFORM/2023-05-04T94-00-00-04-00/3-21-150x150.jpg" xlink:type="simple" xlink:show="embed" xlink:actuate="onLoad" draw:mime-type="image/jpeg"/>
</draw:frame>
</text:a>
</text:p>
      <text:p text:style-name="P4">
<text:a xlink:type="simple" xlink:href="https://armyinform.com.ua/wp-content/uploads/2023/05/4-19-scaled.jpg" text:style-name="Internet_20_link" text:visited-style-name="Visited_20_Internet_20_Link">
<draw:frame draw:style-name="fr1" draw:name="Image330" text:anchor-type="as-char" svg:width="6.9236in" svg:height="6.9236in" draw:z-index="0">
<draw:image xlink:href="../Images/AРМІЯINFORM/2023-05-04T94-00-00-04-00/4-19-150x150.jpg" xlink:type="simple" xlink:show="embed" xlink:actuate="onLoad" draw:mime-type="image/jpeg"/>
</draw:frame>
</text:a>
 - 答案立即立即，它比他们“送我们”要强得多。 我认为所有可能在那里燃烧的东西。参与这些恐怖袭击的任何人，我们都会发现。” Sergei说。</text:p>
      <text:p text:style-name="P4">
请参阅陆军的视频。</text:p>
      <text:p text:style-name="P4">
<text:span text:style-name="T5">
OPTO和视频作者</text:span>
</text:p>
      <text:p text:style-name="P4">
News Source: <text:a xlink:type="simple" xlink:href="https://armyinform.com.ua/2023/05/04/staly-vidomymy-podrobyczi-pro-masovanyj-obstril-hersonu/" text:style-name="Internet_20_link" text:visited-style-name="Visited_20_Internet_20_Link">
https://armyinform.com.ua/2023/05/04/staly-vidomymy-podrobyczi-pro-masovanyj-obstril-hersonu/</text:a>
</text:p>
      <!--NEWS-->
      <text:h text:style-name="P10" text:outline-level="1">
<text:span text:style-name="T4">
为退伍军人和退伍军人找到新职业的工作将有助于退伍军人枢纽的新项目</text:span>
</text:h>
      <text:p text:style-name="P4">
作者: ['Оксана Уретій']</text:p>
      <text:p text:style-name="P4">
时间: 2023-05-04T95:00:00-04:00</text:p>
      <text:p text:style-name="P4">
描述: 由有组织的Irex组成的老将Khabu团队发起了Prochkt“ Wichkovi ...与乌克兰2022年的战争，与乌克兰的战争是今天的最新消息，今天与乌克兰2022年的战争是今天的战争，将会发生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5/poshuk-roboty-scaled.jpg" text:style-name="Internet_20_link" text:visited-style-name="Visited_20_Internet_20_Link">
poshuk-roboty-scaled.jpg</text:a>
']</text:p>
      <text:p text:style-name="P4">
标签: ['STOPRUSSIA', 'АГРЕСІЯ РФ', 'ВІЙНА', 'ВТОРГНЕННЯ РФ', 'СОЦІАЛЬНИЙ ЗАХИСТ ПІД ЧАС ВІЙНИ']</text:p>
      <text:p text:style-name="P4">
类别: News</text:p>
      <!--METADATA-->
      <text:p text:style-name="P4">
<draw:frame draw:style-name="fr1" draw:name="Image331" text:anchor-type="as-char" svg:width="6.9236in" svg:height="4.615733in" draw:z-index="0">
<draw:image xlink:href="../Images/AРМІЯINFORM/2023-05-04T95-00-00-04-00/poshuk-roboty-scaled.jpg" xlink:type="simple" xlink:show="embed" xlink:actuate="onLoad" draw:mime-type="image/jpeg"/>
</draw:frame>
由老将枢纽摄</text:p>
      <text:p text:style-name="P4">
Vetran Habu资深人士与IREX国际组织一起启动了<text:a xlink:type="simple" xlink:href="https://veteranhub.com.ua/military-experience-in-resume" text:style-name="Internet_20_link" text:visited-style-name="Visited_20_Internet_20_Link">
项目</text:a>
“摘要军事手术”。 它的目的是帮助退伍军人和退伍军人在简历中调整军事经验，雇主更能理解以战斗经验来理解此类候选人的技能。</text:p>
      <ul>
        <li>
尽管乌克兰正在进行战斗，但退伍军人和退伍军人人数增加。 返回后，他们将寻找新的呼吁，并可以提出一个挑战和问题：如何在平民领域中找到自己的位置，”就业预测经理Anastasia Stolyarik。  - 为了在这条道路上支持他们，资深枢纽有一个单独的工作方向，并且已经超过4年提供了有关就业的咨询，尤其是教前军队进行简历，表明他们在服务期间获得的优势。</li>
      </ul>
      <text:p text:style-name="P4">
根据Anastasia女士的说法，这些会议或对话中的每一个都是为敌对行动的参与者获得新工作的又一步，他们将在完成服务后将自己正式化。</text:p>
      <text:p text:style-name="P4">
现在，该组织的团队在一个地方收集了积累的经验，并开发了一个新项目，并创建了100个军事专业的指南。 这种类型包含军方从事特定职位的细节，从所有可能的开源来源(例如宪章或培训计划)中。所描述的每个专业包括两个部分：可以放置在您的相关部分的关键能力简历和直接绘画是可以插入“体验”部分的信息。</text:p>
      <ul>
        <li>
退伍军人和退伍军人可以在弥补时使用选择，寻找他们的第一个平民作品或选择新的电话。 向雇主解释他的经验并使其更接近新工作。”项目经理说。</li>
      </ul>
      <text:p text:style-name="P4">
此外，该项目在人力资源专家，招聘人员的工作中很有用。 因为有时民事招聘人员可能不了解军事工作的全部任务，因此他们不能总是提出适合自己技能和能力的工作。</text:p>
      <text:p text:style-name="P4">
News Source: <text:a xlink:type="simple" xlink:href="https://armyinform.com.ua/2023/05/04/otrymaty-robotu-za-novym-poklykannyam-veteranam-i-veterankam-dopomozhe-novyj-proyekt-vid-veteran-hub/" text:style-name="Internet_20_link" text:visited-style-name="Visited_20_Internet_20_Link">
https://armyinform.com.ua/2023/05/04/otrymaty-robotu-za-novym-poklykannyam-veteranam-i-veterankam-dopomozhe-novyj-proyekt-vid-veteran-hub/</text:a>
</text:p>
      <!--NEWS-->
      <text:h text:style-name="P10" text:outline-level="1">
<text:span text:style-name="T4">
占领者无法完全向他们的团体提供优质的炮兵和装甲车-Petro Chernik</text:span>
</text:h>
      <text:p text:style-name="P4">
作者: ["Владислав Дем'яненко"]</text:p>
      <text:p text:style-name="P4">
时间: 2023-05-04T96:00:00-04:00</text:p>
      <text:p text:style-name="P4">
描述: Efiri国家电视节目“є迪尼新闻”中的Taku Duma是Viezkovichi Analik ...与乌克兰2022年的战争，与乌克兰的最新新闻，今天与乌克兰的新闻战争，今天与乌克兰的新闻战争最后一次，乌克兰和俄罗斯和俄罗斯之间的战争会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5/photo_5377561254211733917_w.jpg" text:style-name="Internet_20_link" text:visited-style-name="Visited_20_Internet_20_Link">
photo_5377561254211733917_w.jpg</text:a>
']</text:p>
      <text:p text:style-name="P4">
标签: ['STOPRUSSIA', 'АГРЕСІЯ РФ', 'БАХМУТ', 'ВТОРГНЕННЯ РФ', 'ПЕТРО ЧЕРНИК']</text:p>
      <text:p text:style-name="P4">
类别: News</text:p>
      <!--METADATA-->
      <text:p text:style-name="P4">
<draw:frame draw:style-name="fr1" draw:name="Image332" text:anchor-type="as-char" svg:width="6.9236in" svg:height="3.894525in" draw:z-index="0">
<draw:image xlink:href="../Images/AРМІЯINFORM/2023-05-04T96-00-00-04-00/photo_5377561254211733917_w.jpg" xlink:type="simple" xlink:show="embed" xlink:actuate="onLoad" draw:mime-type="image/jpeg"/>
</draw:frame>
关于国家 /地区[telelorphone]空气的这种意见(https://www.youtube.com/watch?v=T88RnpKNN_s&amp;ab_channel=%D0%A4%D0%B0%D0%BA%D1%82%D0%B8ICTV)唯一的消息是由军事分析师Petro Chernik上校表达的。</text:p>
      <ul>
        <li>
他们可以为团队提供高质量的炮兵，而不能。 为了了解一公里的前部，只有一个坦克。 Petro Chernik说，这解释了为什么他们的损失显着减少。</li>
      </ul>
      <text:p text:style-name="P4">
同时，根据分析师，顿涅茨克(Donetsk)的巴赫穆特(Bakhmut)和马林卡(Marinka)的说法，前线最重要的一点仍然存在。 他认为，在接下来的几天里，整体攻击将增加更多，因为神圣的日期接近俄罗斯人-9。</text:p>
      <text:p text:style-name="P4">
-Bakhmut仅显示了乌克兰战士的战术技巧和勇气的令人难以置信的品质。 甚至他们的黑人恐怖分子吉尔金(Girkin)也表示，对于俄罗斯占领部队而言，巴赫穆特(Bakhmut)是一种相反的斯大林(Bakhmut)……”军官会这样做。</text:p>
      <text:p text:style-name="P4">
-Bakhmut在生存力量和技术的掌握中也发挥了战略作用。 同时，我们需要了解对手处于进攻方面的状态，并且我们处于机动防御状态。 替代角色的时间将不可避免地到来，但是有必要再耐心一点。”</text:p>
      <text:p text:style-name="P4">
News Source: <text:a xlink:type="simple" xlink:href="https://armyinform.com.ua/2023/05/04/okupanty-ne-mozhut-povnoczinno-zabezpechyty-svoyi-ugrupovannya-yakisnymy-artyleriyeyu-j-bronetehnikoyu-petro-chernyk/" text:style-name="Internet_20_link" text:visited-style-name="Visited_20_Internet_20_Link">
https://armyinform.com.ua/2023/05/04/okupanty-ne-mozhut-povnoczinno-zabezpechyty-svoyi-ugrupovannya-yakisnymy-artyleriyeyu-j-bronetehnikoyu-petro-chernyk/</text:a>
</text:p>
      <!--NEWS-->
      <text:h text:style-name="P10" text:outline-level="1">
<text:span text:style-name="T4">
大约有560名专家为武装部队-Vladimir Kotsyuruba致力于创新项目</text:span>
</text:h>
      <text:p text:style-name="P4">
作者: ['Олександр Козубенко']</text:p>
      <text:p text:style-name="P4">
时间: 2023-05-04T97:00:00-04:00</text:p>
      <text:p text:style-name="P4">
描述: 关于Zbroyni总参谋部中央卫生部局的代表...与乌克兰2022年的战争，与乌克兰与乌克兰的最新新闻，今天与乌克兰2022年的新闻战争，今天与乌克兰的新闻战争，乌克兰和俄罗斯之间的战争是否会发生战争，他们在2022年与乌克兰与乌克兰的战争，无论是否将在不久</text:p>
      <text:p text:style-name="P4">
图片: ['<text:a xlink:type="simple" xlink:href="https://armyinform.com.ua/wp-content/uploads/2023/05/koczyuruba-scaled.jpg" text:style-name="Internet_20_link" text:visited-style-name="Visited_20_Internet_20_Link">
koczyuruba-scaled.jpg</text:a>
']</text:p>
      <text:p text:style-name="P4">
标签: ['STOPRUSSIA', 'АГРЕСІЯ РФ', 'ВТОРГНЕННЯ РФ', 'ГЕНШТАБ ЗС УКРАЇНИ', 'ІНОВАЦІЇ']</text:p>
      <text:p text:style-name="P4">
类别: News</text:p>
      <!--METADATA-->
      <text:p text:style-name="P4">
<draw:frame draw:style-name="fr1" draw:name="Image333" text:anchor-type="as-char" svg:width="6.9236in" svg:height="4.615733in" draw:z-index="0">
<draw:image xlink:href="../Images/AРМІЯINFORM/2023-05-04T97-00-00-04-00/koczyuruba-scaled.jpg" xlink:type="simple" xlink:show="embed" xlink:actuate="onLoad" draw:mime-type="image/jpeg"/>
</draw:frame>
Volodymyr Kotsyuruba上校是乌克兰总参谋部中央军事和科学系的代表，该简报专门针对评估和引入发明和创新的机制，这在安全和国防部门中很明显。</text:p>
      <ul>
        <li>
当今已经有可用的优先领域，并且正在提交申请，有12个主要领域以及三个自5月以来被考虑的其他领域。</li>
      </ul>
      <text:p text:style-name="P4">
他报告说，项目中已经有大约560个专家环境专家。</text:p>
      <ul>
        <li>
我特别想提请您注意脱粉的手段，今天，与其他武器和军事设备的其他型号一样，这是一个很高的力量方向，对它们的需求每天都在增加，而且越来越多。</li>
      </ul>
      <text:p text:style-name="P4">
Volodymyr Kotsyuruba解释说，对手段和络合的需求的增加与乌克兰领土上的矿山安全问题的增长有关，在乌克兰进行了积极的战斗，在TAMAS使用的TAMAS使用的领土上广泛的弹药。</text:p>
      <text:p text:style-name="P4">
<text:span text:style-name="T4">
创新项目和专家环境的优先领域</text:span>
</text:p>
      <text:p text:style-name="P4">
1.现代技术侦察。 2.系统(办法)自动控制，骨盆保护的连接。 3.导航tageoInformation系统。 4(复合物).  5. Ракетно-артилерійські засоби вогневого ураження.  6. Зразки, системи (复合物)武器。 7.具有技术智能的人力资源，网络博特和头系统。 8.系统(办法)保护部队。 9.行动原则的武器样本。 10.饮食的物流支持样本。 11.医疗支持的tazobes技术。</text:p>
      <text:p text:style-name="P4">
<text:span text:style-name="T4">
其他指示</text:span>
</text:p>
      <text:p text:style-name="P4">
13.人工智能技术，3-D技术。 14.意思是(复合物)要求。 15.武器和军事设备的模型，模拟器。</text:p>
      <text:p text:style-name="P4">
News Source: <text:a xlink:type="simple" xlink:href="https://armyinform.com.ua/2023/05/04/blyzko-560-ekspertiv-fahivcziv-praczyuyut-nad-innovaczijnymy-proyektamy-dlya-zsu-volodymyr-koczyuruba/" text:style-name="Internet_20_link" text:visited-style-name="Visited_20_Internet_20_Link">
https://armyinform.com.ua/2023/05/04/blyzko-560-ekspertiv-fahivcziv-praczyuyut-nad-innovaczijnymy-proyektamy-dlya-zsu-volodymyr-koczyuruba/</text:a>
</text:p>
      <!--NEWS-->
      <text:h text:style-name="P10" text:outline-level="1">
<text:span text:style-name="T4">
CPD关于种族主义者在临时占领地区的最新操纵活动</text:span>
</text:h>
      <text:p text:style-name="P4">
作者: ['АРМІЯINFORM']</text:p>
      <text:p text:style-name="P4">
时间: 2023-05-04T98:00:00-04:00</text:p>
      <text:p text:style-name="P4">
描述: Facebook Facebook在Facebook上的Wizin -Format中心，与乌克兰2022年战争之后，与乌克兰的战争是今天的最新消息，今天与乌克兰2022年的战争是今天的最后一场新闻，乌克兰之间会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fejky.jpg" text:style-name="Internet_20_link" text:visited-style-name="Visited_20_Internet_20_Link">
fejky.jpg</text:a>
']</text:p>
      <text:p text:style-name="P4">
标签: ['STOPRUSSIA', 'ВОРОЖА ІПСО', 'ФЕЙКИ', 'ЦПД']</text:p>
      <text:p text:style-name="P4">
类别: News</text:p>
      <!--METADATA-->
      <text:p text:style-name="P4">
<draw:frame draw:style-name="fr1" draw:name="Image334" text:anchor-type="as-char" svg:width="6.9236in" svg:height="6.9236in" draw:z-index="0">
<draw:image xlink:href="../Images/AРМІЯINFORM/2023-05-04T98-00-00-04-00/fejky.jpg" xlink:type="simple" xlink:show="embed" xlink:actuate="onLoad" draw:mime-type="image/jpeg"/>
</draw:frame>
在其官方Facebook页面上打击错误信息的中心<text:a xlink:type="simple" xlink:href="https://www.facebook.com/protydiyadezinformatsiyi.cpd/posts/pfbid02HMJk6aRnVjeardEGrUDstviymE7mtQhMpnUCkWtm2A7fHY1gjgB4C3DeKo8pYU3gl" text:style-name="Internet_20_link" text:visited-style-name="Visited_20_Internet_20_Link">
已通知</text:a>
关于被占领地区发生的最新错误信息和操纵性运动。</text:p>
      <text:p text:style-name="P4">
<text:span text:style-name="T4">
* Zaporizhhya地区：</text:span>
</text:p>
      <text:p text:style-name="P4">
在临时占领的伯迪安斯克·拉皮斯(Berdyansk Rashist)，在对文件进行抽样检查中，当地人撕毁了乌克兰护照，并迫使人们制定俄罗斯联邦的护照，从而实现了“俄罗斯措施”</text:p>
      <text:p text:style-name="P4">
<text:span text:style-name="T4">
*顿涅茨克地区：</text:span>
</text:p>
      <text:p text:style-name="P4">
临时占领的玛丽波尔的学童被迫写信给俄罗斯军人。 例如，给孩子们宣传文字，普京被称为“我们的总统”，乌克兰，俄罗斯和白俄罗斯 - “唯一的人”</text:p>
      <text:p text:style-name="P4">
<text:span text:style-name="T4">
*卢甘斯克地区：</text:span>
</text:p>
      <text:p text:style-name="P4">
TOT上的占领者进行了强迫儿童的身体检查，以进一步将治疗送往俄罗斯联邦，但敌人阻止了他们</text:p>
      <text:p text:style-name="P4">
<text:span text:style-name="T4">
*赫尔森地区：</text:span>
</text:p>
      <text:p text:style-name="P4">
在吉尼切斯基(Genichesky)地区，占领者继续对乌克兰公民进行强制认证。 敌人压迫人口，威胁他的财产财产驱逐出境，限制了定居点之间的运动。</text:p>
      <text:p text:style-name="P4">
News Source: <text:a xlink:type="simple" xlink:href="https://armyinform.com.ua/2023/05/04/czpd-pro-ostanni-manipulyatyvni-kampaniyi-rashystiv-na-tymchasovo-okupovanyh-terytoriyah/" text:style-name="Internet_20_link" text:visited-style-name="Visited_20_Internet_20_Link">
https://armyinform.com.ua/2023/05/04/czpd-pro-ostanni-manipulyatyvni-kampaniyi-rashystiv-na-tymchasovo-okupovanyh-terytoriyah/</text:a>
</text:p>
      <!--NEWS-->
      <text:h text:style-name="P10" text:outline-level="1">
<text:span text:style-name="T4">
短的。 战争。 第435天</text:span>
</text:h>
      <text:p text:style-name="P4">
作者: ['АРМІЯINFORM']</text:p>
      <text:p text:style-name="P4">
时间: 2023-05-04T99: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5/vydeodaj.jpg" text:style-name="Internet_20_link" text:visited-style-name="Visited_20_Internet_20_Link">
vydeodaj.jpg</text:a>
']</text:p>
      <text:p text:style-name="P4">
标签: ['STOPRUSSIA', 'АГРЕСІЯ РФ', 'ВТОРГНЕННЯ РФ', 'ГШ ЗСУ']</text:p>
      <text:p text:style-name="P4">
类别: News</text:p>
      <!--METADATA-->
      <text:p text:style-name="P4">
<draw:frame draw:style-name="fr1" draw:name="Image335" text:anchor-type="as-char" svg:width="6.9236in" svg:height="3.852648in" draw:z-index="0">
<draw:image xlink:href="../Images/AРМІЯINFORM/2023-05-04T99-00-00-04-00/vydeodaj.jpg" xlink:type="simple" xlink:show="embed" xlink:actuate="onLoad" draw:mime-type="image/jpeg"/>
</draw:frame>
资料来源：<text:a xlink:type="simple" xlink:href="https://www.facebook.com/GeneralStaff.ua/videos/1067268000900681/" text:style-name="Internet_20_link" text:visited-style-name="Visited_20_Internet_20_Link">
乌克兰总参谋部</text:a>
</text:p>
      <text:p text:style-name="P4">
News Source: <text:a xlink:type="simple" xlink:href="https://armyinform.com.ua/2023/05/04/korotko-vijna-den-435/" text:style-name="Internet_20_link" text:visited-style-name="Visited_20_Internet_20_Link">
https://armyinform.com.ua/2023/05/04/korotko-vijna-den-435/</text:a>
</text:p>
      <!--NEWS-->
      <text:h text:style-name="P10" text:outline-level="1">
<text:span text:style-name="T4">
“想要生活”项目收到了准备投降的俄罗斯人的16000多个上诉</text:span>
</text:h>
      <text:p text:style-name="P4">
作者: Ukrinform (Person)</text:p>
      <text:p text:style-name="P4">
出版商: Укринформ (Organization)</text:p>
      <text:p text:style-name="P4">
出版时间: 2023-05-05T00:17:00+03:00</text:p>
      <text:p text:style-name="P4">
修改时间: 2023-05-05T00:17:00+03:00</text:p>
      <text:p text:style-name="P4">
描述: 俄罗斯联邦和白俄罗斯接受囚犯“我想居住”的唯一接待中心的上诉中心已收到超过16,000次上诉。  - 乌克林。</text:p>
      <text:p text:style-name="P4">
图片: ["<text:a xlink:type="simple" xlink:href="https://static.ukrinform.com/photos/2022_03/thumb_files/630_360_1646288553-348.jpg" text:style-name="Internet_20_link" text:visited-style-name="Visited_20_Internet_20_Link">
630_360_16462...</text:a>
"]</text:p>
      <text:p text:style-name="P4">
标签: ['Російські військові', 'Полонені', 'Війна з росією']</text:p>
      <text:p text:style-name="P4">
类型: Article</text:p>
      <!--METADATA-->
      <text:p text:style-name="P4">
<draw:frame draw:style-name="fr1" draw:name="Image336" text:anchor-type="as-char" svg:width="6.9236in" svg:height="3.956343in" draw:z-index="0">
<draw:image xlink:href="../Images/yкринформ/2023-05-05T00-17-00-03-00/630_360_1646288553-348.jpg" xlink:type="simple" xlink:show="embed" xlink:actuate="onLoad" draw:mime-type="image/jpeg"/>
</draw:frame>
俄罗斯联合会和白俄罗斯的统一接收“我想居住”的统一中心已收到超过16,000次上诉。</text:p>
      <text:p text:style-name="P4">
关于<text:a xlink:type="simple" xlink:href="https://www.youtube.com/supported_browsers" text:style-name="Internet_20_link" text:visited-style-name="Visited_20_Internet_20_Link">
</text:a>
乌克林福音通讯员报告说，该州项目的发言人是由俄罗斯和白俄罗斯军队“我想活” Vitaliy Matvienko捕获的。</text:p>
      <text:p text:style-name="P4">
“在4月，关于2023年3月的上诉数量增加了，10％，占3,200次上诉。 在该项目的存在期间，总共举行了16,000多次上诉。 Matvienko说：“该地点有超过3600万的遮阳板，其中3200万人来自俄罗斯联邦领土。”</text:p>
      <text:p text:style-name="P4">
同时，骑士管理协调总部的负责人安德烈·斯科蒂克(Andrey Skotsik)说：“来自俄罗斯联邦的3200万人已经是一个很大的数字，但是“ Roskomnadzor”是一个有目的的Fullfulaborob，与该网站“我想”居住 ”。</text:p>
      <text:p text:style-name="P4">
<text:span text:style-name="T4">
另请阅读：</text:span>
 <text:span text:style-name="T4">
 <text:a xlink:type="simple" xlink:href="https://www.ukrinform.ua/rubric-ato/3704617-ponad-80-rosijskih-vijskovopolonenih-nevdovoleni-nakazami-kerivnictva.html" text:style-name="Internet_20_link" text:visited-style-name="Visited_20_Internet_20_Link">
</text:a>
</text:span>
</text:p>
      <text:p text:style-name="P4">
“如今，罗斯科姆纳佐(Roskomnadzor)阻止的域数量超过150。 每两三天，我们就会建立一个新的领域，实际上，该域名是俄罗斯人可以熟悉该项目的地点的名称。” Skotsik说。</text:p>
      <text:p text:style-name="P4">
如您所知，“我想活”  - 一个旨在帮助<text:span text:style-name="T4">
 []的国家项目(https://www.ukrinform.ua/tag-rosijski-vijskovi)</text:span>
牢固地被捕获。俄罗斯军队及其亲戚可以在+380 95 68 86 888上获得Natlephone系列； +380 93 68 86 888; +380 97 6886 888以及项目的站点。</text:p>
      <text:p text:style-name="P4">
News Source: <text:a xlink:type="simple" xlink:href="https://www.ukrinform.ua/rubric-ato/3704710-proekt-hocu-zit-otrimav-ponad-16-tisac-zvernen-vid-rosian-gotovih-zdatisa-u-polon.html" text:style-name="Internet_20_link" text:visited-style-name="Visited_20_Internet_20_Link">
https://www.ukrinform.ua/rubric-ato/3704710-proekt-hocu-zit-otrimav-ponad-16-tisac-zvernen-vid-rosian-gotovih-zdatisa-u-polon.html</text:a>
</text:p>
      <!--NEWS-->
      <text:h text:style-name="P10" text:outline-level="1">
<text:span text:style-name="T4">
赫尔森大声爆炸</text:span>
</text:h>
      <text:p text:style-name="P4">
作者: Ukrinform (Person)</text:p>
      <text:p text:style-name="P4">
出版商: Укринформ (Organization)</text:p>
      <text:p text:style-name="P4">
出版时间: 2023-05-05T00:29:00+03:00</text:p>
      <text:p text:style-name="P4">
修改时间: 2023-05-05T00:29:00+03:00</text:p>
      <text:p text:style-name="P4">
描述: 5月5日，在赫尔森（Kherson），5月5日听到了大声爆炸，但该地区没有宣布警报。  - 乌克林。</text:p>
      <text:p text:style-name="P4">
图片: ["<text:a xlink:type="simple" xlink:href="https://static.ukrinform.com/photos/2023_05/thumb_files/630_360_1683129867-638.jpg" text:style-name="Internet_20_link" text:visited-style-name="Visited_20_Internet_20_Link">
630_360_16831...</text:a>
"]</text:p>
      <text:p text:style-name="P4">
标签: ['Херсон', 'Херсонщина', 'Вибух', 'Війна з росією']</text:p>
      <text:p text:style-name="P4">
类型: Article</text:p>
      <!--METADATA-->
      <text:p text:style-name="P4">
<draw:frame draw:style-name="fr1" draw:name="Image337" text:anchor-type="as-char" svg:width="6.9236in" svg:height="3.956343in" draw:z-index="0">
<draw:image xlink:href="../Images/yкринформ/2023-05-05T00-29-00-03-00/630_360_1683129867-638.jpg" xlink:type="simple" xlink:show="embed" xlink:actuate="onLoad" draw:mime-type="image/jpeg"/>
</draw:frame>
在赫尔森(Kherson)，5月5日听到了大声爆炸，但该地区的空气焦虑被宣布。</text:p>
      <text:p text:style-name="P4">
关于它报告了乌克林福称“ <text:a xlink:type="simple" xlink:href="https://t.me/suspilnekherson/25748" text:style-name="Internet_20_link" text:visited-style-name="Visited_20_Internet_20_Link">
</text:a>
”。</text:p>
      <text:p text:style-name="P4">
在这一点上，尚未报告有关爆炸的原因和后果的官方信息。 在反复爆炸的情况下，建议庇护城市的居民，或遵守“两堵墙”的规则。</text:p>
      <text:p text:style-name="P4">
<text:span text:style-name="T4">
另请阅读：</text:span>
 <text:span text:style-name="T4">
 <text:a xlink:type="simple" xlink:href="https://www.ukrinform.ua/rubric-regions/3704809-u-hersoni-ponad-160-osib-zdali-krov-dla-poranenih-vid-obstriliv-sered-donoriv-inozemci.html" text:style-name="Internet_20_link" text:visited-style-name="Visited_20_Internet_20_Link">
</text:a>
</text:span>
</text:p>
      <text:p text:style-name="P4">
正如乌克林福姆报道的那样，5月3日大规模谋杀案，霍森地区的俄罗斯军队将于5月4日，5日和5月6日_ <text:span text:style-name="T4">
 [] <text:a xlink:type="simple" xlink:href="https://www.ukrinform.ua/rubric-regions/3704493-na-hersonsini-ogolosili-tridennu-zalobu-u-pamat-zagiblih-vid-obstriliv.html" text:style-name="Internet_20_link" text:visited-style-name="Visited_20_Internet_20_Link">
</text:a>
</text:span>
 _</text:p>
      <text:p text:style-name="P4">
早些时候，OVA报道说，俄罗斯联邦的军队在奇赫森地区进行了98次炮击，结果_ <text:span text:style-name="T4">
 <text:a xlink:type="simple" xlink:href="https://www.ukrinform.ua/rubric-regions/3704466-na-hersonsini-vnaslidok-ucorasnih-obstriliv-23-zagiblih-46-poranenih.html" text:style-name="Internet_20_link" text:visited-style-name="Visited_20_Internet_20_Link">
</text:a>
</text:span>
 _</text:p>
      <text:p text:style-name="P4">
News Source: <text:a xlink:type="simple" xlink:href="https://www.ukrinform.ua/rubric-ato/3704910-u-hersoni-cutno-gucni-vibuhi.html" text:style-name="Internet_20_link" text:visited-style-name="Visited_20_Internet_20_Link">
https://www.ukrinform.ua/rubric-ato/3704910-u-hersoni-cutno-gucni-vibuhi.html</text:a>
</text:p>
      <!--NEWS-->
      <text:h text:style-name="P10" text:outline-level="1">
<text:span text:style-name="T4">
国务院：各州永远不会摆脱乌克兰发生的事情</text:span>
</text:h>
      <text:p text:style-name="P4">
作者: Ukrinform (Person)</text:p>
      <text:p text:style-name="P4">
出版商: Укринформ (Organization)</text:p>
      <text:p text:style-name="P4">
出版时间: 2023-05-05T00:43:00+03:00</text:p>
      <text:p text:style-name="P4">
修改时间: 2023-05-05T00:43:00+03:00</text:p>
      <text:p text:style-name="P4">
描述: 美国不会阻止乌克兰的支持，在过去的几天中，在和平城市和平民基础设施中，俄罗斯遭受了近500次空袭。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НАТО', 'США', 'Україна', 'Держдеп']</text:p>
      <text:p text:style-name="P4">
类型: Article</text:p>
      <!--METADATA-->
      <text:p text:style-name="P4">
<draw:frame draw:style-name="fr1" draw:name="Image338" text:anchor-type="as-char" svg:width="6.9236in" svg:height="3.956343in" draw:z-index="0">
<draw:image xlink:href="../Images/yкринформ/2023-05-05T00-43-00-03-00/630_360_1517552325-3537.jpg" xlink:type="simple" xlink:show="embed" xlink:actuate="onLoad" draw:mime-type="image/jpeg"/>
</draw:frame>
这种联系不会阻止乌克兰的支持，乌克兰在过去几天里将在伊克维瓦瓦基础设施和平城市中遇到一百五百个空袭。</text:p>
      <text:p text:style-name="P4">
据报道，这是乌克林福姆自己的记者在周四在华盛顿举行的一次紧迫的华盛顿举行的。</text:p>
      <text:p text:style-name="P4">
“自5月1日以来，俄罗斯在乌克兰造成了145次以上的空袭。 国务院说：“俄罗斯联邦已经释放了一枚以上的火箭，一辆无人机或炸弹袭击者，每天24小时连续四天释放了24小时。”</text:p>
      <text:p text:style-name="P4">
<text:span text:style-name="T4">
另请阅读：</text:span>
 <text:span text:style-name="T4">
 <text:a xlink:type="simple" xlink:href="https://www.ukrinform.ua/rubric-ato/3704312-ssa-ne-mozut-pidtverditi-zaavi-rf-pro-nibito-sprobi-ukraini-vdariti-po-kremlu-blinken.html" text:style-name="Internet_20_link" text:visited-style-name="Visited_20_Internet_20_Link">
</text:a>
</text:span>
</text:p>
      <text:p text:style-name="P4">
据他说，尽管乌克兰一直在有效地使用其原型防御，但直到最近三天，包括儿童在内的全国100多名无辜平民被RFBULO受伤和杀害。</text:p>
      <text:p text:style-name="P4">
美国外交部说：“美国永远不会摆脱乌克兰的情况。”</text:p>
      <text:p text:style-name="P4">
<text:span text:style-name="T4">
另请阅读：</text:span>
 <text:span text:style-name="T4">
 <text:a xlink:type="simple" xlink:href="https://www.ukrinform.ua/rubric-ato/3704373-ssa-ogolosili-pro-novij-paket-oboronnoi-dopomogi-ukraini.html" text:style-name="Internet_20_link" text:visited-style-name="Visited_20_Internet_20_Link">
</text:a>
</text:span>
</text:p>
      <text:p text:style-name="P4">
他回忆说，在华盛顿前夕，从字面上看，宣布将另外3亿美元的军事援助分配给乌克兰。</text:p>
      <text:p text:style-name="P4">
“我们将继续帮助乌克兰捍卫自己免受俄罗斯的侵略。 我们使乌克兰及其公民的勇敢武装力量的勇气和可持续性变得勇气和可持续性。”美国国务院发言人说。</text:p>
      <text:p text:style-name="P4">
<text:span text:style-name="T4">
另请阅读：</text:span>
 <text:span text:style-name="T4">
 <text:a xlink:type="simple" xlink:href="https://www.ukrinform.ua/rubric-polytics/3703369-derzdep-pro-clenstvo-ukraini-v-nato-pidtrimuemo-politiku-vidkritih-dverej.html" text:style-name="Internet_20_link" text:visited-style-name="Visited_20_Internet_20_Link">
</text:a>
</text:span>
</text:p>
      <text:p text:style-name="P4">
据报道，从2022年2月24日开始对俄罗斯联邦的全面侵略开始。(https://www.ukrinform.ua/tag-ssa)**向乌克兰提供了358亿美元的安全和国防。</text:p>
      <text:p text:style-name="P4">
News Source: <text:a xlink:type="simple" xlink:href="https://www.ukrinform.ua/rubric-ato/3704911-derzdep-stati-nikoli-ne-vidvernutsa-vid-togo-so-vidbuvaetsa-v-ukraini.html" text:style-name="Internet_20_link" text:visited-style-name="Visited_20_Internet_20_Link">
https://www.ukrinform.ua/rubric-ato/3704911-derzdep-stati-nikoli-ne-vidvernutsa-vid-togo-so-vidbuvaetsa-v-ukrain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